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en_skoroszyt.xml" manifest:media-type="text/xml"/>
  <manifest:file-entry manifest:full-path="Basic/VBAProject/Module1.xml" manifest:media-type="text/xml"/>
  <manifest:file-entry manifest:full-path="Basic/VBAProject/Arkusz3.xml" manifest:media-type="text/xml"/>
  <manifest:file-entry manifest:full-path="Basic/VBAProject/Arkusz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37.8mm"/>
    </style:style>
    <style:style style:name="co3" style:family="table-column">
      <style:table-column-properties fo:break-before="auto" style:column-width="5.87mm"/>
    </style:style>
    <style:style style:name="co4" style:family="table-column">
      <style:table-column-properties fo:break-before="auto" style:column-width="6.16mm"/>
    </style:style>
    <style:style style:name="co5" style:family="table-column">
      <style:table-column-properties fo:break-before="auto" style:column-width="6.44mm"/>
    </style:style>
    <style:style style:name="co6" style:family="table-column">
      <style:table-column-properties fo:break-before="auto" style:column-width="5.31mm"/>
    </style:style>
    <style:style style:name="co7" style:family="table-column">
      <style:table-column-properties fo:break-before="auto" style:column-width="4.74mm"/>
    </style:style>
    <style:style style:name="co8" style:family="table-column">
      <style:table-column-properties fo:break-before="auto" style:column-width="5.59mm"/>
    </style:style>
    <style:style style:name="co9" style:family="table-column">
      <style:table-column-properties fo:break-before="auto" style:column-width="7.27mm"/>
    </style:style>
    <style:style style:name="co10" style:family="table-column">
      <style:table-column-properties fo:break-before="auto" style:column-width="16.58mm"/>
    </style:style>
    <style:style style:name="co11" style:family="table-column">
      <style:table-column-properties fo:break-before="auto" style:column-width="23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xor">
      <style:table-properties table:display="true" style:writing-mode="lr-tb"/>
    </style:style>
    <style:style style:name="ta2" style:family="table" style:master-page-name="PageStyle_5f_ciphertext">
      <style:table-properties table:display="true" style:writing-mode="lr-tb"/>
    </style:style>
    <style:style style:name="ta3" style:family="table" style:master-page-name="PageStyle_5f_rozszyfrowanie">
      <style:table-properties table:display="true" style:writing-mode="lr-tb"/>
    </style:style>
    <style:style style:name="ta4" style:family="table" style:master-page-name="PageStyle_5f_gdzie_20_spacja">
      <style:table-properties table:display="true" style:writing-mode="lr-tb"/>
    </style:style>
    <style:style style:name="ce1" style:family="table-cell" style:parent-style-name="Default">
      <style:table-cell-properties fo:background-color="#4f81bd" style:rotation-align="none"/>
    </style:style>
    <style:style style:name="ce2" style:family="table-cell" style:parent-style-name="Default">
      <style:table-cell-properties fo:background-color="#4f81bd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map style:condition="is-true-formula([.A$2]&lt;&gt;0)" style:apply-style-name="ConditionalStyle_5f_1" style:base-cell-address="rozszyfrowanie.A4"/>
    </style:style>
    <style:style style:name="ce8" style:family="table-cell" style:parent-style-name="Default">
      <style:table-cell-properties fo:background-color="#dce6f2" style:rotation-align="none"/>
    </style:style>
    <style:style style:name="ce9" style:family="table-cell" style:parent-style-name="Default">
      <style:map style:condition="cell-content-is-between(64,123)" style:apply-style-name="ConditionalStyle_5f_11" style:base-cell-address="'gdzie spacja'.A2"/>
    </style:style>
    <style:style style:name="ce10" style:family="table-cell" style:parent-style-name="Default">
      <style:map style:condition="cell-content-is-between(64,123)" style:apply-style-name="ConditionalStyle_5f_11" style:base-cell-address="'gdzie spacja'.A2"/>
    </style:style>
    <style:style style:name="ce11" style:family="table-cell" style:parent-style-name="Default">
      <style:map style:condition="cell-content-is-between(64,123)" style:apply-style-name="ConditionalStyle_5f_11" style:base-cell-address="'gdzie spacja'.A2"/>
    </style:style>
    <style:style style:name="ce12" style:family="table-cell" style:parent-style-name="Default">
      <style:map style:condition="cell-content-is-between(64,123)" style:apply-style-name="ConditionalStyle_5f_11" style:base-cell-address="'gdzie spacja'.A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or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office:value-type="string" calcext:value-type="string">
            <text:p>Znak 1</text:p>
          </table:table-cell>
          <table:table-cell office:value-type="string" calcext:value-type="string">
            <text:p>Znak 2</text:p>
          </table:table-cell>
          <table:table-cell office:value-type="string" calcext:value-type="string">
            <text:p>XOR(znak1, znak2)</text:p>
          </table:table-cell>
          <table:table-cell office:value-type="string" calcext:value-type="string">
            <text:p>he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kod</text:p>
          </table:table-cell>
          <table:table-cell table:style-name="ce3" table:formula="of:=CODE([.B3])" office:value-type="float" office:value="189" calcext:value-type="float">
            <text:p>189</text:p>
          </table:table-cell>
          <table:table-cell table:style-name="ce3" table:formula="of:=CODE([.C3])" office:value-type="float" office:value="116" calcext:value-type="float">
            <text:p>116</text:p>
          </table:table-cell>
          <table:table-cell table:style-name="ce3" table:formula="of:=BITXOR([.B2];[.C2])" office:value-type="float" office:value="201" calcext:value-type="float">
            <text:p>201</text:p>
          </table:table-cell>
          <table:table-cell table:style-name="ce5" table:formula="of:=DEC2HEX(Tabela2[[#this row];[xor(znak1; znak2)]])" office:value-type="string" office:string-value="" calcext:value-type="error">
            <text:p>Błąd:5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nak</text:p>
          </table:table-cell>
          <table:table-cell table:style-name="ce4" office:value-type="string" calcext:value-type="string">
            <text:p>˝</text:p>
          </table:table-cell>
          <table:table-cell table:style-name="ce4" office:value-type="string" calcext:value-type="string">
            <text:p>t</text:p>
          </table:table-cell>
          <table:table-cell table:style-name="ce5" table:formula="of:=CHAR(BITXOR([.B2];[.C2]))" office:value-type="string" office:string-value="É" calcext:value-type="string">
            <text:p>É</text:p>
          </table:table-cell>
          <table:table-cell table:style-name="ce5" table:formula="of:=[.E2]" office:value-type="string" office:string-value="C9" calcext:value-type="string">
            <text:p>C9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phertext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1" table:number-columns-repeated="838" table:default-cell-style-name="Default"/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c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f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bf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8f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1d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5a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fa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b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c1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fb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8c</text:p>
          </table:table-cell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f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d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b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d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b9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b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cd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bc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0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2c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cc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e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8c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6b</text:p>
          </table:table-cell>
          <table:table-cell table:style-name="ce6" office:value-type="string" calcext:value-type="string">
            <text:p>c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6b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e8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3b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5f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3d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d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0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b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0b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3e</text:p>
          </table:table-cell>
          <table:table-cell table:style-name="ce6" table:number-columns-repeated="47"/>
          <table:table-cell table:number-columns-repeated="83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4c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ed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b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fa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1a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e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2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f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d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f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e5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a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9d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7f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c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bf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e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da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b0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5c</text:p>
          </table:table-cell>
          <table:table-cell table:style-name="ce6" office:value-type="string" calcext:value-type="string">
            <text:p>4b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f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b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d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f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0c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cb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5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ab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b8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6f</text:p>
          </table:table-cell>
          <table:table-cell table:style-name="ce6" table:number-columns-repeated="74"/>
          <table:table-cell table:number-columns-repeated="83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b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5d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a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8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d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ad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2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df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9d</text:p>
          </table:table-cell>
          <table:table-cell table:style-name="ce6" office:value-type="string" calcext:value-type="string">
            <text:p>8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5</text:p>
          </table:table-cell>
          <table:table-cell table:style-name="ce6" office:value-type="string" calcext:value-type="string">
            <text:p>1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b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9b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c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e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7d</text:p>
          </table:table-cell>
          <table:table-cell table:style-name="ce6" office:value-type="string" calcext:value-type="string">
            <text:p>c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f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0d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6e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5d</text:p>
          </table:table-cell>
          <table:table-cell table:style-name="ce6" office:value-type="string" calcext:value-type="string">
            <text:p>e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5f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d6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b</text:p>
          </table:table-cell>
          <table:table-cell table:style-name="ce6" table:number-columns-repeated="91"/>
          <table:table-cell table:number-columns-repeated="83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f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5c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1a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6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d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f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5c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b7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f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ef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e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3a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e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5a</text:p>
          </table:table-cell>
          <table:table-cell table:style-name="ce6" office:value-type="string" calcext:value-type="string">
            <text:p>ef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7d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6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eb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6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0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8e</text:p>
          </table:table-cell>
          <table:table-cell table:style-name="ce6" office:value-type="string" calcext:value-type="string">
            <text:p>c6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7e</text:p>
          </table:table-cell>
          <table:table-cell table:style-name="ce6" office:value-type="string" calcext:value-type="string">
            <text:p>2c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7f</text:p>
          </table:table-cell>
          <table:table-cell table:style-name="ce6" office:value-type="string" calcext:value-type="string">
            <text:p>3d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d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4c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a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e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6a</text:p>
          </table:table-cell>
          <table:table-cell table:style-name="ce6" office:value-type="string" calcext:value-type="string">
            <text:p>aa</text:p>
          </table:table-cell>
          <table:table-cell table:style-name="ce6" table:number-columns-repeated="42"/>
          <table:table-cell table:number-columns-repeated="838"/>
        </table:table-row>
        <table:table-row table:style-name="ro1">
          <table:table-cell table:style-name="ce6" office:value-type="string" calcext:value-type="string">
            <text:p>3f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eb</text:p>
          </table:table-cell>
          <table:table-cell table:style-name="ce6" office:value-type="string" calcext:value-type="string">
            <text:p>ec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a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8f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0d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5f</text:p>
          </table:table-cell>
          <table:table-cell table:style-name="ce6" office:value-type="string" calcext:value-type="string">
            <text:p>8c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e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7c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d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e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d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de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7a</text:p>
          </table:table-cell>
          <table:table-cell table:style-name="ce6" office:value-type="string" calcext:value-type="string">
            <text:p>5e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8d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0d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8e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ef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5f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6e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5d</text:p>
          </table:table-cell>
          <table:table-cell table:style-name="ce6" office:value-type="string" calcext:value-type="string">
            <text:p>e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9b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fb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d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d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5b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a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5a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0f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2f</text:p>
          </table:table-cell>
          <table:table-cell table:style-name="ce6" office:value-type="string" calcext:value-type="string">
            <text:p>8e</text:p>
          </table:table-cell>
          <table:table-cell table:style-name="ce6" office:value-type="string" calcext:value-type="string">
            <text:p>c8</text:p>
          </table:table-cell>
          <table:table-cell table:style-name="ce6" office:value-type="string" calcext:value-type="string">
            <text:p>5b</text:p>
          </table:table-cell>
          <table:table-cell table:style-name="ce6" office:value-type="string" calcext:value-type="string">
            <text:p>7c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0" calcext:value-type="float">
            <text:p>70</text:p>
          </table:table-cell>
          <table:table-cell table:style-name="ce6" table:number-columns-repeated="64"/>
          <table:table-cell table:number-columns-repeated="83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fd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d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bd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d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6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d8</text:p>
          </table:table-cell>
          <table:table-cell table:style-name="ce6" office:value-type="string" calcext:value-type="string">
            <text:p>d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7b</text:p>
          </table:table-cell>
          <table:table-cell table:style-name="ce6" office:value-type="string" calcext:value-type="string">
            <text:p>e8</text:p>
          </table:table-cell>
          <table:table-cell table:style-name="ce6" office:value-type="string" calcext:value-type="string">
            <text:p>4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e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7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d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3e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f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8e</text:p>
          </table:table-cell>
          <table:table-cell table:style-name="ce6" office:value-type="string" calcext:value-type="string">
            <text:p>8f</text:p>
          </table:table-cell>
          <table:table-cell table:style-name="ce6" office:value-type="string" calcext:value-type="string">
            <text:p>8d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f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5c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string" calcext:value-type="string">
            <text:p>e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0d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ff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cc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d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bc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e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0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4e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ce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f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0f</text:p>
          </table:table-cell>
          <table:table-cell table:style-name="ce6" office:value-type="string" calcext:value-type="string">
            <text:p>e5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6d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a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c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9f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e7</text:p>
          </table:table-cell>
          <table:table-cell table:style-name="ce6" office:value-type="string" calcext:value-type="string">
            <text:p>aa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2b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be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9c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5d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e4</text:p>
          </table:table-cell>
          <table:table-cell table:style-name="ce6" table:number-columns-repeated="14"/>
          <table:table-cell table:number-columns-repeated="838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fd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5d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bd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0f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5b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7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6e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0c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a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8d</text:p>
          </table:table-cell>
          <table:table-cell table:style-name="ce6" office:value-type="string" calcext:value-type="string">
            <text:p>d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9f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e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5d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8e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e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5f</text:p>
          </table:table-cell>
          <table:table-cell table:style-name="ce6" office:value-type="string" calcext:value-type="string">
            <text:p>4b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f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b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5a</text:p>
          </table:table-cell>
          <table:table-cell table:style-name="ce6" office:value-type="string" calcext:value-type="string">
            <text:p>f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f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6f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f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7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0f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3e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5c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0d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7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b3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2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fe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0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ff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b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b8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4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3a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6c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f9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3f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a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c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1d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ce</text:p>
          </table:table-cell>
          <table:table-cell table:number-columns-repeated="83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5c</text:p>
          </table:table-cell>
          <table:table-cell table:style-name="ce6" office:value-type="string" calcext:value-type="string">
            <text:p>4e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f8</text:p>
          </table:table-cell>
          <table:table-cell table:style-name="ce6" office:value-type="string" calcext:value-type="string">
            <text:p>bf</text:p>
          </table:table-cell>
          <table:table-cell table:style-name="ce6" office:value-type="string" calcext:value-type="string">
            <text:p>f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a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0c</text:p>
          </table:table-cell>
          <table:table-cell table:style-name="ce6" office:value-type="string" calcext:value-type="string">
            <text:p>8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e5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e5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8b</text:p>
          </table:table-cell>
          <table:table-cell table:style-name="ce6" office:value-type="string" calcext:value-type="string">
            <text:p>8a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0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f</text:p>
          </table:table-cell>
          <table:table-cell table:style-name="ce6" office:value-type="string" calcext:value-type="string">
            <text:p>f9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0f</text:p>
          </table:table-cell>
          <table:table-cell table:style-name="ce6" office:value-type="string" calcext:value-type="string">
            <text:p>a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d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bf</text:p>
          </table:table-cell>
          <table:table-cell table:style-name="ce6" office:value-type="string" calcext:value-type="string">
            <text:p>c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2f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2e</text:p>
          </table:table-cell>
          <table:table-cell table:style-name="ce6" office:value-type="string" calcext:value-type="string">
            <text:p>cb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5e</text:p>
          </table:table-cell>
          <table:table-cell table:style-name="ce6" office:value-type="string" calcext:value-type="string">
            <text:p>4b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9d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7d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5b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9a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ca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c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f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b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3d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4f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7f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7d</text:p>
          </table:table-cell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d3</text:p>
          </table:table-cell>
          <table:table-cell table:style-name="ce6" table:number-columns-repeated="59"/>
          <table:table-cell table:number-columns-repeated="83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f9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b2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ec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bc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0e</text:p>
          </table:table-cell>
          <table:table-cell table:style-name="ce6" office:value-type="string" calcext:value-type="string">
            <text:p>ca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d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9d</text:p>
          </table:table-cell>
          <table:table-cell table:style-name="ce6" office:value-type="string" calcext:value-type="string">
            <text:p>5c</text:p>
          </table:table-cell>
          <table:table-cell table:style-name="ce6" office:value-type="string" calcext:value-type="string">
            <text:p>c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fe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ad</text:p>
          </table:table-cell>
          <table:table-cell table:style-name="ce6" office:value-type="string" calcext:value-type="string">
            <text:p>6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9</text:p>
          </table:table-cell>
          <table:table-cell table:style-name="ce6" office:value-type="string" calcext:value-type="string">
            <text:p>6d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d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5e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a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8a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7f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b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6f</text:p>
          </table:table-cell>
          <table:table-cell table:style-name="ce6" office:value-type="string" calcext:value-type="string">
            <text:p>b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a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2d</text:p>
          </table:table-cell>
          <table:table-cell table:style-name="ce6" office:value-type="string" calcext:value-type="string">
            <text:p>dc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8f</text:p>
          </table:table-cell>
          <table:table-cell table:style-name="ce6" office:value-type="string" calcext:value-type="string">
            <text:p>b0</text:p>
          </table:table-cell>
          <table:table-cell table:style-name="ce6" office:value-type="string" calcext:value-type="string">
            <text:p>f8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0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0f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6e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f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f9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f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string" calcext:value-type="string">
            <text:p>8f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a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bd</text:p>
          </table:table-cell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e9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be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0f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1e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5f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2b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3b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ae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9a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f</text:p>
          </table:table-cell>
          <table:table-cell table:style-name="ce6" office:value-type="string" calcext:value-type="string">
            <text:p>fe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string" calcext:value-type="string">
            <text:p>1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6d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e4</text:p>
          </table:table-cell>
          <table:table-cell table:style-name="ce6" office:value-type="string" calcext:value-type="string">
            <text:p>8b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string" calcext:value-type="string">
            <text:p>ab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d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ee</text:p>
          </table:table-cell>
          <table:table-cell table:style-name="ce6" office:value-type="string" calcext:value-type="string">
            <text:p>f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30"/>
          <table:table-cell table:number-columns-repeated="83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6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e9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b7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fb</text:p>
          </table:table-cell>
          <table:table-cell table:style-name="ce6" office:value-type="string" calcext:value-type="string">
            <text:p>1d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ed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dd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1c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cf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f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d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9c</text:p>
          </table:table-cell>
          <table:table-cell table:style-name="ce6" office:value-type="string" calcext:value-type="string">
            <text:p>cf</text:p>
          </table:table-cell>
          <table:table-cell table:style-name="ce6" office:value-type="string" calcext:value-type="string">
            <text:p>af</text:p>
          </table:table-cell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1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fc</text:p>
          </table:table-cell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a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be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9f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ed</text:p>
          </table:table-cell>
          <table:table-cell table:style-name="ce6" office:value-type="string" calcext:value-type="string">
            <text:p>ac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db</text:p>
          </table:table-cell>
          <table:table-cell table:style-name="ce6" office:value-type="string" calcext:value-type="string">
            <text:p>f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5c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8e</text:p>
          </table:table-cell>
          <table:table-cell table:style-name="ce6" office:value-type="string" calcext:value-type="string">
            <text:p>dc</text:p>
          </table:table-cell>
          <table:table-cell table:style-name="ce6" office:value-type="string" calcext:value-type="string">
            <text:p>9b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f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0f</text:p>
          </table:table-cell>
          <table:table-cell table:style-name="ce6" office:value-type="string" calcext:value-type="string">
            <text:p>9f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0d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d5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ba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0e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cb</text:p>
          </table:table-cell>
          <table:table-cell table:style-name="ce6" office:value-type="string" calcext:value-type="string">
            <text:p>2a</text:p>
          </table:table-cell>
          <table:table-cell table:style-name="ce6" office:value-type="float" office:value="83" calcext:value-type="float">
            <text:p>83</text:p>
          </table:table-cell>
          <table:table-cell table:style-name="ce6" table:number-columns-repeated="91"/>
          <table:table-cell table:number-columns-repeated="83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zszyfrowanie" table:style-name="ta3">
        <office:forms form:automatic-focus="false" form:apply-design-mode="false"/>
        <table:table-column table:style-name="co6" table:number-columns-repeated="186" table:default-cell-style-name="Default"/>
        <table:table-column table:style-name="co1" table:number-columns-repeated="838" table:default-cell-style-name="Default"/>
        <table:table-row table:style-name="ro2">
          <table:table-cell office:value-type="string" calcext:value-type="string">
            <text:p>Klucz</text:p>
          </table:table-cell>
          <table:table-cell table:number-columns-repeated="1023"/>
        </table:table-row>
        <table:table-row table:style-name="ro2">
          <table:table-cell table:style-name="ce6" table:number-columns-repeated="186"/>
          <table:table-cell table:number-columns-repeated="838"/>
        </table:table-row>
        <table:table-row table:style-name="ro1">
          <table:table-cell office:value-type="string" calcext:value-type="string">
            <text:p>Po rozszyfrowaniu</text:p>
          </table:table-cell>
          <table:table-cell table:number-columns-repeated="1023"/>
        </table:table-row>
        <table:table-row table:style-name="ro1">
          <table:table-cell table:style-name="ce7" table:formula="of:=IFERROR(CHAR(BITXOR(HEX2DEC([$ciphertext.A1]);HEX2DEC([.A$2])));&quot;&quot;)" office:value-type="string" office:string-value="1" calcext:value-type="string">
            <text:p>1</text:p>
          </table:table-cell>
          <table:table-cell table:style-name="ce7" table:formula="of:=IFERROR(CHAR(BITXOR(HEX2DEC([$ciphertext.B1]);HEX2DEC([.B$2])));&quot;&quot;)" office:value-type="string" office:string-value="\" calcext:value-type="string">
            <text:p>\</text:p>
          </table:table-cell>
          <table:table-cell table:style-name="ce7" table:formula="of:=IFERROR(CHAR(BITXOR(HEX2DEC([$ciphertext.C1]);HEX2DEC([.C$2])));&quot;&quot;)" office:value-type="string" office:string-value="N" calcext:value-type="string">
            <text:p>N</text:p>
          </table:table-cell>
          <table:table-cell table:style-name="ce7" table:formula="of:=IFERROR(CHAR(BITXOR(HEX2DEC([$ciphertext.D1]);HEX2DEC([.D$2])));&quot;&quot;)" office:value-type="string" office:string-value="ę" calcext:value-type="string">
            <text:p>ę</text:p>
          </table:table-cell>
          <table:table-cell table:style-name="ce7" table:formula="of:=IFERROR(CHAR(BITXOR(HEX2DEC([$ciphertext.E1]);HEX2DEC([.E$2])));&quot;&quot;)" office:value-type="string" office:string-value="¨" calcext:value-type="string">
            <text:p>¨</text:p>
          </table:table-cell>
          <table:table-cell table:style-name="ce7" table:formula="of:=IFERROR(CHAR(BITXOR(HEX2DEC([$ciphertext.F1]);HEX2DEC([.F$2])));&quot;&quot;)" office:value-type="string" office:string-value="µ" calcext:value-type="string">
            <text:p>µ</text:p>
          </table:table-cell>
          <table:table-cell table:style-name="ce7" table:formula="of:=IFERROR(CHAR(BITXOR(HEX2DEC([$ciphertext.G1]);HEX2DEC([.G$2])));&quot;&quot;)" office:value-type="string" office:string-value="ř" calcext:value-type="string">
            <text:p>ř</text:p>
          </table:table-cell>
          <table:table-cell table:style-name="ce7" table:formula="of:=IFERROR(CHAR(BITXOR(HEX2DEC([$ciphertext.H1]);HEX2DEC([.H$2])));&quot;&quot;)" office:value-type="string" office:string-value="Ş" calcext:value-type="string">
            <text:p>Ş</text:p>
          </table:table-cell>
          <table:table-cell table:style-name="ce7" table:formula="of:=IFERROR(CHAR(BITXOR(HEX2DEC([$ciphertext.I1]);HEX2DEC([.I$2])));&quot;&quot;)" office:value-type="string" office:string-value="ů" calcext:value-type="string">
            <text:p>ů</text:p>
          </table:table-cell>
          <table:table-cell table:style-name="ce7" table:formula="of:=IFERROR(CHAR(BITXOR(HEX2DEC([$ciphertext.J1]);HEX2DEC([.J$2])));&quot;&quot;)" office:value-type="string" office:string-value="" calcext:value-type="string">
            <text:p/>
          </table:table-cell>
          <table:table-cell table:style-name="ce7" table:formula="of:=IFERROR(CHAR(BITXOR(HEX2DEC([$ciphertext.K1]);HEX2DEC([.K$2])));&quot;&quot;)" office:value-type="string" office:string-value="A" calcext:value-type="string">
            <text:p>A</text:p>
          </table:table-cell>
          <table:table-cell table:style-name="ce7" table:formula="of:=IFERROR(CHAR(BITXOR(HEX2DEC([$ciphertext.L1]);HEX2DEC([.L$2])));&quot;&quot;)" office:value-type="string" office:string-value="E" calcext:value-type="string">
            <text:p>E</text:p>
          </table:table-cell>
          <table:table-cell table:style-name="ce7" table:formula="of:=IFERROR(CHAR(BITXOR(HEX2DEC([$ciphertext.M1]);HEX2DEC([.M$2])));&quot;&quot;)" office:value-type="string" office:string-value="ż" calcext:value-type="string">
            <text:p>ż</text:p>
          </table:table-cell>
          <table:table-cell table:style-name="ce7" table:formula="of:=IFERROR(CHAR(BITXOR(HEX2DEC([$ciphertext.N1]);HEX2DEC([.N$2])));&quot;&quot;)" office:value-type="string" office:string-value="C" calcext:value-type="string">
            <text:p>C</text:p>
          </table:table-cell>
          <table:table-cell table:style-name="ce7" table:formula="of:=IFERROR(CHAR(BITXOR(HEX2DEC([$ciphertext.O1]);HEX2DEC([.O$2])));&quot;&quot;)" office:value-type="string" office:string-value="á" calcext:value-type="string">
            <text:p>á</text:p>
          </table:table-cell>
          <table:table-cell table:style-name="ce7" table:formula="of:=IFERROR(CHAR(BITXOR(HEX2DEC([$ciphertext.P1]);HEX2DEC([.P$2])));&quot;&quot;)" office:value-type="string" office:string-value="x" calcext:value-type="string">
            <text:p>x</text:p>
          </table:table-cell>
          <table:table-cell table:style-name="ce7" table:formula="of:=IFERROR(CHAR(BITXOR(HEX2DEC([$ciphertext.Q1]);HEX2DEC([.Q$2])));&quot;&quot;)" office:value-type="string" office:string-value="K" calcext:value-type="string">
            <text:p>K</text:p>
          </table:table-cell>
          <table:table-cell table:style-name="ce7" table:formula="of:=IFERROR(CHAR(BITXOR(HEX2DEC([$ciphertext.R1]);HEX2DEC([.R$2])));&quot;&quot;)" office:value-type="string" office:string-value="Ź" calcext:value-type="string">
            <text:p>Ź</text:p>
          </table:table-cell>
          <table:table-cell table:style-name="ce7" table:formula="of:=IFERROR(CHAR(BITXOR(HEX2DEC([$ciphertext.S1]);HEX2DEC([.S$2])));&quot;&quot;)" office:value-type="string" office:string-value=" " calcext:value-type="string">
            <text:p> </text:p>
          </table:table-cell>
          <table:table-cell table:style-name="ce7" table:formula="of:=IFERROR(CHAR(BITXOR(HEX2DEC([$ciphertext.T1]);HEX2DEC([.T$2])));&quot;&quot;)" office:value-type="string" office:string-value="&#13;" calcext:value-type="string">
            <text:p></text:p>
          </table:table-cell>
          <table:table-cell table:style-name="ce7" table:formula="of:=IFERROR(CHAR(BITXOR(HEX2DEC([$ciphertext.U1]);HEX2DEC([.U$2])));&quot;&quot;)" office:value-type="string" office:string-value="Ç" calcext:value-type="string">
            <text:p>Ç</text:p>
          </table:table-cell>
          <table:table-cell table:style-name="ce7" table:formula="of:=IFERROR(CHAR(BITXOR(HEX2DEC([$ciphertext.V1]);HEX2DEC([.V$2])));&quot;&quot;)" office:value-type="string" office:string-value="" calcext:value-type="string">
            <text:p/>
          </table:table-cell>
          <table:table-cell table:style-name="ce7" table:formula="of:=IFERROR(CHAR(BITXOR(HEX2DEC([$ciphertext.W1]);HEX2DEC([.W$2])));&quot;&quot;)" office:value-type="string" office:string-value="�" calcext:value-type="string">
            <text:p>�</text:p>
          </table:table-cell>
          <table:table-cell table:style-name="ce7" table:formula="of:=IFERROR(CHAR(BITXOR(HEX2DEC([$ciphertext.X1]);HEX2DEC([.X$2])));&quot;&quot;)" office:value-type="string" office:string-value="Z" calcext:value-type="string">
            <text:p>Z</text:p>
          </table:table-cell>
          <table:table-cell table:style-name="ce7" table:formula="of:=IFERROR(CHAR(BITXOR(HEX2DEC([$ciphertext.Y1]);HEX2DEC([.Y$2])));&quot;&quot;)" office:value-type="string" office:string-value="€" calcext:value-type="string">
            <text:p>€</text:p>
          </table:table-cell>
          <table:table-cell table:style-name="ce7" table:formula="of:=IFERROR(CHAR(BITXOR(HEX2DEC([$ciphertext.Z1]);HEX2DEC([.Z$2])));&quot;&quot;)" office:value-type="string" office:string-value="N" calcext:value-type="string">
            <text:p>N</text:p>
          </table:table-cell>
          <table:table-cell table:style-name="ce7" table:formula="of:=IFERROR(CHAR(BITXOR(HEX2DEC([$ciphertext.AA1]);HEX2DEC([.AA$2])));&quot;&quot;)" office:value-type="string" office:string-value="^" calcext:value-type="string">
            <text:p>^</text:p>
          </table:table-cell>
          <table:table-cell table:style-name="ce7" table:formula="of:=IFERROR(CHAR(BITXOR(HEX2DEC([$ciphertext.AB1]);HEX2DEC([.AB$2])));&quot;&quot;)" office:value-type="string" office:string-value="é" calcext:value-type="string">
            <text:p>é</text:p>
          </table:table-cell>
          <table:table-cell table:style-name="ce7" table:formula="of:=IFERROR(CHAR(BITXOR(HEX2DEC([$ciphertext.AC1]);HEX2DEC([.AC$2])));&quot;&quot;)" office:value-type="string" office:string-value="ú" calcext:value-type="string">
            <text:p>ú</text:p>
          </table:table-cell>
          <table:table-cell table:style-name="ce7" table:formula="of:=IFERROR(CHAR(BITXOR(HEX2DEC([$ciphertext.AD1]);HEX2DEC([.AD$2])));&quot;&quot;)" office:value-type="string" office:string-value="@" calcext:value-type="string">
            <text:p>@</text:p>
          </table:table-cell>
          <table:table-cell table:style-name="ce7" table:formula="of:=IFERROR(CHAR(BITXOR(HEX2DEC([$ciphertext.AE1]);HEX2DEC([.AE$2])));&quot;&quot;)" office:value-type="string" office:string-value="±" calcext:value-type="string">
            <text:p>±</text:p>
          </table:table-cell>
          <table:table-cell table:style-name="ce7" table:formula="of:=IFERROR(CHAR(BITXOR(HEX2DEC([$ciphertext.AF1]);HEX2DEC([.AF$2])));&quot;&quot;)" office:value-type="string" office:string-value="c" calcext:value-type="string">
            <text:p>c</text:p>
          </table:table-cell>
          <table:table-cell table:style-name="ce7" table:formula="of:=IFERROR(CHAR(BITXOR(HEX2DEC([$ciphertext.AG1]);HEX2DEC([.AG$2])));&quot;&quot;)" office:value-type="string" office:string-value="I" calcext:value-type="string">
            <text:p>I</text:p>
          </table:table-cell>
          <table:table-cell table:style-name="ce7" table:formula="of:=IFERROR(CHAR(BITXOR(HEX2DEC([$ciphertext.AH1]);HEX2DEC([.AH$2])));&quot;&quot;)" office:value-type="string" office:string-value="Á" calcext:value-type="string">
            <text:p>Á</text:p>
          </table:table-cell>
          <table:table-cell table:style-name="ce7" table:formula="of:=IFERROR(CHAR(BITXOR(HEX2DEC([$ciphertext.AI1]);HEX2DEC([.AI$2])));&quot;&quot;)" office:value-type="string" office:string-value="F" calcext:value-type="string">
            <text:p>F</text:p>
          </table:table-cell>
          <table:table-cell table:style-name="ce7" table:formula="of:=IFERROR(CHAR(BITXOR(HEX2DEC([$ciphertext.AJ1]);HEX2DEC([.AJ$2])));&quot;&quot;)" office:value-type="string" office:string-value="ű" calcext:value-type="string">
            <text:p>ű</text:p>
          </table:table-cell>
          <table:table-cell table:style-name="ce7" table:formula="of:=IFERROR(CHAR(BITXOR(HEX2DEC([$ciphertext.AK1]);HEX2DEC([.AK$2])));&quot;&quot;)" office:value-type="string" office:string-value="w" calcext:value-type="string">
            <text:p>w</text:p>
          </table:table-cell>
          <table:table-cell table:style-name="ce7" table:formula="of:=IFERROR(CHAR(BITXOR(HEX2DEC([$ciphertext.AL1]);HEX2DEC([.AL$2])));&quot;&quot;)" office:value-type="string" office:string-value="Ś" calcext:value-type="string">
            <text:p>Ś</text:p>
          </table:table-cell>
          <table:table-cell table:style-name="ce7" table:formula="of:=IFERROR(CHAR(BITXOR(HEX2DEC([$ciphertext.AM1]);HEX2DEC([.AM$2])));&quot;&quot;)" office:value-type="string" office:string-value="ß" calcext:value-type="string">
            <text:p>ß</text:p>
          </table:table-cell>
          <table:table-cell table:style-name="ce7" table:formula="of:=IFERROR(CHAR(BITXOR(HEX2DEC([$ciphertext.AN1]);HEX2DEC([.AN$2])));&quot;&quot;)" office:value-type="string" office:string-value="-" calcext:value-type="string">
            <text:p>-</text:p>
          </table:table-cell>
          <table:table-cell table:style-name="ce7" table:formula="of:=IFERROR(CHAR(BITXOR(HEX2DEC([$ciphertext.AO1]);HEX2DEC([.AO$2])));&quot;&quot;)" office:value-type="string" office:string-value=":" calcext:value-type="string">
            <text:p>:</text:p>
          </table:table-cell>
          <table:table-cell table:style-name="ce7" table:formula="of:=IFERROR(CHAR(BITXOR(HEX2DEC([$ciphertext.AP1]);HEX2DEC([.AP$2])));&quot;&quot;)" office:value-type="string" office:string-value="˙" calcext:value-type="string">
            <text:p>˙</text:p>
          </table:table-cell>
          <table:table-cell table:style-name="ce7" table:formula="of:=IFERROR(CHAR(BITXOR(HEX2DEC([$ciphertext.AQ1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1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1]);HEX2DEC([.AS$2])));&quot;&quot;)" office:value-type="string" office:string-value="˙" calcext:value-type="string">
            <text:p>˙</text:p>
          </table:table-cell>
          <table:table-cell table:style-name="ce7" table:formula="of:=IFERROR(CHAR(BITXOR(HEX2DEC([$ciphertext.AT1]);HEX2DEC([.AT$2])));&quot;&quot;)" office:value-type="string" office:string-value="ő" calcext:value-type="string">
            <text:p>ő</text:p>
          </table:table-cell>
          <table:table-cell table:style-name="ce7" table:formula="of:=IFERROR(CHAR(BITXOR(HEX2DEC([$ciphertext.AU1]);HEX2DEC([.AU$2])));&quot;&quot;)" office:value-type="string" office:string-value="´" calcext:value-type="string">
            <text:p>´</text:p>
          </table:table-cell>
          <table:table-cell table:style-name="ce7" table:formula="of:=IFERROR(CHAR(BITXOR(HEX2DEC([$ciphertext.AV1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1]);HEX2DEC([.AW$2])));&quot;&quot;)" office:value-type="string" office:string-value="µ" calcext:value-type="string">
            <text:p>µ</text:p>
          </table:table-cell>
          <table:table-cell table:style-name="ce7" table:formula="of:=IFERROR(CHAR(BITXOR(HEX2DEC([$ciphertext.AX1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1]);HEX2DEC([.AY$2])));&quot;&quot;)" office:value-type="string" office:string-value="Đ" calcext:value-type="string">
            <text:p>Đ</text:p>
          </table:table-cell>
          <table:table-cell table:style-name="ce7" table:formula="of:=IFERROR(CHAR(BITXOR(HEX2DEC([$ciphertext.AZ1]);HEX2DEC([.AZ$2])));&quot;&quot;)" office:value-type="string" office:string-value="Đ" calcext:value-type="string">
            <text:p>Đ</text:p>
          </table:table-cell>
          <table:table-cell table:style-name="ce7" table:formula="of:=IFERROR(CHAR(BITXOR(HEX2DEC([$ciphertext.BA1]);HEX2DEC([.BA$2])));&quot;&quot;)" office:value-type="string" office:string-value="E" calcext:value-type="string">
            <text:p>E</text:p>
          </table:table-cell>
          <table:table-cell table:style-name="ce7" table:formula="of:=IFERROR(CHAR(BITXOR(HEX2DEC([$ciphertext.BB1]);HEX2DEC([.BB$2])));&quot;&quot;)" office:value-type="string" office:string-value="T" calcext:value-type="string">
            <text:p>T</text:p>
          </table:table-cell>
          <table:table-cell table:style-name="ce7" table:formula="of:=IFERROR(CHAR(BITXOR(HEX2DEC([$ciphertext.BC1]);HEX2DEC([.BC$2])));&quot;&quot;)" office:value-type="string" office:string-value="h" calcext:value-type="string">
            <text:p>h</text:p>
          </table:table-cell>
          <table:table-cell table:style-name="ce7" table:formula="of:=IFERROR(CHAR(BITXOR(HEX2DEC([$ciphertext.BD1]);HEX2DEC([.BD$2])));&quot;&quot;)" office:value-type="string" office:string-value="®" calcext:value-type="string">
            <text:p>®</text:p>
          </table:table-cell>
          <table:table-cell table:style-name="ce7" table:formula="of:=IFERROR(CHAR(BITXOR(HEX2DEC([$ciphertext.BE1]);HEX2DEC([.BE$2])));&quot;&quot;)" office:value-type="string" office:string-value="ą" calcext:value-type="string">
            <text:p>ą</text:p>
          </table:table-cell>
          <table:table-cell table:style-name="ce7" table:formula="of:=IFERROR(CHAR(BITXOR(HEX2DEC([$ciphertext.BF1]);HEX2DEC([.BF$2])));&quot;&quot;)" office:value-type="string" office:string-value="†" calcext:value-type="string">
            <text:p>†</text:p>
          </table:table-cell>
          <table:table-cell table:style-name="ce7" table:formula="of:=IFERROR(CHAR(BITXOR(HEX2DEC([$ciphertext.BG1]);HEX2DEC([.BG$2])));&quot;&quot;)" office:value-type="string" office:string-value="&quot;" calcext:value-type="string">
            <text:p>"</text:p>
          </table:table-cell>
          <table:table-cell table:style-name="ce7" table:formula="of:=IFERROR(CHAR(BITXOR(HEX2DEC([$ciphertext.BH1]);HEX2DEC([.BH$2])));&quot;&quot;)" office:value-type="string" office:string-value="±" calcext:value-type="string">
            <text:p>±</text:p>
          </table:table-cell>
          <table:table-cell table:style-name="ce7" table:formula="of:=IFERROR(CHAR(BITXOR(HEX2DEC([$ciphertext.BI1]);HEX2DEC([.BI$2])));&quot;&quot;)" office:value-type="string" office:string-value="7" calcext:value-type="string">
            <text:p>7</text:p>
          </table:table-cell>
          <table:table-cell table:style-name="ce7" table:formula="of:=IFERROR(CHAR(BITXOR(HEX2DEC([$ciphertext.BJ1]);HEX2DEC([.BJ$2])));&quot;&quot;)" office:value-type="string" office:string-value="Ú" calcext:value-type="string">
            <text:p>Ú</text:p>
          </table:table-cell>
          <table:table-cell table:style-name="ce7" table:formula="of:=IFERROR(CHAR(BITXOR(HEX2DEC([$ciphertext.BK1]);HEX2DEC([.BK$2])));&quot;&quot;)" office:value-type="string" office:string-value="č" calcext:value-type="string">
            <text:p>č</text:p>
          </table:table-cell>
          <table:table-cell table:style-name="ce7" table:formula="of:=IFERROR(CHAR(BITXOR(HEX2DEC([$ciphertext.BL1]);HEX2DEC([.BL$2])));&quot;&quot;)" office:value-type="string" office:string-value="W" calcext:value-type="string">
            <text:p>W</text:p>
          </table:table-cell>
          <table:table-cell table:style-name="ce7" table:formula="of:=IFERROR(CHAR(BITXOR(HEX2DEC([$ciphertext.BM1]);HEX2DEC([.BM$2])));&quot;&quot;)" office:value-type="string" office:string-value="U" calcext:value-type="string">
            <text:p>U</text:p>
          </table:table-cell>
          <table:table-cell table:style-name="ce7" table:formula="of:=IFERROR(CHAR(BITXOR(HEX2DEC([$ciphertext.BN1]);HEX2DEC([.BN$2])));&quot;&quot;)" office:value-type="string" office:string-value="&lt;" calcext:value-type="string">
            <text:p>&lt;</text:p>
          </table:table-cell>
          <table:table-cell table:style-name="ce7" table:formula="of:=IFERROR(CHAR(BITXOR(HEX2DEC([$ciphertext.BO1]);HEX2DEC([.BO$2])));&quot;&quot;)" office:value-type="string" office:string-value="Í" calcext:value-type="string">
            <text:p>Í</text:p>
          </table:table-cell>
          <table:table-cell table:style-name="ce7" table:formula="of:=IFERROR(CHAR(BITXOR(HEX2DEC([$ciphertext.BP1]);HEX2DEC([.BP$2])));&quot;&quot;)" office:value-type="string" office:string-value="�" calcext:value-type="string">
            <text:p>�</text:p>
          </table:table-cell>
          <table:table-cell table:style-name="ce7" table:formula="of:=IFERROR(CHAR(BITXOR(HEX2DEC([$ciphertext.BQ1]);HEX2DEC([.BQ$2])));&quot;&quot;)" office:value-type="string" office:string-value="�" calcext:value-type="string">
            <text:p>�</text:p>
          </table:table-cell>
          <table:table-cell table:style-name="ce7" table:formula="of:=IFERROR(CHAR(BITXOR(HEX2DEC([$ciphertext.BR1]);HEX2DEC([.BR$2])));&quot;&quot;)" office:value-type="string" office:string-value="§" calcext:value-type="string">
            <text:p>§</text:p>
          </table:table-cell>
          <table:table-cell table:style-name="ce7" table:formula="of:=IFERROR(CHAR(BITXOR(HEX2DEC([$ciphertext.BS1]);HEX2DEC([.BS$2])));&quot;&quot;)" office:value-type="string" office:string-value="Ľ" calcext:value-type="string">
            <text:p>Ľ</text:p>
          </table:table-cell>
          <table:table-cell table:style-name="ce7" table:formula="of:=IFERROR(CHAR(BITXOR(HEX2DEC([$ciphertext.BT1]);HEX2DEC([.BT$2])));&quot;&quot;)" office:value-type="string" office:string-value="7" calcext:value-type="string">
            <text:p>7</text:p>
          </table:table-cell>
          <table:table-cell table:style-name="ce7" table:formula="of:=IFERROR(CHAR(BITXOR(HEX2DEC([$ciphertext.BU1]);HEX2DEC([.BU$2])));&quot;&quot;)" office:value-type="string" office:string-value="R" calcext:value-type="string">
            <text:p>R</text:p>
          </table:table-cell>
          <table:table-cell table:style-name="ce7" table:formula="of:=IFERROR(CHAR(BITXOR(HEX2DEC([$ciphertext.BV1]);HEX2DEC([.BV$2])));&quot;&quot;)" office:value-type="string" office:string-value="" calcext:value-type="string">
            <text:p/>
          </table:table-cell>
          <table:table-cell table:style-name="ce7" table:formula="of:=IFERROR(CHAR(BITXOR(HEX2DEC([$ciphertext.BW1]);HEX2DEC([.BW$2])));&quot;&quot;)" office:value-type="string" office:string-value="" calcext:value-type="string">
            <text:p/>
          </table:table-cell>
          <table:table-cell table:style-name="ce7" table:formula="of:=IFERROR(CHAR(BITXOR(HEX2DEC([$ciphertext.BX1]);HEX2DEC([.BX$2])));&quot;&quot;)" office:value-type="string" office:string-value="ĺ" calcext:value-type="string">
            <text:p>ĺ</text:p>
          </table:table-cell>
          <table:table-cell table:style-name="ce7" table:formula="of:=IFERROR(CHAR(BITXOR(HEX2DEC([$ciphertext.BY1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1]);HEX2DEC([.BZ$2])));&quot;&quot;)" office:value-type="string" office:string-value="Ň" calcext:value-type="string">
            <text:p>Ň</text:p>
          </table:table-cell>
          <table:table-cell table:style-name="ce7" table:formula="of:=IFERROR(CHAR(BITXOR(HEX2DEC([$ciphertext.CA1]);HEX2DEC([.CA$2])));&quot;&quot;)" office:value-type="string" office:string-value="," calcext:value-type="string">
            <text:p>,</text:p>
          </table:table-cell>
          <table:table-cell table:style-name="ce7" table:formula="of:=IFERROR(CHAR(BITXOR(HEX2DEC([$ciphertext.CB1]);HEX2DEC([.CB$2])));&quot;&quot;)" office:value-type="string" office:string-value="•" calcext:value-type="string">
            <text:p>•</text:p>
          </table:table-cell>
          <table:table-cell table:style-name="ce7" table:formula="of:=IFERROR(CHAR(BITXOR(HEX2DEC([$ciphertext.CC1]);HEX2DEC([.CC$2])));&quot;&quot;)" office:value-type="string" office:string-value="N" calcext:value-type="string">
            <text:p>N</text:p>
          </table:table-cell>
          <table:table-cell table:style-name="ce7" table:formula="of:=IFERROR(CHAR(BITXOR(HEX2DEC([$ciphertext.CD1]);HEX2DEC([.CD$2])));&quot;&quot;)" office:value-type="string" office:string-value="ş" calcext:value-type="string">
            <text:p>ş</text:p>
          </table:table-cell>
          <table:table-cell table:style-name="ce7" table:formula="of:=IFERROR(CHAR(BITXOR(HEX2DEC([$ciphertext.CE1]);HEX2DEC([.CE$2])));&quot;&quot;)" office:value-type="string" office:string-value="P" calcext:value-type="string">
            <text:p>P</text:p>
          </table:table-cell>
          <table:table-cell table:style-name="ce7" table:formula="of:=IFERROR(CHAR(BITXOR(HEX2DEC([$ciphertext.CF1]);HEX2DEC([.CF$2])));&quot;&quot;)" office:value-type="string" office:string-value="%" calcext:value-type="string">
            <text:p>%</text:p>
          </table:table-cell>
          <table:table-cell table:style-name="ce7" table:formula="of:=IFERROR(CHAR(BITXOR(HEX2DEC([$ciphertext.CG1]);HEX2DEC([.CG$2])));&quot;&quot;)" office:value-type="string" office:string-value="¸" calcext:value-type="string">
            <text:p>¸</text:p>
          </table:table-cell>
          <table:table-cell table:style-name="ce7" table:formula="of:=IFERROR(CHAR(BITXOR(HEX2DEC([$ciphertext.CH1]);HEX2DEC([.CH$2])));&quot;&quot;)" office:value-type="string" office:string-value="Ě" calcext:value-type="string">
            <text:p>Ě</text:p>
          </table:table-cell>
          <table:table-cell table:style-name="ce7" table:formula="of:=IFERROR(CHAR(BITXOR(HEX2DEC([$ciphertext.CI1]);HEX2DEC([.CI$2])));&quot;&quot;)" office:value-type="string" office:string-value="W" calcext:value-type="string">
            <text:p>W</text:p>
          </table:table-cell>
          <table:table-cell table:style-name="ce7" table:formula="of:=IFERROR(CHAR(BITXOR(HEX2DEC([$ciphertext.CJ1]);HEX2DEC([.CJ$2])));&quot;&quot;)" office:value-type="string" office:string-value="î" calcext:value-type="string">
            <text:p>î</text:p>
          </table:table-cell>
          <table:table-cell table:style-name="ce7" table:formula="of:=IFERROR(CHAR(BITXOR(HEX2DEC([$ciphertext.CK1]);HEX2DEC([.CK$2])));&quot;&quot;)" office:value-type="string" office:string-value="Y" calcext:value-type="string">
            <text:p>Y</text:p>
          </table:table-cell>
          <table:table-cell table:style-name="ce7" table:formula="of:=IFERROR(CHAR(BITXOR(HEX2DEC([$ciphertext.CL1]);HEX2DEC([.CL$2])));&quot;&quot;)" office:value-type="string" office:string-value="A" calcext:value-type="string">
            <text:p>A</text:p>
          </table:table-cell>
          <table:table-cell table:style-name="ce7" table:formula="of:=IFERROR(CHAR(BITXOR(HEX2DEC([$ciphertext.CM1]);HEX2DEC([.CM$2])));&quot;&quot;)" office:value-type="string" office:string-value="Ś" calcext:value-type="string">
            <text:p>Ś</text:p>
          </table:table-cell>
          <table:table-cell table:style-name="ce7" table:formula="of:=IFERROR(CHAR(BITXOR(HEX2DEC([$ciphertext.CN1]);HEX2DEC([.CN$2])));&quot;&quot;)" office:value-type="string" office:string-value="ç" calcext:value-type="string">
            <text:p>ç</text:p>
          </table:table-cell>
          <table:table-cell table:style-name="ce7" table:formula="of:=IFERROR(CHAR(BITXOR(HEX2DEC([$ciphertext.CO1]);HEX2DEC([.CO$2])));&quot;&quot;)" office:value-type="string" office:string-value="Ü" calcext:value-type="string">
            <text:p>Ü</text:p>
          </table:table-cell>
          <table:table-cell table:style-name="ce7" table:formula="of:=IFERROR(CHAR(BITXOR(HEX2DEC([$ciphertext.CP1]);HEX2DEC([.CP$2])));&quot;&quot;)" office:value-type="string" office:string-value="k" calcext:value-type="string">
            <text:p>k</text:p>
          </table:table-cell>
          <table:table-cell table:style-name="ce7" table:formula="of:=IFERROR(CHAR(BITXOR(HEX2DEC([$ciphertext.CQ1]);HEX2DEC([.CQ$2])));&quot;&quot;)" office:value-type="string" office:string-value="Ä" calcext:value-type="string">
            <text:p>Ä</text:p>
          </table:table-cell>
          <table:table-cell table:style-name="ce7" table:formula="of:=IFERROR(CHAR(BITXOR(HEX2DEC([$ciphertext.CR1]);HEX2DEC([.CR$2])));&quot;&quot;)" office:value-type="string" office:string-value="" calcext:value-type="string">
            <text:p/>
          </table:table-cell>
          <table:table-cell table:style-name="ce7" table:formula="of:=IFERROR(CHAR(BITXOR(HEX2DEC([$ciphertext.CS1]);HEX2DEC([.CS$2])));&quot;&quot;)" office:value-type="string" office:string-value="V" calcext:value-type="string">
            <text:p>V</text:p>
          </table:table-cell>
          <table:table-cell table:style-name="ce7" table:formula="of:=IFERROR(CHAR(BITXOR(HEX2DEC([$ciphertext.CT1]);HEX2DEC([.CT$2])));&quot;&quot;)" office:value-type="string" office:string-value="˝" calcext:value-type="string">
            <text:p>˝</text:p>
          </table:table-cell>
          <table:table-cell table:style-name="ce7" table:formula="of:=IFERROR(CHAR(BITXOR(HEX2DEC([$ciphertext.CU1]);HEX2DEC([.CU$2])));&quot;&quot;)" office:value-type="string" office:string-value="ł" calcext:value-type="string">
            <text:p>ł</text:p>
          </table:table-cell>
          <table:table-cell table:style-name="ce7" table:formula="of:=IFERROR(CHAR(BITXOR(HEX2DEC([$ciphertext.CV1]);HEX2DEC([.CV$2])));&quot;&quot;)" office:value-type="string" office:string-value="k" calcext:value-type="string">
            <text:p>k</text:p>
          </table:table-cell>
          <table:table-cell table:style-name="ce7" table:formula="of:=IFERROR(CHAR(BITXOR(HEX2DEC([$ciphertext.CW1]);HEX2DEC([.CW$2])));&quot;&quot;)" office:value-type="string" office:string-value="Ľ" calcext:value-type="string">
            <text:p>Ľ</text:p>
          </table:table-cell>
          <table:table-cell table:style-name="ce7" table:formula="of:=IFERROR(CHAR(BITXOR(HEX2DEC([$ciphertext.CX1]);HEX2DEC([.CX$2])));&quot;&quot;)" office:value-type="string" office:string-value="Ł" calcext:value-type="string">
            <text:p>Ł</text:p>
          </table:table-cell>
          <table:table-cell table:style-name="ce7" table:formula="of:=IFERROR(CHAR(BITXOR(HEX2DEC([$ciphertext.CY1]);HEX2DEC([.CY$2])));&quot;&quot;)" office:value-type="string" office:string-value="č" calcext:value-type="string">
            <text:p>č</text:p>
          </table:table-cell>
          <table:table-cell table:style-name="ce7" table:formula="of:=IFERROR(CHAR(BITXOR(HEX2DEC([$ciphertext.CZ1]);HEX2DEC([.CZ$2])));&quot;&quot;)" office:value-type="string" office:string-value="w" calcext:value-type="string">
            <text:p>w</text:p>
          </table:table-cell>
          <table:table-cell table:style-name="ce7" table:formula="of:=IFERROR(CHAR(BITXOR(HEX2DEC([$ciphertext.DA1]);HEX2DEC([.DA$2])));&quot;&quot;)" office:value-type="string" office:string-value="C" calcext:value-type="string">
            <text:p>C</text:p>
          </table:table-cell>
          <table:table-cell table:style-name="ce7" table:formula="of:=IFERROR(CHAR(BITXOR(HEX2DEC([$ciphertext.DB1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1]);HEX2DEC([.DC$2])));&quot;&quot;)" office:value-type="string" office:string-value="ű" calcext:value-type="string">
            <text:p>ű</text:p>
          </table:table-cell>
          <table:table-cell table:style-name="ce7" table:formula="of:=IFERROR(CHAR(BITXOR(HEX2DEC([$ciphertext.DD1]);HEX2DEC([.DD$2])));&quot;&quot;)" office:value-type="string" office:string-value="Ę" calcext:value-type="string">
            <text:p>Ę</text:p>
          </table:table-cell>
          <table:table-cell table:style-name="ce7" table:formula="of:=IFERROR(CHAR(BITXOR(HEX2DEC([$ciphertext.DE1]);HEX2DEC([.DE$2])));&quot;&quot;)" office:value-type="string" office:string-value="Ł" calcext:value-type="string">
            <text:p>Ł</text:p>
          </table:table-cell>
          <table:table-cell table:style-name="ce7" table:formula="of:=IFERROR(CHAR(BITXOR(HEX2DEC([$ciphertext.DF1]);HEX2DEC([.DF$2])));&quot;&quot;)" office:value-type="string" office:string-value="¸" calcext:value-type="string">
            <text:p>¸</text:p>
          </table:table-cell>
          <table:table-cell table:style-name="ce7" table:formula="of:=IFERROR(CHAR(BITXOR(HEX2DEC([$ciphertext.DG1]);HEX2DEC([.DG$2])));&quot;&quot;)" office:value-type="string" office:string-value=";" calcext:value-type="string">
            <text:p>;</text:p>
          </table:table-cell>
          <table:table-cell table:style-name="ce7" table:formula="of:=IFERROR(CHAR(BITXOR(HEX2DEC([$ciphertext.DH1]);HEX2DEC([.DH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I1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1]);HEX2DEC([.DJ$2])));&quot;&quot;)" office:value-type="string" office:string-value="&#9;" calcext:value-type="string">
            <text:p><text:tab/></text:p>
          </table:table-cell>
          <table:table-cell table:style-name="ce7" table:formula="of:=IFERROR(CHAR(BITXOR(HEX2DEC([$ciphertext.DK1]);HEX2DEC([.DK$2])));&quot;&quot;)" office:value-type="string" office:string-value="V" calcext:value-type="string">
            <text:p>V</text:p>
          </table:table-cell>
          <table:table-cell table:style-name="ce7" table:formula="of:=IFERROR(CHAR(BITXOR(HEX2DEC([$ciphertext.DL1]);HEX2DEC([.DL$2])));&quot;&quot;)" office:value-type="string" office:string-value="&#9;" calcext:value-type="string">
            <text:p><text:tab/></text:p>
          </table:table-cell>
          <table:table-cell table:style-name="ce7" table:formula="of:=IFERROR(CHAR(BITXOR(HEX2DEC([$ciphertext.DM1]);HEX2DEC([.DM$2])));&quot;&quot;)" office:value-type="string" office:string-value="‡" calcext:value-type="string">
            <text:p>‡</text:p>
          </table:table-cell>
          <table:table-cell table:style-name="ce7" table:formula="of:=IFERROR(CHAR(BITXOR(HEX2DEC([$ciphertext.DN1]);HEX2DEC([.DN$2])));&quot;&quot;)" office:value-type="string" office:string-value="�" calcext:value-type="string">
            <text:p>�</text:p>
          </table:table-cell>
          <table:table-cell table:style-name="ce7" table:formula="of:=IFERROR(CHAR(BITXOR(HEX2DEC([$ciphertext.DO1]);HEX2DEC([.DO$2])));&quot;&quot;)" office:value-type="string" office:string-value="_" calcext:value-type="string">
            <text:p>_</text:p>
          </table:table-cell>
          <table:table-cell table:style-name="ce7" table:formula="of:=IFERROR(CHAR(BITXOR(HEX2DEC([$ciphertext.DP1]);HEX2DEC([.DP$2])));&quot;&quot;)" office:value-type="string" office:string-value="e" calcext:value-type="string">
            <text:p>e</text:p>
          </table:table-cell>
          <table:table-cell table:style-name="ce7" table:formula="of:=IFERROR(CHAR(BITXOR(HEX2DEC([$ciphertext.DQ1]);HEX2DEC([.DQ$2])));&quot;&quot;)" office:value-type="string" office:string-value="(" calcext:value-type="string">
            <text:p>(</text:p>
          </table:table-cell>
          <table:table-cell table:style-name="ce7" table:formula="of:=IFERROR(CHAR(BITXOR(HEX2DEC([$ciphertext.DR1]);HEX2DEC([.DR$2])));&quot;&quot;)" office:value-type="string" office:string-value="g" calcext:value-type="string">
            <text:p>g</text:p>
          </table:table-cell>
          <table:table-cell table:style-name="ce7" table:formula="of:=IFERROR(CHAR(BITXOR(HEX2DEC([$ciphertext.DS1]);HEX2DEC([.DS$2])));&quot;&quot;)" office:value-type="string" office:string-value="d" calcext:value-type="string">
            <text:p>d</text:p>
          </table:table-cell>
          <table:table-cell table:style-name="ce7" table:formula="of:=IFERROR(CHAR(BITXOR(HEX2DEC([$ciphertext.DT1]);HEX2DEC([.DT$2])));&quot;&quot;)" office:value-type="string" office:string-value="p" calcext:value-type="string">
            <text:p>p</text:p>
          </table:table-cell>
          <table:table-cell table:style-name="ce7" table:formula="of:=IFERROR(CHAR(BITXOR(HEX2DEC([$ciphertext.DU1]);HEX2DEC([.DU$2])));&quot;&quot;)" office:value-type="string" office:string-value="=" calcext:value-type="string">
            <text:p>=</text:p>
          </table:table-cell>
          <table:table-cell table:style-name="ce7" table:formula="of:=IFERROR(CHAR(BITXOR(HEX2DEC([$ciphertext.DV1]);HEX2DEC([.DV$2])));&quot;&quot;)" office:value-type="string" office:string-value="ŕ" calcext:value-type="string">
            <text:p>ŕ</text:p>
          </table:table-cell>
          <table:table-cell table:style-name="ce7" table:formula="of:=IFERROR(CHAR(BITXOR(HEX2DEC([$ciphertext.DW1]);HEX2DEC([.DW$2])));&quot;&quot;)" office:value-type="string" office:string-value="ó" calcext:value-type="string">
            <text:p>ó</text:p>
          </table:table-cell>
          <table:table-cell table:style-name="ce7" table:formula="of:=IFERROR(CHAR(BITXOR(HEX2DEC([$ciphertext.DX1]);HEX2DEC([.DX$2])));&quot;&quot;)" office:value-type="string" office:string-value="Ő" calcext:value-type="string">
            <text:p>Ő</text:p>
          </table:table-cell>
          <table:table-cell table:style-name="ce7" table:formula="of:=IFERROR(CHAR(BITXOR(HEX2DEC([$ciphertext.DY1]);HEX2DEC([.DY$2])));&quot;&quot;)" office:value-type="string" office:string-value="$" calcext:value-type="string">
            <text:p>$</text:p>
          </table:table-cell>
          <table:table-cell table:style-name="ce7" table:formula="of:=IFERROR(CHAR(BITXOR(HEX2DEC([$ciphertext.DZ1]);HEX2DEC([.DZ$2])));&quot;&quot;)" office:value-type="string" office:string-value="@" calcext:value-type="string">
            <text:p>@</text:p>
          </table:table-cell>
          <table:table-cell table:style-name="ce7" table:formula="of:=IFERROR(CHAR(BITXOR(HEX2DEC([$ciphertext.EA1]);HEX2DEC([.EA$2])));&quot;&quot;)" office:value-type="string" office:string-value="&#10;" calcext:value-type="string">
            <text:p/>
            <text:p/>
          </table:table-cell>
          <table:table-cell table:style-name="ce7" table:formula="of:=IFERROR(CHAR(BITXOR(HEX2DEC([$ciphertext.EB1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1]);HEX2DEC([.EC$2])));&quot;&quot;)" office:value-type="string" office:string-value="±" calcext:value-type="string">
            <text:p>±</text:p>
          </table:table-cell>
          <table:table-cell table:style-name="ce7" table:formula="of:=IFERROR(CHAR(BITXOR(HEX2DEC([$ciphertext.ED1]);HEX2DEC([.ED$2])));&quot;&quot;)" office:value-type="string" office:string-value="Y" calcext:value-type="string">
            <text:p>Y</text:p>
          </table:table-cell>
          <table:table-cell table:style-name="ce7" table:formula="of:=IFERROR(CHAR(BITXOR(HEX2DEC([$ciphertext.EE1]);HEX2DEC([.EE$2])));&quot;&quot;)" office:value-type="string" office:string-value="a" calcext:value-type="string">
            <text:p>a</text:p>
          </table:table-cell>
          <table:table-cell table:style-name="ce7" table:formula="of:=IFERROR(CHAR(BITXOR(HEX2DEC([$ciphertext.EF1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1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1]);HEX2DEC([.EH$2])));&quot;&quot;)" office:value-type="string" office:string-value="ď" calcext:value-type="string">
            <text:p>ď</text:p>
          </table:table-cell>
          <table:table-cell table:style-name="ce7" table:formula="of:=IFERROR(CHAR(BITXOR(HEX2DEC([$ciphertext.EI1]);HEX2DEC([.EI$2])));&quot;&quot;)" office:value-type="string" office:string-value="&gt;" calcext:value-type="string">
            <text:p>&gt;</text:p>
          </table:table-cell>
          <table:table-cell table:style-name="ce7" table:formula="of:=IFERROR(CHAR(BITXOR(HEX2DEC([$ciphertext.EJ1]);HEX2DEC([.EJ$2])));&quot;&quot;)" office:value-type="string" office:string-value="" calcext:value-type="string">
            <text:p/>
          </table:table-cell>
          <table:table-cell table:style-name="ce7" table:formula="of:=IFERROR(CHAR(BITXOR(HEX2DEC([$ciphertext.EK1]);HEX2DEC([.EK$2])));&quot;&quot;)" office:value-type="string" office:string-value="" calcext:value-type="string">
            <text:p/>
          </table:table-cell>
          <table:table-cell table:style-name="ce7" table:formula="of:=IFERROR(CHAR(BITXOR(HEX2DEC([$ciphertext.EL1]);HEX2DEC([.EL$2])));&quot;&quot;)" office:value-type="string" office:string-value="" calcext:value-type="string">
            <text:p/>
          </table:table-cell>
          <table:table-cell table:style-name="ce7" table:formula="of:=IFERROR(CHAR(BITXOR(HEX2DEC([$ciphertext.EM1]);HEX2DEC([.EM$2])));&quot;&quot;)" office:value-type="string" office:string-value="" calcext:value-type="string">
            <text:p/>
          </table:table-cell>
          <table:table-cell table:style-name="ce7" table:formula="of:=IFERROR(CHAR(BITXOR(HEX2DEC([$ciphertext.EN1]);HEX2DEC([.EN$2])));&quot;&quot;)" office:value-type="string" office:string-value="" calcext:value-type="string">
            <text:p/>
          </table:table-cell>
          <table:table-cell table:style-name="ce7" table:formula="of:=IFERROR(CHAR(BITXOR(HEX2DEC([$ciphertext.EO1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1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1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1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1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1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1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1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1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1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1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1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1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1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1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1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1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1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1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1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1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1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1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1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1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1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1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1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1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1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1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1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1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1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1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1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1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1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1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1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1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1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2]);HEX2DEC([.A$2])));&quot;&quot;)" office:value-type="string" office:string-value="#" calcext:value-type="string">
            <text:p>#</text:p>
          </table:table-cell>
          <table:table-cell table:style-name="ce7" table:formula="of:=IFERROR(CHAR(BITXOR(HEX2DEC([$ciphertext.B2]);HEX2DEC([.B$2])));&quot;&quot;)" office:value-type="string" office:string-value="L" calcext:value-type="string">
            <text:p>L</text:p>
          </table:table-cell>
          <table:table-cell table:style-name="ce7" table:formula="of:=IFERROR(CHAR(BITXOR(HEX2DEC([$ciphertext.C2]);HEX2DEC([.C$2])));&quot;&quot;)" office:value-type="string" office:string-value="" calcext:value-type="string">
            <text:p/>
          </table:table-cell>
          <table:table-cell table:style-name="ce7" table:formula="of:=IFERROR(CHAR(BITXOR(HEX2DEC([$ciphertext.D2]);HEX2DEC([.D$2])));&quot;&quot;)" office:value-type="string" office:string-value="ě" calcext:value-type="string">
            <text:p>ě</text:p>
          </table:table-cell>
          <table:table-cell table:style-name="ce7" table:formula="of:=IFERROR(CHAR(BITXOR(HEX2DEC([$ciphertext.E2]);HEX2DEC([.E$2])));&quot;&quot;)" office:value-type="string" office:string-value="»" calcext:value-type="string">
            <text:p>»</text:p>
          </table:table-cell>
          <table:table-cell table:style-name="ce7" table:formula="of:=IFERROR(CHAR(BITXOR(HEX2DEC([$ciphertext.F2]);HEX2DEC([.F$2])));&quot;&quot;)" office:value-type="string" office:string-value="ű" calcext:value-type="string">
            <text:p>ű</text:p>
          </table:table-cell>
          <table:table-cell table:style-name="ce7" table:formula="of:=IFERROR(CHAR(BITXOR(HEX2DEC([$ciphertext.G2]);HEX2DEC([.G$2])));&quot;&quot;)" office:value-type="string" office:string-value="Ż" calcext:value-type="string">
            <text:p>Ż</text:p>
          </table:table-cell>
          <table:table-cell table:style-name="ce7" table:formula="of:=IFERROR(CHAR(BITXOR(HEX2DEC([$ciphertext.H2]);HEX2DEC([.H$2])));&quot;&quot;)" office:value-type="string" office:string-value="Ł" calcext:value-type="string">
            <text:p>Ł</text:p>
          </table:table-cell>
          <table:table-cell table:style-name="ce7" table:formula="of:=IFERROR(CHAR(BITXOR(HEX2DEC([$ciphertext.I2]);HEX2DEC([.I$2])));&quot;&quot;)" office:value-type="string" office:string-value="í" calcext:value-type="string">
            <text:p>í</text:p>
          </table:table-cell>
          <table:table-cell table:style-name="ce7" table:formula="of:=IFERROR(CHAR(BITXOR(HEX2DEC([$ciphertext.J2]);HEX2DEC([.J$2])));&quot;&quot;)" office:value-type="string" office:string-value="" calcext:value-type="string">
            <text:p/>
          </table:table-cell>
          <table:table-cell table:style-name="ce7" table:formula="of:=IFERROR(CHAR(BITXOR(HEX2DEC([$ciphertext.K2]);HEX2DEC([.K$2])));&quot;&quot;)" office:value-type="string" office:string-value="Q" calcext:value-type="string">
            <text:p>Q</text:p>
          </table:table-cell>
          <table:table-cell table:style-name="ce7" table:formula="of:=IFERROR(CHAR(BITXOR(HEX2DEC([$ciphertext.L2]);HEX2DEC([.L$2])));&quot;&quot;)" office:value-type="string" office:string-value="&#10;" calcext:value-type="string">
            <text:p/>
            <text:p/>
          </table:table-cell>
          <table:table-cell table:style-name="ce7" table:formula="of:=IFERROR(CHAR(BITXOR(HEX2DEC([$ciphertext.M2]);HEX2DEC([.M$2])));&quot;&quot;)" office:value-type="string" office:string-value="˝" calcext:value-type="string">
            <text:p>˝</text:p>
          </table:table-cell>
          <table:table-cell table:style-name="ce7" table:formula="of:=IFERROR(CHAR(BITXOR(HEX2DEC([$ciphertext.N2]);HEX2DEC([.N$2])));&quot;&quot;)" office:value-type="string" office:string-value="" calcext:value-type="string">
            <text:p/>
          </table:table-cell>
          <table:table-cell table:style-name="ce7" table:formula="of:=IFERROR(CHAR(BITXOR(HEX2DEC([$ciphertext.O2]);HEX2DEC([.O$2])));&quot;&quot;)" office:value-type="string" office:string-value="ú" calcext:value-type="string">
            <text:p>ú</text:p>
          </table:table-cell>
          <table:table-cell table:style-name="ce7" table:formula="of:=IFERROR(CHAR(BITXOR(HEX2DEC([$ciphertext.P2]);HEX2DEC([.P$2])));&quot;&quot;)" office:value-type="string" office:string-value="r" calcext:value-type="string">
            <text:p>r</text:p>
          </table:table-cell>
          <table:table-cell table:style-name="ce7" table:formula="of:=IFERROR(CHAR(BITXOR(HEX2DEC([$ciphertext.Q2]);HEX2DEC([.Q$2])));&quot;&quot;)" office:value-type="string" office:string-value="O" calcext:value-type="string">
            <text:p>O</text:p>
          </table:table-cell>
          <table:table-cell table:style-name="ce7" table:formula="of:=IFERROR(CHAR(BITXOR(HEX2DEC([$ciphertext.R2]);HEX2DEC([.R$2])));&quot;&quot;)" office:value-type="string" office:string-value="Í" calcext:value-type="string">
            <text:p>Í</text:p>
          </table:table-cell>
          <table:table-cell table:style-name="ce7" table:formula="of:=IFERROR(CHAR(BITXOR(HEX2DEC([$ciphertext.S2]);HEX2DEC([.S$2])));&quot;&quot;)" office:value-type="string" office:string-value="˘" calcext:value-type="string">
            <text:p>˘</text:p>
          </table:table-cell>
          <table:table-cell table:style-name="ce7" table:formula="of:=IFERROR(CHAR(BITXOR(HEX2DEC([$ciphertext.T2]);HEX2DEC([.T$2])));&quot;&quot;)" office:value-type="string" office:string-value="" calcext:value-type="string">
            <text:p/>
          </table:table-cell>
          <table:table-cell table:style-name="ce7" table:formula="of:=IFERROR(CHAR(BITXOR(HEX2DEC([$ciphertext.U2]);HEX2DEC([.U$2])));&quot;&quot;)" office:value-type="string" office:string-value="Š" calcext:value-type="string">
            <text:p>Š</text:p>
          </table:table-cell>
          <table:table-cell table:style-name="ce7" table:formula="of:=IFERROR(CHAR(BITXOR(HEX2DEC([$ciphertext.V2]);HEX2DEC([.V$2])));&quot;&quot;)" office:value-type="string" office:string-value="" calcext:value-type="string">
            <text:p/>
          </table:table-cell>
          <table:table-cell table:style-name="ce7" table:formula="of:=IFERROR(CHAR(BITXOR(HEX2DEC([$ciphertext.W2]);HEX2DEC([.W$2])));&quot;&quot;)" office:value-type="string" office:string-value="�" calcext:value-type="string">
            <text:p>�</text:p>
          </table:table-cell>
          <table:table-cell table:style-name="ce7" table:formula="of:=IFERROR(CHAR(BITXOR(HEX2DEC([$ciphertext.X2]);HEX2DEC([.X$2])));&quot;&quot;)" office:value-type="string" office:string-value="B" calcext:value-type="string">
            <text:p>B</text:p>
          </table:table-cell>
          <table:table-cell table:style-name="ce7" table:formula="of:=IFERROR(CHAR(BITXOR(HEX2DEC([$ciphertext.Y2]);HEX2DEC([.Y$2])));&quot;&quot;)" office:value-type="string" office:string-value="Ď" calcext:value-type="string">
            <text:p>Ď</text:p>
          </table:table-cell>
          <table:table-cell table:style-name="ce7" table:formula="of:=IFERROR(CHAR(BITXOR(HEX2DEC([$ciphertext.Z2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2]);HEX2DEC([.AA$2])));&quot;&quot;)" office:value-type="string" office:string-value="K" calcext:value-type="string">
            <text:p>K</text:p>
          </table:table-cell>
          <table:table-cell table:style-name="ce7" table:formula="of:=IFERROR(CHAR(BITXOR(HEX2DEC([$ciphertext.AB2]);HEX2DEC([.AB$2])));&quot;&quot;)" office:value-type="string" office:string-value="˝" calcext:value-type="string">
            <text:p>˝</text:p>
          </table:table-cell>
          <table:table-cell table:style-name="ce7" table:formula="of:=IFERROR(CHAR(BITXOR(HEX2DEC([$ciphertext.AC2]);HEX2DEC([.AC$2])));&quot;&quot;)" office:value-type="string" office:string-value="ĺ" calcext:value-type="string">
            <text:p>ĺ</text:p>
          </table:table-cell>
          <table:table-cell table:style-name="ce7" table:formula="of:=IFERROR(CHAR(BITXOR(HEX2DEC([$ciphertext.AD2]);HEX2DEC([.AD$2])));&quot;&quot;)" office:value-type="string" office:string-value="H" calcext:value-type="string">
            <text:p>H</text:p>
          </table:table-cell>
          <table:table-cell table:style-name="ce7" table:formula="of:=IFERROR(CHAR(BITXOR(HEX2DEC([$ciphertext.AE2]);HEX2DEC([.AE$2])));&quot;&quot;)" office:value-type="string" office:string-value="±" calcext:value-type="string">
            <text:p>±</text:p>
          </table:table-cell>
          <table:table-cell table:style-name="ce7" table:formula="of:=IFERROR(CHAR(BITXOR(HEX2DEC([$ciphertext.AF2]);HEX2DEC([.AF$2])));&quot;&quot;)" office:value-type="string" office:string-value="+" calcext:value-type="string">
            <text:p>+</text:p>
          </table:table-cell>
          <table:table-cell table:style-name="ce7" table:formula="of:=IFERROR(CHAR(BITXOR(HEX2DEC([$ciphertext.AG2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2]);HEX2DEC([.AH$2])));&quot;&quot;)" office:value-type="string" office:string-value="ß" calcext:value-type="string">
            <text:p>ß</text:p>
          </table:table-cell>
          <table:table-cell table:style-name="ce7" table:formula="of:=IFERROR(CHAR(BITXOR(HEX2DEC([$ciphertext.AI2]);HEX2DEC([.AI$2])));&quot;&quot;)" office:value-type="string" office:string-value="D" calcext:value-type="string">
            <text:p>D</text:p>
          </table:table-cell>
          <table:table-cell table:style-name="ce7" table:formula="of:=IFERROR(CHAR(BITXOR(HEX2DEC([$ciphertext.AJ2]);HEX2DEC([.AJ$2])));&quot;&quot;)" office:value-type="string" office:string-value="ş" calcext:value-type="string">
            <text:p>ş</text:p>
          </table:table-cell>
          <table:table-cell table:style-name="ce7" table:formula="of:=IFERROR(CHAR(BITXOR(HEX2DEC([$ciphertext.AK2]);HEX2DEC([.AK$2])));&quot;&quot;)" office:value-type="string" office:string-value="q" calcext:value-type="string">
            <text:p>q</text:p>
          </table:table-cell>
          <table:table-cell table:style-name="ce7" table:formula="of:=IFERROR(CHAR(BITXOR(HEX2DEC([$ciphertext.AL2]);HEX2DEC([.AL$2])));&quot;&quot;)" office:value-type="string" office:string-value="‘" calcext:value-type="string">
            <text:p>‘</text:p>
          </table:table-cell>
          <table:table-cell table:style-name="ce7" table:formula="of:=IFERROR(CHAR(BITXOR(HEX2DEC([$ciphertext.AM2]);HEX2DEC([.AM$2])));&quot;&quot;)" office:value-type="string" office:string-value="Ů" calcext:value-type="string">
            <text:p>Ů</text:p>
          </table:table-cell>
          <table:table-cell table:style-name="ce7" table:formula="of:=IFERROR(CHAR(BITXOR(HEX2DEC([$ciphertext.AN2]);HEX2DEC([.AN$2])));&quot;&quot;)" office:value-type="string" office:string-value="`" calcext:value-type="string">
            <text:p>`</text:p>
          </table:table-cell>
          <table:table-cell table:style-name="ce7" table:formula="of:=IFERROR(CHAR(BITXOR(HEX2DEC([$ciphertext.AO2]);HEX2DEC([.AO$2])));&quot;&quot;)" office:value-type="string" office:string-value="n" calcext:value-type="string">
            <text:p>n</text:p>
          </table:table-cell>
          <table:table-cell table:style-name="ce7" table:formula="of:=IFERROR(CHAR(BITXOR(HEX2DEC([$ciphertext.AP2]);HEX2DEC([.AP$2])));&quot;&quot;)" office:value-type="string" office:string-value="ô" calcext:value-type="string">
            <text:p>ô</text:p>
          </table:table-cell>
          <table:table-cell table:style-name="ce7" table:formula="of:=IFERROR(CHAR(BITXOR(HEX2DEC([$ciphertext.AQ2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2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2]);HEX2DEC([.AS$2])));&quot;&quot;)" office:value-type="string" office:string-value="ý" calcext:value-type="string">
            <text:p>ý</text:p>
          </table:table-cell>
          <table:table-cell table:style-name="ce7" table:formula="of:=IFERROR(CHAR(BITXOR(HEX2DEC([$ciphertext.AT2]);HEX2DEC([.AT$2])));&quot;&quot;)" office:value-type="string" office:string-value="ĺ" calcext:value-type="string">
            <text:p>ĺ</text:p>
          </table:table-cell>
          <table:table-cell table:style-name="ce7" table:formula="of:=IFERROR(CHAR(BITXOR(HEX2DEC([$ciphertext.AU2]);HEX2DEC([.AU$2])));&quot;&quot;)" office:value-type="string" office:string-value="­" calcext:value-type="string">
            <text:p>­</text:p>
          </table:table-cell>
          <table:table-cell table:style-name="ce7" table:formula="of:=IFERROR(CHAR(BITXOR(HEX2DEC([$ciphertext.AV2]);HEX2DEC([.AV$2])));&quot;&quot;)" office:value-type="string" office:string-value="F" calcext:value-type="string">
            <text:p>F</text:p>
          </table:table-cell>
          <table:table-cell table:style-name="ce7" table:formula="of:=IFERROR(CHAR(BITXOR(HEX2DEC([$ciphertext.AW2]);HEX2DEC([.AW$2])));&quot;&quot;)" office:value-type="string" office:string-value="Ą" calcext:value-type="string">
            <text:p>Ą</text:p>
          </table:table-cell>
          <table:table-cell table:style-name="ce7" table:formula="of:=IFERROR(CHAR(BITXOR(HEX2DEC([$ciphertext.AX2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2]);HEX2DEC([.AY$2])));&quot;&quot;)" office:value-type="string" office:string-value="ť" calcext:value-type="string">
            <text:p>ť</text:p>
          </table:table-cell>
          <table:table-cell table:style-name="ce7" table:formula="of:=IFERROR(CHAR(BITXOR(HEX2DEC([$ciphertext.AZ2]);HEX2DEC([.AZ$2])));&quot;&quot;)" office:value-type="string" office:string-value="ź" calcext:value-type="string">
            <text:p>ź</text:p>
          </table:table-cell>
          <table:table-cell table:style-name="ce7" table:formula="of:=IFERROR(CHAR(BITXOR(HEX2DEC([$ciphertext.BA2]);HEX2DEC([.BA$2])));&quot;&quot;)" office:value-type="string" office:string-value="" calcext:value-type="string">
            <text:p></text:p>
          </table:table-cell>
          <table:table-cell table:style-name="ce7" table:formula="of:=IFERROR(CHAR(BITXOR(HEX2DEC([$ciphertext.BB2]);HEX2DEC([.BB$2])));&quot;&quot;)" office:value-type="string" office:string-value="T" calcext:value-type="string">
            <text:p>T</text:p>
          </table:table-cell>
          <table:table-cell table:style-name="ce7" table:formula="of:=IFERROR(CHAR(BITXOR(HEX2DEC([$ciphertext.BC2]);HEX2DEC([.BC$2])));&quot;&quot;)" office:value-type="string" office:string-value=";" calcext:value-type="string">
            <text:p>;</text:p>
          </table:table-cell>
          <table:table-cell table:style-name="ce7" table:formula="of:=IFERROR(CHAR(BITXOR(HEX2DEC([$ciphertext.BD2]);HEX2DEC([.BD$2])));&quot;&quot;)" office:value-type="string" office:string-value="í" calcext:value-type="string">
            <text:p>í</text:p>
          </table:table-cell>
          <table:table-cell table:style-name="ce7" table:formula="of:=IFERROR(CHAR(BITXOR(HEX2DEC([$ciphertext.BE2]);HEX2DEC([.BE$2])));&quot;&quot;)" office:value-type="string" office:string-value="ą" calcext:value-type="string">
            <text:p>ą</text:p>
          </table:table-cell>
          <table:table-cell table:style-name="ce7" table:formula="of:=IFERROR(CHAR(BITXOR(HEX2DEC([$ciphertext.BF2]);HEX2DEC([.BF$2])));&quot;&quot;)" office:value-type="string" office:string-value="Č" calcext:value-type="string">
            <text:p>Č</text:p>
          </table:table-cell>
          <table:table-cell table:style-name="ce7" table:formula="of:=IFERROR(CHAR(BITXOR(HEX2DEC([$ciphertext.BG2]);HEX2DEC([.BG$2])));&quot;&quot;)" office:value-type="string" office:string-value="a" calcext:value-type="string">
            <text:p>a</text:p>
          </table:table-cell>
          <table:table-cell table:style-name="ce7" table:formula="of:=IFERROR(CHAR(BITXOR(HEX2DEC([$ciphertext.BH2]);HEX2DEC([.BH$2])));&quot;&quot;)" office:value-type="string" office:string-value="ż" calcext:value-type="string">
            <text:p>ż</text:p>
          </table:table-cell>
          <table:table-cell table:style-name="ce7" table:formula="of:=IFERROR(CHAR(BITXOR(HEX2DEC([$ciphertext.BI2]);HEX2DEC([.BI$2])));&quot;&quot;)" office:value-type="string" office:string-value=")" calcext:value-type="string">
            <text:p>)</text:p>
          </table:table-cell>
          <table:table-cell table:style-name="ce7" table:formula="of:=IFERROR(CHAR(BITXOR(HEX2DEC([$ciphertext.BJ2]);HEX2DEC([.BJ$2])));&quot;&quot;)" office:value-type="string" office:string-value="Ç" calcext:value-type="string">
            <text:p>Ç</text:p>
          </table:table-cell>
          <table:table-cell table:style-name="ce7" table:formula="of:=IFERROR(CHAR(BITXOR(HEX2DEC([$ciphertext.BK2]);HEX2DEC([.BK$2])));&quot;&quot;)" office:value-type="string" office:string-value="â" calcext:value-type="string">
            <text:p>â</text:p>
          </table:table-cell>
          <table:table-cell table:style-name="ce7" table:formula="of:=IFERROR(CHAR(BITXOR(HEX2DEC([$ciphertext.BL2]);HEX2DEC([.BL$2])));&quot;&quot;)" office:value-type="string" office:string-value="" calcext:value-type="string">
            <text:p/>
          </table:table-cell>
          <table:table-cell table:style-name="ce7" table:formula="of:=IFERROR(CHAR(BITXOR(HEX2DEC([$ciphertext.BM2]);HEX2DEC([.BM$2])));&quot;&quot;)" office:value-type="string" office:string-value="" calcext:value-type="string">
            <text:p/>
          </table:table-cell>
          <table:table-cell table:style-name="ce7" table:formula="of:=IFERROR(CHAR(BITXOR(HEX2DEC([$ciphertext.BN2]);HEX2DEC([.BN$2])));&quot;&quot;)" office:value-type="string" office:string-value="." calcext:value-type="string">
            <text:p>.</text:p>
          </table:table-cell>
          <table:table-cell table:style-name="ce7" table:formula="of:=IFERROR(CHAR(BITXOR(HEX2DEC([$ciphertext.BO2]);HEX2DEC([.BO$2])));&quot;&quot;)" office:value-type="string" office:string-value="Ú" calcext:value-type="string">
            <text:p>Ú</text:p>
          </table:table-cell>
          <table:table-cell table:style-name="ce7" table:formula="of:=IFERROR(CHAR(BITXOR(HEX2DEC([$ciphertext.BP2]);HEX2DEC([.BP$2])));&quot;&quot;)" office:value-type="string" office:string-value="“" calcext:value-type="string">
            <text:p>“</text:p>
          </table:table-cell>
          <table:table-cell table:style-name="ce7" table:formula="of:=IFERROR(CHAR(BITXOR(HEX2DEC([$ciphertext.BQ2]);HEX2DEC([.BQ$2])));&quot;&quot;)" office:value-type="string" office:string-value="‚" calcext:value-type="string">
            <text:p>‚</text:p>
          </table:table-cell>
          <table:table-cell table:style-name="ce7" table:formula="of:=IFERROR(CHAR(BITXOR(HEX2DEC([$ciphertext.BR2]);HEX2DEC([.BR$2])));&quot;&quot;)" office:value-type="string" office:string-value="°" calcext:value-type="string">
            <text:p>°</text:p>
          </table:table-cell>
          <table:table-cell table:style-name="ce7" table:formula="of:=IFERROR(CHAR(BITXOR(HEX2DEC([$ciphertext.BS2]);HEX2DEC([.BS$2])));&quot;&quot;)" office:value-type="string" office:string-value="Ľ" calcext:value-type="string">
            <text:p>Ľ</text:p>
          </table:table-cell>
          <table:table-cell table:style-name="ce7" table:formula="of:=IFERROR(CHAR(BITXOR(HEX2DEC([$ciphertext.BT2]);HEX2DEC([.BT$2])));&quot;&quot;)" office:value-type="string" office:string-value="," calcext:value-type="string">
            <text:p>,</text:p>
          </table:table-cell>
          <table:table-cell table:style-name="ce7" table:formula="of:=IFERROR(CHAR(BITXOR(HEX2DEC([$ciphertext.BU2]);HEX2DEC([.BU$2])));&quot;&quot;)" office:value-type="string" office:string-value="\" calcext:value-type="string">
            <text:p>\</text:p>
          </table:table-cell>
          <table:table-cell table:style-name="ce7" table:formula="of:=IFERROR(CHAR(BITXOR(HEX2DEC([$ciphertext.BV2]);HEX2DEC([.BV$2])));&quot;&quot;)" office:value-type="string" office:string-value="K" calcext:value-type="string">
            <text:p>K</text:p>
          </table:table-cell>
          <table:table-cell table:style-name="ce7" table:formula="of:=IFERROR(CHAR(BITXOR(HEX2DEC([$ciphertext.BW2]);HEX2DEC([.BW$2])));&quot;&quot;)" office:value-type="string" office:string-value="E" calcext:value-type="string">
            <text:p>E</text:p>
          </table:table-cell>
          <table:table-cell table:style-name="ce7" table:formula="of:=IFERROR(CHAR(BITXOR(HEX2DEC([$ciphertext.BX2]);HEX2DEC([.BX$2])));&quot;&quot;)" office:value-type="string" office:string-value="ů" calcext:value-type="string">
            <text:p>ů</text:p>
          </table:table-cell>
          <table:table-cell table:style-name="ce7" table:formula="of:=IFERROR(CHAR(BITXOR(HEX2DEC([$ciphertext.BY2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2]);HEX2DEC([.BZ$2])));&quot;&quot;)" office:value-type="string" office:string-value="Ď" calcext:value-type="string">
            <text:p>Ď</text:p>
          </table:table-cell>
          <table:table-cell table:style-name="ce7" table:formula="of:=IFERROR(CHAR(BITXOR(HEX2DEC([$ciphertext.CA2]);HEX2DEC([.CA$2])));&quot;&quot;)" office:value-type="string" office:string-value=":" calcext:value-type="string">
            <text:p>:</text:p>
          </table:table-cell>
          <table:table-cell table:style-name="ce7" table:formula="of:=IFERROR(CHAR(BITXOR(HEX2DEC([$ciphertext.CB2]);HEX2DEC([.CB$2])));&quot;&quot;)" office:value-type="string" office:string-value="ź" calcext:value-type="string">
            <text:p>ź</text:p>
          </table:table-cell>
          <table:table-cell table:style-name="ce7" table:formula="of:=IFERROR(CHAR(BITXOR(HEX2DEC([$ciphertext.CC2]);HEX2DEC([.CC$2])));&quot;&quot;)" office:value-type="string" office:string-value="" calcext:value-type="string">
            <text:p/>
          </table:table-cell>
          <table:table-cell table:style-name="ce7" table:formula="of:=IFERROR(CHAR(BITXOR(HEX2DEC([$ciphertext.CD2]);HEX2DEC([.CD$2])));&quot;&quot;)" office:value-type="string" office:string-value="·" calcext:value-type="string">
            <text:p>·</text:p>
          </table:table-cell>
          <table:table-cell table:style-name="ce7" table:formula="of:=IFERROR(CHAR(BITXOR(HEX2DEC([$ciphertext.CE2]);HEX2DEC([.CE$2])));&quot;&quot;)" office:value-type="string" office:string-value="A" calcext:value-type="string">
            <text:p>A</text:p>
          </table:table-cell>
          <table:table-cell table:style-name="ce7" table:formula="of:=IFERROR(CHAR(BITXOR(HEX2DEC([$ciphertext.CF2]);HEX2DEC([.CF$2])));&quot;&quot;)" office:value-type="string" office:string-value="Q" calcext:value-type="string">
            <text:p>Q</text:p>
          </table:table-cell>
          <table:table-cell table:style-name="ce7" table:formula="of:=IFERROR(CHAR(BITXOR(HEX2DEC([$ciphertext.CG2]);HEX2DEC([.CG$2])));&quot;&quot;)" office:value-type="string" office:string-value="ö" calcext:value-type="string">
            <text:p>ö</text:p>
          </table:table-cell>
          <table:table-cell table:style-name="ce7" table:formula="of:=IFERROR(CHAR(BITXOR(HEX2DEC([$ciphertext.CH2]);HEX2DEC([.CH$2])));&quot;&quot;)" office:value-type="string" office:string-value="Ő" calcext:value-type="string">
            <text:p>Ő</text:p>
          </table:table-cell>
          <table:table-cell table:style-name="ce7" table:formula="of:=IFERROR(CHAR(BITXOR(HEX2DEC([$ciphertext.CI2]);HEX2DEC([.CI$2])));&quot;&quot;)" office:value-type="string" office:string-value="Q" calcext:value-type="string">
            <text:p>Q</text:p>
          </table:table-cell>
          <table:table-cell table:style-name="ce7" table:formula="of:=IFERROR(CHAR(BITXOR(HEX2DEC([$ciphertext.CJ2]);HEX2DEC([.CJ$2])));&quot;&quot;)" office:value-type="string" office:string-value="ô" calcext:value-type="string">
            <text:p>ô</text:p>
          </table:table-cell>
          <table:table-cell table:style-name="ce7" table:formula="of:=IFERROR(CHAR(BITXOR(HEX2DEC([$ciphertext.CK2]);HEX2DEC([.CK$2])));&quot;&quot;)" office:value-type="string" office:string-value="H" calcext:value-type="string">
            <text:p>H</text:p>
          </table:table-cell>
          <table:table-cell table:style-name="ce7" table:formula="of:=IFERROR(CHAR(BITXOR(HEX2DEC([$ciphertext.CL2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2]);HEX2DEC([.CM$2])));&quot;&quot;)" office:value-type="string" office:string-value="‚" calcext:value-type="string">
            <text:p>‚</text:p>
          </table:table-cell>
          <table:table-cell table:style-name="ce7" table:formula="of:=IFERROR(CHAR(BITXOR(HEX2DEC([$ciphertext.CN2]);HEX2DEC([.CN$2])));&quot;&quot;)" office:value-type="string" office:string-value="˛" calcext:value-type="string">
            <text:p>˛</text:p>
          </table:table-cell>
          <table:table-cell table:style-name="ce7" table:formula="of:=IFERROR(CHAR(BITXOR(HEX2DEC([$ciphertext.CO2]);HEX2DEC([.CO$2])));&quot;&quot;)" office:value-type="string" office:string-value="Ë" calcext:value-type="string">
            <text:p>Ë</text:p>
          </table:table-cell>
          <table:table-cell table:style-name="ce7" table:formula="of:=IFERROR(CHAR(BITXOR(HEX2DEC([$ciphertext.CP2]);HEX2DEC([.CP$2])));&quot;&quot;)" office:value-type="string" office:string-value="$" calcext:value-type="string">
            <text:p>$</text:p>
          </table:table-cell>
          <table:table-cell table:style-name="ce7" table:formula="of:=IFERROR(CHAR(BITXOR(HEX2DEC([$ciphertext.CQ2]);HEX2DEC([.CQ$2])));&quot;&quot;)" office:value-type="string" office:string-value="Ě" calcext:value-type="string">
            <text:p>Ě</text:p>
          </table:table-cell>
          <table:table-cell table:style-name="ce7" table:formula="of:=IFERROR(CHAR(BITXOR(HEX2DEC([$ciphertext.CR2]);HEX2DEC([.CR$2])));&quot;&quot;)" office:value-type="string" office:string-value="[" calcext:value-type="string">
            <text:p>[</text:p>
          </table:table-cell>
          <table:table-cell table:style-name="ce7" table:formula="of:=IFERROR(CHAR(BITXOR(HEX2DEC([$ciphertext.CS2]);HEX2DEC([.CS$2])));&quot;&quot;)" office:value-type="string" office:string-value="" calcext:value-type="string">
            <text:p/>
          </table:table-cell>
          <table:table-cell table:style-name="ce7" table:formula="of:=IFERROR(CHAR(BITXOR(HEX2DEC([$ciphertext.CT2]);HEX2DEC([.CT$2])));&quot;&quot;)" office:value-type="string" office:string-value="Š" calcext:value-type="string">
            <text:p>Š</text:p>
          </table:table-cell>
          <table:table-cell table:style-name="ce7" table:formula="of:=IFERROR(CHAR(BITXOR(HEX2DEC([$ciphertext.CU2]);HEX2DEC([.CU$2])));&quot;&quot;)" office:value-type="string" office:string-value="§" calcext:value-type="string">
            <text:p>§</text:p>
          </table:table-cell>
          <table:table-cell table:style-name="ce7" table:formula="of:=IFERROR(CHAR(BITXOR(HEX2DEC([$ciphertext.CV2]);HEX2DEC([.CV$2])));&quot;&quot;)" office:value-type="string" office:string-value="n" calcext:value-type="string">
            <text:p>n</text:p>
          </table:table-cell>
          <table:table-cell table:style-name="ce7" table:formula="of:=IFERROR(CHAR(BITXOR(HEX2DEC([$ciphertext.CW2]);HEX2DEC([.CW$2])));&quot;&quot;)" office:value-type="string" office:string-value="·" calcext:value-type="string">
            <text:p>·</text:p>
          </table:table-cell>
          <table:table-cell table:style-name="ce7" table:formula="of:=IFERROR(CHAR(BITXOR(HEX2DEC([$ciphertext.CX2]);HEX2DEC([.CX$2])));&quot;&quot;)" office:value-type="string" office:string-value="´" calcext:value-type="string">
            <text:p>´</text:p>
          </table:table-cell>
          <table:table-cell table:style-name="ce7" table:formula="of:=IFERROR(CHAR(BITXOR(HEX2DEC([$ciphertext.CY2]);HEX2DEC([.CY$2])));&quot;&quot;)" office:value-type="string" office:string-value="«" calcext:value-type="string">
            <text:p>«</text:p>
          </table:table-cell>
          <table:table-cell table:style-name="ce7" table:formula="of:=IFERROR(CHAR(BITXOR(HEX2DEC([$ciphertext.CZ2]);HEX2DEC([.CZ$2])));&quot;&quot;)" office:value-type="string" office:string-value="$" calcext:value-type="string">
            <text:p>$</text:p>
          </table:table-cell>
          <table:table-cell table:style-name="ce7" table:formula="of:=IFERROR(CHAR(BITXOR(HEX2DEC([$ciphertext.DA2]);HEX2DEC([.DA$2])));&quot;&quot;)" office:value-type="string" office:string-value="" calcext:value-type="string">
            <text:p/>
          </table:table-cell>
          <table:table-cell table:style-name="ce7" table:formula="of:=IFERROR(CHAR(BITXOR(HEX2DEC([$ciphertext.DB2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2]);HEX2DEC([.DC$2])));&quot;&quot;)" office:value-type="string" office:string-value="ł" calcext:value-type="string">
            <text:p>ł</text:p>
          </table:table-cell>
          <table:table-cell table:style-name="ce7" table:formula="of:=IFERROR(CHAR(BITXOR(HEX2DEC([$ciphertext.DD2]);HEX2DEC([.DD$2])));&quot;&quot;)" office:value-type="string" office:string-value="Í" calcext:value-type="string">
            <text:p>Í</text:p>
          </table:table-cell>
          <table:table-cell table:style-name="ce7" table:formula="of:=IFERROR(CHAR(BITXOR(HEX2DEC([$ciphertext.DE2]);HEX2DEC([.DE$2])));&quot;&quot;)" office:value-type="string" office:string-value="­" calcext:value-type="string">
            <text:p>­</text:p>
          </table:table-cell>
          <table:table-cell table:style-name="ce7" table:formula="of:=IFERROR(CHAR(BITXOR(HEX2DEC([$ciphertext.DF2]);HEX2DEC([.DF$2])));&quot;&quot;)" office:value-type="string" office:string-value="¸" calcext:value-type="string">
            <text:p>¸</text:p>
          </table:table-cell>
          <table:table-cell table:style-name="ce7" table:formula="of:=IFERROR(CHAR(BITXOR(HEX2DEC([$ciphertext.DG2]);HEX2DEC([.DG$2])));&quot;&quot;)" office:value-type="string" office:string-value="5" calcext:value-type="string">
            <text:p>5</text:p>
          </table:table-cell>
          <table:table-cell table:style-name="ce7" table:formula="of:=IFERROR(CHAR(BITXOR(HEX2DEC([$ciphertext.DH2]);HEX2DEC([.DH$2])));&quot;&quot;)" office:value-type="string" office:string-value="o" calcext:value-type="string">
            <text:p>o</text:p>
          </table:table-cell>
          <table:table-cell table:style-name="ce7" table:formula="of:=IFERROR(CHAR(BITXOR(HEX2DEC([$ciphertext.DI2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2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2]);HEX2DEC([.DK$2])));&quot;&quot;)" office:value-type="string" office:string-value="" calcext:value-type="string">
            <text:p/>
          </table:table-cell>
          <table:table-cell table:style-name="ce7" table:formula="of:=IFERROR(CHAR(BITXOR(HEX2DEC([$ciphertext.DL2]);HEX2DEC([.DL$2])));&quot;&quot;)" office:value-type="string" office:string-value="" calcext:value-type="string">
            <text:p/>
          </table:table-cell>
          <table:table-cell table:style-name="ce7" table:formula="of:=IFERROR(CHAR(BITXOR(HEX2DEC([$ciphertext.DM2]);HEX2DEC([.DM$2])));&quot;&quot;)" office:value-type="string" office:string-value="" calcext:value-type="string">
            <text:p/>
          </table:table-cell>
          <table:table-cell table:style-name="ce7" table:formula="of:=IFERROR(CHAR(BITXOR(HEX2DEC([$ciphertext.DN2]);HEX2DEC([.DN$2])));&quot;&quot;)" office:value-type="string" office:string-value="" calcext:value-type="string">
            <text:p/>
          </table:table-cell>
          <table:table-cell table:style-name="ce7" table:formula="of:=IFERROR(CHAR(BITXOR(HEX2DEC([$ciphertext.DO2]);HEX2DEC([.DO$2])));&quot;&quot;)" office:value-type="string" office:string-value="" calcext:value-type="string">
            <text:p/>
          </table:table-cell>
          <table:table-cell table:style-name="ce7" table:formula="of:=IFERROR(CHAR(BITXOR(HEX2DEC([$ciphertext.DP2]);HEX2DEC([.DP$2])));&quot;&quot;)" office:value-type="string" office:string-value="" calcext:value-type="string">
            <text:p/>
          </table:table-cell>
          <table:table-cell table:style-name="ce7" table:formula="of:=IFERROR(CHAR(BITXOR(HEX2DEC([$ciphertext.DQ2]);HEX2DEC([.DQ$2])));&quot;&quot;)" office:value-type="string" office:string-value="" calcext:value-type="string">
            <text:p/>
          </table:table-cell>
          <table:table-cell table:style-name="ce7" table:formula="of:=IFERROR(CHAR(BITXOR(HEX2DEC([$ciphertext.DR2]);HEX2DEC([.DR$2])));&quot;&quot;)" office:value-type="string" office:string-value="" calcext:value-type="string">
            <text:p/>
          </table:table-cell>
          <table:table-cell table:style-name="ce7" table:formula="of:=IFERROR(CHAR(BITXOR(HEX2DEC([$ciphertext.DS2]);HEX2DEC([.DS$2])));&quot;&quot;)" office:value-type="string" office:string-value="" calcext:value-type="string">
            <text:p/>
          </table:table-cell>
          <table:table-cell table:style-name="ce7" table:formula="of:=IFERROR(CHAR(BITXOR(HEX2DEC([$ciphertext.DT2]);HEX2DEC([.DT$2])));&quot;&quot;)" office:value-type="string" office:string-value="" calcext:value-type="string">
            <text:p/>
          </table:table-cell>
          <table:table-cell table:style-name="ce7" table:formula="of:=IFERROR(CHAR(BITXOR(HEX2DEC([$ciphertext.DU2]);HEX2DEC([.DU$2])));&quot;&quot;)" office:value-type="string" office:string-value="" calcext:value-type="string">
            <text:p/>
          </table:table-cell>
          <table:table-cell table:style-name="ce7" table:formula="of:=IFERROR(CHAR(BITXOR(HEX2DEC([$ciphertext.DV2]);HEX2DEC([.DV$2])));&quot;&quot;)" office:value-type="string" office:string-value="" calcext:value-type="string">
            <text:p/>
          </table:table-cell>
          <table:table-cell table:style-name="ce7" table:formula="of:=IFERROR(CHAR(BITXOR(HEX2DEC([$ciphertext.DW2]);HEX2DEC([.DW$2])));&quot;&quot;)" office:value-type="string" office:string-value="" calcext:value-type="string">
            <text:p/>
          </table:table-cell>
          <table:table-cell table:style-name="ce7" table:formula="of:=IFERROR(CHAR(BITXOR(HEX2DEC([$ciphertext.DX2]);HEX2DEC([.DX$2])));&quot;&quot;)" office:value-type="string" office:string-value="" calcext:value-type="string">
            <text:p/>
          </table:table-cell>
          <table:table-cell table:style-name="ce7" table:formula="of:=IFERROR(CHAR(BITXOR(HEX2DEC([$ciphertext.DY2]);HEX2DEC([.DY$2])));&quot;&quot;)" office:value-type="string" office:string-value="" calcext:value-type="string">
            <text:p/>
          </table:table-cell>
          <table:table-cell table:style-name="ce7" table:formula="of:=IFERROR(CHAR(BITXOR(HEX2DEC([$ciphertext.DZ2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2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2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2]);HEX2DEC([.EC$2])));&quot;&quot;)" office:value-type="string" office:string-value="" calcext:value-type="string">
            <text:p/>
          </table:table-cell>
          <table:table-cell table:style-name="ce7" table:formula="of:=IFERROR(CHAR(BITXOR(HEX2DEC([$ciphertext.ED2]);HEX2DEC([.ED$2])));&quot;&quot;)" office:value-type="string" office:string-value="" calcext:value-type="string">
            <text:p/>
          </table:table-cell>
          <table:table-cell table:style-name="ce7" table:formula="of:=IFERROR(CHAR(BITXOR(HEX2DEC([$ciphertext.EE2]);HEX2DEC([.EE$2])));&quot;&quot;)" office:value-type="string" office:string-value="" calcext:value-type="string">
            <text:p/>
          </table:table-cell>
          <table:table-cell table:style-name="ce7" table:formula="of:=IFERROR(CHAR(BITXOR(HEX2DEC([$ciphertext.EF2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2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2]);HEX2DEC([.EH$2])));&quot;&quot;)" office:value-type="string" office:string-value="" calcext:value-type="string">
            <text:p/>
          </table:table-cell>
          <table:table-cell table:style-name="ce7" table:formula="of:=IFERROR(CHAR(BITXOR(HEX2DEC([$ciphertext.EI2]);HEX2DEC([.EI$2])));&quot;&quot;)" office:value-type="string" office:string-value="" calcext:value-type="string">
            <text:p/>
          </table:table-cell>
          <table:table-cell table:style-name="ce7" table:formula="of:=IFERROR(CHAR(BITXOR(HEX2DEC([$ciphertext.EJ2]);HEX2DEC([.EJ$2])));&quot;&quot;)" office:value-type="string" office:string-value="" calcext:value-type="string">
            <text:p/>
          </table:table-cell>
          <table:table-cell table:style-name="ce7" table:formula="of:=IFERROR(CHAR(BITXOR(HEX2DEC([$ciphertext.EK2]);HEX2DEC([.EK$2])));&quot;&quot;)" office:value-type="string" office:string-value="" calcext:value-type="string">
            <text:p/>
          </table:table-cell>
          <table:table-cell table:style-name="ce7" table:formula="of:=IFERROR(CHAR(BITXOR(HEX2DEC([$ciphertext.EL2]);HEX2DEC([.EL$2])));&quot;&quot;)" office:value-type="string" office:string-value="" calcext:value-type="string">
            <text:p/>
          </table:table-cell>
          <table:table-cell table:style-name="ce7" table:formula="of:=IFERROR(CHAR(BITXOR(HEX2DEC([$ciphertext.EM2]);HEX2DEC([.EM$2])));&quot;&quot;)" office:value-type="string" office:string-value="" calcext:value-type="string">
            <text:p/>
          </table:table-cell>
          <table:table-cell table:style-name="ce7" table:formula="of:=IFERROR(CHAR(BITXOR(HEX2DEC([$ciphertext.EN2]);HEX2DEC([.EN$2])));&quot;&quot;)" office:value-type="string" office:string-value="" calcext:value-type="string">
            <text:p/>
          </table:table-cell>
          <table:table-cell table:style-name="ce7" table:formula="of:=IFERROR(CHAR(BITXOR(HEX2DEC([$ciphertext.EO2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2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2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2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2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2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2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2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2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2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2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2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2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2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2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2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2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2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2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2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2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2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2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2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2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2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2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2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2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2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2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2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2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2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2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2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2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2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2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2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2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2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3]);HEX2DEC([.A$2])));&quot;&quot;)" office:value-type="string" office:string-value="2" calcext:value-type="string">
            <text:p>2</text:p>
          </table:table-cell>
          <table:table-cell table:style-name="ce7" table:formula="of:=IFERROR(CHAR(BITXOR(HEX2DEC([$ciphertext.B3]);HEX2DEC([.B$2])));&quot;&quot;)" office:value-type="string" office:string-value="Q" calcext:value-type="string">
            <text:p>Q</text:p>
          </table:table-cell>
          <table:table-cell table:style-name="ce7" table:formula="of:=IFERROR(CHAR(BITXOR(HEX2DEC([$ciphertext.C3]);HEX2DEC([.C$2])));&quot;&quot;)" office:value-type="string" office:string-value="" calcext:value-type="string">
            <text:p/>
          </table:table-cell>
          <table:table-cell table:style-name="ce7" table:formula="of:=IFERROR(CHAR(BITXOR(HEX2DEC([$ciphertext.D3]);HEX2DEC([.D$2])));&quot;&quot;)" office:value-type="string" office:string-value="©" calcext:value-type="string">
            <text:p>©</text:p>
          </table:table-cell>
          <table:table-cell table:style-name="ce7" table:formula="of:=IFERROR(CHAR(BITXOR(HEX2DEC([$ciphertext.E3]);HEX2DEC([.E$2])));&quot;&quot;)" office:value-type="string" office:string-value="§" calcext:value-type="string">
            <text:p>§</text:p>
          </table:table-cell>
          <table:table-cell table:style-name="ce7" table:formula="of:=IFERROR(CHAR(BITXOR(HEX2DEC([$ciphertext.F3]);HEX2DEC([.F$2])));&quot;&quot;)" office:value-type="string" office:string-value="˛" calcext:value-type="string">
            <text:p>˛</text:p>
          </table:table-cell>
          <table:table-cell table:style-name="ce7" table:formula="of:=IFERROR(CHAR(BITXOR(HEX2DEC([$ciphertext.G3]);HEX2DEC([.G$2])));&quot;&quot;)" office:value-type="string" office:string-value="»" calcext:value-type="string">
            <text:p>»</text:p>
          </table:table-cell>
          <table:table-cell table:style-name="ce7" table:formula="of:=IFERROR(CHAR(BITXOR(HEX2DEC([$ciphertext.H3]);HEX2DEC([.H$2])));&quot;&quot;)" office:value-type="string" office:string-value="©" calcext:value-type="string">
            <text:p>©</text:p>
          </table:table-cell>
          <table:table-cell table:style-name="ce7" table:formula="of:=IFERROR(CHAR(BITXOR(HEX2DEC([$ciphertext.I3]);HEX2DEC([.I$2])));&quot;&quot;)" office:value-type="string" office:string-value="¸" calcext:value-type="string">
            <text:p>¸</text:p>
          </table:table-cell>
          <table:table-cell table:style-name="ce7" table:formula="of:=IFERROR(CHAR(BITXOR(HEX2DEC([$ciphertext.J3]);HEX2DEC([.J$2])));&quot;&quot;)" office:value-type="string" office:string-value="" calcext:value-type="string">
            <text:p/>
          </table:table-cell>
          <table:table-cell table:style-name="ce7" table:formula="of:=IFERROR(CHAR(BITXOR(HEX2DEC([$ciphertext.K3]);HEX2DEC([.K$2])));&quot;&quot;)" office:value-type="string" office:string-value="]" calcext:value-type="string">
            <text:p>]</text:p>
          </table:table-cell>
          <table:table-cell table:style-name="ce7" table:formula="of:=IFERROR(CHAR(BITXOR(HEX2DEC([$ciphertext.L3]);HEX2DEC([.L$2])));&quot;&quot;)" office:value-type="string" office:string-value="C" calcext:value-type="string">
            <text:p>C</text:p>
          </table:table-cell>
          <table:table-cell table:style-name="ce7" table:formula="of:=IFERROR(CHAR(BITXOR(HEX2DEC([$ciphertext.M3]);HEX2DEC([.M$2])));&quot;&quot;)" office:value-type="string" office:string-value="Ł" calcext:value-type="string">
            <text:p>Ł</text:p>
          </table:table-cell>
          <table:table-cell table:style-name="ce7" table:formula="of:=IFERROR(CHAR(BITXOR(HEX2DEC([$ciphertext.N3]);HEX2DEC([.N$2])));&quot;&quot;)" office:value-type="string" office:string-value="" calcext:value-type="string">
            <text:p/>
          </table:table-cell>
          <table:table-cell table:style-name="ce7" table:formula="of:=IFERROR(CHAR(BITXOR(HEX2DEC([$ciphertext.O3]);HEX2DEC([.O$2])));&quot;&quot;)" office:value-type="string" office:string-value="µ" calcext:value-type="string">
            <text:p>µ</text:p>
          </table:table-cell>
          <table:table-cell table:style-name="ce7" table:formula="of:=IFERROR(CHAR(BITXOR(HEX2DEC([$ciphertext.P3]);HEX2DEC([.P$2])));&quot;&quot;)" office:value-type="string" office:string-value="q" calcext:value-type="string">
            <text:p>q</text:p>
          </table:table-cell>
          <table:table-cell table:style-name="ce7" table:formula="of:=IFERROR(CHAR(BITXOR(HEX2DEC([$ciphertext.Q3]);HEX2DEC([.Q$2])));&quot;&quot;)" office:value-type="string" office:string-value="L" calcext:value-type="string">
            <text:p>L</text:p>
          </table:table-cell>
          <table:table-cell table:style-name="ce7" table:formula="of:=IFERROR(CHAR(BITXOR(HEX2DEC([$ciphertext.R3]);HEX2DEC([.R$2])));&quot;&quot;)" office:value-type="string" office:string-value="Ŕ" calcext:value-type="string">
            <text:p>Ŕ</text:p>
          </table:table-cell>
          <table:table-cell table:style-name="ce7" table:formula="of:=IFERROR(CHAR(BITXOR(HEX2DEC([$ciphertext.S3]);HEX2DEC([.S$2])));&quot;&quot;)" office:value-type="string" office:string-value="»" calcext:value-type="string">
            <text:p>»</text:p>
          </table:table-cell>
          <table:table-cell table:style-name="ce7" table:formula="of:=IFERROR(CHAR(BITXOR(HEX2DEC([$ciphertext.T3]);HEX2DEC([.T$2])));&quot;&quot;)" office:value-type="string" office:string-value="" calcext:value-type="string">
            <text:p/>
          </table:table-cell>
          <table:table-cell table:style-name="ce7" table:formula="of:=IFERROR(CHAR(BITXOR(HEX2DEC([$ciphertext.U3]);HEX2DEC([.U$2])));&quot;&quot;)" office:value-type="string" office:string-value="Š" calcext:value-type="string">
            <text:p>Š</text:p>
          </table:table-cell>
          <table:table-cell table:style-name="ce7" table:formula="of:=IFERROR(CHAR(BITXOR(HEX2DEC([$ciphertext.V3]);HEX2DEC([.V$2])));&quot;&quot;)" office:value-type="string" office:string-value="4" calcext:value-type="string">
            <text:p>4</text:p>
          </table:table-cell>
          <table:table-cell table:style-name="ce7" table:formula="of:=IFERROR(CHAR(BITXOR(HEX2DEC([$ciphertext.W3]);HEX2DEC([.W$2])));&quot;&quot;)" office:value-type="string" office:string-value="�" calcext:value-type="string">
            <text:p>�</text:p>
          </table:table-cell>
          <table:table-cell table:style-name="ce7" table:formula="of:=IFERROR(CHAR(BITXOR(HEX2DEC([$ciphertext.X3]);HEX2DEC([.X$2])));&quot;&quot;)" office:value-type="string" office:string-value="M" calcext:value-type="string">
            <text:p>M</text:p>
          </table:table-cell>
          <table:table-cell table:style-name="ce7" table:formula="of:=IFERROR(CHAR(BITXOR(HEX2DEC([$ciphertext.Y3]);HEX2DEC([.Y$2])));&quot;&quot;)" office:value-type="string" office:string-value="Ů" calcext:value-type="string">
            <text:p>Ů</text:p>
          </table:table-cell>
          <table:table-cell table:style-name="ce7" table:formula="of:=IFERROR(CHAR(BITXOR(HEX2DEC([$ciphertext.Z3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3]);HEX2DEC([.AA$2])));&quot;&quot;)" office:value-type="string" office:string-value="" calcext:value-type="string">
            <text:p/>
          </table:table-cell>
          <table:table-cell table:style-name="ce7" table:formula="of:=IFERROR(CHAR(BITXOR(HEX2DEC([$ciphertext.AB3]);HEX2DEC([.AB$2])));&quot;&quot;)" office:value-type="string" office:string-value="¸" calcext:value-type="string">
            <text:p>¸</text:p>
          </table:table-cell>
          <table:table-cell table:style-name="ce7" table:formula="of:=IFERROR(CHAR(BITXOR(HEX2DEC([$ciphertext.AC3]);HEX2DEC([.AC$2])));&quot;&quot;)" office:value-type="string" office:string-value="­" calcext:value-type="string">
            <text:p>­</text:p>
          </table:table-cell>
          <table:table-cell table:style-name="ce7" table:formula="of:=IFERROR(CHAR(BITXOR(HEX2DEC([$ciphertext.AD3]);HEX2DEC([.AD$2])));&quot;&quot;)" office:value-type="string" office:string-value="@" calcext:value-type="string">
            <text:p>@</text:p>
          </table:table-cell>
          <table:table-cell table:style-name="ce7" table:formula="of:=IFERROR(CHAR(BITXOR(HEX2DEC([$ciphertext.AE3]);HEX2DEC([.AE$2])));&quot;&quot;)" office:value-type="string" office:string-value="¶" calcext:value-type="string">
            <text:p>¶</text:p>
          </table:table-cell>
          <table:table-cell table:style-name="ce7" table:formula="of:=IFERROR(CHAR(BITXOR(HEX2DEC([$ciphertext.AF3]);HEX2DEC([.AF$2])));&quot;&quot;)" office:value-type="string" office:string-value="+" calcext:value-type="string">
            <text:p>+</text:p>
          </table:table-cell>
          <table:table-cell table:style-name="ce7" table:formula="of:=IFERROR(CHAR(BITXOR(HEX2DEC([$ciphertext.AG3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3]);HEX2DEC([.AH$2])));&quot;&quot;)" office:value-type="string" office:string-value="ß" calcext:value-type="string">
            <text:p>ß</text:p>
          </table:table-cell>
          <table:table-cell table:style-name="ce7" table:formula="of:=IFERROR(CHAR(BITXOR(HEX2DEC([$ciphertext.AI3]);HEX2DEC([.AI$2])));&quot;&quot;)" office:value-type="string" office:string-value="D" calcext:value-type="string">
            <text:p>D</text:p>
          </table:table-cell>
          <table:table-cell table:style-name="ce7" table:formula="of:=IFERROR(CHAR(BITXOR(HEX2DEC([$ciphertext.AJ3]);HEX2DEC([.AJ$2])));&quot;&quot;)" office:value-type="string" office:string-value="ş" calcext:value-type="string">
            <text:p>ş</text:p>
          </table:table-cell>
          <table:table-cell table:style-name="ce7" table:formula="of:=IFERROR(CHAR(BITXOR(HEX2DEC([$ciphertext.AK3]);HEX2DEC([.AK$2])));&quot;&quot;)" office:value-type="string" office:string-value="n" calcext:value-type="string">
            <text:p>n</text:p>
          </table:table-cell>
          <table:table-cell table:style-name="ce7" table:formula="of:=IFERROR(CHAR(BITXOR(HEX2DEC([$ciphertext.AL3]);HEX2DEC([.AL$2])));&quot;&quot;)" office:value-type="string" office:string-value="ť" calcext:value-type="string">
            <text:p>ť</text:p>
          </table:table-cell>
          <table:table-cell table:style-name="ce7" table:formula="of:=IFERROR(CHAR(BITXOR(HEX2DEC([$ciphertext.AM3]);HEX2DEC([.AM$2])));&quot;&quot;)" office:value-type="string" office:string-value="Š" calcext:value-type="string">
            <text:p>Š</text:p>
          </table:table-cell>
          <table:table-cell table:style-name="ce7" table:formula="of:=IFERROR(CHAR(BITXOR(HEX2DEC([$ciphertext.AN3]);HEX2DEC([.AN$2])));&quot;&quot;)" office:value-type="string" office:string-value="#" calcext:value-type="string">
            <text:p>#</text:p>
          </table:table-cell>
          <table:table-cell table:style-name="ce7" table:formula="of:=IFERROR(CHAR(BITXOR(HEX2DEC([$ciphertext.AO3]);HEX2DEC([.AO$2])));&quot;&quot;)" office:value-type="string" office:string-value="h" calcext:value-type="string">
            <text:p>h</text:p>
          </table:table-cell>
          <table:table-cell table:style-name="ce7" table:formula="of:=IFERROR(CHAR(BITXOR(HEX2DEC([$ciphertext.AP3]);HEX2DEC([.AP$2])));&quot;&quot;)" office:value-type="string" office:string-value="ĺ" calcext:value-type="string">
            <text:p>ĺ</text:p>
          </table:table-cell>
          <table:table-cell table:style-name="ce7" table:formula="of:=IFERROR(CHAR(BITXOR(HEX2DEC([$ciphertext.AQ3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3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3]);HEX2DEC([.AS$2])));&quot;&quot;)" office:value-type="string" office:string-value="ŕ" calcext:value-type="string">
            <text:p>ŕ</text:p>
          </table:table-cell>
          <table:table-cell table:style-name="ce7" table:formula="of:=IFERROR(CHAR(BITXOR(HEX2DEC([$ciphertext.AT3]);HEX2DEC([.AT$2])));&quot;&quot;)" office:value-type="string" office:string-value="ç" calcext:value-type="string">
            <text:p>ç</text:p>
          </table:table-cell>
          <table:table-cell table:style-name="ce7" table:formula="of:=IFERROR(CHAR(BITXOR(HEX2DEC([$ciphertext.AU3]);HEX2DEC([.AU$2])));&quot;&quot;)" office:value-type="string" office:string-value="˛" calcext:value-type="string">
            <text:p>˛</text:p>
          </table:table-cell>
          <table:table-cell table:style-name="ce7" table:formula="of:=IFERROR(CHAR(BITXOR(HEX2DEC([$ciphertext.AV3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3]);HEX2DEC([.AW$2])));&quot;&quot;)" office:value-type="string" office:string-value="·" calcext:value-type="string">
            <text:p>·</text:p>
          </table:table-cell>
          <table:table-cell table:style-name="ce7" table:formula="of:=IFERROR(CHAR(BITXOR(HEX2DEC([$ciphertext.AX3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3]);HEX2DEC([.AY$2])));&quot;&quot;)" office:value-type="string" office:string-value="›" calcext:value-type="string">
            <text:p>›</text:p>
          </table:table-cell>
          <table:table-cell table:style-name="ce7" table:formula="of:=IFERROR(CHAR(BITXOR(HEX2DEC([$ciphertext.AZ3]);HEX2DEC([.AZ$2])));&quot;&quot;)" office:value-type="string" office:string-value="‚" calcext:value-type="string">
            <text:p>‚</text:p>
          </table:table-cell>
          <table:table-cell table:style-name="ce7" table:formula="of:=IFERROR(CHAR(BITXOR(HEX2DEC([$ciphertext.BA3]);HEX2DEC([.BA$2])));&quot;&quot;)" office:value-type="string" office:string-value="a" calcext:value-type="string">
            <text:p>a</text:p>
          </table:table-cell>
          <table:table-cell table:style-name="ce7" table:formula="of:=IFERROR(CHAR(BITXOR(HEX2DEC([$ciphertext.BB3]);HEX2DEC([.BB$2])));&quot;&quot;)" office:value-type="string" office:string-value="" calcext:value-type="string">
            <text:p/>
          </table:table-cell>
          <table:table-cell table:style-name="ce7" table:formula="of:=IFERROR(CHAR(BITXOR(HEX2DEC([$ciphertext.BC3]);HEX2DEC([.BC$2])));&quot;&quot;)" office:value-type="string" office:string-value="+" calcext:value-type="string">
            <text:p>+</text:p>
          </table:table-cell>
          <table:table-cell table:style-name="ce7" table:formula="of:=IFERROR(CHAR(BITXOR(HEX2DEC([$ciphertext.BD3]);HEX2DEC([.BD$2])));&quot;&quot;)" office:value-type="string" office:string-value="¬" calcext:value-type="string">
            <text:p>¬</text:p>
          </table:table-cell>
          <table:table-cell table:style-name="ce7" table:formula="of:=IFERROR(CHAR(BITXOR(HEX2DEC([$ciphertext.BE3]);HEX2DEC([.BE$2])));&quot;&quot;)" office:value-type="string" office:string-value="¶" calcext:value-type="string">
            <text:p>¶</text:p>
          </table:table-cell>
          <table:table-cell table:style-name="ce7" table:formula="of:=IFERROR(CHAR(BITXOR(HEX2DEC([$ciphertext.BF3]);HEX2DEC([.BF$2])));&quot;&quot;)" office:value-type="string" office:string-value="Č" calcext:value-type="string">
            <text:p>Č</text:p>
          </table:table-cell>
          <table:table-cell table:style-name="ce7" table:formula="of:=IFERROR(CHAR(BITXOR(HEX2DEC([$ciphertext.BG3]);HEX2DEC([.BG$2])));&quot;&quot;)" office:value-type="string" office:string-value="f" calcext:value-type="string">
            <text:p>f</text:p>
          </table:table-cell>
          <table:table-cell table:style-name="ce7" table:formula="of:=IFERROR(CHAR(BITXOR(HEX2DEC([$ciphertext.BH3]);HEX2DEC([.BH$2])));&quot;&quot;)" office:value-type="string" office:string-value="˘" calcext:value-type="string">
            <text:p>˘</text:p>
          </table:table-cell>
          <table:table-cell table:style-name="ce7" table:formula="of:=IFERROR(CHAR(BITXOR(HEX2DEC([$ciphertext.BI3]);HEX2DEC([.BI$2])));&quot;&quot;)" office:value-type="string" office:string-value="2" calcext:value-type="string">
            <text:p>2</text:p>
          </table:table-cell>
          <table:table-cell table:style-name="ce7" table:formula="of:=IFERROR(CHAR(BITXOR(HEX2DEC([$ciphertext.BJ3]);HEX2DEC([.BJ$2])));&quot;&quot;)" office:value-type="string" office:string-value="ß" calcext:value-type="string">
            <text:p>ß</text:p>
          </table:table-cell>
          <table:table-cell table:style-name="ce7" table:formula="of:=IFERROR(CHAR(BITXOR(HEX2DEC([$ciphertext.BK3]);HEX2DEC([.BK$2])));&quot;&quot;)" office:value-type="string" office:string-value="â" calcext:value-type="string">
            <text:p>â</text:p>
          </table:table-cell>
          <table:table-cell table:style-name="ce7" table:formula="of:=IFERROR(CHAR(BITXOR(HEX2DEC([$ciphertext.BL3]);HEX2DEC([.BL$2])));&quot;&quot;)" office:value-type="string" office:string-value="W" calcext:value-type="string">
            <text:p>W</text:p>
          </table:table-cell>
          <table:table-cell table:style-name="ce7" table:formula="of:=IFERROR(CHAR(BITXOR(HEX2DEC([$ciphertext.BM3]);HEX2DEC([.BM$2])));&quot;&quot;)" office:value-type="string" office:string-value="R" calcext:value-type="string">
            <text:p>R</text:p>
          </table:table-cell>
          <table:table-cell table:style-name="ce7" table:formula="of:=IFERROR(CHAR(BITXOR(HEX2DEC([$ciphertext.BN3]);HEX2DEC([.BN$2])));&quot;&quot;)" office:value-type="string" office:string-value="}" calcext:value-type="string">
            <text:p>}</text:p>
          </table:table-cell>
          <table:table-cell table:style-name="ce7" table:formula="of:=IFERROR(CHAR(BITXOR(HEX2DEC([$ciphertext.BO3]);HEX2DEC([.BO$2])));&quot;&quot;)" office:value-type="string" office:string-value="Â" calcext:value-type="string">
            <text:p>Â</text:p>
          </table:table-cell>
          <table:table-cell table:style-name="ce7" table:formula="of:=IFERROR(CHAR(BITXOR(HEX2DEC([$ciphertext.BP3]);HEX2DEC([.BP$2])));&quot;&quot;)" office:value-type="string" office:string-value="“" calcext:value-type="string">
            <text:p>“</text:p>
          </table:table-cell>
          <table:table-cell table:style-name="ce7" table:formula="of:=IFERROR(CHAR(BITXOR(HEX2DEC([$ciphertext.BQ3]);HEX2DEC([.BQ$2])));&quot;&quot;)" office:value-type="string" office:string-value="�" calcext:value-type="string">
            <text:p>�</text:p>
          </table:table-cell>
          <table:table-cell table:style-name="ce7" table:formula="of:=IFERROR(CHAR(BITXOR(HEX2DEC([$ciphertext.BR3]);HEX2DEC([.BR$2])));&quot;&quot;)" office:value-type="string" office:string-value="ő" calcext:value-type="string">
            <text:p>ő</text:p>
          </table:table-cell>
          <table:table-cell table:style-name="ce7" table:formula="of:=IFERROR(CHAR(BITXOR(HEX2DEC([$ciphertext.BS3]);HEX2DEC([.BS$2])));&quot;&quot;)" office:value-type="string" office:string-value="ó" calcext:value-type="string">
            <text:p>ó</text:p>
          </table:table-cell>
          <table:table-cell table:style-name="ce7" table:formula="of:=IFERROR(CHAR(BITXOR(HEX2DEC([$ciphertext.BT3]);HEX2DEC([.BT$2])));&quot;&quot;)" office:value-type="string" office:string-value="%" calcext:value-type="string">
            <text:p>%</text:p>
          </table:table-cell>
          <table:table-cell table:style-name="ce7" table:formula="of:=IFERROR(CHAR(BITXOR(HEX2DEC([$ciphertext.BU3]);HEX2DEC([.BU$2])));&quot;&quot;)" office:value-type="string" office:string-value="" calcext:value-type="string">
            <text:p/>
          </table:table-cell>
          <table:table-cell table:style-name="ce7" table:formula="of:=IFERROR(CHAR(BITXOR(HEX2DEC([$ciphertext.BV3]);HEX2DEC([.BV$2])));&quot;&quot;)" office:value-type="string" office:string-value="&#13;" calcext:value-type="string">
            <text:p></text:p>
          </table:table-cell>
          <table:table-cell table:style-name="ce7" table:formula="of:=IFERROR(CHAR(BITXOR(HEX2DEC([$ciphertext.BW3]);HEX2DEC([.BW$2])));&quot;&quot;)" office:value-type="string" office:string-value="G" calcext:value-type="string">
            <text:p>G</text:p>
          </table:table-cell>
          <table:table-cell table:style-name="ce7" table:formula="of:=IFERROR(CHAR(BITXOR(HEX2DEC([$ciphertext.BX3]);HEX2DEC([.BX$2])));&quot;&quot;)" office:value-type="string" office:string-value="ĺ" calcext:value-type="string">
            <text:p>ĺ</text:p>
          </table:table-cell>
          <table:table-cell table:style-name="ce7" table:formula="of:=IFERROR(CHAR(BITXOR(HEX2DEC([$ciphertext.BY3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3]);HEX2DEC([.BZ$2])));&quot;&quot;)" office:value-type="string" office:string-value="Ć" calcext:value-type="string">
            <text:p>Ć</text:p>
          </table:table-cell>
          <table:table-cell table:style-name="ce7" table:formula="of:=IFERROR(CHAR(BITXOR(HEX2DEC([$ciphertext.CA3]);HEX2DEC([.CA$2])));&quot;&quot;)" office:value-type="string" office:string-value="n" calcext:value-type="string">
            <text:p>n</text:p>
          </table:table-cell>
          <table:table-cell table:style-name="ce7" table:formula="of:=IFERROR(CHAR(BITXOR(HEX2DEC([$ciphertext.CB3]);HEX2DEC([.CB$2])));&quot;&quot;)" office:value-type="string" office:string-value="“" calcext:value-type="string">
            <text:p>“</text:p>
          </table:table-cell>
          <table:table-cell table:style-name="ce7" table:formula="of:=IFERROR(CHAR(BITXOR(HEX2DEC([$ciphertext.CC3]);HEX2DEC([.CC$2])));&quot;&quot;)" office:value-type="string" office:string-value="]" calcext:value-type="string">
            <text:p>]</text:p>
          </table:table-cell>
          <table:table-cell table:style-name="ce7" table:formula="of:=IFERROR(CHAR(BITXOR(HEX2DEC([$ciphertext.CD3]);HEX2DEC([.CD$2])));&quot;&quot;)" office:value-type="string" office:string-value="č" calcext:value-type="string">
            <text:p>č</text:p>
          </table:table-cell>
          <table:table-cell table:style-name="ce7" table:formula="of:=IFERROR(CHAR(BITXOR(HEX2DEC([$ciphertext.CE3]);HEX2DEC([.CE$2])));&quot;&quot;)" office:value-type="string" office:string-value="" calcext:value-type="string">
            <text:p/>
          </table:table-cell>
          <table:table-cell table:style-name="ce7" table:formula="of:=IFERROR(CHAR(BITXOR(HEX2DEC([$ciphertext.CF3]);HEX2DEC([.CF$2])));&quot;&quot;)" office:value-type="string" office:string-value="0" calcext:value-type="string">
            <text:p>0</text:p>
          </table:table-cell>
          <table:table-cell table:style-name="ce7" table:formula="of:=IFERROR(CHAR(BITXOR(HEX2DEC([$ciphertext.CG3]);HEX2DEC([.CG$2])));&quot;&quot;)" office:value-type="string" office:string-value="µ" calcext:value-type="string">
            <text:p>µ</text:p>
          </table:table-cell>
          <table:table-cell table:style-name="ce7" table:formula="of:=IFERROR(CHAR(BITXOR(HEX2DEC([$ciphertext.CH3]);HEX2DEC([.CH$2])));&quot;&quot;)" office:value-type="string" office:string-value="›" calcext:value-type="string">
            <text:p>›</text:p>
          </table:table-cell>
          <table:table-cell table:style-name="ce7" table:formula="of:=IFERROR(CHAR(BITXOR(HEX2DEC([$ciphertext.CI3]);HEX2DEC([.CI$2])));&quot;&quot;)" office:value-type="string" office:string-value="z" calcext:value-type="string">
            <text:p>z</text:p>
          </table:table-cell>
          <table:table-cell table:style-name="ce7" table:formula="of:=IFERROR(CHAR(BITXOR(HEX2DEC([$ciphertext.CJ3]);HEX2DEC([.CJ$2])));&quot;&quot;)" office:value-type="string" office:string-value="ű" calcext:value-type="string">
            <text:p>ű</text:p>
          </table:table-cell>
          <table:table-cell table:style-name="ce7" table:formula="of:=IFERROR(CHAR(BITXOR(HEX2DEC([$ciphertext.CK3]);HEX2DEC([.CK$2])));&quot;&quot;)" office:value-type="string" office:string-value="_" calcext:value-type="string">
            <text:p>_</text:p>
          </table:table-cell>
          <table:table-cell table:style-name="ce7" table:formula="of:=IFERROR(CHAR(BITXOR(HEX2DEC([$ciphertext.CL3]);HEX2DEC([.CL$2])));&quot;&quot;)" office:value-type="string" office:string-value="A" calcext:value-type="string">
            <text:p>A</text:p>
          </table:table-cell>
          <table:table-cell table:style-name="ce7" table:formula="of:=IFERROR(CHAR(BITXOR(HEX2DEC([$ciphertext.CM3]);HEX2DEC([.CM$2])));&quot;&quot;)" office:value-type="string" office:string-value="Ż" calcext:value-type="string">
            <text:p>Ż</text:p>
          </table:table-cell>
          <table:table-cell table:style-name="ce7" table:formula="of:=IFERROR(CHAR(BITXOR(HEX2DEC([$ciphertext.CN3]);HEX2DEC([.CN$2])));&quot;&quot;)" office:value-type="string" office:string-value="¨" calcext:value-type="string">
            <text:p>¨</text:p>
          </table:table-cell>
          <table:table-cell table:style-name="ce7" table:formula="of:=IFERROR(CHAR(BITXOR(HEX2DEC([$ciphertext.CO3]);HEX2DEC([.CO$2])));&quot;&quot;)" office:value-type="string" office:string-value="Ö" calcext:value-type="string">
            <text:p>Ö</text:p>
          </table:table-cell>
          <table:table-cell table:style-name="ce7" table:formula="of:=IFERROR(CHAR(BITXOR(HEX2DEC([$ciphertext.CP3]);HEX2DEC([.CP$2])));&quot;&quot;)" office:value-type="string" office:string-value="a" calcext:value-type="string">
            <text:p>a</text:p>
          </table:table-cell>
          <table:table-cell table:style-name="ce7" table:formula="of:=IFERROR(CHAR(BITXOR(HEX2DEC([$ciphertext.CQ3]);HEX2DEC([.CQ$2])));&quot;&quot;)" office:value-type="string" office:string-value="Ë" calcext:value-type="string">
            <text:p>Ë</text:p>
          </table:table-cell>
          <table:table-cell table:style-name="ce7" table:formula="of:=IFERROR(CHAR(BITXOR(HEX2DEC([$ciphertext.CR3]);HEX2DEC([.CR$2])));&quot;&quot;)" office:value-type="string" office:string-value="" calcext:value-type="string">
            <text:p/>
          </table:table-cell>
          <table:table-cell table:style-name="ce7" table:formula="of:=IFERROR(CHAR(BITXOR(HEX2DEC([$ciphertext.CS3]);HEX2DEC([.CS$2])));&quot;&quot;)" office:value-type="string" office:string-value="" calcext:value-type="string">
            <text:p/>
          </table:table-cell>
          <table:table-cell table:style-name="ce7" table:formula="of:=IFERROR(CHAR(BITXOR(HEX2DEC([$ciphertext.CT3]);HEX2DEC([.CT$2])));&quot;&quot;)" office:value-type="string" office:string-value="" calcext:value-type="string">
            <text:p/>
          </table:table-cell>
          <table:table-cell table:style-name="ce7" table:formula="of:=IFERROR(CHAR(BITXOR(HEX2DEC([$ciphertext.CU3]);HEX2DEC([.CU$2])));&quot;&quot;)" office:value-type="string" office:string-value="" calcext:value-type="string">
            <text:p/>
          </table:table-cell>
          <table:table-cell table:style-name="ce7" table:formula="of:=IFERROR(CHAR(BITXOR(HEX2DEC([$ciphertext.CV3]);HEX2DEC([.CV$2])));&quot;&quot;)" office:value-type="string" office:string-value="" calcext:value-type="string">
            <text:p/>
          </table:table-cell>
          <table:table-cell table:style-name="ce7" table:formula="of:=IFERROR(CHAR(BITXOR(HEX2DEC([$ciphertext.CW3]);HEX2DEC([.CW$2])));&quot;&quot;)" office:value-type="string" office:string-value="" calcext:value-type="string">
            <text:p/>
          </table:table-cell>
          <table:table-cell table:style-name="ce7" table:formula="of:=IFERROR(CHAR(BITXOR(HEX2DEC([$ciphertext.CX3]);HEX2DEC([.CX$2])));&quot;&quot;)" office:value-type="string" office:string-value="" calcext:value-type="string">
            <text:p/>
          </table:table-cell>
          <table:table-cell table:style-name="ce7" table:formula="of:=IFERROR(CHAR(BITXOR(HEX2DEC([$ciphertext.CY3]);HEX2DEC([.CY$2])));&quot;&quot;)" office:value-type="string" office:string-value="" calcext:value-type="string">
            <text:p/>
          </table:table-cell>
          <table:table-cell table:style-name="ce7" table:formula="of:=IFERROR(CHAR(BITXOR(HEX2DEC([$ciphertext.CZ3]);HEX2DEC([.CZ$2])));&quot;&quot;)" office:value-type="string" office:string-value="" calcext:value-type="string">
            <text:p/>
          </table:table-cell>
          <table:table-cell table:style-name="ce7" table:formula="of:=IFERROR(CHAR(BITXOR(HEX2DEC([$ciphertext.DA3]);HEX2DEC([.DA$2])));&quot;&quot;)" office:value-type="string" office:string-value="" calcext:value-type="string">
            <text:p/>
          </table:table-cell>
          <table:table-cell table:style-name="ce7" table:formula="of:=IFERROR(CHAR(BITXOR(HEX2DEC([$ciphertext.DB3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3]);HEX2DEC([.DC$2])));&quot;&quot;)" office:value-type="string" office:string-value="" calcext:value-type="string">
            <text:p/>
          </table:table-cell>
          <table:table-cell table:style-name="ce7" table:formula="of:=IFERROR(CHAR(BITXOR(HEX2DEC([$ciphertext.DD3]);HEX2DEC([.DD$2])));&quot;&quot;)" office:value-type="string" office:string-value="" calcext:value-type="string">
            <text:p/>
          </table:table-cell>
          <table:table-cell table:style-name="ce7" table:formula="of:=IFERROR(CHAR(BITXOR(HEX2DEC([$ciphertext.DE3]);HEX2DEC([.DE$2])));&quot;&quot;)" office:value-type="string" office:string-value="" calcext:value-type="string">
            <text:p/>
          </table:table-cell>
          <table:table-cell table:style-name="ce7" table:formula="of:=IFERROR(CHAR(BITXOR(HEX2DEC([$ciphertext.DF3]);HEX2DEC([.DF$2])));&quot;&quot;)" office:value-type="string" office:string-value="" calcext:value-type="string">
            <text:p/>
          </table:table-cell>
          <table:table-cell table:style-name="ce7" table:formula="of:=IFERROR(CHAR(BITXOR(HEX2DEC([$ciphertext.DG3]);HEX2DEC([.DG$2])));&quot;&quot;)" office:value-type="string" office:string-value="" calcext:value-type="string">
            <text:p/>
          </table:table-cell>
          <table:table-cell table:style-name="ce7" table:formula="of:=IFERROR(CHAR(BITXOR(HEX2DEC([$ciphertext.DH3]);HEX2DEC([.DH$2])));&quot;&quot;)" office:value-type="string" office:string-value="" calcext:value-type="string">
            <text:p/>
          </table:table-cell>
          <table:table-cell table:style-name="ce7" table:formula="of:=IFERROR(CHAR(BITXOR(HEX2DEC([$ciphertext.DI3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3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3]);HEX2DEC([.DK$2])));&quot;&quot;)" office:value-type="string" office:string-value="" calcext:value-type="string">
            <text:p/>
          </table:table-cell>
          <table:table-cell table:style-name="ce7" table:formula="of:=IFERROR(CHAR(BITXOR(HEX2DEC([$ciphertext.DL3]);HEX2DEC([.DL$2])));&quot;&quot;)" office:value-type="string" office:string-value="" calcext:value-type="string">
            <text:p/>
          </table:table-cell>
          <table:table-cell table:style-name="ce7" table:formula="of:=IFERROR(CHAR(BITXOR(HEX2DEC([$ciphertext.DM3]);HEX2DEC([.DM$2])));&quot;&quot;)" office:value-type="string" office:string-value="" calcext:value-type="string">
            <text:p/>
          </table:table-cell>
          <table:table-cell table:style-name="ce7" table:formula="of:=IFERROR(CHAR(BITXOR(HEX2DEC([$ciphertext.DN3]);HEX2DEC([.DN$2])));&quot;&quot;)" office:value-type="string" office:string-value="" calcext:value-type="string">
            <text:p/>
          </table:table-cell>
          <table:table-cell table:style-name="ce7" table:formula="of:=IFERROR(CHAR(BITXOR(HEX2DEC([$ciphertext.DO3]);HEX2DEC([.DO$2])));&quot;&quot;)" office:value-type="string" office:string-value="" calcext:value-type="string">
            <text:p/>
          </table:table-cell>
          <table:table-cell table:style-name="ce7" table:formula="of:=IFERROR(CHAR(BITXOR(HEX2DEC([$ciphertext.DP3]);HEX2DEC([.DP$2])));&quot;&quot;)" office:value-type="string" office:string-value="" calcext:value-type="string">
            <text:p/>
          </table:table-cell>
          <table:table-cell table:style-name="ce7" table:formula="of:=IFERROR(CHAR(BITXOR(HEX2DEC([$ciphertext.DQ3]);HEX2DEC([.DQ$2])));&quot;&quot;)" office:value-type="string" office:string-value="" calcext:value-type="string">
            <text:p/>
          </table:table-cell>
          <table:table-cell table:style-name="ce7" table:formula="of:=IFERROR(CHAR(BITXOR(HEX2DEC([$ciphertext.DR3]);HEX2DEC([.DR$2])));&quot;&quot;)" office:value-type="string" office:string-value="" calcext:value-type="string">
            <text:p/>
          </table:table-cell>
          <table:table-cell table:style-name="ce7" table:formula="of:=IFERROR(CHAR(BITXOR(HEX2DEC([$ciphertext.DS3]);HEX2DEC([.DS$2])));&quot;&quot;)" office:value-type="string" office:string-value="" calcext:value-type="string">
            <text:p/>
          </table:table-cell>
          <table:table-cell table:style-name="ce7" table:formula="of:=IFERROR(CHAR(BITXOR(HEX2DEC([$ciphertext.DT3]);HEX2DEC([.DT$2])));&quot;&quot;)" office:value-type="string" office:string-value="" calcext:value-type="string">
            <text:p/>
          </table:table-cell>
          <table:table-cell table:style-name="ce7" table:formula="of:=IFERROR(CHAR(BITXOR(HEX2DEC([$ciphertext.DU3]);HEX2DEC([.DU$2])));&quot;&quot;)" office:value-type="string" office:string-value="" calcext:value-type="string">
            <text:p/>
          </table:table-cell>
          <table:table-cell table:style-name="ce7" table:formula="of:=IFERROR(CHAR(BITXOR(HEX2DEC([$ciphertext.DV3]);HEX2DEC([.DV$2])));&quot;&quot;)" office:value-type="string" office:string-value="" calcext:value-type="string">
            <text:p/>
          </table:table-cell>
          <table:table-cell table:style-name="ce7" table:formula="of:=IFERROR(CHAR(BITXOR(HEX2DEC([$ciphertext.DW3]);HEX2DEC([.DW$2])));&quot;&quot;)" office:value-type="string" office:string-value="" calcext:value-type="string">
            <text:p/>
          </table:table-cell>
          <table:table-cell table:style-name="ce7" table:formula="of:=IFERROR(CHAR(BITXOR(HEX2DEC([$ciphertext.DX3]);HEX2DEC([.DX$2])));&quot;&quot;)" office:value-type="string" office:string-value="" calcext:value-type="string">
            <text:p/>
          </table:table-cell>
          <table:table-cell table:style-name="ce7" table:formula="of:=IFERROR(CHAR(BITXOR(HEX2DEC([$ciphertext.DY3]);HEX2DEC([.DY$2])));&quot;&quot;)" office:value-type="string" office:string-value="" calcext:value-type="string">
            <text:p/>
          </table:table-cell>
          <table:table-cell table:style-name="ce7" table:formula="of:=IFERROR(CHAR(BITXOR(HEX2DEC([$ciphertext.DZ3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3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3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3]);HEX2DEC([.EC$2])));&quot;&quot;)" office:value-type="string" office:string-value="" calcext:value-type="string">
            <text:p/>
          </table:table-cell>
          <table:table-cell table:style-name="ce7" table:formula="of:=IFERROR(CHAR(BITXOR(HEX2DEC([$ciphertext.ED3]);HEX2DEC([.ED$2])));&quot;&quot;)" office:value-type="string" office:string-value="" calcext:value-type="string">
            <text:p/>
          </table:table-cell>
          <table:table-cell table:style-name="ce7" table:formula="of:=IFERROR(CHAR(BITXOR(HEX2DEC([$ciphertext.EE3]);HEX2DEC([.EE$2])));&quot;&quot;)" office:value-type="string" office:string-value="" calcext:value-type="string">
            <text:p/>
          </table:table-cell>
          <table:table-cell table:style-name="ce7" table:formula="of:=IFERROR(CHAR(BITXOR(HEX2DEC([$ciphertext.EF3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3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3]);HEX2DEC([.EH$2])));&quot;&quot;)" office:value-type="string" office:string-value="" calcext:value-type="string">
            <text:p/>
          </table:table-cell>
          <table:table-cell table:style-name="ce7" table:formula="of:=IFERROR(CHAR(BITXOR(HEX2DEC([$ciphertext.EI3]);HEX2DEC([.EI$2])));&quot;&quot;)" office:value-type="string" office:string-value="" calcext:value-type="string">
            <text:p/>
          </table:table-cell>
          <table:table-cell table:style-name="ce7" table:formula="of:=IFERROR(CHAR(BITXOR(HEX2DEC([$ciphertext.EJ3]);HEX2DEC([.EJ$2])));&quot;&quot;)" office:value-type="string" office:string-value="" calcext:value-type="string">
            <text:p/>
          </table:table-cell>
          <table:table-cell table:style-name="ce7" table:formula="of:=IFERROR(CHAR(BITXOR(HEX2DEC([$ciphertext.EK3]);HEX2DEC([.EK$2])));&quot;&quot;)" office:value-type="string" office:string-value="" calcext:value-type="string">
            <text:p/>
          </table:table-cell>
          <table:table-cell table:style-name="ce7" table:formula="of:=IFERROR(CHAR(BITXOR(HEX2DEC([$ciphertext.EL3]);HEX2DEC([.EL$2])));&quot;&quot;)" office:value-type="string" office:string-value="" calcext:value-type="string">
            <text:p/>
          </table:table-cell>
          <table:table-cell table:style-name="ce7" table:formula="of:=IFERROR(CHAR(BITXOR(HEX2DEC([$ciphertext.EM3]);HEX2DEC([.EM$2])));&quot;&quot;)" office:value-type="string" office:string-value="" calcext:value-type="string">
            <text:p/>
          </table:table-cell>
          <table:table-cell table:style-name="ce7" table:formula="of:=IFERROR(CHAR(BITXOR(HEX2DEC([$ciphertext.EN3]);HEX2DEC([.EN$2])));&quot;&quot;)" office:value-type="string" office:string-value="" calcext:value-type="string">
            <text:p/>
          </table:table-cell>
          <table:table-cell table:style-name="ce7" table:formula="of:=IFERROR(CHAR(BITXOR(HEX2DEC([$ciphertext.EO3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3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3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3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3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3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3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3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3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3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3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3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3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3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3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3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3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3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3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3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3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3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3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3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3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3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3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3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3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3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3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3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3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3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3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3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3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3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3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3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3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3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4]);HEX2DEC([.A$2])));&quot;&quot;)" office:value-type="string" office:string-value="2" calcext:value-type="string">
            <text:p>2</text:p>
          </table:table-cell>
          <table:table-cell table:style-name="ce7" table:formula="of:=IFERROR(CHAR(BITXOR(HEX2DEC([$ciphertext.B4]);HEX2DEC([.B$2])));&quot;&quot;)" office:value-type="string" office:string-value="Q" calcext:value-type="string">
            <text:p>Q</text:p>
          </table:table-cell>
          <table:table-cell table:style-name="ce7" table:formula="of:=IFERROR(CHAR(BITXOR(HEX2DEC([$ciphertext.C4]);HEX2DEC([.C$2])));&quot;&quot;)" office:value-type="string" office:string-value="" calcext:value-type="string">
            <text:p/>
          </table:table-cell>
          <table:table-cell table:style-name="ce7" table:formula="of:=IFERROR(CHAR(BITXOR(HEX2DEC([$ciphertext.D4]);HEX2DEC([.D$2])));&quot;&quot;)" office:value-type="string" office:string-value="©" calcext:value-type="string">
            <text:p>©</text:p>
          </table:table-cell>
          <table:table-cell table:style-name="ce7" table:formula="of:=IFERROR(CHAR(BITXOR(HEX2DEC([$ciphertext.E4]);HEX2DEC([.E$2])));&quot;&quot;)" office:value-type="string" office:string-value="Ş" calcext:value-type="string">
            <text:p>Ş</text:p>
          </table:table-cell>
          <table:table-cell table:style-name="ce7" table:formula="of:=IFERROR(CHAR(BITXOR(HEX2DEC([$ciphertext.F4]);HEX2DEC([.F$2])));&quot;&quot;)" office:value-type="string" office:string-value="˛" calcext:value-type="string">
            <text:p>˛</text:p>
          </table:table-cell>
          <table:table-cell table:style-name="ce7" table:formula="of:=IFERROR(CHAR(BITXOR(HEX2DEC([$ciphertext.G4]);HEX2DEC([.G$2])));&quot;&quot;)" office:value-type="string" office:string-value="¨" calcext:value-type="string">
            <text:p>¨</text:p>
          </table:table-cell>
          <table:table-cell table:style-name="ce7" table:formula="of:=IFERROR(CHAR(BITXOR(HEX2DEC([$ciphertext.H4]);HEX2DEC([.H$2])));&quot;&quot;)" office:value-type="string" office:string-value="¤" calcext:value-type="string">
            <text:p>¤</text:p>
          </table:table-cell>
          <table:table-cell table:style-name="ce7" table:formula="of:=IFERROR(CHAR(BITXOR(HEX2DEC([$ciphertext.I4]);HEX2DEC([.I$2])));&quot;&quot;)" office:value-type="string" office:string-value="ý" calcext:value-type="string">
            <text:p>ý</text:p>
          </table:table-cell>
          <table:table-cell table:style-name="ce7" table:formula="of:=IFERROR(CHAR(BITXOR(HEX2DEC([$ciphertext.J4]);HEX2DEC([.J$2])));&quot;&quot;)" office:value-type="string" office:string-value="" calcext:value-type="string">
            <text:p/>
          </table:table-cell>
          <table:table-cell table:style-name="ce7" table:formula="of:=IFERROR(CHAR(BITXOR(HEX2DEC([$ciphertext.K4]);HEX2DEC([.K$2])));&quot;&quot;)" office:value-type="string" office:string-value="A" calcext:value-type="string">
            <text:p>A</text:p>
          </table:table-cell>
          <table:table-cell table:style-name="ce7" table:formula="of:=IFERROR(CHAR(BITXOR(HEX2DEC([$ciphertext.L4]);HEX2DEC([.L$2])));&quot;&quot;)" office:value-type="string" office:string-value="O" calcext:value-type="string">
            <text:p>O</text:p>
          </table:table-cell>
          <table:table-cell table:style-name="ce7" table:formula="of:=IFERROR(CHAR(BITXOR(HEX2DEC([$ciphertext.M4]);HEX2DEC([.M$2])));&quot;&quot;)" office:value-type="string" office:string-value="µ" calcext:value-type="string">
            <text:p>µ</text:p>
          </table:table-cell>
          <table:table-cell table:style-name="ce7" table:formula="of:=IFERROR(CHAR(BITXOR(HEX2DEC([$ciphertext.N4]);HEX2DEC([.N$2])));&quot;&quot;)" office:value-type="string" office:string-value="" calcext:value-type="string">
            <text:p/>
          </table:table-cell>
          <table:table-cell table:style-name="ce7" table:formula="of:=IFERROR(CHAR(BITXOR(HEX2DEC([$ciphertext.O4]);HEX2DEC([.O$2])));&quot;&quot;)" office:value-type="string" office:string-value="µ" calcext:value-type="string">
            <text:p>µ</text:p>
          </table:table-cell>
          <table:table-cell table:style-name="ce7" table:formula="of:=IFERROR(CHAR(BITXOR(HEX2DEC([$ciphertext.P4]);HEX2DEC([.P$2])));&quot;&quot;)" office:value-type="string" office:string-value="`" calcext:value-type="string">
            <text:p>`</text:p>
          </table:table-cell>
          <table:table-cell table:style-name="ce7" table:formula="of:=IFERROR(CHAR(BITXOR(HEX2DEC([$ciphertext.Q4]);HEX2DEC([.Q$2])));&quot;&quot;)" office:value-type="string" office:string-value="\" calcext:value-type="string">
            <text:p>\</text:p>
          </table:table-cell>
          <table:table-cell table:style-name="ce7" table:formula="of:=IFERROR(CHAR(BITXOR(HEX2DEC([$ciphertext.R4]);HEX2DEC([.R$2])));&quot;&quot;)" office:value-type="string" office:string-value="Ŕ" calcext:value-type="string">
            <text:p>Ŕ</text:p>
          </table:table-cell>
          <table:table-cell table:style-name="ce7" table:formula="of:=IFERROR(CHAR(BITXOR(HEX2DEC([$ciphertext.S4]);HEX2DEC([.S$2])));&quot;&quot;)" office:value-type="string" office:string-value="Ş" calcext:value-type="string">
            <text:p>Ş</text:p>
          </table:table-cell>
          <table:table-cell table:style-name="ce7" table:formula="of:=IFERROR(CHAR(BITXOR(HEX2DEC([$ciphertext.T4]);HEX2DEC([.T$2])));&quot;&quot;)" office:value-type="string" office:string-value="&#13;" calcext:value-type="string">
            <text:p></text:p>
          </table:table-cell>
          <table:table-cell table:style-name="ce7" table:formula="of:=IFERROR(CHAR(BITXOR(HEX2DEC([$ciphertext.U4]);HEX2DEC([.U$2])));&quot;&quot;)" office:value-type="string" office:string-value="É" calcext:value-type="string">
            <text:p>É</text:p>
          </table:table-cell>
          <table:table-cell table:style-name="ce7" table:formula="of:=IFERROR(CHAR(BITXOR(HEX2DEC([$ciphertext.V4]);HEX2DEC([.V$2])));&quot;&quot;)" office:value-type="string" office:string-value="" calcext:value-type="string">
            <text:p/>
          </table:table-cell>
          <table:table-cell table:style-name="ce7" table:formula="of:=IFERROR(CHAR(BITXOR(HEX2DEC([$ciphertext.W4]);HEX2DEC([.W$2])));&quot;&quot;)" office:value-type="string" office:string-value="‰" calcext:value-type="string">
            <text:p>‰</text:p>
          </table:table-cell>
          <table:table-cell table:style-name="ce7" table:formula="of:=IFERROR(CHAR(BITXOR(HEX2DEC([$ciphertext.X4]);HEX2DEC([.X$2])));&quot;&quot;)" office:value-type="string" office:string-value="" calcext:value-type="string">
            <text:p/>
          </table:table-cell>
          <table:table-cell table:style-name="ce7" table:formula="of:=IFERROR(CHAR(BITXOR(HEX2DEC([$ciphertext.Y4]);HEX2DEC([.Y$2])));&quot;&quot;)" office:value-type="string" office:string-value="Â" calcext:value-type="string">
            <text:p>Â</text:p>
          </table:table-cell>
          <table:table-cell table:style-name="ce7" table:formula="of:=IFERROR(CHAR(BITXOR(HEX2DEC([$ciphertext.Z4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4]);HEX2DEC([.AA$2])));&quot;&quot;)" office:value-type="string" office:string-value="K" calcext:value-type="string">
            <text:p>K</text:p>
          </table:table-cell>
          <table:table-cell table:style-name="ce7" table:formula="of:=IFERROR(CHAR(BITXOR(HEX2DEC([$ciphertext.AB4]);HEX2DEC([.AB$2])));&quot;&quot;)" office:value-type="string" office:string-value="¨" calcext:value-type="string">
            <text:p>¨</text:p>
          </table:table-cell>
          <table:table-cell table:style-name="ce7" table:formula="of:=IFERROR(CHAR(BITXOR(HEX2DEC([$ciphertext.AC4]);HEX2DEC([.AC$2])));&quot;&quot;)" office:value-type="string" office:string-value="­" calcext:value-type="string">
            <text:p>­</text:p>
          </table:table-cell>
          <table:table-cell table:style-name="ce7" table:formula="of:=IFERROR(CHAR(BITXOR(HEX2DEC([$ciphertext.AD4]);HEX2DEC([.AD$2])));&quot;&quot;)" office:value-type="string" office:string-value="^" calcext:value-type="string">
            <text:p>^</text:p>
          </table:table-cell>
          <table:table-cell table:style-name="ce7" table:formula="of:=IFERROR(CHAR(BITXOR(HEX2DEC([$ciphertext.AE4]);HEX2DEC([.AE$2])));&quot;&quot;)" office:value-type="string" office:string-value=" " calcext:value-type="string">
            <text:p> </text:p>
          </table:table-cell>
          <table:table-cell table:style-name="ce7" table:formula="of:=IFERROR(CHAR(BITXOR(HEX2DEC([$ciphertext.AF4]);HEX2DEC([.AF$2])));&quot;&quot;)" office:value-type="string" office:string-value="j" calcext:value-type="string">
            <text:p>j</text:p>
          </table:table-cell>
          <table:table-cell table:style-name="ce7" table:formula="of:=IFERROR(CHAR(BITXOR(HEX2DEC([$ciphertext.AG4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4]);HEX2DEC([.AH$2])));&quot;&quot;)" office:value-type="string" office:string-value="�" calcext:value-type="string">
            <text:p>�</text:p>
          </table:table-cell>
          <table:table-cell table:style-name="ce7" table:formula="of:=IFERROR(CHAR(BITXOR(HEX2DEC([$ciphertext.AI4]);HEX2DEC([.AI$2])));&quot;&quot;)" office:value-type="string" office:string-value="V" calcext:value-type="string">
            <text:p>V</text:p>
          </table:table-cell>
          <table:table-cell table:style-name="ce7" table:formula="of:=IFERROR(CHAR(BITXOR(HEX2DEC([$ciphertext.AJ4]);HEX2DEC([.AJ$2])));&quot;&quot;)" office:value-type="string" office:string-value="ô" calcext:value-type="string">
            <text:p>ô</text:p>
          </table:table-cell>
          <table:table-cell table:style-name="ce7" table:formula="of:=IFERROR(CHAR(BITXOR(HEX2DEC([$ciphertext.AK4]);HEX2DEC([.AK$2])));&quot;&quot;)" office:value-type="string" office:string-value="z" calcext:value-type="string">
            <text:p>z</text:p>
          </table:table-cell>
          <table:table-cell table:style-name="ce7" table:formula="of:=IFERROR(CHAR(BITXOR(HEX2DEC([$ciphertext.AL4]);HEX2DEC([.AL$2])));&quot;&quot;)" office:value-type="string" office:string-value="Š" calcext:value-type="string">
            <text:p>Š</text:p>
          </table:table-cell>
          <table:table-cell table:style-name="ce7" table:formula="of:=IFERROR(CHAR(BITXOR(HEX2DEC([$ciphertext.AM4]);HEX2DEC([.AM$2])));&quot;&quot;)" office:value-type="string" office:string-value="Ó" calcext:value-type="string">
            <text:p>Ó</text:p>
          </table:table-cell>
          <table:table-cell table:style-name="ce7" table:formula="of:=IFERROR(CHAR(BITXOR(HEX2DEC([$ciphertext.AN4]);HEX2DEC([.AN$2])));&quot;&quot;)" office:value-type="string" office:string-value="0" calcext:value-type="string">
            <text:p>0</text:p>
          </table:table-cell>
          <table:table-cell table:style-name="ce7" table:formula="of:=IFERROR(CHAR(BITXOR(HEX2DEC([$ciphertext.AO4]);HEX2DEC([.AO$2])));&quot;&quot;)" office:value-type="string" office:string-value="n" calcext:value-type="string">
            <text:p>n</text:p>
          </table:table-cell>
          <table:table-cell table:style-name="ce7" table:formula="of:=IFERROR(CHAR(BITXOR(HEX2DEC([$ciphertext.AP4]);HEX2DEC([.AP$2])));&quot;&quot;)" office:value-type="string" office:string-value="ő" calcext:value-type="string">
            <text:p>ő</text:p>
          </table:table-cell>
          <table:table-cell table:style-name="ce7" table:formula="of:=IFERROR(CHAR(BITXOR(HEX2DEC([$ciphertext.AQ4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4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4]);HEX2DEC([.AS$2])));&quot;&quot;)" office:value-type="string" office:string-value="Ż" calcext:value-type="string">
            <text:p>Ż</text:p>
          </table:table-cell>
          <table:table-cell table:style-name="ce7" table:formula="of:=IFERROR(CHAR(BITXOR(HEX2DEC([$ciphertext.AT4]);HEX2DEC([.AT$2])));&quot;&quot;)" office:value-type="string" office:string-value="á" calcext:value-type="string">
            <text:p>á</text:p>
          </table:table-cell>
          <table:table-cell table:style-name="ce7" table:formula="of:=IFERROR(CHAR(BITXOR(HEX2DEC([$ciphertext.AU4]);HEX2DEC([.AU$2])));&quot;&quot;)" office:value-type="string" office:string-value="¬" calcext:value-type="string">
            <text:p>¬</text:p>
          </table:table-cell>
          <table:table-cell table:style-name="ce7" table:formula="of:=IFERROR(CHAR(BITXOR(HEX2DEC([$ciphertext.AV4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4]);HEX2DEC([.AW$2])));&quot;&quot;)" office:value-type="string" office:string-value="¨" calcext:value-type="string">
            <text:p>¨</text:p>
          </table:table-cell>
          <table:table-cell table:style-name="ce7" table:formula="of:=IFERROR(CHAR(BITXOR(HEX2DEC([$ciphertext.AX4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4]);HEX2DEC([.AY$2])));&quot;&quot;)" office:value-type="string" office:string-value="—" calcext:value-type="string">
            <text:p>—</text:p>
          </table:table-cell>
          <table:table-cell table:style-name="ce7" table:formula="of:=IFERROR(CHAR(BITXOR(HEX2DEC([$ciphertext.AZ4]);HEX2DEC([.AZ$2])));&quot;&quot;)" office:value-type="string" office:string-value="„" calcext:value-type="string">
            <text:p>„</text:p>
          </table:table-cell>
          <table:table-cell table:style-name="ce7" table:formula="of:=IFERROR(CHAR(BITXOR(HEX2DEC([$ciphertext.BA4]);HEX2DEC([.BA$2])));&quot;&quot;)" office:value-type="string" office:string-value="z" calcext:value-type="string">
            <text:p>z</text:p>
          </table:table-cell>
          <table:table-cell table:style-name="ce7" table:formula="of:=IFERROR(CHAR(BITXOR(HEX2DEC([$ciphertext.BB4]);HEX2DEC([.BB$2])));&quot;&quot;)" office:value-type="string" office:string-value="\" calcext:value-type="string">
            <text:p>\</text:p>
          </table:table-cell>
          <table:table-cell table:style-name="ce7" table:formula="of:=IFERROR(CHAR(BITXOR(HEX2DEC([$ciphertext.BC4]);HEX2DEC([.BC$2])));&quot;&quot;)" office:value-type="string" office:string-value="h" calcext:value-type="string">
            <text:p>h</text:p>
          </table:table-cell>
          <table:table-cell table:style-name="ce7" table:formula="of:=IFERROR(CHAR(BITXOR(HEX2DEC([$ciphertext.BD4]);HEX2DEC([.BD$2])));&quot;&quot;)" office:value-type="string" office:string-value="ˇ" calcext:value-type="string">
            <text:p>ˇ</text:p>
          </table:table-cell>
          <table:table-cell table:style-name="ce7" table:formula="of:=IFERROR(CHAR(BITXOR(HEX2DEC([$ciphertext.BE4]);HEX2DEC([.BE$2])));&quot;&quot;)" office:value-type="string" office:string-value="·" calcext:value-type="string">
            <text:p>·</text:p>
          </table:table-cell>
          <table:table-cell table:style-name="ce7" table:formula="of:=IFERROR(CHAR(BITXOR(HEX2DEC([$ciphertext.BF4]);HEX2DEC([.BF$2])));&quot;&quot;)" office:value-type="string" office:string-value="‡" calcext:value-type="string">
            <text:p>‡</text:p>
          </table:table-cell>
          <table:table-cell table:style-name="ce7" table:formula="of:=IFERROR(CHAR(BITXOR(HEX2DEC([$ciphertext.BG4]);HEX2DEC([.BG$2])));&quot;&quot;)" office:value-type="string" office:string-value="i" calcext:value-type="string">
            <text:p>i</text:p>
          </table:table-cell>
          <table:table-cell table:style-name="ce7" table:formula="of:=IFERROR(CHAR(BITXOR(HEX2DEC([$ciphertext.BH4]);HEX2DEC([.BH$2])));&quot;&quot;)" office:value-type="string" office:string-value="Ł" calcext:value-type="string">
            <text:p>Ł</text:p>
          </table:table-cell>
          <table:table-cell table:style-name="ce7" table:formula="of:=IFERROR(CHAR(BITXOR(HEX2DEC([$ciphertext.BI4]);HEX2DEC([.BI$2])));&quot;&quot;)" office:value-type="string" office:string-value="{" calcext:value-type="string">
            <text:p>{</text:p>
          </table:table-cell>
          <table:table-cell table:style-name="ce7" table:formula="of:=IFERROR(CHAR(BITXOR(HEX2DEC([$ciphertext.BJ4]);HEX2DEC([.BJ$2])));&quot;&quot;)" office:value-type="string" office:string-value="Č" calcext:value-type="string">
            <text:p>Č</text:p>
          </table:table-cell>
          <table:table-cell table:style-name="ce7" table:formula="of:=IFERROR(CHAR(BITXOR(HEX2DEC([$ciphertext.BK4]);HEX2DEC([.BK$2])));&quot;&quot;)" office:value-type="string" office:string-value="ô" calcext:value-type="string">
            <text:p>ô</text:p>
          </table:table-cell>
          <table:table-cell table:style-name="ce7" table:formula="of:=IFERROR(CHAR(BITXOR(HEX2DEC([$ciphertext.BL4]);HEX2DEC([.BL$2])));&quot;&quot;)" office:value-type="string" office:string-value="W" calcext:value-type="string">
            <text:p>W</text:p>
          </table:table-cell>
          <table:table-cell table:style-name="ce7" table:formula="of:=IFERROR(CHAR(BITXOR(HEX2DEC([$ciphertext.BM4]);HEX2DEC([.BM$2])));&quot;&quot;)" office:value-type="string" office:string-value="T" calcext:value-type="string">
            <text:p>T</text:p>
          </table:table-cell>
          <table:table-cell table:style-name="ce7" table:formula="of:=IFERROR(CHAR(BITXOR(HEX2DEC([$ciphertext.BN4]);HEX2DEC([.BN$2])));&quot;&quot;)" office:value-type="string" office:string-value="2" calcext:value-type="string">
            <text:p>2</text:p>
          </table:table-cell>
          <table:table-cell table:style-name="ce7" table:formula="of:=IFERROR(CHAR(BITXOR(HEX2DEC([$ciphertext.BO4]);HEX2DEC([.BO$2])));&quot;&quot;)" office:value-type="string" office:string-value="Á" calcext:value-type="string">
            <text:p>Á</text:p>
          </table:table-cell>
          <table:table-cell table:style-name="ce7" table:formula="of:=IFERROR(CHAR(BITXOR(HEX2DEC([$ciphertext.BP4]);HEX2DEC([.BP$2])));&quot;&quot;)" office:value-type="string" office:string-value="�" calcext:value-type="string">
            <text:p>�</text:p>
          </table:table-cell>
          <table:table-cell table:style-name="ce7" table:formula="of:=IFERROR(CHAR(BITXOR(HEX2DEC([$ciphertext.BQ4]);HEX2DEC([.BQ$2])));&quot;&quot;)" office:value-type="string" office:string-value="Ě" calcext:value-type="string">
            <text:p>Ě</text:p>
          </table:table-cell>
          <table:table-cell table:style-name="ce7" table:formula="of:=IFERROR(CHAR(BITXOR(HEX2DEC([$ciphertext.BR4]);HEX2DEC([.BR$2])));&quot;&quot;)" office:value-type="string" office:string-value="´" calcext:value-type="string">
            <text:p>´</text:p>
          </table:table-cell>
          <table:table-cell table:style-name="ce7" table:formula="of:=IFERROR(CHAR(BITXOR(HEX2DEC([$ciphertext.BS4]);HEX2DEC([.BS$2])));&quot;&quot;)" office:value-type="string" office:string-value="ď" calcext:value-type="string">
            <text:p>ď</text:p>
          </table:table-cell>
          <table:table-cell table:style-name="ce7" table:formula="of:=IFERROR(CHAR(BITXOR(HEX2DEC([$ciphertext.BT4]);HEX2DEC([.BT$2])));&quot;&quot;)" office:value-type="string" office:string-value="c" calcext:value-type="string">
            <text:p>c</text:p>
          </table:table-cell>
          <table:table-cell table:style-name="ce7" table:formula="of:=IFERROR(CHAR(BITXOR(HEX2DEC([$ciphertext.BU4]);HEX2DEC([.BU$2])));&quot;&quot;)" office:value-type="string" office:string-value="Y" calcext:value-type="string">
            <text:p>Y</text:p>
          </table:table-cell>
          <table:table-cell table:style-name="ce7" table:formula="of:=IFERROR(CHAR(BITXOR(HEX2DEC([$ciphertext.BV4]);HEX2DEC([.BV$2])));&quot;&quot;)" office:value-type="string" office:string-value="" calcext:value-type="string">
            <text:p/>
          </table:table-cell>
          <table:table-cell table:style-name="ce7" table:formula="of:=IFERROR(CHAR(BITXOR(HEX2DEC([$ciphertext.BW4]);HEX2DEC([.BW$2])));&quot;&quot;)" office:value-type="string" office:string-value="V" calcext:value-type="string">
            <text:p>V</text:p>
          </table:table-cell>
          <table:table-cell table:style-name="ce7" table:formula="of:=IFERROR(CHAR(BITXOR(HEX2DEC([$ciphertext.BX4]);HEX2DEC([.BX$2])));&quot;&quot;)" office:value-type="string" office:string-value="ă" calcext:value-type="string">
            <text:p>ă</text:p>
          </table:table-cell>
          <table:table-cell table:style-name="ce7" table:formula="of:=IFERROR(CHAR(BITXOR(HEX2DEC([$ciphertext.BY4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4]);HEX2DEC([.BZ$2])));&quot;&quot;)" office:value-type="string" office:string-value="Í" calcext:value-type="string">
            <text:p>Í</text:p>
          </table:table-cell>
          <table:table-cell table:style-name="ce7" table:formula="of:=IFERROR(CHAR(BITXOR(HEX2DEC([$ciphertext.CA4]);HEX2DEC([.CA$2])));&quot;&quot;)" office:value-type="string" office:string-value=":" calcext:value-type="string">
            <text:p>:</text:p>
          </table:table-cell>
          <table:table-cell table:style-name="ce7" table:formula="of:=IFERROR(CHAR(BITXOR(HEX2DEC([$ciphertext.CB4]);HEX2DEC([.CB$2])));&quot;&quot;)" office:value-type="string" office:string-value="•" calcext:value-type="string">
            <text:p>•</text:p>
          </table:table-cell>
          <table:table-cell table:style-name="ce7" table:formula="of:=IFERROR(CHAR(BITXOR(HEX2DEC([$ciphertext.CC4]);HEX2DEC([.CC$2])));&quot;&quot;)" office:value-type="string" office:string-value="D" calcext:value-type="string">
            <text:p>D</text:p>
          </table:table-cell>
          <table:table-cell table:style-name="ce7" table:formula="of:=IFERROR(CHAR(BITXOR(HEX2DEC([$ciphertext.CD4]);HEX2DEC([.CD$2])));&quot;&quot;)" office:value-type="string" office:string-value="î" calcext:value-type="string">
            <text:p>î</text:p>
          </table:table-cell>
          <table:table-cell table:style-name="ce7" table:formula="of:=IFERROR(CHAR(BITXOR(HEX2DEC([$ciphertext.CE4]);HEX2DEC([.CE$2])));&quot;&quot;)" office:value-type="string" office:string-value="A" calcext:value-type="string">
            <text:p>A</text:p>
          </table:table-cell>
          <table:table-cell table:style-name="ce7" table:formula="of:=IFERROR(CHAR(BITXOR(HEX2DEC([$ciphertext.CF4]);HEX2DEC([.CF$2])));&quot;&quot;)" office:value-type="string" office:string-value="`" calcext:value-type="string">
            <text:p>`</text:p>
          </table:table-cell>
          <table:table-cell table:style-name="ce7" table:formula="of:=IFERROR(CHAR(BITXOR(HEX2DEC([$ciphertext.CG4]);HEX2DEC([.CG$2])));&quot;&quot;)" office:value-type="string" office:string-value="ę" calcext:value-type="string">
            <text:p>ę</text:p>
          </table:table-cell>
          <table:table-cell table:style-name="ce7" table:formula="of:=IFERROR(CHAR(BITXOR(HEX2DEC([$ciphertext.CH4]);HEX2DEC([.CH$2])));&quot;&quot;)" office:value-type="string" office:string-value="Ô" calcext:value-type="string">
            <text:p>Ô</text:p>
          </table:table-cell>
          <table:table-cell table:style-name="ce7" table:formula="of:=IFERROR(CHAR(BITXOR(HEX2DEC([$ciphertext.CI4]);HEX2DEC([.CI$2])));&quot;&quot;)" office:value-type="string" office:string-value="Z" calcext:value-type="string">
            <text:p>Z</text:p>
          </table:table-cell>
          <table:table-cell table:style-name="ce7" table:formula="of:=IFERROR(CHAR(BITXOR(HEX2DEC([$ciphertext.CJ4]);HEX2DEC([.CJ$2])));&quot;&quot;)" office:value-type="string" office:string-value="ď" calcext:value-type="string">
            <text:p>ď</text:p>
          </table:table-cell>
          <table:table-cell table:style-name="ce7" table:formula="of:=IFERROR(CHAR(BITXOR(HEX2DEC([$ciphertext.CK4]);HEX2DEC([.CK$2])));&quot;&quot;)" office:value-type="string" office:string-value="R" calcext:value-type="string">
            <text:p>R</text:p>
          </table:table-cell>
          <table:table-cell table:style-name="ce7" table:formula="of:=IFERROR(CHAR(BITXOR(HEX2DEC([$ciphertext.CL4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4]);HEX2DEC([.CM$2])));&quot;&quot;)" office:value-type="string" office:string-value="‰" calcext:value-type="string">
            <text:p>‰</text:p>
          </table:table-cell>
          <table:table-cell table:style-name="ce7" table:formula="of:=IFERROR(CHAR(BITXOR(HEX2DEC([$ciphertext.CN4]);HEX2DEC([.CN$2])));&quot;&quot;)" office:value-type="string" office:string-value="ç" calcext:value-type="string">
            <text:p>ç</text:p>
          </table:table-cell>
          <table:table-cell table:style-name="ce7" table:formula="of:=IFERROR(CHAR(BITXOR(HEX2DEC([$ciphertext.CO4]);HEX2DEC([.CO$2])));&quot;&quot;)" office:value-type="string" office:string-value="Ú" calcext:value-type="string">
            <text:p>Ú</text:p>
          </table:table-cell>
          <table:table-cell table:style-name="ce7" table:formula="of:=IFERROR(CHAR(BITXOR(HEX2DEC([$ciphertext.CP4]);HEX2DEC([.CP$2])));&quot;&quot;)" office:value-type="string" office:string-value="}" calcext:value-type="string">
            <text:p>}</text:p>
          </table:table-cell>
          <table:table-cell table:style-name="ce7" table:formula="of:=IFERROR(CHAR(BITXOR(HEX2DEC([$ciphertext.CQ4]);HEX2DEC([.CQ$2])));&quot;&quot;)" office:value-type="string" office:string-value="�" calcext:value-type="string">
            <text:p>�</text:p>
          </table:table-cell>
          <table:table-cell table:style-name="ce7" table:formula="of:=IFERROR(CHAR(BITXOR(HEX2DEC([$ciphertext.CR4]);HEX2DEC([.CR$2])));&quot;&quot;)" office:value-type="string" office:string-value="T" calcext:value-type="string">
            <text:p>T</text:p>
          </table:table-cell>
          <table:table-cell table:style-name="ce7" table:formula="of:=IFERROR(CHAR(BITXOR(HEX2DEC([$ciphertext.CS4]);HEX2DEC([.CS$2])));&quot;&quot;)" office:value-type="string" office:string-value="" calcext:value-type="string">
            <text:p/>
          </table:table-cell>
          <table:table-cell table:style-name="ce7" table:formula="of:=IFERROR(CHAR(BITXOR(HEX2DEC([$ciphertext.CT4]);HEX2DEC([.CT$2])));&quot;&quot;)" office:value-type="string" office:string-value="Ľ" calcext:value-type="string">
            <text:p>Ľ</text:p>
          </table:table-cell>
          <table:table-cell table:style-name="ce7" table:formula="of:=IFERROR(CHAR(BITXOR(HEX2DEC([$ciphertext.CU4]);HEX2DEC([.CU$2])));&quot;&quot;)" office:value-type="string" office:string-value="¦" calcext:value-type="string">
            <text:p>¦</text:p>
          </table:table-cell>
          <table:table-cell table:style-name="ce7" table:formula="of:=IFERROR(CHAR(BITXOR(HEX2DEC([$ciphertext.CV4]);HEX2DEC([.CV$2])));&quot;&quot;)" office:value-type="string" office:string-value="p" calcext:value-type="string">
            <text:p>p</text:p>
          </table:table-cell>
          <table:table-cell table:style-name="ce7" table:formula="of:=IFERROR(CHAR(BITXOR(HEX2DEC([$ciphertext.CW4]);HEX2DEC([.CW$2])));&quot;&quot;)" office:value-type="string" office:string-value="˝" calcext:value-type="string">
            <text:p>˝</text:p>
          </table:table-cell>
          <table:table-cell table:style-name="ce7" table:formula="of:=IFERROR(CHAR(BITXOR(HEX2DEC([$ciphertext.CX4]);HEX2DEC([.CX$2])));&quot;&quot;)" office:value-type="string" office:string-value="¨" calcext:value-type="string">
            <text:p>¨</text:p>
          </table:table-cell>
          <table:table-cell table:style-name="ce7" table:formula="of:=IFERROR(CHAR(BITXOR(HEX2DEC([$ciphertext.CY4]);HEX2DEC([.CY$2])));&quot;&quot;)" office:value-type="string" office:string-value="ë" calcext:value-type="string">
            <text:p>ë</text:p>
          </table:table-cell>
          <table:table-cell table:style-name="ce7" table:formula="of:=IFERROR(CHAR(BITXOR(HEX2DEC([$ciphertext.CZ4]);HEX2DEC([.CZ$2])));&quot;&quot;)" office:value-type="string" office:string-value="w" calcext:value-type="string">
            <text:p>w</text:p>
          </table:table-cell>
          <table:table-cell table:style-name="ce7" table:formula="of:=IFERROR(CHAR(BITXOR(HEX2DEC([$ciphertext.DA4]);HEX2DEC([.DA$2])));&quot;&quot;)" office:value-type="string" office:string-value="R" calcext:value-type="string">
            <text:p>R</text:p>
          </table:table-cell>
          <table:table-cell table:style-name="ce7" table:formula="of:=IFERROR(CHAR(BITXOR(HEX2DEC([$ciphertext.DB4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4]);HEX2DEC([.DC$2])));&quot;&quot;)" office:value-type="string" office:string-value="¸" calcext:value-type="string">
            <text:p>¸</text:p>
          </table:table-cell>
          <table:table-cell table:style-name="ce7" table:formula="of:=IFERROR(CHAR(BITXOR(HEX2DEC([$ciphertext.DD4]);HEX2DEC([.DD$2])));&quot;&quot;)" office:value-type="string" office:string-value="Ú" calcext:value-type="string">
            <text:p>Ú</text:p>
          </table:table-cell>
          <table:table-cell table:style-name="ce7" table:formula="of:=IFERROR(CHAR(BITXOR(HEX2DEC([$ciphertext.DE4]);HEX2DEC([.DE$2])));&quot;&quot;)" office:value-type="string" office:string-value="»" calcext:value-type="string">
            <text:p>»</text:p>
          </table:table-cell>
          <table:table-cell table:style-name="ce7" table:formula="of:=IFERROR(CHAR(BITXOR(HEX2DEC([$ciphertext.DF4]);HEX2DEC([.DF$2])));&quot;&quot;)" office:value-type="string" office:string-value="ş" calcext:value-type="string">
            <text:p>ş</text:p>
          </table:table-cell>
          <table:table-cell table:style-name="ce7" table:formula="of:=IFERROR(CHAR(BITXOR(HEX2DEC([$ciphertext.DG4]);HEX2DEC([.DG$2])));&quot;&quot;)" office:value-type="string" office:string-value="$" calcext:value-type="string">
            <text:p>$</text:p>
          </table:table-cell>
          <table:table-cell table:style-name="ce7" table:formula="of:=IFERROR(CHAR(BITXOR(HEX2DEC([$ciphertext.DH4]);HEX2DEC([.DH$2])));&quot;&quot;)" office:value-type="string" office:string-value="k" calcext:value-type="string">
            <text:p>k</text:p>
          </table:table-cell>
          <table:table-cell table:style-name="ce7" table:formula="of:=IFERROR(CHAR(BITXOR(HEX2DEC([$ciphertext.DI4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4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4]);HEX2DEC([.DK$2])));&quot;&quot;)" office:value-type="string" office:string-value="" calcext:value-type="string">
            <text:p/>
          </table:table-cell>
          <table:table-cell table:style-name="ce7" table:formula="of:=IFERROR(CHAR(BITXOR(HEX2DEC([$ciphertext.DL4]);HEX2DEC([.DL$2])));&quot;&quot;)" office:value-type="string" office:string-value="&#13;" calcext:value-type="string">
            <text:p></text:p>
          </table:table-cell>
          <table:table-cell table:style-name="ce7" table:formula="of:=IFERROR(CHAR(BITXOR(HEX2DEC([$ciphertext.DM4]);HEX2DEC([.DM$2])));&quot;&quot;)" office:value-type="string" office:string-value="Ž" calcext:value-type="string">
            <text:p>Ž</text:p>
          </table:table-cell>
          <table:table-cell table:style-name="ce7" table:formula="of:=IFERROR(CHAR(BITXOR(HEX2DEC([$ciphertext.DN4]);HEX2DEC([.DN$2])));&quot;&quot;)" office:value-type="string" office:string-value="Ć" calcext:value-type="string">
            <text:p>Ć</text:p>
          </table:table-cell>
          <table:table-cell table:style-name="ce7" table:formula="of:=IFERROR(CHAR(BITXOR(HEX2DEC([$ciphertext.DO4]);HEX2DEC([.DO$2])));&quot;&quot;)" office:value-type="string" office:string-value="D" calcext:value-type="string">
            <text:p>D</text:p>
          </table:table-cell>
          <table:table-cell table:style-name="ce7" table:formula="of:=IFERROR(CHAR(BITXOR(HEX2DEC([$ciphertext.DP4]);HEX2DEC([.DP$2])));&quot;&quot;)" office:value-type="string" office:string-value="~" calcext:value-type="string">
            <text:p>~</text:p>
          </table:table-cell>
          <table:table-cell table:style-name="ce7" table:formula="of:=IFERROR(CHAR(BITXOR(HEX2DEC([$ciphertext.DQ4]);HEX2DEC([.DQ$2])));&quot;&quot;)" office:value-type="string" office:string-value="," calcext:value-type="string">
            <text:p>,</text:p>
          </table:table-cell>
          <table:table-cell table:style-name="ce7" table:formula="of:=IFERROR(CHAR(BITXOR(HEX2DEC([$ciphertext.DR4]);HEX2DEC([.DR$2])));&quot;&quot;)" office:value-type="string" office:string-value="v" calcext:value-type="string">
            <text:p>v</text:p>
          </table:table-cell>
          <table:table-cell table:style-name="ce7" table:formula="of:=IFERROR(CHAR(BITXOR(HEX2DEC([$ciphertext.DS4]);HEX2DEC([.DS$2])));&quot;&quot;)" office:value-type="string" office:string-value="" calcext:value-type="string">
            <text:p></text:p>
          </table:table-cell>
          <table:table-cell table:style-name="ce7" table:formula="of:=IFERROR(CHAR(BITXOR(HEX2DEC([$ciphertext.DT4]);HEX2DEC([.DT$2])));&quot;&quot;)" office:value-type="string" office:string-value="=" calcext:value-type="string">
            <text:p>=</text:p>
          </table:table-cell>
          <table:table-cell table:style-name="ce7" table:formula="of:=IFERROR(CHAR(BITXOR(HEX2DEC([$ciphertext.DU4]);HEX2DEC([.DU$2])));&quot;&quot;)" office:value-type="string" office:string-value="0" calcext:value-type="string">
            <text:p>0</text:p>
          </table:table-cell>
          <table:table-cell table:style-name="ce7" table:formula="of:=IFERROR(CHAR(BITXOR(HEX2DEC([$ciphertext.DV4]);HEX2DEC([.DV$2])));&quot;&quot;)" office:value-type="string" office:string-value="í" calcext:value-type="string">
            <text:p>í</text:p>
          </table:table-cell>
          <table:table-cell table:style-name="ce7" table:formula="of:=IFERROR(CHAR(BITXOR(HEX2DEC([$ciphertext.DW4]);HEX2DEC([.DW$2])));&quot;&quot;)" office:value-type="string" office:string-value="�" calcext:value-type="string">
            <text:p>�</text:p>
          </table:table-cell>
          <table:table-cell table:style-name="ce7" table:formula="of:=IFERROR(CHAR(BITXOR(HEX2DEC([$ciphertext.DX4]);HEX2DEC([.DX$2])));&quot;&quot;)" office:value-type="string" office:string-value="ę" calcext:value-type="string">
            <text:p>ę</text:p>
          </table:table-cell>
          <table:table-cell table:style-name="ce7" table:formula="of:=IFERROR(CHAR(BITXOR(HEX2DEC([$ciphertext.DY4]);HEX2DEC([.DY$2])));&quot;&quot;)" office:value-type="string" office:string-value="." calcext:value-type="string">
            <text:p>.</text:p>
          </table:table-cell>
          <table:table-cell table:style-name="ce7" table:formula="of:=IFERROR(CHAR(BITXOR(HEX2DEC([$ciphertext.DZ4]);HEX2DEC([.DZ$2])));&quot;&quot;)" office:value-type="string" office:string-value="L" calcext:value-type="string">
            <text:p>L</text:p>
          </table:table-cell>
          <table:table-cell table:style-name="ce7" table:formula="of:=IFERROR(CHAR(BITXOR(HEX2DEC([$ciphertext.EA4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4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4]);HEX2DEC([.EC$2])));&quot;&quot;)" office:value-type="string" office:string-value="á" calcext:value-type="string">
            <text:p>á</text:p>
          </table:table-cell>
          <table:table-cell table:style-name="ce7" table:formula="of:=IFERROR(CHAR(BITXOR(HEX2DEC([$ciphertext.ED4]);HEX2DEC([.ED$2])));&quot;&quot;)" office:value-type="string" office:string-value="1" calcext:value-type="string">
            <text:p>1</text:p>
          </table:table-cell>
          <table:table-cell table:style-name="ce7" table:formula="of:=IFERROR(CHAR(BITXOR(HEX2DEC([$ciphertext.EE4]);HEX2DEC([.EE$2])));&quot;&quot;)" office:value-type="string" office:string-value="Z" calcext:value-type="string">
            <text:p>Z</text:p>
          </table:table-cell>
          <table:table-cell table:style-name="ce7" table:formula="of:=IFERROR(CHAR(BITXOR(HEX2DEC([$ciphertext.EF4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4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4]);HEX2DEC([.EH$2])));&quot;&quot;)" office:value-type="string" office:string-value="ç" calcext:value-type="string">
            <text:p>ç</text:p>
          </table:table-cell>
          <table:table-cell table:style-name="ce7" table:formula="of:=IFERROR(CHAR(BITXOR(HEX2DEC([$ciphertext.EI4]);HEX2DEC([.EI$2])));&quot;&quot;)" office:value-type="string" office:string-value="&quot;" calcext:value-type="string">
            <text:p>"</text:p>
          </table:table-cell>
          <table:table-cell table:style-name="ce7" table:formula="of:=IFERROR(CHAR(BITXOR(HEX2DEC([$ciphertext.EJ4]);HEX2DEC([.EJ$2])));&quot;&quot;)" office:value-type="string" office:string-value="›" calcext:value-type="string">
            <text:p>›</text:p>
          </table:table-cell>
          <table:table-cell table:style-name="ce7" table:formula="of:=IFERROR(CHAR(BITXOR(HEX2DEC([$ciphertext.EK4]);HEX2DEC([.EK$2])));&quot;&quot;)" office:value-type="string" office:string-value="ć" calcext:value-type="string">
            <text:p>ć</text:p>
          </table:table-cell>
          <table:table-cell table:style-name="ce7" table:formula="of:=IFERROR(CHAR(BITXOR(HEX2DEC([$ciphertext.EL4]);HEX2DEC([.EL$2])));&quot;&quot;)" office:value-type="string" office:string-value="c" calcext:value-type="string">
            <text:p>c</text:p>
          </table:table-cell>
          <table:table-cell table:style-name="ce7" table:formula="of:=IFERROR(CHAR(BITXOR(HEX2DEC([$ciphertext.EM4]);HEX2DEC([.EM$2])));&quot;&quot;)" office:value-type="string" office:string-value="j" calcext:value-type="string">
            <text:p>j</text:p>
          </table:table-cell>
          <table:table-cell table:style-name="ce7" table:formula="of:=IFERROR(CHAR(BITXOR(HEX2DEC([$ciphertext.EN4]);HEX2DEC([.EN$2])));&quot;&quot;)" office:value-type="string" office:string-value="Ş" calcext:value-type="string">
            <text:p>Ş</text:p>
          </table:table-cell>
          <table:table-cell table:style-name="ce7" table:formula="of:=IFERROR(CHAR(BITXOR(HEX2DEC([$ciphertext.EO4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4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4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4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4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4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4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4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4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4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4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4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4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4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4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4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4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4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4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4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4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4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4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4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4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4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4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4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4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4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4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4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4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4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4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4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4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4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4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4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4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4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5]);HEX2DEC([.A$2])));&quot;&quot;)" office:value-type="string" office:string-value="?" calcext:value-type="string">
            <text:p>?</text:p>
          </table:table-cell>
          <table:table-cell table:style-name="ce7" table:formula="of:=IFERROR(CHAR(BITXOR(HEX2DEC([$ciphertext.B5]);HEX2DEC([.B$2])));&quot;&quot;)" office:value-type="string" office:string-value="V" calcext:value-type="string">
            <text:p>V</text:p>
          </table:table-cell>
          <table:table-cell table:style-name="ce7" table:formula="of:=IFERROR(CHAR(BITXOR(HEX2DEC([$ciphertext.C5]);HEX2DEC([.C$2])));&quot;&quot;)" office:value-type="string" office:string-value="" calcext:value-type="string">
            <text:p/>
          </table:table-cell>
          <table:table-cell table:style-name="ce7" table:formula="of:=IFERROR(CHAR(BITXOR(HEX2DEC([$ciphertext.D5]);HEX2DEC([.D$2])));&quot;&quot;)" office:value-type="string" office:string-value="©" calcext:value-type="string">
            <text:p>©</text:p>
          </table:table-cell>
          <table:table-cell table:style-name="ce7" table:formula="of:=IFERROR(CHAR(BITXOR(HEX2DEC([$ciphertext.E5]);HEX2DEC([.E$2])));&quot;&quot;)" office:value-type="string" office:string-value="­" calcext:value-type="string">
            <text:p>­</text:p>
          </table:table-cell>
          <table:table-cell table:style-name="ce7" table:formula="of:=IFERROR(CHAR(BITXOR(HEX2DEC([$ciphertext.F5]);HEX2DEC([.F$2])));&quot;&quot;)" office:value-type="string" office:string-value="´" calcext:value-type="string">
            <text:p>´</text:p>
          </table:table-cell>
          <table:table-cell table:style-name="ce7" table:formula="of:=IFERROR(CHAR(BITXOR(HEX2DEC([$ciphertext.G5]);HEX2DEC([.G$2])));&quot;&quot;)" office:value-type="string" office:string-value="¶" calcext:value-type="string">
            <text:p>¶</text:p>
          </table:table-cell>
          <table:table-cell table:style-name="ce7" table:formula="of:=IFERROR(CHAR(BITXOR(HEX2DEC([$ciphertext.H5]);HEX2DEC([.H$2])));&quot;&quot;)" office:value-type="string" office:string-value="ë" calcext:value-type="string">
            <text:p>ë</text:p>
          </table:table-cell>
          <table:table-cell table:style-name="ce7" table:formula="of:=IFERROR(CHAR(BITXOR(HEX2DEC([$ciphertext.I5]);HEX2DEC([.I$2])));&quot;&quot;)" office:value-type="string" office:string-value="ě" calcext:value-type="string">
            <text:p>ě</text:p>
          </table:table-cell>
          <table:table-cell table:style-name="ce7" table:formula="of:=IFERROR(CHAR(BITXOR(HEX2DEC([$ciphertext.J5]);HEX2DEC([.J$2])));&quot;&quot;)" office:value-type="string" office:string-value="T" calcext:value-type="string">
            <text:p>T</text:p>
          </table:table-cell>
          <table:table-cell table:style-name="ce7" table:formula="of:=IFERROR(CHAR(BITXOR(HEX2DEC([$ciphertext.K5]);HEX2DEC([.K$2])));&quot;&quot;)" office:value-type="string" office:string-value="B" calcext:value-type="string">
            <text:p>B</text:p>
          </table:table-cell>
          <table:table-cell table:style-name="ce7" table:formula="of:=IFERROR(CHAR(BITXOR(HEX2DEC([$ciphertext.L5]);HEX2DEC([.L$2])));&quot;&quot;)" office:value-type="string" office:string-value="K" calcext:value-type="string">
            <text:p>K</text:p>
          </table:table-cell>
          <table:table-cell table:style-name="ce7" table:formula="of:=IFERROR(CHAR(BITXOR(HEX2DEC([$ciphertext.M5]);HEX2DEC([.M$2])));&quot;&quot;)" office:value-type="string" office:string-value="Ł" calcext:value-type="string">
            <text:p>Ł</text:p>
          </table:table-cell>
          <table:table-cell table:style-name="ce7" table:formula="of:=IFERROR(CHAR(BITXOR(HEX2DEC([$ciphertext.N5]);HEX2DEC([.N$2])));&quot;&quot;)" office:value-type="string" office:string-value="" calcext:value-type="string">
            <text:p/>
          </table:table-cell>
          <table:table-cell table:style-name="ce7" table:formula="of:=IFERROR(CHAR(BITXOR(HEX2DEC([$ciphertext.O5]);HEX2DEC([.O$2])));&quot;&quot;)" office:value-type="string" office:string-value="µ" calcext:value-type="string">
            <text:p>µ</text:p>
          </table:table-cell>
          <table:table-cell table:style-name="ce7" table:formula="of:=IFERROR(CHAR(BITXOR(HEX2DEC([$ciphertext.P5]);HEX2DEC([.P$2])));&quot;&quot;)" office:value-type="string" office:string-value="d" calcext:value-type="string">
            <text:p>d</text:p>
          </table:table-cell>
          <table:table-cell table:style-name="ce7" table:formula="of:=IFERROR(CHAR(BITXOR(HEX2DEC([$ciphertext.Q5]);HEX2DEC([.Q$2])));&quot;&quot;)" office:value-type="string" office:string-value="A" calcext:value-type="string">
            <text:p>A</text:p>
          </table:table-cell>
          <table:table-cell table:style-name="ce7" table:formula="of:=IFERROR(CHAR(BITXOR(HEX2DEC([$ciphertext.R5]);HEX2DEC([.R$2])));&quot;&quot;)" office:value-type="string" office:string-value="Ź" calcext:value-type="string">
            <text:p>Ź</text:p>
          </table:table-cell>
          <table:table-cell table:style-name="ce7" table:formula="of:=IFERROR(CHAR(BITXOR(HEX2DEC([$ciphertext.S5]);HEX2DEC([.S$2])));&quot;&quot;)" office:value-type="string" office:string-value="¬" calcext:value-type="string">
            <text:p>¬</text:p>
          </table:table-cell>
          <table:table-cell table:style-name="ce7" table:formula="of:=IFERROR(CHAR(BITXOR(HEX2DEC([$ciphertext.T5]);HEX2DEC([.T$2])));&quot;&quot;)" office:value-type="string" office:string-value="&#13;" calcext:value-type="string">
            <text:p></text:p>
          </table:table-cell>
          <table:table-cell table:style-name="ce7" table:formula="of:=IFERROR(CHAR(BITXOR(HEX2DEC([$ciphertext.U5]);HEX2DEC([.U$2])));&quot;&quot;)" office:value-type="string" office:string-value="Ó" calcext:value-type="string">
            <text:p>Ó</text:p>
          </table:table-cell>
          <table:table-cell table:style-name="ce7" table:formula="of:=IFERROR(CHAR(BITXOR(HEX2DEC([$ciphertext.V5]);HEX2DEC([.V$2])));&quot;&quot;)" office:value-type="string" office:string-value="_" calcext:value-type="string">
            <text:p>_</text:p>
          </table:table-cell>
          <table:table-cell table:style-name="ce7" table:formula="of:=IFERROR(CHAR(BITXOR(HEX2DEC([$ciphertext.W5]);HEX2DEC([.W$2])));&quot;&quot;)" office:value-type="string" office:string-value="Ś" calcext:value-type="string">
            <text:p>Ś</text:p>
          </table:table-cell>
          <table:table-cell table:style-name="ce7" table:formula="of:=IFERROR(CHAR(BITXOR(HEX2DEC([$ciphertext.X5]);HEX2DEC([.X$2])));&quot;&quot;)" office:value-type="string" office:string-value="" calcext:value-type="string">
            <text:p/>
          </table:table-cell>
          <table:table-cell table:style-name="ce7" table:formula="of:=IFERROR(CHAR(BITXOR(HEX2DEC([$ciphertext.Y5]);HEX2DEC([.Y$2])));&quot;&quot;)" office:value-type="string" office:string-value="Ó" calcext:value-type="string">
            <text:p>Ó</text:p>
          </table:table-cell>
          <table:table-cell table:style-name="ce7" table:formula="of:=IFERROR(CHAR(BITXOR(HEX2DEC([$ciphertext.Z5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5]);HEX2DEC([.AA$2])));&quot;&quot;)" office:value-type="string" office:string-value="" calcext:value-type="string">
            <text:p/>
          </table:table-cell>
          <table:table-cell table:style-name="ce7" table:formula="of:=IFERROR(CHAR(BITXOR(HEX2DEC([$ciphertext.AB5]);HEX2DEC([.AB$2])));&quot;&quot;)" office:value-type="string" office:string-value="é" calcext:value-type="string">
            <text:p>é</text:p>
          </table:table-cell>
          <table:table-cell table:style-name="ce7" table:formula="of:=IFERROR(CHAR(BITXOR(HEX2DEC([$ciphertext.AC5]);HEX2DEC([.AC$2])));&quot;&quot;)" office:value-type="string" office:string-value="â" calcext:value-type="string">
            <text:p>â</text:p>
          </table:table-cell>
          <table:table-cell table:style-name="ce7" table:formula="of:=IFERROR(CHAR(BITXOR(HEX2DEC([$ciphertext.AD5]);HEX2DEC([.AD$2])));&quot;&quot;)" office:value-type="string" office:string-value="O" calcext:value-type="string">
            <text:p>O</text:p>
          </table:table-cell>
          <table:table-cell table:style-name="ce7" table:formula="of:=IFERROR(CHAR(BITXOR(HEX2DEC([$ciphertext.AE5]);HEX2DEC([.AE$2])));&quot;&quot;)" office:value-type="string" office:string-value="ĺ" calcext:value-type="string">
            <text:p>ĺ</text:p>
          </table:table-cell>
          <table:table-cell table:style-name="ce7" table:formula="of:=IFERROR(CHAR(BITXOR(HEX2DEC([$ciphertext.AF5]);HEX2DEC([.AF$2])));&quot;&quot;)" office:value-type="string" office:string-value="h" calcext:value-type="string">
            <text:p>h</text:p>
          </table:table-cell>
          <table:table-cell table:style-name="ce7" table:formula="of:=IFERROR(CHAR(BITXOR(HEX2DEC([$ciphertext.AG5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5]);HEX2DEC([.AH$2])));&quot;&quot;)" office:value-type="string" office:string-value="Â" calcext:value-type="string">
            <text:p>Â</text:p>
          </table:table-cell>
          <table:table-cell table:style-name="ce7" table:formula="of:=IFERROR(CHAR(BITXOR(HEX2DEC([$ciphertext.AI5]);HEX2DEC([.AI$2])));&quot;&quot;)" office:value-type="string" office:string-value="" calcext:value-type="string">
            <text:p/>
          </table:table-cell>
          <table:table-cell table:style-name="ce7" table:formula="of:=IFERROR(CHAR(BITXOR(HEX2DEC([$ciphertext.AJ5]);HEX2DEC([.AJ$2])));&quot;&quot;)" office:value-type="string" office:string-value="ń" calcext:value-type="string">
            <text:p>ń</text:p>
          </table:table-cell>
          <table:table-cell table:style-name="ce7" table:formula="of:=IFERROR(CHAR(BITXOR(HEX2DEC([$ciphertext.AK5]);HEX2DEC([.AK$2])));&quot;&quot;)" office:value-type="string" office:string-value="|" calcext:value-type="string">
            <text:p>|</text:p>
          </table:table-cell>
          <table:table-cell table:style-name="ce7" table:formula="of:=IFERROR(CHAR(BITXOR(HEX2DEC([$ciphertext.AL5]);HEX2DEC([.AL$2])));&quot;&quot;)" office:value-type="string" office:string-value="�" calcext:value-type="string">
            <text:p>�</text:p>
          </table:table-cell>
          <table:table-cell table:style-name="ce7" table:formula="of:=IFERROR(CHAR(BITXOR(HEX2DEC([$ciphertext.AM5]);HEX2DEC([.AM$2])));&quot;&quot;)" office:value-type="string" office:string-value="Ů" calcext:value-type="string">
            <text:p>Ů</text:p>
          </table:table-cell>
          <table:table-cell table:style-name="ce7" table:formula="of:=IFERROR(CHAR(BITXOR(HEX2DEC([$ciphertext.AN5]);HEX2DEC([.AN$2])));&quot;&quot;)" office:value-type="string" office:string-value="`" calcext:value-type="string">
            <text:p>`</text:p>
          </table:table-cell>
          <table:table-cell table:style-name="ce7" table:formula="of:=IFERROR(CHAR(BITXOR(HEX2DEC([$ciphertext.AO5]);HEX2DEC([.AO$2])));&quot;&quot;)" office:value-type="string" office:string-value="|" calcext:value-type="string">
            <text:p>|</text:p>
          </table:table-cell>
          <table:table-cell table:style-name="ce7" table:formula="of:=IFERROR(CHAR(BITXOR(HEX2DEC([$ciphertext.AP5]);HEX2DEC([.AP$2])));&quot;&quot;)" office:value-type="string" office:string-value="î" calcext:value-type="string">
            <text:p>î</text:p>
          </table:table-cell>
          <table:table-cell table:style-name="ce7" table:formula="of:=IFERROR(CHAR(BITXOR(HEX2DEC([$ciphertext.AQ5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5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5]);HEX2DEC([.AS$2])));&quot;&quot;)" office:value-type="string" office:string-value="Ż" calcext:value-type="string">
            <text:p>Ż</text:p>
          </table:table-cell>
          <table:table-cell table:style-name="ce7" table:formula="of:=IFERROR(CHAR(BITXOR(HEX2DEC([$ciphertext.AT5]);HEX2DEC([.AT$2])));&quot;&quot;)" office:value-type="string" office:string-value="á" calcext:value-type="string">
            <text:p>á</text:p>
          </table:table-cell>
          <table:table-cell table:style-name="ce7" table:formula="of:=IFERROR(CHAR(BITXOR(HEX2DEC([$ciphertext.AU5]);HEX2DEC([.AU$2])));&quot;&quot;)" office:value-type="string" office:string-value="ŕ" calcext:value-type="string">
            <text:p>ŕ</text:p>
          </table:table-cell>
          <table:table-cell table:style-name="ce7" table:formula="of:=IFERROR(CHAR(BITXOR(HEX2DEC([$ciphertext.AV5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5]);HEX2DEC([.AW$2])));&quot;&quot;)" office:value-type="string" office:string-value="˛" calcext:value-type="string">
            <text:p>˛</text:p>
          </table:table-cell>
          <table:table-cell table:style-name="ce7" table:formula="of:=IFERROR(CHAR(BITXOR(HEX2DEC([$ciphertext.AX5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5]);HEX2DEC([.AY$2])));&quot;&quot;)" office:value-type="string" office:string-value="Ţ" calcext:value-type="string">
            <text:p>Ţ</text:p>
          </table:table-cell>
          <table:table-cell table:style-name="ce7" table:formula="of:=IFERROR(CHAR(BITXOR(HEX2DEC([$ciphertext.AZ5]);HEX2DEC([.AZ$2])));&quot;&quot;)" office:value-type="string" office:string-value="‡" calcext:value-type="string">
            <text:p>‡</text:p>
          </table:table-cell>
          <table:table-cell table:style-name="ce7" table:formula="of:=IFERROR(CHAR(BITXOR(HEX2DEC([$ciphertext.BA5]);HEX2DEC([.BA$2])));&quot;&quot;)" office:value-type="string" office:string-value="z" calcext:value-type="string">
            <text:p>z</text:p>
          </table:table-cell>
          <table:table-cell table:style-name="ce7" table:formula="of:=IFERROR(CHAR(BITXOR(HEX2DEC([$ciphertext.BB5]);HEX2DEC([.BB$2])));&quot;&quot;)" office:value-type="string" office:string-value="^" calcext:value-type="string">
            <text:p>^</text:p>
          </table:table-cell>
          <table:table-cell table:style-name="ce7" table:formula="of:=IFERROR(CHAR(BITXOR(HEX2DEC([$ciphertext.BC5]);HEX2DEC([.BC$2])));&quot;&quot;)" office:value-type="string" office:string-value="h" calcext:value-type="string">
            <text:p>h</text:p>
          </table:table-cell>
          <table:table-cell table:style-name="ce7" table:formula="of:=IFERROR(CHAR(BITXOR(HEX2DEC([$ciphertext.BD5]);HEX2DEC([.BD$2])));&quot;&quot;)" office:value-type="string" office:string-value="ľ" calcext:value-type="string">
            <text:p>ľ</text:p>
          </table:table-cell>
          <table:table-cell table:style-name="ce7" table:formula="of:=IFERROR(CHAR(BITXOR(HEX2DEC([$ciphertext.BE5]);HEX2DEC([.BE$2])));&quot;&quot;)" office:value-type="string" office:string-value="¨" calcext:value-type="string">
            <text:p>¨</text:p>
          </table:table-cell>
          <table:table-cell table:style-name="ce7" table:formula="of:=IFERROR(CHAR(BITXOR(HEX2DEC([$ciphertext.BF5]);HEX2DEC([.BF$2])));&quot;&quot;)" office:value-type="string" office:string-value="Ť" calcext:value-type="string">
            <text:p>Ť</text:p>
          </table:table-cell>
          <table:table-cell table:style-name="ce7" table:formula="of:=IFERROR(CHAR(BITXOR(HEX2DEC([$ciphertext.BG5]);HEX2DEC([.BG$2])));&quot;&quot;)" office:value-type="string" office:string-value="a" calcext:value-type="string">
            <text:p>a</text:p>
          </table:table-cell>
          <table:table-cell table:style-name="ce7" table:formula="of:=IFERROR(CHAR(BITXOR(HEX2DEC([$ciphertext.BH5]);HEX2DEC([.BH$2])));&quot;&quot;)" office:value-type="string" office:string-value="ą" calcext:value-type="string">
            <text:p>ą</text:p>
          </table:table-cell>
          <table:table-cell table:style-name="ce7" table:formula="of:=IFERROR(CHAR(BITXOR(HEX2DEC([$ciphertext.BI5]);HEX2DEC([.BI$2])));&quot;&quot;)" office:value-type="string" office:string-value=":" calcext:value-type="string">
            <text:p>:</text:p>
          </table:table-cell>
          <table:table-cell table:style-name="ce7" table:formula="of:=IFERROR(CHAR(BITXOR(HEX2DEC([$ciphertext.BJ5]);HEX2DEC([.BJ$2])));&quot;&quot;)" office:value-type="string" office:string-value="Ĺ" calcext:value-type="string">
            <text:p>Ĺ</text:p>
          </table:table-cell>
          <table:table-cell table:style-name="ce7" table:formula="of:=IFERROR(CHAR(BITXOR(HEX2DEC([$ciphertext.BK5]);HEX2DEC([.BK$2])));&quot;&quot;)" office:value-type="string" office:string-value="î" calcext:value-type="string">
            <text:p>î</text:p>
          </table:table-cell>
          <table:table-cell table:style-name="ce7" table:formula="of:=IFERROR(CHAR(BITXOR(HEX2DEC([$ciphertext.BL5]);HEX2DEC([.BL$2])));&quot;&quot;)" office:value-type="string" office:string-value="&#13;" calcext:value-type="string">
            <text:p></text:p>
          </table:table-cell>
          <table:table-cell table:style-name="ce7" table:formula="of:=IFERROR(CHAR(BITXOR(HEX2DEC([$ciphertext.BM5]);HEX2DEC([.BM$2])));&quot;&quot;)" office:value-type="string" office:string-value="V" calcext:value-type="string">
            <text:p>V</text:p>
          </table:table-cell>
          <table:table-cell table:style-name="ce7" table:formula="of:=IFERROR(CHAR(BITXOR(HEX2DEC([$ciphertext.BN5]);HEX2DEC([.BN$2])));&quot;&quot;)" office:value-type="string" office:string-value="." calcext:value-type="string">
            <text:p>.</text:p>
          </table:table-cell>
          <table:table-cell table:style-name="ce7" table:formula="of:=IFERROR(CHAR(BITXOR(HEX2DEC([$ciphertext.BO5]);HEX2DEC([.BO$2])));&quot;&quot;)" office:value-type="string" office:string-value="Ž" calcext:value-type="string">
            <text:p>Ž</text:p>
          </table:table-cell>
          <table:table-cell table:style-name="ce7" table:formula="of:=IFERROR(CHAR(BITXOR(HEX2DEC([$ciphertext.BP5]);HEX2DEC([.BP$2])));&quot;&quot;)" office:value-type="string" office:string-value="•" calcext:value-type="string">
            <text:p>•</text:p>
          </table:table-cell>
          <table:table-cell table:style-name="ce7" table:formula="of:=IFERROR(CHAR(BITXOR(HEX2DEC([$ciphertext.BQ5]);HEX2DEC([.BQ$2])));&quot;&quot;)" office:value-type="string" office:string-value="‚" calcext:value-type="string">
            <text:p>‚</text:p>
          </table:table-cell>
          <table:table-cell table:style-name="ce7" table:formula="of:=IFERROR(CHAR(BITXOR(HEX2DEC([$ciphertext.BR5]);HEX2DEC([.BR$2])));&quot;&quot;)" office:value-type="string" office:string-value="ő" calcext:value-type="string">
            <text:p>ő</text:p>
          </table:table-cell>
          <table:table-cell table:style-name="ce7" table:formula="of:=IFERROR(CHAR(BITXOR(HEX2DEC([$ciphertext.BS5]);HEX2DEC([.BS$2])));&quot;&quot;)" office:value-type="string" office:string-value="ď" calcext:value-type="string">
            <text:p>ď</text:p>
          </table:table-cell>
          <table:table-cell table:style-name="ce7" table:formula="of:=IFERROR(CHAR(BITXOR(HEX2DEC([$ciphertext.BT5]);HEX2DEC([.BT$2])));&quot;&quot;)" office:value-type="string" office:string-value="7" calcext:value-type="string">
            <text:p>7</text:p>
          </table:table-cell>
          <table:table-cell table:style-name="ce7" table:formula="of:=IFERROR(CHAR(BITXOR(HEX2DEC([$ciphertext.BU5]);HEX2DEC([.BU$2])));&quot;&quot;)" office:value-type="string" office:string-value="_" calcext:value-type="string">
            <text:p>_</text:p>
          </table:table-cell>
          <table:table-cell table:style-name="ce7" table:formula="of:=IFERROR(CHAR(BITXOR(HEX2DEC([$ciphertext.BV5]);HEX2DEC([.BV$2])));&quot;&quot;)" office:value-type="string" office:string-value="&#10;" calcext:value-type="string">
            <text:p/>
            <text:p/>
          </table:table-cell>
          <table:table-cell table:style-name="ce7" table:formula="of:=IFERROR(CHAR(BITXOR(HEX2DEC([$ciphertext.BW5]);HEX2DEC([.BW$2])));&quot;&quot;)" office:value-type="string" office:string-value="J" calcext:value-type="string">
            <text:p>J</text:p>
          </table:table-cell>
          <table:table-cell table:style-name="ce7" table:formula="of:=IFERROR(CHAR(BITXOR(HEX2DEC([$ciphertext.BX5]);HEX2DEC([.BX$2])));&quot;&quot;)" office:value-type="string" office:string-value="â" calcext:value-type="string">
            <text:p>â</text:p>
          </table:table-cell>
          <table:table-cell table:style-name="ce7" table:formula="of:=IFERROR(CHAR(BITXOR(HEX2DEC([$ciphertext.BY5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5]);HEX2DEC([.BZ$2])));&quot;&quot;)" office:value-type="string" office:string-value="Ř" calcext:value-type="string">
            <text:p>Ř</text:p>
          </table:table-cell>
          <table:table-cell table:style-name="ce7" table:formula="of:=IFERROR(CHAR(BITXOR(HEX2DEC([$ciphertext.CA5]);HEX2DEC([.CA$2])));&quot;&quot;)" office:value-type="string" office:string-value="n" calcext:value-type="string">
            <text:p>n</text:p>
          </table:table-cell>
          <table:table-cell table:style-name="ce7" table:formula="of:=IFERROR(CHAR(BITXOR(HEX2DEC([$ciphertext.CB5]);HEX2DEC([.CB$2])));&quot;&quot;)" office:value-type="string" office:string-value="“" calcext:value-type="string">
            <text:p>“</text:p>
          </table:table-cell>
          <table:table-cell table:style-name="ce7" table:formula="of:=IFERROR(CHAR(BITXOR(HEX2DEC([$ciphertext.CC5]);HEX2DEC([.CC$2])));&quot;&quot;)" office:value-type="string" office:string-value="]" calcext:value-type="string">
            <text:p>]</text:p>
          </table:table-cell>
          <table:table-cell table:style-name="ce7" table:formula="of:=IFERROR(CHAR(BITXOR(HEX2DEC([$ciphertext.CD5]);HEX2DEC([.CD$2])));&quot;&quot;)" office:value-type="string" office:string-value="č" calcext:value-type="string">
            <text:p>č</text:p>
          </table:table-cell>
          <table:table-cell table:style-name="ce7" table:formula="of:=IFERROR(CHAR(BITXOR(HEX2DEC([$ciphertext.CE5]);HEX2DEC([.CE$2])));&quot;&quot;)" office:value-type="string" office:string-value="" calcext:value-type="string">
            <text:p/>
          </table:table-cell>
          <table:table-cell table:style-name="ce7" table:formula="of:=IFERROR(CHAR(BITXOR(HEX2DEC([$ciphertext.CF5]);HEX2DEC([.CF$2])));&quot;&quot;)" office:value-type="string" office:string-value="0" calcext:value-type="string">
            <text:p>0</text:p>
          </table:table-cell>
          <table:table-cell table:style-name="ce7" table:formula="of:=IFERROR(CHAR(BITXOR(HEX2DEC([$ciphertext.CG5]);HEX2DEC([.CG$2])));&quot;&quot;)" office:value-type="string" office:string-value="µ" calcext:value-type="string">
            <text:p>µ</text:p>
          </table:table-cell>
          <table:table-cell table:style-name="ce7" table:formula="of:=IFERROR(CHAR(BITXOR(HEX2DEC([$ciphertext.CH5]);HEX2DEC([.CH$2])));&quot;&quot;)" office:value-type="string" office:string-value="›" calcext:value-type="string">
            <text:p>›</text:p>
          </table:table-cell>
          <table:table-cell table:style-name="ce7" table:formula="of:=IFERROR(CHAR(BITXOR(HEX2DEC([$ciphertext.CI5]);HEX2DEC([.CI$2])));&quot;&quot;)" office:value-type="string" office:string-value="s" calcext:value-type="string">
            <text:p>s</text:p>
          </table:table-cell>
          <table:table-cell table:style-name="ce7" table:formula="of:=IFERROR(CHAR(BITXOR(HEX2DEC([$ciphertext.CJ5]);HEX2DEC([.CJ$2])));&quot;&quot;)" office:value-type="string" office:string-value="ű" calcext:value-type="string">
            <text:p>ű</text:p>
          </table:table-cell>
          <table:table-cell table:style-name="ce7" table:formula="of:=IFERROR(CHAR(BITXOR(HEX2DEC([$ciphertext.CK5]);HEX2DEC([.CK$2])));&quot;&quot;)" office:value-type="string" office:string-value="C" calcext:value-type="string">
            <text:p>C</text:p>
          </table:table-cell>
          <table:table-cell table:style-name="ce7" table:formula="of:=IFERROR(CHAR(BITXOR(HEX2DEC([$ciphertext.CL5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5]);HEX2DEC([.CM$2])));&quot;&quot;)" office:value-type="string" office:string-value="Í" calcext:value-type="string">
            <text:p>Í</text:p>
          </table:table-cell>
          <table:table-cell table:style-name="ce7" table:formula="of:=IFERROR(CHAR(BITXOR(HEX2DEC([$ciphertext.CN5]);HEX2DEC([.CN$2])));&quot;&quot;)" office:value-type="string" office:string-value="•" calcext:value-type="string">
            <text:p>•</text:p>
          </table:table-cell>
          <table:table-cell table:style-name="ce7" table:formula="of:=IFERROR(CHAR(BITXOR(HEX2DEC([$ciphertext.CO5]);HEX2DEC([.CO$2])));&quot;&quot;)" office:value-type="string" office:string-value="×" calcext:value-type="string">
            <text:p>×</text:p>
          </table:table-cell>
          <table:table-cell table:style-name="ce7" table:formula="of:=IFERROR(CHAR(BITXOR(HEX2DEC([$ciphertext.CP5]);HEX2DEC([.CP$2])));&quot;&quot;)" office:value-type="string" office:string-value="p" calcext:value-type="string">
            <text:p>p</text:p>
          </table:table-cell>
          <table:table-cell table:style-name="ce7" table:formula="of:=IFERROR(CHAR(BITXOR(HEX2DEC([$ciphertext.CQ5]);HEX2DEC([.CQ$2])));&quot;&quot;)" office:value-type="string" office:string-value="Ć" calcext:value-type="string">
            <text:p>Ć</text:p>
          </table:table-cell>
          <table:table-cell table:style-name="ce7" table:formula="of:=IFERROR(CHAR(BITXOR(HEX2DEC([$ciphertext.CR5]);HEX2DEC([.CR$2])));&quot;&quot;)" office:value-type="string" office:string-value="[" calcext:value-type="string">
            <text:p>[</text:p>
          </table:table-cell>
          <table:table-cell table:style-name="ce7" table:formula="of:=IFERROR(CHAR(BITXOR(HEX2DEC([$ciphertext.CS5]);HEX2DEC([.CS$2])));&quot;&quot;)" office:value-type="string" office:string-value="@" calcext:value-type="string">
            <text:p>@</text:p>
          </table:table-cell>
          <table:table-cell table:style-name="ce7" table:formula="of:=IFERROR(CHAR(BITXOR(HEX2DEC([$ciphertext.CT5]);HEX2DEC([.CT$2])));&quot;&quot;)" office:value-type="string" office:string-value="Ş" calcext:value-type="string">
            <text:p>Ş</text:p>
          </table:table-cell>
          <table:table-cell table:style-name="ce7" table:formula="of:=IFERROR(CHAR(BITXOR(HEX2DEC([$ciphertext.CU5]);HEX2DEC([.CU$2])));&quot;&quot;)" office:value-type="string" office:string-value=" " calcext:value-type="string">
            <text:p> </text:p>
          </table:table-cell>
          <table:table-cell table:style-name="ce7" table:formula="of:=IFERROR(CHAR(BITXOR(HEX2DEC([$ciphertext.CV5]);HEX2DEC([.CV$2])));&quot;&quot;)" office:value-type="string" office:string-value="e" calcext:value-type="string">
            <text:p>e</text:p>
          </table:table-cell>
          <table:table-cell table:style-name="ce7" table:formula="of:=IFERROR(CHAR(BITXOR(HEX2DEC([$ciphertext.CW5]);HEX2DEC([.CW$2])));&quot;&quot;)" office:value-type="string" office:string-value="ň" calcext:value-type="string">
            <text:p>ň</text:p>
          </table:table-cell>
          <table:table-cell table:style-name="ce7" table:formula="of:=IFERROR(CHAR(BITXOR(HEX2DEC([$ciphertext.CX5]);HEX2DEC([.CX$2])));&quot;&quot;)" office:value-type="string" office:string-value="Ą" calcext:value-type="string">
            <text:p>Ą</text:p>
          </table:table-cell>
          <table:table-cell table:style-name="ce7" table:formula="of:=IFERROR(CHAR(BITXOR(HEX2DEC([$ciphertext.CY5]);HEX2DEC([.CY$2])));&quot;&quot;)" office:value-type="string" office:string-value="ă" calcext:value-type="string">
            <text:p>ă</text:p>
          </table:table-cell>
          <table:table-cell table:style-name="ce7" table:formula="of:=IFERROR(CHAR(BITXOR(HEX2DEC([$ciphertext.CZ5]);HEX2DEC([.CZ$2])));&quot;&quot;)" office:value-type="string" office:string-value=":" calcext:value-type="string">
            <text:p>:</text:p>
          </table:table-cell>
          <table:table-cell table:style-name="ce7" table:formula="of:=IFERROR(CHAR(BITXOR(HEX2DEC([$ciphertext.DA5]);HEX2DEC([.DA$2])));&quot;&quot;)" office:value-type="string" office:string-value="Z" calcext:value-type="string">
            <text:p>Z</text:p>
          </table:table-cell>
          <table:table-cell table:style-name="ce7" table:formula="of:=IFERROR(CHAR(BITXOR(HEX2DEC([$ciphertext.DB5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5]);HEX2DEC([.DC$2])));&quot;&quot;)" office:value-type="string" office:string-value="µ" calcext:value-type="string">
            <text:p>µ</text:p>
          </table:table-cell>
          <table:table-cell table:style-name="ce7" table:formula="of:=IFERROR(CHAR(BITXOR(HEX2DEC([$ciphertext.DD5]);HEX2DEC([.DD$2])));&quot;&quot;)" office:value-type="string" office:string-value="Ü" calcext:value-type="string">
            <text:p>Ü</text:p>
          </table:table-cell>
          <table:table-cell table:style-name="ce7" table:formula="of:=IFERROR(CHAR(BITXOR(HEX2DEC([$ciphertext.DE5]);HEX2DEC([.DE$2])));&quot;&quot;)" office:value-type="string" office:string-value="«" calcext:value-type="string">
            <text:p>«</text:p>
          </table:table-cell>
          <table:table-cell table:style-name="ce7" table:formula="of:=IFERROR(CHAR(BITXOR(HEX2DEC([$ciphertext.DF5]);HEX2DEC([.DF$2])));&quot;&quot;)" office:value-type="string" office:string-value="¤" calcext:value-type="string">
            <text:p>¤</text:p>
          </table:table-cell>
          <table:table-cell table:style-name="ce7" table:formula="of:=IFERROR(CHAR(BITXOR(HEX2DEC([$ciphertext.DG5]);HEX2DEC([.DG$2])));&quot;&quot;)" office:value-type="string" office:string-value="7" calcext:value-type="string">
            <text:p>7</text:p>
          </table:table-cell>
          <table:table-cell table:style-name="ce7" table:formula="of:=IFERROR(CHAR(BITXOR(HEX2DEC([$ciphertext.DH5]);HEX2DEC([.DH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I5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5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5]);HEX2DEC([.DK$2])));&quot;&quot;)" office:value-type="string" office:string-value="" calcext:value-type="string">
            <text:p/>
          </table:table-cell>
          <table:table-cell table:style-name="ce7" table:formula="of:=IFERROR(CHAR(BITXOR(HEX2DEC([$ciphertext.DL5]);HEX2DEC([.DL$2])));&quot;&quot;)" office:value-type="string" office:string-value="/" calcext:value-type="string">
            <text:p>/</text:p>
          </table:table-cell>
          <table:table-cell table:style-name="ce7" table:formula="of:=IFERROR(CHAR(BITXOR(HEX2DEC([$ciphertext.DM5]);HEX2DEC([.DM$2])));&quot;&quot;)" office:value-type="string" office:string-value="Ž" calcext:value-type="string">
            <text:p>Ž</text:p>
          </table:table-cell>
          <table:table-cell table:style-name="ce7" table:formula="of:=IFERROR(CHAR(BITXOR(HEX2DEC([$ciphertext.DN5]);HEX2DEC([.DN$2])));&quot;&quot;)" office:value-type="string" office:string-value="Č" calcext:value-type="string">
            <text:p>Č</text:p>
          </table:table-cell>
          <table:table-cell table:style-name="ce7" table:formula="of:=IFERROR(CHAR(BITXOR(HEX2DEC([$ciphertext.DO5]);HEX2DEC([.DO$2])));&quot;&quot;)" office:value-type="string" office:string-value="[" calcext:value-type="string">
            <text:p>[</text:p>
          </table:table-cell>
          <table:table-cell table:style-name="ce7" table:formula="of:=IFERROR(CHAR(BITXOR(HEX2DEC([$ciphertext.DP5]);HEX2DEC([.DP$2])));&quot;&quot;)" office:value-type="string" office:string-value="|" calcext:value-type="string">
            <text:p>|</text:p>
          </table:table-cell>
          <table:table-cell table:style-name="ce7" table:formula="of:=IFERROR(CHAR(BITXOR(HEX2DEC([$ciphertext.DQ5]);HEX2DEC([.DQ$2])));&quot;&quot;)" office:value-type="string" office:string-value=" " calcext:value-type="string">
            <text:p><text:s/></text:p>
          </table:table-cell>
          <table:table-cell table:style-name="ce7" table:formula="of:=IFERROR(CHAR(BITXOR(HEX2DEC([$ciphertext.DR5]);HEX2DEC([.DR$2])));&quot;&quot;)" office:value-type="string" office:string-value="p" calcext:value-type="string">
            <text:p>p</text:p>
          </table:table-cell>
          <table:table-cell table:style-name="ce7" table:formula="of:=IFERROR(CHAR(BITXOR(HEX2DEC([$ciphertext.DS5]);HEX2DEC([.DS$2])));&quot;&quot;)" office:value-type="string" office:string-value="" calcext:value-type="string">
            <text:p/>
          </table:table-cell>
          <table:table-cell table:style-name="ce7" table:formula="of:=IFERROR(CHAR(BITXOR(HEX2DEC([$ciphertext.DT5]);HEX2DEC([.DT$2])));&quot;&quot;)" office:value-type="string" office:string-value="" calcext:value-type="string">
            <text:p/>
          </table:table-cell>
          <table:table-cell table:style-name="ce7" table:formula="of:=IFERROR(CHAR(BITXOR(HEX2DEC([$ciphertext.DU5]);HEX2DEC([.DU$2])));&quot;&quot;)" office:value-type="string" office:string-value="" calcext:value-type="string">
            <text:p/>
          </table:table-cell>
          <table:table-cell table:style-name="ce7" table:formula="of:=IFERROR(CHAR(BITXOR(HEX2DEC([$ciphertext.DV5]);HEX2DEC([.DV$2])));&quot;&quot;)" office:value-type="string" office:string-value="" calcext:value-type="string">
            <text:p/>
          </table:table-cell>
          <table:table-cell table:style-name="ce7" table:formula="of:=IFERROR(CHAR(BITXOR(HEX2DEC([$ciphertext.DW5]);HEX2DEC([.DW$2])));&quot;&quot;)" office:value-type="string" office:string-value="" calcext:value-type="string">
            <text:p/>
          </table:table-cell>
          <table:table-cell table:style-name="ce7" table:formula="of:=IFERROR(CHAR(BITXOR(HEX2DEC([$ciphertext.DX5]);HEX2DEC([.DX$2])));&quot;&quot;)" office:value-type="string" office:string-value="" calcext:value-type="string">
            <text:p/>
          </table:table-cell>
          <table:table-cell table:style-name="ce7" table:formula="of:=IFERROR(CHAR(BITXOR(HEX2DEC([$ciphertext.DY5]);HEX2DEC([.DY$2])));&quot;&quot;)" office:value-type="string" office:string-value="" calcext:value-type="string">
            <text:p/>
          </table:table-cell>
          <table:table-cell table:style-name="ce7" table:formula="of:=IFERROR(CHAR(BITXOR(HEX2DEC([$ciphertext.DZ5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5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5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5]);HEX2DEC([.EC$2])));&quot;&quot;)" office:value-type="string" office:string-value="" calcext:value-type="string">
            <text:p/>
          </table:table-cell>
          <table:table-cell table:style-name="ce7" table:formula="of:=IFERROR(CHAR(BITXOR(HEX2DEC([$ciphertext.ED5]);HEX2DEC([.ED$2])));&quot;&quot;)" office:value-type="string" office:string-value="" calcext:value-type="string">
            <text:p/>
          </table:table-cell>
          <table:table-cell table:style-name="ce7" table:formula="of:=IFERROR(CHAR(BITXOR(HEX2DEC([$ciphertext.EE5]);HEX2DEC([.EE$2])));&quot;&quot;)" office:value-type="string" office:string-value="" calcext:value-type="string">
            <text:p/>
          </table:table-cell>
          <table:table-cell table:style-name="ce7" table:formula="of:=IFERROR(CHAR(BITXOR(HEX2DEC([$ciphertext.EF5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5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5]);HEX2DEC([.EH$2])));&quot;&quot;)" office:value-type="string" office:string-value="" calcext:value-type="string">
            <text:p/>
          </table:table-cell>
          <table:table-cell table:style-name="ce7" table:formula="of:=IFERROR(CHAR(BITXOR(HEX2DEC([$ciphertext.EI5]);HEX2DEC([.EI$2])));&quot;&quot;)" office:value-type="string" office:string-value="" calcext:value-type="string">
            <text:p/>
          </table:table-cell>
          <table:table-cell table:style-name="ce7" table:formula="of:=IFERROR(CHAR(BITXOR(HEX2DEC([$ciphertext.EJ5]);HEX2DEC([.EJ$2])));&quot;&quot;)" office:value-type="string" office:string-value="" calcext:value-type="string">
            <text:p/>
          </table:table-cell>
          <table:table-cell table:style-name="ce7" table:formula="of:=IFERROR(CHAR(BITXOR(HEX2DEC([$ciphertext.EK5]);HEX2DEC([.EK$2])));&quot;&quot;)" office:value-type="string" office:string-value="" calcext:value-type="string">
            <text:p/>
          </table:table-cell>
          <table:table-cell table:style-name="ce7" table:formula="of:=IFERROR(CHAR(BITXOR(HEX2DEC([$ciphertext.EL5]);HEX2DEC([.EL$2])));&quot;&quot;)" office:value-type="string" office:string-value="" calcext:value-type="string">
            <text:p/>
          </table:table-cell>
          <table:table-cell table:style-name="ce7" table:formula="of:=IFERROR(CHAR(BITXOR(HEX2DEC([$ciphertext.EM5]);HEX2DEC([.EM$2])));&quot;&quot;)" office:value-type="string" office:string-value="" calcext:value-type="string">
            <text:p/>
          </table:table-cell>
          <table:table-cell table:style-name="ce7" table:formula="of:=IFERROR(CHAR(BITXOR(HEX2DEC([$ciphertext.EN5]);HEX2DEC([.EN$2])));&quot;&quot;)" office:value-type="string" office:string-value="" calcext:value-type="string">
            <text:p/>
          </table:table-cell>
          <table:table-cell table:style-name="ce7" table:formula="of:=IFERROR(CHAR(BITXOR(HEX2DEC([$ciphertext.EO5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5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5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5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5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5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5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5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5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5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5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5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5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5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5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5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5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5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5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5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5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5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5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5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5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5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5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5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5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5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5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5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5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5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5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5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5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5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5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5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5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5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6]);HEX2DEC([.A$2])));&quot;&quot;)" office:value-type="string" office:string-value="2" calcext:value-type="string">
            <text:p>2</text:p>
          </table:table-cell>
          <table:table-cell table:style-name="ce7" table:formula="of:=IFERROR(CHAR(BITXOR(HEX2DEC([$ciphertext.B6]);HEX2DEC([.B$2])));&quot;&quot;)" office:value-type="string" office:string-value="Q" calcext:value-type="string">
            <text:p>Q</text:p>
          </table:table-cell>
          <table:table-cell table:style-name="ce7" table:formula="of:=IFERROR(CHAR(BITXOR(HEX2DEC([$ciphertext.C6]);HEX2DEC([.C$2])));&quot;&quot;)" office:value-type="string" office:string-value="" calcext:value-type="string">
            <text:p/>
          </table:table-cell>
          <table:table-cell table:style-name="ce7" table:formula="of:=IFERROR(CHAR(BITXOR(HEX2DEC([$ciphertext.D6]);HEX2DEC([.D$2])));&quot;&quot;)" office:value-type="string" office:string-value="ű" calcext:value-type="string">
            <text:p>ű</text:p>
          </table:table-cell>
          <table:table-cell table:style-name="ce7" table:formula="of:=IFERROR(CHAR(BITXOR(HEX2DEC([$ciphertext.E6]);HEX2DEC([.E$2])));&quot;&quot;)" office:value-type="string" office:string-value="¬" calcext:value-type="string">
            <text:p>¬</text:p>
          </table:table-cell>
          <table:table-cell table:style-name="ce7" table:formula="of:=IFERROR(CHAR(BITXOR(HEX2DEC([$ciphertext.F6]);HEX2DEC([.F$2])));&quot;&quot;)" office:value-type="string" office:string-value="ű" calcext:value-type="string">
            <text:p>ű</text:p>
          </table:table-cell>
          <table:table-cell table:style-name="ce7" table:formula="of:=IFERROR(CHAR(BITXOR(HEX2DEC([$ciphertext.G6]);HEX2DEC([.G$2])));&quot;&quot;)" office:value-type="string" office:string-value="ą" calcext:value-type="string">
            <text:p>ą</text:p>
          </table:table-cell>
          <table:table-cell table:style-name="ce7" table:formula="of:=IFERROR(CHAR(BITXOR(HEX2DEC([$ciphertext.H6]);HEX2DEC([.H$2])));&quot;&quot;)" office:value-type="string" office:string-value="ľ" calcext:value-type="string">
            <text:p>ľ</text:p>
          </table:table-cell>
          <table:table-cell table:style-name="ce7" table:formula="of:=IFERROR(CHAR(BITXOR(HEX2DEC([$ciphertext.I6]);HEX2DEC([.I$2])));&quot;&quot;)" office:value-type="string" office:string-value="ý" calcext:value-type="string">
            <text:p>ý</text:p>
          </table:table-cell>
          <table:table-cell table:style-name="ce7" table:formula="of:=IFERROR(CHAR(BITXOR(HEX2DEC([$ciphertext.J6]);HEX2DEC([.J$2])));&quot;&quot;)" office:value-type="string" office:string-value="T" calcext:value-type="string">
            <text:p>T</text:p>
          </table:table-cell>
          <table:table-cell table:style-name="ce7" table:formula="of:=IFERROR(CHAR(BITXOR(HEX2DEC([$ciphertext.K6]);HEX2DEC([.K$2])));&quot;&quot;)" office:value-type="string" office:string-value="A" calcext:value-type="string">
            <text:p>A</text:p>
          </table:table-cell>
          <table:table-cell table:style-name="ce7" table:formula="of:=IFERROR(CHAR(BITXOR(HEX2DEC([$ciphertext.L6]);HEX2DEC([.L$2])));&quot;&quot;)" office:value-type="string" office:string-value="]" calcext:value-type="string">
            <text:p>]</text:p>
          </table:table-cell>
          <table:table-cell table:style-name="ce7" table:formula="of:=IFERROR(CHAR(BITXOR(HEX2DEC([$ciphertext.M6]);HEX2DEC([.M$2])));&quot;&quot;)" office:value-type="string" office:string-value="˘" calcext:value-type="string">
            <text:p>˘</text:p>
          </table:table-cell>
          <table:table-cell table:style-name="ce7" table:formula="of:=IFERROR(CHAR(BITXOR(HEX2DEC([$ciphertext.N6]);HEX2DEC([.N$2])));&quot;&quot;)" office:value-type="string" office:string-value="C" calcext:value-type="string">
            <text:p>C</text:p>
          </table:table-cell>
          <table:table-cell table:style-name="ce7" table:formula="of:=IFERROR(CHAR(BITXOR(HEX2DEC([$ciphertext.O6]);HEX2DEC([.O$2])));&quot;&quot;)" office:value-type="string" office:string-value="á" calcext:value-type="string">
            <text:p>á</text:p>
          </table:table-cell>
          <table:table-cell table:style-name="ce7" table:formula="of:=IFERROR(CHAR(BITXOR(HEX2DEC([$ciphertext.P6]);HEX2DEC([.P$2])));&quot;&quot;)" office:value-type="string" office:string-value="i" calcext:value-type="string">
            <text:p>i</text:p>
          </table:table-cell>
          <table:table-cell table:style-name="ce7" table:formula="of:=IFERROR(CHAR(BITXOR(HEX2DEC([$ciphertext.Q6]);HEX2DEC([.Q$2])));&quot;&quot;)" office:value-type="string" office:string-value="^" calcext:value-type="string">
            <text:p>^</text:p>
          </table:table-cell>
          <table:table-cell table:style-name="ce7" table:formula="of:=IFERROR(CHAR(BITXOR(HEX2DEC([$ciphertext.R6]);HEX2DEC([.R$2])));&quot;&quot;)" office:value-type="string" office:string-value="Ę" calcext:value-type="string">
            <text:p>Ę</text:p>
          </table:table-cell>
          <table:table-cell table:style-name="ce7" table:formula="of:=IFERROR(CHAR(BITXOR(HEX2DEC([$ciphertext.S6]);HEX2DEC([.S$2])));&quot;&quot;)" office:value-type="string" office:string-value="˝" calcext:value-type="string">
            <text:p>˝</text:p>
          </table:table-cell>
          <table:table-cell table:style-name="ce7" table:formula="of:=IFERROR(CHAR(BITXOR(HEX2DEC([$ciphertext.T6]);HEX2DEC([.T$2])));&quot;&quot;)" office:value-type="string" office:string-value="X" calcext:value-type="string">
            <text:p>X</text:p>
          </table:table-cell>
          <table:table-cell table:style-name="ce7" table:formula="of:=IFERROR(CHAR(BITXOR(HEX2DEC([$ciphertext.U6]);HEX2DEC([.U$2])));&quot;&quot;)" office:value-type="string" office:string-value="Ĺ" calcext:value-type="string">
            <text:p>Ĺ</text:p>
          </table:table-cell>
          <table:table-cell table:style-name="ce7" table:formula="of:=IFERROR(CHAR(BITXOR(HEX2DEC([$ciphertext.V6]);HEX2DEC([.V$2])));&quot;&quot;)" office:value-type="string" office:string-value="" calcext:value-type="string">
            <text:p/>
          </table:table-cell>
          <table:table-cell table:style-name="ce7" table:formula="of:=IFERROR(CHAR(BITXOR(HEX2DEC([$ciphertext.W6]);HEX2DEC([.W$2])));&quot;&quot;)" office:value-type="string" office:string-value="Í" calcext:value-type="string">
            <text:p>Í</text:p>
          </table:table-cell>
          <table:table-cell table:style-name="ce7" table:formula="of:=IFERROR(CHAR(BITXOR(HEX2DEC([$ciphertext.X6]);HEX2DEC([.X$2])));&quot;&quot;)" office:value-type="string" office:string-value="K" calcext:value-type="string">
            <text:p>K</text:p>
          </table:table-cell>
          <table:table-cell table:style-name="ce7" table:formula="of:=IFERROR(CHAR(BITXOR(HEX2DEC([$ciphertext.Y6]);HEX2DEC([.Y$2])));&quot;&quot;)" office:value-type="string" office:string-value="Ň" calcext:value-type="string">
            <text:p>Ň</text:p>
          </table:table-cell>
          <table:table-cell table:style-name="ce7" table:formula="of:=IFERROR(CHAR(BITXOR(HEX2DEC([$ciphertext.Z6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6]);HEX2DEC([.AA$2])));&quot;&quot;)" office:value-type="string" office:string-value="" calcext:value-type="string">
            <text:p/>
          </table:table-cell>
          <table:table-cell table:style-name="ce7" table:formula="of:=IFERROR(CHAR(BITXOR(HEX2DEC([$ciphertext.AB6]);HEX2DEC([.AB$2])));&quot;&quot;)" office:value-type="string" office:string-value="˝" calcext:value-type="string">
            <text:p>˝</text:p>
          </table:table-cell>
          <table:table-cell table:style-name="ce7" table:formula="of:=IFERROR(CHAR(BITXOR(HEX2DEC([$ciphertext.AC6]);HEX2DEC([.AC$2])));&quot;&quot;)" office:value-type="string" office:string-value="â" calcext:value-type="string">
            <text:p>â</text:p>
          </table:table-cell>
          <table:table-cell table:style-name="ce7" table:formula="of:=IFERROR(CHAR(BITXOR(HEX2DEC([$ciphertext.AD6]);HEX2DEC([.AD$2])));&quot;&quot;)" office:value-type="string" office:string-value="N" calcext:value-type="string">
            <text:p>N</text:p>
          </table:table-cell>
          <table:table-cell table:style-name="ce7" table:formula="of:=IFERROR(CHAR(BITXOR(HEX2DEC([$ciphertext.AE6]);HEX2DEC([.AE$2])));&quot;&quot;)" office:value-type="string" office:string-value="·" calcext:value-type="string">
            <text:p>·</text:p>
          </table:table-cell>
          <table:table-cell table:style-name="ce7" table:formula="of:=IFERROR(CHAR(BITXOR(HEX2DEC([$ciphertext.AF6]);HEX2DEC([.AF$2])));&quot;&quot;)" office:value-type="string" office:string-value="j" calcext:value-type="string">
            <text:p>j</text:p>
          </table:table-cell>
          <table:table-cell table:style-name="ce7" table:formula="of:=IFERROR(CHAR(BITXOR(HEX2DEC([$ciphertext.AG6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6]);HEX2DEC([.AH$2])));&quot;&quot;)" office:value-type="string" office:string-value="Ř" calcext:value-type="string">
            <text:p>Ř</text:p>
          </table:table-cell>
          <table:table-cell table:style-name="ce7" table:formula="of:=IFERROR(CHAR(BITXOR(HEX2DEC([$ciphertext.AI6]);HEX2DEC([.AI$2])));&quot;&quot;)" office:value-type="string" office:string-value="J" calcext:value-type="string">
            <text:p>J</text:p>
          </table:table-cell>
          <table:table-cell table:style-name="ce7" table:formula="of:=IFERROR(CHAR(BITXOR(HEX2DEC([$ciphertext.AJ6]);HEX2DEC([.AJ$2])));&quot;&quot;)" office:value-type="string" office:string-value="ş" calcext:value-type="string">
            <text:p>ş</text:p>
          </table:table-cell>
          <table:table-cell table:style-name="ce7" table:formula="of:=IFERROR(CHAR(BITXOR(HEX2DEC([$ciphertext.AK6]);HEX2DEC([.AK$2])));&quot;&quot;)" office:value-type="string" office:string-value="4" calcext:value-type="string">
            <text:p>4</text:p>
          </table:table-cell>
          <table:table-cell table:style-name="ce7" table:formula="of:=IFERROR(CHAR(BITXOR(HEX2DEC([$ciphertext.AL6]);HEX2DEC([.AL$2])));&quot;&quot;)" office:value-type="string" office:string-value="Ř" calcext:value-type="string">
            <text:p>Ř</text:p>
          </table:table-cell>
          <table:table-cell table:style-name="ce7" table:formula="of:=IFERROR(CHAR(BITXOR(HEX2DEC([$ciphertext.AM6]);HEX2DEC([.AM$2])));&quot;&quot;)" office:value-type="string" office:string-value="Ţ" calcext:value-type="string">
            <text:p>Ţ</text:p>
          </table:table-cell>
          <table:table-cell table:style-name="ce7" table:formula="of:=IFERROR(CHAR(BITXOR(HEX2DEC([$ciphertext.AN6]);HEX2DEC([.AN$2])));&quot;&quot;)" office:value-type="string" office:string-value="(" calcext:value-type="string">
            <text:p>(</text:p>
          </table:table-cell>
          <table:table-cell table:style-name="ce7" table:formula="of:=IFERROR(CHAR(BITXOR(HEX2DEC([$ciphertext.AO6]);HEX2DEC([.AO$2])));&quot;&quot;)" office:value-type="string" office:string-value="{" calcext:value-type="string">
            <text:p>{</text:p>
          </table:table-cell>
          <table:table-cell table:style-name="ce7" table:formula="of:=IFERROR(CHAR(BITXOR(HEX2DEC([$ciphertext.AP6]);HEX2DEC([.AP$2])));&quot;&quot;)" office:value-type="string" office:string-value="č" calcext:value-type="string">
            <text:p>č</text:p>
          </table:table-cell>
          <table:table-cell table:style-name="ce7" table:formula="of:=IFERROR(CHAR(BITXOR(HEX2DEC([$ciphertext.AQ6]);HEX2DEC([.AQ$2])));&quot;&quot;)" office:value-type="string" office:string-value="M" calcext:value-type="string">
            <text:p>M</text:p>
          </table:table-cell>
          <table:table-cell table:style-name="ce7" table:formula="of:=IFERROR(CHAR(BITXOR(HEX2DEC([$ciphertext.AR6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6]);HEX2DEC([.AS$2])));&quot;&quot;)" office:value-type="string" office:string-value="ç" calcext:value-type="string">
            <text:p>ç</text:p>
          </table:table-cell>
          <table:table-cell table:style-name="ce7" table:formula="of:=IFERROR(CHAR(BITXOR(HEX2DEC([$ciphertext.AT6]);HEX2DEC([.AT$2])));&quot;&quot;)" office:value-type="string" office:string-value="é" calcext:value-type="string">
            <text:p>é</text:p>
          </table:table-cell>
          <table:table-cell table:style-name="ce7" table:formula="of:=IFERROR(CHAR(BITXOR(HEX2DEC([$ciphertext.AU6]);HEX2DEC([.AU$2])));&quot;&quot;)" office:value-type="string" office:string-value="Ł" calcext:value-type="string">
            <text:p>Ł</text:p>
          </table:table-cell>
          <table:table-cell table:style-name="ce7" table:formula="of:=IFERROR(CHAR(BITXOR(HEX2DEC([$ciphertext.AV6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6]);HEX2DEC([.AW$2])));&quot;&quot;)" office:value-type="string" office:string-value="ç" calcext:value-type="string">
            <text:p>ç</text:p>
          </table:table-cell>
          <table:table-cell table:style-name="ce7" table:formula="of:=IFERROR(CHAR(BITXOR(HEX2DEC([$ciphertext.AX6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6]);HEX2DEC([.AY$2])));&quot;&quot;)" office:value-type="string" office:string-value="—" calcext:value-type="string">
            <text:p>—</text:p>
          </table:table-cell>
          <table:table-cell table:style-name="ce7" table:formula="of:=IFERROR(CHAR(BITXOR(HEX2DEC([$ciphertext.AZ6]);HEX2DEC([.AZ$2])));&quot;&quot;)" office:value-type="string" office:string-value="ś" calcext:value-type="string">
            <text:p>ś</text:p>
          </table:table-cell>
          <table:table-cell table:style-name="ce7" table:formula="of:=IFERROR(CHAR(BITXOR(HEX2DEC([$ciphertext.BA6]);HEX2DEC([.BA$2])));&quot;&quot;)" office:value-type="string" office:string-value="~" calcext:value-type="string">
            <text:p>~</text:p>
          </table:table-cell>
          <table:table-cell table:style-name="ce7" table:formula="of:=IFERROR(CHAR(BITXOR(HEX2DEC([$ciphertext.BB6]);HEX2DEC([.BB$2])));&quot;&quot;)" office:value-type="string" office:string-value="" calcext:value-type="string">
            <text:p/>
          </table:table-cell>
          <table:table-cell table:style-name="ce7" table:formula="of:=IFERROR(CHAR(BITXOR(HEX2DEC([$ciphertext.BC6]);HEX2DEC([.BC$2])));&quot;&quot;)" office:value-type="string" office:string-value="#" calcext:value-type="string">
            <text:p>#</text:p>
          </table:table-cell>
          <table:table-cell table:style-name="ce7" table:formula="of:=IFERROR(CHAR(BITXOR(HEX2DEC([$ciphertext.BD6]);HEX2DEC([.BD$2])));&quot;&quot;)" office:value-type="string" office:string-value="¨" calcext:value-type="string">
            <text:p>¨</text:p>
          </table:table-cell>
          <table:table-cell table:style-name="ce7" table:formula="of:=IFERROR(CHAR(BITXOR(HEX2DEC([$ciphertext.BE6]);HEX2DEC([.BE$2])));&quot;&quot;)" office:value-type="string" office:string-value="˝" calcext:value-type="string">
            <text:p>˝</text:p>
          </table:table-cell>
          <table:table-cell table:style-name="ce7" table:formula="of:=IFERROR(CHAR(BITXOR(HEX2DEC([$ciphertext.BF6]);HEX2DEC([.BF$2])));&quot;&quot;)" office:value-type="string" office:string-value="�" calcext:value-type="string">
            <text:p>�</text:p>
          </table:table-cell>
          <table:table-cell table:style-name="ce7" table:formula="of:=IFERROR(CHAR(BITXOR(HEX2DEC([$ciphertext.BG6]);HEX2DEC([.BG$2])));&quot;&quot;)" office:value-type="string" office:string-value="&quot;" calcext:value-type="string">
            <text:p>"</text:p>
          </table:table-cell>
          <table:table-cell table:style-name="ce7" table:formula="of:=IFERROR(CHAR(BITXOR(HEX2DEC([$ciphertext.BH6]);HEX2DEC([.BH$2])));&quot;&quot;)" office:value-type="string" office:string-value="Ł" calcext:value-type="string">
            <text:p>Ł</text:p>
          </table:table-cell>
          <table:table-cell table:style-name="ce7" table:formula="of:=IFERROR(CHAR(BITXOR(HEX2DEC([$ciphertext.BI6]);HEX2DEC([.BI$2])));&quot;&quot;)" office:value-type="string" office:string-value="&gt;" calcext:value-type="string">
            <text:p>&gt;</text:p>
          </table:table-cell>
          <table:table-cell table:style-name="ce7" table:formula="of:=IFERROR(CHAR(BITXOR(HEX2DEC([$ciphertext.BJ6]);HEX2DEC([.BJ$2])));&quot;&quot;)" office:value-type="string" office:string-value="Ę" calcext:value-type="string">
            <text:p>Ę</text:p>
          </table:table-cell>
          <table:table-cell table:style-name="ce7" table:formula="of:=IFERROR(CHAR(BITXOR(HEX2DEC([$ciphertext.BK6]);HEX2DEC([.BK$2])));&quot;&quot;)" office:value-type="string" office:string-value="ő" calcext:value-type="string">
            <text:p>ő</text:p>
          </table:table-cell>
          <table:table-cell table:style-name="ce7" table:formula="of:=IFERROR(CHAR(BITXOR(HEX2DEC([$ciphertext.BL6]);HEX2DEC([.BL$2])));&quot;&quot;)" office:value-type="string" office:string-value="" calcext:value-type="string">
            <text:p/>
          </table:table-cell>
          <table:table-cell table:style-name="ce7" table:formula="of:=IFERROR(CHAR(BITXOR(HEX2DEC([$ciphertext.BM6]);HEX2DEC([.BM$2])));&quot;&quot;)" office:value-type="string" office:string-value="G" calcext:value-type="string">
            <text:p>G</text:p>
          </table:table-cell>
          <table:table-cell table:style-name="ce7" table:formula="of:=IFERROR(CHAR(BITXOR(HEX2DEC([$ciphertext.BN6]);HEX2DEC([.BN$2])));&quot;&quot;)" office:value-type="string" office:string-value="." calcext:value-type="string">
            <text:p>.</text:p>
          </table:table-cell>
          <table:table-cell table:style-name="ce7" table:formula="of:=IFERROR(CHAR(BITXOR(HEX2DEC([$ciphertext.BO6]);HEX2DEC([.BO$2])));&quot;&quot;)" office:value-type="string" office:string-value="Ž" calcext:value-type="string">
            <text:p>Ž</text:p>
          </table:table-cell>
          <table:table-cell table:style-name="ce7" table:formula="of:=IFERROR(CHAR(BITXOR(HEX2DEC([$ciphertext.BP6]);HEX2DEC([.BP$2])));&quot;&quot;)" office:value-type="string" office:string-value="Ź" calcext:value-type="string">
            <text:p>Ź</text:p>
          </table:table-cell>
          <table:table-cell table:style-name="ce7" table:formula="of:=IFERROR(CHAR(BITXOR(HEX2DEC([$ciphertext.BQ6]);HEX2DEC([.BQ$2])));&quot;&quot;)" office:value-type="string" office:string-value="Ť" calcext:value-type="string">
            <text:p>Ť</text:p>
          </table:table-cell>
          <table:table-cell table:style-name="ce7" table:formula="of:=IFERROR(CHAR(BITXOR(HEX2DEC([$ciphertext.BR6]);HEX2DEC([.BR$2])));&quot;&quot;)" office:value-type="string" office:string-value="ł" calcext:value-type="string">
            <text:p>ł</text:p>
          </table:table-cell>
          <table:table-cell table:style-name="ce7" table:formula="of:=IFERROR(CHAR(BITXOR(HEX2DEC([$ciphertext.BS6]);HEX2DEC([.BS$2])));&quot;&quot;)" office:value-type="string" office:string-value="ů" calcext:value-type="string">
            <text:p>ů</text:p>
          </table:table-cell>
          <table:table-cell table:style-name="ce7" table:formula="of:=IFERROR(CHAR(BITXOR(HEX2DEC([$ciphertext.BT6]);HEX2DEC([.BT$2])));&quot;&quot;)" office:value-type="string" office:string-value="c" calcext:value-type="string">
            <text:p>c</text:p>
          </table:table-cell>
          <table:table-cell table:style-name="ce7" table:formula="of:=IFERROR(CHAR(BITXOR(HEX2DEC([$ciphertext.BU6]);HEX2DEC([.BU$2])));&quot;&quot;)" office:value-type="string" office:string-value="\" calcext:value-type="string">
            <text:p>\</text:p>
          </table:table-cell>
          <table:table-cell table:style-name="ce7" table:formula="of:=IFERROR(CHAR(BITXOR(HEX2DEC([$ciphertext.BV6]);HEX2DEC([.BV$2])));&quot;&quot;)" office:value-type="string" office:string-value="" calcext:value-type="string">
            <text:p/>
          </table:table-cell>
          <table:table-cell table:style-name="ce7" table:formula="of:=IFERROR(CHAR(BITXOR(HEX2DEC([$ciphertext.BW6]);HEX2DEC([.BW$2])));&quot;&quot;)" office:value-type="string" office:string-value="I" calcext:value-type="string">
            <text:p>I</text:p>
          </table:table-cell>
          <table:table-cell table:style-name="ce7" table:formula="of:=IFERROR(CHAR(BITXOR(HEX2DEC([$ciphertext.BX6]);HEX2DEC([.BX$2])));&quot;&quot;)" office:value-type="string" office:string-value="ć" calcext:value-type="string">
            <text:p>ć</text:p>
          </table:table-cell>
          <table:table-cell table:style-name="ce7" table:formula="of:=IFERROR(CHAR(BITXOR(HEX2DEC([$ciphertext.BY6]);HEX2DEC([.BY$2])));&quot;&quot;)" office:value-type="string" office:string-value="@" calcext:value-type="string">
            <text:p>@</text:p>
          </table:table-cell>
          <table:table-cell table:style-name="ce7" table:formula="of:=IFERROR(CHAR(BITXOR(HEX2DEC([$ciphertext.BZ6]);HEX2DEC([.BZ$2])));&quot;&quot;)" office:value-type="string" office:string-value="Ć" calcext:value-type="string">
            <text:p>Ć</text:p>
          </table:table-cell>
          <table:table-cell table:style-name="ce7" table:formula="of:=IFERROR(CHAR(BITXOR(HEX2DEC([$ciphertext.CA6]);HEX2DEC([.CA$2])));&quot;&quot;)" office:value-type="string" office:string-value="!" calcext:value-type="string">
            <text:p>!</text:p>
          </table:table-cell>
          <table:table-cell table:style-name="ce7" table:formula="of:=IFERROR(CHAR(BITXOR(HEX2DEC([$ciphertext.CB6]);HEX2DEC([.CB$2])));&quot;&quot;)" office:value-type="string" office:string-value="…" calcext:value-type="string">
            <text:p>…</text:p>
          </table:table-cell>
          <table:table-cell table:style-name="ce7" table:formula="of:=IFERROR(CHAR(BITXOR(HEX2DEC([$ciphertext.CC6]);HEX2DEC([.CC$2])));&quot;&quot;)" office:value-type="string" office:string-value="N" calcext:value-type="string">
            <text:p>N</text:p>
          </table:table-cell>
          <table:table-cell table:style-name="ce7" table:formula="of:=IFERROR(CHAR(BITXOR(HEX2DEC([$ciphertext.CD6]);HEX2DEC([.CD$2])));&quot;&quot;)" office:value-type="string" office:string-value="ş" calcext:value-type="string">
            <text:p>ş</text:p>
          </table:table-cell>
          <table:table-cell table:style-name="ce7" table:formula="of:=IFERROR(CHAR(BITXOR(HEX2DEC([$ciphertext.CE6]);HEX2DEC([.CE$2])));&quot;&quot;)" office:value-type="string" office:string-value="&#13;" calcext:value-type="string">
            <text:p></text:p>
          </table:table-cell>
          <table:table-cell table:style-name="ce7" table:formula="of:=IFERROR(CHAR(BITXOR(HEX2DEC([$ciphertext.CF6]);HEX2DEC([.CF$2])));&quot;&quot;)" office:value-type="string" office:string-value="y" calcext:value-type="string">
            <text:p>y</text:p>
          </table:table-cell>
          <table:table-cell table:style-name="ce7" table:formula="of:=IFERROR(CHAR(BITXOR(HEX2DEC([$ciphertext.CG6]);HEX2DEC([.CG$2])));&quot;&quot;)" office:value-type="string" office:string-value="ě" calcext:value-type="string">
            <text:p>ě</text:p>
          </table:table-cell>
          <table:table-cell table:style-name="ce7" table:formula="of:=IFERROR(CHAR(BITXOR(HEX2DEC([$ciphertext.CH6]);HEX2DEC([.CH$2])));&quot;&quot;)" office:value-type="string" office:string-value="Ď" calcext:value-type="string">
            <text:p>Ď</text:p>
          </table:table-cell>
          <table:table-cell table:style-name="ce7" table:formula="of:=IFERROR(CHAR(BITXOR(HEX2DEC([$ciphertext.CI6]);HEX2DEC([.CI$2])));&quot;&quot;)" office:value-type="string" office:string-value="R" calcext:value-type="string">
            <text:p>R</text:p>
          </table:table-cell>
          <table:table-cell table:style-name="ce7" table:formula="of:=IFERROR(CHAR(BITXOR(HEX2DEC([$ciphertext.CJ6]);HEX2DEC([.CJ$2])));&quot;&quot;)" office:value-type="string" office:string-value="˙" calcext:value-type="string">
            <text:p>˙</text:p>
          </table:table-cell>
          <table:table-cell table:style-name="ce7" table:formula="of:=IFERROR(CHAR(BITXOR(HEX2DEC([$ciphertext.CK6]);HEX2DEC([.CK$2])));&quot;&quot;)" office:value-type="string" office:string-value="" calcext:value-type="string">
            <text:p/>
          </table:table-cell>
          <table:table-cell table:style-name="ce7" table:formula="of:=IFERROR(CHAR(BITXOR(HEX2DEC([$ciphertext.CL6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6]);HEX2DEC([.CM$2])));&quot;&quot;)" office:value-type="string" office:string-value="„" calcext:value-type="string">
            <text:p>„</text:p>
          </table:table-cell>
          <table:table-cell table:style-name="ce7" table:formula="of:=IFERROR(CHAR(BITXOR(HEX2DEC([$ciphertext.CN6]);HEX2DEC([.CN$2])));&quot;&quot;)" office:value-type="string" office:string-value="´" calcext:value-type="string">
            <text:p>´</text:p>
          </table:table-cell>
          <table:table-cell table:style-name="ce7" table:formula="of:=IFERROR(CHAR(BITXOR(HEX2DEC([$ciphertext.CO6]);HEX2DEC([.CO$2])));&quot;&quot;)" office:value-type="string" office:string-value="Ě" calcext:value-type="string">
            <text:p>Ě</text:p>
          </table:table-cell>
          <table:table-cell table:style-name="ce7" table:formula="of:=IFERROR(CHAR(BITXOR(HEX2DEC([$ciphertext.CP6]);HEX2DEC([.CP$2])));&quot;&quot;)" office:value-type="string" office:string-value="a" calcext:value-type="string">
            <text:p>a</text:p>
          </table:table-cell>
          <table:table-cell table:style-name="ce7" table:formula="of:=IFERROR(CHAR(BITXOR(HEX2DEC([$ciphertext.CQ6]);HEX2DEC([.CQ$2])));&quot;&quot;)" office:value-type="string" office:string-value="Ń" calcext:value-type="string">
            <text:p>Ń</text:p>
          </table:table-cell>
          <table:table-cell table:style-name="ce7" table:formula="of:=IFERROR(CHAR(BITXOR(HEX2DEC([$ciphertext.CR6]);HEX2DEC([.CR$2])));&quot;&quot;)" office:value-type="string" office:string-value="" calcext:value-type="string">
            <text:p/>
          </table:table-cell>
          <table:table-cell table:style-name="ce7" table:formula="of:=IFERROR(CHAR(BITXOR(HEX2DEC([$ciphertext.CS6]);HEX2DEC([.CS$2])));&quot;&quot;)" office:value-type="string" office:string-value="" calcext:value-type="string">
            <text:p/>
          </table:table-cell>
          <table:table-cell table:style-name="ce7" table:formula="of:=IFERROR(CHAR(BITXOR(HEX2DEC([$ciphertext.CT6]);HEX2DEC([.CT$2])));&quot;&quot;)" office:value-type="string" office:string-value="®" calcext:value-type="string">
            <text:p>®</text:p>
          </table:table-cell>
          <table:table-cell table:style-name="ce7" table:formula="of:=IFERROR(CHAR(BITXOR(HEX2DEC([$ciphertext.CU6]);HEX2DEC([.CU$2])));&quot;&quot;)" office:value-type="string" office:string-value="Ľ" calcext:value-type="string">
            <text:p>Ľ</text:p>
          </table:table-cell>
          <table:table-cell table:style-name="ce7" table:formula="of:=IFERROR(CHAR(BITXOR(HEX2DEC([$ciphertext.CV6]);HEX2DEC([.CV$2])));&quot;&quot;)" office:value-type="string" office:string-value="f" calcext:value-type="string">
            <text:p>f</text:p>
          </table:table-cell>
          <table:table-cell table:style-name="ce7" table:formula="of:=IFERROR(CHAR(BITXOR(HEX2DEC([$ciphertext.CW6]);HEX2DEC([.CW$2])));&quot;&quot;)" office:value-type="string" office:string-value="ň" calcext:value-type="string">
            <text:p>ň</text:p>
          </table:table-cell>
          <table:table-cell table:style-name="ce7" table:formula="of:=IFERROR(CHAR(BITXOR(HEX2DEC([$ciphertext.CX6]);HEX2DEC([.CX$2])));&quot;&quot;)" office:value-type="string" office:string-value="˛" calcext:value-type="string">
            <text:p>˛</text:p>
          </table:table-cell>
          <table:table-cell table:style-name="ce7" table:formula="of:=IFERROR(CHAR(BITXOR(HEX2DEC([$ciphertext.CY6]);HEX2DEC([.CY$2])));&quot;&quot;)" office:value-type="string" office:string-value="ä" calcext:value-type="string">
            <text:p>ä</text:p>
          </table:table-cell>
          <table:table-cell table:style-name="ce7" table:formula="of:=IFERROR(CHAR(BITXOR(HEX2DEC([$ciphertext.CZ6]);HEX2DEC([.CZ$2])));&quot;&quot;)" office:value-type="string" office:string-value="6" calcext:value-type="string">
            <text:p>6</text:p>
          </table:table-cell>
          <table:table-cell table:style-name="ce7" table:formula="of:=IFERROR(CHAR(BITXOR(HEX2DEC([$ciphertext.DA6]);HEX2DEC([.DA$2])));&quot;&quot;)" office:value-type="string" office:string-value="C" calcext:value-type="string">
            <text:p>C</text:p>
          </table:table-cell>
          <table:table-cell table:style-name="ce7" table:formula="of:=IFERROR(CHAR(BITXOR(HEX2DEC([$ciphertext.DB6]);HEX2DEC([.DB$2])));&quot;&quot;)" office:value-type="string" office:string-value="N" calcext:value-type="string">
            <text:p>N</text:p>
          </table:table-cell>
          <table:table-cell table:style-name="ce7" table:formula="of:=IFERROR(CHAR(BITXOR(HEX2DEC([$ciphertext.DC6]);HEX2DEC([.DC$2])));&quot;&quot;)" office:value-type="string" office:string-value="¬" calcext:value-type="string">
            <text:p>¬</text:p>
          </table:table-cell>
          <table:table-cell table:style-name="ce7" table:formula="of:=IFERROR(CHAR(BITXOR(HEX2DEC([$ciphertext.DD6]);HEX2DEC([.DD$2])));&quot;&quot;)" office:value-type="string" office:string-value="Ŕ" calcext:value-type="string">
            <text:p>Ŕ</text:p>
          </table:table-cell>
          <table:table-cell table:style-name="ce7" table:formula="of:=IFERROR(CHAR(BITXOR(HEX2DEC([$ciphertext.DE6]);HEX2DEC([.DE$2])));&quot;&quot;)" office:value-type="string" office:string-value="«" calcext:value-type="string">
            <text:p>«</text:p>
          </table:table-cell>
          <table:table-cell table:style-name="ce7" table:formula="of:=IFERROR(CHAR(BITXOR(HEX2DEC([$ciphertext.DF6]);HEX2DEC([.DF$2])));&quot;&quot;)" office:value-type="string" office:string-value="©" calcext:value-type="string">
            <text:p>©</text:p>
          </table:table-cell>
          <table:table-cell table:style-name="ce7" table:formula="of:=IFERROR(CHAR(BITXOR(HEX2DEC([$ciphertext.DG6]);HEX2DEC([.DG$2])));&quot;&quot;)" office:value-type="string" office:string-value="8" calcext:value-type="string">
            <text:p>8</text:p>
          </table:table-cell>
          <table:table-cell table:style-name="ce7" table:formula="of:=IFERROR(CHAR(BITXOR(HEX2DEC([$ciphertext.DH6]);HEX2DEC([.DH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I6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6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6]);HEX2DEC([.DK$2])));&quot;&quot;)" office:value-type="string" office:string-value="H" calcext:value-type="string">
            <text:p>H</text:p>
          </table:table-cell>
          <table:table-cell table:style-name="ce7" table:formula="of:=IFERROR(CHAR(BITXOR(HEX2DEC([$ciphertext.DL6]);HEX2DEC([.DL$2])));&quot;&quot;)" office:value-type="string" office:string-value="" calcext:value-type="string">
            <text:p/>
          </table:table-cell>
          <table:table-cell table:style-name="ce7" table:formula="of:=IFERROR(CHAR(BITXOR(HEX2DEC([$ciphertext.DM6]);HEX2DEC([.DM$2])));&quot;&quot;)" office:value-type="string" office:string-value="Â" calcext:value-type="string">
            <text:p>Â</text:p>
          </table:table-cell>
          <table:table-cell table:style-name="ce7" table:formula="of:=IFERROR(CHAR(BITXOR(HEX2DEC([$ciphertext.DN6]);HEX2DEC([.DN$2])));&quot;&quot;)" office:value-type="string" office:string-value="Ę" calcext:value-type="string">
            <text:p>Ę</text:p>
          </table:table-cell>
          <table:table-cell table:style-name="ce7" table:formula="of:=IFERROR(CHAR(BITXOR(HEX2DEC([$ciphertext.DO6]);HEX2DEC([.DO$2])));&quot;&quot;)" office:value-type="string" office:string-value="N" calcext:value-type="string">
            <text:p>N</text:p>
          </table:table-cell>
          <table:table-cell table:style-name="ce7" table:formula="of:=IFERROR(CHAR(BITXOR(HEX2DEC([$ciphertext.DP6]);HEX2DEC([.DP$2])));&quot;&quot;)" office:value-type="string" office:string-value="i" calcext:value-type="string">
            <text:p>i</text:p>
          </table:table-cell>
          <table:table-cell table:style-name="ce7" table:formula="of:=IFERROR(CHAR(BITXOR(HEX2DEC([$ciphertext.DQ6]);HEX2DEC([.DQ$2])));&quot;&quot;)" office:value-type="string" office:string-value="5" calcext:value-type="string">
            <text:p>5</text:p>
          </table:table-cell>
          <table:table-cell table:style-name="ce7" table:formula="of:=IFERROR(CHAR(BITXOR(HEX2DEC([$ciphertext.DR6]);HEX2DEC([.DR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S6]);HEX2DEC([.DS$2])));&quot;&quot;)" office:value-type="string" office:string-value="d" calcext:value-type="string">
            <text:p>d</text:p>
          </table:table-cell>
          <table:table-cell table:style-name="ce7" table:formula="of:=IFERROR(CHAR(BITXOR(HEX2DEC([$ciphertext.DT6]);HEX2DEC([.DT$2])));&quot;&quot;)" office:value-type="string" office:string-value="5" calcext:value-type="string">
            <text:p>5</text:p>
          </table:table-cell>
          <table:table-cell table:style-name="ce7" table:formula="of:=IFERROR(CHAR(BITXOR(HEX2DEC([$ciphertext.DU6]);HEX2DEC([.DU$2])));&quot;&quot;)" office:value-type="string" office:string-value="s" calcext:value-type="string">
            <text:p>s</text:p>
          </table:table-cell>
          <table:table-cell table:style-name="ce7" table:formula="of:=IFERROR(CHAR(BITXOR(HEX2DEC([$ciphertext.DV6]);HEX2DEC([.DV$2])));&quot;&quot;)" office:value-type="string" office:string-value="˛" calcext:value-type="string">
            <text:p>˛</text:p>
          </table:table-cell>
          <table:table-cell table:style-name="ce7" table:formula="of:=IFERROR(CHAR(BITXOR(HEX2DEC([$ciphertext.DW6]);HEX2DEC([.DW$2])));&quot;&quot;)" office:value-type="string" office:string-value="Ä" calcext:value-type="string">
            <text:p>Ä</text:p>
          </table:table-cell>
          <table:table-cell table:style-name="ce7" table:formula="of:=IFERROR(CHAR(BITXOR(HEX2DEC([$ciphertext.DX6]);HEX2DEC([.DX$2])));&quot;&quot;)" office:value-type="string" office:string-value="Î" calcext:value-type="string">
            <text:p>Î</text:p>
          </table:table-cell>
          <table:table-cell table:style-name="ce7" table:formula="of:=IFERROR(CHAR(BITXOR(HEX2DEC([$ciphertext.DY6]);HEX2DEC([.DY$2])));&quot;&quot;)" office:value-type="string" office:string-value="5" calcext:value-type="string">
            <text:p>5</text:p>
          </table:table-cell>
          <table:table-cell table:style-name="ce7" table:formula="of:=IFERROR(CHAR(BITXOR(HEX2DEC([$ciphertext.DZ6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6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6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6]);HEX2DEC([.EC$2])));&quot;&quot;)" office:value-type="string" office:string-value="÷" calcext:value-type="string">
            <text:p>÷</text:p>
          </table:table-cell>
          <table:table-cell table:style-name="ce7" table:formula="of:=IFERROR(CHAR(BITXOR(HEX2DEC([$ciphertext.ED6]);HEX2DEC([.ED$2])));&quot;&quot;)" office:value-type="string" office:string-value="t" calcext:value-type="string">
            <text:p>t</text:p>
          </table:table-cell>
          <table:table-cell table:style-name="ce7" table:formula="of:=IFERROR(CHAR(BITXOR(HEX2DEC([$ciphertext.EE6]);HEX2DEC([.EE$2])));&quot;&quot;)" office:value-type="string" office:string-value=" " calcext:value-type="string">
            <text:p><text:s/></text:p>
          </table:table-cell>
          <table:table-cell table:style-name="ce7" table:formula="of:=IFERROR(CHAR(BITXOR(HEX2DEC([$ciphertext.EF6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6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6]);HEX2DEC([.EH$2])));&quot;&quot;)" office:value-type="string" office:string-value="ĺ" calcext:value-type="string">
            <text:p>ĺ</text:p>
          </table:table-cell>
          <table:table-cell table:style-name="ce7" table:formula="of:=IFERROR(CHAR(BITXOR(HEX2DEC([$ciphertext.EI6]);HEX2DEC([.EI$2])));&quot;&quot;)" office:value-type="string" office:string-value="*" calcext:value-type="string">
            <text:p>*</text:p>
          </table:table-cell>
          <table:table-cell table:style-name="ce7" table:formula="of:=IFERROR(CHAR(BITXOR(HEX2DEC([$ciphertext.EJ6]);HEX2DEC([.EJ$2])));&quot;&quot;)" office:value-type="string" office:string-value="É" calcext:value-type="string">
            <text:p>É</text:p>
          </table:table-cell>
          <table:table-cell table:style-name="ce7" table:formula="of:=IFERROR(CHAR(BITXOR(HEX2DEC([$ciphertext.EK6]);HEX2DEC([.EK$2])));&quot;&quot;)" office:value-type="string" office:string-value="ň" calcext:value-type="string">
            <text:p>ň</text:p>
          </table:table-cell>
          <table:table-cell table:style-name="ce7" table:formula="of:=IFERROR(CHAR(BITXOR(HEX2DEC([$ciphertext.EL6]);HEX2DEC([.EL$2])));&quot;&quot;)" office:value-type="string" office:string-value="m" calcext:value-type="string">
            <text:p>m</text:p>
          </table:table-cell>
          <table:table-cell table:style-name="ce7" table:formula="of:=IFERROR(CHAR(BITXOR(HEX2DEC([$ciphertext.EM6]);HEX2DEC([.EM$2])));&quot;&quot;)" office:value-type="string" office:string-value="q" calcext:value-type="string">
            <text:p>q</text:p>
          </table:table-cell>
          <table:table-cell table:style-name="ce7" table:formula="of:=IFERROR(CHAR(BITXOR(HEX2DEC([$ciphertext.EN6]);HEX2DEC([.EN$2])));&quot;&quot;)" office:value-type="string" office:string-value="¶" calcext:value-type="string">
            <text:p>¶</text:p>
          </table:table-cell>
          <table:table-cell table:style-name="ce7" table:formula="of:=IFERROR(CHAR(BITXOR(HEX2DEC([$ciphertext.EO6]);HEX2DEC([.EO$2])));&quot;&quot;)" office:value-type="string" office:string-value="Ď" calcext:value-type="string">
            <text:p>Ď</text:p>
          </table:table-cell>
          <table:table-cell table:style-name="ce7" table:formula="of:=IFERROR(CHAR(BITXOR(HEX2DEC([$ciphertext.EP6]);HEX2DEC([.EP$2])));&quot;&quot;)" office:value-type="string" office:string-value="a" calcext:value-type="string">
            <text:p>a</text:p>
          </table:table-cell>
          <table:table-cell table:style-name="ce7" table:formula="of:=IFERROR(CHAR(BITXOR(HEX2DEC([$ciphertext.EQ6]);HEX2DEC([.EQ$2])));&quot;&quot;)" office:value-type="string" office:string-value="§" calcext:value-type="string">
            <text:p>§</text:p>
          </table:table-cell>
          <table:table-cell table:style-name="ce7" table:formula="of:=IFERROR(CHAR(BITXOR(HEX2DEC([$ciphertext.ER6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6]);HEX2DEC([.ES$2])));&quot;&quot;)" office:value-type="string" office:string-value="Ě" calcext:value-type="string">
            <text:p>Ě</text:p>
          </table:table-cell>
          <table:table-cell table:style-name="ce7" table:formula="of:=IFERROR(CHAR(BITXOR(HEX2DEC([$ciphertext.ET6]);HEX2DEC([.ET$2])));&quot;&quot;)" office:value-type="string" office:string-value="&quot;" calcext:value-type="string">
            <text:p>"</text:p>
          </table:table-cell>
          <table:table-cell table:style-name="ce7" table:formula="of:=IFERROR(CHAR(BITXOR(HEX2DEC([$ciphertext.EU6]);HEX2DEC([.EU$2])));&quot;&quot;)" office:value-type="string" office:string-value="ź" calcext:value-type="string">
            <text:p>ź</text:p>
          </table:table-cell>
          <table:table-cell table:style-name="ce7" table:formula="of:=IFERROR(CHAR(BITXOR(HEX2DEC([$ciphertext.EV6]);HEX2DEC([.EV$2])));&quot;&quot;)" office:value-type="string" office:string-value="w" calcext:value-type="string">
            <text:p>w</text:p>
          </table:table-cell>
          <table:table-cell table:style-name="ce7" table:formula="of:=IFERROR(CHAR(BITXOR(HEX2DEC([$ciphertext.EW6]);HEX2DEC([.EW$2])));&quot;&quot;)" office:value-type="string" office:string-value="¬" calcext:value-type="string">
            <text:p>¬</text:p>
          </table:table-cell>
          <table:table-cell table:style-name="ce7" table:formula="of:=IFERROR(CHAR(BITXOR(HEX2DEC([$ciphertext.EX6]);HEX2DEC([.EX$2])));&quot;&quot;)" office:value-type="string" office:string-value="ç" calcext:value-type="string">
            <text:p>ç</text:p>
          </table:table-cell>
          <table:table-cell table:style-name="ce7" table:formula="of:=IFERROR(CHAR(BITXOR(HEX2DEC([$ciphertext.EY6]);HEX2DEC([.EY$2])));&quot;&quot;)" office:value-type="string" office:string-value="Ş" calcext:value-type="string">
            <text:p>Ş</text:p>
          </table:table-cell>
          <table:table-cell table:style-name="ce7" table:formula="of:=IFERROR(CHAR(BITXOR(HEX2DEC([$ciphertext.EZ6]);HEX2DEC([.EZ$2])));&quot;&quot;)" office:value-type="string" office:string-value="�" calcext:value-type="string">
            <text:p>�</text:p>
          </table:table-cell>
          <table:table-cell table:style-name="ce7" table:formula="of:=IFERROR(CHAR(BITXOR(HEX2DEC([$ciphertext.FA6]);HEX2DEC([.FA$2])));&quot;&quot;)" office:value-type="string" office:string-value="˘" calcext:value-type="string">
            <text:p>˘</text:p>
          </table:table-cell>
          <table:table-cell table:style-name="ce7" table:formula="of:=IFERROR(CHAR(BITXOR(HEX2DEC([$ciphertext.FB6]);HEX2DEC([.FB$2])));&quot;&quot;)" office:value-type="string" office:string-value="ń" calcext:value-type="string">
            <text:p>ń</text:p>
          </table:table-cell>
          <table:table-cell table:style-name="ce7" table:formula="of:=IFERROR(CHAR(BITXOR(HEX2DEC([$ciphertext.FC6]);HEX2DEC([.FC$2])));&quot;&quot;)" office:value-type="string" office:string-value="™" calcext:value-type="string">
            <text:p>™</text:p>
          </table:table-cell>
          <table:table-cell table:style-name="ce7" table:formula="of:=IFERROR(CHAR(BITXOR(HEX2DEC([$ciphertext.FD6]);HEX2DEC([.FD$2])));&quot;&quot;)" office:value-type="string" office:string-value="�" calcext:value-type="string">
            <text:p>�</text:p>
          </table:table-cell>
          <table:table-cell table:style-name="ce7" table:formula="of:=IFERROR(CHAR(BITXOR(HEX2DEC([$ciphertext.FE6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6]);HEX2DEC([.FF$2])));&quot;&quot;)" office:value-type="string" office:string-value="+" calcext:value-type="string">
            <text:p>+</text:p>
          </table:table-cell>
          <table:table-cell table:style-name="ce7" table:formula="of:=IFERROR(CHAR(BITXOR(HEX2DEC([$ciphertext.FG6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6]);HEX2DEC([.FH$2])));&quot;&quot;)" office:value-type="string" office:string-value="ľ" calcext:value-type="string">
            <text:p>ľ</text:p>
          </table:table-cell>
          <table:table-cell table:style-name="ce7" table:formula="of:=IFERROR(CHAR(BITXOR(HEX2DEC([$ciphertext.FI6]);HEX2DEC([.FI$2])));&quot;&quot;)" office:value-type="string" office:string-value="‡" calcext:value-type="string">
            <text:p>‡</text:p>
          </table:table-cell>
          <table:table-cell table:style-name="ce7" table:formula="of:=IFERROR(CHAR(BITXOR(HEX2DEC([$ciphertext.FJ6]);HEX2DEC([.FJ$2])));&quot;&quot;)" office:value-type="string" office:string-value="Ą" calcext:value-type="string">
            <text:p>Ą</text:p>
          </table:table-cell>
          <table:table-cell table:style-name="ce7" table:formula="of:=IFERROR(CHAR(BITXOR(HEX2DEC([$ciphertext.FK6]);HEX2DEC([.FK$2])));&quot;&quot;)" office:value-type="string" office:string-value="ś" calcext:value-type="string">
            <text:p>ś</text:p>
          </table:table-cell>
          <table:table-cell table:style-name="ce7" table:formula="of:=IFERROR(CHAR(BITXOR(HEX2DEC([$ciphertext.FL6]);HEX2DEC([.FL$2])));&quot;&quot;)" office:value-type="string" office:string-value="5" calcext:value-type="string">
            <text:p>5</text:p>
          </table:table-cell>
          <table:table-cell table:style-name="ce7" table:formula="of:=IFERROR(CHAR(BITXOR(HEX2DEC([$ciphertext.FM6]);HEX2DEC([.FM$2])));&quot;&quot;)" office:value-type="string" office:string-value="]" calcext:value-type="string">
            <text:p>]</text:p>
          </table:table-cell>
          <table:table-cell table:style-name="ce7" table:formula="of:=IFERROR(CHAR(BITXOR(HEX2DEC([$ciphertext.FN6]);HEX2DEC([.FN$2])));&quot;&quot;)" office:value-type="string" office:string-value="%" calcext:value-type="string">
            <text:p>%</text:p>
          </table:table-cell>
          <table:table-cell table:style-name="ce7" table:formula="of:=IFERROR(CHAR(BITXOR(HEX2DEC([$ciphertext.FO6]);HEX2DEC([.FO$2])));&quot;&quot;)" office:value-type="string" office:string-value="ř" calcext:value-type="string">
            <text:p>ř</text:p>
          </table:table-cell>
          <table:table-cell table:style-name="ce7" table:formula="of:=IFERROR(CHAR(BITXOR(HEX2DEC([$ciphertext.FP6]);HEX2DEC([.FP$2])));&quot;&quot;)" office:value-type="string" office:string-value="ä" calcext:value-type="string">
            <text:p>ä</text:p>
          </table:table-cell>
          <table:table-cell table:style-name="ce7" table:formula="of:=IFERROR(CHAR(BITXOR(HEX2DEC([$ciphertext.FQ6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6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6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6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6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6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6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6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6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6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6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6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6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6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7]);HEX2DEC([.A$2])));&quot;&quot;)" office:value-type="string" office:string-value="2" calcext:value-type="string">
            <text:p>2</text:p>
          </table:table-cell>
          <table:table-cell table:style-name="ce7" table:formula="of:=IFERROR(CHAR(BITXOR(HEX2DEC([$ciphertext.B7]);HEX2DEC([.B$2])));&quot;&quot;)" office:value-type="string" office:string-value="Q" calcext:value-type="string">
            <text:p>Q</text:p>
          </table:table-cell>
          <table:table-cell table:style-name="ce7" table:formula="of:=IFERROR(CHAR(BITXOR(HEX2DEC([$ciphertext.C7]);HEX2DEC([.C$2])));&quot;&quot;)" office:value-type="string" office:string-value="" calcext:value-type="string">
            <text:p/>
          </table:table-cell>
          <table:table-cell table:style-name="ce7" table:formula="of:=IFERROR(CHAR(BITXOR(HEX2DEC([$ciphertext.D7]);HEX2DEC([.D$2])));&quot;&quot;)" office:value-type="string" office:string-value="ű" calcext:value-type="string">
            <text:p>ű</text:p>
          </table:table-cell>
          <table:table-cell table:style-name="ce7" table:formula="of:=IFERROR(CHAR(BITXOR(HEX2DEC([$ciphertext.E7]);HEX2DEC([.E$2])));&quot;&quot;)" office:value-type="string" office:string-value="¬" calcext:value-type="string">
            <text:p>¬</text:p>
          </table:table-cell>
          <table:table-cell table:style-name="ce7" table:formula="of:=IFERROR(CHAR(BITXOR(HEX2DEC([$ciphertext.F7]);HEX2DEC([.F$2])));&quot;&quot;)" office:value-type="string" office:string-value="ű" calcext:value-type="string">
            <text:p>ű</text:p>
          </table:table-cell>
          <table:table-cell table:style-name="ce7" table:formula="of:=IFERROR(CHAR(BITXOR(HEX2DEC([$ciphertext.G7]);HEX2DEC([.G$2])));&quot;&quot;)" office:value-type="string" office:string-value="ą" calcext:value-type="string">
            <text:p>ą</text:p>
          </table:table-cell>
          <table:table-cell table:style-name="ce7" table:formula="of:=IFERROR(CHAR(BITXOR(HEX2DEC([$ciphertext.H7]);HEX2DEC([.H$2])));&quot;&quot;)" office:value-type="string" office:string-value="ľ" calcext:value-type="string">
            <text:p>ľ</text:p>
          </table:table-cell>
          <table:table-cell table:style-name="ce7" table:formula="of:=IFERROR(CHAR(BITXOR(HEX2DEC([$ciphertext.I7]);HEX2DEC([.I$2])));&quot;&quot;)" office:value-type="string" office:string-value="ý" calcext:value-type="string">
            <text:p>ý</text:p>
          </table:table-cell>
          <table:table-cell table:style-name="ce7" table:formula="of:=IFERROR(CHAR(BITXOR(HEX2DEC([$ciphertext.J7]);HEX2DEC([.J$2])));&quot;&quot;)" office:value-type="string" office:string-value="T" calcext:value-type="string">
            <text:p>T</text:p>
          </table:table-cell>
          <table:table-cell table:style-name="ce7" table:formula="of:=IFERROR(CHAR(BITXOR(HEX2DEC([$ciphertext.K7]);HEX2DEC([.K$2])));&quot;&quot;)" office:value-type="string" office:string-value="A" calcext:value-type="string">
            <text:p>A</text:p>
          </table:table-cell>
          <table:table-cell table:style-name="ce7" table:formula="of:=IFERROR(CHAR(BITXOR(HEX2DEC([$ciphertext.L7]);HEX2DEC([.L$2])));&quot;&quot;)" office:value-type="string" office:string-value="]" calcext:value-type="string">
            <text:p>]</text:p>
          </table:table-cell>
          <table:table-cell table:style-name="ce7" table:formula="of:=IFERROR(CHAR(BITXOR(HEX2DEC([$ciphertext.M7]);HEX2DEC([.M$2])));&quot;&quot;)" office:value-type="string" office:string-value="˘" calcext:value-type="string">
            <text:p>˘</text:p>
          </table:table-cell>
          <table:table-cell table:style-name="ce7" table:formula="of:=IFERROR(CHAR(BITXOR(HEX2DEC([$ciphertext.N7]);HEX2DEC([.N$2])));&quot;&quot;)" office:value-type="string" office:string-value="C" calcext:value-type="string">
            <text:p>C</text:p>
          </table:table-cell>
          <table:table-cell table:style-name="ce7" table:formula="of:=IFERROR(CHAR(BITXOR(HEX2DEC([$ciphertext.O7]);HEX2DEC([.O$2])));&quot;&quot;)" office:value-type="string" office:string-value="á" calcext:value-type="string">
            <text:p>á</text:p>
          </table:table-cell>
          <table:table-cell table:style-name="ce7" table:formula="of:=IFERROR(CHAR(BITXOR(HEX2DEC([$ciphertext.P7]);HEX2DEC([.P$2])));&quot;&quot;)" office:value-type="string" office:string-value="i" calcext:value-type="string">
            <text:p>i</text:p>
          </table:table-cell>
          <table:table-cell table:style-name="ce7" table:formula="of:=IFERROR(CHAR(BITXOR(HEX2DEC([$ciphertext.Q7]);HEX2DEC([.Q$2])));&quot;&quot;)" office:value-type="string" office:string-value="^" calcext:value-type="string">
            <text:p>^</text:p>
          </table:table-cell>
          <table:table-cell table:style-name="ce7" table:formula="of:=IFERROR(CHAR(BITXOR(HEX2DEC([$ciphertext.R7]);HEX2DEC([.R$2])));&quot;&quot;)" office:value-type="string" office:string-value="Ę" calcext:value-type="string">
            <text:p>Ę</text:p>
          </table:table-cell>
          <table:table-cell table:style-name="ce7" table:formula="of:=IFERROR(CHAR(BITXOR(HEX2DEC([$ciphertext.S7]);HEX2DEC([.S$2])));&quot;&quot;)" office:value-type="string" office:string-value="˝" calcext:value-type="string">
            <text:p>˝</text:p>
          </table:table-cell>
          <table:table-cell table:style-name="ce7" table:formula="of:=IFERROR(CHAR(BITXOR(HEX2DEC([$ciphertext.T7]);HEX2DEC([.T$2])));&quot;&quot;)" office:value-type="string" office:string-value="X" calcext:value-type="string">
            <text:p>X</text:p>
          </table:table-cell>
          <table:table-cell table:style-name="ce7" table:formula="of:=IFERROR(CHAR(BITXOR(HEX2DEC([$ciphertext.U7]);HEX2DEC([.U$2])));&quot;&quot;)" office:value-type="string" office:string-value="Ĺ" calcext:value-type="string">
            <text:p>Ĺ</text:p>
          </table:table-cell>
          <table:table-cell table:style-name="ce7" table:formula="of:=IFERROR(CHAR(BITXOR(HEX2DEC([$ciphertext.V7]);HEX2DEC([.V$2])));&quot;&quot;)" office:value-type="string" office:string-value="" calcext:value-type="string">
            <text:p/>
          </table:table-cell>
          <table:table-cell table:style-name="ce7" table:formula="of:=IFERROR(CHAR(BITXOR(HEX2DEC([$ciphertext.W7]);HEX2DEC([.W$2])));&quot;&quot;)" office:value-type="string" office:string-value="Í" calcext:value-type="string">
            <text:p>Í</text:p>
          </table:table-cell>
          <table:table-cell table:style-name="ce7" table:formula="of:=IFERROR(CHAR(BITXOR(HEX2DEC([$ciphertext.X7]);HEX2DEC([.X$2])));&quot;&quot;)" office:value-type="string" office:string-value="K" calcext:value-type="string">
            <text:p>K</text:p>
          </table:table-cell>
          <table:table-cell table:style-name="ce7" table:formula="of:=IFERROR(CHAR(BITXOR(HEX2DEC([$ciphertext.Y7]);HEX2DEC([.Y$2])));&quot;&quot;)" office:value-type="string" office:string-value="Ů" calcext:value-type="string">
            <text:p>Ů</text:p>
          </table:table-cell>
          <table:table-cell table:style-name="ce7" table:formula="of:=IFERROR(CHAR(BITXOR(HEX2DEC([$ciphertext.Z7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7]);HEX2DEC([.AA$2])));&quot;&quot;)" office:value-type="string" office:string-value="" calcext:value-type="string">
            <text:p/>
          </table:table-cell>
          <table:table-cell table:style-name="ce7" table:formula="of:=IFERROR(CHAR(BITXOR(HEX2DEC([$ciphertext.AB7]);HEX2DEC([.AB$2])));&quot;&quot;)" office:value-type="string" office:string-value="¦" calcext:value-type="string">
            <text:p>¦</text:p>
          </table:table-cell>
          <table:table-cell table:style-name="ce7" table:formula="of:=IFERROR(CHAR(BITXOR(HEX2DEC([$ciphertext.AC7]);HEX2DEC([.AC$2])));&quot;&quot;)" office:value-type="string" office:string-value="ę" calcext:value-type="string">
            <text:p>ę</text:p>
          </table:table-cell>
          <table:table-cell table:style-name="ce7" table:formula="of:=IFERROR(CHAR(BITXOR(HEX2DEC([$ciphertext.AD7]);HEX2DEC([.AD$2])));&quot;&quot;)" office:value-type="string" office:string-value="[" calcext:value-type="string">
            <text:p>[</text:p>
          </table:table-cell>
          <table:table-cell table:style-name="ce7" table:formula="of:=IFERROR(CHAR(BITXOR(HEX2DEC([$ciphertext.AE7]);HEX2DEC([.AE$2])));&quot;&quot;)" office:value-type="string" office:string-value="¤" calcext:value-type="string">
            <text:p>¤</text:p>
          </table:table-cell>
          <table:table-cell table:style-name="ce7" table:formula="of:=IFERROR(CHAR(BITXOR(HEX2DEC([$ciphertext.AF7]);HEX2DEC([.AF$2])));&quot;&quot;)" office:value-type="string" office:string-value="{" calcext:value-type="string">
            <text:p>{</text:p>
          </table:table-cell>
          <table:table-cell table:style-name="ce7" table:formula="of:=IFERROR(CHAR(BITXOR(HEX2DEC([$ciphertext.AG7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7]);HEX2DEC([.AH$2])));&quot;&quot;)" office:value-type="string" office:string-value="É" calcext:value-type="string">
            <text:p>É</text:p>
          </table:table-cell>
          <table:table-cell table:style-name="ce7" table:formula="of:=IFERROR(CHAR(BITXOR(HEX2DEC([$ciphertext.AI7]);HEX2DEC([.AI$2])));&quot;&quot;)" office:value-type="string" office:string-value="&#9;" calcext:value-type="string">
            <text:p><text:tab/></text:p>
          </table:table-cell>
          <table:table-cell table:style-name="ce7" table:formula="of:=IFERROR(CHAR(BITXOR(HEX2DEC([$ciphertext.AJ7]);HEX2DEC([.AJ$2])));&quot;&quot;)" office:value-type="string" office:string-value="ş" calcext:value-type="string">
            <text:p>ş</text:p>
          </table:table-cell>
          <table:table-cell table:style-name="ce7" table:formula="of:=IFERROR(CHAR(BITXOR(HEX2DEC([$ciphertext.AK7]);HEX2DEC([.AK$2])));&quot;&quot;)" office:value-type="string" office:string-value="v" calcext:value-type="string">
            <text:p>v</text:p>
          </table:table-cell>
          <table:table-cell table:style-name="ce7" table:formula="of:=IFERROR(CHAR(BITXOR(HEX2DEC([$ciphertext.AL7]);HEX2DEC([.AL$2])));&quot;&quot;)" office:value-type="string" office:string-value="–" calcext:value-type="string">
            <text:p>–</text:p>
          </table:table-cell>
          <table:table-cell table:style-name="ce7" table:formula="of:=IFERROR(CHAR(BITXOR(HEX2DEC([$ciphertext.AM7]);HEX2DEC([.AM$2])));&quot;&quot;)" office:value-type="string" office:string-value="Ď" calcext:value-type="string">
            <text:p>Ď</text:p>
          </table:table-cell>
          <table:table-cell table:style-name="ce7" table:formula="of:=IFERROR(CHAR(BITXOR(HEX2DEC([$ciphertext.AN7]);HEX2DEC([.AN$2])));&quot;&quot;)" office:value-type="string" office:string-value="`" calcext:value-type="string">
            <text:p>`</text:p>
          </table:table-cell>
          <table:table-cell table:style-name="ce7" table:formula="of:=IFERROR(CHAR(BITXOR(HEX2DEC([$ciphertext.AO7]);HEX2DEC([.AO$2])));&quot;&quot;)" office:value-type="string" office:string-value="n" calcext:value-type="string">
            <text:p>n</text:p>
          </table:table-cell>
          <table:table-cell table:style-name="ce7" table:formula="of:=IFERROR(CHAR(BITXOR(HEX2DEC([$ciphertext.AP7]);HEX2DEC([.AP$2])));&quot;&quot;)" office:value-type="string" office:string-value="ô" calcext:value-type="string">
            <text:p>ô</text:p>
          </table:table-cell>
          <table:table-cell table:style-name="ce7" table:formula="of:=IFERROR(CHAR(BITXOR(HEX2DEC([$ciphertext.AQ7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7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7]);HEX2DEC([.AS$2])));&quot;&quot;)" office:value-type="string" office:string-value="Ż" calcext:value-type="string">
            <text:p>Ż</text:p>
          </table:table-cell>
          <table:table-cell table:style-name="ce7" table:formula="of:=IFERROR(CHAR(BITXOR(HEX2DEC([$ciphertext.AT7]);HEX2DEC([.AT$2])));&quot;&quot;)" office:value-type="string" office:string-value="á" calcext:value-type="string">
            <text:p>á</text:p>
          </table:table-cell>
          <table:table-cell table:style-name="ce7" table:formula="of:=IFERROR(CHAR(BITXOR(HEX2DEC([$ciphertext.AU7]);HEX2DEC([.AU$2])));&quot;&quot;)" office:value-type="string" office:string-value="¬" calcext:value-type="string">
            <text:p>¬</text:p>
          </table:table-cell>
          <table:table-cell table:style-name="ce7" table:formula="of:=IFERROR(CHAR(BITXOR(HEX2DEC([$ciphertext.AV7]);HEX2DEC([.AV$2])));&quot;&quot;)" office:value-type="string" office:string-value="&#10;" calcext:value-type="string">
            <text:p/>
            <text:p/>
          </table:table-cell>
          <table:table-cell table:style-name="ce7" table:formula="of:=IFERROR(CHAR(BITXOR(HEX2DEC([$ciphertext.AW7]);HEX2DEC([.AW$2])));&quot;&quot;)" office:value-type="string" office:string-value="¨" calcext:value-type="string">
            <text:p>¨</text:p>
          </table:table-cell>
          <table:table-cell table:style-name="ce7" table:formula="of:=IFERROR(CHAR(BITXOR(HEX2DEC([$ciphertext.AX7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7]);HEX2DEC([.AY$2])));&quot;&quot;)" office:value-type="string" office:string-value="Ť" calcext:value-type="string">
            <text:p>Ť</text:p>
          </table:table-cell>
          <table:table-cell table:style-name="ce7" table:formula="of:=IFERROR(CHAR(BITXOR(HEX2DEC([$ciphertext.AZ7]);HEX2DEC([.AZ$2])));&quot;&quot;)" office:value-type="string" office:string-value="Đ" calcext:value-type="string">
            <text:p>Đ</text:p>
          </table:table-cell>
          <table:table-cell table:style-name="ce7" table:formula="of:=IFERROR(CHAR(BITXOR(HEX2DEC([$ciphertext.BA7]);HEX2DEC([.BA$2])));&quot;&quot;)" office:value-type="string" office:string-value="f" calcext:value-type="string">
            <text:p>f</text:p>
          </table:table-cell>
          <table:table-cell table:style-name="ce7" table:formula="of:=IFERROR(CHAR(BITXOR(HEX2DEC([$ciphertext.BB7]);HEX2DEC([.BB$2])));&quot;&quot;)" office:value-type="string" office:string-value="Y" calcext:value-type="string">
            <text:p>Y</text:p>
          </table:table-cell>
          <table:table-cell table:style-name="ce7" table:formula="of:=IFERROR(CHAR(BITXOR(HEX2DEC([$ciphertext.BC7]);HEX2DEC([.BC$2])));&quot;&quot;)" office:value-type="string" office:string-value="-" calcext:value-type="string">
            <text:p>-</text:p>
          </table:table-cell>
          <table:table-cell table:style-name="ce7" table:formula="of:=IFERROR(CHAR(BITXOR(HEX2DEC([$ciphertext.BD7]);HEX2DEC([.BD$2])));&quot;&quot;)" office:value-type="string" office:string-value="í" calcext:value-type="string">
            <text:p>í</text:p>
          </table:table-cell>
          <table:table-cell table:style-name="ce7" table:formula="of:=IFERROR(CHAR(BITXOR(HEX2DEC([$ciphertext.BE7]);HEX2DEC([.BE$2])));&quot;&quot;)" office:value-type="string" office:string-value="ź" calcext:value-type="string">
            <text:p>ź</text:p>
          </table:table-cell>
          <table:table-cell table:style-name="ce7" table:formula="of:=IFERROR(CHAR(BITXOR(HEX2DEC([$ciphertext.BF7]);HEX2DEC([.BF$2])));&quot;&quot;)" office:value-type="string" office:string-value="‡" calcext:value-type="string">
            <text:p>‡</text:p>
          </table:table-cell>
          <table:table-cell table:style-name="ce7" table:formula="of:=IFERROR(CHAR(BITXOR(HEX2DEC([$ciphertext.BG7]);HEX2DEC([.BG$2])));&quot;&quot;)" office:value-type="string" office:string-value="t" calcext:value-type="string">
            <text:p>t</text:p>
          </table:table-cell>
          <table:table-cell table:style-name="ce7" table:formula="of:=IFERROR(CHAR(BITXOR(HEX2DEC([$ciphertext.BH7]);HEX2DEC([.BH$2])));&quot;&quot;)" office:value-type="string" office:string-value="µ" calcext:value-type="string">
            <text:p>µ</text:p>
          </table:table-cell>
          <table:table-cell table:style-name="ce7" table:formula="of:=IFERROR(CHAR(BITXOR(HEX2DEC([$ciphertext.BI7]);HEX2DEC([.BI$2])));&quot;&quot;)" office:value-type="string" office:string-value=")" calcext:value-type="string">
            <text:p>)</text:p>
          </table:table-cell>
          <table:table-cell table:style-name="ce7" table:formula="of:=IFERROR(CHAR(BITXOR(HEX2DEC([$ciphertext.BJ7]);HEX2DEC([.BJ$2])));&quot;&quot;)" office:value-type="string" office:string-value="Ç" calcext:value-type="string">
            <text:p>Ç</text:p>
          </table:table-cell>
          <table:table-cell table:style-name="ce7" table:formula="of:=IFERROR(CHAR(BITXOR(HEX2DEC([$ciphertext.BK7]);HEX2DEC([.BK$2])));&quot;&quot;)" office:value-type="string" office:string-value="ę" calcext:value-type="string">
            <text:p>ę</text:p>
          </table:table-cell>
          <table:table-cell table:style-name="ce7" table:formula="of:=IFERROR(CHAR(BITXOR(HEX2DEC([$ciphertext.BL7]);HEX2DEC([.BL$2])));&quot;&quot;)" office:value-type="string" office:string-value="" calcext:value-type="string">
            <text:p/>
          </table:table-cell>
          <table:table-cell table:style-name="ce7" table:formula="of:=IFERROR(CHAR(BITXOR(HEX2DEC([$ciphertext.BM7]);HEX2DEC([.BM$2])));&quot;&quot;)" office:value-type="string" office:string-value="]" calcext:value-type="string">
            <text:p>]</text:p>
          </table:table-cell>
          <table:table-cell table:style-name="ce7" table:formula="of:=IFERROR(CHAR(BITXOR(HEX2DEC([$ciphertext.BN7]);HEX2DEC([.BN$2])));&quot;&quot;)" office:value-type="string" office:string-value=")" calcext:value-type="string">
            <text:p>)</text:p>
          </table:table-cell>
          <table:table-cell table:style-name="ce7" table:formula="of:=IFERROR(CHAR(BITXOR(HEX2DEC([$ciphertext.BO7]);HEX2DEC([.BO$2])));&quot;&quot;)" office:value-type="string" office:string-value="Ž" calcext:value-type="string">
            <text:p>Ž</text:p>
          </table:table-cell>
          <table:table-cell table:style-name="ce7" table:formula="of:=IFERROR(CHAR(BITXOR(HEX2DEC([$ciphertext.BP7]);HEX2DEC([.BP$2])));&quot;&quot;)" office:value-type="string" office:string-value="�" calcext:value-type="string">
            <text:p>�</text:p>
          </table:table-cell>
          <table:table-cell table:style-name="ce7" table:formula="of:=IFERROR(CHAR(BITXOR(HEX2DEC([$ciphertext.BQ7]);HEX2DEC([.BQ$2])));&quot;&quot;)" office:value-type="string" office:string-value="�" calcext:value-type="string">
            <text:p>�</text:p>
          </table:table-cell>
          <table:table-cell table:style-name="ce7" table:formula="of:=IFERROR(CHAR(BITXOR(HEX2DEC([$ciphertext.BR7]);HEX2DEC([.BR$2])));&quot;&quot;)" office:value-type="string" office:string-value="ő" calcext:value-type="string">
            <text:p>ő</text:p>
          </table:table-cell>
          <table:table-cell table:style-name="ce7" table:formula="of:=IFERROR(CHAR(BITXOR(HEX2DEC([$ciphertext.BS7]);HEX2DEC([.BS$2])));&quot;&quot;)" office:value-type="string" office:string-value="é" calcext:value-type="string">
            <text:p>é</text:p>
          </table:table-cell>
          <table:table-cell table:style-name="ce7" table:formula="of:=IFERROR(CHAR(BITXOR(HEX2DEC([$ciphertext.BT7]);HEX2DEC([.BT$2])));&quot;&quot;)" office:value-type="string" office:string-value="0" calcext:value-type="string">
            <text:p>0</text:p>
          </table:table-cell>
          <table:table-cell table:style-name="ce7" table:formula="of:=IFERROR(CHAR(BITXOR(HEX2DEC([$ciphertext.BU7]);HEX2DEC([.BU$2])));&quot;&quot;)" office:value-type="string" office:string-value="_" calcext:value-type="string">
            <text:p>_</text:p>
          </table:table-cell>
          <table:table-cell table:style-name="ce7" table:formula="of:=IFERROR(CHAR(BITXOR(HEX2DEC([$ciphertext.BV7]);HEX2DEC([.BV$2])));&quot;&quot;)" office:value-type="string" office:string-value="K" calcext:value-type="string">
            <text:p>K</text:p>
          </table:table-cell>
          <table:table-cell table:style-name="ce7" table:formula="of:=IFERROR(CHAR(BITXOR(HEX2DEC([$ciphertext.BW7]);HEX2DEC([.BW$2])));&quot;&quot;)" office:value-type="string" office:string-value="D" calcext:value-type="string">
            <text:p>D</text:p>
          </table:table-cell>
          <table:table-cell table:style-name="ce7" table:formula="of:=IFERROR(CHAR(BITXOR(HEX2DEC([$ciphertext.BX7]);HEX2DEC([.BX$2])));&quot;&quot;)" office:value-type="string" office:string-value="ů" calcext:value-type="string">
            <text:p>ů</text:p>
          </table:table-cell>
          <table:table-cell table:style-name="ce7" table:formula="of:=IFERROR(CHAR(BITXOR(HEX2DEC([$ciphertext.BY7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7]);HEX2DEC([.BZ$2])));&quot;&quot;)" office:value-type="string" office:string-value="Ë" calcext:value-type="string">
            <text:p>Ë</text:p>
          </table:table-cell>
          <table:table-cell table:style-name="ce7" table:formula="of:=IFERROR(CHAR(BITXOR(HEX2DEC([$ciphertext.CA7]);HEX2DEC([.CA$2])));&quot;&quot;)" office:value-type="string" office:string-value="+" calcext:value-type="string">
            <text:p>+</text:p>
          </table:table-cell>
          <table:table-cell table:style-name="ce7" table:formula="of:=IFERROR(CHAR(BITXOR(HEX2DEC([$ciphertext.CB7]);HEX2DEC([.CB$2])));&quot;&quot;)" office:value-type="string" office:string-value="Đ" calcext:value-type="string">
            <text:p>Đ</text:p>
          </table:table-cell>
          <table:table-cell table:style-name="ce7" table:formula="of:=IFERROR(CHAR(BITXOR(HEX2DEC([$ciphertext.CC7]);HEX2DEC([.CC$2])));&quot;&quot;)" office:value-type="string" office:string-value="Z" calcext:value-type="string">
            <text:p>Z</text:p>
          </table:table-cell>
          <table:table-cell table:style-name="ce7" table:formula="of:=IFERROR(CHAR(BITXOR(HEX2DEC([$ciphertext.CD7]);HEX2DEC([.CD$2])));&quot;&quot;)" office:value-type="string" office:string-value="ő" calcext:value-type="string">
            <text:p>ő</text:p>
          </table:table-cell>
          <table:table-cell table:style-name="ce7" table:formula="of:=IFERROR(CHAR(BITXOR(HEX2DEC([$ciphertext.CE7]);HEX2DEC([.CE$2])));&quot;&quot;)" office:value-type="string" office:string-value="" calcext:value-type="string">
            <text:p/>
          </table:table-cell>
          <table:table-cell table:style-name="ce7" table:formula="of:=IFERROR(CHAR(BITXOR(HEX2DEC([$ciphertext.CF7]);HEX2DEC([.CF$2])));&quot;&quot;)" office:value-type="string" office:string-value="s" calcext:value-type="string">
            <text:p>s</text:p>
          </table:table-cell>
          <table:table-cell table:style-name="ce7" table:formula="of:=IFERROR(CHAR(BITXOR(HEX2DEC([$ciphertext.CG7]);HEX2DEC([.CG$2])));&quot;&quot;)" office:value-type="string" office:string-value="ý" calcext:value-type="string">
            <text:p>ý</text:p>
          </table:table-cell>
          <table:table-cell table:style-name="ce7" table:formula="of:=IFERROR(CHAR(BITXOR(HEX2DEC([$ciphertext.CH7]);HEX2DEC([.CH$2])));&quot;&quot;)" office:value-type="string" office:string-value="›" calcext:value-type="string">
            <text:p>›</text:p>
          </table:table-cell>
          <table:table-cell table:style-name="ce7" table:formula="of:=IFERROR(CHAR(BITXOR(HEX2DEC([$ciphertext.CI7]);HEX2DEC([.CI$2])));&quot;&quot;)" office:value-type="string" office:string-value="J" calcext:value-type="string">
            <text:p>J</text:p>
          </table:table-cell>
          <table:table-cell table:style-name="ce7" table:formula="of:=IFERROR(CHAR(BITXOR(HEX2DEC([$ciphertext.CJ7]);HEX2DEC([.CJ$2])));&quot;&quot;)" office:value-type="string" office:string-value="ő" calcext:value-type="string">
            <text:p>ő</text:p>
          </table:table-cell>
          <table:table-cell table:style-name="ce7" table:formula="of:=IFERROR(CHAR(BITXOR(HEX2DEC([$ciphertext.CK7]);HEX2DEC([.CK$2])));&quot;&quot;)" office:value-type="string" office:string-value="" calcext:value-type="string">
            <text:p/>
          </table:table-cell>
          <table:table-cell table:style-name="ce7" table:formula="of:=IFERROR(CHAR(BITXOR(HEX2DEC([$ciphertext.CL7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7]);HEX2DEC([.CM$2])));&quot;&quot;)" office:value-type="string" office:string-value="ź" calcext:value-type="string">
            <text:p>ź</text:p>
          </table:table-cell>
          <table:table-cell table:style-name="ce7" table:formula="of:=IFERROR(CHAR(BITXOR(HEX2DEC([$ciphertext.CN7]);HEX2DEC([.CN$2])));&quot;&quot;)" office:value-type="string" office:string-value="˘" calcext:value-type="string">
            <text:p>˘</text:p>
          </table:table-cell>
          <table:table-cell table:style-name="ce7" table:formula="of:=IFERROR(CHAR(BITXOR(HEX2DEC([$ciphertext.CO7]);HEX2DEC([.CO$2])));&quot;&quot;)" office:value-type="string" office:string-value="Ů" calcext:value-type="string">
            <text:p>Ů</text:p>
          </table:table-cell>
          <table:table-cell table:style-name="ce7" table:formula="of:=IFERROR(CHAR(BITXOR(HEX2DEC([$ciphertext.CP7]);HEX2DEC([.CP$2])));&quot;&quot;)" office:value-type="string" office:string-value="o" calcext:value-type="string">
            <text:p>o</text:p>
          </table:table-cell>
          <table:table-cell table:style-name="ce7" table:formula="of:=IFERROR(CHAR(BITXOR(HEX2DEC([$ciphertext.CQ7]);HEX2DEC([.CQ$2])));&quot;&quot;)" office:value-type="string" office:string-value="�" calcext:value-type="string">
            <text:p>�</text:p>
          </table:table-cell>
          <table:table-cell table:style-name="ce7" table:formula="of:=IFERROR(CHAR(BITXOR(HEX2DEC([$ciphertext.CR7]);HEX2DEC([.CR$2])));&quot;&quot;)" office:value-type="string" office:string-value="A" calcext:value-type="string">
            <text:p>A</text:p>
          </table:table-cell>
          <table:table-cell table:style-name="ce7" table:formula="of:=IFERROR(CHAR(BITXOR(HEX2DEC([$ciphertext.CS7]);HEX2DEC([.CS$2])));&quot;&quot;)" office:value-type="string" office:string-value="J" calcext:value-type="string">
            <text:p>J</text:p>
          </table:table-cell>
          <table:table-cell table:style-name="ce7" table:formula="of:=IFERROR(CHAR(BITXOR(HEX2DEC([$ciphertext.CT7]);HEX2DEC([.CT$2])));&quot;&quot;)" office:value-type="string" office:string-value="Ş" calcext:value-type="string">
            <text:p>Ş</text:p>
          </table:table-cell>
          <table:table-cell table:style-name="ce7" table:formula="of:=IFERROR(CHAR(BITXOR(HEX2DEC([$ciphertext.CU7]);HEX2DEC([.CU$2])));&quot;&quot;)" office:value-type="string" office:string-value="ň" calcext:value-type="string">
            <text:p>ň</text:p>
          </table:table-cell>
          <table:table-cell table:style-name="ce7" table:formula="of:=IFERROR(CHAR(BITXOR(HEX2DEC([$ciphertext.CV7]);HEX2DEC([.CV$2])));&quot;&quot;)" office:value-type="string" office:string-value="a" calcext:value-type="string">
            <text:p>a</text:p>
          </table:table-cell>
          <table:table-cell table:style-name="ce7" table:formula="of:=IFERROR(CHAR(BITXOR(HEX2DEC([$ciphertext.CW7]);HEX2DEC([.CW$2])));&quot;&quot;)" office:value-type="string" office:string-value="˝" calcext:value-type="string">
            <text:p>˝</text:p>
          </table:table-cell>
          <table:table-cell table:style-name="ce7" table:formula="of:=IFERROR(CHAR(BITXOR(HEX2DEC([$ciphertext.CX7]);HEX2DEC([.CX$2])));&quot;&quot;)" office:value-type="string" office:string-value="˘" calcext:value-type="string">
            <text:p>˘</text:p>
          </table:table-cell>
          <table:table-cell table:style-name="ce7" table:formula="of:=IFERROR(CHAR(BITXOR(HEX2DEC([$ciphertext.CY7]);HEX2DEC([.CY$2])));&quot;&quot;)" office:value-type="string" office:string-value="é" calcext:value-type="string">
            <text:p>é</text:p>
          </table:table-cell>
          <table:table-cell table:style-name="ce7" table:formula="of:=IFERROR(CHAR(BITXOR(HEX2DEC([$ciphertext.CZ7]);HEX2DEC([.CZ$2])));&quot;&quot;)" office:value-type="string" office:string-value="{" calcext:value-type="string">
            <text:p>{</text:p>
          </table:table-cell>
          <table:table-cell table:style-name="ce7" table:formula="of:=IFERROR(CHAR(BITXOR(HEX2DEC([$ciphertext.DA7]);HEX2DEC([.DA$2])));&quot;&quot;)" office:value-type="string" office:string-value="" calcext:value-type="string">
            <text:p/>
          </table:table-cell>
          <table:table-cell table:style-name="ce7" table:formula="of:=IFERROR(CHAR(BITXOR(HEX2DEC([$ciphertext.DB7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7]);HEX2DEC([.DC$2])));&quot;&quot;)" office:value-type="string" office:string-value="µ" calcext:value-type="string">
            <text:p>µ</text:p>
          </table:table-cell>
          <table:table-cell table:style-name="ce7" table:formula="of:=IFERROR(CHAR(BITXOR(HEX2DEC([$ciphertext.DD7]);HEX2DEC([.DD$2])));&quot;&quot;)" office:value-type="string" office:string-value="Ě" calcext:value-type="string">
            <text:p>Ě</text:p>
          </table:table-cell>
          <table:table-cell table:style-name="ce7" table:formula="of:=IFERROR(CHAR(BITXOR(HEX2DEC([$ciphertext.DE7]);HEX2DEC([.DE$2])));&quot;&quot;)" office:value-type="string" office:string-value="â" calcext:value-type="string">
            <text:p>â</text:p>
          </table:table-cell>
          <table:table-cell table:style-name="ce7" table:formula="of:=IFERROR(CHAR(BITXOR(HEX2DEC([$ciphertext.DF7]);HEX2DEC([.DF$2])));&quot;&quot;)" office:value-type="string" office:string-value="Ą" calcext:value-type="string">
            <text:p>Ą</text:p>
          </table:table-cell>
          <table:table-cell table:style-name="ce7" table:formula="of:=IFERROR(CHAR(BITXOR(HEX2DEC([$ciphertext.DG7]);HEX2DEC([.DG$2])));&quot;&quot;)" office:value-type="string" office:string-value="&gt;" calcext:value-type="string">
            <text:p>&gt;</text:p>
          </table:table-cell>
          <table:table-cell table:style-name="ce7" table:formula="of:=IFERROR(CHAR(BITXOR(HEX2DEC([$ciphertext.DH7]);HEX2DEC([.DH$2])));&quot;&quot;)" office:value-type="string" office:string-value="g" calcext:value-type="string">
            <text:p>g</text:p>
          </table:table-cell>
          <table:table-cell table:style-name="ce7" table:formula="of:=IFERROR(CHAR(BITXOR(HEX2DEC([$ciphertext.DI7]);HEX2DEC([.DI$2])));&quot;&quot;)" office:value-type="string" office:string-value="\" calcext:value-type="string">
            <text:p>\</text:p>
          </table:table-cell>
          <table:table-cell table:style-name="ce7" table:formula="of:=IFERROR(CHAR(BITXOR(HEX2DEC([$ciphertext.DJ7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7]);HEX2DEC([.DK$2])));&quot;&quot;)" office:value-type="string" office:string-value="L" calcext:value-type="string">
            <text:p>L</text:p>
          </table:table-cell>
          <table:table-cell table:style-name="ce7" table:formula="of:=IFERROR(CHAR(BITXOR(HEX2DEC([$ciphertext.DL7]);HEX2DEC([.DL$2])));&quot;&quot;)" office:value-type="string" office:string-value="&#13;" calcext:value-type="string">
            <text:p></text:p>
          </table:table-cell>
          <table:table-cell table:style-name="ce7" table:formula="of:=IFERROR(CHAR(BITXOR(HEX2DEC([$ciphertext.DM7]);HEX2DEC([.DM$2])));&quot;&quot;)" office:value-type="string" office:string-value="–" calcext:value-type="string">
            <text:p>–</text:p>
          </table:table-cell>
          <table:table-cell table:style-name="ce7" table:formula="of:=IFERROR(CHAR(BITXOR(HEX2DEC([$ciphertext.DN7]);HEX2DEC([.DN$2])));&quot;&quot;)" office:value-type="string" office:string-value="�" calcext:value-type="string">
            <text:p>�</text:p>
          </table:table-cell>
          <table:table-cell table:style-name="ce7" table:formula="of:=IFERROR(CHAR(BITXOR(HEX2DEC([$ciphertext.DO7]);HEX2DEC([.DO$2])));&quot;&quot;)" office:value-type="string" office:string-value="Y" calcext:value-type="string">
            <text:p>Y</text:p>
          </table:table-cell>
          <table:table-cell table:style-name="ce7" table:formula="of:=IFERROR(CHAR(BITXOR(HEX2DEC([$ciphertext.DP7]);HEX2DEC([.DP$2])));&quot;&quot;)" office:value-type="string" office:string-value="i" calcext:value-type="string">
            <text:p>i</text:p>
          </table:table-cell>
          <table:table-cell table:style-name="ce7" table:formula="of:=IFERROR(CHAR(BITXOR(HEX2DEC([$ciphertext.DQ7]);HEX2DEC([.DQ$2])));&quot;&quot;)" office:value-type="string" office:string-value="4" calcext:value-type="string">
            <text:p>4</text:p>
          </table:table-cell>
          <table:table-cell table:style-name="ce7" table:formula="of:=IFERROR(CHAR(BITXOR(HEX2DEC([$ciphertext.DR7]);HEX2DEC([.DR$2])));&quot;&quot;)" office:value-type="string" office:string-value="w" calcext:value-type="string">
            <text:p>w</text:p>
          </table:table-cell>
          <table:table-cell table:style-name="ce7" table:formula="of:=IFERROR(CHAR(BITXOR(HEX2DEC([$ciphertext.DS7]);HEX2DEC([.DS$2])));&quot;&quot;)" office:value-type="string" office:string-value="~" calcext:value-type="string">
            <text:p>~</text:p>
          </table:table-cell>
          <table:table-cell table:style-name="ce7" table:formula="of:=IFERROR(CHAR(BITXOR(HEX2DEC([$ciphertext.DT7]);HEX2DEC([.DT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U7]);HEX2DEC([.DU$2])));&quot;&quot;)" office:value-type="string" office:string-value="u" calcext:value-type="string">
            <text:p>u</text:p>
          </table:table-cell>
          <table:table-cell table:style-name="ce7" table:formula="of:=IFERROR(CHAR(BITXOR(HEX2DEC([$ciphertext.DV7]);HEX2DEC([.DV$2])));&quot;&quot;)" office:value-type="string" office:string-value="ł" calcext:value-type="string">
            <text:p>ł</text:p>
          </table:table-cell>
          <table:table-cell table:style-name="ce7" table:formula="of:=IFERROR(CHAR(BITXOR(HEX2DEC([$ciphertext.DW7]);HEX2DEC([.DW$2])));&quot;&quot;)" office:value-type="string" office:string-value="�" calcext:value-type="string">
            <text:p>�</text:p>
          </table:table-cell>
          <table:table-cell table:style-name="ce7" table:formula="of:=IFERROR(CHAR(BITXOR(HEX2DEC([$ciphertext.DX7]);HEX2DEC([.DX$2])));&quot;&quot;)" office:value-type="string" office:string-value="Î" calcext:value-type="string">
            <text:p>Î</text:p>
          </table:table-cell>
          <table:table-cell table:style-name="ce7" table:formula="of:=IFERROR(CHAR(BITXOR(HEX2DEC([$ciphertext.DY7]);HEX2DEC([.DY$2])));&quot;&quot;)" office:value-type="string" office:string-value="." calcext:value-type="string">
            <text:p>.</text:p>
          </table:table-cell>
          <table:table-cell table:style-name="ce7" table:formula="of:=IFERROR(CHAR(BITXOR(HEX2DEC([$ciphertext.DZ7]);HEX2DEC([.DZ$2])));&quot;&quot;)" office:value-type="string" office:string-value="@" calcext:value-type="string">
            <text:p>@</text:p>
          </table:table-cell>
          <table:table-cell table:style-name="ce7" table:formula="of:=IFERROR(CHAR(BITXOR(HEX2DEC([$ciphertext.EA7]);HEX2DEC([.EA$2])));&quot;&quot;)" office:value-type="string" office:string-value="X" calcext:value-type="string">
            <text:p>X</text:p>
          </table:table-cell>
          <table:table-cell table:style-name="ce7" table:formula="of:=IFERROR(CHAR(BITXOR(HEX2DEC([$ciphertext.EB7]);HEX2DEC([.EB$2])));&quot;&quot;)" office:value-type="string" office:string-value="*" calcext:value-type="string">
            <text:p>*</text:p>
          </table:table-cell>
          <table:table-cell table:style-name="ce7" table:formula="of:=IFERROR(CHAR(BITXOR(HEX2DEC([$ciphertext.EC7]);HEX2DEC([.EC$2])));&quot;&quot;)" office:value-type="string" office:string-value="ţ" calcext:value-type="string">
            <text:p>ţ</text:p>
          </table:table-cell>
          <table:table-cell table:style-name="ce7" table:formula="of:=IFERROR(CHAR(BITXOR(HEX2DEC([$ciphertext.ED7]);HEX2DEC([.ED$2])));&quot;&quot;)" office:value-type="string" office:string-value="g" calcext:value-type="string">
            <text:p>g</text:p>
          </table:table-cell>
          <table:table-cell table:style-name="ce7" table:formula="of:=IFERROR(CHAR(BITXOR(HEX2DEC([$ciphertext.EE7]);HEX2DEC([.EE$2])));&quot;&quot;)" office:value-type="string" office:string-value="e" calcext:value-type="string">
            <text:p>e</text:p>
          </table:table-cell>
          <table:table-cell table:style-name="ce7" table:formula="of:=IFERROR(CHAR(BITXOR(HEX2DEC([$ciphertext.EF7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7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7]);HEX2DEC([.EH$2])));&quot;&quot;)" office:value-type="string" office:string-value="ç" calcext:value-type="string">
            <text:p>ç</text:p>
          </table:table-cell>
          <table:table-cell table:style-name="ce7" table:formula="of:=IFERROR(CHAR(BITXOR(HEX2DEC([$ciphertext.EI7]);HEX2DEC([.EI$2])));&quot;&quot;)" office:value-type="string" office:string-value="&quot;" calcext:value-type="string">
            <text:p>"</text:p>
          </table:table-cell>
          <table:table-cell table:style-name="ce7" table:formula="of:=IFERROR(CHAR(BITXOR(HEX2DEC([$ciphertext.EJ7]);HEX2DEC([.EJ$2])));&quot;&quot;)" office:value-type="string" office:string-value="‡" calcext:value-type="string">
            <text:p>‡</text:p>
          </table:table-cell>
          <table:table-cell table:style-name="ce7" table:formula="of:=IFERROR(CHAR(BITXOR(HEX2DEC([$ciphertext.EK7]);HEX2DEC([.EK$2])));&quot;&quot;)" office:value-type="string" office:string-value="˙" calcext:value-type="string">
            <text:p>˙</text:p>
          </table:table-cell>
          <table:table-cell table:style-name="ce7" table:formula="of:=IFERROR(CHAR(BITXOR(HEX2DEC([$ciphertext.EL7]);HEX2DEC([.EL$2])));&quot;&quot;)" office:value-type="string" office:string-value="&quot;" calcext:value-type="string">
            <text:p>"</text:p>
          </table:table-cell>
          <table:table-cell table:style-name="ce7" table:formula="of:=IFERROR(CHAR(BITXOR(HEX2DEC([$ciphertext.EM7]);HEX2DEC([.EM$2])));&quot;&quot;)" office:value-type="string" office:string-value="p" calcext:value-type="string">
            <text:p>p</text:p>
          </table:table-cell>
          <table:table-cell table:style-name="ce7" table:formula="of:=IFERROR(CHAR(BITXOR(HEX2DEC([$ciphertext.EN7]);HEX2DEC([.EN$2])));&quot;&quot;)" office:value-type="string" office:string-value="«" calcext:value-type="string">
            <text:p>«</text:p>
          </table:table-cell>
          <table:table-cell table:style-name="ce7" table:formula="of:=IFERROR(CHAR(BITXOR(HEX2DEC([$ciphertext.EO7]);HEX2DEC([.EO$2])));&quot;&quot;)" office:value-type="string" office:string-value="Ď" calcext:value-type="string">
            <text:p>Ď</text:p>
          </table:table-cell>
          <table:table-cell table:style-name="ce7" table:formula="of:=IFERROR(CHAR(BITXOR(HEX2DEC([$ciphertext.EP7]);HEX2DEC([.EP$2])));&quot;&quot;)" office:value-type="string" office:string-value="s" calcext:value-type="string">
            <text:p>s</text:p>
          </table:table-cell>
          <table:table-cell table:style-name="ce7" table:formula="of:=IFERROR(CHAR(BITXOR(HEX2DEC([$ciphertext.EQ7]);HEX2DEC([.EQ$2])));&quot;&quot;)" office:value-type="string" office:string-value="»" calcext:value-type="string">
            <text:p>»</text:p>
          </table:table-cell>
          <table:table-cell table:style-name="ce7" table:formula="of:=IFERROR(CHAR(BITXOR(HEX2DEC([$ciphertext.ER7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7]);HEX2DEC([.ES$2])));&quot;&quot;)" office:value-type="string" office:string-value="‰" calcext:value-type="string">
            <text:p>‰</text:p>
          </table:table-cell>
          <table:table-cell table:style-name="ce7" table:formula="of:=IFERROR(CHAR(BITXOR(HEX2DEC([$ciphertext.ET7]);HEX2DEC([.ET$2])));&quot;&quot;)" office:value-type="string" office:string-value="2" calcext:value-type="string">
            <text:p>2</text:p>
          </table:table-cell>
          <table:table-cell table:style-name="ce7" table:formula="of:=IFERROR(CHAR(BITXOR(HEX2DEC([$ciphertext.EU7]);HEX2DEC([.EU$2])));&quot;&quot;)" office:value-type="string" office:string-value="�" calcext:value-type="string">
            <text:p>�</text:p>
          </table:table-cell>
          <table:table-cell table:style-name="ce7" table:formula="of:=IFERROR(CHAR(BITXOR(HEX2DEC([$ciphertext.EV7]);HEX2DEC([.EV$2])));&quot;&quot;)" office:value-type="string" office:string-value="o" calcext:value-type="string">
            <text:p>o</text:p>
          </table:table-cell>
          <table:table-cell table:style-name="ce7" table:formula="of:=IFERROR(CHAR(BITXOR(HEX2DEC([$ciphertext.EW7]);HEX2DEC([.EW$2])));&quot;&quot;)" office:value-type="string" office:string-value="˝" calcext:value-type="string">
            <text:p>˝</text:p>
          </table:table-cell>
          <table:table-cell table:style-name="ce7" table:formula="of:=IFERROR(CHAR(BITXOR(HEX2DEC([$ciphertext.EX7]);HEX2DEC([.EX$2])));&quot;&quot;)" office:value-type="string" office:string-value="ě" calcext:value-type="string">
            <text:p>ě</text:p>
          </table:table-cell>
          <table:table-cell table:style-name="ce7" table:formula="of:=IFERROR(CHAR(BITXOR(HEX2DEC([$ciphertext.EY7]);HEX2DEC([.EY$2])));&quot;&quot;)" office:value-type="string" office:string-value="ţ" calcext:value-type="string">
            <text:p>ţ</text:p>
          </table:table-cell>
          <table:table-cell table:style-name="ce7" table:formula="of:=IFERROR(CHAR(BITXOR(HEX2DEC([$ciphertext.EZ7]);HEX2DEC([.EZ$2])));&quot;&quot;)" office:value-type="string" office:string-value="Î" calcext:value-type="string">
            <text:p>Î</text:p>
          </table:table-cell>
          <table:table-cell table:style-name="ce7" table:formula="of:=IFERROR(CHAR(BITXOR(HEX2DEC([$ciphertext.FA7]);HEX2DEC([.FA$2])));&quot;&quot;)" office:value-type="string" office:string-value="ŕ" calcext:value-type="string">
            <text:p>ŕ</text:p>
          </table:table-cell>
          <table:table-cell table:style-name="ce7" table:formula="of:=IFERROR(CHAR(BITXOR(HEX2DEC([$ciphertext.FB7]);HEX2DEC([.FB$2])));&quot;&quot;)" office:value-type="string" office:string-value="Ł" calcext:value-type="string">
            <text:p>Ł</text:p>
          </table:table-cell>
          <table:table-cell table:style-name="ce7" table:formula="of:=IFERROR(CHAR(BITXOR(HEX2DEC([$ciphertext.FC7]);HEX2DEC([.FC$2])));&quot;&quot;)" office:value-type="string" office:string-value="¸" calcext:value-type="string">
            <text:p>¸</text:p>
          </table:table-cell>
          <table:table-cell table:style-name="ce7" table:formula="of:=IFERROR(CHAR(BITXOR(HEX2DEC([$ciphertext.FD7]);HEX2DEC([.FD$2])));&quot;&quot;)" office:value-type="string" office:string-value="”" calcext:value-type="string">
            <text:p>”</text:p>
          </table:table-cell>
          <table:table-cell table:style-name="ce7" table:formula="of:=IFERROR(CHAR(BITXOR(HEX2DEC([$ciphertext.FE7]);HEX2DEC([.FE$2])));&quot;&quot;)" office:value-type="string" office:string-value="G" calcext:value-type="string">
            <text:p>G</text:p>
          </table:table-cell>
          <table:table-cell table:style-name="ce7" table:formula="of:=IFERROR(CHAR(BITXOR(HEX2DEC([$ciphertext.FF7]);HEX2DEC([.FF$2])));&quot;&quot;)" office:value-type="string" office:string-value="&lt;" calcext:value-type="string">
            <text:p>&lt;</text:p>
          </table:table-cell>
          <table:table-cell table:style-name="ce7" table:formula="of:=IFERROR(CHAR(BITXOR(HEX2DEC([$ciphertext.FG7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7]);HEX2DEC([.FH$2])));&quot;&quot;)" office:value-type="string" office:string-value="ľ" calcext:value-type="string">
            <text:p>ľ</text:p>
          </table:table-cell>
          <table:table-cell table:style-name="ce7" table:formula="of:=IFERROR(CHAR(BITXOR(HEX2DEC([$ciphertext.FI7]);HEX2DEC([.FI$2])));&quot;&quot;)" office:value-type="string" office:string-value="¶" calcext:value-type="string">
            <text:p>¶</text:p>
          </table:table-cell>
          <table:table-cell table:style-name="ce7" table:formula="of:=IFERROR(CHAR(BITXOR(HEX2DEC([$ciphertext.FJ7]);HEX2DEC([.FJ$2])));&quot;&quot;)" office:value-type="string" office:string-value="´" calcext:value-type="string">
            <text:p>´</text:p>
          </table:table-cell>
          <table:table-cell table:style-name="ce7" table:formula="of:=IFERROR(CHAR(BITXOR(HEX2DEC([$ciphertext.FK7]);HEX2DEC([.FK$2])));&quot;&quot;)" office:value-type="string" office:string-value="‘" calcext:value-type="string">
            <text:p>‘</text:p>
          </table:table-cell>
          <table:table-cell table:style-name="ce7" table:formula="of:=IFERROR(CHAR(BITXOR(HEX2DEC([$ciphertext.FL7]);HEX2DEC([.FL$2])));&quot;&quot;)" office:value-type="string" office:string-value=":" calcext:value-type="string">
            <text:p>:</text:p>
          </table:table-cell>
          <table:table-cell table:style-name="ce7" table:formula="of:=IFERROR(CHAR(BITXOR(HEX2DEC([$ciphertext.FM7]);HEX2DEC([.FM$2])));&quot;&quot;)" office:value-type="string" office:string-value="S" calcext:value-type="string">
            <text:p>S</text:p>
          </table:table-cell>
          <table:table-cell table:style-name="ce7" table:formula="of:=IFERROR(CHAR(BITXOR(HEX2DEC([$ciphertext.FN7]);HEX2DEC([.FN$2])));&quot;&quot;)" office:value-type="string" office:string-value="l" calcext:value-type="string">
            <text:p>l</text:p>
          </table:table-cell>
          <table:table-cell table:style-name="ce7" table:formula="of:=IFERROR(CHAR(BITXOR(HEX2DEC([$ciphertext.FO7]);HEX2DEC([.FO$2])));&quot;&quot;)" office:value-type="string" office:string-value="ä" calcext:value-type="string">
            <text:p>ä</text:p>
          </table:table-cell>
          <table:table-cell table:style-name="ce7" table:formula="of:=IFERROR(CHAR(BITXOR(HEX2DEC([$ciphertext.FP7]);HEX2DEC([.FP$2])));&quot;&quot;)" office:value-type="string" office:string-value="ů" calcext:value-type="string">
            <text:p>ů</text:p>
          </table:table-cell>
          <table:table-cell table:style-name="ce7" table:formula="of:=IFERROR(CHAR(BITXOR(HEX2DEC([$ciphertext.FQ7]);HEX2DEC([.FQ$2])));&quot;&quot;)" office:value-type="string" office:string-value="±" calcext:value-type="string">
            <text:p>±</text:p>
          </table:table-cell>
          <table:table-cell table:style-name="ce7" table:formula="of:=IFERROR(CHAR(BITXOR(HEX2DEC([$ciphertext.FR7]);HEX2DEC([.FR$2])));&quot;&quot;)" office:value-type="string" office:string-value="?" calcext:value-type="string">
            <text:p>?</text:p>
          </table:table-cell>
          <table:table-cell table:style-name="ce7" table:formula="of:=IFERROR(CHAR(BITXOR(HEX2DEC([$ciphertext.FS7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7]);HEX2DEC([.FT$2])));&quot;&quot;)" office:value-type="string" office:string-value="˙" calcext:value-type="string">
            <text:p>˙</text:p>
          </table:table-cell>
          <table:table-cell table:style-name="ce7" table:formula="of:=IFERROR(CHAR(BITXOR(HEX2DEC([$ciphertext.FU7]);HEX2DEC([.FU$2])));&quot;&quot;)" office:value-type="string" office:string-value="÷" calcext:value-type="string">
            <text:p>÷</text:p>
          </table:table-cell>
          <table:table-cell table:style-name="ce7" table:formula="of:=IFERROR(CHAR(BITXOR(HEX2DEC([$ciphertext.FV7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7]);HEX2DEC([.FW$2])));&quot;&quot;)" office:value-type="string" office:string-value="Ł" calcext:value-type="string">
            <text:p>Ł</text:p>
          </table:table-cell>
          <table:table-cell table:style-name="ce7" table:formula="of:=IFERROR(CHAR(BITXOR(HEX2DEC([$ciphertext.FX7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7]);HEX2DEC([.FY$2])));&quot;&quot;)" office:value-type="string" office:string-value="Č" calcext:value-type="string">
            <text:p>Č</text:p>
          </table:table-cell>
          <table:table-cell table:style-name="ce7" table:formula="of:=IFERROR(CHAR(BITXOR(HEX2DEC([$ciphertext.FZ7]);HEX2DEC([.FZ$2])));&quot;&quot;)" office:value-type="string" office:string-value="f" calcext:value-type="string">
            <text:p>f</text:p>
          </table:table-cell>
          <table:table-cell table:style-name="ce7" table:formula="of:=IFERROR(CHAR(BITXOR(HEX2DEC([$ciphertext.GA7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7]);HEX2DEC([.GB$2])));&quot;&quot;)" office:value-type="string" office:string-value="Ů" calcext:value-type="string">
            <text:p>Ů</text:p>
          </table:table-cell>
          <table:table-cell table:style-name="ce7" table:formula="of:=IFERROR(CHAR(BITXOR(HEX2DEC([$ciphertext.GC7]);HEX2DEC([.GC$2])));&quot;&quot;)" office:value-type="string" office:string-value="¤" calcext:value-type="string">
            <text:p>¤</text:p>
          </table:table-cell>
          <table:table-cell table:style-name="ce7" table:formula="of:=IFERROR(CHAR(BITXOR(HEX2DEC([$ciphertext.GD7]);HEX2DEC([.GD$2])));&quot;&quot;)" office:value-type="string" office:string-value="Î" calcext:value-type="string">
            <text:p>Î</text:p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8]);HEX2DEC([.A$2])));&quot;&quot;)" office:value-type="string" office:string-value="1" calcext:value-type="string">
            <text:p>1</text:p>
          </table:table-cell>
          <table:table-cell table:style-name="ce7" table:formula="of:=IFERROR(CHAR(BITXOR(HEX2DEC([$ciphertext.B8]);HEX2DEC([.B$2])));&quot;&quot;)" office:value-type="string" office:string-value="\" calcext:value-type="string">
            <text:p>\</text:p>
          </table:table-cell>
          <table:table-cell table:style-name="ce7" table:formula="of:=IFERROR(CHAR(BITXOR(HEX2DEC([$ciphertext.C8]);HEX2DEC([.C$2])));&quot;&quot;)" office:value-type="string" office:string-value="N" calcext:value-type="string">
            <text:p>N</text:p>
          </table:table-cell>
          <table:table-cell table:style-name="ce7" table:formula="of:=IFERROR(CHAR(BITXOR(HEX2DEC([$ciphertext.D8]);HEX2DEC([.D$2])));&quot;&quot;)" office:value-type="string" office:string-value="ę" calcext:value-type="string">
            <text:p>ę</text:p>
          </table:table-cell>
          <table:table-cell table:style-name="ce7" table:formula="of:=IFERROR(CHAR(BITXOR(HEX2DEC([$ciphertext.E8]);HEX2DEC([.E$2])));&quot;&quot;)" office:value-type="string" office:string-value="¨" calcext:value-type="string">
            <text:p>¨</text:p>
          </table:table-cell>
          <table:table-cell table:style-name="ce7" table:formula="of:=IFERROR(CHAR(BITXOR(HEX2DEC([$ciphertext.F8]);HEX2DEC([.F$2])));&quot;&quot;)" office:value-type="string" office:string-value="µ" calcext:value-type="string">
            <text:p>µ</text:p>
          </table:table-cell>
          <table:table-cell table:style-name="ce7" table:formula="of:=IFERROR(CHAR(BITXOR(HEX2DEC([$ciphertext.G8]);HEX2DEC([.G$2])));&quot;&quot;)" office:value-type="string" office:string-value="ř" calcext:value-type="string">
            <text:p>ř</text:p>
          </table:table-cell>
          <table:table-cell table:style-name="ce7" table:formula="of:=IFERROR(CHAR(BITXOR(HEX2DEC([$ciphertext.H8]);HEX2DEC([.H$2])));&quot;&quot;)" office:value-type="string" office:string-value="ż" calcext:value-type="string">
            <text:p>ż</text:p>
          </table:table-cell>
          <table:table-cell table:style-name="ce7" table:formula="of:=IFERROR(CHAR(BITXOR(HEX2DEC([$ciphertext.I8]);HEX2DEC([.I$2])));&quot;&quot;)" office:value-type="string" office:string-value="ý" calcext:value-type="string">
            <text:p>ý</text:p>
          </table:table-cell>
          <table:table-cell table:style-name="ce7" table:formula="of:=IFERROR(CHAR(BITXOR(HEX2DEC([$ciphertext.J8]);HEX2DEC([.J$2])));&quot;&quot;)" office:value-type="string" office:string-value="" calcext:value-type="string">
            <text:p/>
          </table:table-cell>
          <table:table-cell table:style-name="ce7" table:formula="of:=IFERROR(CHAR(BITXOR(HEX2DEC([$ciphertext.K8]);HEX2DEC([.K$2])));&quot;&quot;)" office:value-type="string" office:string-value="" calcext:value-type="string">
            <text:p/>
          </table:table-cell>
          <table:table-cell table:style-name="ce7" table:formula="of:=IFERROR(CHAR(BITXOR(HEX2DEC([$ciphertext.L8]);HEX2DEC([.L$2])));&quot;&quot;)" office:value-type="string" office:string-value="^" calcext:value-type="string">
            <text:p>^</text:p>
          </table:table-cell>
          <table:table-cell table:style-name="ce7" table:formula="of:=IFERROR(CHAR(BITXOR(HEX2DEC([$ciphertext.M8]);HEX2DEC([.M$2])));&quot;&quot;)" office:value-type="string" office:string-value="Ą" calcext:value-type="string">
            <text:p>Ą</text:p>
          </table:table-cell>
          <table:table-cell table:style-name="ce7" table:formula="of:=IFERROR(CHAR(BITXOR(HEX2DEC([$ciphertext.N8]);HEX2DEC([.N$2])));&quot;&quot;)" office:value-type="string" office:string-value="" calcext:value-type="string">
            <text:p/>
          </table:table-cell>
          <table:table-cell table:style-name="ce7" table:formula="of:=IFERROR(CHAR(BITXOR(HEX2DEC([$ciphertext.O8]);HEX2DEC([.O$2])));&quot;&quot;)" office:value-type="string" office:string-value="µ" calcext:value-type="string">
            <text:p>µ</text:p>
          </table:table-cell>
          <table:table-cell table:style-name="ce7" table:formula="of:=IFERROR(CHAR(BITXOR(HEX2DEC([$ciphertext.P8]);HEX2DEC([.P$2])));&quot;&quot;)" office:value-type="string" office:string-value="`" calcext:value-type="string">
            <text:p>`</text:p>
          </table:table-cell>
          <table:table-cell table:style-name="ce7" table:formula="of:=IFERROR(CHAR(BITXOR(HEX2DEC([$ciphertext.Q8]);HEX2DEC([.Q$2])));&quot;&quot;)" office:value-type="string" office:string-value="A" calcext:value-type="string">
            <text:p>A</text:p>
          </table:table-cell>
          <table:table-cell table:style-name="ce7" table:formula="of:=IFERROR(CHAR(BITXOR(HEX2DEC([$ciphertext.R8]);HEX2DEC([.R$2])));&quot;&quot;)" office:value-type="string" office:string-value="Ć" calcext:value-type="string">
            <text:p>Ć</text:p>
          </table:table-cell>
          <table:table-cell table:style-name="ce7" table:formula="of:=IFERROR(CHAR(BITXOR(HEX2DEC([$ciphertext.S8]);HEX2DEC([.S$2])));&quot;&quot;)" office:value-type="string" office:string-value=" " calcext:value-type="string">
            <text:p> </text:p>
          </table:table-cell>
          <table:table-cell table:style-name="ce7" table:formula="of:=IFERROR(CHAR(BITXOR(HEX2DEC([$ciphertext.T8]);HEX2DEC([.T$2])));&quot;&quot;)" office:value-type="string" office:string-value="" calcext:value-type="string">
            <text:p/>
          </table:table-cell>
          <table:table-cell table:style-name="ce7" table:formula="of:=IFERROR(CHAR(BITXOR(HEX2DEC([$ciphertext.U8]);HEX2DEC([.U$2])));&quot;&quot;)" office:value-type="string" office:string-value="Š" calcext:value-type="string">
            <text:p>Š</text:p>
          </table:table-cell>
          <table:table-cell table:style-name="ce7" table:formula="of:=IFERROR(CHAR(BITXOR(HEX2DEC([$ciphertext.V8]);HEX2DEC([.V$2])));&quot;&quot;)" office:value-type="string" office:string-value="" calcext:value-type="string">
            <text:p/>
          </table:table-cell>
          <table:table-cell table:style-name="ce7" table:formula="of:=IFERROR(CHAR(BITXOR(HEX2DEC([$ciphertext.W8]);HEX2DEC([.W$2])));&quot;&quot;)" office:value-type="string" office:string-value="…" calcext:value-type="string">
            <text:p>…</text:p>
          </table:table-cell>
          <table:table-cell table:style-name="ce7" table:formula="of:=IFERROR(CHAR(BITXOR(HEX2DEC([$ciphertext.X8]);HEX2DEC([.X$2])));&quot;&quot;)" office:value-type="string" office:string-value="M" calcext:value-type="string">
            <text:p>M</text:p>
          </table:table-cell>
          <table:table-cell table:style-name="ce7" table:formula="of:=IFERROR(CHAR(BITXOR(HEX2DEC([$ciphertext.Y8]);HEX2DEC([.Y$2])));&quot;&quot;)" office:value-type="string" office:string-value="Ň" calcext:value-type="string">
            <text:p>Ň</text:p>
          </table:table-cell>
          <table:table-cell table:style-name="ce7" table:formula="of:=IFERROR(CHAR(BITXOR(HEX2DEC([$ciphertext.Z8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8]);HEX2DEC([.AA$2])));&quot;&quot;)" office:value-type="string" office:string-value="K" calcext:value-type="string">
            <text:p>K</text:p>
          </table:table-cell>
          <table:table-cell table:style-name="ce7" table:formula="of:=IFERROR(CHAR(BITXOR(HEX2DEC([$ciphertext.AB8]);HEX2DEC([.AB$2])));&quot;&quot;)" office:value-type="string" office:string-value="˝" calcext:value-type="string">
            <text:p>˝</text:p>
          </table:table-cell>
          <table:table-cell table:style-name="ce7" table:formula="of:=IFERROR(CHAR(BITXOR(HEX2DEC([$ciphertext.AC8]);HEX2DEC([.AC$2])));&quot;&quot;)" office:value-type="string" office:string-value="ĺ" calcext:value-type="string">
            <text:p>ĺ</text:p>
          </table:table-cell>
          <table:table-cell table:style-name="ce7" table:formula="of:=IFERROR(CHAR(BITXOR(HEX2DEC([$ciphertext.AD8]);HEX2DEC([.AD$2])));&quot;&quot;)" office:value-type="string" office:string-value="L" calcext:value-type="string">
            <text:p>L</text:p>
          </table:table-cell>
          <table:table-cell table:style-name="ce7" table:formula="of:=IFERROR(CHAR(BITXOR(HEX2DEC([$ciphertext.AE8]);HEX2DEC([.AE$2])));&quot;&quot;)" office:value-type="string" office:string-value="ĺ" calcext:value-type="string">
            <text:p>ĺ</text:p>
          </table:table-cell>
          <table:table-cell table:style-name="ce7" table:formula="of:=IFERROR(CHAR(BITXOR(HEX2DEC([$ciphertext.AF8]);HEX2DEC([.AF$2])));&quot;&quot;)" office:value-type="string" office:string-value="h" calcext:value-type="string">
            <text:p>h</text:p>
          </table:table-cell>
          <table:table-cell table:style-name="ce7" table:formula="of:=IFERROR(CHAR(BITXOR(HEX2DEC([$ciphertext.AG8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8]);HEX2DEC([.AH$2])));&quot;&quot;)" office:value-type="string" office:string-value="Ů" calcext:value-type="string">
            <text:p>Ů</text:p>
          </table:table-cell>
          <table:table-cell table:style-name="ce7" table:formula="of:=IFERROR(CHAR(BITXOR(HEX2DEC([$ciphertext.AI8]);HEX2DEC([.AI$2])));&quot;&quot;)" office:value-type="string" office:string-value="C" calcext:value-type="string">
            <text:p>C</text:p>
          </table:table-cell>
          <table:table-cell table:style-name="ce7" table:formula="of:=IFERROR(CHAR(BITXOR(HEX2DEC([$ciphertext.AJ8]);HEX2DEC([.AJ$2])));&quot;&quot;)" office:value-type="string" office:string-value="ş" calcext:value-type="string">
            <text:p>ş</text:p>
          </table:table-cell>
          <table:table-cell table:style-name="ce7" table:formula="of:=IFERROR(CHAR(BITXOR(HEX2DEC([$ciphertext.AK8]);HEX2DEC([.AK$2])));&quot;&quot;)" office:value-type="string" office:string-value="p" calcext:value-type="string">
            <text:p>p</text:p>
          </table:table-cell>
          <table:table-cell table:style-name="ce7" table:formula="of:=IFERROR(CHAR(BITXOR(HEX2DEC([$ciphertext.AL8]);HEX2DEC([.AL$2])));&quot;&quot;)" office:value-type="string" office:string-value="‹" calcext:value-type="string">
            <text:p>‹</text:p>
          </table:table-cell>
          <table:table-cell table:style-name="ce7" table:formula="of:=IFERROR(CHAR(BITXOR(HEX2DEC([$ciphertext.AM8]);HEX2DEC([.AM$2])));&quot;&quot;)" office:value-type="string" office:string-value="Š" calcext:value-type="string">
            <text:p>Š</text:p>
          </table:table-cell>
          <table:table-cell table:style-name="ce7" table:formula="of:=IFERROR(CHAR(BITXOR(HEX2DEC([$ciphertext.AN8]);HEX2DEC([.AN$2])));&quot;&quot;)" office:value-type="string" office:string-value="5" calcext:value-type="string">
            <text:p>5</text:p>
          </table:table-cell>
          <table:table-cell table:style-name="ce7" table:formula="of:=IFERROR(CHAR(BITXOR(HEX2DEC([$ciphertext.AO8]);HEX2DEC([.AO$2])));&quot;&quot;)" office:value-type="string" office:string-value="t" calcext:value-type="string">
            <text:p>t</text:p>
          </table:table-cell>
          <table:table-cell table:style-name="ce7" table:formula="of:=IFERROR(CHAR(BITXOR(HEX2DEC([$ciphertext.AP8]);HEX2DEC([.AP$2])));&quot;&quot;)" office:value-type="string" office:string-value="ô" calcext:value-type="string">
            <text:p>ô</text:p>
          </table:table-cell>
          <table:table-cell table:style-name="ce7" table:formula="of:=IFERROR(CHAR(BITXOR(HEX2DEC([$ciphertext.AQ8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8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8]);HEX2DEC([.AS$2])));&quot;&quot;)" office:value-type="string" office:string-value="˙" calcext:value-type="string">
            <text:p>˙</text:p>
          </table:table-cell>
          <table:table-cell table:style-name="ce7" table:formula="of:=IFERROR(CHAR(BITXOR(HEX2DEC([$ciphertext.AT8]);HEX2DEC([.AT$2])));&quot;&quot;)" office:value-type="string" office:string-value="ů" calcext:value-type="string">
            <text:p>ů</text:p>
          </table:table-cell>
          <table:table-cell table:style-name="ce7" table:formula="of:=IFERROR(CHAR(BITXOR(HEX2DEC([$ciphertext.AU8]);HEX2DEC([.AU$2])));&quot;&quot;)" office:value-type="string" office:string-value="ŕ" calcext:value-type="string">
            <text:p>ŕ</text:p>
          </table:table-cell>
          <table:table-cell table:style-name="ce7" table:formula="of:=IFERROR(CHAR(BITXOR(HEX2DEC([$ciphertext.AV8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8]);HEX2DEC([.AW$2])));&quot;&quot;)" office:value-type="string" office:string-value="ˇ" calcext:value-type="string">
            <text:p>ˇ</text:p>
          </table:table-cell>
          <table:table-cell table:style-name="ce7" table:formula="of:=IFERROR(CHAR(BITXOR(HEX2DEC([$ciphertext.AX8]);HEX2DEC([.AX$2])));&quot;&quot;)" office:value-type="string" office:string-value="C" calcext:value-type="string">
            <text:p>C</text:p>
          </table:table-cell>
          <table:table-cell table:style-name="ce7" table:formula="of:=IFERROR(CHAR(BITXOR(HEX2DEC([$ciphertext.AY8]);HEX2DEC([.AY$2])));&quot;&quot;)" office:value-type="string" office:string-value="ź" calcext:value-type="string">
            <text:p>ź</text:p>
          </table:table-cell>
          <table:table-cell table:style-name="ce7" table:formula="of:=IFERROR(CHAR(BITXOR(HEX2DEC([$ciphertext.AZ8]);HEX2DEC([.AZ$2])));&quot;&quot;)" office:value-type="string" office:string-value="Đ" calcext:value-type="string">
            <text:p>Đ</text:p>
          </table:table-cell>
          <table:table-cell table:style-name="ce7" table:formula="of:=IFERROR(CHAR(BITXOR(HEX2DEC([$ciphertext.BA8]);HEX2DEC([.BA$2])));&quot;&quot;)" office:value-type="string" office:string-value="e" calcext:value-type="string">
            <text:p>e</text:p>
          </table:table-cell>
          <table:table-cell table:style-name="ce7" table:formula="of:=IFERROR(CHAR(BITXOR(HEX2DEC([$ciphertext.BB8]);HEX2DEC([.BB$2])));&quot;&quot;)" office:value-type="string" office:string-value="C" calcext:value-type="string">
            <text:p>C</text:p>
          </table:table-cell>
          <table:table-cell table:style-name="ce7" table:formula="of:=IFERROR(CHAR(BITXOR(HEX2DEC([$ciphertext.BC8]);HEX2DEC([.BC$2])));&quot;&quot;)" office:value-type="string" office:string-value="'" calcext:value-type="string">
            <text:p>'</text:p>
          </table:table-cell>
          <table:table-cell table:style-name="ce7" table:formula="of:=IFERROR(CHAR(BITXOR(HEX2DEC([$ciphertext.BD8]);HEX2DEC([.BD$2])));&quot;&quot;)" office:value-type="string" office:string-value="Ł" calcext:value-type="string">
            <text:p>Ł</text:p>
          </table:table-cell>
          <table:table-cell table:style-name="ce7" table:formula="of:=IFERROR(CHAR(BITXOR(HEX2DEC([$ciphertext.BE8]);HEX2DEC([.BE$2])));&quot;&quot;)" office:value-type="string" office:string-value="ż" calcext:value-type="string">
            <text:p>ż</text:p>
          </table:table-cell>
          <table:table-cell table:style-name="ce7" table:formula="of:=IFERROR(CHAR(BITXOR(HEX2DEC([$ciphertext.BF8]);HEX2DEC([.BF$2])));&quot;&quot;)" office:value-type="string" office:string-value="Č" calcext:value-type="string">
            <text:p>Č</text:p>
          </table:table-cell>
          <table:table-cell table:style-name="ce7" table:formula="of:=IFERROR(CHAR(BITXOR(HEX2DEC([$ciphertext.BG8]);HEX2DEC([.BG$2])));&quot;&quot;)" office:value-type="string" office:string-value="`" calcext:value-type="string">
            <text:p>`</text:p>
          </table:table-cell>
          <table:table-cell table:style-name="ce7" table:formula="of:=IFERROR(CHAR(BITXOR(HEX2DEC([$ciphertext.BH8]);HEX2DEC([.BH$2])));&quot;&quot;)" office:value-type="string" office:string-value="ą" calcext:value-type="string">
            <text:p>ą</text:p>
          </table:table-cell>
          <table:table-cell table:style-name="ce7" table:formula="of:=IFERROR(CHAR(BITXOR(HEX2DEC([$ciphertext.BI8]);HEX2DEC([.BI$2])));&quot;&quot;)" office:value-type="string" office:string-value="/" calcext:value-type="string">
            <text:p>/</text:p>
          </table:table-cell>
          <table:table-cell table:style-name="ce7" table:formula="of:=IFERROR(CHAR(BITXOR(HEX2DEC([$ciphertext.BJ8]);HEX2DEC([.BJ$2])));&quot;&quot;)" office:value-type="string" office:string-value="‰" calcext:value-type="string">
            <text:p>‰</text:p>
          </table:table-cell>
          <table:table-cell table:style-name="ce7" table:formula="of:=IFERROR(CHAR(BITXOR(HEX2DEC([$ciphertext.BK8]);HEX2DEC([.BK$2])));&quot;&quot;)" office:value-type="string" office:string-value="î" calcext:value-type="string">
            <text:p>î</text:p>
          </table:table-cell>
          <table:table-cell table:style-name="ce7" table:formula="of:=IFERROR(CHAR(BITXOR(HEX2DEC([$ciphertext.BL8]);HEX2DEC([.BL$2])));&quot;&quot;)" office:value-type="string" office:string-value="" calcext:value-type="string">
            <text:p/>
          </table:table-cell>
          <table:table-cell table:style-name="ce7" table:formula="of:=IFERROR(CHAR(BITXOR(HEX2DEC([$ciphertext.BM8]);HEX2DEC([.BM$2])));&quot;&quot;)" office:value-type="string" office:string-value="" calcext:value-type="string">
            <text:p/>
          </table:table-cell>
          <table:table-cell table:style-name="ce7" table:formula="of:=IFERROR(CHAR(BITXOR(HEX2DEC([$ciphertext.BN8]);HEX2DEC([.BN$2])));&quot;&quot;)" office:value-type="string" office:string-value="." calcext:value-type="string">
            <text:p>.</text:p>
          </table:table-cell>
          <table:table-cell table:style-name="ce7" table:formula="of:=IFERROR(CHAR(BITXOR(HEX2DEC([$ciphertext.BO8]);HEX2DEC([.BO$2])));&quot;&quot;)" office:value-type="string" office:string-value="Ë" calcext:value-type="string">
            <text:p>Ë</text:p>
          </table:table-cell>
          <table:table-cell table:style-name="ce7" table:formula="of:=IFERROR(CHAR(BITXOR(HEX2DEC([$ciphertext.BP8]);HEX2DEC([.BP$2])));&quot;&quot;)" office:value-type="string" office:string-value="’" calcext:value-type="string">
            <text:p>’</text:p>
          </table:table-cell>
          <table:table-cell table:style-name="ce7" table:formula="of:=IFERROR(CHAR(BITXOR(HEX2DEC([$ciphertext.BQ8]);HEX2DEC([.BQ$2])));&quot;&quot;)" office:value-type="string" office:string-value="�" calcext:value-type="string">
            <text:p>�</text:p>
          </table:table-cell>
          <table:table-cell table:style-name="ce7" table:formula="of:=IFERROR(CHAR(BITXOR(HEX2DEC([$ciphertext.BR8]);HEX2DEC([.BR$2])));&quot;&quot;)" office:value-type="string" office:string-value="ő" calcext:value-type="string">
            <text:p>ő</text:p>
          </table:table-cell>
          <table:table-cell table:style-name="ce7" table:formula="of:=IFERROR(CHAR(BITXOR(HEX2DEC([$ciphertext.BS8]);HEX2DEC([.BS$2])));&quot;&quot;)" office:value-type="string" office:string-value="ý" calcext:value-type="string">
            <text:p>ý</text:p>
          </table:table-cell>
          <table:table-cell table:style-name="ce7" table:formula="of:=IFERROR(CHAR(BITXOR(HEX2DEC([$ciphertext.BT8]);HEX2DEC([.BT$2])));&quot;&quot;)" office:value-type="string" office:string-value="-" calcext:value-type="string">
            <text:p>-</text:p>
          </table:table-cell>
          <table:table-cell table:style-name="ce7" table:formula="of:=IFERROR(CHAR(BITXOR(HEX2DEC([$ciphertext.BU8]);HEX2DEC([.BU$2])));&quot;&quot;)" office:value-type="string" office:string-value="^" calcext:value-type="string">
            <text:p>^</text:p>
          </table:table-cell>
          <table:table-cell table:style-name="ce7" table:formula="of:=IFERROR(CHAR(BITXOR(HEX2DEC([$ciphertext.BV8]);HEX2DEC([.BV$2])));&quot;&quot;)" office:value-type="string" office:string-value="K" calcext:value-type="string">
            <text:p>K</text:p>
          </table:table-cell>
          <table:table-cell table:style-name="ce7" table:formula="of:=IFERROR(CHAR(BITXOR(HEX2DEC([$ciphertext.BW8]);HEX2DEC([.BW$2])));&quot;&quot;)" office:value-type="string" office:string-value="E" calcext:value-type="string">
            <text:p>E</text:p>
          </table:table-cell>
          <table:table-cell table:style-name="ce7" table:formula="of:=IFERROR(CHAR(BITXOR(HEX2DEC([$ciphertext.BX8]);HEX2DEC([.BX$2])));&quot;&quot;)" office:value-type="string" office:string-value="ä" calcext:value-type="string">
            <text:p>ä</text:p>
          </table:table-cell>
          <table:table-cell table:style-name="ce7" table:formula="of:=IFERROR(CHAR(BITXOR(HEX2DEC([$ciphertext.BY8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8]);HEX2DEC([.BZ$2])));&quot;&quot;)" office:value-type="string" office:string-value="Ě" calcext:value-type="string">
            <text:p>Ě</text:p>
          </table:table-cell>
          <table:table-cell table:style-name="ce7" table:formula="of:=IFERROR(CHAR(BITXOR(HEX2DEC([$ciphertext.CA8]);HEX2DEC([.CA$2])));&quot;&quot;)" office:value-type="string" office:string-value=";" calcext:value-type="string">
            <text:p>;</text:p>
          </table:table-cell>
          <table:table-cell table:style-name="ce7" table:formula="of:=IFERROR(CHAR(BITXOR(HEX2DEC([$ciphertext.CB8]);HEX2DEC([.CB$2])));&quot;&quot;)" office:value-type="string" office:string-value="ť" calcext:value-type="string">
            <text:p>ť</text:p>
          </table:table-cell>
          <table:table-cell table:style-name="ce7" table:formula="of:=IFERROR(CHAR(BITXOR(HEX2DEC([$ciphertext.CC8]);HEX2DEC([.CC$2])));&quot;&quot;)" office:value-type="string" office:string-value="Y" calcext:value-type="string">
            <text:p>Y</text:p>
          </table:table-cell>
          <table:table-cell table:style-name="ce7" table:formula="of:=IFERROR(CHAR(BITXOR(HEX2DEC([$ciphertext.CD8]);HEX2DEC([.CD$2])));&quot;&quot;)" office:value-type="string" office:string-value="é" calcext:value-type="string">
            <text:p>é</text:p>
          </table:table-cell>
          <table:table-cell table:style-name="ce7" table:formula="of:=IFERROR(CHAR(BITXOR(HEX2DEC([$ciphertext.CE8]);HEX2DEC([.CE$2])));&quot;&quot;)" office:value-type="string" office:string-value="A" calcext:value-type="string">
            <text:p>A</text:p>
          </table:table-cell>
          <table:table-cell table:style-name="ce7" table:formula="of:=IFERROR(CHAR(BITXOR(HEX2DEC([$ciphertext.CF8]);HEX2DEC([.CF$2])));&quot;&quot;)" office:value-type="string" office:string-value="}" calcext:value-type="string">
            <text:p>}</text:p>
          </table:table-cell>
          <table:table-cell table:style-name="ce7" table:formula="of:=IFERROR(CHAR(BITXOR(HEX2DEC([$ciphertext.CG8]);HEX2DEC([.CG$2])));&quot;&quot;)" office:value-type="string" office:string-value="÷" calcext:value-type="string">
            <text:p>÷</text:p>
          </table:table-cell>
          <table:table-cell table:style-name="ce7" table:formula="of:=IFERROR(CHAR(BITXOR(HEX2DEC([$ciphertext.CH8]);HEX2DEC([.CH$2])));&quot;&quot;)" office:value-type="string" office:string-value="É" calcext:value-type="string">
            <text:p>É</text:p>
          </table:table-cell>
          <table:table-cell table:style-name="ce7" table:formula="of:=IFERROR(CHAR(BITXOR(HEX2DEC([$ciphertext.CI8]);HEX2DEC([.CI$2])));&quot;&quot;)" office:value-type="string" office:string-value="[" calcext:value-type="string">
            <text:p>[</text:p>
          </table:table-cell>
          <table:table-cell table:style-name="ce7" table:formula="of:=IFERROR(CHAR(BITXOR(HEX2DEC([$ciphertext.CJ8]);HEX2DEC([.CJ$2])));&quot;&quot;)" office:value-type="string" office:string-value="ş" calcext:value-type="string">
            <text:p>ş</text:p>
          </table:table-cell>
          <table:table-cell table:style-name="ce7" table:formula="of:=IFERROR(CHAR(BITXOR(HEX2DEC([$ciphertext.CK8]);HEX2DEC([.CK$2])));&quot;&quot;)" office:value-type="string" office:string-value="A" calcext:value-type="string">
            <text:p>A</text:p>
          </table:table-cell>
          <table:table-cell table:style-name="ce7" table:formula="of:=IFERROR(CHAR(BITXOR(HEX2DEC([$ciphertext.CL8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8]);HEX2DEC([.CM$2])));&quot;&quot;)" office:value-type="string" office:string-value="š" calcext:value-type="string">
            <text:p>š</text:p>
          </table:table-cell>
          <table:table-cell table:style-name="ce7" table:formula="of:=IFERROR(CHAR(BITXOR(HEX2DEC([$ciphertext.CN8]);HEX2DEC([.CN$2])));&quot;&quot;)" office:value-type="string" office:string-value="˘" calcext:value-type="string">
            <text:p>˘</text:p>
          </table:table-cell>
          <table:table-cell table:style-name="ce7" table:formula="of:=IFERROR(CHAR(BITXOR(HEX2DEC([$ciphertext.CO8]);HEX2DEC([.CO$2])));&quot;&quot;)" office:value-type="string" office:string-value="Ę" calcext:value-type="string">
            <text:p>Ę</text:p>
          </table:table-cell>
          <table:table-cell table:style-name="ce7" table:formula="of:=IFERROR(CHAR(BITXOR(HEX2DEC([$ciphertext.CP8]);HEX2DEC([.CP$2])));&quot;&quot;)" office:value-type="string" office:string-value="$" calcext:value-type="string">
            <text:p>$</text:p>
          </table:table-cell>
          <table:table-cell table:style-name="ce7" table:formula="of:=IFERROR(CHAR(BITXOR(HEX2DEC([$ciphertext.CQ8]);HEX2DEC([.CQ$2])));&quot;&quot;)" office:value-type="string" office:string-value="Ĺ" calcext:value-type="string">
            <text:p>Ĺ</text:p>
          </table:table-cell>
          <table:table-cell table:style-name="ce7" table:formula="of:=IFERROR(CHAR(BITXOR(HEX2DEC([$ciphertext.CR8]);HEX2DEC([.CR$2])));&quot;&quot;)" office:value-type="string" office:string-value="G" calcext:value-type="string">
            <text:p>G</text:p>
          </table:table-cell>
          <table:table-cell table:style-name="ce7" table:formula="of:=IFERROR(CHAR(BITXOR(HEX2DEC([$ciphertext.CS8]);HEX2DEC([.CS$2])));&quot;&quot;)" office:value-type="string" office:string-value="M" calcext:value-type="string">
            <text:p>M</text:p>
          </table:table-cell>
          <table:table-cell table:style-name="ce7" table:formula="of:=IFERROR(CHAR(BITXOR(HEX2DEC([$ciphertext.CT8]);HEX2DEC([.CT$2])));&quot;&quot;)" office:value-type="string" office:string-value="˘" calcext:value-type="string">
            <text:p>˘</text:p>
          </table:table-cell>
          <table:table-cell table:style-name="ce7" table:formula="of:=IFERROR(CHAR(BITXOR(HEX2DEC([$ciphertext.CU8]);HEX2DEC([.CU$2])));&quot;&quot;)" office:value-type="string" office:string-value="ň" calcext:value-type="string">
            <text:p>ň</text:p>
          </table:table-cell>
          <table:table-cell table:style-name="ce7" table:formula="of:=IFERROR(CHAR(BITXOR(HEX2DEC([$ciphertext.CV8]);HEX2DEC([.CV$2])));&quot;&quot;)" office:value-type="string" office:string-value="v" calcext:value-type="string">
            <text:p>v</text:p>
          </table:table-cell>
          <table:table-cell table:style-name="ce7" table:formula="of:=IFERROR(CHAR(BITXOR(HEX2DEC([$ciphertext.CW8]);HEX2DEC([.CW$2])));&quot;&quot;)" office:value-type="string" office:string-value="ş" calcext:value-type="string">
            <text:p>ş</text:p>
          </table:table-cell>
          <table:table-cell table:style-name="ce7" table:formula="of:=IFERROR(CHAR(BITXOR(HEX2DEC([$ciphertext.CX8]);HEX2DEC([.CX$2])));&quot;&quot;)" office:value-type="string" office:string-value="Ł" calcext:value-type="string">
            <text:p>Ł</text:p>
          </table:table-cell>
          <table:table-cell table:style-name="ce7" table:formula="of:=IFERROR(CHAR(BITXOR(HEX2DEC([$ciphertext.CY8]);HEX2DEC([.CY$2])));&quot;&quot;)" office:value-type="string" office:string-value="¬" calcext:value-type="string">
            <text:p>¬</text:p>
          </table:table-cell>
          <table:table-cell table:style-name="ce7" table:formula="of:=IFERROR(CHAR(BITXOR(HEX2DEC([$ciphertext.CZ8]);HEX2DEC([.CZ$2])));&quot;&quot;)" office:value-type="string" office:string-value="2" calcext:value-type="string">
            <text:p>2</text:p>
          </table:table-cell>
          <table:table-cell table:style-name="ce7" table:formula="of:=IFERROR(CHAR(BITXOR(HEX2DEC([$ciphertext.DA8]);HEX2DEC([.DA$2])));&quot;&quot;)" office:value-type="string" office:string-value="Y" calcext:value-type="string">
            <text:p>Y</text:p>
          </table:table-cell>
          <table:table-cell table:style-name="ce7" table:formula="of:=IFERROR(CHAR(BITXOR(HEX2DEC([$ciphertext.DB8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8]);HEX2DEC([.DC$2])));&quot;&quot;)" office:value-type="string" office:string-value="˛" calcext:value-type="string">
            <text:p>˛</text:p>
          </table:table-cell>
          <table:table-cell table:style-name="ce7" table:formula="of:=IFERROR(CHAR(BITXOR(HEX2DEC([$ciphertext.DD8]);HEX2DEC([.DD$2])));&quot;&quot;)" office:value-type="string" office:string-value="Ú" calcext:value-type="string">
            <text:p>Ú</text:p>
          </table:table-cell>
          <table:table-cell table:style-name="ce7" table:formula="of:=IFERROR(CHAR(BITXOR(HEX2DEC([$ciphertext.DE8]);HEX2DEC([.DE$2])));&quot;&quot;)" office:value-type="string" office:string-value="­" calcext:value-type="string">
            <text:p>­</text:p>
          </table:table-cell>
          <table:table-cell table:style-name="ce7" table:formula="of:=IFERROR(CHAR(BITXOR(HEX2DEC([$ciphertext.DF8]);HEX2DEC([.DF$2])));&quot;&quot;)" office:value-type="string" office:string-value="¤" calcext:value-type="string">
            <text:p>¤</text:p>
          </table:table-cell>
          <table:table-cell table:style-name="ce7" table:formula="of:=IFERROR(CHAR(BITXOR(HEX2DEC([$ciphertext.DG8]);HEX2DEC([.DG$2])));&quot;&quot;)" office:value-type="string" office:string-value="=" calcext:value-type="string">
            <text:p>=</text:p>
          </table:table-cell>
          <table:table-cell table:style-name="ce7" table:formula="of:=IFERROR(CHAR(BITXOR(HEX2DEC([$ciphertext.DH8]);HEX2DEC([.DH$2])));&quot;&quot;)" office:value-type="string" office:string-value="g" calcext:value-type="string">
            <text:p>g</text:p>
          </table:table-cell>
          <table:table-cell table:style-name="ce7" table:formula="of:=IFERROR(CHAR(BITXOR(HEX2DEC([$ciphertext.DI8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8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8]);HEX2DEC([.DK$2])));&quot;&quot;)" office:value-type="string" office:string-value="" calcext:value-type="string">
            <text:p/>
          </table:table-cell>
          <table:table-cell table:style-name="ce7" table:formula="of:=IFERROR(CHAR(BITXOR(HEX2DEC([$ciphertext.DL8]);HEX2DEC([.DL$2])));&quot;&quot;)" office:value-type="string" office:string-value="A" calcext:value-type="string">
            <text:p>A</text:p>
          </table:table-cell>
          <table:table-cell table:style-name="ce7" table:formula="of:=IFERROR(CHAR(BITXOR(HEX2DEC([$ciphertext.DM8]);HEX2DEC([.DM$2])));&quot;&quot;)" office:value-type="string" office:string-value="Â" calcext:value-type="string">
            <text:p>Â</text:p>
          </table:table-cell>
          <table:table-cell table:style-name="ce7" table:formula="of:=IFERROR(CHAR(BITXOR(HEX2DEC([$ciphertext.DN8]);HEX2DEC([.DN$2])));&quot;&quot;)" office:value-type="string" office:string-value="ŕ" calcext:value-type="string">
            <text:p>ŕ</text:p>
          </table:table-cell>
          <table:table-cell table:style-name="ce7" table:formula="of:=IFERROR(CHAR(BITXOR(HEX2DEC([$ciphertext.DO8]);HEX2DEC([.DO$2])));&quot;&quot;)" office:value-type="string" office:string-value="O" calcext:value-type="string">
            <text:p>O</text:p>
          </table:table-cell>
          <table:table-cell table:style-name="ce7" table:formula="of:=IFERROR(CHAR(BITXOR(HEX2DEC([$ciphertext.DP8]);HEX2DEC([.DP$2])));&quot;&quot;)" office:value-type="string" office:string-value="e" calcext:value-type="string">
            <text:p>e</text:p>
          </table:table-cell>
          <table:table-cell table:style-name="ce7" table:formula="of:=IFERROR(CHAR(BITXOR(HEX2DEC([$ciphertext.DQ8]);HEX2DEC([.DQ$2])));&quot;&quot;)" office:value-type="string" office:string-value="e" calcext:value-type="string">
            <text:p>e</text:p>
          </table:table-cell>
          <table:table-cell table:style-name="ce7" table:formula="of:=IFERROR(CHAR(BITXOR(HEX2DEC([$ciphertext.DR8]);HEX2DEC([.DR$2])));&quot;&quot;)" office:value-type="string" office:string-value="Q" calcext:value-type="string">
            <text:p>Q</text:p>
          </table:table-cell>
          <table:table-cell table:style-name="ce7" table:formula="of:=IFERROR(CHAR(BITXOR(HEX2DEC([$ciphertext.DS8]);HEX2DEC([.DS$2])));&quot;&quot;)" office:value-type="string" office:string-value="" calcext:value-type="string">
            <text:p></text:p>
          </table:table-cell>
          <table:table-cell table:style-name="ce7" table:formula="of:=IFERROR(CHAR(BITXOR(HEX2DEC([$ciphertext.DT8]);HEX2DEC([.DT$2])));&quot;&quot;)" office:value-type="string" office:string-value="1" calcext:value-type="string">
            <text:p>1</text:p>
          </table:table-cell>
          <table:table-cell table:style-name="ce7" table:formula="of:=IFERROR(CHAR(BITXOR(HEX2DEC([$ciphertext.DU8]);HEX2DEC([.DU$2])));&quot;&quot;)" office:value-type="string" office:string-value="}" calcext:value-type="string">
            <text:p>}</text:p>
          </table:table-cell>
          <table:table-cell table:style-name="ce7" table:formula="of:=IFERROR(CHAR(BITXOR(HEX2DEC([$ciphertext.DV8]);HEX2DEC([.DV$2])));&quot;&quot;)" office:value-type="string" office:string-value="©" calcext:value-type="string">
            <text:p>©</text:p>
          </table:table-cell>
          <table:table-cell table:style-name="ce7" table:formula="of:=IFERROR(CHAR(BITXOR(HEX2DEC([$ciphertext.DW8]);HEX2DEC([.DW$2])));&quot;&quot;)" office:value-type="string" office:string-value="Ó" calcext:value-type="string">
            <text:p>Ó</text:p>
          </table:table-cell>
          <table:table-cell table:style-name="ce7" table:formula="of:=IFERROR(CHAR(BITXOR(HEX2DEC([$ciphertext.DX8]);HEX2DEC([.DX$2])));&quot;&quot;)" office:value-type="string" office:string-value="" calcext:value-type="string">
            <text:p/>
          </table:table-cell>
          <table:table-cell table:style-name="ce7" table:formula="of:=IFERROR(CHAR(BITXOR(HEX2DEC([$ciphertext.DY8]);HEX2DEC([.DY$2])));&quot;&quot;)" office:value-type="string" office:string-value="" calcext:value-type="string">
            <text:p/>
          </table:table-cell>
          <table:table-cell table:style-name="ce7" table:formula="of:=IFERROR(CHAR(BITXOR(HEX2DEC([$ciphertext.DZ8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8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8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8]);HEX2DEC([.EC$2])));&quot;&quot;)" office:value-type="string" office:string-value="" calcext:value-type="string">
            <text:p/>
          </table:table-cell>
          <table:table-cell table:style-name="ce7" table:formula="of:=IFERROR(CHAR(BITXOR(HEX2DEC([$ciphertext.ED8]);HEX2DEC([.ED$2])));&quot;&quot;)" office:value-type="string" office:string-value="" calcext:value-type="string">
            <text:p/>
          </table:table-cell>
          <table:table-cell table:style-name="ce7" table:formula="of:=IFERROR(CHAR(BITXOR(HEX2DEC([$ciphertext.EE8]);HEX2DEC([.EE$2])));&quot;&quot;)" office:value-type="string" office:string-value="" calcext:value-type="string">
            <text:p/>
          </table:table-cell>
          <table:table-cell table:style-name="ce7" table:formula="of:=IFERROR(CHAR(BITXOR(HEX2DEC([$ciphertext.EF8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8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8]);HEX2DEC([.EH$2])));&quot;&quot;)" office:value-type="string" office:string-value="" calcext:value-type="string">
            <text:p/>
          </table:table-cell>
          <table:table-cell table:style-name="ce7" table:formula="of:=IFERROR(CHAR(BITXOR(HEX2DEC([$ciphertext.EI8]);HEX2DEC([.EI$2])));&quot;&quot;)" office:value-type="string" office:string-value="" calcext:value-type="string">
            <text:p/>
          </table:table-cell>
          <table:table-cell table:style-name="ce7" table:formula="of:=IFERROR(CHAR(BITXOR(HEX2DEC([$ciphertext.EJ8]);HEX2DEC([.EJ$2])));&quot;&quot;)" office:value-type="string" office:string-value="" calcext:value-type="string">
            <text:p/>
          </table:table-cell>
          <table:table-cell table:style-name="ce7" table:formula="of:=IFERROR(CHAR(BITXOR(HEX2DEC([$ciphertext.EK8]);HEX2DEC([.EK$2])));&quot;&quot;)" office:value-type="string" office:string-value="" calcext:value-type="string">
            <text:p/>
          </table:table-cell>
          <table:table-cell table:style-name="ce7" table:formula="of:=IFERROR(CHAR(BITXOR(HEX2DEC([$ciphertext.EL8]);HEX2DEC([.EL$2])));&quot;&quot;)" office:value-type="string" office:string-value="" calcext:value-type="string">
            <text:p/>
          </table:table-cell>
          <table:table-cell table:style-name="ce7" table:formula="of:=IFERROR(CHAR(BITXOR(HEX2DEC([$ciphertext.EM8]);HEX2DEC([.EM$2])));&quot;&quot;)" office:value-type="string" office:string-value="" calcext:value-type="string">
            <text:p/>
          </table:table-cell>
          <table:table-cell table:style-name="ce7" table:formula="of:=IFERROR(CHAR(BITXOR(HEX2DEC([$ciphertext.EN8]);HEX2DEC([.EN$2])));&quot;&quot;)" office:value-type="string" office:string-value="" calcext:value-type="string">
            <text:p/>
          </table:table-cell>
          <table:table-cell table:style-name="ce7" table:formula="of:=IFERROR(CHAR(BITXOR(HEX2DEC([$ciphertext.EO8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8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8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8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8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8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8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8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8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8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8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8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8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8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8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8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8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8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8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8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8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8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8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8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8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8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8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8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8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8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8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8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8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8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8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8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8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8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8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8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8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8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9]);HEX2DEC([.A$2])));&quot;&quot;)" office:value-type="string" office:string-value="'" calcext:value-type="string">
            <text:p>'</text:p>
          </table:table-cell>
          <table:table-cell table:style-name="ce7" table:formula="of:=IFERROR(CHAR(BITXOR(HEX2DEC([$ciphertext.B9]);HEX2DEC([.B$2])));&quot;&quot;)" office:value-type="string" office:string-value="" calcext:value-type="string">
            <text:p/>
          </table:table-cell>
          <table:table-cell table:style-name="ce7" table:formula="of:=IFERROR(CHAR(BITXOR(HEX2DEC([$ciphertext.C9]);HEX2DEC([.C$2])));&quot;&quot;)" office:value-type="string" office:string-value="F" calcext:value-type="string">
            <text:p>F</text:p>
          </table:table-cell>
          <table:table-cell table:style-name="ce7" table:formula="of:=IFERROR(CHAR(BITXOR(HEX2DEC([$ciphertext.D9]);HEX2DEC([.D$2])));&quot;&quot;)" office:value-type="string" office:string-value="ů" calcext:value-type="string">
            <text:p>ů</text:p>
          </table:table-cell>
          <table:table-cell table:style-name="ce7" table:formula="of:=IFERROR(CHAR(BITXOR(HEX2DEC([$ciphertext.E9]);HEX2DEC([.E$2])));&quot;&quot;)" office:value-type="string" office:string-value="»" calcext:value-type="string">
            <text:p>»</text:p>
          </table:table-cell>
          <table:table-cell table:style-name="ce7" table:formula="of:=IFERROR(CHAR(BITXOR(HEX2DEC([$ciphertext.F9]);HEX2DEC([.F$2])));&quot;&quot;)" office:value-type="string" office:string-value="˛" calcext:value-type="string">
            <text:p>˛</text:p>
          </table:table-cell>
          <table:table-cell table:style-name="ce7" table:formula="of:=IFERROR(CHAR(BITXOR(HEX2DEC([$ciphertext.G9]);HEX2DEC([.G$2])));&quot;&quot;)" office:value-type="string" office:string-value="®" calcext:value-type="string">
            <text:p>®</text:p>
          </table:table-cell>
          <table:table-cell table:style-name="ce7" table:formula="of:=IFERROR(CHAR(BITXOR(HEX2DEC([$ciphertext.H9]);HEX2DEC([.H$2])));&quot;&quot;)" office:value-type="string" office:string-value="­" calcext:value-type="string">
            <text:p>­</text:p>
          </table:table-cell>
          <table:table-cell table:style-name="ce7" table:formula="of:=IFERROR(CHAR(BITXOR(HEX2DEC([$ciphertext.I9]);HEX2DEC([.I$2])));&quot;&quot;)" office:value-type="string" office:string-value="ě" calcext:value-type="string">
            <text:p>ě</text:p>
          </table:table-cell>
          <table:table-cell table:style-name="ce7" table:formula="of:=IFERROR(CHAR(BITXOR(HEX2DEC([$ciphertext.J9]);HEX2DEC([.J$2])));&quot;&quot;)" office:value-type="string" office:string-value="" calcext:value-type="string">
            <text:p/>
          </table:table-cell>
          <table:table-cell table:style-name="ce7" table:formula="of:=IFERROR(CHAR(BITXOR(HEX2DEC([$ciphertext.K9]);HEX2DEC([.K$2])));&quot;&quot;)" office:value-type="string" office:string-value="" calcext:value-type="string">
            <text:p/>
          </table:table-cell>
          <table:table-cell table:style-name="ce7" table:formula="of:=IFERROR(CHAR(BITXOR(HEX2DEC([$ciphertext.L9]);HEX2DEC([.L$2])));&quot;&quot;)" office:value-type="string" office:string-value="A" calcext:value-type="string">
            <text:p>A</text:p>
          </table:table-cell>
          <table:table-cell table:style-name="ce7" table:formula="of:=IFERROR(CHAR(BITXOR(HEX2DEC([$ciphertext.M9]);HEX2DEC([.M$2])));&quot;&quot;)" office:value-type="string" office:string-value="¨" calcext:value-type="string">
            <text:p>¨</text:p>
          </table:table-cell>
          <table:table-cell table:style-name="ce7" table:formula="of:=IFERROR(CHAR(BITXOR(HEX2DEC([$ciphertext.N9]);HEX2DEC([.N$2])));&quot;&quot;)" office:value-type="string" office:string-value="" calcext:value-type="string">
            <text:p/>
          </table:table-cell>
          <table:table-cell table:style-name="ce7" table:formula="of:=IFERROR(CHAR(BITXOR(HEX2DEC([$ciphertext.O9]);HEX2DEC([.O$2])));&quot;&quot;)" office:value-type="string" office:string-value="Ľ" calcext:value-type="string">
            <text:p>Ľ</text:p>
          </table:table-cell>
          <table:table-cell table:style-name="ce7" table:formula="of:=IFERROR(CHAR(BITXOR(HEX2DEC([$ciphertext.P9]);HEX2DEC([.P$2])));&quot;&quot;)" office:value-type="string" office:string-value="0" calcext:value-type="string">
            <text:p>0</text:p>
          </table:table-cell>
          <table:table-cell table:style-name="ce7" table:formula="of:=IFERROR(CHAR(BITXOR(HEX2DEC([$ciphertext.Q9]);HEX2DEC([.Q$2])));&quot;&quot;)" office:value-type="string" office:string-value="" calcext:value-type="string">
            <text:p/>
          </table:table-cell>
          <table:table-cell table:style-name="ce7" table:formula="of:=IFERROR(CHAR(BITXOR(HEX2DEC([$ciphertext.R9]);HEX2DEC([.R$2])));&quot;&quot;)" office:value-type="string" office:string-value="Ę" calcext:value-type="string">
            <text:p>Ę</text:p>
          </table:table-cell>
          <table:table-cell table:style-name="ce7" table:formula="of:=IFERROR(CHAR(BITXOR(HEX2DEC([$ciphertext.S9]);HEX2DEC([.S$2])));&quot;&quot;)" office:value-type="string" office:string-value=" " calcext:value-type="string">
            <text:p> </text:p>
          </table:table-cell>
          <table:table-cell table:style-name="ce7" table:formula="of:=IFERROR(CHAR(BITXOR(HEX2DEC([$ciphertext.T9]);HEX2DEC([.T$2])));&quot;&quot;)" office:value-type="string" office:string-value="" calcext:value-type="string">
            <text:p/>
          </table:table-cell>
          <table:table-cell table:style-name="ce7" table:formula="of:=IFERROR(CHAR(BITXOR(HEX2DEC([$ciphertext.U9]);HEX2DEC([.U$2])));&quot;&quot;)" office:value-type="string" office:string-value="Ř" calcext:value-type="string">
            <text:p>Ř</text:p>
          </table:table-cell>
          <table:table-cell table:style-name="ce7" table:formula="of:=IFERROR(CHAR(BITXOR(HEX2DEC([$ciphertext.V9]);HEX2DEC([.V$2])));&quot;&quot;)" office:value-type="string" office:string-value="" calcext:value-type="string">
            <text:p/>
          </table:table-cell>
          <table:table-cell table:style-name="ce7" table:formula="of:=IFERROR(CHAR(BITXOR(HEX2DEC([$ciphertext.W9]);HEX2DEC([.W$2])));&quot;&quot;)" office:value-type="string" office:string-value="ť" calcext:value-type="string">
            <text:p>ť</text:p>
          </table:table-cell>
          <table:table-cell table:style-name="ce7" table:formula="of:=IFERROR(CHAR(BITXOR(HEX2DEC([$ciphertext.X9]);HEX2DEC([.X$2])));&quot;&quot;)" office:value-type="string" office:string-value="\" calcext:value-type="string">
            <text:p>\</text:p>
          </table:table-cell>
          <table:table-cell table:style-name="ce7" table:formula="of:=IFERROR(CHAR(BITXOR(HEX2DEC([$ciphertext.Y9]);HEX2DEC([.Y$2])));&quot;&quot;)" office:value-type="string" office:string-value="É" calcext:value-type="string">
            <text:p>É</text:p>
          </table:table-cell>
          <table:table-cell table:style-name="ce7" table:formula="of:=IFERROR(CHAR(BITXOR(HEX2DEC([$ciphertext.Z9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9]);HEX2DEC([.AA$2])));&quot;&quot;)" office:value-type="string" office:string-value="" calcext:value-type="string">
            <text:p/>
          </table:table-cell>
          <table:table-cell table:style-name="ce7" table:formula="of:=IFERROR(CHAR(BITXOR(HEX2DEC([$ciphertext.AB9]);HEX2DEC([.AB$2])));&quot;&quot;)" office:value-type="string" office:string-value="é" calcext:value-type="string">
            <text:p>é</text:p>
          </table:table-cell>
          <table:table-cell table:style-name="ce7" table:formula="of:=IFERROR(CHAR(BITXOR(HEX2DEC([$ciphertext.AC9]);HEX2DEC([.AC$2])));&quot;&quot;)" office:value-type="string" office:string-value="ţ" calcext:value-type="string">
            <text:p>ţ</text:p>
          </table:table-cell>
          <table:table-cell table:style-name="ce7" table:formula="of:=IFERROR(CHAR(BITXOR(HEX2DEC([$ciphertext.AD9]);HEX2DEC([.AD$2])));&quot;&quot;)" office:value-type="string" office:string-value="J" calcext:value-type="string">
            <text:p>J</text:p>
          </table:table-cell>
          <table:table-cell table:style-name="ce7" table:formula="of:=IFERROR(CHAR(BITXOR(HEX2DEC([$ciphertext.AE9]);HEX2DEC([.AE$2])));&quot;&quot;)" office:value-type="string" office:string-value="­" calcext:value-type="string">
            <text:p>­</text:p>
          </table:table-cell>
          <table:table-cell table:style-name="ce7" table:formula="of:=IFERROR(CHAR(BITXOR(HEX2DEC([$ciphertext.AF9]);HEX2DEC([.AF$2])));&quot;&quot;)" office:value-type="string" office:string-value="n" calcext:value-type="string">
            <text:p>n</text:p>
          </table:table-cell>
          <table:table-cell table:style-name="ce7" table:formula="of:=IFERROR(CHAR(BITXOR(HEX2DEC([$ciphertext.AG9]);HEX2DEC([.AG$2])));&quot;&quot;)" office:value-type="string" office:string-value="" calcext:value-type="string">
            <text:p/>
          </table:table-cell>
          <table:table-cell table:style-name="ce7" table:formula="of:=IFERROR(CHAR(BITXOR(HEX2DEC([$ciphertext.AH9]);HEX2DEC([.AH$2])));&quot;&quot;)" office:value-type="string" office:string-value="Ő" calcext:value-type="string">
            <text:p>Ő</text:p>
          </table:table-cell>
          <table:table-cell table:style-name="ce7" table:formula="of:=IFERROR(CHAR(BITXOR(HEX2DEC([$ciphertext.AI9]);HEX2DEC([.AI$2])));&quot;&quot;)" office:value-type="string" office:string-value="" calcext:value-type="string">
            <text:p/>
          </table:table-cell>
          <table:table-cell table:style-name="ce7" table:formula="of:=IFERROR(CHAR(BITXOR(HEX2DEC([$ciphertext.AJ9]);HEX2DEC([.AJ$2])));&quot;&quot;)" office:value-type="string" office:string-value="é" calcext:value-type="string">
            <text:p>é</text:p>
          </table:table-cell>
          <table:table-cell table:style-name="ce7" table:formula="of:=IFERROR(CHAR(BITXOR(HEX2DEC([$ciphertext.AK9]);HEX2DEC([.AK$2])));&quot;&quot;)" office:value-type="string" office:string-value="m" calcext:value-type="string">
            <text:p>m</text:p>
          </table:table-cell>
          <table:table-cell table:style-name="ce7" table:formula="of:=IFERROR(CHAR(BITXOR(HEX2DEC([$ciphertext.AL9]);HEX2DEC([.AL$2])));&quot;&quot;)" office:value-type="string" office:string-value="™" calcext:value-type="string">
            <text:p>™</text:p>
          </table:table-cell>
          <table:table-cell table:style-name="ce7" table:formula="of:=IFERROR(CHAR(BITXOR(HEX2DEC([$ciphertext.AM9]);HEX2DEC([.AM$2])));&quot;&quot;)" office:value-type="string" office:string-value="Ţ" calcext:value-type="string">
            <text:p>Ţ</text:p>
          </table:table-cell>
          <table:table-cell table:style-name="ce7" table:formula="of:=IFERROR(CHAR(BITXOR(HEX2DEC([$ciphertext.AN9]);HEX2DEC([.AN$2])));&quot;&quot;)" office:value-type="string" office:string-value="%" calcext:value-type="string">
            <text:p>%</text:p>
          </table:table-cell>
          <table:table-cell table:style-name="ce7" table:formula="of:=IFERROR(CHAR(BITXOR(HEX2DEC([$ciphertext.AO9]);HEX2DEC([.AO$2])));&quot;&quot;)" office:value-type="string" office:string-value="i" calcext:value-type="string">
            <text:p>i</text:p>
          </table:table-cell>
          <table:table-cell table:style-name="ce7" table:formula="of:=IFERROR(CHAR(BITXOR(HEX2DEC([$ciphertext.AP9]);HEX2DEC([.AP$2])));&quot;&quot;)" office:value-type="string" office:string-value="Ľ" calcext:value-type="string">
            <text:p>Ľ</text:p>
          </table:table-cell>
          <table:table-cell table:style-name="ce7" table:formula="of:=IFERROR(CHAR(BITXOR(HEX2DEC([$ciphertext.AQ9]);HEX2DEC([.AQ$2])));&quot;&quot;)" office:value-type="string" office:string-value="^" calcext:value-type="string">
            <text:p>^</text:p>
          </table:table-cell>
          <table:table-cell table:style-name="ce7" table:formula="of:=IFERROR(CHAR(BITXOR(HEX2DEC([$ciphertext.AR9]);HEX2DEC([.AR$2])));&quot;&quot;)" office:value-type="string" office:string-value="P" calcext:value-type="string">
            <text:p>P</text:p>
          </table:table-cell>
          <table:table-cell table:style-name="ce7" table:formula="of:=IFERROR(CHAR(BITXOR(HEX2DEC([$ciphertext.AS9]);HEX2DEC([.AS$2])));&quot;&quot;)" office:value-type="string" office:string-value="î" calcext:value-type="string">
            <text:p>î</text:p>
          </table:table-cell>
          <table:table-cell table:style-name="ce7" table:formula="of:=IFERROR(CHAR(BITXOR(HEX2DEC([$ciphertext.AT9]);HEX2DEC([.AT$2])));&quot;&quot;)" office:value-type="string" office:string-value="ě" calcext:value-type="string">
            <text:p>ě</text:p>
          </table:table-cell>
          <table:table-cell table:style-name="ce7" table:formula="of:=IFERROR(CHAR(BITXOR(HEX2DEC([$ciphertext.AU9]);HEX2DEC([.AU$2])));&quot;&quot;)" office:value-type="string" office:string-value="§" calcext:value-type="string">
            <text:p>§</text:p>
          </table:table-cell>
          <table:table-cell table:style-name="ce7" table:formula="of:=IFERROR(CHAR(BITXOR(HEX2DEC([$ciphertext.AV9]);HEX2DEC([.AV$2])));&quot;&quot;)" office:value-type="string" office:string-value="&#9;" calcext:value-type="string">
            <text:p><text:tab/></text:p>
          </table:table-cell>
          <table:table-cell table:style-name="ce7" table:formula="of:=IFERROR(CHAR(BITXOR(HEX2DEC([$ciphertext.AW9]);HEX2DEC([.AW$2])));&quot;&quot;)" office:value-type="string" office:string-value="µ" calcext:value-type="string">
            <text:p>µ</text:p>
          </table:table-cell>
          <table:table-cell table:style-name="ce7" table:formula="of:=IFERROR(CHAR(BITXOR(HEX2DEC([$ciphertext.AX9]);HEX2DEC([.AX$2])));&quot;&quot;)" office:value-type="string" office:string-value="&#10;" calcext:value-type="string">
            <text:p/>
            <text:p/>
          </table:table-cell>
          <table:table-cell table:style-name="ce7" table:formula="of:=IFERROR(CHAR(BITXOR(HEX2DEC([$ciphertext.AY9]);HEX2DEC([.AY$2])));&quot;&quot;)" office:value-type="string" office:string-value="Š" calcext:value-type="string">
            <text:p>Š</text:p>
          </table:table-cell>
          <table:table-cell table:style-name="ce7" table:formula="of:=IFERROR(CHAR(BITXOR(HEX2DEC([$ciphertext.AZ9]);HEX2DEC([.AZ$2])));&quot;&quot;)" office:value-type="string" office:string-value="�" calcext:value-type="string">
            <text:p>�</text:p>
          </table:table-cell>
          <table:table-cell table:style-name="ce7" table:formula="of:=IFERROR(CHAR(BITXOR(HEX2DEC([$ciphertext.BA9]);HEX2DEC([.BA$2])));&quot;&quot;)" office:value-type="string" office:string-value="" calcext:value-type="string">
            <text:p></text:p>
          </table:table-cell>
          <table:table-cell table:style-name="ce7" table:formula="of:=IFERROR(CHAR(BITXOR(HEX2DEC([$ciphertext.BB9]);HEX2DEC([.BB$2])));&quot;&quot;)" office:value-type="string" office:string-value="B" calcext:value-type="string">
            <text:p>B</text:p>
          </table:table-cell>
          <table:table-cell table:style-name="ce7" table:formula="of:=IFERROR(CHAR(BITXOR(HEX2DEC([$ciphertext.BC9]);HEX2DEC([.BC$2])));&quot;&quot;)" office:value-type="string" office:string-value="d" calcext:value-type="string">
            <text:p>d</text:p>
          </table:table-cell>
          <table:table-cell table:style-name="ce7" table:formula="of:=IFERROR(CHAR(BITXOR(HEX2DEC([$ciphertext.BD9]);HEX2DEC([.BD$2])));&quot;&quot;)" office:value-type="string" office:string-value="í" calcext:value-type="string">
            <text:p>í</text:p>
          </table:table-cell>
          <table:table-cell table:style-name="ce7" table:formula="of:=IFERROR(CHAR(BITXOR(HEX2DEC([$ciphertext.BE9]);HEX2DEC([.BE$2])));&quot;&quot;)" office:value-type="string" office:string-value="¶" calcext:value-type="string">
            <text:p>¶</text:p>
          </table:table-cell>
          <table:table-cell table:style-name="ce7" table:formula="of:=IFERROR(CHAR(BITXOR(HEX2DEC([$ciphertext.BF9]);HEX2DEC([.BF$2])));&quot;&quot;)" office:value-type="string" office:string-value="‰" calcext:value-type="string">
            <text:p>‰</text:p>
          </table:table-cell>
          <table:table-cell table:style-name="ce7" table:formula="of:=IFERROR(CHAR(BITXOR(HEX2DEC([$ciphertext.BG9]);HEX2DEC([.BG$2])));&quot;&quot;)" office:value-type="string" office:string-value="o" calcext:value-type="string">
            <text:p>o</text:p>
          </table:table-cell>
          <table:table-cell table:style-name="ce7" table:formula="of:=IFERROR(CHAR(BITXOR(HEX2DEC([$ciphertext.BH9]);HEX2DEC([.BH$2])));&quot;&quot;)" office:value-type="string" office:string-value="µ" calcext:value-type="string">
            <text:p>µ</text:p>
          </table:table-cell>
          <table:table-cell table:style-name="ce7" table:formula="of:=IFERROR(CHAR(BITXOR(HEX2DEC([$ciphertext.BI9]);HEX2DEC([.BI$2])));&quot;&quot;)" office:value-type="string" office:string-value="7" calcext:value-type="string">
            <text:p>7</text:p>
          </table:table-cell>
          <table:table-cell table:style-name="ce7" table:formula="of:=IFERROR(CHAR(BITXOR(HEX2DEC([$ciphertext.BJ9]);HEX2DEC([.BJ$2])));&quot;&quot;)" office:value-type="string" office:string-value="Đ" calcext:value-type="string">
            <text:p>Đ</text:p>
          </table:table-cell>
          <table:table-cell table:style-name="ce7" table:formula="of:=IFERROR(CHAR(BITXOR(HEX2DEC([$ciphertext.BK9]);HEX2DEC([.BK$2])));&quot;&quot;)" office:value-type="string" office:string-value="§" calcext:value-type="string">
            <text:p>§</text:p>
          </table:table-cell>
          <table:table-cell table:style-name="ce7" table:formula="of:=IFERROR(CHAR(BITXOR(HEX2DEC([$ciphertext.BL9]);HEX2DEC([.BL$2])));&quot;&quot;)" office:value-type="string" office:string-value="" calcext:value-type="string">
            <text:p/>
          </table:table-cell>
          <table:table-cell table:style-name="ce7" table:formula="of:=IFERROR(CHAR(BITXOR(HEX2DEC([$ciphertext.BM9]);HEX2DEC([.BM$2])));&quot;&quot;)" office:value-type="string" office:string-value="" calcext:value-type="string">
            <text:p/>
          </table:table-cell>
          <table:table-cell table:style-name="ce7" table:formula="of:=IFERROR(CHAR(BITXOR(HEX2DEC([$ciphertext.BN9]);HEX2DEC([.BN$2])));&quot;&quot;)" office:value-type="string" office:string-value="-" calcext:value-type="string">
            <text:p>-</text:p>
          </table:table-cell>
          <table:table-cell table:style-name="ce7" table:formula="of:=IFERROR(CHAR(BITXOR(HEX2DEC([$ciphertext.BO9]);HEX2DEC([.BO$2])));&quot;&quot;)" office:value-type="string" office:string-value="Ü" calcext:value-type="string">
            <text:p>Ü</text:p>
          </table:table-cell>
          <table:table-cell table:style-name="ce7" table:formula="of:=IFERROR(CHAR(BITXOR(HEX2DEC([$ciphertext.BP9]);HEX2DEC([.BP$2])));&quot;&quot;)" office:value-type="string" office:string-value="“" calcext:value-type="string">
            <text:p>“</text:p>
          </table:table-cell>
          <table:table-cell table:style-name="ce7" table:formula="of:=IFERROR(CHAR(BITXOR(HEX2DEC([$ciphertext.BQ9]);HEX2DEC([.BQ$2])));&quot;&quot;)" office:value-type="string" office:string-value="Ź" calcext:value-type="string">
            <text:p>Ź</text:p>
          </table:table-cell>
          <table:table-cell table:style-name="ce7" table:formula="of:=IFERROR(CHAR(BITXOR(HEX2DEC([$ciphertext.BR9]);HEX2DEC([.BR$2])));&quot;&quot;)" office:value-type="string" office:string-value="°" calcext:value-type="string">
            <text:p>°</text:p>
          </table:table-cell>
          <table:table-cell table:style-name="ce7" table:formula="of:=IFERROR(CHAR(BITXOR(HEX2DEC([$ciphertext.BS9]);HEX2DEC([.BS$2])));&quot;&quot;)" office:value-type="string" office:string-value="ř" calcext:value-type="string">
            <text:p>ř</text:p>
          </table:table-cell>
          <table:table-cell table:style-name="ce7" table:formula="of:=IFERROR(CHAR(BITXOR(HEX2DEC([$ciphertext.BT9]);HEX2DEC([.BT$2])));&quot;&quot;)" office:value-type="string" office:string-value="6" calcext:value-type="string">
            <text:p>6</text:p>
          </table:table-cell>
          <table:table-cell table:style-name="ce7" table:formula="of:=IFERROR(CHAR(BITXOR(HEX2DEC([$ciphertext.BU9]);HEX2DEC([.BU$2])));&quot;&quot;)" office:value-type="string" office:string-value="H" calcext:value-type="string">
            <text:p>H</text:p>
          </table:table-cell>
          <table:table-cell table:style-name="ce7" table:formula="of:=IFERROR(CHAR(BITXOR(HEX2DEC([$ciphertext.BV9]);HEX2DEC([.BV$2])));&quot;&quot;)" office:value-type="string" office:string-value="" calcext:value-type="string">
            <text:p/>
          </table:table-cell>
          <table:table-cell table:style-name="ce7" table:formula="of:=IFERROR(CHAR(BITXOR(HEX2DEC([$ciphertext.BW9]);HEX2DEC([.BW$2])));&quot;&quot;)" office:value-type="string" office:string-value="" calcext:value-type="string">
            <text:p/>
          </table:table-cell>
          <table:table-cell table:style-name="ce7" table:formula="of:=IFERROR(CHAR(BITXOR(HEX2DEC([$ciphertext.BX9]);HEX2DEC([.BX$2])));&quot;&quot;)" office:value-type="string" office:string-value="í" calcext:value-type="string">
            <text:p>í</text:p>
          </table:table-cell>
          <table:table-cell table:style-name="ce7" table:formula="of:=IFERROR(CHAR(BITXOR(HEX2DEC([$ciphertext.BY9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9]);HEX2DEC([.BZ$2])));&quot;&quot;)" office:value-type="string" office:string-value="Í" calcext:value-type="string">
            <text:p>Í</text:p>
          </table:table-cell>
          <table:table-cell table:style-name="ce7" table:formula="of:=IFERROR(CHAR(BITXOR(HEX2DEC([$ciphertext.CA9]);HEX2DEC([.CA$2])));&quot;&quot;)" office:value-type="string" office:string-value="n" calcext:value-type="string">
            <text:p>n</text:p>
          </table:table-cell>
          <table:table-cell table:style-name="ce7" table:formula="of:=IFERROR(CHAR(BITXOR(HEX2DEC([$ciphertext.CB9]);HEX2DEC([.CB$2])));&quot;&quot;)" office:value-type="string" office:string-value="—" calcext:value-type="string">
            <text:p>—</text:p>
          </table:table-cell>
          <table:table-cell table:style-name="ce7" table:formula="of:=IFERROR(CHAR(BITXOR(HEX2DEC([$ciphertext.CC9]);HEX2DEC([.CC$2])));&quot;&quot;)" office:value-type="string" office:string-value="Y" calcext:value-type="string">
            <text:p>Y</text:p>
          </table:table-cell>
          <table:table-cell table:style-name="ce7" table:formula="of:=IFERROR(CHAR(BITXOR(HEX2DEC([$ciphertext.CD9]);HEX2DEC([.CD$2])));&quot;&quot;)" office:value-type="string" office:string-value="ô" calcext:value-type="string">
            <text:p>ô</text:p>
          </table:table-cell>
          <table:table-cell table:style-name="ce7" table:formula="of:=IFERROR(CHAR(BITXOR(HEX2DEC([$ciphertext.CE9]);HEX2DEC([.CE$2])));&quot;&quot;)" office:value-type="string" office:string-value="" calcext:value-type="string">
            <text:p/>
          </table:table-cell>
          <table:table-cell table:style-name="ce7" table:formula="of:=IFERROR(CHAR(BITXOR(HEX2DEC([$ciphertext.CF9]);HEX2DEC([.CF$2])));&quot;&quot;)" office:value-type="string" office:string-value="b" calcext:value-type="string">
            <text:p>b</text:p>
          </table:table-cell>
          <table:table-cell table:style-name="ce7" table:formula="of:=IFERROR(CHAR(BITXOR(HEX2DEC([$ciphertext.CG9]);HEX2DEC([.CG$2])));&quot;&quot;)" office:value-type="string" office:string-value="ů" calcext:value-type="string">
            <text:p>ů</text:p>
          </table:table-cell>
          <table:table-cell table:style-name="ce7" table:formula="of:=IFERROR(CHAR(BITXOR(HEX2DEC([$ciphertext.CH9]);HEX2DEC([.CH$2])));&quot;&quot;)" office:value-type="string" office:string-value="Ď" calcext:value-type="string">
            <text:p>Ď</text:p>
          </table:table-cell>
          <table:table-cell table:style-name="ce7" table:formula="of:=IFERROR(CHAR(BITXOR(HEX2DEC([$ciphertext.CI9]);HEX2DEC([.CI$2])));&quot;&quot;)" office:value-type="string" office:string-value="W" calcext:value-type="string">
            <text:p>W</text:p>
          </table:table-cell>
          <table:table-cell table:style-name="ce7" table:formula="of:=IFERROR(CHAR(BITXOR(HEX2DEC([$ciphertext.CJ9]);HEX2DEC([.CJ$2])));&quot;&quot;)" office:value-type="string" office:string-value="ô" calcext:value-type="string">
            <text:p>ô</text:p>
          </table:table-cell>
          <table:table-cell table:style-name="ce7" table:formula="of:=IFERROR(CHAR(BITXOR(HEX2DEC([$ciphertext.CK9]);HEX2DEC([.CK$2])));&quot;&quot;)" office:value-type="string" office:string-value="V" calcext:value-type="string">
            <text:p>V</text:p>
          </table:table-cell>
          <table:table-cell table:style-name="ce7" table:formula="of:=IFERROR(CHAR(BITXOR(HEX2DEC([$ciphertext.CL9]);HEX2DEC([.CL$2])));&quot;&quot;)" office:value-type="string" office:string-value="A" calcext:value-type="string">
            <text:p>A</text:p>
          </table:table-cell>
          <table:table-cell table:style-name="ce7" table:formula="of:=IFERROR(CHAR(BITXOR(HEX2DEC([$ciphertext.CM9]);HEX2DEC([.CM$2])));&quot;&quot;)" office:value-type="string" office:string-value="†" calcext:value-type="string">
            <text:p>†</text:p>
          </table:table-cell>
          <table:table-cell table:style-name="ce7" table:formula="of:=IFERROR(CHAR(BITXOR(HEX2DEC([$ciphertext.CN9]);HEX2DEC([.CN$2])));&quot;&quot;)" office:value-type="string" office:string-value="˘" calcext:value-type="string">
            <text:p>˘</text:p>
          </table:table-cell>
          <table:table-cell table:style-name="ce7" table:formula="of:=IFERROR(CHAR(BITXOR(HEX2DEC([$ciphertext.CO9]);HEX2DEC([.CO$2])));&quot;&quot;)" office:value-type="string" office:string-value="Á" calcext:value-type="string">
            <text:p>Á</text:p>
          </table:table-cell>
          <table:table-cell table:style-name="ce7" table:formula="of:=IFERROR(CHAR(BITXOR(HEX2DEC([$ciphertext.CP9]);HEX2DEC([.CP$2])));&quot;&quot;)" office:value-type="string" office:string-value="w" calcext:value-type="string">
            <text:p>w</text:p>
          </table:table-cell>
          <table:table-cell table:style-name="ce7" table:formula="of:=IFERROR(CHAR(BITXOR(HEX2DEC([$ciphertext.CQ9]);HEX2DEC([.CQ$2])));&quot;&quot;)" office:value-type="string" office:string-value="Ź" calcext:value-type="string">
            <text:p>Ź</text:p>
          </table:table-cell>
          <table:table-cell table:style-name="ce7" table:formula="of:=IFERROR(CHAR(BITXOR(HEX2DEC([$ciphertext.CR9]);HEX2DEC([.CR$2])));&quot;&quot;)" office:value-type="string" office:string-value="" calcext:value-type="string">
            <text:p/>
          </table:table-cell>
          <table:table-cell table:style-name="ce7" table:formula="of:=IFERROR(CHAR(BITXOR(HEX2DEC([$ciphertext.CS9]);HEX2DEC([.CS$2])));&quot;&quot;)" office:value-type="string" office:string-value="C" calcext:value-type="string">
            <text:p>C</text:p>
          </table:table-cell>
          <table:table-cell table:style-name="ce7" table:formula="of:=IFERROR(CHAR(BITXOR(HEX2DEC([$ciphertext.CT9]);HEX2DEC([.CT$2])));&quot;&quot;)" office:value-type="string" office:string-value="ď" calcext:value-type="string">
            <text:p>ď</text:p>
          </table:table-cell>
          <table:table-cell table:style-name="ce7" table:formula="of:=IFERROR(CHAR(BITXOR(HEX2DEC([$ciphertext.CU9]);HEX2DEC([.CU$2])));&quot;&quot;)" office:value-type="string" office:string-value="˘" calcext:value-type="string">
            <text:p>˘</text:p>
          </table:table-cell>
          <table:table-cell table:style-name="ce7" table:formula="of:=IFERROR(CHAR(BITXOR(HEX2DEC([$ciphertext.CV9]);HEX2DEC([.CV$2])));&quot;&quot;)" office:value-type="string" office:string-value="p" calcext:value-type="string">
            <text:p>p</text:p>
          </table:table-cell>
          <table:table-cell table:style-name="ce7" table:formula="of:=IFERROR(CHAR(BITXOR(HEX2DEC([$ciphertext.CW9]);HEX2DEC([.CW$2])));&quot;&quot;)" office:value-type="string" office:string-value="˝" calcext:value-type="string">
            <text:p>˝</text:p>
          </table:table-cell>
          <table:table-cell table:style-name="ce7" table:formula="of:=IFERROR(CHAR(BITXOR(HEX2DEC([$ciphertext.CX9]);HEX2DEC([.CX$2])));&quot;&quot;)" office:value-type="string" office:string-value="Ą" calcext:value-type="string">
            <text:p>Ą</text:p>
          </table:table-cell>
          <table:table-cell table:style-name="ce7" table:formula="of:=IFERROR(CHAR(BITXOR(HEX2DEC([$ciphertext.CY9]);HEX2DEC([.CY$2])));&quot;&quot;)" office:value-type="string" office:string-value="é" calcext:value-type="string">
            <text:p>é</text:p>
          </table:table-cell>
          <table:table-cell table:style-name="ce7" table:formula="of:=IFERROR(CHAR(BITXOR(HEX2DEC([$ciphertext.CZ9]);HEX2DEC([.CZ$2])));&quot;&quot;)" office:value-type="string" office:string-value="3" calcext:value-type="string">
            <text:p>3</text:p>
          </table:table-cell>
          <table:table-cell table:style-name="ce7" table:formula="of:=IFERROR(CHAR(BITXOR(HEX2DEC([$ciphertext.DA9]);HEX2DEC([.DA$2])));&quot;&quot;)" office:value-type="string" office:string-value="B" calcext:value-type="string">
            <text:p>B</text:p>
          </table:table-cell>
          <table:table-cell table:style-name="ce7" table:formula="of:=IFERROR(CHAR(BITXOR(HEX2DEC([$ciphertext.DB9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9]);HEX2DEC([.DC$2])));&quot;&quot;)" office:value-type="string" office:string-value="ľ" calcext:value-type="string">
            <text:p>ľ</text:p>
          </table:table-cell>
          <table:table-cell table:style-name="ce7" table:formula="of:=IFERROR(CHAR(BITXOR(HEX2DEC([$ciphertext.DD9]);HEX2DEC([.DD$2])));&quot;&quot;)" office:value-type="string" office:string-value="�" calcext:value-type="string">
            <text:p>�</text:p>
          </table:table-cell>
          <table:table-cell table:style-name="ce7" table:formula="of:=IFERROR(CHAR(BITXOR(HEX2DEC([$ciphertext.DE9]);HEX2DEC([.DE$2])));&quot;&quot;)" office:value-type="string" office:string-value="¤" calcext:value-type="string">
            <text:p>¤</text:p>
          </table:table-cell>
          <table:table-cell table:style-name="ce7" table:formula="of:=IFERROR(CHAR(BITXOR(HEX2DEC([$ciphertext.DF9]);HEX2DEC([.DF$2])));&quot;&quot;)" office:value-type="string" office:string-value="Ą" calcext:value-type="string">
            <text:p>Ą</text:p>
          </table:table-cell>
          <table:table-cell table:style-name="ce7" table:formula="of:=IFERROR(CHAR(BITXOR(HEX2DEC([$ciphertext.DG9]);HEX2DEC([.DG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H9]);HEX2DEC([.DH$2])));&quot;&quot;)" office:value-type="string" office:string-value="&quot;" calcext:value-type="string">
            <text:p>"</text:p>
          </table:table-cell>
          <table:table-cell table:style-name="ce7" table:formula="of:=IFERROR(CHAR(BITXOR(HEX2DEC([$ciphertext.DI9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9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9]);HEX2DEC([.DK$2])));&quot;&quot;)" office:value-type="string" office:string-value="G" calcext:value-type="string">
            <text:p>G</text:p>
          </table:table-cell>
          <table:table-cell table:style-name="ce7" table:formula="of:=IFERROR(CHAR(BITXOR(HEX2DEC([$ciphertext.DL9]);HEX2DEC([.DL$2])));&quot;&quot;)" office:value-type="string" office:string-value="" calcext:value-type="string">
            <text:p/>
          </table:table-cell>
          <table:table-cell table:style-name="ce7" table:formula="of:=IFERROR(CHAR(BITXOR(HEX2DEC([$ciphertext.DM9]);HEX2DEC([.DM$2])));&quot;&quot;)" office:value-type="string" office:string-value="›" calcext:value-type="string">
            <text:p>›</text:p>
          </table:table-cell>
          <table:table-cell table:style-name="ce7" table:formula="of:=IFERROR(CHAR(BITXOR(HEX2DEC([$ciphertext.DN9]);HEX2DEC([.DN$2])));&quot;&quot;)" office:value-type="string" office:string-value="Ń" calcext:value-type="string">
            <text:p>Ń</text:p>
          </table:table-cell>
          <table:table-cell table:style-name="ce7" table:formula="of:=IFERROR(CHAR(BITXOR(HEX2DEC([$ciphertext.DO9]);HEX2DEC([.DO$2])));&quot;&quot;)" office:value-type="string" office:string-value="_" calcext:value-type="string">
            <text:p>_</text:p>
          </table:table-cell>
          <table:table-cell table:style-name="ce7" table:formula="of:=IFERROR(CHAR(BITXOR(HEX2DEC([$ciphertext.DP9]);HEX2DEC([.DP$2])));&quot;&quot;)" office:value-type="string" office:string-value="e" calcext:value-type="string">
            <text:p>e</text:p>
          </table:table-cell>
          <table:table-cell table:style-name="ce7" table:formula="of:=IFERROR(CHAR(BITXOR(HEX2DEC([$ciphertext.DQ9]);HEX2DEC([.DQ$2])));&quot;&quot;)" office:value-type="string" office:string-value="+" calcext:value-type="string">
            <text:p>+</text:p>
          </table:table-cell>
          <table:table-cell table:style-name="ce7" table:formula="of:=IFERROR(CHAR(BITXOR(HEX2DEC([$ciphertext.DR9]);HEX2DEC([.DR$2])));&quot;&quot;)" office:value-type="string" office:string-value="e" calcext:value-type="string">
            <text:p>e</text:p>
          </table:table-cell>
          <table:table-cell table:style-name="ce7" table:formula="of:=IFERROR(CHAR(BITXOR(HEX2DEC([$ciphertext.DS9]);HEX2DEC([.DS$2])));&quot;&quot;)" office:value-type="string" office:string-value=";" calcext:value-type="string">
            <text:p>;</text:p>
          </table:table-cell>
          <table:table-cell table:style-name="ce7" table:formula="of:=IFERROR(CHAR(BITXOR(HEX2DEC([$ciphertext.DT9]);HEX2DEC([.DT$2])));&quot;&quot;)" office:value-type="string" office:string-value="p" calcext:value-type="string">
            <text:p>p</text:p>
          </table:table-cell>
          <table:table-cell table:style-name="ce7" table:formula="of:=IFERROR(CHAR(BITXOR(HEX2DEC([$ciphertext.DU9]);HEX2DEC([.DU$2])));&quot;&quot;)" office:value-type="string" office:string-value="q" calcext:value-type="string">
            <text:p>q</text:p>
          </table:table-cell>
          <table:table-cell table:style-name="ce7" table:formula="of:=IFERROR(CHAR(BITXOR(HEX2DEC([$ciphertext.DV9]);HEX2DEC([.DV$2])));&quot;&quot;)" office:value-type="string" office:string-value="®" calcext:value-type="string">
            <text:p>®</text:p>
          </table:table-cell>
          <table:table-cell table:style-name="ce7" table:formula="of:=IFERROR(CHAR(BITXOR(HEX2DEC([$ciphertext.DW9]);HEX2DEC([.DW$2])));&quot;&quot;)" office:value-type="string" office:string-value="Ĺ" calcext:value-type="string">
            <text:p>Ĺ</text:p>
          </table:table-cell>
          <table:table-cell table:style-name="ce7" table:formula="of:=IFERROR(CHAR(BITXOR(HEX2DEC([$ciphertext.DX9]);HEX2DEC([.DX$2])));&quot;&quot;)" office:value-type="string" office:string-value="š" calcext:value-type="string">
            <text:p>š</text:p>
          </table:table-cell>
          <table:table-cell table:style-name="ce7" table:formula="of:=IFERROR(CHAR(BITXOR(HEX2DEC([$ciphertext.DY9]);HEX2DEC([.DY$2])));&quot;&quot;)" office:value-type="string" office:string-value="'" calcext:value-type="string">
            <text:p>'</text:p>
          </table:table-cell>
          <table:table-cell table:style-name="ce7" table:formula="of:=IFERROR(CHAR(BITXOR(HEX2DEC([$ciphertext.DZ9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9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9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9]);HEX2DEC([.EC$2])));&quot;&quot;)" office:value-type="string" office:string-value="ţ" calcext:value-type="string">
            <text:p>ţ</text:p>
          </table:table-cell>
          <table:table-cell table:style-name="ce7" table:formula="of:=IFERROR(CHAR(BITXOR(HEX2DEC([$ciphertext.ED9]);HEX2DEC([.ED$2])));&quot;&quot;)" office:value-type="string" office:string-value="r" calcext:value-type="string">
            <text:p>r</text:p>
          </table:table-cell>
          <table:table-cell table:style-name="ce7" table:formula="of:=IFERROR(CHAR(BITXOR(HEX2DEC([$ciphertext.EE9]);HEX2DEC([.EE$2])));&quot;&quot;)" office:value-type="string" office:string-value="e" calcext:value-type="string">
            <text:p>e</text:p>
          </table:table-cell>
          <table:table-cell table:style-name="ce7" table:formula="of:=IFERROR(CHAR(BITXOR(HEX2DEC([$ciphertext.EF9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9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9]);HEX2DEC([.EH$2])));&quot;&quot;)" office:value-type="string" office:string-value="ř" calcext:value-type="string">
            <text:p>ř</text:p>
          </table:table-cell>
          <table:table-cell table:style-name="ce7" table:formula="of:=IFERROR(CHAR(BITXOR(HEX2DEC([$ciphertext.EI9]);HEX2DEC([.EI$2])));&quot;&quot;)" office:value-type="string" office:string-value="&quot;" calcext:value-type="string">
            <text:p>"</text:p>
          </table:table-cell>
          <table:table-cell table:style-name="ce7" table:formula="of:=IFERROR(CHAR(BITXOR(HEX2DEC([$ciphertext.EJ9]);HEX2DEC([.EJ$2])));&quot;&quot;)" office:value-type="string" office:string-value="É" calcext:value-type="string">
            <text:p>É</text:p>
          </table:table-cell>
          <table:table-cell table:style-name="ce7" table:formula="of:=IFERROR(CHAR(BITXOR(HEX2DEC([$ciphertext.EK9]);HEX2DEC([.EK$2])));&quot;&quot;)" office:value-type="string" office:string-value="í" calcext:value-type="string">
            <text:p>í</text:p>
          </table:table-cell>
          <table:table-cell table:style-name="ce7" table:formula="of:=IFERROR(CHAR(BITXOR(HEX2DEC([$ciphertext.EL9]);HEX2DEC([.EL$2])));&quot;&quot;)" office:value-type="string" office:string-value="m" calcext:value-type="string">
            <text:p>m</text:p>
          </table:table-cell>
          <table:table-cell table:style-name="ce7" table:formula="of:=IFERROR(CHAR(BITXOR(HEX2DEC([$ciphertext.EM9]);HEX2DEC([.EM$2])));&quot;&quot;)" office:value-type="string" office:string-value="v" calcext:value-type="string">
            <text:p>v</text:p>
          </table:table-cell>
          <table:table-cell table:style-name="ce7" table:formula="of:=IFERROR(CHAR(BITXOR(HEX2DEC([$ciphertext.EN9]);HEX2DEC([.EN$2])));&quot;&quot;)" office:value-type="string" office:string-value="ä" calcext:value-type="string">
            <text:p>ä</text:p>
          </table:table-cell>
          <table:table-cell table:style-name="ce7" table:formula="of:=IFERROR(CHAR(BITXOR(HEX2DEC([$ciphertext.EO9]);HEX2DEC([.EO$2])));&quot;&quot;)" office:value-type="string" office:string-value="‹" calcext:value-type="string">
            <text:p>‹</text:p>
          </table:table-cell>
          <table:table-cell table:style-name="ce7" table:formula="of:=IFERROR(CHAR(BITXOR(HEX2DEC([$ciphertext.EP9]);HEX2DEC([.EP$2])));&quot;&quot;)" office:value-type="string" office:string-value="c" calcext:value-type="string">
            <text:p>c</text:p>
          </table:table-cell>
          <table:table-cell table:style-name="ce7" table:formula="of:=IFERROR(CHAR(BITXOR(HEX2DEC([$ciphertext.EQ9]);HEX2DEC([.EQ$2])));&quot;&quot;)" office:value-type="string" office:string-value="«" calcext:value-type="string">
            <text:p>«</text:p>
          </table:table-cell>
          <table:table-cell table:style-name="ce7" table:formula="of:=IFERROR(CHAR(BITXOR(HEX2DEC([$ciphertext.ER9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9]);HEX2DEC([.ES$2])));&quot;&quot;)" office:value-type="string" office:string-value="Đ" calcext:value-type="string">
            <text:p>Đ</text:p>
          </table:table-cell>
          <table:table-cell table:style-name="ce7" table:formula="of:=IFERROR(CHAR(BITXOR(HEX2DEC([$ciphertext.ET9]);HEX2DEC([.ET$2])));&quot;&quot;)" office:value-type="string" office:string-value=" " calcext:value-type="string">
            <text:p><text:s/></text:p>
          </table:table-cell>
          <table:table-cell table:style-name="ce7" table:formula="of:=IFERROR(CHAR(BITXOR(HEX2DEC([$ciphertext.EU9]);HEX2DEC([.EU$2])));&quot;&quot;)" office:value-type="string" office:string-value="…" calcext:value-type="string">
            <text:p>…</text:p>
          </table:table-cell>
          <table:table-cell table:style-name="ce7" table:formula="of:=IFERROR(CHAR(BITXOR(HEX2DEC([$ciphertext.EV9]);HEX2DEC([.EV$2])));&quot;&quot;)" office:value-type="string" office:string-value="s" calcext:value-type="string">
            <text:p>s</text:p>
          </table:table-cell>
          <table:table-cell table:style-name="ce7" table:formula="of:=IFERROR(CHAR(BITXOR(HEX2DEC([$ciphertext.EW9]);HEX2DEC([.EW$2])));&quot;&quot;)" office:value-type="string" office:string-value="§" calcext:value-type="string">
            <text:p>§</text:p>
          </table:table-cell>
          <table:table-cell table:style-name="ce7" table:formula="of:=IFERROR(CHAR(BITXOR(HEX2DEC([$ciphertext.EX9]);HEX2DEC([.EX$2])));&quot;&quot;)" office:value-type="string" office:string-value="î" calcext:value-type="string">
            <text:p>î</text:p>
          </table:table-cell>
          <table:table-cell table:style-name="ce7" table:formula="of:=IFERROR(CHAR(BITXOR(HEX2DEC([$ciphertext.EY9]);HEX2DEC([.EY$2])));&quot;&quot;)" office:value-type="string" office:string-value="đ" calcext:value-type="string">
            <text:p>đ</text:p>
          </table:table-cell>
          <table:table-cell table:style-name="ce7" table:formula="of:=IFERROR(CHAR(BITXOR(HEX2DEC([$ciphertext.EZ9]);HEX2DEC([.EZ$2])));&quot;&quot;)" office:value-type="string" office:string-value="'" calcext:value-type="string">
            <text:p>'</text:p>
          </table:table-cell>
          <table:table-cell table:style-name="ce7" table:formula="of:=IFERROR(CHAR(BITXOR(HEX2DEC([$ciphertext.FA9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9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9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9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9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9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9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9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9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9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9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9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9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9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9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9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9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9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9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9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9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9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9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9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9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9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9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9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9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9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>
          <table:table-cell table:style-name="ce7" table:formula="of:=IFERROR(CHAR(BITXOR(HEX2DEC([$ciphertext.A10]);HEX2DEC([.A$2])));&quot;&quot;)" office:value-type="string" office:string-value="F" calcext:value-type="string">
            <text:p>F</text:p>
          </table:table-cell>
          <table:table-cell table:style-name="ce7" table:formula="of:=IFERROR(CHAR(BITXOR(HEX2DEC([$ciphertext.B10]);HEX2DEC([.B$2])));&quot;&quot;)" office:value-type="string" office:string-value="m" calcext:value-type="string">
            <text:p>m</text:p>
          </table:table-cell>
          <table:table-cell table:style-name="ce7" table:formula="of:=IFERROR(CHAR(BITXOR(HEX2DEC([$ciphertext.C10]);HEX2DEC([.C$2])));&quot;&quot;)" office:value-type="string" office:string-value="" calcext:value-type="string">
            <text:p/>
          </table:table-cell>
          <table:table-cell table:style-name="ce7" table:formula="of:=IFERROR(CHAR(BITXOR(HEX2DEC([$ciphertext.D10]);HEX2DEC([.D$2])));&quot;&quot;)" office:value-type="string" office:string-value="ě" calcext:value-type="string">
            <text:p>ě</text:p>
          </table:table-cell>
          <table:table-cell table:style-name="ce7" table:formula="of:=IFERROR(CHAR(BITXOR(HEX2DEC([$ciphertext.E10]);HEX2DEC([.E$2])));&quot;&quot;)" office:value-type="string" office:string-value="é" calcext:value-type="string">
            <text:p>é</text:p>
          </table:table-cell>
          <table:table-cell table:style-name="ce7" table:formula="of:=IFERROR(CHAR(BITXOR(HEX2DEC([$ciphertext.F10]);HEX2DEC([.F$2])));&quot;&quot;)" office:value-type="string" office:string-value="�" calcext:value-type="string">
            <text:p>�</text:p>
          </table:table-cell>
          <table:table-cell table:style-name="ce7" table:formula="of:=IFERROR(CHAR(BITXOR(HEX2DEC([$ciphertext.G10]);HEX2DEC([.G$2])));&quot;&quot;)" office:value-type="string" office:string-value="·" calcext:value-type="string">
            <text:p>·</text:p>
          </table:table-cell>
          <table:table-cell table:style-name="ce7" table:formula="of:=IFERROR(CHAR(BITXOR(HEX2DEC([$ciphertext.H10]);HEX2DEC([.H$2])));&quot;&quot;)" office:value-type="string" office:string-value="˘" calcext:value-type="string">
            <text:p>˘</text:p>
          </table:table-cell>
          <table:table-cell table:style-name="ce7" table:formula="of:=IFERROR(CHAR(BITXOR(HEX2DEC([$ciphertext.I10]);HEX2DEC([.I$2])));&quot;&quot;)" office:value-type="string" office:string-value="ű" calcext:value-type="string">
            <text:p>ű</text:p>
          </table:table-cell>
          <table:table-cell table:style-name="ce7" table:formula="of:=IFERROR(CHAR(BITXOR(HEX2DEC([$ciphertext.J10]);HEX2DEC([.J$2])));&quot;&quot;)" office:value-type="string" office:string-value="" calcext:value-type="string">
            <text:p/>
          </table:table-cell>
          <table:table-cell table:style-name="ce7" table:formula="of:=IFERROR(CHAR(BITXOR(HEX2DEC([$ciphertext.K10]);HEX2DEC([.K$2])));&quot;&quot;)" office:value-type="string" office:string-value="F" calcext:value-type="string">
            <text:p>F</text:p>
          </table:table-cell>
          <table:table-cell table:style-name="ce7" table:formula="of:=IFERROR(CHAR(BITXOR(HEX2DEC([$ciphertext.L10]);HEX2DEC([.L$2])));&quot;&quot;)" office:value-type="string" office:string-value="O" calcext:value-type="string">
            <text:p>O</text:p>
          </table:table-cell>
          <table:table-cell table:style-name="ce7" table:formula="of:=IFERROR(CHAR(BITXOR(HEX2DEC([$ciphertext.M10]);HEX2DEC([.M$2])));&quot;&quot;)" office:value-type="string" office:string-value="í" calcext:value-type="string">
            <text:p>í</text:p>
          </table:table-cell>
          <table:table-cell table:style-name="ce7" table:formula="of:=IFERROR(CHAR(BITXOR(HEX2DEC([$ciphertext.N10]);HEX2DEC([.N$2])));&quot;&quot;)" office:value-type="string" office:string-value="," calcext:value-type="string">
            <text:p>,</text:p>
          </table:table-cell>
          <table:table-cell table:style-name="ce7" table:formula="of:=IFERROR(CHAR(BITXOR(HEX2DEC([$ciphertext.O10]);HEX2DEC([.O$2])));&quot;&quot;)" office:value-type="string" office:string-value="í" calcext:value-type="string">
            <text:p>í</text:p>
          </table:table-cell>
          <table:table-cell table:style-name="ce7" table:formula="of:=IFERROR(CHAR(BITXOR(HEX2DEC([$ciphertext.P10]);HEX2DEC([.P$2])));&quot;&quot;)" office:value-type="string" office:string-value="v" calcext:value-type="string">
            <text:p>v</text:p>
          </table:table-cell>
          <table:table-cell table:style-name="ce7" table:formula="of:=IFERROR(CHAR(BITXOR(HEX2DEC([$ciphertext.Q10]);HEX2DEC([.Q$2])));&quot;&quot;)" office:value-type="string" office:string-value="A" calcext:value-type="string">
            <text:p>A</text:p>
          </table:table-cell>
          <table:table-cell table:style-name="ce7" table:formula="of:=IFERROR(CHAR(BITXOR(HEX2DEC([$ciphertext.R10]);HEX2DEC([.R$2])));&quot;&quot;)" office:value-type="string" office:string-value="Ý" calcext:value-type="string">
            <text:p>Ý</text:p>
          </table:table-cell>
          <table:table-cell table:style-name="ce7" table:formula="of:=IFERROR(CHAR(BITXOR(HEX2DEC([$ciphertext.S10]);HEX2DEC([.S$2])));&quot;&quot;)" office:value-type="string" office:string-value="Ş" calcext:value-type="string">
            <text:p>Ş</text:p>
          </table:table-cell>
          <table:table-cell table:style-name="ce7" table:formula="of:=IFERROR(CHAR(BITXOR(HEX2DEC([$ciphertext.T10]);HEX2DEC([.T$2])));&quot;&quot;)" office:value-type="string" office:string-value="&lt;" calcext:value-type="string">
            <text:p>&lt;</text:p>
          </table:table-cell>
          <table:table-cell table:style-name="ce7" table:formula="of:=IFERROR(CHAR(BITXOR(HEX2DEC([$ciphertext.U10]);HEX2DEC([.U$2])));&quot;&quot;)" office:value-type="string" office:string-value="Ă" calcext:value-type="string">
            <text:p>Ă</text:p>
          </table:table-cell>
          <table:table-cell table:style-name="ce7" table:formula="of:=IFERROR(CHAR(BITXOR(HEX2DEC([$ciphertext.V10]);HEX2DEC([.V$2])));&quot;&quot;)" office:value-type="string" office:string-value="" calcext:value-type="string">
            <text:p/>
          </table:table-cell>
          <table:table-cell table:style-name="ce7" table:formula="of:=IFERROR(CHAR(BITXOR(HEX2DEC([$ciphertext.W10]);HEX2DEC([.W$2])));&quot;&quot;)" office:value-type="string" office:string-value="™" calcext:value-type="string">
            <text:p>™</text:p>
          </table:table-cell>
          <table:table-cell table:style-name="ce7" table:formula="of:=IFERROR(CHAR(BITXOR(HEX2DEC([$ciphertext.X10]);HEX2DEC([.X$2])));&quot;&quot;)" office:value-type="string" office:string-value="A" calcext:value-type="string">
            <text:p>A</text:p>
          </table:table-cell>
          <table:table-cell table:style-name="ce7" table:formula="of:=IFERROR(CHAR(BITXOR(HEX2DEC([$ciphertext.Y10]);HEX2DEC([.Y$2])));&quot;&quot;)" office:value-type="string" office:string-value="Ď" calcext:value-type="string">
            <text:p>Ď</text:p>
          </table:table-cell>
          <table:table-cell table:style-name="ce7" table:formula="of:=IFERROR(CHAR(BITXOR(HEX2DEC([$ciphertext.Z10]);HEX2DEC([.Z$2])));&quot;&quot;)" office:value-type="string" office:string-value="" calcext:value-type="string">
            <text:p/>
          </table:table-cell>
          <table:table-cell table:style-name="ce7" table:formula="of:=IFERROR(CHAR(BITXOR(HEX2DEC([$ciphertext.AA10]);HEX2DEC([.AA$2])));&quot;&quot;)" office:value-type="string" office:string-value="&#10;" calcext:value-type="string">
            <text:p/>
            <text:p/>
          </table:table-cell>
          <table:table-cell table:style-name="ce7" table:formula="of:=IFERROR(CHAR(BITXOR(HEX2DEC([$ciphertext.AB10]);HEX2DEC([.AB$2])));&quot;&quot;)" office:value-type="string" office:string-value="»" calcext:value-type="string">
            <text:p>»</text:p>
          </table:table-cell>
          <table:table-cell table:style-name="ce7" table:formula="of:=IFERROR(CHAR(BITXOR(HEX2DEC([$ciphertext.AC10]);HEX2DEC([.AC$2])));&quot;&quot;)" office:value-type="string" office:string-value="ô" calcext:value-type="string">
            <text:p>ô</text:p>
          </table:table-cell>
          <table:table-cell table:style-name="ce7" table:formula="of:=IFERROR(CHAR(BITXOR(HEX2DEC([$ciphertext.AD10]);HEX2DEC([.AD$2])));&quot;&quot;)" office:value-type="string" office:string-value="&#9;" calcext:value-type="string">
            <text:p><text:tab/></text:p>
          </table:table-cell>
          <table:table-cell table:style-name="ce7" table:formula="of:=IFERROR(CHAR(BITXOR(HEX2DEC([$ciphertext.AE10]);HEX2DEC([.AE$2])));&quot;&quot;)" office:value-type="string" office:string-value="í" calcext:value-type="string">
            <text:p>í</text:p>
          </table:table-cell>
          <table:table-cell table:style-name="ce7" table:formula="of:=IFERROR(CHAR(BITXOR(HEX2DEC([$ciphertext.AF10]);HEX2DEC([.AF$2])));&quot;&quot;)" office:value-type="string" office:string-value="9" calcext:value-type="string">
            <text:p>9</text:p>
          </table:table-cell>
          <table:table-cell table:style-name="ce7" table:formula="of:=IFERROR(CHAR(BITXOR(HEX2DEC([$ciphertext.AG10]);HEX2DEC([.AG$2])));&quot;&quot;)" office:value-type="string" office:string-value="Y" calcext:value-type="string">
            <text:p>Y</text:p>
          </table:table-cell>
          <table:table-cell table:style-name="ce7" table:formula="of:=IFERROR(CHAR(BITXOR(HEX2DEC([$ciphertext.AH10]);HEX2DEC([.AH$2])));&quot;&quot;)" office:value-type="string" office:string-value="€" calcext:value-type="string">
            <text:p>€</text:p>
          </table:table-cell>
          <table:table-cell table:style-name="ce7" table:formula="of:=IFERROR(CHAR(BITXOR(HEX2DEC([$ciphertext.AI10]);HEX2DEC([.AI$2])));&quot;&quot;)" office:value-type="string" office:string-value="" calcext:value-type="string">
            <text:p/>
          </table:table-cell>
          <table:table-cell table:style-name="ce7" table:formula="of:=IFERROR(CHAR(BITXOR(HEX2DEC([$ciphertext.AJ10]);HEX2DEC([.AJ$2])));&quot;&quot;)" office:value-type="string" office:string-value="ł" calcext:value-type="string">
            <text:p>ł</text:p>
          </table:table-cell>
          <table:table-cell table:style-name="ce7" table:formula="of:=IFERROR(CHAR(BITXOR(HEX2DEC([$ciphertext.AK10]);HEX2DEC([.AK$2])));&quot;&quot;)" office:value-type="string" office:string-value="9" calcext:value-type="string">
            <text:p>9</text:p>
          </table:table-cell>
          <table:table-cell table:style-name="ce7" table:formula="of:=IFERROR(CHAR(BITXOR(HEX2DEC([$ciphertext.AL10]);HEX2DEC([.AL$2])));&quot;&quot;)" office:value-type="string" office:string-value="ś" calcext:value-type="string">
            <text:p>ś</text:p>
          </table:table-cell>
          <table:table-cell table:style-name="ce7" table:formula="of:=IFERROR(CHAR(BITXOR(HEX2DEC([$ciphertext.AM10]);HEX2DEC([.AM$2])));&quot;&quot;)" office:value-type="string" office:string-value="Ď" calcext:value-type="string">
            <text:p>Ď</text:p>
          </table:table-cell>
          <table:table-cell table:style-name="ce7" table:formula="of:=IFERROR(CHAR(BITXOR(HEX2DEC([$ciphertext.AN10]);HEX2DEC([.AN$2])));&quot;&quot;)" office:value-type="string" office:string-value="Ż" calcext:value-type="string">
            <text:p>Ż</text:p>
          </table:table-cell>
          <table:table-cell table:style-name="ce7" table:formula="of:=IFERROR(CHAR(BITXOR(HEX2DEC([$ciphertext.AO10]);HEX2DEC([.AO$2])));&quot;&quot;)" office:value-type="string" office:string-value="¶" calcext:value-type="string">
            <text:p>¶</text:p>
          </table:table-cell>
          <table:table-cell table:style-name="ce7" table:formula="of:=IFERROR(CHAR(BITXOR(HEX2DEC([$ciphertext.AP10]);HEX2DEC([.AP$2])));&quot;&quot;)" office:value-type="string" office:string-value="" calcext:value-type="string">
            <text:p/>
          </table:table-cell>
          <table:table-cell table:style-name="ce7" table:formula="of:=IFERROR(CHAR(BITXOR(HEX2DEC([$ciphertext.AQ10]);HEX2DEC([.AQ$2])));&quot;&quot;)" office:value-type="string" office:string-value="" calcext:value-type="string">
            <text:p/>
          </table:table-cell>
          <table:table-cell table:style-name="ce7" table:formula="of:=IFERROR(CHAR(BITXOR(HEX2DEC([$ciphertext.AR10]);HEX2DEC([.AR$2])));&quot;&quot;)" office:value-type="string" office:string-value="" calcext:value-type="string">
            <text:p/>
          </table:table-cell>
          <table:table-cell table:style-name="ce7" table:formula="of:=IFERROR(CHAR(BITXOR(HEX2DEC([$ciphertext.AS10]);HEX2DEC([.AS$2])));&quot;&quot;)" office:value-type="string" office:string-value="ü" calcext:value-type="string">
            <text:p>ü</text:p>
          </table:table-cell>
          <table:table-cell table:style-name="ce7" table:formula="of:=IFERROR(CHAR(BITXOR(HEX2DEC([$ciphertext.AT10]);HEX2DEC([.AT$2])));&quot;&quot;)" office:value-type="string" office:string-value=" " calcext:value-type="string">
            <text:p> </text:p>
          </table:table-cell>
          <table:table-cell table:style-name="ce7" table:formula="of:=IFERROR(CHAR(BITXOR(HEX2DEC([$ciphertext.AU10]);HEX2DEC([.AU$2])));&quot;&quot;)" office:value-type="string" office:string-value="Ł" calcext:value-type="string">
            <text:p>Ł</text:p>
          </table:table-cell>
          <table:table-cell table:style-name="ce7" table:formula="of:=IFERROR(CHAR(BITXOR(HEX2DEC([$ciphertext.AV10]);HEX2DEC([.AV$2])));&quot;&quot;)" office:value-type="string" office:string-value="" calcext:value-type="string">
            <text:p/>
          </table:table-cell>
          <table:table-cell table:style-name="ce7" table:formula="of:=IFERROR(CHAR(BITXOR(HEX2DEC([$ciphertext.AW10]);HEX2DEC([.AW$2])));&quot;&quot;)" office:value-type="string" office:string-value="ľ" calcext:value-type="string">
            <text:p>ľ</text:p>
          </table:table-cell>
          <table:table-cell table:style-name="ce7" table:formula="of:=IFERROR(CHAR(BITXOR(HEX2DEC([$ciphertext.AX10]);HEX2DEC([.AX$2])));&quot;&quot;)" office:value-type="string" office:string-value="" calcext:value-type="string">
            <text:p/>
          </table:table-cell>
          <table:table-cell table:style-name="ce7" table:formula="of:=IFERROR(CHAR(BITXOR(HEX2DEC([$ciphertext.AY10]);HEX2DEC([.AY$2])));&quot;&quot;)" office:value-type="string" office:string-value="Š" calcext:value-type="string">
            <text:p>Š</text:p>
          </table:table-cell>
          <table:table-cell table:style-name="ce7" table:formula="of:=IFERROR(CHAR(BITXOR(HEX2DEC([$ciphertext.AZ10]);HEX2DEC([.AZ$2])));&quot;&quot;)" office:value-type="string" office:string-value="ź" calcext:value-type="string">
            <text:p>ź</text:p>
          </table:table-cell>
          <table:table-cell table:style-name="ce7" table:formula="of:=IFERROR(CHAR(BITXOR(HEX2DEC([$ciphertext.BA10]);HEX2DEC([.BA$2])));&quot;&quot;)" office:value-type="string" office:string-value="2" calcext:value-type="string">
            <text:p>2</text:p>
          </table:table-cell>
          <table:table-cell table:style-name="ce7" table:formula="of:=IFERROR(CHAR(BITXOR(HEX2DEC([$ciphertext.BB10]);HEX2DEC([.BB$2])));&quot;&quot;)" office:value-type="string" office:string-value="P" calcext:value-type="string">
            <text:p>P</text:p>
          </table:table-cell>
          <table:table-cell table:style-name="ce7" table:formula="of:=IFERROR(CHAR(BITXOR(HEX2DEC([$ciphertext.BC10]);HEX2DEC([.BC$2])));&quot;&quot;)" office:value-type="string" office:string-value=";" calcext:value-type="string">
            <text:p>;</text:p>
          </table:table-cell>
          <table:table-cell table:style-name="ce7" table:formula="of:=IFERROR(CHAR(BITXOR(HEX2DEC([$ciphertext.BD10]);HEX2DEC([.BD$2])));&quot;&quot;)" office:value-type="string" office:string-value="í" calcext:value-type="string">
            <text:p>í</text:p>
          </table:table-cell>
          <table:table-cell table:style-name="ce7" table:formula="of:=IFERROR(CHAR(BITXOR(HEX2DEC([$ciphertext.BE10]);HEX2DEC([.BE$2])));&quot;&quot;)" office:value-type="string" office:string-value="¬" calcext:value-type="string">
            <text:p>¬</text:p>
          </table:table-cell>
          <table:table-cell table:style-name="ce7" table:formula="of:=IFERROR(CHAR(BITXOR(HEX2DEC([$ciphertext.BF10]);HEX2DEC([.BF$2])));&quot;&quot;)" office:value-type="string" office:string-value="€" calcext:value-type="string">
            <text:p>€</text:p>
          </table:table-cell>
          <table:table-cell table:style-name="ce7" table:formula="of:=IFERROR(CHAR(BITXOR(HEX2DEC([$ciphertext.BG10]);HEX2DEC([.BG$2])));&quot;&quot;)" office:value-type="string" office:string-value="g" calcext:value-type="string">
            <text:p>g</text:p>
          </table:table-cell>
          <table:table-cell table:style-name="ce7" table:formula="of:=IFERROR(CHAR(BITXOR(HEX2DEC([$ciphertext.BH10]);HEX2DEC([.BH$2])));&quot;&quot;)" office:value-type="string" office:string-value="đ" calcext:value-type="string">
            <text:p>đ</text:p>
          </table:table-cell>
          <table:table-cell table:style-name="ce7" table:formula="of:=IFERROR(CHAR(BITXOR(HEX2DEC([$ciphertext.BI10]);HEX2DEC([.BI$2])));&quot;&quot;)" office:value-type="string" office:string-value=":" calcext:value-type="string">
            <text:p>:</text:p>
          </table:table-cell>
          <table:table-cell table:style-name="ce7" table:formula="of:=IFERROR(CHAR(BITXOR(HEX2DEC([$ciphertext.BJ10]);HEX2DEC([.BJ$2])));&quot;&quot;)" office:value-type="string" office:string-value="Ű" calcext:value-type="string">
            <text:p>Ű</text:p>
          </table:table-cell>
          <table:table-cell table:style-name="ce7" table:formula="of:=IFERROR(CHAR(BITXOR(HEX2DEC([$ciphertext.BK10]);HEX2DEC([.BK$2])));&quot;&quot;)" office:value-type="string" office:string-value="ó" calcext:value-type="string">
            <text:p>ó</text:p>
          </table:table-cell>
          <table:table-cell table:style-name="ce7" table:formula="of:=IFERROR(CHAR(BITXOR(HEX2DEC([$ciphertext.BL10]);HEX2DEC([.BL$2])));&quot;&quot;)" office:value-type="string" office:string-value="W" calcext:value-type="string">
            <text:p>W</text:p>
          </table:table-cell>
          <table:table-cell table:style-name="ce7" table:formula="of:=IFERROR(CHAR(BITXOR(HEX2DEC([$ciphertext.BM10]);HEX2DEC([.BM$2])));&quot;&quot;)" office:value-type="string" office:string-value="\" calcext:value-type="string">
            <text:p>\</text:p>
          </table:table-cell>
          <table:table-cell table:style-name="ce7" table:formula="of:=IFERROR(CHAR(BITXOR(HEX2DEC([$ciphertext.BN10]);HEX2DEC([.BN$2])));&quot;&quot;)" office:value-type="string" office:string-value=";" calcext:value-type="string">
            <text:p>;</text:p>
          </table:table-cell>
          <table:table-cell table:style-name="ce7" table:formula="of:=IFERROR(CHAR(BITXOR(HEX2DEC([$ciphertext.BO10]);HEX2DEC([.BO$2])));&quot;&quot;)" office:value-type="string" office:string-value="Ž" calcext:value-type="string">
            <text:p>Ž</text:p>
          </table:table-cell>
          <table:table-cell table:style-name="ce7" table:formula="of:=IFERROR(CHAR(BITXOR(HEX2DEC([$ciphertext.BP10]);HEX2DEC([.BP$2])));&quot;&quot;)" office:value-type="string" office:string-value="Ü" calcext:value-type="string">
            <text:p>Ü</text:p>
          </table:table-cell>
          <table:table-cell table:style-name="ce7" table:formula="of:=IFERROR(CHAR(BITXOR(HEX2DEC([$ciphertext.BQ10]);HEX2DEC([.BQ$2])));&quot;&quot;)" office:value-type="string" office:string-value="›" calcext:value-type="string">
            <text:p>›</text:p>
          </table:table-cell>
          <table:table-cell table:style-name="ce7" table:formula="of:=IFERROR(CHAR(BITXOR(HEX2DEC([$ciphertext.BR10]);HEX2DEC([.BR$2])));&quot;&quot;)" office:value-type="string" office:string-value="§" calcext:value-type="string">
            <text:p>§</text:p>
          </table:table-cell>
          <table:table-cell table:style-name="ce7" table:formula="of:=IFERROR(CHAR(BITXOR(HEX2DEC([$ciphertext.BS10]);HEX2DEC([.BS$2])));&quot;&quot;)" office:value-type="string" office:string-value="ő" calcext:value-type="string">
            <text:p>ő</text:p>
          </table:table-cell>
          <table:table-cell table:style-name="ce7" table:formula="of:=IFERROR(CHAR(BITXOR(HEX2DEC([$ciphertext.BT10]);HEX2DEC([.BT$2])));&quot;&quot;)" office:value-type="string" office:string-value="7" calcext:value-type="string">
            <text:p>7</text:p>
          </table:table-cell>
          <table:table-cell table:style-name="ce7" table:formula="of:=IFERROR(CHAR(BITXOR(HEX2DEC([$ciphertext.BU10]);HEX2DEC([.BU$2])));&quot;&quot;)" office:value-type="string" office:string-value="S" calcext:value-type="string">
            <text:p>S</text:p>
          </table:table-cell>
          <table:table-cell table:style-name="ce7" table:formula="of:=IFERROR(CHAR(BITXOR(HEX2DEC([$ciphertext.BV10]);HEX2DEC([.BV$2])));&quot;&quot;)" office:value-type="string" office:string-value="" calcext:value-type="string">
            <text:p/>
          </table:table-cell>
          <table:table-cell table:style-name="ce7" table:formula="of:=IFERROR(CHAR(BITXOR(HEX2DEC([$ciphertext.BW10]);HEX2DEC([.BW$2])));&quot;&quot;)" office:value-type="string" office:string-value="A" calcext:value-type="string">
            <text:p>A</text:p>
          </table:table-cell>
          <table:table-cell table:style-name="ce7" table:formula="of:=IFERROR(CHAR(BITXOR(HEX2DEC([$ciphertext.BX10]);HEX2DEC([.BX$2])));&quot;&quot;)" office:value-type="string" office:string-value="«" calcext:value-type="string">
            <text:p>«</text:p>
          </table:table-cell>
          <table:table-cell table:style-name="ce7" table:formula="of:=IFERROR(CHAR(BITXOR(HEX2DEC([$ciphertext.BY10]);HEX2DEC([.BY$2])));&quot;&quot;)" office:value-type="string" office:string-value="" calcext:value-type="string">
            <text:p/>
          </table:table-cell>
          <table:table-cell table:style-name="ce7" table:formula="of:=IFERROR(CHAR(BITXOR(HEX2DEC([$ciphertext.BZ10]);HEX2DEC([.BZ$2])));&quot;&quot;)" office:value-type="string" office:string-value="ź" calcext:value-type="string">
            <text:p>ź</text:p>
          </table:table-cell>
          <table:table-cell table:style-name="ce7" table:formula="of:=IFERROR(CHAR(BITXOR(HEX2DEC([$ciphertext.CA10]);HEX2DEC([.CA$2])));&quot;&quot;)" office:value-type="string" office:string-value="&lt;" calcext:value-type="string">
            <text:p>&lt;</text:p>
          </table:table-cell>
          <table:table-cell table:style-name="ce7" table:formula="of:=IFERROR(CHAR(BITXOR(HEX2DEC([$ciphertext.CB10]);HEX2DEC([.CB$2])));&quot;&quot;)" office:value-type="string" office:string-value="Đ" calcext:value-type="string">
            <text:p>Đ</text:p>
          </table:table-cell>
          <table:table-cell table:style-name="ce7" table:formula="of:=IFERROR(CHAR(BITXOR(HEX2DEC([$ciphertext.CC10]);HEX2DEC([.CC$2])));&quot;&quot;)" office:value-type="string" office:string-value="O" calcext:value-type="string">
            <text:p>O</text:p>
          </table:table-cell>
          <table:table-cell table:style-name="ce7" table:formula="of:=IFERROR(CHAR(BITXOR(HEX2DEC([$ciphertext.CD10]);HEX2DEC([.CD$2])));&quot;&quot;)" office:value-type="string" office:string-value="ő" calcext:value-type="string">
            <text:p>ő</text:p>
          </table:table-cell>
          <table:table-cell table:style-name="ce7" table:formula="of:=IFERROR(CHAR(BITXOR(HEX2DEC([$ciphertext.CE10]);HEX2DEC([.CE$2])));&quot;&quot;)" office:value-type="string" office:string-value="&#13;" calcext:value-type="string">
            <text:p></text:p>
          </table:table-cell>
          <table:table-cell table:style-name="ce7" table:formula="of:=IFERROR(CHAR(BITXOR(HEX2DEC([$ciphertext.CF10]);HEX2DEC([.CF$2])));&quot;&quot;)" office:value-type="string" office:string-value="f" calcext:value-type="string">
            <text:p>f</text:p>
          </table:table-cell>
          <table:table-cell table:style-name="ce7" table:formula="of:=IFERROR(CHAR(BITXOR(HEX2DEC([$ciphertext.CG10]);HEX2DEC([.CG$2])));&quot;&quot;)" office:value-type="string" office:string-value="ń" calcext:value-type="string">
            <text:p>ń</text:p>
          </table:table-cell>
          <table:table-cell table:style-name="ce7" table:formula="of:=IFERROR(CHAR(BITXOR(HEX2DEC([$ciphertext.CH10]);HEX2DEC([.CH$2])));&quot;&quot;)" office:value-type="string" office:string-value="Ő" calcext:value-type="string">
            <text:p>Ő</text:p>
          </table:table-cell>
          <table:table-cell table:style-name="ce7" table:formula="of:=IFERROR(CHAR(BITXOR(HEX2DEC([$ciphertext.CI10]);HEX2DEC([.CI$2])));&quot;&quot;)" office:value-type="string" office:string-value="Y" calcext:value-type="string">
            <text:p>Y</text:p>
          </table:table-cell>
          <table:table-cell table:style-name="ce7" table:formula="of:=IFERROR(CHAR(BITXOR(HEX2DEC([$ciphertext.CJ10]);HEX2DEC([.CJ$2])));&quot;&quot;)" office:value-type="string" office:string-value="ş" calcext:value-type="string">
            <text:p>ş</text:p>
          </table:table-cell>
          <table:table-cell table:style-name="ce7" table:formula="of:=IFERROR(CHAR(BITXOR(HEX2DEC([$ciphertext.CK10]);HEX2DEC([.CK$2])));&quot;&quot;)" office:value-type="string" office:string-value="R" calcext:value-type="string">
            <text:p>R</text:p>
          </table:table-cell>
          <table:table-cell table:style-name="ce7" table:formula="of:=IFERROR(CHAR(BITXOR(HEX2DEC([$ciphertext.CL10]);HEX2DEC([.CL$2])));&quot;&quot;)" office:value-type="string" office:string-value="" calcext:value-type="string">
            <text:p/>
          </table:table-cell>
          <table:table-cell table:style-name="ce7" table:formula="of:=IFERROR(CHAR(BITXOR(HEX2DEC([$ciphertext.CM10]);HEX2DEC([.CM$2])));&quot;&quot;)" office:value-type="string" office:string-value="‰" calcext:value-type="string">
            <text:p>‰</text:p>
          </table:table-cell>
          <table:table-cell table:style-name="ce7" table:formula="of:=IFERROR(CHAR(BITXOR(HEX2DEC([$ciphertext.CN10]);HEX2DEC([.CN$2])));&quot;&quot;)" office:value-type="string" office:string-value="˘" calcext:value-type="string">
            <text:p>˘</text:p>
          </table:table-cell>
          <table:table-cell table:style-name="ce7" table:formula="of:=IFERROR(CHAR(BITXOR(HEX2DEC([$ciphertext.CO10]);HEX2DEC([.CO$2])));&quot;&quot;)" office:value-type="string" office:string-value="Ë" calcext:value-type="string">
            <text:p>Ë</text:p>
          </table:table-cell>
          <table:table-cell table:style-name="ce7" table:formula="of:=IFERROR(CHAR(BITXOR(HEX2DEC([$ciphertext.CP10]);HEX2DEC([.CP$2])));&quot;&quot;)" office:value-type="string" office:string-value="*" calcext:value-type="string">
            <text:p>*</text:p>
          </table:table-cell>
          <table:table-cell table:style-name="ce7" table:formula="of:=IFERROR(CHAR(BITXOR(HEX2DEC([$ciphertext.CQ10]);HEX2DEC([.CQ$2])));&quot;&quot;)" office:value-type="string" office:string-value="�" calcext:value-type="string">
            <text:p>�</text:p>
          </table:table-cell>
          <table:table-cell table:style-name="ce7" table:formula="of:=IFERROR(CHAR(BITXOR(HEX2DEC([$ciphertext.CR10]);HEX2DEC([.CR$2])));&quot;&quot;)" office:value-type="string" office:string-value="" calcext:value-type="string">
            <text:p/>
          </table:table-cell>
          <table:table-cell table:style-name="ce7" table:formula="of:=IFERROR(CHAR(BITXOR(HEX2DEC([$ciphertext.CS10]);HEX2DEC([.CS$2])));&quot;&quot;)" office:value-type="string" office:string-value="" calcext:value-type="string">
            <text:p/>
          </table:table-cell>
          <table:table-cell table:style-name="ce7" table:formula="of:=IFERROR(CHAR(BITXOR(HEX2DEC([$ciphertext.CT10]);HEX2DEC([.CT$2])));&quot;&quot;)" office:value-type="string" office:string-value="" calcext:value-type="string">
            <text:p/>
          </table:table-cell>
          <table:table-cell table:style-name="ce7" table:formula="of:=IFERROR(CHAR(BITXOR(HEX2DEC([$ciphertext.CU10]);HEX2DEC([.CU$2])));&quot;&quot;)" office:value-type="string" office:string-value="" calcext:value-type="string">
            <text:p/>
          </table:table-cell>
          <table:table-cell table:style-name="ce7" table:formula="of:=IFERROR(CHAR(BITXOR(HEX2DEC([$ciphertext.CV10]);HEX2DEC([.CV$2])));&quot;&quot;)" office:value-type="string" office:string-value="" calcext:value-type="string">
            <text:p/>
          </table:table-cell>
          <table:table-cell table:style-name="ce7" table:formula="of:=IFERROR(CHAR(BITXOR(HEX2DEC([$ciphertext.CW10]);HEX2DEC([.CW$2])));&quot;&quot;)" office:value-type="string" office:string-value="" calcext:value-type="string">
            <text:p/>
          </table:table-cell>
          <table:table-cell table:style-name="ce7" table:formula="of:=IFERROR(CHAR(BITXOR(HEX2DEC([$ciphertext.CX10]);HEX2DEC([.CX$2])));&quot;&quot;)" office:value-type="string" office:string-value="" calcext:value-type="string">
            <text:p/>
          </table:table-cell>
          <table:table-cell table:style-name="ce7" table:formula="of:=IFERROR(CHAR(BITXOR(HEX2DEC([$ciphertext.CY10]);HEX2DEC([.CY$2])));&quot;&quot;)" office:value-type="string" office:string-value="" calcext:value-type="string">
            <text:p/>
          </table:table-cell>
          <table:table-cell table:style-name="ce7" table:formula="of:=IFERROR(CHAR(BITXOR(HEX2DEC([$ciphertext.CZ10]);HEX2DEC([.CZ$2])));&quot;&quot;)" office:value-type="string" office:string-value="" calcext:value-type="string">
            <text:p/>
          </table:table-cell>
          <table:table-cell table:style-name="ce7" table:formula="of:=IFERROR(CHAR(BITXOR(HEX2DEC([$ciphertext.DA10]);HEX2DEC([.DA$2])));&quot;&quot;)" office:value-type="string" office:string-value="" calcext:value-type="string">
            <text:p/>
          </table:table-cell>
          <table:table-cell table:style-name="ce7" table:formula="of:=IFERROR(CHAR(BITXOR(HEX2DEC([$ciphertext.DB10]);HEX2DEC([.DB$2])));&quot;&quot;)" office:value-type="string" office:string-value="" calcext:value-type="string">
            <text:p/>
          </table:table-cell>
          <table:table-cell table:style-name="ce7" table:formula="of:=IFERROR(CHAR(BITXOR(HEX2DEC([$ciphertext.DC10]);HEX2DEC([.DC$2])));&quot;&quot;)" office:value-type="string" office:string-value="" calcext:value-type="string">
            <text:p/>
          </table:table-cell>
          <table:table-cell table:style-name="ce7" table:formula="of:=IFERROR(CHAR(BITXOR(HEX2DEC([$ciphertext.DD10]);HEX2DEC([.DD$2])));&quot;&quot;)" office:value-type="string" office:string-value="" calcext:value-type="string">
            <text:p/>
          </table:table-cell>
          <table:table-cell table:style-name="ce7" table:formula="of:=IFERROR(CHAR(BITXOR(HEX2DEC([$ciphertext.DE10]);HEX2DEC([.DE$2])));&quot;&quot;)" office:value-type="string" office:string-value="" calcext:value-type="string">
            <text:p/>
          </table:table-cell>
          <table:table-cell table:style-name="ce7" table:formula="of:=IFERROR(CHAR(BITXOR(HEX2DEC([$ciphertext.DF10]);HEX2DEC([.DF$2])));&quot;&quot;)" office:value-type="string" office:string-value="" calcext:value-type="string">
            <text:p/>
          </table:table-cell>
          <table:table-cell table:style-name="ce7" table:formula="of:=IFERROR(CHAR(BITXOR(HEX2DEC([$ciphertext.DG10]);HEX2DEC([.DG$2])));&quot;&quot;)" office:value-type="string" office:string-value="" calcext:value-type="string">
            <text:p/>
          </table:table-cell>
          <table:table-cell table:style-name="ce7" table:formula="of:=IFERROR(CHAR(BITXOR(HEX2DEC([$ciphertext.DH10]);HEX2DEC([.DH$2])));&quot;&quot;)" office:value-type="string" office:string-value="" calcext:value-type="string">
            <text:p/>
          </table:table-cell>
          <table:table-cell table:style-name="ce7" table:formula="of:=IFERROR(CHAR(BITXOR(HEX2DEC([$ciphertext.DI10]);HEX2DEC([.DI$2])));&quot;&quot;)" office:value-type="string" office:string-value="" calcext:value-type="string">
            <text:p/>
          </table:table-cell>
          <table:table-cell table:style-name="ce7" table:formula="of:=IFERROR(CHAR(BITXOR(HEX2DEC([$ciphertext.DJ10]);HEX2DEC([.DJ$2])));&quot;&quot;)" office:value-type="string" office:string-value="" calcext:value-type="string">
            <text:p/>
          </table:table-cell>
          <table:table-cell table:style-name="ce7" table:formula="of:=IFERROR(CHAR(BITXOR(HEX2DEC([$ciphertext.DK10]);HEX2DEC([.DK$2])));&quot;&quot;)" office:value-type="string" office:string-value="" calcext:value-type="string">
            <text:p/>
          </table:table-cell>
          <table:table-cell table:style-name="ce7" table:formula="of:=IFERROR(CHAR(BITXOR(HEX2DEC([$ciphertext.DL10]);HEX2DEC([.DL$2])));&quot;&quot;)" office:value-type="string" office:string-value="" calcext:value-type="string">
            <text:p/>
          </table:table-cell>
          <table:table-cell table:style-name="ce7" table:formula="of:=IFERROR(CHAR(BITXOR(HEX2DEC([$ciphertext.DM10]);HEX2DEC([.DM$2])));&quot;&quot;)" office:value-type="string" office:string-value="" calcext:value-type="string">
            <text:p/>
          </table:table-cell>
          <table:table-cell table:style-name="ce7" table:formula="of:=IFERROR(CHAR(BITXOR(HEX2DEC([$ciphertext.DN10]);HEX2DEC([.DN$2])));&quot;&quot;)" office:value-type="string" office:string-value="" calcext:value-type="string">
            <text:p/>
          </table:table-cell>
          <table:table-cell table:style-name="ce7" table:formula="of:=IFERROR(CHAR(BITXOR(HEX2DEC([$ciphertext.DO10]);HEX2DEC([.DO$2])));&quot;&quot;)" office:value-type="string" office:string-value="" calcext:value-type="string">
            <text:p/>
          </table:table-cell>
          <table:table-cell table:style-name="ce7" table:formula="of:=IFERROR(CHAR(BITXOR(HEX2DEC([$ciphertext.DP10]);HEX2DEC([.DP$2])));&quot;&quot;)" office:value-type="string" office:string-value="" calcext:value-type="string">
            <text:p/>
          </table:table-cell>
          <table:table-cell table:style-name="ce7" table:formula="of:=IFERROR(CHAR(BITXOR(HEX2DEC([$ciphertext.DQ10]);HEX2DEC([.DQ$2])));&quot;&quot;)" office:value-type="string" office:string-value="" calcext:value-type="string">
            <text:p/>
          </table:table-cell>
          <table:table-cell table:style-name="ce7" table:formula="of:=IFERROR(CHAR(BITXOR(HEX2DEC([$ciphertext.DR10]);HEX2DEC([.DR$2])));&quot;&quot;)" office:value-type="string" office:string-value="" calcext:value-type="string">
            <text:p/>
          </table:table-cell>
          <table:table-cell table:style-name="ce7" table:formula="of:=IFERROR(CHAR(BITXOR(HEX2DEC([$ciphertext.DS10]);HEX2DEC([.DS$2])));&quot;&quot;)" office:value-type="string" office:string-value="" calcext:value-type="string">
            <text:p/>
          </table:table-cell>
          <table:table-cell table:style-name="ce7" table:formula="of:=IFERROR(CHAR(BITXOR(HEX2DEC([$ciphertext.DT10]);HEX2DEC([.DT$2])));&quot;&quot;)" office:value-type="string" office:string-value="" calcext:value-type="string">
            <text:p/>
          </table:table-cell>
          <table:table-cell table:style-name="ce7" table:formula="of:=IFERROR(CHAR(BITXOR(HEX2DEC([$ciphertext.DU10]);HEX2DEC([.DU$2])));&quot;&quot;)" office:value-type="string" office:string-value="" calcext:value-type="string">
            <text:p/>
          </table:table-cell>
          <table:table-cell table:style-name="ce7" table:formula="of:=IFERROR(CHAR(BITXOR(HEX2DEC([$ciphertext.DV10]);HEX2DEC([.DV$2])));&quot;&quot;)" office:value-type="string" office:string-value="" calcext:value-type="string">
            <text:p/>
          </table:table-cell>
          <table:table-cell table:style-name="ce7" table:formula="of:=IFERROR(CHAR(BITXOR(HEX2DEC([$ciphertext.DW10]);HEX2DEC([.DW$2])));&quot;&quot;)" office:value-type="string" office:string-value="" calcext:value-type="string">
            <text:p/>
          </table:table-cell>
          <table:table-cell table:style-name="ce7" table:formula="of:=IFERROR(CHAR(BITXOR(HEX2DEC([$ciphertext.DX10]);HEX2DEC([.DX$2])));&quot;&quot;)" office:value-type="string" office:string-value="" calcext:value-type="string">
            <text:p/>
          </table:table-cell>
          <table:table-cell table:style-name="ce7" table:formula="of:=IFERROR(CHAR(BITXOR(HEX2DEC([$ciphertext.DY10]);HEX2DEC([.DY$2])));&quot;&quot;)" office:value-type="string" office:string-value="" calcext:value-type="string">
            <text:p/>
          </table:table-cell>
          <table:table-cell table:style-name="ce7" table:formula="of:=IFERROR(CHAR(BITXOR(HEX2DEC([$ciphertext.DZ10]);HEX2DEC([.DZ$2])));&quot;&quot;)" office:value-type="string" office:string-value="" calcext:value-type="string">
            <text:p/>
          </table:table-cell>
          <table:table-cell table:style-name="ce7" table:formula="of:=IFERROR(CHAR(BITXOR(HEX2DEC([$ciphertext.EA10]);HEX2DEC([.EA$2])));&quot;&quot;)" office:value-type="string" office:string-value="" calcext:value-type="string">
            <text:p/>
          </table:table-cell>
          <table:table-cell table:style-name="ce7" table:formula="of:=IFERROR(CHAR(BITXOR(HEX2DEC([$ciphertext.EB10]);HEX2DEC([.EB$2])));&quot;&quot;)" office:value-type="string" office:string-value="" calcext:value-type="string">
            <text:p/>
          </table:table-cell>
          <table:table-cell table:style-name="ce7" table:formula="of:=IFERROR(CHAR(BITXOR(HEX2DEC([$ciphertext.EC10]);HEX2DEC([.EC$2])));&quot;&quot;)" office:value-type="string" office:string-value="" calcext:value-type="string">
            <text:p/>
          </table:table-cell>
          <table:table-cell table:style-name="ce7" table:formula="of:=IFERROR(CHAR(BITXOR(HEX2DEC([$ciphertext.ED10]);HEX2DEC([.ED$2])));&quot;&quot;)" office:value-type="string" office:string-value="" calcext:value-type="string">
            <text:p/>
          </table:table-cell>
          <table:table-cell table:style-name="ce7" table:formula="of:=IFERROR(CHAR(BITXOR(HEX2DEC([$ciphertext.EE10]);HEX2DEC([.EE$2])));&quot;&quot;)" office:value-type="string" office:string-value="" calcext:value-type="string">
            <text:p/>
          </table:table-cell>
          <table:table-cell table:style-name="ce7" table:formula="of:=IFERROR(CHAR(BITXOR(HEX2DEC([$ciphertext.EF10]);HEX2DEC([.EF$2])));&quot;&quot;)" office:value-type="string" office:string-value="" calcext:value-type="string">
            <text:p/>
          </table:table-cell>
          <table:table-cell table:style-name="ce7" table:formula="of:=IFERROR(CHAR(BITXOR(HEX2DEC([$ciphertext.EG10]);HEX2DEC([.EG$2])));&quot;&quot;)" office:value-type="string" office:string-value="" calcext:value-type="string">
            <text:p/>
          </table:table-cell>
          <table:table-cell table:style-name="ce7" table:formula="of:=IFERROR(CHAR(BITXOR(HEX2DEC([$ciphertext.EH10]);HEX2DEC([.EH$2])));&quot;&quot;)" office:value-type="string" office:string-value="" calcext:value-type="string">
            <text:p/>
          </table:table-cell>
          <table:table-cell table:style-name="ce7" table:formula="of:=IFERROR(CHAR(BITXOR(HEX2DEC([$ciphertext.EI10]);HEX2DEC([.EI$2])));&quot;&quot;)" office:value-type="string" office:string-value="" calcext:value-type="string">
            <text:p/>
          </table:table-cell>
          <table:table-cell table:style-name="ce7" table:formula="of:=IFERROR(CHAR(BITXOR(HEX2DEC([$ciphertext.EJ10]);HEX2DEC([.EJ$2])));&quot;&quot;)" office:value-type="string" office:string-value="" calcext:value-type="string">
            <text:p/>
          </table:table-cell>
          <table:table-cell table:style-name="ce7" table:formula="of:=IFERROR(CHAR(BITXOR(HEX2DEC([$ciphertext.EK10]);HEX2DEC([.EK$2])));&quot;&quot;)" office:value-type="string" office:string-value="" calcext:value-type="string">
            <text:p/>
          </table:table-cell>
          <table:table-cell table:style-name="ce7" table:formula="of:=IFERROR(CHAR(BITXOR(HEX2DEC([$ciphertext.EL10]);HEX2DEC([.EL$2])));&quot;&quot;)" office:value-type="string" office:string-value="" calcext:value-type="string">
            <text:p/>
          </table:table-cell>
          <table:table-cell table:style-name="ce7" table:formula="of:=IFERROR(CHAR(BITXOR(HEX2DEC([$ciphertext.EM10]);HEX2DEC([.EM$2])));&quot;&quot;)" office:value-type="string" office:string-value="" calcext:value-type="string">
            <text:p/>
          </table:table-cell>
          <table:table-cell table:style-name="ce7" table:formula="of:=IFERROR(CHAR(BITXOR(HEX2DEC([$ciphertext.EN10]);HEX2DEC([.EN$2])));&quot;&quot;)" office:value-type="string" office:string-value="" calcext:value-type="string">
            <text:p/>
          </table:table-cell>
          <table:table-cell table:style-name="ce7" table:formula="of:=IFERROR(CHAR(BITXOR(HEX2DEC([$ciphertext.EO10]);HEX2DEC([.EO$2])));&quot;&quot;)" office:value-type="string" office:string-value="" calcext:value-type="string">
            <text:p/>
          </table:table-cell>
          <table:table-cell table:style-name="ce7" table:formula="of:=IFERROR(CHAR(BITXOR(HEX2DEC([$ciphertext.EP10]);HEX2DEC([.EP$2])));&quot;&quot;)" office:value-type="string" office:string-value="" calcext:value-type="string">
            <text:p/>
          </table:table-cell>
          <table:table-cell table:style-name="ce7" table:formula="of:=IFERROR(CHAR(BITXOR(HEX2DEC([$ciphertext.EQ10]);HEX2DEC([.EQ$2])));&quot;&quot;)" office:value-type="string" office:string-value="" calcext:value-type="string">
            <text:p/>
          </table:table-cell>
          <table:table-cell table:style-name="ce7" table:formula="of:=IFERROR(CHAR(BITXOR(HEX2DEC([$ciphertext.ER10]);HEX2DEC([.ER$2])));&quot;&quot;)" office:value-type="string" office:string-value="" calcext:value-type="string">
            <text:p/>
          </table:table-cell>
          <table:table-cell table:style-name="ce7" table:formula="of:=IFERROR(CHAR(BITXOR(HEX2DEC([$ciphertext.ES10]);HEX2DEC([.ES$2])));&quot;&quot;)" office:value-type="string" office:string-value="" calcext:value-type="string">
            <text:p/>
          </table:table-cell>
          <table:table-cell table:style-name="ce7" table:formula="of:=IFERROR(CHAR(BITXOR(HEX2DEC([$ciphertext.ET10]);HEX2DEC([.ET$2])));&quot;&quot;)" office:value-type="string" office:string-value="" calcext:value-type="string">
            <text:p/>
          </table:table-cell>
          <table:table-cell table:style-name="ce7" table:formula="of:=IFERROR(CHAR(BITXOR(HEX2DEC([$ciphertext.EU10]);HEX2DEC([.EU$2])));&quot;&quot;)" office:value-type="string" office:string-value="" calcext:value-type="string">
            <text:p/>
          </table:table-cell>
          <table:table-cell table:style-name="ce7" table:formula="of:=IFERROR(CHAR(BITXOR(HEX2DEC([$ciphertext.EV10]);HEX2DEC([.EV$2])));&quot;&quot;)" office:value-type="string" office:string-value="" calcext:value-type="string">
            <text:p/>
          </table:table-cell>
          <table:table-cell table:style-name="ce7" table:formula="of:=IFERROR(CHAR(BITXOR(HEX2DEC([$ciphertext.EW10]);HEX2DEC([.EW$2])));&quot;&quot;)" office:value-type="string" office:string-value="" calcext:value-type="string">
            <text:p/>
          </table:table-cell>
          <table:table-cell table:style-name="ce7" table:formula="of:=IFERROR(CHAR(BITXOR(HEX2DEC([$ciphertext.EX10]);HEX2DEC([.EX$2])));&quot;&quot;)" office:value-type="string" office:string-value="" calcext:value-type="string">
            <text:p/>
          </table:table-cell>
          <table:table-cell table:style-name="ce7" table:formula="of:=IFERROR(CHAR(BITXOR(HEX2DEC([$ciphertext.EY10]);HEX2DEC([.EY$2])));&quot;&quot;)" office:value-type="string" office:string-value="" calcext:value-type="string">
            <text:p/>
          </table:table-cell>
          <table:table-cell table:style-name="ce7" table:formula="of:=IFERROR(CHAR(BITXOR(HEX2DEC([$ciphertext.EZ10]);HEX2DEC([.EZ$2])));&quot;&quot;)" office:value-type="string" office:string-value="" calcext:value-type="string">
            <text:p/>
          </table:table-cell>
          <table:table-cell table:style-name="ce7" table:formula="of:=IFERROR(CHAR(BITXOR(HEX2DEC([$ciphertext.FA10]);HEX2DEC([.FA$2])));&quot;&quot;)" office:value-type="string" office:string-value="" calcext:value-type="string">
            <text:p/>
          </table:table-cell>
          <table:table-cell table:style-name="ce7" table:formula="of:=IFERROR(CHAR(BITXOR(HEX2DEC([$ciphertext.FB10]);HEX2DEC([.FB$2])));&quot;&quot;)" office:value-type="string" office:string-value="" calcext:value-type="string">
            <text:p/>
          </table:table-cell>
          <table:table-cell table:style-name="ce7" table:formula="of:=IFERROR(CHAR(BITXOR(HEX2DEC([$ciphertext.FC10]);HEX2DEC([.FC$2])));&quot;&quot;)" office:value-type="string" office:string-value="" calcext:value-type="string">
            <text:p/>
          </table:table-cell>
          <table:table-cell table:style-name="ce7" table:formula="of:=IFERROR(CHAR(BITXOR(HEX2DEC([$ciphertext.FD10]);HEX2DEC([.FD$2])));&quot;&quot;)" office:value-type="string" office:string-value="" calcext:value-type="string">
            <text:p/>
          </table:table-cell>
          <table:table-cell table:style-name="ce7" table:formula="of:=IFERROR(CHAR(BITXOR(HEX2DEC([$ciphertext.FE10]);HEX2DEC([.FE$2])));&quot;&quot;)" office:value-type="string" office:string-value="" calcext:value-type="string">
            <text:p/>
          </table:table-cell>
          <table:table-cell table:style-name="ce7" table:formula="of:=IFERROR(CHAR(BITXOR(HEX2DEC([$ciphertext.FF10]);HEX2DEC([.FF$2])));&quot;&quot;)" office:value-type="string" office:string-value="" calcext:value-type="string">
            <text:p/>
          </table:table-cell>
          <table:table-cell table:style-name="ce7" table:formula="of:=IFERROR(CHAR(BITXOR(HEX2DEC([$ciphertext.FG10]);HEX2DEC([.FG$2])));&quot;&quot;)" office:value-type="string" office:string-value="" calcext:value-type="string">
            <text:p/>
          </table:table-cell>
          <table:table-cell table:style-name="ce7" table:formula="of:=IFERROR(CHAR(BITXOR(HEX2DEC([$ciphertext.FH10]);HEX2DEC([.FH$2])));&quot;&quot;)" office:value-type="string" office:string-value="" calcext:value-type="string">
            <text:p/>
          </table:table-cell>
          <table:table-cell table:style-name="ce7" table:formula="of:=IFERROR(CHAR(BITXOR(HEX2DEC([$ciphertext.FI10]);HEX2DEC([.FI$2])));&quot;&quot;)" office:value-type="string" office:string-value="" calcext:value-type="string">
            <text:p/>
          </table:table-cell>
          <table:table-cell table:style-name="ce7" table:formula="of:=IFERROR(CHAR(BITXOR(HEX2DEC([$ciphertext.FJ10]);HEX2DEC([.FJ$2])));&quot;&quot;)" office:value-type="string" office:string-value="" calcext:value-type="string">
            <text:p/>
          </table:table-cell>
          <table:table-cell table:style-name="ce7" table:formula="of:=IFERROR(CHAR(BITXOR(HEX2DEC([$ciphertext.FK10]);HEX2DEC([.FK$2])));&quot;&quot;)" office:value-type="string" office:string-value="" calcext:value-type="string">
            <text:p/>
          </table:table-cell>
          <table:table-cell table:style-name="ce7" table:formula="of:=IFERROR(CHAR(BITXOR(HEX2DEC([$ciphertext.FL10]);HEX2DEC([.FL$2])));&quot;&quot;)" office:value-type="string" office:string-value="" calcext:value-type="string">
            <text:p/>
          </table:table-cell>
          <table:table-cell table:style-name="ce7" table:formula="of:=IFERROR(CHAR(BITXOR(HEX2DEC([$ciphertext.FM10]);HEX2DEC([.FM$2])));&quot;&quot;)" office:value-type="string" office:string-value="" calcext:value-type="string">
            <text:p/>
          </table:table-cell>
          <table:table-cell table:style-name="ce7" table:formula="of:=IFERROR(CHAR(BITXOR(HEX2DEC([$ciphertext.FN10]);HEX2DEC([.FN$2])));&quot;&quot;)" office:value-type="string" office:string-value="" calcext:value-type="string">
            <text:p/>
          </table:table-cell>
          <table:table-cell table:style-name="ce7" table:formula="of:=IFERROR(CHAR(BITXOR(HEX2DEC([$ciphertext.FO10]);HEX2DEC([.FO$2])));&quot;&quot;)" office:value-type="string" office:string-value="" calcext:value-type="string">
            <text:p/>
          </table:table-cell>
          <table:table-cell table:style-name="ce7" table:formula="of:=IFERROR(CHAR(BITXOR(HEX2DEC([$ciphertext.FP10]);HEX2DEC([.FP$2])));&quot;&quot;)" office:value-type="string" office:string-value="" calcext:value-type="string">
            <text:p/>
          </table:table-cell>
          <table:table-cell table:style-name="ce7" table:formula="of:=IFERROR(CHAR(BITXOR(HEX2DEC([$ciphertext.FQ10]);HEX2DEC([.FQ$2])));&quot;&quot;)" office:value-type="string" office:string-value="" calcext:value-type="string">
            <text:p/>
          </table:table-cell>
          <table:table-cell table:style-name="ce7" table:formula="of:=IFERROR(CHAR(BITXOR(HEX2DEC([$ciphertext.FR10]);HEX2DEC([.FR$2])));&quot;&quot;)" office:value-type="string" office:string-value="" calcext:value-type="string">
            <text:p/>
          </table:table-cell>
          <table:table-cell table:style-name="ce7" table:formula="of:=IFERROR(CHAR(BITXOR(HEX2DEC([$ciphertext.FS10]);HEX2DEC([.FS$2])));&quot;&quot;)" office:value-type="string" office:string-value="" calcext:value-type="string">
            <text:p/>
          </table:table-cell>
          <table:table-cell table:style-name="ce7" table:formula="of:=IFERROR(CHAR(BITXOR(HEX2DEC([$ciphertext.FT10]);HEX2DEC([.FT$2])));&quot;&quot;)" office:value-type="string" office:string-value="" calcext:value-type="string">
            <text:p/>
          </table:table-cell>
          <table:table-cell table:style-name="ce7" table:formula="of:=IFERROR(CHAR(BITXOR(HEX2DEC([$ciphertext.FU10]);HEX2DEC([.FU$2])));&quot;&quot;)" office:value-type="string" office:string-value="" calcext:value-type="string">
            <text:p/>
          </table:table-cell>
          <table:table-cell table:style-name="ce7" table:formula="of:=IFERROR(CHAR(BITXOR(HEX2DEC([$ciphertext.FV10]);HEX2DEC([.FV$2])));&quot;&quot;)" office:value-type="string" office:string-value="" calcext:value-type="string">
            <text:p/>
          </table:table-cell>
          <table:table-cell table:style-name="ce7" table:formula="of:=IFERROR(CHAR(BITXOR(HEX2DEC([$ciphertext.FW10]);HEX2DEC([.FW$2])));&quot;&quot;)" office:value-type="string" office:string-value="" calcext:value-type="string">
            <text:p/>
          </table:table-cell>
          <table:table-cell table:style-name="ce7" table:formula="of:=IFERROR(CHAR(BITXOR(HEX2DEC([$ciphertext.FX10]);HEX2DEC([.FX$2])));&quot;&quot;)" office:value-type="string" office:string-value="" calcext:value-type="string">
            <text:p/>
          </table:table-cell>
          <table:table-cell table:style-name="ce7" table:formula="of:=IFERROR(CHAR(BITXOR(HEX2DEC([$ciphertext.FY10]);HEX2DEC([.FY$2])));&quot;&quot;)" office:value-type="string" office:string-value="" calcext:value-type="string">
            <text:p/>
          </table:table-cell>
          <table:table-cell table:style-name="ce7" table:formula="of:=IFERROR(CHAR(BITXOR(HEX2DEC([$ciphertext.FZ10]);HEX2DEC([.FZ$2])));&quot;&quot;)" office:value-type="string" office:string-value="" calcext:value-type="string">
            <text:p/>
          </table:table-cell>
          <table:table-cell table:style-name="ce7" table:formula="of:=IFERROR(CHAR(BITXOR(HEX2DEC([$ciphertext.GA10]);HEX2DEC([.GA$2])));&quot;&quot;)" office:value-type="string" office:string-value="" calcext:value-type="string">
            <text:p/>
          </table:table-cell>
          <table:table-cell table:style-name="ce7" table:formula="of:=IFERROR(CHAR(BITXOR(HEX2DEC([$ciphertext.GB10]);HEX2DEC([.GB$2])));&quot;&quot;)" office:value-type="string" office:string-value="" calcext:value-type="string">
            <text:p/>
          </table:table-cell>
          <table:table-cell table:style-name="ce7" table:formula="of:=IFERROR(CHAR(BITXOR(HEX2DEC([$ciphertext.GC10]);HEX2DEC([.GC$2])));&quot;&quot;)" office:value-type="string" office:string-value="" calcext:value-type="string">
            <text:p/>
          </table:table-cell>
          <table:table-cell table:style-name="ce7" table:formula="of:=IFERROR(CHAR(BITXOR(HEX2DEC([$ciphertext.GD10]);HEX2DEC([.GD$2])));&quot;&quot;)" office:value-type="string" office:string-value="" calcext:value-type="string">
            <text:p/>
          </table:table-cell>
          <table:table-cell table:number-columns-repeated="83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Tabelka XOR(a;b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R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table:formula="of:=DEC2HEX(BITXOR(CODE([.B18]);CODE([.C18])))" office:value-type="string" office:string-value="35" calcext:value-type="string">
            <text:p>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kst złączony</text:p>
          </table:table-cell>
          <table:table-cell table:number-columns-repeated="1023"/>
        </table:table-row>
        <table:table-row table:style-name="ro1">
          <table:table-cell table:formula="of:=JOINTEXT([.A4:.GD4])" office:value-type="string" office:string-value="1\Nę¨µřŞůAEżCáxKŹ &#13;Ç�Z€N^éú@±cIÁFűwŚß-:˙˙ő´µĐĐETh®ą†&quot;±7ÚčWU&lt;Í��§Ľ7RĺŇ,•NşP%¸ĚWîYAŚçÜkÄV˝łkĽŁčwCűĘŁ¸;&quot;&#9;V&#9;‡�_e(gdp=ŕóŐ$@&#10;±Yaď&gt;" calcext:value-type="string">
            <text:p>1\Nę¨µřŞůAEżCáxKŹ Ç�Z€N^éú@±cIÁFűwŚß-:˙˙ő´µĐĐETh®ą†"±7ÚčWU&lt;Í��§Ľ7RĺŇ,•NşP%¸ĚWîYAŚçÜkÄV˝łkĽŁčwCűĘŁ¸;"	V	‡�_e(gdp=ŕóŐ$@</text:p>
            <text:p>±Yaď&gt;</text:p>
          </table:table-cell>
          <table:table-cell table:number-columns-repeated="1023"/>
        </table:table-row>
        <table:table-row table:style-name="ro1">
          <table:table-cell table:formula="of:=JOINTEXT([.A5:.GD5])" office:value-type="string" office:string-value="#Lě»űŻŁíQ&#10;˝úrOÍ˘Š�BĎK˝ĺH±+ßDşq‘Ů`nôýĺ­FĄťźT;íąČaż)Çâ.Ú“‚°Ľ,\KEůĎ:ź·AQöŐQôH‚˛Ë$Ě[Š§n·´«$łÍ­¸5o" calcext:value-type="string">
            <text:p>#Lě»űŻŁíQ</text:p>
            <text:p>˝úrOÍ˘Š�BĎK˝ĺH±+ßDşq‘Ů`nôýĺ­FĄťźT;íąČaż)Çâ.Ú“‚°Ľ,\KEůĎ:ź·AQöŐQôH‚˛Ë$Ě[Š§n·´«$łÍ­¸5o</text:p>
          </table:table-cell>
          <table:table-cell table:number-columns-repeated="1023"/>
        </table:table-row>
        <table:table-row table:style-name="ro1">
          <table:table-cell table:formula="of:=JOINTEXT([.A6:.GD6])" office:value-type="string" office:string-value="2Q©§˛»©¸]CŁµqLŔ»Š4�MŮ¸­@¶+ßDşnťŠ#hĺŕç˛·›‚a+¬¶Čf˘2ßâWR}Â“�őó%&#13;GĺĆn“]č0µ›zű_AŻ¨ÖaË" calcext:value-type="string">
            <text:p>2Q©§˛»©¸]CŁµqLŔ»Š4�MŮ¸­@¶+ßDşnťŠ#hĺŕç˛·›‚a+¬¶Čf˘2ßâWR}Â“�őó%GĺĆn“]č0µ›zű_AŻ¨ÖaË</text:p>
          </table:table-cell>
          <table:table-cell table:number-columns-repeated="1023"/>
        </table:table-row>
        <table:table-row table:style-name="ro1">
          <table:table-cell table:formula="of:=JOINTEXT([.A7:.GD7])" office:value-type="string" office:string-value="2Q©Ş˛¨¤ýAOµµ`\ŔŞ&#13;É‰ÂK¨­^ j�VôzŠÓ0nőŻá¬¨—„z\hˇ·‡iŁ{ČôWT2Á�Ě´ďcYVăÍ:•DîA`ęÔZďR‰çÚ}�TĽ¦p˝¨ëwR¸Ú»ş$k&#13;ŽĆD~,v=0í�ę.Lá1Zç&quot;›ćcjŞ" calcext:value-type="string">
            <text:p>2Q©Ş˛¨¤ýAOµµ`\ŔŞÉ‰ÂK¨­^ j�VôzŠÓ0nőŻá¬¨—„z\hˇ·‡iŁ{ČôWT2Á�Ě´ďcYVăÍ:•DîA`ęÔZďR‰çÚ}�TĽ¦p˝¨ëwR¸Ú»ş$kŽĆD~,v=0í�ę.Lá1Zç"›ćcjŞ</text:p>
          </table:table-cell>
          <table:table-cell table:number-columns-repeated="1023"/>
        </table:table-row>
        <table:table-row table:style-name="ro1">
          <table:table-cell table:formula="of:=JOINTEXT([.A8:.GD8])" office:value-type="string" office:string-value="?V©­´¶ëěTBKŁµdAŹ¬&#13;Ó_ŚÓéâOĺhÂń|�Ů`|îŻáŕ˛Ţ‡z^hľ¨Ťaą:Ĺî&#13;V.Ž•‚őď7_&#10;JâŘn“]č0µ›sűCÍ•×pĆ[@Ş eňĄă:ZµÜ«¤7&quot;/ŽČ[| p" calcext:value-type="string">
            <text:p>?V©­´¶ëěTBKŁµdAŹ¬Ó_ŚÓéâOĺhÂń|�Ů`|îŻáŕ˛Ţ‡z^hľ¨Ťaą:ĹîV.Ž•‚őď7_</text:p>
            <text:p>JâŘn“]č0µ›sűCÍ•×pĆ[@Ş eňĄă:ZµÜ«¤7"/ŽČ[| p</text:p>
          </table:table-cell>
          <table:table-cell table:number-columns-repeated="1023"/>
        </table:table-row>
        <table:table-row table:style-name="ro1">
          <table:table-cell table:formula="of:=JOINTEXT([.A9:.GD9])" office:value-type="string" office:string-value="2Qű¬űąľýTA]˘Cái^Ę˝XĹÍKŇ˝âN·jŘJş4ŘŢ({čMçéŁç—ś~#¨˝�&quot;Ł&gt;ĘőG.ŽŹŤłůc\Ić@Ć!…Nş&#13;yěĎR˙„´ĚaŃ®Ľfň˛ä6CN¬Ŕ«©8&quot;HÂĘNi5&quot;d5s˛ÄÎ5÷t ĺ*Éňmq¶Ďa§Ě&quot;źw¬çŞ�˘ń™�+ľ‡Ąś5]%řä" calcext:value-type="string">
            <text:p>2Qű¬űąľýTA]˘Cái^Ę˝XĹÍKŇ˝âN·jŘJş4ŘŢ({čMçéŁç—ś~#¨˝�"Ł&gt;ĘőG.ŽŹŤłůc\Ić@Ć!…NşyěĎR˙„´ĚaŃ®Ľfň˛ä6CN¬Ŕ«©8"HÂĘNi5"d5s˛ÄÎ5÷t ĺ*Éňmq¶Ďa§Ě"źw¬çŞ�˘ń™�+ľ‡Ąś5]%řä</text:p>
          </table:table-cell>
          <table:table-cell table:number-columns-repeated="1023"/>
        </table:table-row>
        <table:table-row table:style-name="ro1">
          <table:table-cell table:formula="of:=JOINTEXT([.A10:.GD10])" office:value-type="string" office:string-value="2Qű¬űąľýTA]˘Cái^Ę˝XĹÍKŮ¦ę[¤{É&#9;şv–Ď`nôŻá¬&#10;¨ŤĐfY-íź‡tµ)Çę])Ž��őé0_KDůË+ĐZősý›Jőź˘Ůo�AJŞňa˝˘é{µĚâĄ&gt;g\L&#13;–�Yi4w~&quot;uł�Î.@X*ţgeç&quot;‡˙&quot;p«Ďs»‰2�o˝ěţÎŕŁ¸”G&lt;ľ¶´‘:Släů±?˙÷ŁČfŮ¤Î" calcext:value-type="string">
            <text:p>2Qű¬űąľýTA]˘Cái^Ę˝XĹÍKŮ¦ę[¤{É	şv–Ď`nôŻá¬</text:p>
            <text:p>¨ŤĐfY-íź‡tµ)Çę])Ž��őé0_KDůË+ĐZősý›Jőź˘Ůo�AJŞňa˝˘é{µĚâĄ&gt;g\L–�Yi4w~"uł�Î.@X*ţgeç"‡˙"p«Ďs»‰2�o˝ěţÎŕŁ¸”G&lt;ľ¶´‘:Släů±?˙÷ŁČfŮ¤Î</text:p>
          </table:table-cell>
          <table:table-cell table:number-columns-repeated="1023"/>
        </table:table-row>
        <table:table-row table:style-name="ro1">
          <table:table-cell table:formula="of:=JOINTEXT([.A11:.GD11])" office:value-type="string" office:string-value="1\Nę¨µřżý^Ąµ`AĆ Š…MŇK˝ĺLĺhŮCşp‹Š5tô˙ůŕˇCźĐeC'ŁżČ`ą/‰î.Ë’�őý-^KEäĚ;ťYéA}÷É[şAš˘Ę$ĹGM˘ňvşŁ¬2Y˛Ú­¤=gAÂŕOeeQ1}©Ó" calcext:value-type="string">
            <text:p>1\Nę¨µřżý^Ąµ`AĆ Š…MŇK˝ĺLĺhŮCşp‹Š5tô˙ůŕˇCźĐeC'ŁżČ`ą/‰î.Ë’�őý-^KEäĚ;ťYéA}÷É[şAš˘Ę$ĹGM˘ňvşŁ¬2Y˛Ú­¤=gAÂŕOeeQ1}©Ó</text:p>
          </table:table-cell>
          <table:table-cell table:number-columns-repeated="1023"/>
        </table:table-row>
        <table:table-row table:style-name="ro1">
          <table:table-cell table:formula="of:=JOINTEXT([.A12:.GD12])" office:value-type="string" office:string-value="'Fů»˛®­ěA¨Ľ0Ę Řť\ÉéţJ­nŐém™Ţ%iĽ^Pîě§&#9;µ&#10;Š�Bdí¶‰oµ7Đ§-Ü“Ź°ř6HíÍn—YôbůĎWôVA†˘ÁwŹCď˘p˝Ąé3Bľ�¤Ą&quot;&quot;G›Ń_e+e;pq®Ĺš'ţreř&quot;Éímvä‹c«Đ …s§îđ'" calcext:value-type="string">
            <text:p>'Fů»˛®­ěA¨Ľ0Ę Řť\ÉéţJ­nŐém™Ţ%iĽ^Pîě§	µ</text:p>
            <text:p>Š�Bdí¶‰oµ7Đ§-Ü“Ź°ř6HíÍn—YôbůĎWôVA†˘ÁwŹCď˘p˝Ąé3Bľ�¤Ą""G›Ń_e+e;pq®Ĺš'ţreř"Éímvä‹c«Đ …s§îđ'</text:p>
          </table:table-cell>
          <table:table-cell table:number-columns-repeated="1023"/>
        </table:table-row>
        <table:table-row table:style-name="ro1">
          <table:table-cell table:formula="of:=JOINTEXT([.A13:.GD13])" office:value-type="string" office:string-value="Fměé�·˘űFOí,ívAÝŞ&lt;Ă™AĎ&#10;»ô&#9;í9Y€ł9śĎŻ¶ü ŁľŠź2P;í¬€gđ:ŰóW\;ŽÜ›§ő7SA«ź&lt;ĐOő&#13;fńŐYşR‰˘Ë*�" calcext:value-type="string">
            <text:p>Fměé�·˘űFOí,ívAÝŞ&lt;Ă™AĎ</text:p>
            <text:p>»ô	í9Y€ł9śĎŻ¶ü ŁľŠź2P;í¬€gđ:ŰóW\;ŽÜ›§ő7SA«ź&lt;ĐOőfńŐYşR‰˘Ë*�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ozszyfrowanie.A4:rozszyfrowanie.GD13">
            <calcext:condition calcext:apply-style-name="ConditionalStyle_1" calcext:value="formula-is([.A$2]&lt;&gt;0)" calcext:base-cell-address="rozszyfrowanie.A4"/>
          </calcext:conditional-format>
        </calcext:conditional-formats>
      </table:table>
      <table:table table:name="gdzie spacja" table:style-name="ta4">
        <office:forms form:automatic-focus="false" form:apply-design-mode="false"/>
        <table:table-column table:style-name="co9" table:number-columns-repeated="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74" table:default-cell-style-name="Default"/>
        <table:table-column table:style-name="co1" table:number-columns-repeated="838" table:default-cell-style-name="Default"/>
        <table:table-row table:style-name="ro1">
          <table:table-cell office:value-type="string" calcext:value-type="string">
            <text:p>wiersz bazowy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5" calcext:value-type="float">
            <text:p>4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1" calcext:value-type="float">
            <text:p>1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5" calcext:value-type="float">
            <text:p>9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2" calcext:value-type="float">
            <text:p>9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0" calcext:value-type="float">
            <text:p>1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0" calcext:value-type="float">
            <text:p>14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6" calcext:value-type="float">
            <text:p>2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5" calcext:value-type="float">
            <text:p>8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3" calcext:value-type="float">
            <text:p>9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6" calcext:value-type="float">
            <text:p>8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9" calcext:value-type="float">
            <text:p>1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9" calcext:value-type="float">
            <text:p>1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7" calcext:value-type="float">
            <text:p>1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8" calcext:value-type="float">
            <text:p>1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3" calcext:value-type="float">
            <text:p>16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2" calcext:value-type="float">
            <text:p>23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1" calcext:value-type="float">
            <text:p>25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2" calcext:value-type="float">
            <text:p>20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3" calcext:value-type="float">
            <text:p>16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4" calcext:value-type="float">
            <text:p>1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9" calcext:value-type="float">
            <text:p>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6" calcext:value-type="float">
            <text:p>8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5" calcext:value-type="float">
            <text:p>13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9" calcext:value-type="float">
            <text:p>1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5" calcext:value-type="float">
            <text:p>9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0" calcext:value-type="float">
            <text:p>4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3" calcext:value-type="float">
            <text:p>10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0" calcext:value-type="float">
            <text:p>10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2" calcext:value-type="float">
            <text:p>1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1" calcext:value-type="float">
            <text:p>6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4" calcext:value-type="float">
            <text:p>2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3" calcext:value-type="float">
            <text:p>24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3" calcext:value-type="float">
            <text:p>2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6" calcext:value-type="float">
            <text:p>3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4" calcext:value-type="float">
            <text:p>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7" calcext:value-type="float">
            <text:p>1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7" calcext:value-type="float">
            <text:p>9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9" calcext:value-type="float">
            <text:p>23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2" calcext:value-type="float">
            <text:p>6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3" calcext:value-type="float">
            <text:p>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9" calcext:value-type="float">
            <text:p>9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0" calcext:value-type="float">
            <text:p>8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1" calcext:value-type="float">
            <text:p>6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1" calcext:value-type="float">
            <text:p>6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2" calcext:value-type="float">
            <text:p>9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4" calcext:value-type="float">
            <text:p>9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5" calcext:value-type="float">
            <text:p>9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7" calcext:value-type="float">
            <text:p>2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6" calcext:value-type="float">
            <text:p>2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3" calcext:value-type="float">
            <text:p>2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0" calcext:value-type="float">
            <text:p>8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6" calcext:value-type="float">
            <text:p>6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5" calcext:value-type="float">
            <text:p>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1" calcext:value-type="float">
            <text:p>9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8" calcext:value-type="float">
            <text:p>13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7" calcext:value-type="float">
            <text:p>1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0" calcext:value-type="float">
            <text:p>1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3" calcext:value-type="float">
            <text:p>1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0" calcext:value-type="float">
            <text:p>18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1" calcext:value-type="float">
            <text:p>1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6" calcext:value-type="float">
            <text:p>3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9" calcext:value-type="float">
            <text:p>1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5" calcext:value-type="float">
            <text:p>20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3" calcext:value-type="float">
            <text:p>1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4" calcext:value-type="float">
            <text:p>1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3" calcext:value-type="float">
            <text:p>5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1" calcext:value-type="float">
            <text:p>1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16" calcext:value-type="float">
            <text:p>1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0" calcext:value-type="float">
            <text:p>6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0" calcext:value-type="float">
            <text:p>4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8" calcext:value-type="float">
            <text:p>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0" calcext:value-type="float">
            <text:p>4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1" calcext:value-type="float">
            <text:p>9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4" calcext:value-type="float">
            <text:p>9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5" calcext:value-type="float">
            <text:p>9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7" calcext:value-type="float">
            <text:p>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0" calcext:value-type="float">
            <text:p>14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2" calcext:value-type="float">
            <text:p>2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8" calcext:value-type="float">
            <text:p>2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0" calcext:value-type="float">
            <text:p>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6" calcext:value-type="float">
            <text:p>8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5" calcext:value-type="float">
            <text:p>3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8" calcext:value-type="float">
            <text:p>3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5" calcext:value-type="float">
            <text:p>7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16" calcext:value-type="float">
            <text:p>1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0" calcext:value-type="float">
            <text:p>6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9" calcext:value-type="float">
            <text:p>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7" calcext:value-type="float">
            <text:p>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1" calcext:value-type="float">
            <text:p>9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9" calcext:value-type="float">
            <text:p>1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6" calcext:value-type="float">
            <text:p>2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2" calcext:value-type="float">
            <text:p>23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7" calcext:value-type="float">
            <text:p>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5" calcext:value-type="float">
            <text:p>8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7" calcext:value-type="float">
            <text:p>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8" calcext:value-type="float">
            <text:p>1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6" calcext:value-type="float">
            <text:p>16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2" calcext:value-type="float">
            <text:p>1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9" calcext:value-type="float">
            <text:p>1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8" calcext:value-type="float">
            <text:p>1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5" calcext:value-type="float">
            <text:p>23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4" calcext:value-type="float">
            <text:p>1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8" calcext:value-type="float">
            <text:p>2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7" calcext:value-type="float">
            <text:p>1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6" calcext:value-type="float">
            <text:p>18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6" calcext:value-type="float">
            <text:p>3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7" calcext:value-type="float">
            <text:p>1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2" calcext:value-type="float">
            <text:p>1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8" calcext:value-type="float">
            <text:p>19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6" calcext:value-type="float">
            <text:p>1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4" calcext:value-type="float">
            <text:p>4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8" calcext:value-type="float">
            <text:p>1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7" calcext:value-type="float">
            <text:p>1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1" calcext:value-type="float">
            <text:p>6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8" calcext:value-type="float">
            <text:p>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7" calcext:value-type="float">
            <text:p>23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9" calcext:value-type="float">
            <text:p>1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4" calcext:value-type="float">
            <text:p>2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6" calcext:value-type="float">
            <text:p>4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" calcext:value-type="float">
            <text:p>2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5" calcext:value-type="float">
            <text:p>2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1" calcext:value-type="float">
            <text:p>2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5" calcext:value-type="float">
            <text:p>1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0" calcext:value-type="float">
            <text:p>2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9" calcext:value-type="float">
            <text:p>9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6" calcext:value-type="float">
            <text:p>10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0" calcext:value-type="float">
            <text:p>1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21" calcext:value-type="float">
            <text:p>1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9" calcext:value-type="float">
            <text:p>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4" calcext:value-type="float">
            <text:p>4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9" calcext:value-type="float">
            <text:p>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" calcext:value-type="float">
            <text:p>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0" calcext:value-type="float">
            <text:p>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1" calcext:value-type="float">
            <text:p>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1" calcext:value-type="float">
            <text:p>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6" calcext:value-type="float">
            <text:p>6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6" calcext:value-type="float">
            <text:p>6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7" calcext:value-type="float">
            <text:p>2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2" calcext:value-type="float">
            <text:p>20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3" calcext:value-type="float">
            <text:p>24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6" calcext:value-type="float">
            <text:p>8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5" calcext:value-type="float">
            <text:p>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1" calcext:value-type="float">
            <text:p>9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4" calcext:value-type="float">
            <text:p>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0" calcext:value-type="float">
            <text:p>1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0" calcext:value-type="float">
            <text:p>16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2" calcext:value-type="float">
            <text:p>2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5" calcext:value-type="float">
            <text:p>1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7" calcext:value-type="float">
            <text:p>2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8" calcext:value-type="float">
            <text:p>5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1" calcext:value-type="float">
            <text:p>1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0" calcext:value-type="float">
            <text:p>22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1" calcext:value-type="float">
            <text:p>1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4" calcext:value-type="float">
            <text:p>1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5" calcext:value-type="float">
            <text:p>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7" calcext:value-type="float">
            <text:p>4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2" calcext:value-type="float">
            <text:p>1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0" calcext:value-type="float">
            <text:p>20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1" calcext:value-type="float">
            <text:p>9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4" calcext:value-type="float">
            <text:p>1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2" calcext:value-type="float">
            <text:p>3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2" calcext:value-type="float">
            <text:p>1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16" calcext:value-type="float">
            <text:p>1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0" calcext:value-type="float">
            <text:p>6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9" calcext:value-type="float">
            <text:p>9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1" calcext:value-type="float">
            <text:p>1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0" calcext:value-type="float">
            <text:p>10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4" calcext:value-type="float">
            <text:p>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8" calcext:value-type="float">
            <text:p>6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5" calcext:value-type="float">
            <text:p>13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5" calcext:value-type="float">
            <text:p>20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5" calcext:value-type="float">
            <text:p>24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" calcext:value-type="float">
            <text:p>2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5" calcext:value-type="float">
            <text:p>8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5" calcext:value-type="float">
            <text:p>7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4" calcext:value-type="float">
            <text:p>17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8" calcext:value-type="float">
            <text:p>1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2" calcext:value-type="float">
            <text:p>10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2" calcext:value-type="float">
            <text:p>2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8" calcext:value-type="float">
            <text:p>1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8" calcext:value-type="float">
            <text:p>2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4" calcext:value-type="float">
            <text:p>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2" calcext:value-type="float">
            <text:p>1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2" calcext:value-type="float">
            <text:p>19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1" calcext:value-type="float">
            <text:p>1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9" calcext:value-type="float">
            <text:p>1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6" calcext:value-type="float">
            <text:p>5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4" calcext:value-type="float">
            <text:p>19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2" calcext:value-type="float">
            <text:p>20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5" calcext:value-type="float">
            <text:p>10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3" calcext:value-type="float">
            <text:p>5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0" calcext:value-type="float">
            <text:p>10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3" calcext:value-type="float">
            <text:p>5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5" calcext:value-type="float">
            <text:p>1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8" calcext:value-type="float">
            <text:p>1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6" calcext:value-type="float">
            <text:p>19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6" calcext:value-type="float">
            <text:p>20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3" calcext:value-type="float">
            <text:p>5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7" calcext:value-type="float">
            <text:p>24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6" calcext:value-type="float">
            <text:p>1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2" calcext:value-type="float">
            <text:p>3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9" calcext:value-type="float">
            <text:p>2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1" calcext:value-type="float">
            <text:p>2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2" calcext:value-type="float">
            <text:p>2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9" calcext:value-type="float">
            <text:p>10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3" calcext:value-type="float">
            <text:p>1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2" calcext:value-type="float">
            <text:p>1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7" calcext:value-type="float">
            <text:p>2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7" calcext:value-type="float">
            <text:p>9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7" calcext:value-type="float">
            <text:p>1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4" calcext:value-type="float">
            <text:p>20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9" calcext:value-type="float">
            <text:p>1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2" calcext:value-type="float">
            <text:p>1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1" calcext:value-type="float">
            <text:p>2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0" calcext:value-type="float">
            <text:p>1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6" calcext:value-type="float">
            <text:p>13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2" calcext:value-type="float">
            <text:p>16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1" calcext:value-type="float">
            <text:p>24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3" calcext:value-type="float">
            <text:p>15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1" calcext:value-type="float">
            <text:p>1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3" calcext:value-type="float">
            <text:p>4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0" calcext:value-type="float">
            <text:p>1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5" calcext:value-type="float">
            <text:p>13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5" calcext:value-type="float">
            <text:p>1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6" calcext:value-type="float">
            <text:p>15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3" calcext:value-type="float">
            <text:p>5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3" calcext:value-type="float">
            <text:p>9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7" calcext:value-type="float">
            <text:p>3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8" calcext:value-type="float">
            <text:p>2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8" calcext:value-type="float">
            <text:p>2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16" calcext:value-type="float">
            <text:p>1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0" calcext:value-type="float">
            <text:p>6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9" calcext:value-type="float">
            <text:p>9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1" calcext:value-type="float">
            <text:p>1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0" calcext:value-type="float">
            <text:p>10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6" calcext:value-type="float">
            <text:p>6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7" calcext:value-type="float">
            <text:p>2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6" calcext:value-type="float">
            <text:p>2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3" calcext:value-type="float">
            <text:p>2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1" calcext:value-type="float">
            <text:p>5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4" calcext:value-type="float">
            <text:p>7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0" calcext:value-type="float">
            <text:p>1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2" calcext:value-type="float">
            <text:p>2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7" calcext:value-type="float">
            <text:p>9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9" calcext:value-type="float">
            <text:p>1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2" calcext:value-type="float">
            <text:p>16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3" calcext:value-type="float">
            <text:p>2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3" calcext:value-type="float">
            <text:p>1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1" calcext:value-type="float">
            <text:p>1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4" calcext:value-type="float">
            <text:p>20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6" calcext:value-type="float">
            <text:p>2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5" calcext:value-type="float">
            <text:p>1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2" calcext:value-type="float">
            <text:p>6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3" calcext:value-type="float">
            <text:p>10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2" calcext:value-type="float">
            <text:p>9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0" calcext:value-type="float">
            <text:p>15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9" calcext:value-type="float">
            <text:p>1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5" calcext:value-type="float">
            <text:p>10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2" calcext:value-type="float">
            <text:p>5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6" calcext:value-type="float">
            <text:p>1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7" calcext:value-type="float">
            <text:p>1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9" calcext:value-type="float">
            <text:p>1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9" calcext:value-type="float">
            <text:p>1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6" calcext:value-type="float">
            <text:p>20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6" calcext:value-type="float">
            <text:p>4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4" calcext:value-type="float">
            <text:p>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4" calcext:value-type="float">
            <text:p>2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3" calcext:value-type="float">
            <text:p>10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1" calcext:value-type="float">
            <text:p>2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5" calcext:value-type="float">
            <text:p>13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5" calcext:value-type="float">
            <text:p>2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2" calcext:value-type="float">
            <text:p>1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1" calcext:value-type="float">
            <text:p>1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7" calcext:value-type="float">
            <text:p>20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5" calcext:value-type="float">
            <text:p>1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7" calcext:value-type="float">
            <text:p>1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7" calcext:value-type="float">
            <text:p>13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0" calcext:value-type="float">
            <text:p>5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1" calcext:value-type="float">
            <text:p>1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1" calcext:value-type="float">
            <text:p>1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9" calcext:value-type="float">
            <text:p>1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6" calcext:value-type="float">
            <text:p>23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4" calcext:value-type="float">
            <text:p>2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6" calcext:value-type="float">
            <text:p>20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4" calcext:value-type="float">
            <text:p>2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3" calcext:value-type="float">
            <text:p>16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4" calcext:value-type="float">
            <text:p>1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8" calcext:value-type="float">
            <text:p>1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0" calcext:value-type="float">
            <text:p>6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0" calcext:value-type="float">
            <text:p>1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2" calcext:value-type="float">
            <text:p>1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0" calcext:value-type="float">
            <text:p>18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5" calcext:value-type="float">
            <text:p>14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8" calcext:value-type="float">
            <text:p>5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8" calcext:value-type="float">
            <text:p>10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8" calcext:value-type="float">
            <text:p>2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9" calcext:value-type="float">
            <text:p>2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7" calcext:value-type="float">
            <text:p>1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3" calcext:value-type="float">
            <text:p>6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5" calcext:value-type="float">
            <text:p>2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7" calcext:value-type="float">
            <text:p>24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3" calcext:value-type="float">
            <text:p>16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0" calcext:value-type="float">
            <text:p>20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2" calcext:value-type="float">
            <text:p>10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7" calcext:value-type="float">
            <text:p>2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4" calcext:value-type="float">
            <text:p>1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6" calcext:value-type="float">
            <text:p>206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119" calcext:value-type="float">
            <text:p>1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5" calcext:value-type="float">
            <text:p>4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8" calcext:value-type="float">
            <text:p>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" calcext:value-type="float">
            <text:p>2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1" calcext:value-type="float">
            <text:p>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8" calcext:value-type="float">
            <text:p>8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0" calcext:value-type="float">
            <text:p>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4" calcext:value-type="float">
            <text:p>1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4" calcext:value-type="float">
            <text:p>19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3" calcext:value-type="float">
            <text:p>2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0" calcext:value-type="float">
            <text:p>8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7" calcext:value-type="float">
            <text:p>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2" calcext:value-type="float">
            <text:p>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3" calcext:value-type="float">
            <text:p>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" calcext:value-type="float">
            <text:p>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3" calcext:value-type="float">
            <text:p>8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" calcext:value-type="float">
            <text:p>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" calcext:value-type="float">
            <text:p>1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0" calcext:value-type="float">
            <text:p>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2" calcext:value-type="float">
            <text:p>16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2" calcext:value-type="float">
            <text:p>2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8" calcext:value-type="float">
            <text:p>1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6" calcext:value-type="float">
            <text:p>18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3" calcext:value-type="float">
            <text:p>16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2" calcext:value-type="float">
            <text:p>17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0" calcext:value-type="float">
            <text:p>5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9" calcext:value-type="float">
            <text:p>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" calcext:value-type="float">
            <text:p>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8" calcext:value-type="float">
            <text:p>1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8" calcext:value-type="float">
            <text:p>2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3" calcext:value-type="float">
            <text:p>17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4" calcext:value-type="float">
            <text:p>1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1" calcext:value-type="float">
            <text:p>6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3" calcext:value-type="float">
            <text:p>10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4" calcext:value-type="float">
            <text:p>19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4" calcext:value-type="float">
            <text:p>22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1" calcext:value-type="float">
            <text:p>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7" calcext:value-type="float">
            <text:p>1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9" calcext:value-type="float">
            <text:p>4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5" calcext:value-type="float">
            <text:p>1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9" calcext:value-type="float">
            <text:p>1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1" calcext:value-type="float">
            <text:p>2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97" calcext:value-type="float">
            <text:p>9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6" calcext:value-type="float">
            <text:p>11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4" calcext:value-type="float">
            <text:p>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2" calcext:value-type="float">
            <text:p>4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4" calcext:value-type="float">
            <text:p>9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4" calcext:value-type="float">
            <text:p>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1" calcext:value-type="float">
            <text:p>8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0" calcext:value-type="float">
            <text:p>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9" calcext:value-type="float">
            <text:p>3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" calcext:value-type="float">
            <text:p>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4" calcext:value-type="float">
            <text:p>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7" calcext:value-type="float">
            <text:p>8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3" calcext:value-type="float">
            <text:p>9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5" calcext:value-type="float">
            <text:p>8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0" calcext:value-type="float">
            <text:p>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" calcext:value-type="float">
            <text:p>1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8" calcext:value-type="float">
            <text:p>13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3" calcext:value-type="float">
            <text:p>2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1" calcext:value-type="float">
            <text:p>16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3" calcext:value-type="float">
            <text:p>9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6" calcext:value-type="float">
            <text:p>7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" calcext:value-type="float">
            <text:p>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7" calcext:value-type="float">
            <text:p>7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" calcext:value-type="float">
            <text:p>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5" calcext:value-type="float">
            <text:p>9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9" calcext:value-type="float">
            <text:p>6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4" calcext:value-type="float">
            <text:p>8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5" calcext:value-type="float">
            <text:p>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" calcext:value-type="float">
            <text:p>2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" calcext:value-type="float">
            <text:p>2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" calcext:value-type="float">
            <text:p>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7" calcext:value-type="float">
            <text:p>2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" calcext:value-type="float">
            <text:p>1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0" calcext:value-type="float">
            <text:p>7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2" calcext:value-type="float">
            <text:p>8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" calcext:value-type="float">
            <text:p>2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" calcext:value-type="float">
            <text:p>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" calcext:value-type="float">
            <text:p>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6" calcext:value-type="float">
            <text:p>2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4" calcext:value-type="float">
            <text:p>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8" calcext:value-type="float">
            <text:p>7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" calcext:value-type="float">
            <text:p>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9" calcext:value-type="float">
            <text:p>7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" calcext:value-type="float">
            <text:p>1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3" calcext:value-type="float">
            <text:p>9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2" calcext:value-type="float">
            <text:p>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7" calcext:value-type="float">
            <text:p>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9" calcext:value-type="float">
            <text:p>23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2" calcext:value-type="float">
            <text:p>16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2" calcext:value-type="float">
            <text:p>1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89" calcext:value-type="float">
            <text:p>18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5" calcext:value-type="float">
            <text:p>1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3" calcext:value-type="float">
            <text:p>2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1" calcext:value-type="float">
            <text:p>5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66" calcext:value-type="float">
            <text:p>6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8" calcext:value-type="float">
            <text:p>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0" calcext:value-type="float">
            <text:p>19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6" calcext:value-type="float">
            <text:p>136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4" calcext:value-type="float">
            <text:p>16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5" calcext:value-type="float">
            <text:p>16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" calcext:value-type="float">
            <text:p>2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" calcext:value-type="float">
            <text:p>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71" calcext:value-type="float">
            <text:p>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0" calcext:value-type="float">
            <text:p>3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5" calcext:value-type="float">
            <text:p>15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9" calcext:value-type="float">
            <text:p>20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5" calcext:value-type="float">
            <text:p>9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43" calcext:value-type="float">
            <text:p>4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9" calcext:value-type="float">
            <text:p>5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2" calcext:value-type="float">
            <text:p>11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3" calcext:value-type="float">
            <text:p>11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4" calcext:value-type="float">
            <text:p>17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97" calcext:value-type="float">
            <text:p>19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54" calcext:value-type="float">
            <text:p>1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9" calcext:value-type="float">
            <text:p>3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5" calcext:value-type="float">
            <text:p>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1" calcext:value-type="float">
            <text:p>3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54" calcext:value-type="float">
            <text:p>25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4" calcext:value-type="float">
            <text:p>11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1" calcext:value-type="float">
            <text:p>1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9" calcext:value-type="float">
            <text:p>2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8" calcext:value-type="float">
            <text:p>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8" calcext:value-type="float">
            <text:p>24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4" calcext:value-type="float">
            <text:p>34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1" calcext:value-type="float">
            <text:p>20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7" calcext:value-type="float">
            <text:p>23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09" calcext:value-type="float">
            <text:p>10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8" calcext:value-type="float">
            <text:p>11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28" calcext:value-type="float">
            <text:p>22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9" calcext:value-type="float">
            <text:p>13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99" calcext:value-type="float">
            <text:p>9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71" calcext:value-type="float">
            <text:p>17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1" calcext:value-type="float">
            <text:p>21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08" calcext:value-type="float">
            <text:p>20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2" calcext:value-type="float">
            <text:p>32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33" calcext:value-type="float">
            <text:p>133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15" calcext:value-type="float">
            <text:p>115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167" calcext:value-type="float">
            <text:p>167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38" calcext:value-type="float">
            <text:p>238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240" calcext:value-type="float">
            <text:p>24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39" calcext:value-type="float">
            <text:p>39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style-name="ce9" table:formula="of:=BITXOR(HEX2DEC(INDIRECT( ADDRESS(ROW()-1; COLUMN();1;1;&quot;ciphertext&quot;)));HEX2DEC(INDIRECT(ADDRESS([.$B$1];COLUMN();1;1;&quot;ciphertext&quot;)))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OR(ROW([.A2])-1=[.$B$1];MEDIAN(64;[.A2];123)=[.A2])" office:value-type="float" office:value="1" calcext:value-type="float">
            <text:p>1</text:p>
          </table:table-cell>
          <table:table-cell table:style-name="ce9" table:formula="of:=OR(ROW([.B2])-1=[.$B$1];MEDIAN(64;[.B2];123)=[.B2])" office:value-type="float" office:value="0" calcext:value-type="float">
            <text:p>0</text:p>
          </table:table-cell>
          <table:table-cell table:style-name="ce9" table:formula="of:=OR(ROW([.C2])-1=[.$B$1];MEDIAN(64;[.C2];123)=[.C2])" office:value-type="float" office:value="1" calcext:value-type="float">
            <text:p>1</text:p>
          </table:table-cell>
          <table:table-cell table:style-name="ce9" table:formula="of:=OR(ROW([.D2])-1=[.$B$1];MEDIAN(64;[.D2];123)=[.D2])" office:value-type="float" office:value="0" calcext:value-type="float">
            <text:p>0</text:p>
          </table:table-cell>
          <table:table-cell table:style-name="ce9" table:formula="of:=OR(ROW([.E2])-1=[.$B$1];MEDIAN(64;[.E2];123)=[.E2])" office:value-type="float" office:value="1" calcext:value-type="float">
            <text:p>1</text:p>
          </table:table-cell>
          <table:table-cell table:style-name="ce9" table:formula="of:=OR(ROW([.F2])-1=[.$B$1];MEDIAN(64;[.F2];123)=[.F2])" office:value-type="float" office:value="0" calcext:value-type="float">
            <text:p>0</text:p>
          </table:table-cell>
          <table:table-cell table:style-name="ce9" table:formula="of:=OR(ROW([.G2])-1=[.$B$1];MEDIAN(64;[.G2];123)=[.G2])" office:value-type="float" office:value="1" calcext:value-type="float">
            <text:p>1</text:p>
          </table:table-cell>
          <table:table-cell table:style-name="ce9" table:formula="of:=OR(ROW([.H2])-1=[.$B$1];MEDIAN(64;[.H2];123)=[.H2])" office:value-type="float" office:value="0" calcext:value-type="float">
            <text:p>0</text:p>
          </table:table-cell>
          <table:table-cell table:style-name="ce9" table:formula="of:=OR(ROW([.I2])-1=[.$B$1];MEDIAN(64;[.I2];123)=[.I2])" office:value-type="float" office:value="0" calcext:value-type="float">
            <text:p>0</text:p>
          </table:table-cell>
          <table:table-cell table:style-name="ce9" table:formula="of:=OR(ROW([.J2])-1=[.$B$1];MEDIAN(64;[.J2];123)=[.J2])" office:value-type="float" office:value="0" calcext:value-type="float">
            <text:p>0</text:p>
          </table:table-cell>
          <table:table-cell table:style-name="ce9" table:formula="of:=OR(ROW([.K2])-1=[.$B$1];MEDIAN(64;[.K2];123)=[.K2])" office:value-type="float" office:value="0" calcext:value-type="float">
            <text:p>0</text:p>
          </table:table-cell>
          <table:table-cell table:style-name="ce9" table:formula="of:=OR(ROW([.L2])-1=[.$B$1];MEDIAN(64;[.L2];123)=[.L2])" office:value-type="float" office:value="0" calcext:value-type="float">
            <text:p>0</text:p>
          </table:table-cell>
          <table:table-cell table:style-name="ce9" table:formula="of:=OR(ROW([.M2])-1=[.$B$1];MEDIAN(64;[.M2];123)=[.M2])" office:value-type="float" office:value="1" calcext:value-type="float">
            <text:p>1</text:p>
          </table:table-cell>
          <table:table-cell table:style-name="ce9" table:formula="of:=OR(ROW([.N2])-1=[.$B$1];MEDIAN(64;[.N2];123)=[.N2])" office:value-type="float" office:value="1" calcext:value-type="float">
            <text:p>1</text:p>
          </table:table-cell>
          <table:table-cell table:style-name="ce9" table:formula="of:=OR(ROW([.O2])-1=[.$B$1];MEDIAN(64;[.O2];123)=[.O2])" office:value-type="float" office:value="0" calcext:value-type="float">
            <text:p>0</text:p>
          </table:table-cell>
          <table:table-cell table:style-name="ce9" table:formula="of:=OR(ROW([.P2])-1=[.$B$1];MEDIAN(64;[.P2];123)=[.P2])" office:value-type="float" office:value="0" calcext:value-type="float">
            <text:p>0</text:p>
          </table:table-cell>
          <table:table-cell table:style-name="ce9" table:formula="of:=OR(ROW([.Q2])-1=[.$B$1];MEDIAN(64;[.Q2];123)=[.Q2])" office:value-type="float" office:value="0" calcext:value-type="float">
            <text:p>0</text:p>
          </table:table-cell>
          <table:table-cell table:style-name="ce9" table:formula="of:=OR(ROW([.R2])-1=[.$B$1];MEDIAN(64;[.R2];123)=[.R2])" office:value-type="float" office:value="1" calcext:value-type="float">
            <text:p>1</text:p>
          </table:table-cell>
          <table:table-cell table:style-name="ce9" table:formula="of:=OR(ROW([.S2])-1=[.$B$1];MEDIAN(64;[.S2];123)=[.S2])" office:value-type="float" office:value="0" calcext:value-type="float">
            <text:p>0</text:p>
          </table:table-cell>
          <table:table-cell table:style-name="ce9" table:formula="of:=OR(ROW([.T2])-1=[.$B$1];MEDIAN(64;[.T2];123)=[.T2])" office:value-type="float" office:value="0" calcext:value-type="float">
            <text:p>0</text:p>
          </table:table-cell>
          <table:table-cell table:style-name="ce9" table:formula="of:=OR(ROW([.U2])-1=[.$B$1];MEDIAN(64;[.U2];123)=[.U2])" office:value-type="float" office:value="0" calcext:value-type="float">
            <text:p>0</text:p>
          </table:table-cell>
          <table:table-cell table:style-name="ce9" table:formula="of:=OR(ROW([.V2])-1=[.$B$1];MEDIAN(64;[.V2];123)=[.V2])" office:value-type="float" office:value="0" calcext:value-type="float">
            <text:p>0</text:p>
          </table:table-cell>
          <table:table-cell table:style-name="ce9" table:formula="of:=OR(ROW([.W2])-1=[.$B$1];MEDIAN(64;[.W2];123)=[.W2])" office:value-type="float" office:value="0" calcext:value-type="float">
            <text:p>0</text:p>
          </table:table-cell>
          <table:table-cell table:style-name="ce9" table:formula="of:=OR(ROW([.X2])-1=[.$B$1];MEDIAN(64;[.X2];123)=[.X2])" office:value-type="float" office:value="0" calcext:value-type="float">
            <text:p>0</text:p>
          </table:table-cell>
          <table:table-cell table:style-name="ce9" table:formula="of:=OR(ROW([.Y2])-1=[.$B$1];MEDIAN(64;[.Y2];123)=[.Y2])" office:value-type="float" office:value="1" calcext:value-type="float">
            <text:p>1</text:p>
          </table:table-cell>
          <table:table-cell table:style-name="ce9" table:formula="of:=OR(ROW([.Z2])-1=[.$B$1];MEDIAN(64;[.Z2];123)=[.Z2])" office:value-type="float" office:value="1" calcext:value-type="float">
            <text:p>1</text:p>
          </table:table-cell>
          <table:table-cell table:style-name="ce9" table:formula="of:=OR(ROW([.AA2])-1=[.$B$1];MEDIAN(64;[.AA2];123)=[.AA2])" office:value-type="float" office:value="1" calcext:value-type="float">
            <text:p>1</text:p>
          </table:table-cell>
          <table:table-cell table:style-name="ce9" table:formula="of:=OR(ROW([.AB2])-1=[.$B$1];MEDIAN(64;[.AB2];123)=[.AB2])" office:value-type="float" office:value="1" calcext:value-type="float">
            <text:p>1</text:p>
          </table:table-cell>
          <table:table-cell table:style-name="ce9" table:formula="of:=OR(ROW([.AC2])-1=[.$B$1];MEDIAN(64;[.AC2];123)=[.AC2])" office:value-type="float" office:value="0" calcext:value-type="float">
            <text:p>0</text:p>
          </table:table-cell>
          <table:table-cell table:style-name="ce9" table:formula="of:=OR(ROW([.AD2])-1=[.$B$1];MEDIAN(64;[.AD2];123)=[.AD2])" office:value-type="float" office:value="1" calcext:value-type="float">
            <text:p>1</text:p>
          </table:table-cell>
          <table:table-cell table:style-name="ce9" table:formula="of:=OR(ROW([.AE2])-1=[.$B$1];MEDIAN(64;[.AE2];123)=[.AE2])" office:value-type="float" office:value="1" calcext:value-type="float">
            <text:p>1</text:p>
          </table:table-cell>
          <table:table-cell table:style-name="ce9" table:formula="of:=OR(ROW([.AF2])-1=[.$B$1];MEDIAN(64;[.AF2];123)=[.AF2])" office:value-type="float" office:value="1" calcext:value-type="float">
            <text:p>1</text:p>
          </table:table-cell>
          <table:table-cell table:style-name="ce9" table:formula="of:=OR(ROW([.AG2])-1=[.$B$1];MEDIAN(64;[.AG2];123)=[.AG2])" office:value-type="float" office:value="0" calcext:value-type="float">
            <text:p>0</text:p>
          </table:table-cell>
          <table:table-cell table:style-name="ce9" table:formula="of:=OR(ROW([.AH2])-1=[.$B$1];MEDIAN(64;[.AH2];123)=[.AH2])" office:value-type="float" office:value="1" calcext:value-type="float">
            <text:p>1</text:p>
          </table:table-cell>
          <table:table-cell table:style-name="ce9" table:formula="of:=OR(ROW([.AI2])-1=[.$B$1];MEDIAN(64;[.AI2];123)=[.AI2])" office:value-type="float" office:value="1" calcext:value-type="float">
            <text:p>1</text:p>
          </table:table-cell>
          <table:table-cell table:style-name="ce9" table:formula="of:=OR(ROW([.AJ2])-1=[.$B$1];MEDIAN(64;[.AJ2];123)=[.AJ2])" office:value-type="float" office:value="1" calcext:value-type="float">
            <text:p>1</text:p>
          </table:table-cell>
          <table:table-cell table:style-name="ce9" table:formula="of:=OR(ROW([.AK2])-1=[.$B$1];MEDIAN(64;[.AK2];123)=[.AK2])" office:value-type="float" office:value="1" calcext:value-type="float">
            <text:p>1</text:p>
          </table:table-cell>
          <table:table-cell table:style-name="ce9" table:formula="of:=OR(ROW([.AL2])-1=[.$B$1];MEDIAN(64;[.AL2];123)=[.AL2])" office:value-type="float" office:value="0" calcext:value-type="float">
            <text:p>0</text:p>
          </table:table-cell>
          <table:table-cell table:style-name="ce9" table:formula="of:=OR(ROW([.AM2])-1=[.$B$1];MEDIAN(64;[.AM2];123)=[.AM2])" office:value-type="float" office:value="0" calcext:value-type="float">
            <text:p>0</text:p>
          </table:table-cell>
          <table:table-cell table:style-name="ce9" table:formula="of:=OR(ROW([.AN2])-1=[.$B$1];MEDIAN(64;[.AN2];123)=[.AN2])" office:value-type="float" office:value="0" calcext:value-type="float">
            <text:p>0</text:p>
          </table:table-cell>
          <table:table-cell table:style-name="ce9" table:formula="of:=OR(ROW([.AO2])-1=[.$B$1];MEDIAN(64;[.AO2];123)=[.AO2])" office:value-type="float" office:value="0" calcext:value-type="float">
            <text:p>0</text:p>
          </table:table-cell>
          <table:table-cell table:style-name="ce9" table:formula="of:=OR(ROW([.AP2])-1=[.$B$1];MEDIAN(64;[.AP2];123)=[.AP2])" office:value-type="float" office:value="0" calcext:value-type="float">
            <text:p>0</text:p>
          </table:table-cell>
          <table:table-cell table:style-name="ce9" table:formula="of:=OR(ROW([.AQ2])-1=[.$B$1];MEDIAN(64;[.AQ2];123)=[.AQ2])" office:value-type="float" office:value="0" calcext:value-type="float">
            <text:p>0</text:p>
          </table:table-cell>
          <table:table-cell table:style-name="ce9" table:formula="of:=OR(ROW([.AR2])-1=[.$B$1];MEDIAN(64;[.AR2];123)=[.AR2])" office:value-type="float" office:value="0" calcext:value-type="float">
            <text:p>0</text:p>
          </table:table-cell>
          <table:table-cell table:style-name="ce9" table:formula="of:=OR(ROW([.AS2])-1=[.$B$1];MEDIAN(64;[.AS2];123)=[.AS2])" office:value-type="float" office:value="0" calcext:value-type="float">
            <text:p>0</text:p>
          </table:table-cell>
          <table:table-cell table:style-name="ce9" table:formula="of:=OR(ROW([.AT2])-1=[.$B$1];MEDIAN(64;[.AT2];123)=[.AT2])" office:value-type="float" office:value="1" calcext:value-type="float">
            <text:p>1</text:p>
          </table:table-cell>
          <table:table-cell table:style-name="ce9" table:formula="of:=OR(ROW([.AU2])-1=[.$B$1];MEDIAN(64;[.AU2];123)=[.AU2])" office:value-type="float" office:value="0" calcext:value-type="float">
            <text:p>0</text:p>
          </table:table-cell>
          <table:table-cell table:style-name="ce9" table:formula="of:=OR(ROW([.AV2])-1=[.$B$1];MEDIAN(64;[.AV2];123)=[.AV2])" office:value-type="float" office:value="0" calcext:value-type="float">
            <text:p>0</text:p>
          </table:table-cell>
          <table:table-cell table:style-name="ce9" table:formula="of:=OR(ROW([.AW2])-1=[.$B$1];MEDIAN(64;[.AW2];123)=[.AW2])" office:value-type="float" office:value="0" calcext:value-type="float">
            <text:p>0</text:p>
          </table:table-cell>
          <table:table-cell table:style-name="ce9" table:formula="of:=OR(ROW([.AX2])-1=[.$B$1];MEDIAN(64;[.AX2];123)=[.AX2])" office:value-type="float" office:value="0" calcext:value-type="float">
            <text:p>0</text:p>
          </table:table-cell>
          <table:table-cell table:style-name="ce9" table:formula="of:=OR(ROW([.AY2])-1=[.$B$1];MEDIAN(64;[.AY2];123)=[.AY2])" office:value-type="float" office:value="1" calcext:value-type="float">
            <text:p>1</text:p>
          </table:table-cell>
          <table:table-cell table:style-name="ce9" table:formula="of:=OR(ROW([.AZ2])-1=[.$B$1];MEDIAN(64;[.AZ2];123)=[.AZ2])" office:value-type="float" office:value="1" calcext:value-type="float">
            <text:p>1</text:p>
          </table:table-cell>
          <table:table-cell table:style-name="ce9" table:formula="of:=OR(ROW([.BA2])-1=[.$B$1];MEDIAN(64;[.BA2];123)=[.BA2])" office:value-type="float" office:value="1" calcext:value-type="float">
            <text:p>1</text:p>
          </table:table-cell>
          <table:table-cell table:style-name="ce9" table:formula="of:=OR(ROW([.BB2])-1=[.$B$1];MEDIAN(64;[.BB2];123)=[.BB2])" office:value-type="float" office:value="0" calcext:value-type="float">
            <text:p>0</text:p>
          </table:table-cell>
          <table:table-cell table:style-name="ce9" table:formula="of:=OR(ROW([.BC2])-1=[.$B$1];MEDIAN(64;[.BC2];123)=[.BC2])" office:value-type="float" office:value="1" calcext:value-type="float">
            <text:p>1</text:p>
          </table:table-cell>
          <table:table-cell table:style-name="ce9" table:formula="of:=OR(ROW([.BD2])-1=[.$B$1];MEDIAN(64;[.BD2];123)=[.BD2])" office:value-type="float" office:value="1" calcext:value-type="float">
            <text:p>1</text:p>
          </table:table-cell>
          <table:table-cell table:style-name="ce9" table:formula="of:=OR(ROW([.BE2])-1=[.$B$1];MEDIAN(64;[.BE2];123)=[.BE2])" office:value-type="float" office:value="0" calcext:value-type="float">
            <text:p>0</text:p>
          </table:table-cell>
          <table:table-cell table:style-name="ce9" table:formula="of:=OR(ROW([.BF2])-1=[.$B$1];MEDIAN(64;[.BF2];123)=[.BF2])" office:value-type="float" office:value="0" calcext:value-type="float">
            <text:p>0</text:p>
          </table:table-cell>
          <table:table-cell table:style-name="ce9" table:formula="of:=OR(ROW([.BG2])-1=[.$B$1];MEDIAN(64;[.BG2];123)=[.BG2])" office:value-type="float" office:value="1" calcext:value-type="float">
            <text:p>1</text:p>
          </table:table-cell>
          <table:table-cell table:style-name="ce9" table:formula="of:=OR(ROW([.BH2])-1=[.$B$1];MEDIAN(64;[.BH2];123)=[.BH2])" office:value-type="float" office:value="1" calcext:value-type="float">
            <text:p>1</text:p>
          </table:table-cell>
          <table:table-cell table:style-name="ce9" table:formula="of:=OR(ROW([.BI2])-1=[.$B$1];MEDIAN(64;[.BI2];123)=[.BI2])" office:value-type="float" office:value="0" calcext:value-type="float">
            <text:p>0</text:p>
          </table:table-cell>
          <table:table-cell table:style-name="ce9" table:formula="of:=OR(ROW([.BJ2])-1=[.$B$1];MEDIAN(64;[.BJ2];123)=[.BJ2])" office:value-type="float" office:value="0" calcext:value-type="float">
            <text:p>0</text:p>
          </table:table-cell>
          <table:table-cell table:style-name="ce9" table:formula="of:=OR(ROW([.BK2])-1=[.$B$1];MEDIAN(64;[.BK2];123)=[.BK2])" office:value-type="float" office:value="0" calcext:value-type="float">
            <text:p>0</text:p>
          </table:table-cell>
          <table:table-cell table:style-name="ce9" table:formula="of:=OR(ROW([.BL2])-1=[.$B$1];MEDIAN(64;[.BL2];123)=[.BL2])" office:value-type="float" office:value="0" calcext:value-type="float">
            <text:p>0</text:p>
          </table:table-cell>
          <table:table-cell table:style-name="ce9" table:formula="of:=OR(ROW([.BM2])-1=[.$B$1];MEDIAN(64;[.BM2];123)=[.BM2])" office:value-type="float" office:value="0" calcext:value-type="float">
            <text:p>0</text:p>
          </table:table-cell>
          <table:table-cell table:style-name="ce9" table:formula="of:=OR(ROW([.BN2])-1=[.$B$1];MEDIAN(64;[.BN2];123)=[.BN2])" office:value-type="float" office:value="0" calcext:value-type="float">
            <text:p>0</text:p>
          </table:table-cell>
          <table:table-cell table:style-name="ce9" table:formula="of:=OR(ROW([.BO2])-1=[.$B$1];MEDIAN(64;[.BO2];123)=[.BO2])" office:value-type="float" office:value="1" calcext:value-type="float">
            <text:p>1</text:p>
          </table:table-cell>
          <table:table-cell table:style-name="ce9" table:formula="of:=OR(ROW([.BP2])-1=[.$B$1];MEDIAN(64;[.BP2];123)=[.BP2])" office:value-type="float" office:value="1" calcext:value-type="float">
            <text:p>1</text:p>
          </table:table-cell>
          <table:table-cell table:style-name="ce9" table:formula="of:=OR(ROW([.BQ2])-1=[.$B$1];MEDIAN(64;[.BQ2];123)=[.BQ2])" office:value-type="float" office:value="0" calcext:value-type="float">
            <text:p>0</text:p>
          </table:table-cell>
          <table:table-cell table:style-name="ce9" table:formula="of:=OR(ROW([.BR2])-1=[.$B$1];MEDIAN(64;[.BR2];123)=[.BR2])" office:value-type="float" office:value="0" calcext:value-type="float">
            <text:p>0</text:p>
          </table:table-cell>
          <table:table-cell table:style-name="ce9" table:formula="of:=OR(ROW([.BS2])-1=[.$B$1];MEDIAN(64;[.BS2];123)=[.BS2])" office:value-type="float" office:value="1" calcext:value-type="float">
            <text:p>1</text:p>
          </table:table-cell>
          <table:table-cell table:style-name="ce9" table:formula="of:=OR(ROW([.BT2])-1=[.$B$1];MEDIAN(64;[.BT2];123)=[.BT2])" office:value-type="float" office:value="0" calcext:value-type="float">
            <text:p>0</text:p>
          </table:table-cell>
          <table:table-cell table:style-name="ce9" table:formula="of:=OR(ROW([.BU2])-1=[.$B$1];MEDIAN(64;[.BU2];123)=[.BU2])" office:value-type="float" office:value="0" calcext:value-type="float">
            <text:p>0</text:p>
          </table:table-cell>
          <table:table-cell table:style-name="ce9" table:formula="of:=OR(ROW([.BV2])-1=[.$B$1];MEDIAN(64;[.BV2];123)=[.BV2])" office:value-type="float" office:value="0" calcext:value-type="float">
            <text:p>0</text:p>
          </table:table-cell>
          <table:table-cell table:style-name="ce9" table:formula="of:=OR(ROW([.BW2])-1=[.$B$1];MEDIAN(64;[.BW2];123)=[.BW2])" office:value-type="float" office:value="1" calcext:value-type="float">
            <text:p>1</text:p>
          </table:table-cell>
          <table:table-cell table:style-name="ce9" table:formula="of:=OR(ROW([.BX2])-1=[.$B$1];MEDIAN(64;[.BX2];123)=[.BX2])" office:value-type="float" office:value="1" calcext:value-type="float">
            <text:p>1</text:p>
          </table:table-cell>
          <table:table-cell table:style-name="ce9" table:formula="of:=OR(ROW([.BY2])-1=[.$B$1];MEDIAN(64;[.BY2];123)=[.BY2])" office:value-type="float" office:value="0" calcext:value-type="float">
            <text:p>0</text:p>
          </table:table-cell>
          <table:table-cell table:style-name="ce9" table:formula="of:=OR(ROW([.BZ2])-1=[.$B$1];MEDIAN(64;[.BZ2];123)=[.BZ2])" office:value-type="float" office:value="1" calcext:value-type="float">
            <text:p>1</text:p>
          </table:table-cell>
          <table:table-cell table:style-name="ce9" table:formula="of:=OR(ROW([.CA2])-1=[.$B$1];MEDIAN(64;[.CA2];123)=[.CA2])" office:value-type="float" office:value="0" calcext:value-type="float">
            <text:p>0</text:p>
          </table:table-cell>
          <table:table-cell table:style-name="ce9" table:formula="of:=OR(ROW([.CB2])-1=[.$B$1];MEDIAN(64;[.CB2];123)=[.CB2])" office:value-type="float" office:value="1" calcext:value-type="float">
            <text:p>1</text:p>
          </table:table-cell>
          <table:table-cell table:style-name="ce9" table:formula="of:=OR(ROW([.CC2])-1=[.$B$1];MEDIAN(64;[.CC2];123)=[.CC2])" office:value-type="float" office:value="0" calcext:value-type="float">
            <text:p>0</text:p>
          </table:table-cell>
          <table:table-cell table:style-name="ce9" table:formula="of:=OR(ROW([.CD2])-1=[.$B$1];MEDIAN(64;[.CD2];123)=[.CD2])" office:value-type="float" office:value="1" calcext:value-type="float">
            <text:p>1</text:p>
          </table:table-cell>
          <table:table-cell table:style-name="ce9" table:formula="of:=OR(ROW([.CE2])-1=[.$B$1];MEDIAN(64;[.CE2];123)=[.CE2])" office:value-type="float" office:value="1" calcext:value-type="float">
            <text:p>1</text:p>
          </table:table-cell>
          <table:table-cell table:style-name="ce9" table:formula="of:=OR(ROW([.CF2])-1=[.$B$1];MEDIAN(64;[.CF2];123)=[.CF2])" office:value-type="float" office:value="1" calcext:value-type="float">
            <text:p>1</text:p>
          </table:table-cell>
          <table:table-cell table:style-name="ce9" table:formula="of:=OR(ROW([.CG2])-1=[.$B$1];MEDIAN(64;[.CG2];123)=[.CG2])" office:value-type="float" office:value="1" calcext:value-type="float">
            <text:p>1</text:p>
          </table:table-cell>
          <table:table-cell table:style-name="ce9" table:formula="of:=OR(ROW([.CH2])-1=[.$B$1];MEDIAN(64;[.CH2];123)=[.CH2])" office:value-type="float" office:value="0" calcext:value-type="float">
            <text:p>0</text:p>
          </table:table-cell>
          <table:table-cell table:style-name="ce9" table:formula="of:=OR(ROW([.CI2])-1=[.$B$1];MEDIAN(64;[.CI2];123)=[.CI2])" office:value-type="float" office:value="0" calcext:value-type="float">
            <text:p>0</text:p>
          </table:table-cell>
          <table:table-cell table:style-name="ce9" table:formula="of:=OR(ROW([.CJ2])-1=[.$B$1];MEDIAN(64;[.CJ2];123)=[.CJ2])" office:value-type="float" office:value="1" calcext:value-type="float">
            <text:p>1</text:p>
          </table:table-cell>
          <table:table-cell table:style-name="ce9" table:formula="of:=OR(ROW([.CK2])-1=[.$B$1];MEDIAN(64;[.CK2];123)=[.CK2])" office:value-type="float" office:value="0" calcext:value-type="float">
            <text:p>0</text:p>
          </table:table-cell>
          <table:table-cell table:style-name="ce9" table:formula="of:=OR(ROW([.CL2])-1=[.$B$1];MEDIAN(64;[.CL2];123)=[.CL2])" office:value-type="float" office:value="1" calcext:value-type="float">
            <text:p>1</text:p>
          </table:table-cell>
          <table:table-cell table:style-name="ce9" table:formula="of:=OR(ROW([.CM2])-1=[.$B$1];MEDIAN(64;[.CM2];123)=[.CM2])" office:value-type="float" office:value="0" calcext:value-type="float">
            <text:p>0</text:p>
          </table:table-cell>
          <table:table-cell table:style-name="ce9" table:formula="of:=OR(ROW([.CN2])-1=[.$B$1];MEDIAN(64;[.CN2];123)=[.CN2])" office:value-type="float" office:value="1" calcext:value-type="float">
            <text:p>1</text:p>
          </table:table-cell>
          <table:table-cell table:style-name="ce9" table:formula="of:=OR(ROW([.CO2])-1=[.$B$1];MEDIAN(64;[.CO2];123)=[.CO2])" office:value-type="float" office:value="0" calcext:value-type="float">
            <text:p>0</text:p>
          </table:table-cell>
          <table:table-cell table:style-name="ce9" table:formula="of:=OR(ROW([.CP2])-1=[.$B$1];MEDIAN(64;[.CP2];123)=[.CP2])" office:value-type="float" office:value="1" calcext:value-type="float">
            <text:p>1</text:p>
          </table:table-cell>
          <table:table-cell table:style-name="ce9" table:formula="of:=OR(ROW([.CQ2])-1=[.$B$1];MEDIAN(64;[.CQ2];123)=[.CQ2])" office:value-type="float" office:value="1" calcext:value-type="float">
            <text:p>1</text:p>
          </table:table-cell>
          <table:table-cell table:style-name="ce9" table:formula="of:=OR(ROW([.CR2])-1=[.$B$1];MEDIAN(64;[.CR2];123)=[.CR2])" office:value-type="float" office:value="0" calcext:value-type="float">
            <text:p>0</text:p>
          </table:table-cell>
          <table:table-cell table:style-name="ce9" table:formula="of:=OR(ROW([.CS2])-1=[.$B$1];MEDIAN(64;[.CS2];123)=[.CS2])" office:value-type="float" office:value="1" calcext:value-type="float">
            <text:p>1</text:p>
          </table:table-cell>
          <table:table-cell table:style-name="ce9" table:formula="of:=OR(ROW([.CT2])-1=[.$B$1];MEDIAN(64;[.CT2];123)=[.CT2])" office:value-type="float" office:value="0" calcext:value-type="float">
            <text:p>0</text:p>
          </table:table-cell>
          <table:table-cell table:style-name="ce9" table:formula="of:=OR(ROW([.CU2])-1=[.$B$1];MEDIAN(64;[.CU2];123)=[.CU2])" office:value-type="float" office:value="0" calcext:value-type="float">
            <text:p>0</text:p>
          </table:table-cell>
          <table:table-cell table:style-name="ce9" table:formula="of:=OR(ROW([.CV2])-1=[.$B$1];MEDIAN(64;[.CV2];123)=[.CV2])" office:value-type="float" office:value="1" calcext:value-type="float">
            <text:p>1</text:p>
          </table:table-cell>
          <table:table-cell table:style-name="ce9" table:formula="of:=OR(ROW([.CW2])-1=[.$B$1];MEDIAN(64;[.CW2];123)=[.CW2])" office:value-type="float" office:value="0" calcext:value-type="float">
            <text:p>0</text:p>
          </table:table-cell>
          <table:table-cell table:style-name="ce9" table:formula="of:=OR(ROW([.CX2])-1=[.$B$1];MEDIAN(64;[.CX2];123)=[.CX2])" office:value-type="float" office:value="0" calcext:value-type="float">
            <text:p>0</text:p>
          </table:table-cell>
          <table:table-cell table:style-name="ce9" table:formula="of:=OR(ROW([.CY2])-1=[.$B$1];MEDIAN(64;[.CY2];123)=[.CY2])" office:value-type="float" office:value="0" calcext:value-type="float">
            <text:p>0</text:p>
          </table:table-cell>
          <table:table-cell table:style-name="ce9" table:formula="of:=OR(ROW([.CZ2])-1=[.$B$1];MEDIAN(64;[.CZ2];123)=[.CZ2])" office:value-type="float" office:value="1" calcext:value-type="float">
            <text:p>1</text:p>
          </table:table-cell>
          <table:table-cell table:style-name="ce9" table:formula="of:=OR(ROW([.DA2])-1=[.$B$1];MEDIAN(64;[.DA2];123)=[.DA2])" office:value-type="float" office:value="1" calcext:value-type="float">
            <text:p>1</text:p>
          </table:table-cell>
          <table:table-cell table:style-name="ce9" table:formula="of:=OR(ROW([.DB2])-1=[.$B$1];MEDIAN(64;[.DB2];123)=[.DB2])" office:value-type="float" office:value="0" calcext:value-type="float">
            <text:p>0</text:p>
          </table:table-cell>
          <table:table-cell table:style-name="ce9" table:formula="of:=OR(ROW([.DC2])-1=[.$B$1];MEDIAN(64;[.DC2];123)=[.DC2])" office:value-type="float" office:value="0" calcext:value-type="float">
            <text:p>0</text:p>
          </table:table-cell>
          <table:table-cell table:style-name="ce9" table:formula="of:=OR(ROW([.DD2])-1=[.$B$1];MEDIAN(64;[.DD2];123)=[.DD2])" office:value-type="float" office:value="0" calcext:value-type="float">
            <text:p>0</text:p>
          </table:table-cell>
          <table:table-cell table:style-name="ce9" table:formula="of:=OR(ROW([.DE2])-1=[.$B$1];MEDIAN(64;[.DE2];123)=[.DE2])" office:value-type="float" office:value="0" calcext:value-type="float">
            <text:p>0</text:p>
          </table:table-cell>
          <table:table-cell table:style-name="ce9" table:formula="of:=OR(ROW([.DF2])-1=[.$B$1];MEDIAN(64;[.DF2];123)=[.DF2])" office:value-type="float" office:value="0" calcext:value-type="float">
            <text:p>0</text:p>
          </table:table-cell>
          <table:table-cell table:style-name="ce9" table:formula="of:=OR(ROW([.DG2])-1=[.$B$1];MEDIAN(64;[.DG2];123)=[.DG2])" office:value-type="float" office:value="0" calcext:value-type="float">
            <text:p>0</text:p>
          </table:table-cell>
          <table:table-cell table:style-name="ce9" table:formula="of:=OR(ROW([.DH2])-1=[.$B$1];MEDIAN(64;[.DH2];123)=[.DH2])" office:value-type="float" office:value="0" calcext:value-type="float">
            <text:p>0</text:p>
          </table:table-cell>
          <table:table-cell table:style-name="ce9" table:formula="of:=OR(ROW([.DI2])-1=[.$B$1];MEDIAN(64;[.DI2];123)=[.DI2])" office:value-type="float" office:value="0" calcext:value-type="float">
            <text:p>0</text:p>
          </table:table-cell>
          <table:table-cell table:style-name="ce9" table:formula="of:=OR(ROW([.DJ2])-1=[.$B$1];MEDIAN(64;[.DJ2];123)=[.DJ2])" office:value-type="float" office:value="0" calcext:value-type="float">
            <text:p>0</text:p>
          </table:table-cell>
          <table:table-cell table:style-name="ce9" table:formula="of:=OR(ROW([.DK2])-1=[.$B$1];MEDIAN(64;[.DK2];123)=[.DK2])" office:value-type="float" office:value="1" calcext:value-type="float">
            <text:p>1</text:p>
          </table:table-cell>
          <table:table-cell table:style-name="ce9" table:formula="of:=OR(ROW([.DL2])-1=[.$B$1];MEDIAN(64;[.DL2];123)=[.DL2])" office:value-type="float" office:value="0" calcext:value-type="float">
            <text:p>0</text:p>
          </table:table-cell>
          <table:table-cell table:style-name="ce9" table:formula="of:=OR(ROW([.DM2])-1=[.$B$1];MEDIAN(64;[.DM2];123)=[.DM2])" office:value-type="float" office:value="0" calcext:value-type="float">
            <text:p>0</text:p>
          </table:table-cell>
          <table:table-cell table:style-name="ce9" table:formula="of:=OR(ROW([.DN2])-1=[.$B$1];MEDIAN(64;[.DN2];123)=[.DN2])" office:value-type="float" office:value="0" calcext:value-type="float">
            <text:p>0</text:p>
          </table:table-cell>
          <table:table-cell table:style-name="ce9" table:formula="of:=OR(ROW([.DO2])-1=[.$B$1];MEDIAN(64;[.DO2];123)=[.DO2])" office:value-type="float" office:value="1" calcext:value-type="float">
            <text:p>1</text:p>
          </table:table-cell>
          <table:table-cell table:style-name="ce9" table:formula="of:=OR(ROW([.DP2])-1=[.$B$1];MEDIAN(64;[.DP2];123)=[.DP2])" office:value-type="float" office:value="1" calcext:value-type="float">
            <text:p>1</text:p>
          </table:table-cell>
          <table:table-cell table:style-name="ce9" table:formula="of:=OR(ROW([.DQ2])-1=[.$B$1];MEDIAN(64;[.DQ2];123)=[.DQ2])" office:value-type="float" office:value="0" calcext:value-type="float">
            <text:p>0</text:p>
          </table:table-cell>
          <table:table-cell table:style-name="ce9" table:formula="of:=OR(ROW([.DR2])-1=[.$B$1];MEDIAN(64;[.DR2];123)=[.DR2])" office:value-type="float" office:value="1" calcext:value-type="float">
            <text:p>1</text:p>
          </table:table-cell>
          <table:table-cell table:style-name="ce9" table:formula="of:=OR(ROW([.DS2])-1=[.$B$1];MEDIAN(64;[.DS2];123)=[.DS2])" office:value-type="float" office:value="1" calcext:value-type="float">
            <text:p>1</text:p>
          </table:table-cell>
          <table:table-cell table:style-name="ce9" table:formula="of:=OR(ROW([.DT2])-1=[.$B$1];MEDIAN(64;[.DT2];123)=[.DT2])" office:value-type="float" office:value="1" calcext:value-type="float">
            <text:p>1</text:p>
          </table:table-cell>
          <table:table-cell table:style-name="ce9" table:formula="of:=OR(ROW([.DU2])-1=[.$B$1];MEDIAN(64;[.DU2];123)=[.DU2])" office:value-type="float" office:value="0" calcext:value-type="float">
            <text:p>0</text:p>
          </table:table-cell>
          <table:table-cell table:style-name="ce9" table:formula="of:=OR(ROW([.DV2])-1=[.$B$1];MEDIAN(64;[.DV2];123)=[.DV2])" office:value-type="float" office:value="0" calcext:value-type="float">
            <text:p>0</text:p>
          </table:table-cell>
          <table:table-cell table:style-name="ce9" table:formula="of:=OR(ROW([.DW2])-1=[.$B$1];MEDIAN(64;[.DW2];123)=[.DW2])" office:value-type="float" office:value="0" calcext:value-type="float">
            <text:p>0</text:p>
          </table:table-cell>
          <table:table-cell table:style-name="ce9" table:formula="of:=OR(ROW([.DX2])-1=[.$B$1];MEDIAN(64;[.DX2];123)=[.DX2])" office:value-type="float" office:value="0" calcext:value-type="float">
            <text:p>0</text:p>
          </table:table-cell>
          <table:table-cell table:style-name="ce9" table:formula="of:=OR(ROW([.DY2])-1=[.$B$1];MEDIAN(64;[.DY2];123)=[.DY2])" office:value-type="float" office:value="0" calcext:value-type="float">
            <text:p>0</text:p>
          </table:table-cell>
          <table:table-cell table:style-name="ce9" table:formula="of:=OR(ROW([.DZ2])-1=[.$B$1];MEDIAN(64;[.DZ2];123)=[.DZ2])" office:value-type="float" office:value="1" calcext:value-type="float">
            <text:p>1</text:p>
          </table:table-cell>
          <table:table-cell table:style-name="ce9" table:formula="of:=OR(ROW([.EA2])-1=[.$B$1];MEDIAN(64;[.EA2];123)=[.EA2])" office:value-type="float" office:value="0" calcext:value-type="float">
            <text:p>0</text:p>
          </table:table-cell>
          <table:table-cell table:style-name="ce9" table:formula="of:=OR(ROW([.EB2])-1=[.$B$1];MEDIAN(64;[.EB2];123)=[.EB2])" office:value-type="float" office:value="0" calcext:value-type="float">
            <text:p>0</text:p>
          </table:table-cell>
          <table:table-cell table:style-name="ce9" table:formula="of:=OR(ROW([.EC2])-1=[.$B$1];MEDIAN(64;[.EC2];123)=[.EC2])" office:value-type="float" office:value="0" calcext:value-type="float">
            <text:p>0</text:p>
          </table:table-cell>
          <table:table-cell table:style-name="ce9" table:formula="of:=OR(ROW([.ED2])-1=[.$B$1];MEDIAN(64;[.ED2];123)=[.ED2])" office:value-type="float" office:value="1" calcext:value-type="float">
            <text:p>1</text:p>
          </table:table-cell>
          <table:table-cell table:style-name="ce9" table:formula="of:=OR(ROW([.EE2])-1=[.$B$1];MEDIAN(64;[.EE2];123)=[.EE2])" office:value-type="float" office:value="1" calcext:value-type="float">
            <text:p>1</text:p>
          </table:table-cell>
          <table:table-cell table:style-name="ce9" table:formula="of:=OR(ROW([.EF2])-1=[.$B$1];MEDIAN(64;[.EF2];123)=[.EF2])" office:value-type="float" office:value="0" calcext:value-type="float">
            <text:p>0</text:p>
          </table:table-cell>
          <table:table-cell table:style-name="ce9" table:formula="of:=OR(ROW([.EG2])-1=[.$B$1];MEDIAN(64;[.EG2];123)=[.EG2])" office:value-type="float" office:value="0" calcext:value-type="float">
            <text:p>0</text:p>
          </table:table-cell>
          <table:table-cell table:style-name="ce9" table:formula="of:=OR(ROW([.EH2])-1=[.$B$1];MEDIAN(64;[.EH2];123)=[.EH2])" office:value-type="float" office:value="0" calcext:value-type="float">
            <text:p>0</text:p>
          </table:table-cell>
          <table:table-cell table:style-name="ce9" table:formula="of:=OR(ROW([.EI2])-1=[.$B$1];MEDIAN(64;[.EI2];123)=[.EI2])" office:value-type="float" office:value="0" calcext:value-type="float">
            <text:p>0</text:p>
          </table:table-cell>
          <table:table-cell table:style-name="ce9" table:formula="of:=OR(ROW([.EJ2])-1=[.$B$1];MEDIAN(64;[.EJ2];123)=[.EJ2])" office:value-type="float" office:value="0" calcext:value-type="float">
            <text:p>0</text:p>
          </table:table-cell>
          <table:table-cell table:style-name="ce9" table:formula="of:=OR(ROW([.EK2])-1=[.$B$1];MEDIAN(64;[.EK2];123)=[.EK2])" office:value-type="float" office:value="0" calcext:value-type="float">
            <text:p>0</text:p>
          </table:table-cell>
          <table:table-cell table:style-name="ce9" table:formula="of:=OR(ROW([.EL2])-1=[.$B$1];MEDIAN(64;[.EL2];123)=[.EL2])" office:value-type="float" office:value="0" calcext:value-type="float">
            <text:p>0</text:p>
          </table:table-cell>
          <table:table-cell table:style-name="ce9" table:formula="of:=OR(ROW([.EM2])-1=[.$B$1];MEDIAN(64;[.EM2];123)=[.EM2])" office:value-type="float" office:value="0" calcext:value-type="float">
            <text:p>0</text:p>
          </table:table-cell>
          <table:table-cell table:style-name="ce9" table:formula="of:=OR(ROW([.EN2])-1=[.$B$1];MEDIAN(64;[.EN2];123)=[.EN2])" office:value-type="float" office:value="0" calcext:value-type="float">
            <text:p>0</text:p>
          </table:table-cell>
          <table:table-cell table:style-name="ce9" table:formula="of:=OR(ROW([.EO2])-1=[.$B$1];MEDIAN(64;[.EO2];123)=[.EO2])" office:value-type="float" office:value="0" calcext:value-type="float">
            <text:p>0</text:p>
          </table:table-cell>
          <table:table-cell table:style-name="ce9" table:formula="of:=OR(ROW([.EP2])-1=[.$B$1];MEDIAN(64;[.EP2];123)=[.EP2])" office:value-type="float" office:value="0" calcext:value-type="float">
            <text:p>0</text:p>
          </table:table-cell>
          <table:table-cell table:style-name="ce9" table:formula="of:=OR(ROW([.EQ2])-1=[.$B$1];MEDIAN(64;[.EQ2];123)=[.EQ2])" office:value-type="float" office:value="0" calcext:value-type="float">
            <text:p>0</text:p>
          </table:table-cell>
          <table:table-cell table:style-name="ce9" table:formula="of:=OR(ROW([.ER2])-1=[.$B$1];MEDIAN(64;[.ER2];123)=[.ER2])" office:value-type="float" office:value="0" calcext:value-type="float">
            <text:p>0</text:p>
          </table:table-cell>
          <table:table-cell table:style-name="ce9" table:formula="of:=OR(ROW([.ES2])-1=[.$B$1];MEDIAN(64;[.ES2];123)=[.ES2])" office:value-type="float" office:value="0" calcext:value-type="float">
            <text:p>0</text:p>
          </table:table-cell>
          <table:table-cell table:style-name="ce9" table:formula="of:=OR(ROW([.ET2])-1=[.$B$1];MEDIAN(64;[.ET2];123)=[.ET2])" office:value-type="float" office:value="0" calcext:value-type="float">
            <text:p>0</text:p>
          </table:table-cell>
          <table:table-cell table:style-name="ce9" table:formula="of:=OR(ROW([.EU2])-1=[.$B$1];MEDIAN(64;[.EU2];123)=[.EU2])" office:value-type="float" office:value="0" calcext:value-type="float">
            <text:p>0</text:p>
          </table:table-cell>
          <table:table-cell table:style-name="ce9" table:formula="of:=OR(ROW([.EV2])-1=[.$B$1];MEDIAN(64;[.EV2];123)=[.EV2])" office:value-type="float" office:value="0" calcext:value-type="float">
            <text:p>0</text:p>
          </table:table-cell>
          <table:table-cell table:style-name="ce9" table:formula="of:=OR(ROW([.EW2])-1=[.$B$1];MEDIAN(64;[.EW2];123)=[.EW2])" office:value-type="float" office:value="0" calcext:value-type="float">
            <text:p>0</text:p>
          </table:table-cell>
          <table:table-cell table:style-name="ce9" table:formula="of:=OR(ROW([.EX2])-1=[.$B$1];MEDIAN(64;[.EX2];123)=[.EX2])" office:value-type="float" office:value="0" calcext:value-type="float">
            <text:p>0</text:p>
          </table:table-cell>
          <table:table-cell table:style-name="ce9" table:formula="of:=OR(ROW([.EY2])-1=[.$B$1];MEDIAN(64;[.EY2];123)=[.EY2])" office:value-type="float" office:value="0" calcext:value-type="float">
            <text:p>0</text:p>
          </table:table-cell>
          <table:table-cell table:style-name="ce9" table:formula="of:=OR(ROW([.EZ2])-1=[.$B$1];MEDIAN(64;[.EZ2];123)=[.EZ2])" office:value-type="float" office:value="0" calcext:value-type="float">
            <text:p>0</text:p>
          </table:table-cell>
          <table:table-cell table:style-name="ce9" table:formula="of:=OR(ROW([.FA2])-1=[.$B$1];MEDIAN(64;[.FA2];123)=[.FA2])" office:value-type="float" office:value="0" calcext:value-type="float">
            <text:p>0</text:p>
          </table:table-cell>
          <table:table-cell table:style-name="ce9" table:formula="of:=OR(ROW([.FB2])-1=[.$B$1];MEDIAN(64;[.FB2];123)=[.FB2])" office:value-type="float" office:value="0" calcext:value-type="float">
            <text:p>0</text:p>
          </table:table-cell>
          <table:table-cell table:style-name="ce9" table:formula="of:=OR(ROW([.FC2])-1=[.$B$1];MEDIAN(64;[.FC2];123)=[.FC2])" office:value-type="float" office:value="0" calcext:value-type="float">
            <text:p>0</text:p>
          </table:table-cell>
          <table:table-cell table:style-name="ce9" table:formula="of:=OR(ROW([.FD2])-1=[.$B$1];MEDIAN(64;[.FD2];123)=[.FD2])" office:value-type="float" office:value="0" calcext:value-type="float">
            <text:p>0</text:p>
          </table:table-cell>
          <table:table-cell table:style-name="ce9" table:formula="of:=OR(ROW([.FE2])-1=[.$B$1];MEDIAN(64;[.FE2];123)=[.FE2])" office:value-type="float" office:value="0" calcext:value-type="float">
            <text:p>0</text:p>
          </table:table-cell>
          <table:table-cell table:style-name="ce9" table:formula="of:=OR(ROW([.FF2])-1=[.$B$1];MEDIAN(64;[.FF2];123)=[.FF2])" office:value-type="float" office:value="0" calcext:value-type="float">
            <text:p>0</text:p>
          </table:table-cell>
          <table:table-cell table:style-name="ce9" table:formula="of:=OR(ROW([.FG2])-1=[.$B$1];MEDIAN(64;[.FG2];123)=[.FG2])" office:value-type="float" office:value="0" calcext:value-type="float">
            <text:p>0</text:p>
          </table:table-cell>
          <table:table-cell table:style-name="ce9" table:formula="of:=OR(ROW([.FH2])-1=[.$B$1];MEDIAN(64;[.FH2];123)=[.FH2])" office:value-type="float" office:value="0" calcext:value-type="float">
            <text:p>0</text:p>
          </table:table-cell>
          <table:table-cell table:style-name="ce9" table:formula="of:=OR(ROW([.FI2])-1=[.$B$1];MEDIAN(64;[.FI2];123)=[.FI2])" office:value-type="float" office:value="0" calcext:value-type="float">
            <text:p>0</text:p>
          </table:table-cell>
          <table:table-cell table:style-name="ce9" table:formula="of:=OR(ROW([.FJ2])-1=[.$B$1];MEDIAN(64;[.FJ2];123)=[.FJ2])" office:value-type="float" office:value="0" calcext:value-type="float">
            <text:p>0</text:p>
          </table:table-cell>
          <table:table-cell table:style-name="ce9" table:formula="of:=OR(ROW([.FK2])-1=[.$B$1];MEDIAN(64;[.FK2];123)=[.FK2])" office:value-type="float" office:value="0" calcext:value-type="float">
            <text:p>0</text:p>
          </table:table-cell>
          <table:table-cell table:style-name="ce9" table:formula="of:=OR(ROW([.FL2])-1=[.$B$1];MEDIAN(64;[.FL2];123)=[.FL2])" office:value-type="float" office:value="0" calcext:value-type="float">
            <text:p>0</text:p>
          </table:table-cell>
          <table:table-cell table:style-name="ce9" table:formula="of:=OR(ROW([.FM2])-1=[.$B$1];MEDIAN(64;[.FM2];123)=[.FM2])" office:value-type="float" office:value="0" calcext:value-type="float">
            <text:p>0</text:p>
          </table:table-cell>
          <table:table-cell table:style-name="ce9" table:formula="of:=OR(ROW([.FN2])-1=[.$B$1];MEDIAN(64;[.FN2];123)=[.FN2])" office:value-type="float" office:value="0" calcext:value-type="float">
            <text:p>0</text:p>
          </table:table-cell>
          <table:table-cell table:style-name="ce9" table:formula="of:=OR(ROW([.FO2])-1=[.$B$1];MEDIAN(64;[.FO2];123)=[.FO2])" office:value-type="float" office:value="0" calcext:value-type="float">
            <text:p>0</text:p>
          </table:table-cell>
          <table:table-cell table:style-name="ce9" table:formula="of:=OR(ROW([.FP2])-1=[.$B$1];MEDIAN(64;[.FP2];123)=[.FP2])" office:value-type="float" office:value="0" calcext:value-type="float">
            <text:p>0</text:p>
          </table:table-cell>
          <table:table-cell table:style-name="ce9" table:formula="of:=OR(ROW([.FQ2])-1=[.$B$1];MEDIAN(64;[.FQ2];123)=[.FQ2])" office:value-type="float" office:value="0" calcext:value-type="float">
            <text:p>0</text:p>
          </table:table-cell>
          <table:table-cell table:style-name="ce9" table:formula="of:=OR(ROW([.FR2])-1=[.$B$1];MEDIAN(64;[.FR2];123)=[.FR2])" office:value-type="float" office:value="0" calcext:value-type="float">
            <text:p>0</text:p>
          </table:table-cell>
          <table:table-cell table:style-name="ce9" table:formula="of:=OR(ROW([.FS2])-1=[.$B$1];MEDIAN(64;[.FS2];123)=[.FS2])" office:value-type="float" office:value="0" calcext:value-type="float">
            <text:p>0</text:p>
          </table:table-cell>
          <table:table-cell table:style-name="ce9" table:formula="of:=OR(ROW([.FT2])-1=[.$B$1];MEDIAN(64;[.FT2];123)=[.FT2])" office:value-type="float" office:value="0" calcext:value-type="float">
            <text:p>0</text:p>
          </table:table-cell>
          <table:table-cell table:style-name="ce9" table:formula="of:=OR(ROW([.FU2])-1=[.$B$1];MEDIAN(64;[.FU2];123)=[.FU2])" office:value-type="float" office:value="0" calcext:value-type="float">
            <text:p>0</text:p>
          </table:table-cell>
          <table:table-cell table:style-name="ce9" table:formula="of:=OR(ROW([.FV2])-1=[.$B$1];MEDIAN(64;[.FV2];123)=[.FV2])" office:value-type="float" office:value="0" calcext:value-type="float">
            <text:p>0</text:p>
          </table:table-cell>
          <table:table-cell table:style-name="ce9" table:formula="of:=OR(ROW([.FW2])-1=[.$B$1];MEDIAN(64;[.FW2];123)=[.FW2])" office:value-type="float" office:value="0" calcext:value-type="float">
            <text:p>0</text:p>
          </table:table-cell>
          <table:table-cell table:style-name="ce9" table:formula="of:=OR(ROW([.FX2])-1=[.$B$1];MEDIAN(64;[.FX2];123)=[.FX2])" office:value-type="float" office:value="0" calcext:value-type="float">
            <text:p>0</text:p>
          </table:table-cell>
          <table:table-cell table:style-name="ce9" table:formula="of:=OR(ROW([.FY2])-1=[.$B$1];MEDIAN(64;[.FY2];123)=[.FY2])" office:value-type="float" office:value="0" calcext:value-type="float">
            <text:p>0</text:p>
          </table:table-cell>
          <table:table-cell table:style-name="ce9" table:formula="of:=OR(ROW([.FZ2])-1=[.$B$1];MEDIAN(64;[.FZ2];123)=[.FZ2])" office:value-type="float" office:value="0" calcext:value-type="float">
            <text:p>0</text:p>
          </table:table-cell>
          <table:table-cell table:style-name="ce9" table:formula="of:=OR(ROW([.GA2])-1=[.$B$1];MEDIAN(64;[.GA2];123)=[.GA2])" office:value-type="float" office:value="0" calcext:value-type="float">
            <text:p>0</text:p>
          </table:table-cell>
          <table:table-cell table:style-name="ce9" table:formula="of:=OR(ROW([.GB2])-1=[.$B$1];MEDIAN(64;[.GB2];123)=[.GB2])" office:value-type="float" office:value="0" calcext:value-type="float">
            <text:p>0</text:p>
          </table:table-cell>
          <table:table-cell table:style-name="ce9" table:formula="of:=OR(ROW([.GC2])-1=[.$B$1];MEDIAN(64;[.GC2];123)=[.GC2])" office:value-type="float" office:value="0" calcext:value-type="float">
            <text:p>0</text:p>
          </table:table-cell>
          <table:table-cell table:style-name="ce9" table:formula="of:=OR(ROW([.GD2])-1=[.$B$1];MEDIAN(64;[.GD2];123)=[.GD2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3])-1=[.$B$1];MEDIAN(64;[.A3];123)=[.A3])" office:value-type="float" office:value="1" calcext:value-type="float">
            <text:p>1</text:p>
          </table:table-cell>
          <table:table-cell table:style-name="ce10" table:formula="of:=OR(ROW([.B3])-1=[.$B$1];MEDIAN(64;[.B3];123)=[.B3])" office:value-type="float" office:value="0" calcext:value-type="float">
            <text:p>0</text:p>
          </table:table-cell>
          <table:table-cell table:style-name="ce10" table:formula="of:=OR(ROW([.C3])-1=[.$B$1];MEDIAN(64;[.C3];123)=[.C3])" office:value-type="float" office:value="0" calcext:value-type="float">
            <text:p>0</text:p>
          </table:table-cell>
          <table:table-cell table:style-name="ce10" table:formula="of:=OR(ROW([.D3])-1=[.$B$1];MEDIAN(64;[.D3];123)=[.D3])" office:value-type="float" office:value="0" calcext:value-type="float">
            <text:p>0</text:p>
          </table:table-cell>
          <table:table-cell table:style-name="ce10" table:formula="of:=OR(ROW([.E3])-1=[.$B$1];MEDIAN(64;[.E3];123)=[.E3])" office:value-type="float" office:value="1" calcext:value-type="float">
            <text:p>1</text:p>
          </table:table-cell>
          <table:table-cell table:style-name="ce10" table:formula="of:=OR(ROW([.F3])-1=[.$B$1];MEDIAN(64;[.F3];123)=[.F3])" office:value-type="float" office:value="1" calcext:value-type="float">
            <text:p>1</text:p>
          </table:table-cell>
          <table:table-cell table:style-name="ce10" table:formula="of:=OR(ROW([.G3])-1=[.$B$1];MEDIAN(64;[.G3];123)=[.G3])" office:value-type="float" office:value="0" calcext:value-type="float">
            <text:p>0</text:p>
          </table:table-cell>
          <table:table-cell table:style-name="ce10" table:formula="of:=OR(ROW([.H3])-1=[.$B$1];MEDIAN(64;[.H3];123)=[.H3])" office:value-type="float" office:value="0" calcext:value-type="float">
            <text:p>0</text:p>
          </table:table-cell>
          <table:table-cell table:style-name="ce10" table:formula="of:=OR(ROW([.I3])-1=[.$B$1];MEDIAN(64;[.I3];123)=[.I3])" office:value-type="float" office:value="0" calcext:value-type="float">
            <text:p>0</text:p>
          </table:table-cell>
          <table:table-cell table:style-name="ce10" table:formula="of:=OR(ROW([.J3])-1=[.$B$1];MEDIAN(64;[.J3];123)=[.J3])" office:value-type="float" office:value="0" calcext:value-type="float">
            <text:p>0</text:p>
          </table:table-cell>
          <table:table-cell table:style-name="ce10" table:formula="of:=OR(ROW([.K3])-1=[.$B$1];MEDIAN(64;[.K3];123)=[.K3])" office:value-type="float" office:value="0" calcext:value-type="float">
            <text:p>0</text:p>
          </table:table-cell>
          <table:table-cell table:style-name="ce10" table:formula="of:=OR(ROW([.L3])-1=[.$B$1];MEDIAN(64;[.L3];123)=[.L3])" office:value-type="float" office:value="1" calcext:value-type="float">
            <text:p>1</text:p>
          </table:table-cell>
          <table:table-cell table:style-name="ce10" table:formula="of:=OR(ROW([.M3])-1=[.$B$1];MEDIAN(64;[.M3];123)=[.M3])" office:value-type="float" office:value="1" calcext:value-type="float">
            <text:p>1</text:p>
          </table:table-cell>
          <table:table-cell table:style-name="ce10" table:formula="of:=OR(ROW([.N3])-1=[.$B$1];MEDIAN(64;[.N3];123)=[.N3])" office:value-type="float" office:value="0" calcext:value-type="float">
            <text:p>0</text:p>
          </table:table-cell>
          <table:table-cell table:style-name="ce10" table:formula="of:=OR(ROW([.O3])-1=[.$B$1];MEDIAN(64;[.O3];123)=[.O3])" office:value-type="float" office:value="0" calcext:value-type="float">
            <text:p>0</text:p>
          </table:table-cell>
          <table:table-cell table:style-name="ce10" table:formula="of:=OR(ROW([.P3])-1=[.$B$1];MEDIAN(64;[.P3];123)=[.P3])" office:value-type="float" office:value="0" calcext:value-type="float">
            <text:p>0</text:p>
          </table:table-cell>
          <table:table-cell table:style-name="ce10" table:formula="of:=OR(ROW([.Q3])-1=[.$B$1];MEDIAN(64;[.Q3];123)=[.Q3])" office:value-type="float" office:value="0" calcext:value-type="float">
            <text:p>0</text:p>
          </table:table-cell>
          <table:table-cell table:style-name="ce10" table:formula="of:=OR(ROW([.R3])-1=[.$B$1];MEDIAN(64;[.R3];123)=[.R3])" office:value-type="float" office:value="0" calcext:value-type="float">
            <text:p>0</text:p>
          </table:table-cell>
          <table:table-cell table:style-name="ce10" table:formula="of:=OR(ROW([.S3])-1=[.$B$1];MEDIAN(64;[.S3];123)=[.S3])" office:value-type="float" office:value="0" calcext:value-type="float">
            <text:p>0</text:p>
          </table:table-cell>
          <table:table-cell table:style-name="ce10" table:formula="of:=OR(ROW([.T3])-1=[.$B$1];MEDIAN(64;[.T3];123)=[.T3])" office:value-type="float" office:value="0" calcext:value-type="float">
            <text:p>0</text:p>
          </table:table-cell>
          <table:table-cell table:style-name="ce10" table:formula="of:=OR(ROW([.U3])-1=[.$B$1];MEDIAN(64;[.U3];123)=[.U3])" office:value-type="float" office:value="1" calcext:value-type="float">
            <text:p>1</text:p>
          </table:table-cell>
          <table:table-cell table:style-name="ce10" table:formula="of:=OR(ROW([.V3])-1=[.$B$1];MEDIAN(64;[.V3];123)=[.V3])" office:value-type="float" office:value="0" calcext:value-type="float">
            <text:p>0</text:p>
          </table:table-cell>
          <table:table-cell table:style-name="ce10" table:formula="of:=OR(ROW([.W3])-1=[.$B$1];MEDIAN(64;[.W3];123)=[.W3])" office:value-type="float" office:value="0" calcext:value-type="float">
            <text:p>0</text:p>
          </table:table-cell>
          <table:table-cell table:style-name="ce10" table:formula="of:=OR(ROW([.X3])-1=[.$B$1];MEDIAN(64;[.X3];123)=[.X3])" office:value-type="float" office:value="0" calcext:value-type="float">
            <text:p>0</text:p>
          </table:table-cell>
          <table:table-cell table:style-name="ce10" table:formula="of:=OR(ROW([.Y3])-1=[.$B$1];MEDIAN(64;[.Y3];123)=[.Y3])" office:value-type="float" office:value="0" calcext:value-type="float">
            <text:p>0</text:p>
          </table:table-cell>
          <table:table-cell table:style-name="ce10" table:formula="of:=OR(ROW([.Z3])-1=[.$B$1];MEDIAN(64;[.Z3];123)=[.Z3])" office:value-type="float" office:value="0" calcext:value-type="float">
            <text:p>0</text:p>
          </table:table-cell>
          <table:table-cell table:style-name="ce10" table:formula="of:=OR(ROW([.AA3])-1=[.$B$1];MEDIAN(64;[.AA3];123)=[.AA3])" office:value-type="float" office:value="1" calcext:value-type="float">
            <text:p>1</text:p>
          </table:table-cell>
          <table:table-cell table:style-name="ce10" table:formula="of:=OR(ROW([.AB3])-1=[.$B$1];MEDIAN(64;[.AB3];123)=[.AB3])" office:value-type="float" office:value="0" calcext:value-type="float">
            <text:p>0</text:p>
          </table:table-cell>
          <table:table-cell table:style-name="ce10" table:formula="of:=OR(ROW([.AC3])-1=[.$B$1];MEDIAN(64;[.AC3];123)=[.AC3])" office:value-type="float" office:value="0" calcext:value-type="float">
            <text:p>0</text:p>
          </table:table-cell>
          <table:table-cell table:style-name="ce10" table:formula="of:=OR(ROW([.AD3])-1=[.$B$1];MEDIAN(64;[.AD3];123)=[.AD3])" office:value-type="float" office:value="1" calcext:value-type="float">
            <text:p>1</text:p>
          </table:table-cell>
          <table:table-cell table:style-name="ce10" table:formula="of:=OR(ROW([.AE3])-1=[.$B$1];MEDIAN(64;[.AE3];123)=[.AE3])" office:value-type="float" office:value="1" calcext:value-type="float">
            <text:p>1</text:p>
          </table:table-cell>
          <table:table-cell table:style-name="ce10" table:formula="of:=OR(ROW([.AF3])-1=[.$B$1];MEDIAN(64;[.AF3];123)=[.AF3])" office:value-type="float" office:value="0" calcext:value-type="float">
            <text:p>0</text:p>
          </table:table-cell>
          <table:table-cell table:style-name="ce10" table:formula="of:=OR(ROW([.AG3])-1=[.$B$1];MEDIAN(64;[.AG3];123)=[.AG3])" office:value-type="float" office:value="1" calcext:value-type="float">
            <text:p>1</text:p>
          </table:table-cell>
          <table:table-cell table:style-name="ce10" table:formula="of:=OR(ROW([.AH3])-1=[.$B$1];MEDIAN(64;[.AH3];123)=[.AH3])" office:value-type="float" office:value="1" calcext:value-type="float">
            <text:p>1</text:p>
          </table:table-cell>
          <table:table-cell table:style-name="ce10" table:formula="of:=OR(ROW([.AI3])-1=[.$B$1];MEDIAN(64;[.AI3];123)=[.AI3])" office:value-type="float" office:value="1" calcext:value-type="float">
            <text:p>1</text:p>
          </table:table-cell>
          <table:table-cell table:style-name="ce10" table:formula="of:=OR(ROW([.AJ3])-1=[.$B$1];MEDIAN(64;[.AJ3];123)=[.AJ3])" office:value-type="float" office:value="0" calcext:value-type="float">
            <text:p>0</text:p>
          </table:table-cell>
          <table:table-cell table:style-name="ce10" table:formula="of:=OR(ROW([.AK3])-1=[.$B$1];MEDIAN(64;[.AK3];123)=[.AK3])" office:value-type="float" office:value="1" calcext:value-type="float">
            <text:p>1</text:p>
          </table:table-cell>
          <table:table-cell table:style-name="ce10" table:formula="of:=OR(ROW([.AL3])-1=[.$B$1];MEDIAN(64;[.AL3];123)=[.AL3])" office:value-type="float" office:value="0" calcext:value-type="float">
            <text:p>0</text:p>
          </table:table-cell>
          <table:table-cell table:style-name="ce10" table:formula="of:=OR(ROW([.AM3])-1=[.$B$1];MEDIAN(64;[.AM3];123)=[.AM3])" office:value-type="float" office:value="0" calcext:value-type="float">
            <text:p>0</text:p>
          </table:table-cell>
          <table:table-cell table:style-name="ce10" table:formula="of:=OR(ROW([.AN3])-1=[.$B$1];MEDIAN(64;[.AN3];123)=[.AN3])" office:value-type="float" office:value="0" calcext:value-type="float">
            <text:p>0</text:p>
          </table:table-cell>
          <table:table-cell table:style-name="ce10" table:formula="of:=OR(ROW([.AO3])-1=[.$B$1];MEDIAN(64;[.AO3];123)=[.AO3])" office:value-type="float" office:value="0" calcext:value-type="float">
            <text:p>0</text:p>
          </table:table-cell>
          <table:table-cell table:style-name="ce10" table:formula="of:=OR(ROW([.AP3])-1=[.$B$1];MEDIAN(64;[.AP3];123)=[.AP3])" office:value-type="float" office:value="0" calcext:value-type="float">
            <text:p>0</text:p>
          </table:table-cell>
          <table:table-cell table:style-name="ce10" table:formula="of:=OR(ROW([.AQ3])-1=[.$B$1];MEDIAN(64;[.AQ3];123)=[.AQ3])" office:value-type="float" office:value="0" calcext:value-type="float">
            <text:p>0</text:p>
          </table:table-cell>
          <table:table-cell table:style-name="ce10" table:formula="of:=OR(ROW([.AR3])-1=[.$B$1];MEDIAN(64;[.AR3];123)=[.AR3])" office:value-type="float" office:value="0" calcext:value-type="float">
            <text:p>0</text:p>
          </table:table-cell>
          <table:table-cell table:style-name="ce10" table:formula="of:=OR(ROW([.AS3])-1=[.$B$1];MEDIAN(64;[.AS3];123)=[.AS3])" office:value-type="float" office:value="0" calcext:value-type="float">
            <text:p>0</text:p>
          </table:table-cell>
          <table:table-cell table:style-name="ce10" table:formula="of:=OR(ROW([.AT3])-1=[.$B$1];MEDIAN(64;[.AT3];123)=[.AT3])" office:value-type="float" office:value="1" calcext:value-type="float">
            <text:p>1</text:p>
          </table:table-cell>
          <table:table-cell table:style-name="ce10" table:formula="of:=OR(ROW([.AU3])-1=[.$B$1];MEDIAN(64;[.AU3];123)=[.AU3])" office:value-type="float" office:value="0" calcext:value-type="float">
            <text:p>0</text:p>
          </table:table-cell>
          <table:table-cell table:style-name="ce10" table:formula="of:=OR(ROW([.AV3])-1=[.$B$1];MEDIAN(64;[.AV3];123)=[.AV3])" office:value-type="float" office:value="1" calcext:value-type="float">
            <text:p>1</text:p>
          </table:table-cell>
          <table:table-cell table:style-name="ce10" table:formula="of:=OR(ROW([.AW3])-1=[.$B$1];MEDIAN(64;[.AW3];123)=[.AW3])" office:value-type="float" office:value="0" calcext:value-type="float">
            <text:p>0</text:p>
          </table:table-cell>
          <table:table-cell table:style-name="ce10" table:formula="of:=OR(ROW([.AX3])-1=[.$B$1];MEDIAN(64;[.AX3];123)=[.AX3])" office:value-type="float" office:value="0" calcext:value-type="float">
            <text:p>0</text:p>
          </table:table-cell>
          <table:table-cell table:style-name="ce10" table:formula="of:=OR(ROW([.AY3])-1=[.$B$1];MEDIAN(64;[.AY3];123)=[.AY3])" office:value-type="float" office:value="0" calcext:value-type="float">
            <text:p>0</text:p>
          </table:table-cell>
          <table:table-cell table:style-name="ce10" table:formula="of:=OR(ROW([.AZ3])-1=[.$B$1];MEDIAN(64;[.AZ3];123)=[.AZ3])" office:value-type="float" office:value="0" calcext:value-type="float">
            <text:p>0</text:p>
          </table:table-cell>
          <table:table-cell table:style-name="ce10" table:formula="of:=OR(ROW([.BA3])-1=[.$B$1];MEDIAN(64;[.BA3];123)=[.BA3])" office:value-type="float" office:value="1" calcext:value-type="float">
            <text:p>1</text:p>
          </table:table-cell>
          <table:table-cell table:style-name="ce10" table:formula="of:=OR(ROW([.BB3])-1=[.$B$1];MEDIAN(64;[.BB3];123)=[.BB3])" office:value-type="float" office:value="0" calcext:value-type="float">
            <text:p>0</text:p>
          </table:table-cell>
          <table:table-cell table:style-name="ce10" table:formula="of:=OR(ROW([.BC3])-1=[.$B$1];MEDIAN(64;[.BC3];123)=[.BC3])" office:value-type="float" office:value="0" calcext:value-type="float">
            <text:p>0</text:p>
          </table:table-cell>
          <table:table-cell table:style-name="ce10" table:formula="of:=OR(ROW([.BD3])-1=[.$B$1];MEDIAN(64;[.BD3];123)=[.BD3])" office:value-type="float" office:value="0" calcext:value-type="float">
            <text:p>0</text:p>
          </table:table-cell>
          <table:table-cell table:style-name="ce10" table:formula="of:=OR(ROW([.BE3])-1=[.$B$1];MEDIAN(64;[.BE3];123)=[.BE3])" office:value-type="float" office:value="0" calcext:value-type="float">
            <text:p>0</text:p>
          </table:table-cell>
          <table:table-cell table:style-name="ce10" table:formula="of:=OR(ROW([.BF3])-1=[.$B$1];MEDIAN(64;[.BF3];123)=[.BF3])" office:value-type="float" office:value="1" calcext:value-type="float">
            <text:p>1</text:p>
          </table:table-cell>
          <table:table-cell table:style-name="ce10" table:formula="of:=OR(ROW([.BG3])-1=[.$B$1];MEDIAN(64;[.BG3];123)=[.BG3])" office:value-type="float" office:value="0" calcext:value-type="float">
            <text:p>0</text:p>
          </table:table-cell>
          <table:table-cell table:style-name="ce10" table:formula="of:=OR(ROW([.BH3])-1=[.$B$1];MEDIAN(64;[.BH3];123)=[.BH3])" office:value-type="float" office:value="1" calcext:value-type="float">
            <text:p>1</text:p>
          </table:table-cell>
          <table:table-cell table:style-name="ce10" table:formula="of:=OR(ROW([.BI3])-1=[.$B$1];MEDIAN(64;[.BI3];123)=[.BI3])" office:value-type="float" office:value="0" calcext:value-type="float">
            <text:p>0</text:p>
          </table:table-cell>
          <table:table-cell table:style-name="ce10" table:formula="of:=OR(ROW([.BJ3])-1=[.$B$1];MEDIAN(64;[.BJ3];123)=[.BJ3])" office:value-type="float" office:value="0" calcext:value-type="float">
            <text:p>0</text:p>
          </table:table-cell>
          <table:table-cell table:style-name="ce10" table:formula="of:=OR(ROW([.BK3])-1=[.$B$1];MEDIAN(64;[.BK3];123)=[.BK3])" office:value-type="float" office:value="0" calcext:value-type="float">
            <text:p>0</text:p>
          </table:table-cell>
          <table:table-cell table:style-name="ce10" table:formula="of:=OR(ROW([.BL3])-1=[.$B$1];MEDIAN(64;[.BL3];123)=[.BL3])" office:value-type="float" office:value="1" calcext:value-type="float">
            <text:p>1</text:p>
          </table:table-cell>
          <table:table-cell table:style-name="ce10" table:formula="of:=OR(ROW([.BM3])-1=[.$B$1];MEDIAN(64;[.BM3];123)=[.BM3])" office:value-type="float" office:value="1" calcext:value-type="float">
            <text:p>1</text:p>
          </table:table-cell>
          <table:table-cell table:style-name="ce10" table:formula="of:=OR(ROW([.BN3])-1=[.$B$1];MEDIAN(64;[.BN3];123)=[.BN3])" office:value-type="float" office:value="0" calcext:value-type="float">
            <text:p>0</text:p>
          </table:table-cell>
          <table:table-cell table:style-name="ce10" table:formula="of:=OR(ROW([.BO3])-1=[.$B$1];MEDIAN(64;[.BO3];123)=[.BO3])" office:value-type="float" office:value="1" calcext:value-type="float">
            <text:p>1</text:p>
          </table:table-cell>
          <table:table-cell table:style-name="ce10" table:formula="of:=OR(ROW([.BP3])-1=[.$B$1];MEDIAN(64;[.BP3];123)=[.BP3])" office:value-type="float" office:value="1" calcext:value-type="float">
            <text:p>1</text:p>
          </table:table-cell>
          <table:table-cell table:style-name="ce10" table:formula="of:=OR(ROW([.BQ3])-1=[.$B$1];MEDIAN(64;[.BQ3];123)=[.BQ3])" office:value-type="float" office:value="0" calcext:value-type="float">
            <text:p>0</text:p>
          </table:table-cell>
          <table:table-cell table:style-name="ce10" table:formula="of:=OR(ROW([.BR3])-1=[.$B$1];MEDIAN(64;[.BR3];123)=[.BR3])" office:value-type="float" office:value="0" calcext:value-type="float">
            <text:p>0</text:p>
          </table:table-cell>
          <table:table-cell table:style-name="ce10" table:formula="of:=OR(ROW([.BS3])-1=[.$B$1];MEDIAN(64;[.BS3];123)=[.BS3])" office:value-type="float" office:value="1" calcext:value-type="float">
            <text:p>1</text:p>
          </table:table-cell>
          <table:table-cell table:style-name="ce10" table:formula="of:=OR(ROW([.BT3])-1=[.$B$1];MEDIAN(64;[.BT3];123)=[.BT3])" office:value-type="float" office:value="0" calcext:value-type="float">
            <text:p>0</text:p>
          </table:table-cell>
          <table:table-cell table:style-name="ce10" table:formula="of:=OR(ROW([.BU3])-1=[.$B$1];MEDIAN(64;[.BU3];123)=[.BU3])" office:value-type="float" office:value="0" calcext:value-type="float">
            <text:p>0</text:p>
          </table:table-cell>
          <table:table-cell table:style-name="ce10" table:formula="of:=OR(ROW([.BV3])-1=[.$B$1];MEDIAN(64;[.BV3];123)=[.BV3])" office:value-type="float" office:value="1" calcext:value-type="float">
            <text:p>1</text:p>
          </table:table-cell>
          <table:table-cell table:style-name="ce10" table:formula="of:=OR(ROW([.BW3])-1=[.$B$1];MEDIAN(64;[.BW3];123)=[.BW3])" office:value-type="float" office:value="0" calcext:value-type="float">
            <text:p>0</text:p>
          </table:table-cell>
          <table:table-cell table:style-name="ce10" table:formula="of:=OR(ROW([.BX3])-1=[.$B$1];MEDIAN(64;[.BX3];123)=[.BX3])" office:value-type="float" office:value="1" calcext:value-type="float">
            <text:p>1</text:p>
          </table:table-cell>
          <table:table-cell table:style-name="ce10" table:formula="of:=OR(ROW([.BY3])-1=[.$B$1];MEDIAN(64;[.BY3];123)=[.BY3])" office:value-type="float" office:value="0" calcext:value-type="float">
            <text:p>0</text:p>
          </table:table-cell>
          <table:table-cell table:style-name="ce10" table:formula="of:=OR(ROW([.BZ3])-1=[.$B$1];MEDIAN(64;[.BZ3];123)=[.BZ3])" office:value-type="float" office:value="1" calcext:value-type="float">
            <text:p>1</text:p>
          </table:table-cell>
          <table:table-cell table:style-name="ce10" table:formula="of:=OR(ROW([.CA3])-1=[.$B$1];MEDIAN(64;[.CA3];123)=[.CA3])" office:value-type="float" office:value="0" calcext:value-type="float">
            <text:p>0</text:p>
          </table:table-cell>
          <table:table-cell table:style-name="ce10" table:formula="of:=OR(ROW([.CB3])-1=[.$B$1];MEDIAN(64;[.CB3];123)=[.CB3])" office:value-type="float" office:value="1" calcext:value-type="float">
            <text:p>1</text:p>
          </table:table-cell>
          <table:table-cell table:style-name="ce10" table:formula="of:=OR(ROW([.CC3])-1=[.$B$1];MEDIAN(64;[.CC3];123)=[.CC3])" office:value-type="float" office:value="1" calcext:value-type="float">
            <text:p>1</text:p>
          </table:table-cell>
          <table:table-cell table:style-name="ce10" table:formula="of:=OR(ROW([.CD3])-1=[.$B$1];MEDIAN(64;[.CD3];123)=[.CD3])" office:value-type="float" office:value="1" calcext:value-type="float">
            <text:p>1</text:p>
          </table:table-cell>
          <table:table-cell table:style-name="ce10" table:formula="of:=OR(ROW([.CE3])-1=[.$B$1];MEDIAN(64;[.CE3];123)=[.CE3])" office:value-type="float" office:value="1" calcext:value-type="float">
            <text:p>1</text:p>
          </table:table-cell>
          <table:table-cell table:style-name="ce10" table:formula="of:=OR(ROW([.CF3])-1=[.$B$1];MEDIAN(64;[.CF3];123)=[.CF3])" office:value-type="float" office:value="0" calcext:value-type="float">
            <text:p>0</text:p>
          </table:table-cell>
          <table:table-cell table:style-name="ce10" table:formula="of:=OR(ROW([.CG3])-1=[.$B$1];MEDIAN(64;[.CG3];123)=[.CG3])" office:value-type="float" office:value="0" calcext:value-type="float">
            <text:p>0</text:p>
          </table:table-cell>
          <table:table-cell table:style-name="ce10" table:formula="of:=OR(ROW([.CH3])-1=[.$B$1];MEDIAN(64;[.CH3];123)=[.CH3])" office:value-type="float" office:value="0" calcext:value-type="float">
            <text:p>0</text:p>
          </table:table-cell>
          <table:table-cell table:style-name="ce10" table:formula="of:=OR(ROW([.CI3])-1=[.$B$1];MEDIAN(64;[.CI3];123)=[.CI3])" office:value-type="float" office:value="0" calcext:value-type="float">
            <text:p>0</text:p>
          </table:table-cell>
          <table:table-cell table:style-name="ce10" table:formula="of:=OR(ROW([.CJ3])-1=[.$B$1];MEDIAN(64;[.CJ3];123)=[.CJ3])" office:value-type="float" office:value="1" calcext:value-type="float">
            <text:p>1</text:p>
          </table:table-cell>
          <table:table-cell table:style-name="ce10" table:formula="of:=OR(ROW([.CK3])-1=[.$B$1];MEDIAN(64;[.CK3];123)=[.CK3])" office:value-type="float" office:value="0" calcext:value-type="float">
            <text:p>0</text:p>
          </table:table-cell>
          <table:table-cell table:style-name="ce10" table:formula="of:=OR(ROW([.CL3])-1=[.$B$1];MEDIAN(64;[.CL3];123)=[.CL3])" office:value-type="float" office:value="0" calcext:value-type="float">
            <text:p>0</text:p>
          </table:table-cell>
          <table:table-cell table:style-name="ce10" table:formula="of:=OR(ROW([.CM3])-1=[.$B$1];MEDIAN(64;[.CM3];123)=[.CM3])" office:value-type="float" office:value="0" calcext:value-type="float">
            <text:p>0</text:p>
          </table:table-cell>
          <table:table-cell table:style-name="ce10" table:formula="of:=OR(ROW([.CN3])-1=[.$B$1];MEDIAN(64;[.CN3];123)=[.CN3])" office:value-type="float" office:value="0" calcext:value-type="float">
            <text:p>0</text:p>
          </table:table-cell>
          <table:table-cell table:style-name="ce10" table:formula="of:=OR(ROW([.CO3])-1=[.$B$1];MEDIAN(64;[.CO3];123)=[.CO3])" office:value-type="float" office:value="0" calcext:value-type="float">
            <text:p>0</text:p>
          </table:table-cell>
          <table:table-cell table:style-name="ce10" table:formula="of:=OR(ROW([.CP3])-1=[.$B$1];MEDIAN(64;[.CP3];123)=[.CP3])" office:value-type="float" office:value="0" calcext:value-type="float">
            <text:p>0</text:p>
          </table:table-cell>
          <table:table-cell table:style-name="ce10" table:formula="of:=OR(ROW([.CQ3])-1=[.$B$1];MEDIAN(64;[.CQ3];123)=[.CQ3])" office:value-type="float" office:value="1" calcext:value-type="float">
            <text:p>1</text:p>
          </table:table-cell>
          <table:table-cell table:style-name="ce10" table:formula="of:=OR(ROW([.CR3])-1=[.$B$1];MEDIAN(64;[.CR3];123)=[.CR3])" office:value-type="float" office:value="1" calcext:value-type="float">
            <text:p>1</text:p>
          </table:table-cell>
          <table:table-cell table:style-name="ce10" table:formula="of:=OR(ROW([.CS3])-1=[.$B$1];MEDIAN(64;[.CS3];123)=[.CS3])" office:value-type="float" office:value="0" calcext:value-type="float">
            <text:p>0</text:p>
          </table:table-cell>
          <table:table-cell table:style-name="ce10" table:formula="of:=OR(ROW([.CT3])-1=[.$B$1];MEDIAN(64;[.CT3];123)=[.CT3])" office:value-type="float" office:value="0" calcext:value-type="float">
            <text:p>0</text:p>
          </table:table-cell>
          <table:table-cell table:style-name="ce10" table:formula="of:=OR(ROW([.CU3])-1=[.$B$1];MEDIAN(64;[.CU3];123)=[.CU3])" office:value-type="float" office:value="0" calcext:value-type="float">
            <text:p>0</text:p>
          </table:table-cell>
          <table:table-cell table:style-name="ce10" table:formula="of:=OR(ROW([.CV3])-1=[.$B$1];MEDIAN(64;[.CV3];123)=[.CV3])" office:value-type="float" office:value="1" calcext:value-type="float">
            <text:p>1</text:p>
          </table:table-cell>
          <table:table-cell table:style-name="ce10" table:formula="of:=OR(ROW([.CW3])-1=[.$B$1];MEDIAN(64;[.CW3];123)=[.CW3])" office:value-type="float" office:value="0" calcext:value-type="float">
            <text:p>0</text:p>
          </table:table-cell>
          <table:table-cell table:style-name="ce10" table:formula="of:=OR(ROW([.CX3])-1=[.$B$1];MEDIAN(64;[.CX3];123)=[.CX3])" office:value-type="float" office:value="0" calcext:value-type="float">
            <text:p>0</text:p>
          </table:table-cell>
          <table:table-cell table:style-name="ce10" table:formula="of:=OR(ROW([.CY3])-1=[.$B$1];MEDIAN(64;[.CY3];123)=[.CY3])" office:value-type="float" office:value="0" calcext:value-type="float">
            <text:p>0</text:p>
          </table:table-cell>
          <table:table-cell table:style-name="ce10" table:formula="of:=OR(ROW([.CZ3])-1=[.$B$1];MEDIAN(64;[.CZ3];123)=[.CZ3])" office:value-type="float" office:value="0" calcext:value-type="float">
            <text:p>0</text:p>
          </table:table-cell>
          <table:table-cell table:style-name="ce10" table:formula="of:=OR(ROW([.DA3])-1=[.$B$1];MEDIAN(64;[.DA3];123)=[.DA3])" office:value-type="float" office:value="0" calcext:value-type="float">
            <text:p>0</text:p>
          </table:table-cell>
          <table:table-cell table:style-name="ce10" table:formula="of:=OR(ROW([.DB3])-1=[.$B$1];MEDIAN(64;[.DB3];123)=[.DB3])" office:value-type="float" office:value="0" calcext:value-type="float">
            <text:p>0</text:p>
          </table:table-cell>
          <table:table-cell table:style-name="ce10" table:formula="of:=OR(ROW([.DC3])-1=[.$B$1];MEDIAN(64;[.DC3];123)=[.DC3])" office:value-type="float" office:value="0" calcext:value-type="float">
            <text:p>0</text:p>
          </table:table-cell>
          <table:table-cell table:style-name="ce10" table:formula="of:=OR(ROW([.DD3])-1=[.$B$1];MEDIAN(64;[.DD3];123)=[.DD3])" office:value-type="float" office:value="0" calcext:value-type="float">
            <text:p>0</text:p>
          </table:table-cell>
          <table:table-cell table:style-name="ce10" table:formula="of:=OR(ROW([.DE3])-1=[.$B$1];MEDIAN(64;[.DE3];123)=[.DE3])" office:value-type="float" office:value="0" calcext:value-type="float">
            <text:p>0</text:p>
          </table:table-cell>
          <table:table-cell table:style-name="ce10" table:formula="of:=OR(ROW([.DF3])-1=[.$B$1];MEDIAN(64;[.DF3];123)=[.DF3])" office:value-type="float" office:value="0" calcext:value-type="float">
            <text:p>0</text:p>
          </table:table-cell>
          <table:table-cell table:style-name="ce10" table:formula="of:=OR(ROW([.DG3])-1=[.$B$1];MEDIAN(64;[.DG3];123)=[.DG3])" office:value-type="float" office:value="0" calcext:value-type="float">
            <text:p>0</text:p>
          </table:table-cell>
          <table:table-cell table:style-name="ce10" table:formula="of:=OR(ROW([.DH3])-1=[.$B$1];MEDIAN(64;[.DH3];123)=[.DH3])" office:value-type="float" office:value="1" calcext:value-type="float">
            <text:p>1</text:p>
          </table:table-cell>
          <table:table-cell table:style-name="ce10" table:formula="of:=OR(ROW([.DI3])-1=[.$B$1];MEDIAN(64;[.DI3];123)=[.DI3])" office:value-type="float" office:value="0" calcext:value-type="float">
            <text:p>0</text:p>
          </table:table-cell>
          <table:table-cell table:style-name="ce10" table:formula="of:=OR(ROW([.DJ3])-1=[.$B$1];MEDIAN(64;[.DJ3];123)=[.DJ3])" office:value-type="float" office:value="0" calcext:value-type="float">
            <text:p>0</text:p>
          </table:table-cell>
          <table:table-cell table:style-name="ce10" table:formula="of:=OR(ROW([.DK3])-1=[.$B$1];MEDIAN(64;[.DK3];123)=[.DK3])" office:value-type="float" office:value="0" calcext:value-type="float">
            <text:p>0</text:p>
          </table:table-cell>
          <table:table-cell table:style-name="ce10" table:formula="of:=OR(ROW([.DL3])-1=[.$B$1];MEDIAN(64;[.DL3];123)=[.DL3])" office:value-type="float" office:value="0" calcext:value-type="float">
            <text:p>0</text:p>
          </table:table-cell>
          <table:table-cell table:style-name="ce10" table:formula="of:=OR(ROW([.DM3])-1=[.$B$1];MEDIAN(64;[.DM3];123)=[.DM3])" office:value-type="float" office:value="0" calcext:value-type="float">
            <text:p>0</text:p>
          </table:table-cell>
          <table:table-cell table:style-name="ce10" table:formula="of:=OR(ROW([.DN3])-1=[.$B$1];MEDIAN(64;[.DN3];123)=[.DN3])" office:value-type="float" office:value="0" calcext:value-type="float">
            <text:p>0</text:p>
          </table:table-cell>
          <table:table-cell table:style-name="ce10" table:formula="of:=OR(ROW([.DO3])-1=[.$B$1];MEDIAN(64;[.DO3];123)=[.DO3])" office:value-type="float" office:value="0" calcext:value-type="float">
            <text:p>0</text:p>
          </table:table-cell>
          <table:table-cell table:style-name="ce10" table:formula="of:=OR(ROW([.DP3])-1=[.$B$1];MEDIAN(64;[.DP3];123)=[.DP3])" office:value-type="float" office:value="0" calcext:value-type="float">
            <text:p>0</text:p>
          </table:table-cell>
          <table:table-cell table:style-name="ce10" table:formula="of:=OR(ROW([.DQ3])-1=[.$B$1];MEDIAN(64;[.DQ3];123)=[.DQ3])" office:value-type="float" office:value="0" calcext:value-type="float">
            <text:p>0</text:p>
          </table:table-cell>
          <table:table-cell table:style-name="ce10" table:formula="of:=OR(ROW([.DR3])-1=[.$B$1];MEDIAN(64;[.DR3];123)=[.DR3])" office:value-type="float" office:value="0" calcext:value-type="float">
            <text:p>0</text:p>
          </table:table-cell>
          <table:table-cell table:style-name="ce10" table:formula="of:=OR(ROW([.DS3])-1=[.$B$1];MEDIAN(64;[.DS3];123)=[.DS3])" office:value-type="float" office:value="0" calcext:value-type="float">
            <text:p>0</text:p>
          </table:table-cell>
          <table:table-cell table:style-name="ce10" table:formula="of:=OR(ROW([.DT3])-1=[.$B$1];MEDIAN(64;[.DT3];123)=[.DT3])" office:value-type="float" office:value="0" calcext:value-type="float">
            <text:p>0</text:p>
          </table:table-cell>
          <table:table-cell table:style-name="ce10" table:formula="of:=OR(ROW([.DU3])-1=[.$B$1];MEDIAN(64;[.DU3];123)=[.DU3])" office:value-type="float" office:value="0" calcext:value-type="float">
            <text:p>0</text:p>
          </table:table-cell>
          <table:table-cell table:style-name="ce10" table:formula="of:=OR(ROW([.DV3])-1=[.$B$1];MEDIAN(64;[.DV3];123)=[.DV3])" office:value-type="float" office:value="0" calcext:value-type="float">
            <text:p>0</text:p>
          </table:table-cell>
          <table:table-cell table:style-name="ce10" table:formula="of:=OR(ROW([.DW3])-1=[.$B$1];MEDIAN(64;[.DW3];123)=[.DW3])" office:value-type="float" office:value="0" calcext:value-type="float">
            <text:p>0</text:p>
          </table:table-cell>
          <table:table-cell table:style-name="ce10" table:formula="of:=OR(ROW([.DX3])-1=[.$B$1];MEDIAN(64;[.DX3];123)=[.DX3])" office:value-type="float" office:value="0" calcext:value-type="float">
            <text:p>0</text:p>
          </table:table-cell>
          <table:table-cell table:style-name="ce10" table:formula="of:=OR(ROW([.DY3])-1=[.$B$1];MEDIAN(64;[.DY3];123)=[.DY3])" office:value-type="float" office:value="0" calcext:value-type="float">
            <text:p>0</text:p>
          </table:table-cell>
          <table:table-cell table:style-name="ce10" table:formula="of:=OR(ROW([.DZ3])-1=[.$B$1];MEDIAN(64;[.DZ3];123)=[.DZ3])" office:value-type="float" office:value="0" calcext:value-type="float">
            <text:p>0</text:p>
          </table:table-cell>
          <table:table-cell table:style-name="ce10" table:formula="of:=OR(ROW([.EA3])-1=[.$B$1];MEDIAN(64;[.EA3];123)=[.EA3])" office:value-type="float" office:value="0" calcext:value-type="float">
            <text:p>0</text:p>
          </table:table-cell>
          <table:table-cell table:style-name="ce10" table:formula="of:=OR(ROW([.EB3])-1=[.$B$1];MEDIAN(64;[.EB3];123)=[.EB3])" office:value-type="float" office:value="0" calcext:value-type="float">
            <text:p>0</text:p>
          </table:table-cell>
          <table:table-cell table:style-name="ce10" table:formula="of:=OR(ROW([.EC3])-1=[.$B$1];MEDIAN(64;[.EC3];123)=[.EC3])" office:value-type="float" office:value="0" calcext:value-type="float">
            <text:p>0</text:p>
          </table:table-cell>
          <table:table-cell table:style-name="ce10" table:formula="of:=OR(ROW([.ED3])-1=[.$B$1];MEDIAN(64;[.ED3];123)=[.ED3])" office:value-type="float" office:value="0" calcext:value-type="float">
            <text:p>0</text:p>
          </table:table-cell>
          <table:table-cell table:style-name="ce10" table:formula="of:=OR(ROW([.EE3])-1=[.$B$1];MEDIAN(64;[.EE3];123)=[.EE3])" office:value-type="float" office:value="0" calcext:value-type="float">
            <text:p>0</text:p>
          </table:table-cell>
          <table:table-cell table:style-name="ce10" table:formula="of:=OR(ROW([.EF3])-1=[.$B$1];MEDIAN(64;[.EF3];123)=[.EF3])" office:value-type="float" office:value="0" calcext:value-type="float">
            <text:p>0</text:p>
          </table:table-cell>
          <table:table-cell table:style-name="ce10" table:formula="of:=OR(ROW([.EG3])-1=[.$B$1];MEDIAN(64;[.EG3];123)=[.EG3])" office:value-type="float" office:value="0" calcext:value-type="float">
            <text:p>0</text:p>
          </table:table-cell>
          <table:table-cell table:style-name="ce10" table:formula="of:=OR(ROW([.EH3])-1=[.$B$1];MEDIAN(64;[.EH3];123)=[.EH3])" office:value-type="float" office:value="0" calcext:value-type="float">
            <text:p>0</text:p>
          </table:table-cell>
          <table:table-cell table:style-name="ce10" table:formula="of:=OR(ROW([.EI3])-1=[.$B$1];MEDIAN(64;[.EI3];123)=[.EI3])" office:value-type="float" office:value="0" calcext:value-type="float">
            <text:p>0</text:p>
          </table:table-cell>
          <table:table-cell table:style-name="ce10" table:formula="of:=OR(ROW([.EJ3])-1=[.$B$1];MEDIAN(64;[.EJ3];123)=[.EJ3])" office:value-type="float" office:value="0" calcext:value-type="float">
            <text:p>0</text:p>
          </table:table-cell>
          <table:table-cell table:style-name="ce10" table:formula="of:=OR(ROW([.EK3])-1=[.$B$1];MEDIAN(64;[.EK3];123)=[.EK3])" office:value-type="float" office:value="0" calcext:value-type="float">
            <text:p>0</text:p>
          </table:table-cell>
          <table:table-cell table:style-name="ce10" table:formula="of:=OR(ROW([.EL3])-1=[.$B$1];MEDIAN(64;[.EL3];123)=[.EL3])" office:value-type="float" office:value="0" calcext:value-type="float">
            <text:p>0</text:p>
          </table:table-cell>
          <table:table-cell table:style-name="ce10" table:formula="of:=OR(ROW([.EM3])-1=[.$B$1];MEDIAN(64;[.EM3];123)=[.EM3])" office:value-type="float" office:value="0" calcext:value-type="float">
            <text:p>0</text:p>
          </table:table-cell>
          <table:table-cell table:style-name="ce10" table:formula="of:=OR(ROW([.EN3])-1=[.$B$1];MEDIAN(64;[.EN3];123)=[.EN3])" office:value-type="float" office:value="0" calcext:value-type="float">
            <text:p>0</text:p>
          </table:table-cell>
          <table:table-cell table:style-name="ce10" table:formula="of:=OR(ROW([.EO3])-1=[.$B$1];MEDIAN(64;[.EO3];123)=[.EO3])" office:value-type="float" office:value="0" calcext:value-type="float">
            <text:p>0</text:p>
          </table:table-cell>
          <table:table-cell table:style-name="ce10" table:formula="of:=OR(ROW([.EP3])-1=[.$B$1];MEDIAN(64;[.EP3];123)=[.EP3])" office:value-type="float" office:value="0" calcext:value-type="float">
            <text:p>0</text:p>
          </table:table-cell>
          <table:table-cell table:style-name="ce10" table:formula="of:=OR(ROW([.EQ3])-1=[.$B$1];MEDIAN(64;[.EQ3];123)=[.EQ3])" office:value-type="float" office:value="0" calcext:value-type="float">
            <text:p>0</text:p>
          </table:table-cell>
          <table:table-cell table:style-name="ce10" table:formula="of:=OR(ROW([.ER3])-1=[.$B$1];MEDIAN(64;[.ER3];123)=[.ER3])" office:value-type="float" office:value="0" calcext:value-type="float">
            <text:p>0</text:p>
          </table:table-cell>
          <table:table-cell table:style-name="ce10" table:formula="of:=OR(ROW([.ES3])-1=[.$B$1];MEDIAN(64;[.ES3];123)=[.ES3])" office:value-type="float" office:value="0" calcext:value-type="float">
            <text:p>0</text:p>
          </table:table-cell>
          <table:table-cell table:style-name="ce10" table:formula="of:=OR(ROW([.ET3])-1=[.$B$1];MEDIAN(64;[.ET3];123)=[.ET3])" office:value-type="float" office:value="0" calcext:value-type="float">
            <text:p>0</text:p>
          </table:table-cell>
          <table:table-cell table:style-name="ce10" table:formula="of:=OR(ROW([.EU3])-1=[.$B$1];MEDIAN(64;[.EU3];123)=[.EU3])" office:value-type="float" office:value="0" calcext:value-type="float">
            <text:p>0</text:p>
          </table:table-cell>
          <table:table-cell table:style-name="ce10" table:formula="of:=OR(ROW([.EV3])-1=[.$B$1];MEDIAN(64;[.EV3];123)=[.EV3])" office:value-type="float" office:value="0" calcext:value-type="float">
            <text:p>0</text:p>
          </table:table-cell>
          <table:table-cell table:style-name="ce10" table:formula="of:=OR(ROW([.EW3])-1=[.$B$1];MEDIAN(64;[.EW3];123)=[.EW3])" office:value-type="float" office:value="0" calcext:value-type="float">
            <text:p>0</text:p>
          </table:table-cell>
          <table:table-cell table:style-name="ce10" table:formula="of:=OR(ROW([.EX3])-1=[.$B$1];MEDIAN(64;[.EX3];123)=[.EX3])" office:value-type="float" office:value="0" calcext:value-type="float">
            <text:p>0</text:p>
          </table:table-cell>
          <table:table-cell table:style-name="ce10" table:formula="of:=OR(ROW([.EY3])-1=[.$B$1];MEDIAN(64;[.EY3];123)=[.EY3])" office:value-type="float" office:value="0" calcext:value-type="float">
            <text:p>0</text:p>
          </table:table-cell>
          <table:table-cell table:style-name="ce10" table:formula="of:=OR(ROW([.EZ3])-1=[.$B$1];MEDIAN(64;[.EZ3];123)=[.EZ3])" office:value-type="float" office:value="0" calcext:value-type="float">
            <text:p>0</text:p>
          </table:table-cell>
          <table:table-cell table:style-name="ce10" table:formula="of:=OR(ROW([.FA3])-1=[.$B$1];MEDIAN(64;[.FA3];123)=[.FA3])" office:value-type="float" office:value="0" calcext:value-type="float">
            <text:p>0</text:p>
          </table:table-cell>
          <table:table-cell table:style-name="ce10" table:formula="of:=OR(ROW([.FB3])-1=[.$B$1];MEDIAN(64;[.FB3];123)=[.FB3])" office:value-type="float" office:value="0" calcext:value-type="float">
            <text:p>0</text:p>
          </table:table-cell>
          <table:table-cell table:style-name="ce10" table:formula="of:=OR(ROW([.FC3])-1=[.$B$1];MEDIAN(64;[.FC3];123)=[.FC3])" office:value-type="float" office:value="0" calcext:value-type="float">
            <text:p>0</text:p>
          </table:table-cell>
          <table:table-cell table:style-name="ce10" table:formula="of:=OR(ROW([.FD3])-1=[.$B$1];MEDIAN(64;[.FD3];123)=[.FD3])" office:value-type="float" office:value="0" calcext:value-type="float">
            <text:p>0</text:p>
          </table:table-cell>
          <table:table-cell table:style-name="ce10" table:formula="of:=OR(ROW([.FE3])-1=[.$B$1];MEDIAN(64;[.FE3];123)=[.FE3])" office:value-type="float" office:value="0" calcext:value-type="float">
            <text:p>0</text:p>
          </table:table-cell>
          <table:table-cell table:style-name="ce10" table:formula="of:=OR(ROW([.FF3])-1=[.$B$1];MEDIAN(64;[.FF3];123)=[.FF3])" office:value-type="float" office:value="0" calcext:value-type="float">
            <text:p>0</text:p>
          </table:table-cell>
          <table:table-cell table:style-name="ce10" table:formula="of:=OR(ROW([.FG3])-1=[.$B$1];MEDIAN(64;[.FG3];123)=[.FG3])" office:value-type="float" office:value="0" calcext:value-type="float">
            <text:p>0</text:p>
          </table:table-cell>
          <table:table-cell table:style-name="ce10" table:formula="of:=OR(ROW([.FH3])-1=[.$B$1];MEDIAN(64;[.FH3];123)=[.FH3])" office:value-type="float" office:value="0" calcext:value-type="float">
            <text:p>0</text:p>
          </table:table-cell>
          <table:table-cell table:style-name="ce10" table:formula="of:=OR(ROW([.FI3])-1=[.$B$1];MEDIAN(64;[.FI3];123)=[.FI3])" office:value-type="float" office:value="0" calcext:value-type="float">
            <text:p>0</text:p>
          </table:table-cell>
          <table:table-cell table:style-name="ce10" table:formula="of:=OR(ROW([.FJ3])-1=[.$B$1];MEDIAN(64;[.FJ3];123)=[.FJ3])" office:value-type="float" office:value="0" calcext:value-type="float">
            <text:p>0</text:p>
          </table:table-cell>
          <table:table-cell table:style-name="ce10" table:formula="of:=OR(ROW([.FK3])-1=[.$B$1];MEDIAN(64;[.FK3];123)=[.FK3])" office:value-type="float" office:value="0" calcext:value-type="float">
            <text:p>0</text:p>
          </table:table-cell>
          <table:table-cell table:style-name="ce10" table:formula="of:=OR(ROW([.FL3])-1=[.$B$1];MEDIAN(64;[.FL3];123)=[.FL3])" office:value-type="float" office:value="0" calcext:value-type="float">
            <text:p>0</text:p>
          </table:table-cell>
          <table:table-cell table:style-name="ce10" table:formula="of:=OR(ROW([.FM3])-1=[.$B$1];MEDIAN(64;[.FM3];123)=[.FM3])" office:value-type="float" office:value="0" calcext:value-type="float">
            <text:p>0</text:p>
          </table:table-cell>
          <table:table-cell table:style-name="ce10" table:formula="of:=OR(ROW([.FN3])-1=[.$B$1];MEDIAN(64;[.FN3];123)=[.FN3])" office:value-type="float" office:value="0" calcext:value-type="float">
            <text:p>0</text:p>
          </table:table-cell>
          <table:table-cell table:style-name="ce10" table:formula="of:=OR(ROW([.FO3])-1=[.$B$1];MEDIAN(64;[.FO3];123)=[.FO3])" office:value-type="float" office:value="0" calcext:value-type="float">
            <text:p>0</text:p>
          </table:table-cell>
          <table:table-cell table:style-name="ce10" table:formula="of:=OR(ROW([.FP3])-1=[.$B$1];MEDIAN(64;[.FP3];123)=[.FP3])" office:value-type="float" office:value="0" calcext:value-type="float">
            <text:p>0</text:p>
          </table:table-cell>
          <table:table-cell table:style-name="ce10" table:formula="of:=OR(ROW([.FQ3])-1=[.$B$1];MEDIAN(64;[.FQ3];123)=[.FQ3])" office:value-type="float" office:value="0" calcext:value-type="float">
            <text:p>0</text:p>
          </table:table-cell>
          <table:table-cell table:style-name="ce10" table:formula="of:=OR(ROW([.FR3])-1=[.$B$1];MEDIAN(64;[.FR3];123)=[.FR3])" office:value-type="float" office:value="0" calcext:value-type="float">
            <text:p>0</text:p>
          </table:table-cell>
          <table:table-cell table:style-name="ce10" table:formula="of:=OR(ROW([.FS3])-1=[.$B$1];MEDIAN(64;[.FS3];123)=[.FS3])" office:value-type="float" office:value="0" calcext:value-type="float">
            <text:p>0</text:p>
          </table:table-cell>
          <table:table-cell table:style-name="ce10" table:formula="of:=OR(ROW([.FT3])-1=[.$B$1];MEDIAN(64;[.FT3];123)=[.FT3])" office:value-type="float" office:value="0" calcext:value-type="float">
            <text:p>0</text:p>
          </table:table-cell>
          <table:table-cell table:style-name="ce10" table:formula="of:=OR(ROW([.FU3])-1=[.$B$1];MEDIAN(64;[.FU3];123)=[.FU3])" office:value-type="float" office:value="0" calcext:value-type="float">
            <text:p>0</text:p>
          </table:table-cell>
          <table:table-cell table:style-name="ce10" table:formula="of:=OR(ROW([.FV3])-1=[.$B$1];MEDIAN(64;[.FV3];123)=[.FV3])" office:value-type="float" office:value="0" calcext:value-type="float">
            <text:p>0</text:p>
          </table:table-cell>
          <table:table-cell table:style-name="ce10" table:formula="of:=OR(ROW([.FW3])-1=[.$B$1];MEDIAN(64;[.FW3];123)=[.FW3])" office:value-type="float" office:value="0" calcext:value-type="float">
            <text:p>0</text:p>
          </table:table-cell>
          <table:table-cell table:style-name="ce10" table:formula="of:=OR(ROW([.FX3])-1=[.$B$1];MEDIAN(64;[.FX3];123)=[.FX3])" office:value-type="float" office:value="0" calcext:value-type="float">
            <text:p>0</text:p>
          </table:table-cell>
          <table:table-cell table:style-name="ce10" table:formula="of:=OR(ROW([.FY3])-1=[.$B$1];MEDIAN(64;[.FY3];123)=[.FY3])" office:value-type="float" office:value="0" calcext:value-type="float">
            <text:p>0</text:p>
          </table:table-cell>
          <table:table-cell table:style-name="ce10" table:formula="of:=OR(ROW([.FZ3])-1=[.$B$1];MEDIAN(64;[.FZ3];123)=[.FZ3])" office:value-type="float" office:value="0" calcext:value-type="float">
            <text:p>0</text:p>
          </table:table-cell>
          <table:table-cell table:style-name="ce10" table:formula="of:=OR(ROW([.GA3])-1=[.$B$1];MEDIAN(64;[.GA3];123)=[.GA3])" office:value-type="float" office:value="0" calcext:value-type="float">
            <text:p>0</text:p>
          </table:table-cell>
          <table:table-cell table:style-name="ce10" table:formula="of:=OR(ROW([.GB3])-1=[.$B$1];MEDIAN(64;[.GB3];123)=[.GB3])" office:value-type="float" office:value="0" calcext:value-type="float">
            <text:p>0</text:p>
          </table:table-cell>
          <table:table-cell table:style-name="ce10" table:formula="of:=OR(ROW([.GC3])-1=[.$B$1];MEDIAN(64;[.GC3];123)=[.GC3])" office:value-type="float" office:value="0" calcext:value-type="float">
            <text:p>0</text:p>
          </table:table-cell>
          <table:table-cell table:style-name="ce10" table:formula="of:=OR(ROW([.GD3])-1=[.$B$1];MEDIAN(64;[.GD3];123)=[.GD3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4])-1=[.$B$1];MEDIAN(64;[.A4];123)=[.A4])" office:value-type="float" office:value="1" calcext:value-type="float">
            <text:p>1</text:p>
          </table:table-cell>
          <table:table-cell table:style-name="ce10" table:formula="of:=OR(ROW([.B4])-1=[.$B$1];MEDIAN(64;[.B4];123)=[.B4])" office:value-type="float" office:value="0" calcext:value-type="float">
            <text:p>0</text:p>
          </table:table-cell>
          <table:table-cell table:style-name="ce10" table:formula="of:=OR(ROW([.C4])-1=[.$B$1];MEDIAN(64;[.C4];123)=[.C4])" office:value-type="float" office:value="0" calcext:value-type="float">
            <text:p>0</text:p>
          </table:table-cell>
          <table:table-cell table:style-name="ce10" table:formula="of:=OR(ROW([.D4])-1=[.$B$1];MEDIAN(64;[.D4];123)=[.D4])" office:value-type="float" office:value="1" calcext:value-type="float">
            <text:p>1</text:p>
          </table:table-cell>
          <table:table-cell table:style-name="ce10" table:formula="of:=OR(ROW([.E4])-1=[.$B$1];MEDIAN(64;[.E4];123)=[.E4])" office:value-type="float" office:value="1" calcext:value-type="float">
            <text:p>1</text:p>
          </table:table-cell>
          <table:table-cell table:style-name="ce10" table:formula="of:=OR(ROW([.F4])-1=[.$B$1];MEDIAN(64;[.F4];123)=[.F4])" office:value-type="float" office:value="0" calcext:value-type="float">
            <text:p>0</text:p>
          </table:table-cell>
          <table:table-cell table:style-name="ce10" table:formula="of:=OR(ROW([.G4])-1=[.$B$1];MEDIAN(64;[.G4];123)=[.G4])" office:value-type="float" office:value="0" calcext:value-type="float">
            <text:p>0</text:p>
          </table:table-cell>
          <table:table-cell table:style-name="ce10" table:formula="of:=OR(ROW([.H4])-1=[.$B$1];MEDIAN(64;[.H4];123)=[.H4])" office:value-type="float" office:value="0" calcext:value-type="float">
            <text:p>0</text:p>
          </table:table-cell>
          <table:table-cell table:style-name="ce10" table:formula="of:=OR(ROW([.I4])-1=[.$B$1];MEDIAN(64;[.I4];123)=[.I4])" office:value-type="float" office:value="1" calcext:value-type="float">
            <text:p>1</text:p>
          </table:table-cell>
          <table:table-cell table:style-name="ce10" table:formula="of:=OR(ROW([.J4])-1=[.$B$1];MEDIAN(64;[.J4];123)=[.J4])" office:value-type="float" office:value="0" calcext:value-type="float">
            <text:p>0</text:p>
          </table:table-cell>
          <table:table-cell table:style-name="ce10" table:formula="of:=OR(ROW([.K4])-1=[.$B$1];MEDIAN(64;[.K4];123)=[.K4])" office:value-type="float" office:value="0" calcext:value-type="float">
            <text:p>0</text:p>
          </table:table-cell>
          <table:table-cell table:style-name="ce10" table:formula="of:=OR(ROW([.L4])-1=[.$B$1];MEDIAN(64;[.L4];123)=[.L4])" office:value-type="float" office:value="0" calcext:value-type="float">
            <text:p>0</text:p>
          </table:table-cell>
          <table:table-cell table:style-name="ce10" table:formula="of:=OR(ROW([.M4])-1=[.$B$1];MEDIAN(64;[.M4];123)=[.M4])" office:value-type="float" office:value="1" calcext:value-type="float">
            <text:p>1</text:p>
          </table:table-cell>
          <table:table-cell table:style-name="ce10" table:formula="of:=OR(ROW([.N4])-1=[.$B$1];MEDIAN(64;[.N4];123)=[.N4])" office:value-type="float" office:value="0" calcext:value-type="float">
            <text:p>0</text:p>
          </table:table-cell>
          <table:table-cell table:style-name="ce10" table:formula="of:=OR(ROW([.O4])-1=[.$B$1];MEDIAN(64;[.O4];123)=[.O4])" office:value-type="float" office:value="1" calcext:value-type="float">
            <text:p>1</text:p>
          </table:table-cell>
          <table:table-cell table:style-name="ce10" table:formula="of:=OR(ROW([.P4])-1=[.$B$1];MEDIAN(64;[.P4];123)=[.P4])" office:value-type="float" office:value="0" calcext:value-type="float">
            <text:p>0</text:p>
          </table:table-cell>
          <table:table-cell table:style-name="ce10" table:formula="of:=OR(ROW([.Q4])-1=[.$B$1];MEDIAN(64;[.Q4];123)=[.Q4])" office:value-type="float" office:value="0" calcext:value-type="float">
            <text:p>0</text:p>
          </table:table-cell>
          <table:table-cell table:style-name="ce10" table:formula="of:=OR(ROW([.R4])-1=[.$B$1];MEDIAN(64;[.R4];123)=[.R4])" office:value-type="float" office:value="0" calcext:value-type="float">
            <text:p>0</text:p>
          </table:table-cell>
          <table:table-cell table:style-name="ce10" table:formula="of:=OR(ROW([.S4])-1=[.$B$1];MEDIAN(64;[.S4];123)=[.S4])" office:value-type="float" office:value="0" calcext:value-type="float">
            <text:p>0</text:p>
          </table:table-cell>
          <table:table-cell table:style-name="ce10" table:formula="of:=OR(ROW([.T4])-1=[.$B$1];MEDIAN(64;[.T4];123)=[.T4])" office:value-type="float" office:value="0" calcext:value-type="float">
            <text:p>0</text:p>
          </table:table-cell>
          <table:table-cell table:style-name="ce10" table:formula="of:=OR(ROW([.U4])-1=[.$B$1];MEDIAN(64;[.U4];123)=[.U4])" office:value-type="float" office:value="1" calcext:value-type="float">
            <text:p>1</text:p>
          </table:table-cell>
          <table:table-cell table:style-name="ce10" table:formula="of:=OR(ROW([.V4])-1=[.$B$1];MEDIAN(64;[.V4];123)=[.V4])" office:value-type="float" office:value="0" calcext:value-type="float">
            <text:p>0</text:p>
          </table:table-cell>
          <table:table-cell table:style-name="ce10" table:formula="of:=OR(ROW([.W4])-1=[.$B$1];MEDIAN(64;[.W4];123)=[.W4])" office:value-type="float" office:value="0" calcext:value-type="float">
            <text:p>0</text:p>
          </table:table-cell>
          <table:table-cell table:style-name="ce10" table:formula="of:=OR(ROW([.X4])-1=[.$B$1];MEDIAN(64;[.X4];123)=[.X4])" office:value-type="float" office:value="0" calcext:value-type="float">
            <text:p>0</text:p>
          </table:table-cell>
          <table:table-cell table:style-name="ce10" table:formula="of:=OR(ROW([.Y4])-1=[.$B$1];MEDIAN(64;[.Y4];123)=[.Y4])" office:value-type="float" office:value="0" calcext:value-type="float">
            <text:p>0</text:p>
          </table:table-cell>
          <table:table-cell table:style-name="ce10" table:formula="of:=OR(ROW([.Z4])-1=[.$B$1];MEDIAN(64;[.Z4];123)=[.Z4])" office:value-type="float" office:value="0" calcext:value-type="float">
            <text:p>0</text:p>
          </table:table-cell>
          <table:table-cell table:style-name="ce10" table:formula="of:=OR(ROW([.AA4])-1=[.$B$1];MEDIAN(64;[.AA4];123)=[.AA4])" office:value-type="float" office:value="0" calcext:value-type="float">
            <text:p>0</text:p>
          </table:table-cell>
          <table:table-cell table:style-name="ce10" table:formula="of:=OR(ROW([.AB4])-1=[.$B$1];MEDIAN(64;[.AB4];123)=[.AB4])" office:value-type="float" office:value="0" calcext:value-type="float">
            <text:p>0</text:p>
          </table:table-cell>
          <table:table-cell table:style-name="ce10" table:formula="of:=OR(ROW([.AC4])-1=[.$B$1];MEDIAN(64;[.AC4];123)=[.AC4])" office:value-type="float" office:value="1" calcext:value-type="float">
            <text:p>1</text:p>
          </table:table-cell>
          <table:table-cell table:style-name="ce10" table:formula="of:=OR(ROW([.AD4])-1=[.$B$1];MEDIAN(64;[.AD4];123)=[.AD4])" office:value-type="float" office:value="1" calcext:value-type="float">
            <text:p>1</text:p>
          </table:table-cell>
          <table:table-cell table:style-name="ce10" table:formula="of:=OR(ROW([.AE4])-1=[.$B$1];MEDIAN(64;[.AE4];123)=[.AE4])" office:value-type="float" office:value="1" calcext:value-type="float">
            <text:p>1</text:p>
          </table:table-cell>
          <table:table-cell table:style-name="ce10" table:formula="of:=OR(ROW([.AF4])-1=[.$B$1];MEDIAN(64;[.AF4];123)=[.AF4])" office:value-type="float" office:value="0" calcext:value-type="float">
            <text:p>0</text:p>
          </table:table-cell>
          <table:table-cell table:style-name="ce10" table:formula="of:=OR(ROW([.AG4])-1=[.$B$1];MEDIAN(64;[.AG4];123)=[.AG4])" office:value-type="float" office:value="1" calcext:value-type="float">
            <text:p>1</text:p>
          </table:table-cell>
          <table:table-cell table:style-name="ce10" table:formula="of:=OR(ROW([.AH4])-1=[.$B$1];MEDIAN(64;[.AH4];123)=[.AH4])" office:value-type="float" office:value="1" calcext:value-type="float">
            <text:p>1</text:p>
          </table:table-cell>
          <table:table-cell table:style-name="ce10" table:formula="of:=OR(ROW([.AI4])-1=[.$B$1];MEDIAN(64;[.AI4];123)=[.AI4])" office:value-type="float" office:value="1" calcext:value-type="float">
            <text:p>1</text:p>
          </table:table-cell>
          <table:table-cell table:style-name="ce10" table:formula="of:=OR(ROW([.AJ4])-1=[.$B$1];MEDIAN(64;[.AJ4];123)=[.AJ4])" office:value-type="float" office:value="0" calcext:value-type="float">
            <text:p>0</text:p>
          </table:table-cell>
          <table:table-cell table:style-name="ce10" table:formula="of:=OR(ROW([.AK4])-1=[.$B$1];MEDIAN(64;[.AK4];123)=[.AK4])" office:value-type="float" office:value="1" calcext:value-type="float">
            <text:p>1</text:p>
          </table:table-cell>
          <table:table-cell table:style-name="ce10" table:formula="of:=OR(ROW([.AL4])-1=[.$B$1];MEDIAN(64;[.AL4];123)=[.AL4])" office:value-type="float" office:value="0" calcext:value-type="float">
            <text:p>0</text:p>
          </table:table-cell>
          <table:table-cell table:style-name="ce10" table:formula="of:=OR(ROW([.AM4])-1=[.$B$1];MEDIAN(64;[.AM4];123)=[.AM4])" office:value-type="float" office:value="1" calcext:value-type="float">
            <text:p>1</text:p>
          </table:table-cell>
          <table:table-cell table:style-name="ce10" table:formula="of:=OR(ROW([.AN4])-1=[.$B$1];MEDIAN(64;[.AN4];123)=[.AN4])" office:value-type="float" office:value="0" calcext:value-type="float">
            <text:p>0</text:p>
          </table:table-cell>
          <table:table-cell table:style-name="ce10" table:formula="of:=OR(ROW([.AO4])-1=[.$B$1];MEDIAN(64;[.AO4];123)=[.AO4])" office:value-type="float" office:value="0" calcext:value-type="float">
            <text:p>0</text:p>
          </table:table-cell>
          <table:table-cell table:style-name="ce10" table:formula="of:=OR(ROW([.AP4])-1=[.$B$1];MEDIAN(64;[.AP4];123)=[.AP4])" office:value-type="float" office:value="0" calcext:value-type="float">
            <text:p>0</text:p>
          </table:table-cell>
          <table:table-cell table:style-name="ce10" table:formula="of:=OR(ROW([.AQ4])-1=[.$B$1];MEDIAN(64;[.AQ4];123)=[.AQ4])" office:value-type="float" office:value="0" calcext:value-type="float">
            <text:p>0</text:p>
          </table:table-cell>
          <table:table-cell table:style-name="ce10" table:formula="of:=OR(ROW([.AR4])-1=[.$B$1];MEDIAN(64;[.AR4];123)=[.AR4])" office:value-type="float" office:value="0" calcext:value-type="float">
            <text:p>0</text:p>
          </table:table-cell>
          <table:table-cell table:style-name="ce10" table:formula="of:=OR(ROW([.AS4])-1=[.$B$1];MEDIAN(64;[.AS4];123)=[.AS4])" office:value-type="float" office:value="0" calcext:value-type="float">
            <text:p>0</text:p>
          </table:table-cell>
          <table:table-cell table:style-name="ce10" table:formula="of:=OR(ROW([.AT4])-1=[.$B$1];MEDIAN(64;[.AT4];123)=[.AT4])" office:value-type="float" office:value="1" calcext:value-type="float">
            <text:p>1</text:p>
          </table:table-cell>
          <table:table-cell table:style-name="ce10" table:formula="of:=OR(ROW([.AU4])-1=[.$B$1];MEDIAN(64;[.AU4];123)=[.AU4])" office:value-type="float" office:value="0" calcext:value-type="float">
            <text:p>0</text:p>
          </table:table-cell>
          <table:table-cell table:style-name="ce10" table:formula="of:=OR(ROW([.AV4])-1=[.$B$1];MEDIAN(64;[.AV4];123)=[.AV4])" office:value-type="float" office:value="0" calcext:value-type="float">
            <text:p>0</text:p>
          </table:table-cell>
          <table:table-cell table:style-name="ce10" table:formula="of:=OR(ROW([.AW4])-1=[.$B$1];MEDIAN(64;[.AW4];123)=[.AW4])" office:value-type="float" office:value="0" calcext:value-type="float">
            <text:p>0</text:p>
          </table:table-cell>
          <table:table-cell table:style-name="ce10" table:formula="of:=OR(ROW([.AX4])-1=[.$B$1];MEDIAN(64;[.AX4];123)=[.AX4])" office:value-type="float" office:value="0" calcext:value-type="float">
            <text:p>0</text:p>
          </table:table-cell>
          <table:table-cell table:style-name="ce10" table:formula="of:=OR(ROW([.AY4])-1=[.$B$1];MEDIAN(64;[.AY4];123)=[.AY4])" office:value-type="float" office:value="0" calcext:value-type="float">
            <text:p>0</text:p>
          </table:table-cell>
          <table:table-cell table:style-name="ce10" table:formula="of:=OR(ROW([.AZ4])-1=[.$B$1];MEDIAN(64;[.AZ4];123)=[.AZ4])" office:value-type="float" office:value="0" calcext:value-type="float">
            <text:p>0</text:p>
          </table:table-cell>
          <table:table-cell table:style-name="ce10" table:formula="of:=OR(ROW([.BA4])-1=[.$B$1];MEDIAN(64;[.BA4];123)=[.BA4])" office:value-type="float" office:value="1" calcext:value-type="float">
            <text:p>1</text:p>
          </table:table-cell>
          <table:table-cell table:style-name="ce10" table:formula="of:=OR(ROW([.BB4])-1=[.$B$1];MEDIAN(64;[.BB4];123)=[.BB4])" office:value-type="float" office:value="1" calcext:value-type="float">
            <text:p>1</text:p>
          </table:table-cell>
          <table:table-cell table:style-name="ce10" table:formula="of:=OR(ROW([.BC4])-1=[.$B$1];MEDIAN(64;[.BC4];123)=[.BC4])" office:value-type="float" office:value="0" calcext:value-type="float">
            <text:p>0</text:p>
          </table:table-cell>
          <table:table-cell table:style-name="ce10" table:formula="of:=OR(ROW([.BD4])-1=[.$B$1];MEDIAN(64;[.BD4];123)=[.BD4])" office:value-type="float" office:value="1" calcext:value-type="float">
            <text:p>1</text:p>
          </table:table-cell>
          <table:table-cell table:style-name="ce10" table:formula="of:=OR(ROW([.BE4])-1=[.$B$1];MEDIAN(64;[.BE4];123)=[.BE4])" office:value-type="float" office:value="0" calcext:value-type="float">
            <text:p>0</text:p>
          </table:table-cell>
          <table:table-cell table:style-name="ce10" table:formula="of:=OR(ROW([.BF4])-1=[.$B$1];MEDIAN(64;[.BF4];123)=[.BF4])" office:value-type="float" office:value="1" calcext:value-type="float">
            <text:p>1</text:p>
          </table:table-cell>
          <table:table-cell table:style-name="ce10" table:formula="of:=OR(ROW([.BG4])-1=[.$B$1];MEDIAN(64;[.BG4];123)=[.BG4])" office:value-type="float" office:value="0" calcext:value-type="float">
            <text:p>0</text:p>
          </table:table-cell>
          <table:table-cell table:style-name="ce10" table:formula="of:=OR(ROW([.BH4])-1=[.$B$1];MEDIAN(64;[.BH4];123)=[.BH4])" office:value-type="float" office:value="1" calcext:value-type="float">
            <text:p>1</text:p>
          </table:table-cell>
          <table:table-cell table:style-name="ce10" table:formula="of:=OR(ROW([.BI4])-1=[.$B$1];MEDIAN(64;[.BI4];123)=[.BI4])" office:value-type="float" office:value="0" calcext:value-type="float">
            <text:p>0</text:p>
          </table:table-cell>
          <table:table-cell table:style-name="ce10" table:formula="of:=OR(ROW([.BJ4])-1=[.$B$1];MEDIAN(64;[.BJ4];123)=[.BJ4])" office:value-type="float" office:value="0" calcext:value-type="float">
            <text:p>0</text:p>
          </table:table-cell>
          <table:table-cell table:style-name="ce10" table:formula="of:=OR(ROW([.BK4])-1=[.$B$1];MEDIAN(64;[.BK4];123)=[.BK4])" office:value-type="float" office:value="0" calcext:value-type="float">
            <text:p>0</text:p>
          </table:table-cell>
          <table:table-cell table:style-name="ce10" table:formula="of:=OR(ROW([.BL4])-1=[.$B$1];MEDIAN(64;[.BL4];123)=[.BL4])" office:value-type="float" office:value="0" calcext:value-type="float">
            <text:p>0</text:p>
          </table:table-cell>
          <table:table-cell table:style-name="ce10" table:formula="of:=OR(ROW([.BM4])-1=[.$B$1];MEDIAN(64;[.BM4];123)=[.BM4])" office:value-type="float" office:value="0" calcext:value-type="float">
            <text:p>0</text:p>
          </table:table-cell>
          <table:table-cell table:style-name="ce10" table:formula="of:=OR(ROW([.BN4])-1=[.$B$1];MEDIAN(64;[.BN4];123)=[.BN4])" office:value-type="float" office:value="1" calcext:value-type="float">
            <text:p>1</text:p>
          </table:table-cell>
          <table:table-cell table:style-name="ce10" table:formula="of:=OR(ROW([.BO4])-1=[.$B$1];MEDIAN(64;[.BO4];123)=[.BO4])" office:value-type="float" office:value="1" calcext:value-type="float">
            <text:p>1</text:p>
          </table:table-cell>
          <table:table-cell table:style-name="ce10" table:formula="of:=OR(ROW([.BP4])-1=[.$B$1];MEDIAN(64;[.BP4];123)=[.BP4])" office:value-type="float" office:value="1" calcext:value-type="float">
            <text:p>1</text:p>
          </table:table-cell>
          <table:table-cell table:style-name="ce10" table:formula="of:=OR(ROW([.BQ4])-1=[.$B$1];MEDIAN(64;[.BQ4];123)=[.BQ4])" office:value-type="float" office:value="0" calcext:value-type="float">
            <text:p>0</text:p>
          </table:table-cell>
          <table:table-cell table:style-name="ce10" table:formula="of:=OR(ROW([.BR4])-1=[.$B$1];MEDIAN(64;[.BR4];123)=[.BR4])" office:value-type="float" office:value="1" calcext:value-type="float">
            <text:p>1</text:p>
          </table:table-cell>
          <table:table-cell table:style-name="ce10" table:formula="of:=OR(ROW([.BS4])-1=[.$B$1];MEDIAN(64;[.BS4];123)=[.BS4])" office:value-type="float" office:value="0" calcext:value-type="float">
            <text:p>0</text:p>
          </table:table-cell>
          <table:table-cell table:style-name="ce10" table:formula="of:=OR(ROW([.BT4])-1=[.$B$1];MEDIAN(64;[.BT4];123)=[.BT4])" office:value-type="float" office:value="0" calcext:value-type="float">
            <text:p>0</text:p>
          </table:table-cell>
          <table:table-cell table:style-name="ce10" table:formula="of:=OR(ROW([.BU4])-1=[.$B$1];MEDIAN(64;[.BU4];123)=[.BU4])" office:value-type="float" office:value="1" calcext:value-type="float">
            <text:p>1</text:p>
          </table:table-cell>
          <table:table-cell table:style-name="ce10" table:formula="of:=OR(ROW([.BV4])-1=[.$B$1];MEDIAN(64;[.BV4];123)=[.BV4])" office:value-type="float" office:value="0" calcext:value-type="float">
            <text:p>0</text:p>
          </table:table-cell>
          <table:table-cell table:style-name="ce10" table:formula="of:=OR(ROW([.BW4])-1=[.$B$1];MEDIAN(64;[.BW4];123)=[.BW4])" office:value-type="float" office:value="0" calcext:value-type="float">
            <text:p>0</text:p>
          </table:table-cell>
          <table:table-cell table:style-name="ce10" table:formula="of:=OR(ROW([.BX4])-1=[.$B$1];MEDIAN(64;[.BX4];123)=[.BX4])" office:value-type="float" office:value="1" calcext:value-type="float">
            <text:p>1</text:p>
          </table:table-cell>
          <table:table-cell table:style-name="ce10" table:formula="of:=OR(ROW([.BY4])-1=[.$B$1];MEDIAN(64;[.BY4];123)=[.BY4])" office:value-type="float" office:value="0" calcext:value-type="float">
            <text:p>0</text:p>
          </table:table-cell>
          <table:table-cell table:style-name="ce10" table:formula="of:=OR(ROW([.BZ4])-1=[.$B$1];MEDIAN(64;[.BZ4];123)=[.BZ4])" office:value-type="float" office:value="1" calcext:value-type="float">
            <text:p>1</text:p>
          </table:table-cell>
          <table:table-cell table:style-name="ce10" table:formula="of:=OR(ROW([.CA4])-1=[.$B$1];MEDIAN(64;[.CA4];123)=[.CA4])" office:value-type="float" office:value="1" calcext:value-type="float">
            <text:p>1</text:p>
          </table:table-cell>
          <table:table-cell table:style-name="ce10" table:formula="of:=OR(ROW([.CB4])-1=[.$B$1];MEDIAN(64;[.CB4];123)=[.CB4])" office:value-type="float" office:value="1" calcext:value-type="float">
            <text:p>1</text:p>
          </table:table-cell>
          <table:table-cell table:style-name="ce10" table:formula="of:=OR(ROW([.CC4])-1=[.$B$1];MEDIAN(64;[.CC4];123)=[.CC4])" office:value-type="float" office:value="0" calcext:value-type="float">
            <text:p>0</text:p>
          </table:table-cell>
          <table:table-cell table:style-name="ce10" table:formula="of:=OR(ROW([.CD4])-1=[.$B$1];MEDIAN(64;[.CD4];123)=[.CD4])" office:value-type="float" office:value="0" calcext:value-type="float">
            <text:p>0</text:p>
          </table:table-cell>
          <table:table-cell table:style-name="ce10" table:formula="of:=OR(ROW([.CE4])-1=[.$B$1];MEDIAN(64;[.CE4];123)=[.CE4])" office:value-type="float" office:value="0" calcext:value-type="float">
            <text:p>0</text:p>
          </table:table-cell>
          <table:table-cell table:style-name="ce10" table:formula="of:=OR(ROW([.CF4])-1=[.$B$1];MEDIAN(64;[.CF4];123)=[.CF4])" office:value-type="float" office:value="1" calcext:value-type="float">
            <text:p>1</text:p>
          </table:table-cell>
          <table:table-cell table:style-name="ce10" table:formula="of:=OR(ROW([.CG4])-1=[.$B$1];MEDIAN(64;[.CG4];123)=[.CG4])" office:value-type="float" office:value="1" calcext:value-type="float">
            <text:p>1</text:p>
          </table:table-cell>
          <table:table-cell table:style-name="ce10" table:formula="of:=OR(ROW([.CH4])-1=[.$B$1];MEDIAN(64;[.CH4];123)=[.CH4])" office:value-type="float" office:value="1" calcext:value-type="float">
            <text:p>1</text:p>
          </table:table-cell>
          <table:table-cell table:style-name="ce10" table:formula="of:=OR(ROW([.CI4])-1=[.$B$1];MEDIAN(64;[.CI4];123)=[.CI4])" office:value-type="float" office:value="0" calcext:value-type="float">
            <text:p>0</text:p>
          </table:table-cell>
          <table:table-cell table:style-name="ce10" table:formula="of:=OR(ROW([.CJ4])-1=[.$B$1];MEDIAN(64;[.CJ4];123)=[.CJ4])" office:value-type="float" office:value="1" calcext:value-type="float">
            <text:p>1</text:p>
          </table:table-cell>
          <table:table-cell table:style-name="ce10" table:formula="of:=OR(ROW([.CK4])-1=[.$B$1];MEDIAN(64;[.CK4];123)=[.CK4])" office:value-type="float" office:value="0" calcext:value-type="float">
            <text:p>0</text:p>
          </table:table-cell>
          <table:table-cell table:style-name="ce10" table:formula="of:=OR(ROW([.CL4])-1=[.$B$1];MEDIAN(64;[.CL4];123)=[.CL4])" office:value-type="float" office:value="1" calcext:value-type="float">
            <text:p>1</text:p>
          </table:table-cell>
          <table:table-cell table:style-name="ce10" table:formula="of:=OR(ROW([.CM4])-1=[.$B$1];MEDIAN(64;[.CM4];123)=[.CM4])" office:value-type="float" office:value="0" calcext:value-type="float">
            <text:p>0</text:p>
          </table:table-cell>
          <table:table-cell table:style-name="ce10" table:formula="of:=OR(ROW([.CN4])-1=[.$B$1];MEDIAN(64;[.CN4];123)=[.CN4])" office:value-type="float" office:value="0" calcext:value-type="float">
            <text:p>0</text:p>
          </table:table-cell>
          <table:table-cell table:style-name="ce10" table:formula="of:=OR(ROW([.CO4])-1=[.$B$1];MEDIAN(64;[.CO4];123)=[.CO4])" office:value-type="float" office:value="0" calcext:value-type="float">
            <text:p>0</text:p>
          </table:table-cell>
          <table:table-cell table:style-name="ce10" table:formula="of:=OR(ROW([.CP4])-1=[.$B$1];MEDIAN(64;[.CP4];123)=[.CP4])" office:value-type="float" office:value="1" calcext:value-type="float">
            <text:p>1</text:p>
          </table:table-cell>
          <table:table-cell table:style-name="ce10" table:formula="of:=OR(ROW([.CQ4])-1=[.$B$1];MEDIAN(64;[.CQ4];123)=[.CQ4])" office:value-type="float" office:value="1" calcext:value-type="float">
            <text:p>1</text:p>
          </table:table-cell>
          <table:table-cell table:style-name="ce10" table:formula="of:=OR(ROW([.CR4])-1=[.$B$1];MEDIAN(64;[.CR4];123)=[.CR4])" office:value-type="float" office:value="0" calcext:value-type="float">
            <text:p>0</text:p>
          </table:table-cell>
          <table:table-cell table:style-name="ce10" table:formula="of:=OR(ROW([.CS4])-1=[.$B$1];MEDIAN(64;[.CS4];123)=[.CS4])" office:value-type="float" office:value="0" calcext:value-type="float">
            <text:p>0</text:p>
          </table:table-cell>
          <table:table-cell table:style-name="ce10" table:formula="of:=OR(ROW([.CT4])-1=[.$B$1];MEDIAN(64;[.CT4];123)=[.CT4])" office:value-type="float" office:value="0" calcext:value-type="float">
            <text:p>0</text:p>
          </table:table-cell>
          <table:table-cell table:style-name="ce10" table:formula="of:=OR(ROW([.CU4])-1=[.$B$1];MEDIAN(64;[.CU4];123)=[.CU4])" office:value-type="float" office:value="0" calcext:value-type="float">
            <text:p>0</text:p>
          </table:table-cell>
          <table:table-cell table:style-name="ce10" table:formula="of:=OR(ROW([.CV4])-1=[.$B$1];MEDIAN(64;[.CV4];123)=[.CV4])" office:value-type="float" office:value="0" calcext:value-type="float">
            <text:p>0</text:p>
          </table:table-cell>
          <table:table-cell table:style-name="ce10" table:formula="of:=OR(ROW([.CW4])-1=[.$B$1];MEDIAN(64;[.CW4];123)=[.CW4])" office:value-type="float" office:value="0" calcext:value-type="float">
            <text:p>0</text:p>
          </table:table-cell>
          <table:table-cell table:style-name="ce10" table:formula="of:=OR(ROW([.CX4])-1=[.$B$1];MEDIAN(64;[.CX4];123)=[.CX4])" office:value-type="float" office:value="0" calcext:value-type="float">
            <text:p>0</text:p>
          </table:table-cell>
          <table:table-cell table:style-name="ce10" table:formula="of:=OR(ROW([.CY4])-1=[.$B$1];MEDIAN(64;[.CY4];123)=[.CY4])" office:value-type="float" office:value="0" calcext:value-type="float">
            <text:p>0</text:p>
          </table:table-cell>
          <table:table-cell table:style-name="ce10" table:formula="of:=OR(ROW([.CZ4])-1=[.$B$1];MEDIAN(64;[.CZ4];123)=[.CZ4])" office:value-type="float" office:value="0" calcext:value-type="float">
            <text:p>0</text:p>
          </table:table-cell>
          <table:table-cell table:style-name="ce10" table:formula="of:=OR(ROW([.DA4])-1=[.$B$1];MEDIAN(64;[.DA4];123)=[.DA4])" office:value-type="float" office:value="0" calcext:value-type="float">
            <text:p>0</text:p>
          </table:table-cell>
          <table:table-cell table:style-name="ce10" table:formula="of:=OR(ROW([.DB4])-1=[.$B$1];MEDIAN(64;[.DB4];123)=[.DB4])" office:value-type="float" office:value="0" calcext:value-type="float">
            <text:p>0</text:p>
          </table:table-cell>
          <table:table-cell table:style-name="ce10" table:formula="of:=OR(ROW([.DC4])-1=[.$B$1];MEDIAN(64;[.DC4];123)=[.DC4])" office:value-type="float" office:value="0" calcext:value-type="float">
            <text:p>0</text:p>
          </table:table-cell>
          <table:table-cell table:style-name="ce10" table:formula="of:=OR(ROW([.DD4])-1=[.$B$1];MEDIAN(64;[.DD4];123)=[.DD4])" office:value-type="float" office:value="0" calcext:value-type="float">
            <text:p>0</text:p>
          </table:table-cell>
          <table:table-cell table:style-name="ce10" table:formula="of:=OR(ROW([.DE4])-1=[.$B$1];MEDIAN(64;[.DE4];123)=[.DE4])" office:value-type="float" office:value="0" calcext:value-type="float">
            <text:p>0</text:p>
          </table:table-cell>
          <table:table-cell table:style-name="ce10" table:formula="of:=OR(ROW([.DF4])-1=[.$B$1];MEDIAN(64;[.DF4];123)=[.DF4])" office:value-type="float" office:value="0" calcext:value-type="float">
            <text:p>0</text:p>
          </table:table-cell>
          <table:table-cell table:style-name="ce10" table:formula="of:=OR(ROW([.DG4])-1=[.$B$1];MEDIAN(64;[.DG4];123)=[.DG4])" office:value-type="float" office:value="0" calcext:value-type="float">
            <text:p>0</text:p>
          </table:table-cell>
          <table:table-cell table:style-name="ce10" table:formula="of:=OR(ROW([.DH4])-1=[.$B$1];MEDIAN(64;[.DH4];123)=[.DH4])" office:value-type="float" office:value="0" calcext:value-type="float">
            <text:p>0</text:p>
          </table:table-cell>
          <table:table-cell table:style-name="ce10" table:formula="of:=OR(ROW([.DI4])-1=[.$B$1];MEDIAN(64;[.DI4];123)=[.DI4])" office:value-type="float" office:value="0" calcext:value-type="float">
            <text:p>0</text:p>
          </table:table-cell>
          <table:table-cell table:style-name="ce10" table:formula="of:=OR(ROW([.DJ4])-1=[.$B$1];MEDIAN(64;[.DJ4];123)=[.DJ4])" office:value-type="float" office:value="0" calcext:value-type="float">
            <text:p>0</text:p>
          </table:table-cell>
          <table:table-cell table:style-name="ce10" table:formula="of:=OR(ROW([.DK4])-1=[.$B$1];MEDIAN(64;[.DK4];123)=[.DK4])" office:value-type="float" office:value="0" calcext:value-type="float">
            <text:p>0</text:p>
          </table:table-cell>
          <table:table-cell table:style-name="ce10" table:formula="of:=OR(ROW([.DL4])-1=[.$B$1];MEDIAN(64;[.DL4];123)=[.DL4])" office:value-type="float" office:value="0" calcext:value-type="float">
            <text:p>0</text:p>
          </table:table-cell>
          <table:table-cell table:style-name="ce10" table:formula="of:=OR(ROW([.DM4])-1=[.$B$1];MEDIAN(64;[.DM4];123)=[.DM4])" office:value-type="float" office:value="0" calcext:value-type="float">
            <text:p>0</text:p>
          </table:table-cell>
          <table:table-cell table:style-name="ce10" table:formula="of:=OR(ROW([.DN4])-1=[.$B$1];MEDIAN(64;[.DN4];123)=[.DN4])" office:value-type="float" office:value="0" calcext:value-type="float">
            <text:p>0</text:p>
          </table:table-cell>
          <table:table-cell table:style-name="ce10" table:formula="of:=OR(ROW([.DO4])-1=[.$B$1];MEDIAN(64;[.DO4];123)=[.DO4])" office:value-type="float" office:value="0" calcext:value-type="float">
            <text:p>0</text:p>
          </table:table-cell>
          <table:table-cell table:style-name="ce10" table:formula="of:=OR(ROW([.DP4])-1=[.$B$1];MEDIAN(64;[.DP4];123)=[.DP4])" office:value-type="float" office:value="0" calcext:value-type="float">
            <text:p>0</text:p>
          </table:table-cell>
          <table:table-cell table:style-name="ce10" table:formula="of:=OR(ROW([.DQ4])-1=[.$B$1];MEDIAN(64;[.DQ4];123)=[.DQ4])" office:value-type="float" office:value="0" calcext:value-type="float">
            <text:p>0</text:p>
          </table:table-cell>
          <table:table-cell table:style-name="ce10" table:formula="of:=OR(ROW([.DR4])-1=[.$B$1];MEDIAN(64;[.DR4];123)=[.DR4])" office:value-type="float" office:value="0" calcext:value-type="float">
            <text:p>0</text:p>
          </table:table-cell>
          <table:table-cell table:style-name="ce10" table:formula="of:=OR(ROW([.DS4])-1=[.$B$1];MEDIAN(64;[.DS4];123)=[.DS4])" office:value-type="float" office:value="0" calcext:value-type="float">
            <text:p>0</text:p>
          </table:table-cell>
          <table:table-cell table:style-name="ce10" table:formula="of:=OR(ROW([.DT4])-1=[.$B$1];MEDIAN(64;[.DT4];123)=[.DT4])" office:value-type="float" office:value="0" calcext:value-type="float">
            <text:p>0</text:p>
          </table:table-cell>
          <table:table-cell table:style-name="ce10" table:formula="of:=OR(ROW([.DU4])-1=[.$B$1];MEDIAN(64;[.DU4];123)=[.DU4])" office:value-type="float" office:value="0" calcext:value-type="float">
            <text:p>0</text:p>
          </table:table-cell>
          <table:table-cell table:style-name="ce10" table:formula="of:=OR(ROW([.DV4])-1=[.$B$1];MEDIAN(64;[.DV4];123)=[.DV4])" office:value-type="float" office:value="0" calcext:value-type="float">
            <text:p>0</text:p>
          </table:table-cell>
          <table:table-cell table:style-name="ce10" table:formula="of:=OR(ROW([.DW4])-1=[.$B$1];MEDIAN(64;[.DW4];123)=[.DW4])" office:value-type="float" office:value="0" calcext:value-type="float">
            <text:p>0</text:p>
          </table:table-cell>
          <table:table-cell table:style-name="ce10" table:formula="of:=OR(ROW([.DX4])-1=[.$B$1];MEDIAN(64;[.DX4];123)=[.DX4])" office:value-type="float" office:value="0" calcext:value-type="float">
            <text:p>0</text:p>
          </table:table-cell>
          <table:table-cell table:style-name="ce10" table:formula="of:=OR(ROW([.DY4])-1=[.$B$1];MEDIAN(64;[.DY4];123)=[.DY4])" office:value-type="float" office:value="0" calcext:value-type="float">
            <text:p>0</text:p>
          </table:table-cell>
          <table:table-cell table:style-name="ce10" table:formula="of:=OR(ROW([.DZ4])-1=[.$B$1];MEDIAN(64;[.DZ4];123)=[.DZ4])" office:value-type="float" office:value="0" calcext:value-type="float">
            <text:p>0</text:p>
          </table:table-cell>
          <table:table-cell table:style-name="ce10" table:formula="of:=OR(ROW([.EA4])-1=[.$B$1];MEDIAN(64;[.EA4];123)=[.EA4])" office:value-type="float" office:value="0" calcext:value-type="float">
            <text:p>0</text:p>
          </table:table-cell>
          <table:table-cell table:style-name="ce10" table:formula="of:=OR(ROW([.EB4])-1=[.$B$1];MEDIAN(64;[.EB4];123)=[.EB4])" office:value-type="float" office:value="0" calcext:value-type="float">
            <text:p>0</text:p>
          </table:table-cell>
          <table:table-cell table:style-name="ce10" table:formula="of:=OR(ROW([.EC4])-1=[.$B$1];MEDIAN(64;[.EC4];123)=[.EC4])" office:value-type="float" office:value="0" calcext:value-type="float">
            <text:p>0</text:p>
          </table:table-cell>
          <table:table-cell table:style-name="ce10" table:formula="of:=OR(ROW([.ED4])-1=[.$B$1];MEDIAN(64;[.ED4];123)=[.ED4])" office:value-type="float" office:value="0" calcext:value-type="float">
            <text:p>0</text:p>
          </table:table-cell>
          <table:table-cell table:style-name="ce10" table:formula="of:=OR(ROW([.EE4])-1=[.$B$1];MEDIAN(64;[.EE4];123)=[.EE4])" office:value-type="float" office:value="0" calcext:value-type="float">
            <text:p>0</text:p>
          </table:table-cell>
          <table:table-cell table:style-name="ce10" table:formula="of:=OR(ROW([.EF4])-1=[.$B$1];MEDIAN(64;[.EF4];123)=[.EF4])" office:value-type="float" office:value="0" calcext:value-type="float">
            <text:p>0</text:p>
          </table:table-cell>
          <table:table-cell table:style-name="ce10" table:formula="of:=OR(ROW([.EG4])-1=[.$B$1];MEDIAN(64;[.EG4];123)=[.EG4])" office:value-type="float" office:value="0" calcext:value-type="float">
            <text:p>0</text:p>
          </table:table-cell>
          <table:table-cell table:style-name="ce10" table:formula="of:=OR(ROW([.EH4])-1=[.$B$1];MEDIAN(64;[.EH4];123)=[.EH4])" office:value-type="float" office:value="0" calcext:value-type="float">
            <text:p>0</text:p>
          </table:table-cell>
          <table:table-cell table:style-name="ce10" table:formula="of:=OR(ROW([.EI4])-1=[.$B$1];MEDIAN(64;[.EI4];123)=[.EI4])" office:value-type="float" office:value="0" calcext:value-type="float">
            <text:p>0</text:p>
          </table:table-cell>
          <table:table-cell table:style-name="ce10" table:formula="of:=OR(ROW([.EJ4])-1=[.$B$1];MEDIAN(64;[.EJ4];123)=[.EJ4])" office:value-type="float" office:value="0" calcext:value-type="float">
            <text:p>0</text:p>
          </table:table-cell>
          <table:table-cell table:style-name="ce10" table:formula="of:=OR(ROW([.EK4])-1=[.$B$1];MEDIAN(64;[.EK4];123)=[.EK4])" office:value-type="float" office:value="0" calcext:value-type="float">
            <text:p>0</text:p>
          </table:table-cell>
          <table:table-cell table:style-name="ce10" table:formula="of:=OR(ROW([.EL4])-1=[.$B$1];MEDIAN(64;[.EL4];123)=[.EL4])" office:value-type="float" office:value="0" calcext:value-type="float">
            <text:p>0</text:p>
          </table:table-cell>
          <table:table-cell table:style-name="ce10" table:formula="of:=OR(ROW([.EM4])-1=[.$B$1];MEDIAN(64;[.EM4];123)=[.EM4])" office:value-type="float" office:value="0" calcext:value-type="float">
            <text:p>0</text:p>
          </table:table-cell>
          <table:table-cell table:style-name="ce10" table:formula="of:=OR(ROW([.EN4])-1=[.$B$1];MEDIAN(64;[.EN4];123)=[.EN4])" office:value-type="float" office:value="0" calcext:value-type="float">
            <text:p>0</text:p>
          </table:table-cell>
          <table:table-cell table:style-name="ce10" table:formula="of:=OR(ROW([.EO4])-1=[.$B$1];MEDIAN(64;[.EO4];123)=[.EO4])" office:value-type="float" office:value="0" calcext:value-type="float">
            <text:p>0</text:p>
          </table:table-cell>
          <table:table-cell table:style-name="ce10" table:formula="of:=OR(ROW([.EP4])-1=[.$B$1];MEDIAN(64;[.EP4];123)=[.EP4])" office:value-type="float" office:value="0" calcext:value-type="float">
            <text:p>0</text:p>
          </table:table-cell>
          <table:table-cell table:style-name="ce10" table:formula="of:=OR(ROW([.EQ4])-1=[.$B$1];MEDIAN(64;[.EQ4];123)=[.EQ4])" office:value-type="float" office:value="0" calcext:value-type="float">
            <text:p>0</text:p>
          </table:table-cell>
          <table:table-cell table:style-name="ce10" table:formula="of:=OR(ROW([.ER4])-1=[.$B$1];MEDIAN(64;[.ER4];123)=[.ER4])" office:value-type="float" office:value="0" calcext:value-type="float">
            <text:p>0</text:p>
          </table:table-cell>
          <table:table-cell table:style-name="ce10" table:formula="of:=OR(ROW([.ES4])-1=[.$B$1];MEDIAN(64;[.ES4];123)=[.ES4])" office:value-type="float" office:value="0" calcext:value-type="float">
            <text:p>0</text:p>
          </table:table-cell>
          <table:table-cell table:style-name="ce10" table:formula="of:=OR(ROW([.ET4])-1=[.$B$1];MEDIAN(64;[.ET4];123)=[.ET4])" office:value-type="float" office:value="0" calcext:value-type="float">
            <text:p>0</text:p>
          </table:table-cell>
          <table:table-cell table:style-name="ce10" table:formula="of:=OR(ROW([.EU4])-1=[.$B$1];MEDIAN(64;[.EU4];123)=[.EU4])" office:value-type="float" office:value="0" calcext:value-type="float">
            <text:p>0</text:p>
          </table:table-cell>
          <table:table-cell table:style-name="ce10" table:formula="of:=OR(ROW([.EV4])-1=[.$B$1];MEDIAN(64;[.EV4];123)=[.EV4])" office:value-type="float" office:value="0" calcext:value-type="float">
            <text:p>0</text:p>
          </table:table-cell>
          <table:table-cell table:style-name="ce10" table:formula="of:=OR(ROW([.EW4])-1=[.$B$1];MEDIAN(64;[.EW4];123)=[.EW4])" office:value-type="float" office:value="0" calcext:value-type="float">
            <text:p>0</text:p>
          </table:table-cell>
          <table:table-cell table:style-name="ce10" table:formula="of:=OR(ROW([.EX4])-1=[.$B$1];MEDIAN(64;[.EX4];123)=[.EX4])" office:value-type="float" office:value="0" calcext:value-type="float">
            <text:p>0</text:p>
          </table:table-cell>
          <table:table-cell table:style-name="ce10" table:formula="of:=OR(ROW([.EY4])-1=[.$B$1];MEDIAN(64;[.EY4];123)=[.EY4])" office:value-type="float" office:value="0" calcext:value-type="float">
            <text:p>0</text:p>
          </table:table-cell>
          <table:table-cell table:style-name="ce10" table:formula="of:=OR(ROW([.EZ4])-1=[.$B$1];MEDIAN(64;[.EZ4];123)=[.EZ4])" office:value-type="float" office:value="0" calcext:value-type="float">
            <text:p>0</text:p>
          </table:table-cell>
          <table:table-cell table:style-name="ce10" table:formula="of:=OR(ROW([.FA4])-1=[.$B$1];MEDIAN(64;[.FA4];123)=[.FA4])" office:value-type="float" office:value="0" calcext:value-type="float">
            <text:p>0</text:p>
          </table:table-cell>
          <table:table-cell table:style-name="ce10" table:formula="of:=OR(ROW([.FB4])-1=[.$B$1];MEDIAN(64;[.FB4];123)=[.FB4])" office:value-type="float" office:value="0" calcext:value-type="float">
            <text:p>0</text:p>
          </table:table-cell>
          <table:table-cell table:style-name="ce10" table:formula="of:=OR(ROW([.FC4])-1=[.$B$1];MEDIAN(64;[.FC4];123)=[.FC4])" office:value-type="float" office:value="0" calcext:value-type="float">
            <text:p>0</text:p>
          </table:table-cell>
          <table:table-cell table:style-name="ce10" table:formula="of:=OR(ROW([.FD4])-1=[.$B$1];MEDIAN(64;[.FD4];123)=[.FD4])" office:value-type="float" office:value="0" calcext:value-type="float">
            <text:p>0</text:p>
          </table:table-cell>
          <table:table-cell table:style-name="ce10" table:formula="of:=OR(ROW([.FE4])-1=[.$B$1];MEDIAN(64;[.FE4];123)=[.FE4])" office:value-type="float" office:value="0" calcext:value-type="float">
            <text:p>0</text:p>
          </table:table-cell>
          <table:table-cell table:style-name="ce10" table:formula="of:=OR(ROW([.FF4])-1=[.$B$1];MEDIAN(64;[.FF4];123)=[.FF4])" office:value-type="float" office:value="0" calcext:value-type="float">
            <text:p>0</text:p>
          </table:table-cell>
          <table:table-cell table:style-name="ce10" table:formula="of:=OR(ROW([.FG4])-1=[.$B$1];MEDIAN(64;[.FG4];123)=[.FG4])" office:value-type="float" office:value="0" calcext:value-type="float">
            <text:p>0</text:p>
          </table:table-cell>
          <table:table-cell table:style-name="ce10" table:formula="of:=OR(ROW([.FH4])-1=[.$B$1];MEDIAN(64;[.FH4];123)=[.FH4])" office:value-type="float" office:value="0" calcext:value-type="float">
            <text:p>0</text:p>
          </table:table-cell>
          <table:table-cell table:style-name="ce10" table:formula="of:=OR(ROW([.FI4])-1=[.$B$1];MEDIAN(64;[.FI4];123)=[.FI4])" office:value-type="float" office:value="0" calcext:value-type="float">
            <text:p>0</text:p>
          </table:table-cell>
          <table:table-cell table:style-name="ce10" table:formula="of:=OR(ROW([.FJ4])-1=[.$B$1];MEDIAN(64;[.FJ4];123)=[.FJ4])" office:value-type="float" office:value="0" calcext:value-type="float">
            <text:p>0</text:p>
          </table:table-cell>
          <table:table-cell table:style-name="ce10" table:formula="of:=OR(ROW([.FK4])-1=[.$B$1];MEDIAN(64;[.FK4];123)=[.FK4])" office:value-type="float" office:value="0" calcext:value-type="float">
            <text:p>0</text:p>
          </table:table-cell>
          <table:table-cell table:style-name="ce10" table:formula="of:=OR(ROW([.FL4])-1=[.$B$1];MEDIAN(64;[.FL4];123)=[.FL4])" office:value-type="float" office:value="0" calcext:value-type="float">
            <text:p>0</text:p>
          </table:table-cell>
          <table:table-cell table:style-name="ce10" table:formula="of:=OR(ROW([.FM4])-1=[.$B$1];MEDIAN(64;[.FM4];123)=[.FM4])" office:value-type="float" office:value="0" calcext:value-type="float">
            <text:p>0</text:p>
          </table:table-cell>
          <table:table-cell table:style-name="ce10" table:formula="of:=OR(ROW([.FN4])-1=[.$B$1];MEDIAN(64;[.FN4];123)=[.FN4])" office:value-type="float" office:value="0" calcext:value-type="float">
            <text:p>0</text:p>
          </table:table-cell>
          <table:table-cell table:style-name="ce10" table:formula="of:=OR(ROW([.FO4])-1=[.$B$1];MEDIAN(64;[.FO4];123)=[.FO4])" office:value-type="float" office:value="0" calcext:value-type="float">
            <text:p>0</text:p>
          </table:table-cell>
          <table:table-cell table:style-name="ce10" table:formula="of:=OR(ROW([.FP4])-1=[.$B$1];MEDIAN(64;[.FP4];123)=[.FP4])" office:value-type="float" office:value="0" calcext:value-type="float">
            <text:p>0</text:p>
          </table:table-cell>
          <table:table-cell table:style-name="ce10" table:formula="of:=OR(ROW([.FQ4])-1=[.$B$1];MEDIAN(64;[.FQ4];123)=[.FQ4])" office:value-type="float" office:value="0" calcext:value-type="float">
            <text:p>0</text:p>
          </table:table-cell>
          <table:table-cell table:style-name="ce10" table:formula="of:=OR(ROW([.FR4])-1=[.$B$1];MEDIAN(64;[.FR4];123)=[.FR4])" office:value-type="float" office:value="0" calcext:value-type="float">
            <text:p>0</text:p>
          </table:table-cell>
          <table:table-cell table:style-name="ce10" table:formula="of:=OR(ROW([.FS4])-1=[.$B$1];MEDIAN(64;[.FS4];123)=[.FS4])" office:value-type="float" office:value="0" calcext:value-type="float">
            <text:p>0</text:p>
          </table:table-cell>
          <table:table-cell table:style-name="ce10" table:formula="of:=OR(ROW([.FT4])-1=[.$B$1];MEDIAN(64;[.FT4];123)=[.FT4])" office:value-type="float" office:value="0" calcext:value-type="float">
            <text:p>0</text:p>
          </table:table-cell>
          <table:table-cell table:style-name="ce10" table:formula="of:=OR(ROW([.FU4])-1=[.$B$1];MEDIAN(64;[.FU4];123)=[.FU4])" office:value-type="float" office:value="0" calcext:value-type="float">
            <text:p>0</text:p>
          </table:table-cell>
          <table:table-cell table:style-name="ce10" table:formula="of:=OR(ROW([.FV4])-1=[.$B$1];MEDIAN(64;[.FV4];123)=[.FV4])" office:value-type="float" office:value="0" calcext:value-type="float">
            <text:p>0</text:p>
          </table:table-cell>
          <table:table-cell table:style-name="ce10" table:formula="of:=OR(ROW([.FW4])-1=[.$B$1];MEDIAN(64;[.FW4];123)=[.FW4])" office:value-type="float" office:value="0" calcext:value-type="float">
            <text:p>0</text:p>
          </table:table-cell>
          <table:table-cell table:style-name="ce10" table:formula="of:=OR(ROW([.FX4])-1=[.$B$1];MEDIAN(64;[.FX4];123)=[.FX4])" office:value-type="float" office:value="0" calcext:value-type="float">
            <text:p>0</text:p>
          </table:table-cell>
          <table:table-cell table:style-name="ce10" table:formula="of:=OR(ROW([.FY4])-1=[.$B$1];MEDIAN(64;[.FY4];123)=[.FY4])" office:value-type="float" office:value="0" calcext:value-type="float">
            <text:p>0</text:p>
          </table:table-cell>
          <table:table-cell table:style-name="ce10" table:formula="of:=OR(ROW([.FZ4])-1=[.$B$1];MEDIAN(64;[.FZ4];123)=[.FZ4])" office:value-type="float" office:value="0" calcext:value-type="float">
            <text:p>0</text:p>
          </table:table-cell>
          <table:table-cell table:style-name="ce10" table:formula="of:=OR(ROW([.GA4])-1=[.$B$1];MEDIAN(64;[.GA4];123)=[.GA4])" office:value-type="float" office:value="0" calcext:value-type="float">
            <text:p>0</text:p>
          </table:table-cell>
          <table:table-cell table:style-name="ce10" table:formula="of:=OR(ROW([.GB4])-1=[.$B$1];MEDIAN(64;[.GB4];123)=[.GB4])" office:value-type="float" office:value="0" calcext:value-type="float">
            <text:p>0</text:p>
          </table:table-cell>
          <table:table-cell table:style-name="ce10" table:formula="of:=OR(ROW([.GC4])-1=[.$B$1];MEDIAN(64;[.GC4];123)=[.GC4])" office:value-type="float" office:value="0" calcext:value-type="float">
            <text:p>0</text:p>
          </table:table-cell>
          <table:table-cell table:style-name="ce10" table:formula="of:=OR(ROW([.GD4])-1=[.$B$1];MEDIAN(64;[.GD4];123)=[.GD4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5])-1=[.$B$1];MEDIAN(64;[.A5];123)=[.A5])" office:value-type="float" office:value="1" calcext:value-type="float">
            <text:p>1</text:p>
          </table:table-cell>
          <table:table-cell table:style-name="ce10" table:formula="of:=OR(ROW([.B5])-1=[.$B$1];MEDIAN(64;[.B5];123)=[.B5])" office:value-type="float" office:value="0" calcext:value-type="float">
            <text:p>0</text:p>
          </table:table-cell>
          <table:table-cell table:style-name="ce10" table:formula="of:=OR(ROW([.C5])-1=[.$B$1];MEDIAN(64;[.C5];123)=[.C5])" office:value-type="float" office:value="0" calcext:value-type="float">
            <text:p>0</text:p>
          </table:table-cell>
          <table:table-cell table:style-name="ce10" table:formula="of:=OR(ROW([.D5])-1=[.$B$1];MEDIAN(64;[.D5];123)=[.D5])" office:value-type="float" office:value="1" calcext:value-type="float">
            <text:p>1</text:p>
          </table:table-cell>
          <table:table-cell table:style-name="ce10" table:formula="of:=OR(ROW([.E5])-1=[.$B$1];MEDIAN(64;[.E5];123)=[.E5])" office:value-type="float" office:value="1" calcext:value-type="float">
            <text:p>1</text:p>
          </table:table-cell>
          <table:table-cell table:style-name="ce10" table:formula="of:=OR(ROW([.F5])-1=[.$B$1];MEDIAN(64;[.F5];123)=[.F5])" office:value-type="float" office:value="0" calcext:value-type="float">
            <text:p>0</text:p>
          </table:table-cell>
          <table:table-cell table:style-name="ce10" table:formula="of:=OR(ROW([.G5])-1=[.$B$1];MEDIAN(64;[.G5];123)=[.G5])" office:value-type="float" office:value="0" calcext:value-type="float">
            <text:p>0</text:p>
          </table:table-cell>
          <table:table-cell table:style-name="ce10" table:formula="of:=OR(ROW([.H5])-1=[.$B$1];MEDIAN(64;[.H5];123)=[.H5])" office:value-type="float" office:value="0" calcext:value-type="float">
            <text:p>0</text:p>
          </table:table-cell>
          <table:table-cell table:style-name="ce10" table:formula="of:=OR(ROW([.I5])-1=[.$B$1];MEDIAN(64;[.I5];123)=[.I5])" office:value-type="float" office:value="0" calcext:value-type="float">
            <text:p>0</text:p>
          </table:table-cell>
          <table:table-cell table:style-name="ce10" table:formula="of:=OR(ROW([.J5])-1=[.$B$1];MEDIAN(64;[.J5];123)=[.J5])" office:value-type="float" office:value="0" calcext:value-type="float">
            <text:p>0</text:p>
          </table:table-cell>
          <table:table-cell table:style-name="ce10" table:formula="of:=OR(ROW([.K5])-1=[.$B$1];MEDIAN(64;[.K5];123)=[.K5])" office:value-type="float" office:value="0" calcext:value-type="float">
            <text:p>0</text:p>
          </table:table-cell>
          <table:table-cell table:style-name="ce10" table:formula="of:=OR(ROW([.L5])-1=[.$B$1];MEDIAN(64;[.L5];123)=[.L5])" office:value-type="float" office:value="0" calcext:value-type="float">
            <text:p>0</text:p>
          </table:table-cell>
          <table:table-cell table:style-name="ce10" table:formula="of:=OR(ROW([.M5])-1=[.$B$1];MEDIAN(64;[.M5];123)=[.M5])" office:value-type="float" office:value="1" calcext:value-type="float">
            <text:p>1</text:p>
          </table:table-cell>
          <table:table-cell table:style-name="ce10" table:formula="of:=OR(ROW([.N5])-1=[.$B$1];MEDIAN(64;[.N5];123)=[.N5])" office:value-type="float" office:value="0" calcext:value-type="float">
            <text:p>0</text:p>
          </table:table-cell>
          <table:table-cell table:style-name="ce10" table:formula="of:=OR(ROW([.O5])-1=[.$B$1];MEDIAN(64;[.O5];123)=[.O5])" office:value-type="float" office:value="1" calcext:value-type="float">
            <text:p>1</text:p>
          </table:table-cell>
          <table:table-cell table:style-name="ce10" table:formula="of:=OR(ROW([.P5])-1=[.$B$1];MEDIAN(64;[.P5];123)=[.P5])" office:value-type="float" office:value="0" calcext:value-type="float">
            <text:p>0</text:p>
          </table:table-cell>
          <table:table-cell table:style-name="ce10" table:formula="of:=OR(ROW([.Q5])-1=[.$B$1];MEDIAN(64;[.Q5];123)=[.Q5])" office:value-type="float" office:value="0" calcext:value-type="float">
            <text:p>0</text:p>
          </table:table-cell>
          <table:table-cell table:style-name="ce10" table:formula="of:=OR(ROW([.R5])-1=[.$B$1];MEDIAN(64;[.R5];123)=[.R5])" office:value-type="float" office:value="0" calcext:value-type="float">
            <text:p>0</text:p>
          </table:table-cell>
          <table:table-cell table:style-name="ce10" table:formula="of:=OR(ROW([.S5])-1=[.$B$1];MEDIAN(64;[.S5];123)=[.S5])" office:value-type="float" office:value="0" calcext:value-type="float">
            <text:p>0</text:p>
          </table:table-cell>
          <table:table-cell table:style-name="ce10" table:formula="of:=OR(ROW([.T5])-1=[.$B$1];MEDIAN(64;[.T5];123)=[.T5])" office:value-type="float" office:value="0" calcext:value-type="float">
            <text:p>0</text:p>
          </table:table-cell>
          <table:table-cell table:style-name="ce10" table:formula="of:=OR(ROW([.U5])-1=[.$B$1];MEDIAN(64;[.U5];123)=[.U5])" office:value-type="float" office:value="0" calcext:value-type="float">
            <text:p>0</text:p>
          </table:table-cell>
          <table:table-cell table:style-name="ce10" table:formula="of:=OR(ROW([.V5])-1=[.$B$1];MEDIAN(64;[.V5];123)=[.V5])" office:value-type="float" office:value="0" calcext:value-type="float">
            <text:p>0</text:p>
          </table:table-cell>
          <table:table-cell table:style-name="ce10" table:formula="of:=OR(ROW([.W5])-1=[.$B$1];MEDIAN(64;[.W5];123)=[.W5])" office:value-type="float" office:value="0" calcext:value-type="float">
            <text:p>0</text:p>
          </table:table-cell>
          <table:table-cell table:style-name="ce10" table:formula="of:=OR(ROW([.X5])-1=[.$B$1];MEDIAN(64;[.X5];123)=[.X5])" office:value-type="float" office:value="1" calcext:value-type="float">
            <text:p>1</text:p>
          </table:table-cell>
          <table:table-cell table:style-name="ce10" table:formula="of:=OR(ROW([.Y5])-1=[.$B$1];MEDIAN(64;[.Y5];123)=[.Y5])" office:value-type="float" office:value="0" calcext:value-type="float">
            <text:p>0</text:p>
          </table:table-cell>
          <table:table-cell table:style-name="ce10" table:formula="of:=OR(ROW([.Z5])-1=[.$B$1];MEDIAN(64;[.Z5];123)=[.Z5])" office:value-type="float" office:value="0" calcext:value-type="float">
            <text:p>0</text:p>
          </table:table-cell>
          <table:table-cell table:style-name="ce10" table:formula="of:=OR(ROW([.AA5])-1=[.$B$1];MEDIAN(64;[.AA5];123)=[.AA5])" office:value-type="float" office:value="1" calcext:value-type="float">
            <text:p>1</text:p>
          </table:table-cell>
          <table:table-cell table:style-name="ce10" table:formula="of:=OR(ROW([.AB5])-1=[.$B$1];MEDIAN(64;[.AB5];123)=[.AB5])" office:value-type="float" office:value="0" calcext:value-type="float">
            <text:p>0</text:p>
          </table:table-cell>
          <table:table-cell table:style-name="ce10" table:formula="of:=OR(ROW([.AC5])-1=[.$B$1];MEDIAN(64;[.AC5];123)=[.AC5])" office:value-type="float" office:value="1" calcext:value-type="float">
            <text:p>1</text:p>
          </table:table-cell>
          <table:table-cell table:style-name="ce10" table:formula="of:=OR(ROW([.AD5])-1=[.$B$1];MEDIAN(64;[.AD5];123)=[.AD5])" office:value-type="float" office:value="1" calcext:value-type="float">
            <text:p>1</text:p>
          </table:table-cell>
          <table:table-cell table:style-name="ce10" table:formula="of:=OR(ROW([.AE5])-1=[.$B$1];MEDIAN(64;[.AE5];123)=[.AE5])" office:value-type="float" office:value="1" calcext:value-type="float">
            <text:p>1</text:p>
          </table:table-cell>
          <table:table-cell table:style-name="ce10" table:formula="of:=OR(ROW([.AF5])-1=[.$B$1];MEDIAN(64;[.AF5];123)=[.AF5])" office:value-type="float" office:value="1" calcext:value-type="float">
            <text:p>1</text:p>
          </table:table-cell>
          <table:table-cell table:style-name="ce10" table:formula="of:=OR(ROW([.AG5])-1=[.$B$1];MEDIAN(64;[.AG5];123)=[.AG5])" office:value-type="float" office:value="1" calcext:value-type="float">
            <text:p>1</text:p>
          </table:table-cell>
          <table:table-cell table:style-name="ce10" table:formula="of:=OR(ROW([.AH5])-1=[.$B$1];MEDIAN(64;[.AH5];123)=[.AH5])" office:value-type="float" office:value="0" calcext:value-type="float">
            <text:p>0</text:p>
          </table:table-cell>
          <table:table-cell table:style-name="ce10" table:formula="of:=OR(ROW([.AI5])-1=[.$B$1];MEDIAN(64;[.AI5];123)=[.AI5])" office:value-type="float" office:value="1" calcext:value-type="float">
            <text:p>1</text:p>
          </table:table-cell>
          <table:table-cell table:style-name="ce10" table:formula="of:=OR(ROW([.AJ5])-1=[.$B$1];MEDIAN(64;[.AJ5];123)=[.AJ5])" office:value-type="float" office:value="1" calcext:value-type="float">
            <text:p>1</text:p>
          </table:table-cell>
          <table:table-cell table:style-name="ce10" table:formula="of:=OR(ROW([.AK5])-1=[.$B$1];MEDIAN(64;[.AK5];123)=[.AK5])" office:value-type="float" office:value="1" calcext:value-type="float">
            <text:p>1</text:p>
          </table:table-cell>
          <table:table-cell table:style-name="ce10" table:formula="of:=OR(ROW([.AL5])-1=[.$B$1];MEDIAN(64;[.AL5];123)=[.AL5])" office:value-type="float" office:value="0" calcext:value-type="float">
            <text:p>0</text:p>
          </table:table-cell>
          <table:table-cell table:style-name="ce10" table:formula="of:=OR(ROW([.AM5])-1=[.$B$1];MEDIAN(64;[.AM5];123)=[.AM5])" office:value-type="float" office:value="0" calcext:value-type="float">
            <text:p>0</text:p>
          </table:table-cell>
          <table:table-cell table:style-name="ce10" table:formula="of:=OR(ROW([.AN5])-1=[.$B$1];MEDIAN(64;[.AN5];123)=[.AN5])" office:value-type="float" office:value="0" calcext:value-type="float">
            <text:p>0</text:p>
          </table:table-cell>
          <table:table-cell table:style-name="ce10" table:formula="of:=OR(ROW([.AO5])-1=[.$B$1];MEDIAN(64;[.AO5];123)=[.AO5])" office:value-type="float" office:value="0" calcext:value-type="float">
            <text:p>0</text:p>
          </table:table-cell>
          <table:table-cell table:style-name="ce10" table:formula="of:=OR(ROW([.AP5])-1=[.$B$1];MEDIAN(64;[.AP5];123)=[.AP5])" office:value-type="float" office:value="0" calcext:value-type="float">
            <text:p>0</text:p>
          </table:table-cell>
          <table:table-cell table:style-name="ce10" table:formula="of:=OR(ROW([.AQ5])-1=[.$B$1];MEDIAN(64;[.AQ5];123)=[.AQ5])" office:value-type="float" office:value="0" calcext:value-type="float">
            <text:p>0</text:p>
          </table:table-cell>
          <table:table-cell table:style-name="ce10" table:formula="of:=OR(ROW([.AR5])-1=[.$B$1];MEDIAN(64;[.AR5];123)=[.AR5])" office:value-type="float" office:value="0" calcext:value-type="float">
            <text:p>0</text:p>
          </table:table-cell>
          <table:table-cell table:style-name="ce10" table:formula="of:=OR(ROW([.AS5])-1=[.$B$1];MEDIAN(64;[.AS5];123)=[.AS5])" office:value-type="float" office:value="1" calcext:value-type="float">
            <text:p>1</text:p>
          </table:table-cell>
          <table:table-cell table:style-name="ce10" table:formula="of:=OR(ROW([.AT5])-1=[.$B$1];MEDIAN(64;[.AT5];123)=[.AT5])" office:value-type="float" office:value="1" calcext:value-type="float">
            <text:p>1</text:p>
          </table:table-cell>
          <table:table-cell table:style-name="ce10" table:formula="of:=OR(ROW([.AU5])-1=[.$B$1];MEDIAN(64;[.AU5];123)=[.AU5])" office:value-type="float" office:value="0" calcext:value-type="float">
            <text:p>0</text:p>
          </table:table-cell>
          <table:table-cell table:style-name="ce10" table:formula="of:=OR(ROW([.AV5])-1=[.$B$1];MEDIAN(64;[.AV5];123)=[.AV5])" office:value-type="float" office:value="0" calcext:value-type="float">
            <text:p>0</text:p>
          </table:table-cell>
          <table:table-cell table:style-name="ce10" table:formula="of:=OR(ROW([.AW5])-1=[.$B$1];MEDIAN(64;[.AW5];123)=[.AW5])" office:value-type="float" office:value="0" calcext:value-type="float">
            <text:p>0</text:p>
          </table:table-cell>
          <table:table-cell table:style-name="ce10" table:formula="of:=OR(ROW([.AX5])-1=[.$B$1];MEDIAN(64;[.AX5];123)=[.AX5])" office:value-type="float" office:value="0" calcext:value-type="float">
            <text:p>0</text:p>
          </table:table-cell>
          <table:table-cell table:style-name="ce10" table:formula="of:=OR(ROW([.AY5])-1=[.$B$1];MEDIAN(64;[.AY5];123)=[.AY5])" office:value-type="float" office:value="0" calcext:value-type="float">
            <text:p>0</text:p>
          </table:table-cell>
          <table:table-cell table:style-name="ce10" table:formula="of:=OR(ROW([.AZ5])-1=[.$B$1];MEDIAN(64;[.AZ5];123)=[.AZ5])" office:value-type="float" office:value="0" calcext:value-type="float">
            <text:p>0</text:p>
          </table:table-cell>
          <table:table-cell table:style-name="ce10" table:formula="of:=OR(ROW([.BA5])-1=[.$B$1];MEDIAN(64;[.BA5];123)=[.BA5])" office:value-type="float" office:value="1" calcext:value-type="float">
            <text:p>1</text:p>
          </table:table-cell>
          <table:table-cell table:style-name="ce10" table:formula="of:=OR(ROW([.BB5])-1=[.$B$1];MEDIAN(64;[.BB5];123)=[.BB5])" office:value-type="float" office:value="0" calcext:value-type="float">
            <text:p>0</text:p>
          </table:table-cell>
          <table:table-cell table:style-name="ce10" table:formula="of:=OR(ROW([.BC5])-1=[.$B$1];MEDIAN(64;[.BC5];123)=[.BC5])" office:value-type="float" office:value="1" calcext:value-type="float">
            <text:p>1</text:p>
          </table:table-cell>
          <table:table-cell table:style-name="ce10" table:formula="of:=OR(ROW([.BD5])-1=[.$B$1];MEDIAN(64;[.BD5];123)=[.BD5])" office:value-type="float" office:value="1" calcext:value-type="float">
            <text:p>1</text:p>
          </table:table-cell>
          <table:table-cell table:style-name="ce10" table:formula="of:=OR(ROW([.BE5])-1=[.$B$1];MEDIAN(64;[.BE5];123)=[.BE5])" office:value-type="float" office:value="0" calcext:value-type="float">
            <text:p>0</text:p>
          </table:table-cell>
          <table:table-cell table:style-name="ce10" table:formula="of:=OR(ROW([.BF5])-1=[.$B$1];MEDIAN(64;[.BF5];123)=[.BF5])" office:value-type="float" office:value="0" calcext:value-type="float">
            <text:p>0</text:p>
          </table:table-cell>
          <table:table-cell table:style-name="ce10" table:formula="of:=OR(ROW([.BG5])-1=[.$B$1];MEDIAN(64;[.BG5];123)=[.BG5])" office:value-type="float" office:value="0" calcext:value-type="float">
            <text:p>0</text:p>
          </table:table-cell>
          <table:table-cell table:style-name="ce10" table:formula="of:=OR(ROW([.BH5])-1=[.$B$1];MEDIAN(64;[.BH5];123)=[.BH5])" office:value-type="float" office:value="1" calcext:value-type="float">
            <text:p>1</text:p>
          </table:table-cell>
          <table:table-cell table:style-name="ce10" table:formula="of:=OR(ROW([.BI5])-1=[.$B$1];MEDIAN(64;[.BI5];123)=[.BI5])" office:value-type="float" office:value="1" calcext:value-type="float">
            <text:p>1</text:p>
          </table:table-cell>
          <table:table-cell table:style-name="ce10" table:formula="of:=OR(ROW([.BJ5])-1=[.$B$1];MEDIAN(64;[.BJ5];123)=[.BJ5])" office:value-type="float" office:value="0" calcext:value-type="float">
            <text:p>0</text:p>
          </table:table-cell>
          <table:table-cell table:style-name="ce10" table:formula="of:=OR(ROW([.BK5])-1=[.$B$1];MEDIAN(64;[.BK5];123)=[.BK5])" office:value-type="float" office:value="0" calcext:value-type="float">
            <text:p>0</text:p>
          </table:table-cell>
          <table:table-cell table:style-name="ce10" table:formula="of:=OR(ROW([.BL5])-1=[.$B$1];MEDIAN(64;[.BL5];123)=[.BL5])" office:value-type="float" office:value="0" calcext:value-type="float">
            <text:p>0</text:p>
          </table:table-cell>
          <table:table-cell table:style-name="ce10" table:formula="of:=OR(ROW([.BM5])-1=[.$B$1];MEDIAN(64;[.BM5];123)=[.BM5])" office:value-type="float" office:value="0" calcext:value-type="float">
            <text:p>0</text:p>
          </table:table-cell>
          <table:table-cell table:style-name="ce10" table:formula="of:=OR(ROW([.BN5])-1=[.$B$1];MEDIAN(64;[.BN5];123)=[.BN5])" office:value-type="float" office:value="0" calcext:value-type="float">
            <text:p>0</text:p>
          </table:table-cell>
          <table:table-cell table:style-name="ce10" table:formula="of:=OR(ROW([.BO5])-1=[.$B$1];MEDIAN(64;[.BO5];123)=[.BO5])" office:value-type="float" office:value="1" calcext:value-type="float">
            <text:p>1</text:p>
          </table:table-cell>
          <table:table-cell table:style-name="ce10" table:formula="of:=OR(ROW([.BP5])-1=[.$B$1];MEDIAN(64;[.BP5];123)=[.BP5])" office:value-type="float" office:value="1" calcext:value-type="float">
            <text:p>1</text:p>
          </table:table-cell>
          <table:table-cell table:style-name="ce10" table:formula="of:=OR(ROW([.BQ5])-1=[.$B$1];MEDIAN(64;[.BQ5];123)=[.BQ5])" office:value-type="float" office:value="1" calcext:value-type="float">
            <text:p>1</text:p>
          </table:table-cell>
          <table:table-cell table:style-name="ce10" table:formula="of:=OR(ROW([.BR5])-1=[.$B$1];MEDIAN(64;[.BR5];123)=[.BR5])" office:value-type="float" office:value="0" calcext:value-type="float">
            <text:p>0</text:p>
          </table:table-cell>
          <table:table-cell table:style-name="ce10" table:formula="of:=OR(ROW([.BS5])-1=[.$B$1];MEDIAN(64;[.BS5];123)=[.BS5])" office:value-type="float" office:value="0" calcext:value-type="float">
            <text:p>0</text:p>
          </table:table-cell>
          <table:table-cell table:style-name="ce10" table:formula="of:=OR(ROW([.BT5])-1=[.$B$1];MEDIAN(64;[.BT5];123)=[.BT5])" office:value-type="float" office:value="1" calcext:value-type="float">
            <text:p>1</text:p>
          </table:table-cell>
          <table:table-cell table:style-name="ce10" table:formula="of:=OR(ROW([.BU5])-1=[.$B$1];MEDIAN(64;[.BU5];123)=[.BU5])" office:value-type="float" office:value="0" calcext:value-type="float">
            <text:p>0</text:p>
          </table:table-cell>
          <table:table-cell table:style-name="ce10" table:formula="of:=OR(ROW([.BV5])-1=[.$B$1];MEDIAN(64;[.BV5];123)=[.BV5])" office:value-type="float" office:value="0" calcext:value-type="float">
            <text:p>0</text:p>
          </table:table-cell>
          <table:table-cell table:style-name="ce10" table:formula="of:=OR(ROW([.BW5])-1=[.$B$1];MEDIAN(64;[.BW5];123)=[.BW5])" office:value-type="float" office:value="0" calcext:value-type="float">
            <text:p>0</text:p>
          </table:table-cell>
          <table:table-cell table:style-name="ce10" table:formula="of:=OR(ROW([.BX5])-1=[.$B$1];MEDIAN(64;[.BX5];123)=[.BX5])" office:value-type="float" office:value="1" calcext:value-type="float">
            <text:p>1</text:p>
          </table:table-cell>
          <table:table-cell table:style-name="ce10" table:formula="of:=OR(ROW([.BY5])-1=[.$B$1];MEDIAN(64;[.BY5];123)=[.BY5])" office:value-type="float" office:value="0" calcext:value-type="float">
            <text:p>0</text:p>
          </table:table-cell>
          <table:table-cell table:style-name="ce10" table:formula="of:=OR(ROW([.BZ5])-1=[.$B$1];MEDIAN(64;[.BZ5];123)=[.BZ5])" office:value-type="float" office:value="1" calcext:value-type="float">
            <text:p>1</text:p>
          </table:table-cell>
          <table:table-cell table:style-name="ce10" table:formula="of:=OR(ROW([.CA5])-1=[.$B$1];MEDIAN(64;[.CA5];123)=[.CA5])" office:value-type="float" office:value="0" calcext:value-type="float">
            <text:p>0</text:p>
          </table:table-cell>
          <table:table-cell table:style-name="ce10" table:formula="of:=OR(ROW([.CB5])-1=[.$B$1];MEDIAN(64;[.CB5];123)=[.CB5])" office:value-type="float" office:value="1" calcext:value-type="float">
            <text:p>1</text:p>
          </table:table-cell>
          <table:table-cell table:style-name="ce10" table:formula="of:=OR(ROW([.CC5])-1=[.$B$1];MEDIAN(64;[.CC5];123)=[.CC5])" office:value-type="float" office:value="0" calcext:value-type="float">
            <text:p>0</text:p>
          </table:table-cell>
          <table:table-cell table:style-name="ce10" table:formula="of:=OR(ROW([.CD5])-1=[.$B$1];MEDIAN(64;[.CD5];123)=[.CD5])" office:value-type="float" office:value="0" calcext:value-type="float">
            <text:p>0</text:p>
          </table:table-cell>
          <table:table-cell table:style-name="ce10" table:formula="of:=OR(ROW([.CE5])-1=[.$B$1];MEDIAN(64;[.CE5];123)=[.CE5])" office:value-type="float" office:value="1" calcext:value-type="float">
            <text:p>1</text:p>
          </table:table-cell>
          <table:table-cell table:style-name="ce10" table:formula="of:=OR(ROW([.CF5])-1=[.$B$1];MEDIAN(64;[.CF5];123)=[.CF5])" office:value-type="float" office:value="0" calcext:value-type="float">
            <text:p>0</text:p>
          </table:table-cell>
          <table:table-cell table:style-name="ce10" table:formula="of:=OR(ROW([.CG5])-1=[.$B$1];MEDIAN(64;[.CG5];123)=[.CG5])" office:value-type="float" office:value="0" calcext:value-type="float">
            <text:p>0</text:p>
          </table:table-cell>
          <table:table-cell table:style-name="ce10" table:formula="of:=OR(ROW([.CH5])-1=[.$B$1];MEDIAN(64;[.CH5];123)=[.CH5])" office:value-type="float" office:value="0" calcext:value-type="float">
            <text:p>0</text:p>
          </table:table-cell>
          <table:table-cell table:style-name="ce10" table:formula="of:=OR(ROW([.CI5])-1=[.$B$1];MEDIAN(64;[.CI5];123)=[.CI5])" office:value-type="float" office:value="0" calcext:value-type="float">
            <text:p>0</text:p>
          </table:table-cell>
          <table:table-cell table:style-name="ce10" table:formula="of:=OR(ROW([.CJ5])-1=[.$B$1];MEDIAN(64;[.CJ5];123)=[.CJ5])" office:value-type="float" office:value="1" calcext:value-type="float">
            <text:p>1</text:p>
          </table:table-cell>
          <table:table-cell table:style-name="ce10" table:formula="of:=OR(ROW([.CK5])-1=[.$B$1];MEDIAN(64;[.CK5];123)=[.CK5])" office:value-type="float" office:value="0" calcext:value-type="float">
            <text:p>0</text:p>
          </table:table-cell>
          <table:table-cell table:style-name="ce10" table:formula="of:=OR(ROW([.CL5])-1=[.$B$1];MEDIAN(64;[.CL5];123)=[.CL5])" office:value-type="float" office:value="0" calcext:value-type="float">
            <text:p>0</text:p>
          </table:table-cell>
          <table:table-cell table:style-name="ce10" table:formula="of:=OR(ROW([.CM5])-1=[.$B$1];MEDIAN(64;[.CM5];123)=[.CM5])" office:value-type="float" office:value="0" calcext:value-type="float">
            <text:p>0</text:p>
          </table:table-cell>
          <table:table-cell table:style-name="ce10" table:formula="of:=OR(ROW([.CN5])-1=[.$B$1];MEDIAN(64;[.CN5];123)=[.CN5])" office:value-type="float" office:value="1" calcext:value-type="float">
            <text:p>1</text:p>
          </table:table-cell>
          <table:table-cell table:style-name="ce10" table:formula="of:=OR(ROW([.CO5])-1=[.$B$1];MEDIAN(64;[.CO5];123)=[.CO5])" office:value-type="float" office:value="0" calcext:value-type="float">
            <text:p>0</text:p>
          </table:table-cell>
          <table:table-cell table:style-name="ce10" table:formula="of:=OR(ROW([.CP5])-1=[.$B$1];MEDIAN(64;[.CP5];123)=[.CP5])" office:value-type="float" office:value="1" calcext:value-type="float">
            <text:p>1</text:p>
          </table:table-cell>
          <table:table-cell table:style-name="ce10" table:formula="of:=OR(ROW([.CQ5])-1=[.$B$1];MEDIAN(64;[.CQ5];123)=[.CQ5])" office:value-type="float" office:value="0" calcext:value-type="float">
            <text:p>0</text:p>
          </table:table-cell>
          <table:table-cell table:style-name="ce10" table:formula="of:=OR(ROW([.CR5])-1=[.$B$1];MEDIAN(64;[.CR5];123)=[.CR5])" office:value-type="float" office:value="1" calcext:value-type="float">
            <text:p>1</text:p>
          </table:table-cell>
          <table:table-cell table:style-name="ce10" table:formula="of:=OR(ROW([.CS5])-1=[.$B$1];MEDIAN(64;[.CS5];123)=[.CS5])" office:value-type="float" office:value="0" calcext:value-type="float">
            <text:p>0</text:p>
          </table:table-cell>
          <table:table-cell table:style-name="ce10" table:formula="of:=OR(ROW([.CT5])-1=[.$B$1];MEDIAN(64;[.CT5];123)=[.CT5])" office:value-type="float" office:value="0" calcext:value-type="float">
            <text:p>0</text:p>
          </table:table-cell>
          <table:table-cell table:style-name="ce10" table:formula="of:=OR(ROW([.CU5])-1=[.$B$1];MEDIAN(64;[.CU5];123)=[.CU5])" office:value-type="float" office:value="0" calcext:value-type="float">
            <text:p>0</text:p>
          </table:table-cell>
          <table:table-cell table:style-name="ce10" table:formula="of:=OR(ROW([.CV5])-1=[.$B$1];MEDIAN(64;[.CV5];123)=[.CV5])" office:value-type="float" office:value="1" calcext:value-type="float">
            <text:p>1</text:p>
          </table:table-cell>
          <table:table-cell table:style-name="ce10" table:formula="of:=OR(ROW([.CW5])-1=[.$B$1];MEDIAN(64;[.CW5];123)=[.CW5])" office:value-type="float" office:value="0" calcext:value-type="float">
            <text:p>0</text:p>
          </table:table-cell>
          <table:table-cell table:style-name="ce10" table:formula="of:=OR(ROW([.CX5])-1=[.$B$1];MEDIAN(64;[.CX5];123)=[.CX5])" office:value-type="float" office:value="0" calcext:value-type="float">
            <text:p>0</text:p>
          </table:table-cell>
          <table:table-cell table:style-name="ce10" table:formula="of:=OR(ROW([.CY5])-1=[.$B$1];MEDIAN(64;[.CY5];123)=[.CY5])" office:value-type="float" office:value="0" calcext:value-type="float">
            <text:p>0</text:p>
          </table:table-cell>
          <table:table-cell table:style-name="ce10" table:formula="of:=OR(ROW([.CZ5])-1=[.$B$1];MEDIAN(64;[.CZ5];123)=[.CZ5])" office:value-type="float" office:value="1" calcext:value-type="float">
            <text:p>1</text:p>
          </table:table-cell>
          <table:table-cell table:style-name="ce10" table:formula="of:=OR(ROW([.DA5])-1=[.$B$1];MEDIAN(64;[.DA5];123)=[.DA5])" office:value-type="float" office:value="1" calcext:value-type="float">
            <text:p>1</text:p>
          </table:table-cell>
          <table:table-cell table:style-name="ce10" table:formula="of:=OR(ROW([.DB5])-1=[.$B$1];MEDIAN(64;[.DB5];123)=[.DB5])" office:value-type="float" office:value="0" calcext:value-type="float">
            <text:p>0</text:p>
          </table:table-cell>
          <table:table-cell table:style-name="ce10" table:formula="of:=OR(ROW([.DC5])-1=[.$B$1];MEDIAN(64;[.DC5];123)=[.DC5])" office:value-type="float" office:value="0" calcext:value-type="float">
            <text:p>0</text:p>
          </table:table-cell>
          <table:table-cell table:style-name="ce10" table:formula="of:=OR(ROW([.DD5])-1=[.$B$1];MEDIAN(64;[.DD5];123)=[.DD5])" office:value-type="float" office:value="0" calcext:value-type="float">
            <text:p>0</text:p>
          </table:table-cell>
          <table:table-cell table:style-name="ce10" table:formula="of:=OR(ROW([.DE5])-1=[.$B$1];MEDIAN(64;[.DE5];123)=[.DE5])" office:value-type="float" office:value="0" calcext:value-type="float">
            <text:p>0</text:p>
          </table:table-cell>
          <table:table-cell table:style-name="ce10" table:formula="of:=OR(ROW([.DF5])-1=[.$B$1];MEDIAN(64;[.DF5];123)=[.DF5])" office:value-type="float" office:value="0" calcext:value-type="float">
            <text:p>0</text:p>
          </table:table-cell>
          <table:table-cell table:style-name="ce10" table:formula="of:=OR(ROW([.DG5])-1=[.$B$1];MEDIAN(64;[.DG5];123)=[.DG5])" office:value-type="float" office:value="0" calcext:value-type="float">
            <text:p>0</text:p>
          </table:table-cell>
          <table:table-cell table:style-name="ce10" table:formula="of:=OR(ROW([.DH5])-1=[.$B$1];MEDIAN(64;[.DH5];123)=[.DH5])" office:value-type="float" office:value="1" calcext:value-type="float">
            <text:p>1</text:p>
          </table:table-cell>
          <table:table-cell table:style-name="ce10" table:formula="of:=OR(ROW([.DI5])-1=[.$B$1];MEDIAN(64;[.DI5];123)=[.DI5])" office:value-type="float" office:value="0" calcext:value-type="float">
            <text:p>0</text:p>
          </table:table-cell>
          <table:table-cell table:style-name="ce10" table:formula="of:=OR(ROW([.DJ5])-1=[.$B$1];MEDIAN(64;[.DJ5];123)=[.DJ5])" office:value-type="float" office:value="0" calcext:value-type="float">
            <text:p>0</text:p>
          </table:table-cell>
          <table:table-cell table:style-name="ce10" table:formula="of:=OR(ROW([.DK5])-1=[.$B$1];MEDIAN(64;[.DK5];123)=[.DK5])" office:value-type="float" office:value="0" calcext:value-type="float">
            <text:p>0</text:p>
          </table:table-cell>
          <table:table-cell table:style-name="ce10" table:formula="of:=OR(ROW([.DL5])-1=[.$B$1];MEDIAN(64;[.DL5];123)=[.DL5])" office:value-type="float" office:value="0" calcext:value-type="float">
            <text:p>0</text:p>
          </table:table-cell>
          <table:table-cell table:style-name="ce10" table:formula="of:=OR(ROW([.DM5])-1=[.$B$1];MEDIAN(64;[.DM5];123)=[.DM5])" office:value-type="float" office:value="0" calcext:value-type="float">
            <text:p>0</text:p>
          </table:table-cell>
          <table:table-cell table:style-name="ce10" table:formula="of:=OR(ROW([.DN5])-1=[.$B$1];MEDIAN(64;[.DN5];123)=[.DN5])" office:value-type="float" office:value="0" calcext:value-type="float">
            <text:p>0</text:p>
          </table:table-cell>
          <table:table-cell table:style-name="ce10" table:formula="of:=OR(ROW([.DO5])-1=[.$B$1];MEDIAN(64;[.DO5];123)=[.DO5])" office:value-type="float" office:value="1" calcext:value-type="float">
            <text:p>1</text:p>
          </table:table-cell>
          <table:table-cell table:style-name="ce10" table:formula="of:=OR(ROW([.DP5])-1=[.$B$1];MEDIAN(64;[.DP5];123)=[.DP5])" office:value-type="float" office:value="0" calcext:value-type="float">
            <text:p>0</text:p>
          </table:table-cell>
          <table:table-cell table:style-name="ce10" table:formula="of:=OR(ROW([.DQ5])-1=[.$B$1];MEDIAN(64;[.DQ5];123)=[.DQ5])" office:value-type="float" office:value="0" calcext:value-type="float">
            <text:p>0</text:p>
          </table:table-cell>
          <table:table-cell table:style-name="ce10" table:formula="of:=OR(ROW([.DR5])-1=[.$B$1];MEDIAN(64;[.DR5];123)=[.DR5])" office:value-type="float" office:value="1" calcext:value-type="float">
            <text:p>1</text:p>
          </table:table-cell>
          <table:table-cell table:style-name="ce10" table:formula="of:=OR(ROW([.DS5])-1=[.$B$1];MEDIAN(64;[.DS5];123)=[.DS5])" office:value-type="float" office:value="0" calcext:value-type="float">
            <text:p>0</text:p>
          </table:table-cell>
          <table:table-cell table:style-name="ce10" table:formula="of:=OR(ROW([.DT5])-1=[.$B$1];MEDIAN(64;[.DT5];123)=[.DT5])" office:value-type="float" office:value="0" calcext:value-type="float">
            <text:p>0</text:p>
          </table:table-cell>
          <table:table-cell table:style-name="ce10" table:formula="of:=OR(ROW([.DU5])-1=[.$B$1];MEDIAN(64;[.DU5];123)=[.DU5])" office:value-type="float" office:value="0" calcext:value-type="float">
            <text:p>0</text:p>
          </table:table-cell>
          <table:table-cell table:style-name="ce10" table:formula="of:=OR(ROW([.DV5])-1=[.$B$1];MEDIAN(64;[.DV5];123)=[.DV5])" office:value-type="float" office:value="0" calcext:value-type="float">
            <text:p>0</text:p>
          </table:table-cell>
          <table:table-cell table:style-name="ce10" table:formula="of:=OR(ROW([.DW5])-1=[.$B$1];MEDIAN(64;[.DW5];123)=[.DW5])" office:value-type="float" office:value="0" calcext:value-type="float">
            <text:p>0</text:p>
          </table:table-cell>
          <table:table-cell table:style-name="ce10" table:formula="of:=OR(ROW([.DX5])-1=[.$B$1];MEDIAN(64;[.DX5];123)=[.DX5])" office:value-type="float" office:value="0" calcext:value-type="float">
            <text:p>0</text:p>
          </table:table-cell>
          <table:table-cell table:style-name="ce10" table:formula="of:=OR(ROW([.DY5])-1=[.$B$1];MEDIAN(64;[.DY5];123)=[.DY5])" office:value-type="float" office:value="0" calcext:value-type="float">
            <text:p>0</text:p>
          </table:table-cell>
          <table:table-cell table:style-name="ce10" table:formula="of:=OR(ROW([.DZ5])-1=[.$B$1];MEDIAN(64;[.DZ5];123)=[.DZ5])" office:value-type="float" office:value="1" calcext:value-type="float">
            <text:p>1</text:p>
          </table:table-cell>
          <table:table-cell table:style-name="ce10" table:formula="of:=OR(ROW([.EA5])-1=[.$B$1];MEDIAN(64;[.EA5];123)=[.EA5])" office:value-type="float" office:value="0" calcext:value-type="float">
            <text:p>0</text:p>
          </table:table-cell>
          <table:table-cell table:style-name="ce10" table:formula="of:=OR(ROW([.EB5])-1=[.$B$1];MEDIAN(64;[.EB5];123)=[.EB5])" office:value-type="float" office:value="0" calcext:value-type="float">
            <text:p>0</text:p>
          </table:table-cell>
          <table:table-cell table:style-name="ce10" table:formula="of:=OR(ROW([.EC5])-1=[.$B$1];MEDIAN(64;[.EC5];123)=[.EC5])" office:value-type="float" office:value="0" calcext:value-type="float">
            <text:p>0</text:p>
          </table:table-cell>
          <table:table-cell table:style-name="ce10" table:formula="of:=OR(ROW([.ED5])-1=[.$B$1];MEDIAN(64;[.ED5];123)=[.ED5])" office:value-type="float" office:value="0" calcext:value-type="float">
            <text:p>0</text:p>
          </table:table-cell>
          <table:table-cell table:style-name="ce10" table:formula="of:=OR(ROW([.EE5])-1=[.$B$1];MEDIAN(64;[.EE5];123)=[.EE5])" office:value-type="float" office:value="1" calcext:value-type="float">
            <text:p>1</text:p>
          </table:table-cell>
          <table:table-cell table:style-name="ce10" table:formula="of:=OR(ROW([.EF5])-1=[.$B$1];MEDIAN(64;[.EF5];123)=[.EF5])" office:value-type="float" office:value="0" calcext:value-type="float">
            <text:p>0</text:p>
          </table:table-cell>
          <table:table-cell table:style-name="ce10" table:formula="of:=OR(ROW([.EG5])-1=[.$B$1];MEDIAN(64;[.EG5];123)=[.EG5])" office:value-type="float" office:value="0" calcext:value-type="float">
            <text:p>0</text:p>
          </table:table-cell>
          <table:table-cell table:style-name="ce10" table:formula="of:=OR(ROW([.EH5])-1=[.$B$1];MEDIAN(64;[.EH5];123)=[.EH5])" office:value-type="float" office:value="0" calcext:value-type="float">
            <text:p>0</text:p>
          </table:table-cell>
          <table:table-cell table:style-name="ce10" table:formula="of:=OR(ROW([.EI5])-1=[.$B$1];MEDIAN(64;[.EI5];123)=[.EI5])" office:value-type="float" office:value="0" calcext:value-type="float">
            <text:p>0</text:p>
          </table:table-cell>
          <table:table-cell table:style-name="ce10" table:formula="of:=OR(ROW([.EJ5])-1=[.$B$1];MEDIAN(64;[.EJ5];123)=[.EJ5])" office:value-type="float" office:value="0" calcext:value-type="float">
            <text:p>0</text:p>
          </table:table-cell>
          <table:table-cell table:style-name="ce10" table:formula="of:=OR(ROW([.EK5])-1=[.$B$1];MEDIAN(64;[.EK5];123)=[.EK5])" office:value-type="float" office:value="0" calcext:value-type="float">
            <text:p>0</text:p>
          </table:table-cell>
          <table:table-cell table:style-name="ce10" table:formula="of:=OR(ROW([.EL5])-1=[.$B$1];MEDIAN(64;[.EL5];123)=[.EL5])" office:value-type="float" office:value="1" calcext:value-type="float">
            <text:p>1</text:p>
          </table:table-cell>
          <table:table-cell table:style-name="ce10" table:formula="of:=OR(ROW([.EM5])-1=[.$B$1];MEDIAN(64;[.EM5];123)=[.EM5])" office:value-type="float" office:value="1" calcext:value-type="float">
            <text:p>1</text:p>
          </table:table-cell>
          <table:table-cell table:style-name="ce10" table:formula="of:=OR(ROW([.EN5])-1=[.$B$1];MEDIAN(64;[.EN5];123)=[.EN5])" office:value-type="float" office:value="0" calcext:value-type="float">
            <text:p>0</text:p>
          </table:table-cell>
          <table:table-cell table:style-name="ce10" table:formula="of:=OR(ROW([.EO5])-1=[.$B$1];MEDIAN(64;[.EO5];123)=[.EO5])" office:value-type="float" office:value="0" calcext:value-type="float">
            <text:p>0</text:p>
          </table:table-cell>
          <table:table-cell table:style-name="ce10" table:formula="of:=OR(ROW([.EP5])-1=[.$B$1];MEDIAN(64;[.EP5];123)=[.EP5])" office:value-type="float" office:value="0" calcext:value-type="float">
            <text:p>0</text:p>
          </table:table-cell>
          <table:table-cell table:style-name="ce10" table:formula="of:=OR(ROW([.EQ5])-1=[.$B$1];MEDIAN(64;[.EQ5];123)=[.EQ5])" office:value-type="float" office:value="0" calcext:value-type="float">
            <text:p>0</text:p>
          </table:table-cell>
          <table:table-cell table:style-name="ce10" table:formula="of:=OR(ROW([.ER5])-1=[.$B$1];MEDIAN(64;[.ER5];123)=[.ER5])" office:value-type="float" office:value="0" calcext:value-type="float">
            <text:p>0</text:p>
          </table:table-cell>
          <table:table-cell table:style-name="ce10" table:formula="of:=OR(ROW([.ES5])-1=[.$B$1];MEDIAN(64;[.ES5];123)=[.ES5])" office:value-type="float" office:value="0" calcext:value-type="float">
            <text:p>0</text:p>
          </table:table-cell>
          <table:table-cell table:style-name="ce10" table:formula="of:=OR(ROW([.ET5])-1=[.$B$1];MEDIAN(64;[.ET5];123)=[.ET5])" office:value-type="float" office:value="0" calcext:value-type="float">
            <text:p>0</text:p>
          </table:table-cell>
          <table:table-cell table:style-name="ce10" table:formula="of:=OR(ROW([.EU5])-1=[.$B$1];MEDIAN(64;[.EU5];123)=[.EU5])" office:value-type="float" office:value="0" calcext:value-type="float">
            <text:p>0</text:p>
          </table:table-cell>
          <table:table-cell table:style-name="ce10" table:formula="of:=OR(ROW([.EV5])-1=[.$B$1];MEDIAN(64;[.EV5];123)=[.EV5])" office:value-type="float" office:value="0" calcext:value-type="float">
            <text:p>0</text:p>
          </table:table-cell>
          <table:table-cell table:style-name="ce10" table:formula="of:=OR(ROW([.EW5])-1=[.$B$1];MEDIAN(64;[.EW5];123)=[.EW5])" office:value-type="float" office:value="0" calcext:value-type="float">
            <text:p>0</text:p>
          </table:table-cell>
          <table:table-cell table:style-name="ce10" table:formula="of:=OR(ROW([.EX5])-1=[.$B$1];MEDIAN(64;[.EX5];123)=[.EX5])" office:value-type="float" office:value="0" calcext:value-type="float">
            <text:p>0</text:p>
          </table:table-cell>
          <table:table-cell table:style-name="ce10" table:formula="of:=OR(ROW([.EY5])-1=[.$B$1];MEDIAN(64;[.EY5];123)=[.EY5])" office:value-type="float" office:value="0" calcext:value-type="float">
            <text:p>0</text:p>
          </table:table-cell>
          <table:table-cell table:style-name="ce10" table:formula="of:=OR(ROW([.EZ5])-1=[.$B$1];MEDIAN(64;[.EZ5];123)=[.EZ5])" office:value-type="float" office:value="0" calcext:value-type="float">
            <text:p>0</text:p>
          </table:table-cell>
          <table:table-cell table:style-name="ce10" table:formula="of:=OR(ROW([.FA5])-1=[.$B$1];MEDIAN(64;[.FA5];123)=[.FA5])" office:value-type="float" office:value="0" calcext:value-type="float">
            <text:p>0</text:p>
          </table:table-cell>
          <table:table-cell table:style-name="ce10" table:formula="of:=OR(ROW([.FB5])-1=[.$B$1];MEDIAN(64;[.FB5];123)=[.FB5])" office:value-type="float" office:value="0" calcext:value-type="float">
            <text:p>0</text:p>
          </table:table-cell>
          <table:table-cell table:style-name="ce10" table:formula="of:=OR(ROW([.FC5])-1=[.$B$1];MEDIAN(64;[.FC5];123)=[.FC5])" office:value-type="float" office:value="0" calcext:value-type="float">
            <text:p>0</text:p>
          </table:table-cell>
          <table:table-cell table:style-name="ce10" table:formula="of:=OR(ROW([.FD5])-1=[.$B$1];MEDIAN(64;[.FD5];123)=[.FD5])" office:value-type="float" office:value="0" calcext:value-type="float">
            <text:p>0</text:p>
          </table:table-cell>
          <table:table-cell table:style-name="ce10" table:formula="of:=OR(ROW([.FE5])-1=[.$B$1];MEDIAN(64;[.FE5];123)=[.FE5])" office:value-type="float" office:value="0" calcext:value-type="float">
            <text:p>0</text:p>
          </table:table-cell>
          <table:table-cell table:style-name="ce10" table:formula="of:=OR(ROW([.FF5])-1=[.$B$1];MEDIAN(64;[.FF5];123)=[.FF5])" office:value-type="float" office:value="0" calcext:value-type="float">
            <text:p>0</text:p>
          </table:table-cell>
          <table:table-cell table:style-name="ce10" table:formula="of:=OR(ROW([.FG5])-1=[.$B$1];MEDIAN(64;[.FG5];123)=[.FG5])" office:value-type="float" office:value="0" calcext:value-type="float">
            <text:p>0</text:p>
          </table:table-cell>
          <table:table-cell table:style-name="ce10" table:formula="of:=OR(ROW([.FH5])-1=[.$B$1];MEDIAN(64;[.FH5];123)=[.FH5])" office:value-type="float" office:value="0" calcext:value-type="float">
            <text:p>0</text:p>
          </table:table-cell>
          <table:table-cell table:style-name="ce10" table:formula="of:=OR(ROW([.FI5])-1=[.$B$1];MEDIAN(64;[.FI5];123)=[.FI5])" office:value-type="float" office:value="0" calcext:value-type="float">
            <text:p>0</text:p>
          </table:table-cell>
          <table:table-cell table:style-name="ce10" table:formula="of:=OR(ROW([.FJ5])-1=[.$B$1];MEDIAN(64;[.FJ5];123)=[.FJ5])" office:value-type="float" office:value="0" calcext:value-type="float">
            <text:p>0</text:p>
          </table:table-cell>
          <table:table-cell table:style-name="ce10" table:formula="of:=OR(ROW([.FK5])-1=[.$B$1];MEDIAN(64;[.FK5];123)=[.FK5])" office:value-type="float" office:value="0" calcext:value-type="float">
            <text:p>0</text:p>
          </table:table-cell>
          <table:table-cell table:style-name="ce10" table:formula="of:=OR(ROW([.FL5])-1=[.$B$1];MEDIAN(64;[.FL5];123)=[.FL5])" office:value-type="float" office:value="0" calcext:value-type="float">
            <text:p>0</text:p>
          </table:table-cell>
          <table:table-cell table:style-name="ce10" table:formula="of:=OR(ROW([.FM5])-1=[.$B$1];MEDIAN(64;[.FM5];123)=[.FM5])" office:value-type="float" office:value="0" calcext:value-type="float">
            <text:p>0</text:p>
          </table:table-cell>
          <table:table-cell table:style-name="ce10" table:formula="of:=OR(ROW([.FN5])-1=[.$B$1];MEDIAN(64;[.FN5];123)=[.FN5])" office:value-type="float" office:value="0" calcext:value-type="float">
            <text:p>0</text:p>
          </table:table-cell>
          <table:table-cell table:style-name="ce10" table:formula="of:=OR(ROW([.FO5])-1=[.$B$1];MEDIAN(64;[.FO5];123)=[.FO5])" office:value-type="float" office:value="0" calcext:value-type="float">
            <text:p>0</text:p>
          </table:table-cell>
          <table:table-cell table:style-name="ce10" table:formula="of:=OR(ROW([.FP5])-1=[.$B$1];MEDIAN(64;[.FP5];123)=[.FP5])" office:value-type="float" office:value="0" calcext:value-type="float">
            <text:p>0</text:p>
          </table:table-cell>
          <table:table-cell table:style-name="ce10" table:formula="of:=OR(ROW([.FQ5])-1=[.$B$1];MEDIAN(64;[.FQ5];123)=[.FQ5])" office:value-type="float" office:value="0" calcext:value-type="float">
            <text:p>0</text:p>
          </table:table-cell>
          <table:table-cell table:style-name="ce10" table:formula="of:=OR(ROW([.FR5])-1=[.$B$1];MEDIAN(64;[.FR5];123)=[.FR5])" office:value-type="float" office:value="0" calcext:value-type="float">
            <text:p>0</text:p>
          </table:table-cell>
          <table:table-cell table:style-name="ce10" table:formula="of:=OR(ROW([.FS5])-1=[.$B$1];MEDIAN(64;[.FS5];123)=[.FS5])" office:value-type="float" office:value="0" calcext:value-type="float">
            <text:p>0</text:p>
          </table:table-cell>
          <table:table-cell table:style-name="ce10" table:formula="of:=OR(ROW([.FT5])-1=[.$B$1];MEDIAN(64;[.FT5];123)=[.FT5])" office:value-type="float" office:value="0" calcext:value-type="float">
            <text:p>0</text:p>
          </table:table-cell>
          <table:table-cell table:style-name="ce10" table:formula="of:=OR(ROW([.FU5])-1=[.$B$1];MEDIAN(64;[.FU5];123)=[.FU5])" office:value-type="float" office:value="0" calcext:value-type="float">
            <text:p>0</text:p>
          </table:table-cell>
          <table:table-cell table:style-name="ce10" table:formula="of:=OR(ROW([.FV5])-1=[.$B$1];MEDIAN(64;[.FV5];123)=[.FV5])" office:value-type="float" office:value="0" calcext:value-type="float">
            <text:p>0</text:p>
          </table:table-cell>
          <table:table-cell table:style-name="ce10" table:formula="of:=OR(ROW([.FW5])-1=[.$B$1];MEDIAN(64;[.FW5];123)=[.FW5])" office:value-type="float" office:value="0" calcext:value-type="float">
            <text:p>0</text:p>
          </table:table-cell>
          <table:table-cell table:style-name="ce10" table:formula="of:=OR(ROW([.FX5])-1=[.$B$1];MEDIAN(64;[.FX5];123)=[.FX5])" office:value-type="float" office:value="0" calcext:value-type="float">
            <text:p>0</text:p>
          </table:table-cell>
          <table:table-cell table:style-name="ce10" table:formula="of:=OR(ROW([.FY5])-1=[.$B$1];MEDIAN(64;[.FY5];123)=[.FY5])" office:value-type="float" office:value="0" calcext:value-type="float">
            <text:p>0</text:p>
          </table:table-cell>
          <table:table-cell table:style-name="ce10" table:formula="of:=OR(ROW([.FZ5])-1=[.$B$1];MEDIAN(64;[.FZ5];123)=[.FZ5])" office:value-type="float" office:value="0" calcext:value-type="float">
            <text:p>0</text:p>
          </table:table-cell>
          <table:table-cell table:style-name="ce10" table:formula="of:=OR(ROW([.GA5])-1=[.$B$1];MEDIAN(64;[.GA5];123)=[.GA5])" office:value-type="float" office:value="0" calcext:value-type="float">
            <text:p>0</text:p>
          </table:table-cell>
          <table:table-cell table:style-name="ce10" table:formula="of:=OR(ROW([.GB5])-1=[.$B$1];MEDIAN(64;[.GB5];123)=[.GB5])" office:value-type="float" office:value="0" calcext:value-type="float">
            <text:p>0</text:p>
          </table:table-cell>
          <table:table-cell table:style-name="ce10" table:formula="of:=OR(ROW([.GC5])-1=[.$B$1];MEDIAN(64;[.GC5];123)=[.GC5])" office:value-type="float" office:value="0" calcext:value-type="float">
            <text:p>0</text:p>
          </table:table-cell>
          <table:table-cell table:style-name="ce10" table:formula="of:=OR(ROW([.GD5])-1=[.$B$1];MEDIAN(64;[.GD5];123)=[.GD5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6])-1=[.$B$1];MEDIAN(64;[.A6];123)=[.A6])" office:value-type="float" office:value="1" calcext:value-type="float">
            <text:p>1</text:p>
          </table:table-cell>
          <table:table-cell table:style-name="ce10" table:formula="of:=OR(ROW([.B6])-1=[.$B$1];MEDIAN(64;[.B6];123)=[.B6])" office:value-type="float" office:value="0" calcext:value-type="float">
            <text:p>0</text:p>
          </table:table-cell>
          <table:table-cell table:style-name="ce10" table:formula="of:=OR(ROW([.C6])-1=[.$B$1];MEDIAN(64;[.C6];123)=[.C6])" office:value-type="float" office:value="0" calcext:value-type="float">
            <text:p>0</text:p>
          </table:table-cell>
          <table:table-cell table:style-name="ce10" table:formula="of:=OR(ROW([.D6])-1=[.$B$1];MEDIAN(64;[.D6];123)=[.D6])" office:value-type="float" office:value="1" calcext:value-type="float">
            <text:p>1</text:p>
          </table:table-cell>
          <table:table-cell table:style-name="ce10" table:formula="of:=OR(ROW([.E6])-1=[.$B$1];MEDIAN(64;[.E6];123)=[.E6])" office:value-type="float" office:value="1" calcext:value-type="float">
            <text:p>1</text:p>
          </table:table-cell>
          <table:table-cell table:style-name="ce10" table:formula="of:=OR(ROW([.F6])-1=[.$B$1];MEDIAN(64;[.F6];123)=[.F6])" office:value-type="float" office:value="0" calcext:value-type="float">
            <text:p>0</text:p>
          </table:table-cell>
          <table:table-cell table:style-name="ce10" table:formula="of:=OR(ROW([.G6])-1=[.$B$1];MEDIAN(64;[.G6];123)=[.G6])" office:value-type="float" office:value="0" calcext:value-type="float">
            <text:p>0</text:p>
          </table:table-cell>
          <table:table-cell table:style-name="ce10" table:formula="of:=OR(ROW([.H6])-1=[.$B$1];MEDIAN(64;[.H6];123)=[.H6])" office:value-type="float" office:value="1" calcext:value-type="float">
            <text:p>1</text:p>
          </table:table-cell>
          <table:table-cell table:style-name="ce10" table:formula="of:=OR(ROW([.I6])-1=[.$B$1];MEDIAN(64;[.I6];123)=[.I6])" office:value-type="float" office:value="0" calcext:value-type="float">
            <text:p>0</text:p>
          </table:table-cell>
          <table:table-cell table:style-name="ce10" table:formula="of:=OR(ROW([.J6])-1=[.$B$1];MEDIAN(64;[.J6];123)=[.J6])" office:value-type="float" office:value="1" calcext:value-type="float">
            <text:p>1</text:p>
          </table:table-cell>
          <table:table-cell table:style-name="ce10" table:formula="of:=OR(ROW([.K6])-1=[.$B$1];MEDIAN(64;[.K6];123)=[.K6])" office:value-type="float" office:value="0" calcext:value-type="float">
            <text:p>0</text:p>
          </table:table-cell>
          <table:table-cell table:style-name="ce10" table:formula="of:=OR(ROW([.L6])-1=[.$B$1];MEDIAN(64;[.L6];123)=[.L6])" office:value-type="float" office:value="0" calcext:value-type="float">
            <text:p>0</text:p>
          </table:table-cell>
          <table:table-cell table:style-name="ce10" table:formula="of:=OR(ROW([.M6])-1=[.$B$1];MEDIAN(64;[.M6];123)=[.M6])" office:value-type="float" office:value="1" calcext:value-type="float">
            <text:p>1</text:p>
          </table:table-cell>
          <table:table-cell table:style-name="ce10" table:formula="of:=OR(ROW([.N6])-1=[.$B$1];MEDIAN(64;[.N6];123)=[.N6])" office:value-type="float" office:value="0" calcext:value-type="float">
            <text:p>0</text:p>
          </table:table-cell>
          <table:table-cell table:style-name="ce10" table:formula="of:=OR(ROW([.O6])-1=[.$B$1];MEDIAN(64;[.O6];123)=[.O6])" office:value-type="float" office:value="1" calcext:value-type="float">
            <text:p>1</text:p>
          </table:table-cell>
          <table:table-cell table:style-name="ce10" table:formula="of:=OR(ROW([.P6])-1=[.$B$1];MEDIAN(64;[.P6];123)=[.P6])" office:value-type="float" office:value="0" calcext:value-type="float">
            <text:p>0</text:p>
          </table:table-cell>
          <table:table-cell table:style-name="ce10" table:formula="of:=OR(ROW([.Q6])-1=[.$B$1];MEDIAN(64;[.Q6];123)=[.Q6])" office:value-type="float" office:value="0" calcext:value-type="float">
            <text:p>0</text:p>
          </table:table-cell>
          <table:table-cell table:style-name="ce10" table:formula="of:=OR(ROW([.R6])-1=[.$B$1];MEDIAN(64;[.R6];123)=[.R6])" office:value-type="float" office:value="1" calcext:value-type="float">
            <text:p>1</text:p>
          </table:table-cell>
          <table:table-cell table:style-name="ce10" table:formula="of:=OR(ROW([.S6])-1=[.$B$1];MEDIAN(64;[.S6];123)=[.S6])" office:value-type="float" office:value="0" calcext:value-type="float">
            <text:p>0</text:p>
          </table:table-cell>
          <table:table-cell table:style-name="ce10" table:formula="of:=OR(ROW([.T6])-1=[.$B$1];MEDIAN(64;[.T6];123)=[.T6])" office:value-type="float" office:value="0" calcext:value-type="float">
            <text:p>0</text:p>
          </table:table-cell>
          <table:table-cell table:style-name="ce10" table:formula="of:=OR(ROW([.U6])-1=[.$B$1];MEDIAN(64;[.U6];123)=[.U6])" office:value-type="float" office:value="0" calcext:value-type="float">
            <text:p>0</text:p>
          </table:table-cell>
          <table:table-cell table:style-name="ce10" table:formula="of:=OR(ROW([.V6])-1=[.$B$1];MEDIAN(64;[.V6];123)=[.V6])" office:value-type="float" office:value="1" calcext:value-type="float">
            <text:p>1</text:p>
          </table:table-cell>
          <table:table-cell table:style-name="ce10" table:formula="of:=OR(ROW([.W6])-1=[.$B$1];MEDIAN(64;[.W6];123)=[.W6])" office:value-type="float" office:value="0" calcext:value-type="float">
            <text:p>0</text:p>
          </table:table-cell>
          <table:table-cell table:style-name="ce10" table:formula="of:=OR(ROW([.X6])-1=[.$B$1];MEDIAN(64;[.X6];123)=[.X6])" office:value-type="float" office:value="1" calcext:value-type="float">
            <text:p>1</text:p>
          </table:table-cell>
          <table:table-cell table:style-name="ce10" table:formula="of:=OR(ROW([.Y6])-1=[.$B$1];MEDIAN(64;[.Y6];123)=[.Y6])" office:value-type="float" office:value="0" calcext:value-type="float">
            <text:p>0</text:p>
          </table:table-cell>
          <table:table-cell table:style-name="ce10" table:formula="of:=OR(ROW([.Z6])-1=[.$B$1];MEDIAN(64;[.Z6];123)=[.Z6])" office:value-type="float" office:value="0" calcext:value-type="float">
            <text:p>0</text:p>
          </table:table-cell>
          <table:table-cell table:style-name="ce10" table:formula="of:=OR(ROW([.AA6])-1=[.$B$1];MEDIAN(64;[.AA6];123)=[.AA6])" office:value-type="float" office:value="0" calcext:value-type="float">
            <text:p>0</text:p>
          </table:table-cell>
          <table:table-cell table:style-name="ce10" table:formula="of:=OR(ROW([.AB6])-1=[.$B$1];MEDIAN(64;[.AB6];123)=[.AB6])" office:value-type="float" office:value="1" calcext:value-type="float">
            <text:p>1</text:p>
          </table:table-cell>
          <table:table-cell table:style-name="ce10" table:formula="of:=OR(ROW([.AC6])-1=[.$B$1];MEDIAN(64;[.AC6];123)=[.AC6])" office:value-type="float" office:value="0" calcext:value-type="float">
            <text:p>0</text:p>
          </table:table-cell>
          <table:table-cell table:style-name="ce10" table:formula="of:=OR(ROW([.AD6])-1=[.$B$1];MEDIAN(64;[.AD6];123)=[.AD6])" office:value-type="float" office:value="1" calcext:value-type="float">
            <text:p>1</text:p>
          </table:table-cell>
          <table:table-cell table:style-name="ce10" table:formula="of:=OR(ROW([.AE6])-1=[.$B$1];MEDIAN(64;[.AE6];123)=[.AE6])" office:value-type="float" office:value="0" calcext:value-type="float">
            <text:p>0</text:p>
          </table:table-cell>
          <table:table-cell table:style-name="ce10" table:formula="of:=OR(ROW([.AF6])-1=[.$B$1];MEDIAN(64;[.AF6];123)=[.AF6])" office:value-type="float" office:value="1" calcext:value-type="float">
            <text:p>1</text:p>
          </table:table-cell>
          <table:table-cell table:style-name="ce10" table:formula="of:=OR(ROW([.AG6])-1=[.$B$1];MEDIAN(64;[.AG6];123)=[.AG6])" office:value-type="float" office:value="1" calcext:value-type="float">
            <text:p>1</text:p>
          </table:table-cell>
          <table:table-cell table:style-name="ce10" table:formula="of:=OR(ROW([.AH6])-1=[.$B$1];MEDIAN(64;[.AH6];123)=[.AH6])" office:value-type="float" office:value="1" calcext:value-type="float">
            <text:p>1</text:p>
          </table:table-cell>
          <table:table-cell table:style-name="ce10" table:formula="of:=OR(ROW([.AI6])-1=[.$B$1];MEDIAN(64;[.AI6];123)=[.AI6])" office:value-type="float" office:value="0" calcext:value-type="float">
            <text:p>0</text:p>
          </table:table-cell>
          <table:table-cell table:style-name="ce10" table:formula="of:=OR(ROW([.AJ6])-1=[.$B$1];MEDIAN(64;[.AJ6];123)=[.AJ6])" office:value-type="float" office:value="1" calcext:value-type="float">
            <text:p>1</text:p>
          </table:table-cell>
          <table:table-cell table:style-name="ce10" table:formula="of:=OR(ROW([.AK6])-1=[.$B$1];MEDIAN(64;[.AK6];123)=[.AK6])" office:value-type="float" office:value="1" calcext:value-type="float">
            <text:p>1</text:p>
          </table:table-cell>
          <table:table-cell table:style-name="ce10" table:formula="of:=OR(ROW([.AL6])-1=[.$B$1];MEDIAN(64;[.AL6];123)=[.AL6])" office:value-type="float" office:value="0" calcext:value-type="float">
            <text:p>0</text:p>
          </table:table-cell>
          <table:table-cell table:style-name="ce10" table:formula="of:=OR(ROW([.AM6])-1=[.$B$1];MEDIAN(64;[.AM6];123)=[.AM6])" office:value-type="float" office:value="0" calcext:value-type="float">
            <text:p>0</text:p>
          </table:table-cell>
          <table:table-cell table:style-name="ce10" table:formula="of:=OR(ROW([.AN6])-1=[.$B$1];MEDIAN(64;[.AN6];123)=[.AN6])" office:value-type="float" office:value="0" calcext:value-type="float">
            <text:p>0</text:p>
          </table:table-cell>
          <table:table-cell table:style-name="ce10" table:formula="of:=OR(ROW([.AO6])-1=[.$B$1];MEDIAN(64;[.AO6];123)=[.AO6])" office:value-type="float" office:value="0" calcext:value-type="float">
            <text:p>0</text:p>
          </table:table-cell>
          <table:table-cell table:style-name="ce10" table:formula="of:=OR(ROW([.AP6])-1=[.$B$1];MEDIAN(64;[.AP6];123)=[.AP6])" office:value-type="float" office:value="0" calcext:value-type="float">
            <text:p>0</text:p>
          </table:table-cell>
          <table:table-cell table:style-name="ce10" table:formula="of:=OR(ROW([.AQ6])-1=[.$B$1];MEDIAN(64;[.AQ6];123)=[.AQ6])" office:value-type="float" office:value="0" calcext:value-type="float">
            <text:p>0</text:p>
          </table:table-cell>
          <table:table-cell table:style-name="ce10" table:formula="of:=OR(ROW([.AR6])-1=[.$B$1];MEDIAN(64;[.AR6];123)=[.AR6])" office:value-type="float" office:value="0" calcext:value-type="float">
            <text:p>0</text:p>
          </table:table-cell>
          <table:table-cell table:style-name="ce10" table:formula="of:=OR(ROW([.AS6])-1=[.$B$1];MEDIAN(64;[.AS6];123)=[.AS6])" office:value-type="float" office:value="1" calcext:value-type="float">
            <text:p>1</text:p>
          </table:table-cell>
          <table:table-cell table:style-name="ce10" table:formula="of:=OR(ROW([.AT6])-1=[.$B$1];MEDIAN(64;[.AT6];123)=[.AT6])" office:value-type="float" office:value="1" calcext:value-type="float">
            <text:p>1</text:p>
          </table:table-cell>
          <table:table-cell table:style-name="ce10" table:formula="of:=OR(ROW([.AU6])-1=[.$B$1];MEDIAN(64;[.AU6];123)=[.AU6])" office:value-type="float" office:value="1" calcext:value-type="float">
            <text:p>1</text:p>
          </table:table-cell>
          <table:table-cell table:style-name="ce10" table:formula="of:=OR(ROW([.AV6])-1=[.$B$1];MEDIAN(64;[.AV6];123)=[.AV6])" office:value-type="float" office:value="0" calcext:value-type="float">
            <text:p>0</text:p>
          </table:table-cell>
          <table:table-cell table:style-name="ce10" table:formula="of:=OR(ROW([.AW6])-1=[.$B$1];MEDIAN(64;[.AW6];123)=[.AW6])" office:value-type="float" office:value="0" calcext:value-type="float">
            <text:p>0</text:p>
          </table:table-cell>
          <table:table-cell table:style-name="ce10" table:formula="of:=OR(ROW([.AX6])-1=[.$B$1];MEDIAN(64;[.AX6];123)=[.AX6])" office:value-type="float" office:value="0" calcext:value-type="float">
            <text:p>0</text:p>
          </table:table-cell>
          <table:table-cell table:style-name="ce10" table:formula="of:=OR(ROW([.AY6])-1=[.$B$1];MEDIAN(64;[.AY6];123)=[.AY6])" office:value-type="float" office:value="1" calcext:value-type="float">
            <text:p>1</text:p>
          </table:table-cell>
          <table:table-cell table:style-name="ce10" table:formula="of:=OR(ROW([.AZ6])-1=[.$B$1];MEDIAN(64;[.AZ6];123)=[.AZ6])" office:value-type="float" office:value="0" calcext:value-type="float">
            <text:p>0</text:p>
          </table:table-cell>
          <table:table-cell table:style-name="ce10" table:formula="of:=OR(ROW([.BA6])-1=[.$B$1];MEDIAN(64;[.BA6];123)=[.BA6])" office:value-type="float" office:value="1" calcext:value-type="float">
            <text:p>1</text:p>
          </table:table-cell>
          <table:table-cell table:style-name="ce10" table:formula="of:=OR(ROW([.BB6])-1=[.$B$1];MEDIAN(64;[.BB6];123)=[.BB6])" office:value-type="float" office:value="0" calcext:value-type="float">
            <text:p>0</text:p>
          </table:table-cell>
          <table:table-cell table:style-name="ce10" table:formula="of:=OR(ROW([.BC6])-1=[.$B$1];MEDIAN(64;[.BC6];123)=[.BC6])" office:value-type="float" office:value="1" calcext:value-type="float">
            <text:p>1</text:p>
          </table:table-cell>
          <table:table-cell table:style-name="ce10" table:formula="of:=OR(ROW([.BD6])-1=[.$B$1];MEDIAN(64;[.BD6];123)=[.BD6])" office:value-type="float" office:value="1" calcext:value-type="float">
            <text:p>1</text:p>
          </table:table-cell>
          <table:table-cell table:style-name="ce10" table:formula="of:=OR(ROW([.BE6])-1=[.$B$1];MEDIAN(64;[.BE6];123)=[.BE6])" office:value-type="float" office:value="0" calcext:value-type="float">
            <text:p>0</text:p>
          </table:table-cell>
          <table:table-cell table:style-name="ce10" table:formula="of:=OR(ROW([.BF6])-1=[.$B$1];MEDIAN(64;[.BF6];123)=[.BF6])" office:value-type="float" office:value="0" calcext:value-type="float">
            <text:p>0</text:p>
          </table:table-cell>
          <table:table-cell table:style-name="ce10" table:formula="of:=OR(ROW([.BG6])-1=[.$B$1];MEDIAN(64;[.BG6];123)=[.BG6])" office:value-type="float" office:value="0" calcext:value-type="float">
            <text:p>0</text:p>
          </table:table-cell>
          <table:table-cell table:style-name="ce10" table:formula="of:=OR(ROW([.BH6])-1=[.$B$1];MEDIAN(64;[.BH6];123)=[.BH6])" office:value-type="float" office:value="1" calcext:value-type="float">
            <text:p>1</text:p>
          </table:table-cell>
          <table:table-cell table:style-name="ce10" table:formula="of:=OR(ROW([.BI6])-1=[.$B$1];MEDIAN(64;[.BI6];123)=[.BI6])" office:value-type="float" office:value="0" calcext:value-type="float">
            <text:p>0</text:p>
          </table:table-cell>
          <table:table-cell table:style-name="ce10" table:formula="of:=OR(ROW([.BJ6])-1=[.$B$1];MEDIAN(64;[.BJ6];123)=[.BJ6])" office:value-type="float" office:value="0" calcext:value-type="float">
            <text:p>0</text:p>
          </table:table-cell>
          <table:table-cell table:style-name="ce10" table:formula="of:=OR(ROW([.BK6])-1=[.$B$1];MEDIAN(64;[.BK6];123)=[.BK6])" office:value-type="float" office:value="0" calcext:value-type="float">
            <text:p>0</text:p>
          </table:table-cell>
          <table:table-cell table:style-name="ce10" table:formula="of:=OR(ROW([.BL6])-1=[.$B$1];MEDIAN(64;[.BL6];123)=[.BL6])" office:value-type="float" office:value="1" calcext:value-type="float">
            <text:p>1</text:p>
          </table:table-cell>
          <table:table-cell table:style-name="ce10" table:formula="of:=OR(ROW([.BM6])-1=[.$B$1];MEDIAN(64;[.BM6];123)=[.BM6])" office:value-type="float" office:value="0" calcext:value-type="float">
            <text:p>0</text:p>
          </table:table-cell>
          <table:table-cell table:style-name="ce10" table:formula="of:=OR(ROW([.BN6])-1=[.$B$1];MEDIAN(64;[.BN6];123)=[.BN6])" office:value-type="float" office:value="0" calcext:value-type="float">
            <text:p>0</text:p>
          </table:table-cell>
          <table:table-cell table:style-name="ce10" table:formula="of:=OR(ROW([.BO6])-1=[.$B$1];MEDIAN(64;[.BO6];123)=[.BO6])" office:value-type="float" office:value="0" calcext:value-type="float">
            <text:p>0</text:p>
          </table:table-cell>
          <table:table-cell table:style-name="ce10" table:formula="of:=OR(ROW([.BP6])-1=[.$B$1];MEDIAN(64;[.BP6];123)=[.BP6])" office:value-type="float" office:value="1" calcext:value-type="float">
            <text:p>1</text:p>
          </table:table-cell>
          <table:table-cell table:style-name="ce10" table:formula="of:=OR(ROW([.BQ6])-1=[.$B$1];MEDIAN(64;[.BQ6];123)=[.BQ6])" office:value-type="float" office:value="0" calcext:value-type="float">
            <text:p>0</text:p>
          </table:table-cell>
          <table:table-cell table:style-name="ce10" table:formula="of:=OR(ROW([.BR6])-1=[.$B$1];MEDIAN(64;[.BR6];123)=[.BR6])" office:value-type="float" office:value="1" calcext:value-type="float">
            <text:p>1</text:p>
          </table:table-cell>
          <table:table-cell table:style-name="ce10" table:formula="of:=OR(ROW([.BS6])-1=[.$B$1];MEDIAN(64;[.BS6];123)=[.BS6])" office:value-type="float" office:value="0" calcext:value-type="float">
            <text:p>0</text:p>
          </table:table-cell>
          <table:table-cell table:style-name="ce10" table:formula="of:=OR(ROW([.BT6])-1=[.$B$1];MEDIAN(64;[.BT6];123)=[.BT6])" office:value-type="float" office:value="0" calcext:value-type="float">
            <text:p>0</text:p>
          </table:table-cell>
          <table:table-cell table:style-name="ce10" table:formula="of:=OR(ROW([.BU6])-1=[.$B$1];MEDIAN(64;[.BU6];123)=[.BU6])" office:value-type="float" office:value="0" calcext:value-type="float">
            <text:p>0</text:p>
          </table:table-cell>
          <table:table-cell table:style-name="ce10" table:formula="of:=OR(ROW([.BV6])-1=[.$B$1];MEDIAN(64;[.BV6];123)=[.BV6])" office:value-type="float" office:value="0" calcext:value-type="float">
            <text:p>0</text:p>
          </table:table-cell>
          <table:table-cell table:style-name="ce10" table:formula="of:=OR(ROW([.BW6])-1=[.$B$1];MEDIAN(64;[.BW6];123)=[.BW6])" office:value-type="float" office:value="0" calcext:value-type="float">
            <text:p>0</text:p>
          </table:table-cell>
          <table:table-cell table:style-name="ce10" table:formula="of:=OR(ROW([.BX6])-1=[.$B$1];MEDIAN(64;[.BX6];123)=[.BX6])" office:value-type="float" office:value="1" calcext:value-type="float">
            <text:p>1</text:p>
          </table:table-cell>
          <table:table-cell table:style-name="ce10" table:formula="of:=OR(ROW([.BY6])-1=[.$B$1];MEDIAN(64;[.BY6];123)=[.BY6])" office:value-type="float" office:value="0" calcext:value-type="float">
            <text:p>0</text:p>
          </table:table-cell>
          <table:table-cell table:style-name="ce10" table:formula="of:=OR(ROW([.BZ6])-1=[.$B$1];MEDIAN(64;[.BZ6];123)=[.BZ6])" office:value-type="float" office:value="1" calcext:value-type="float">
            <text:p>1</text:p>
          </table:table-cell>
          <table:table-cell table:style-name="ce10" table:formula="of:=OR(ROW([.CA6])-1=[.$B$1];MEDIAN(64;[.CA6];123)=[.CA6])" office:value-type="float" office:value="1" calcext:value-type="float">
            <text:p>1</text:p>
          </table:table-cell>
          <table:table-cell table:style-name="ce10" table:formula="of:=OR(ROW([.CB6])-1=[.$B$1];MEDIAN(64;[.CB6];123)=[.CB6])" office:value-type="float" office:value="1" calcext:value-type="float">
            <text:p>1</text:p>
          </table:table-cell>
          <table:table-cell table:style-name="ce10" table:formula="of:=OR(ROW([.CC6])-1=[.$B$1];MEDIAN(64;[.CC6];123)=[.CC6])" office:value-type="float" office:value="0" calcext:value-type="float">
            <text:p>0</text:p>
          </table:table-cell>
          <table:table-cell table:style-name="ce10" table:formula="of:=OR(ROW([.CD6])-1=[.$B$1];MEDIAN(64;[.CD6];123)=[.CD6])" office:value-type="float" office:value="0" calcext:value-type="float">
            <text:p>0</text:p>
          </table:table-cell>
          <table:table-cell table:style-name="ce10" table:formula="of:=OR(ROW([.CE6])-1=[.$B$1];MEDIAN(64;[.CE6];123)=[.CE6])" office:value-type="float" office:value="0" calcext:value-type="float">
            <text:p>0</text:p>
          </table:table-cell>
          <table:table-cell table:style-name="ce10" table:formula="of:=OR(ROW([.CF6])-1=[.$B$1];MEDIAN(64;[.CF6];123)=[.CF6])" office:value-type="float" office:value="1" calcext:value-type="float">
            <text:p>1</text:p>
          </table:table-cell>
          <table:table-cell table:style-name="ce10" table:formula="of:=OR(ROW([.CG6])-1=[.$B$1];MEDIAN(64;[.CG6];123)=[.CG6])" office:value-type="float" office:value="1" calcext:value-type="float">
            <text:p>1</text:p>
          </table:table-cell>
          <table:table-cell table:style-name="ce10" table:formula="of:=OR(ROW([.CH6])-1=[.$B$1];MEDIAN(64;[.CH6];123)=[.CH6])" office:value-type="float" office:value="1" calcext:value-type="float">
            <text:p>1</text:p>
          </table:table-cell>
          <table:table-cell table:style-name="ce10" table:formula="of:=OR(ROW([.CI6])-1=[.$B$1];MEDIAN(64;[.CI6];123)=[.CI6])" office:value-type="float" office:value="0" calcext:value-type="float">
            <text:p>0</text:p>
          </table:table-cell>
          <table:table-cell table:style-name="ce10" table:formula="of:=OR(ROW([.CJ6])-1=[.$B$1];MEDIAN(64;[.CJ6];123)=[.CJ6])" office:value-type="float" office:value="1" calcext:value-type="float">
            <text:p>1</text:p>
          </table:table-cell>
          <table:table-cell table:style-name="ce10" table:formula="of:=OR(ROW([.CK6])-1=[.$B$1];MEDIAN(64;[.CK6];123)=[.CK6])" office:value-type="float" office:value="0" calcext:value-type="float">
            <text:p>0</text:p>
          </table:table-cell>
          <table:table-cell table:style-name="ce10" table:formula="of:=OR(ROW([.CL6])-1=[.$B$1];MEDIAN(64;[.CL6];123)=[.CL6])" office:value-type="float" office:value="0" calcext:value-type="float">
            <text:p>0</text:p>
          </table:table-cell>
          <table:table-cell table:style-name="ce10" table:formula="of:=OR(ROW([.CM6])-1=[.$B$1];MEDIAN(64;[.CM6];123)=[.CM6])" office:value-type="float" office:value="1" calcext:value-type="float">
            <text:p>1</text:p>
          </table:table-cell>
          <table:table-cell table:style-name="ce10" table:formula="of:=OR(ROW([.CN6])-1=[.$B$1];MEDIAN(64;[.CN6];123)=[.CN6])" office:value-type="float" office:value="0" calcext:value-type="float">
            <text:p>0</text:p>
          </table:table-cell>
          <table:table-cell table:style-name="ce10" table:formula="of:=OR(ROW([.CO6])-1=[.$B$1];MEDIAN(64;[.CO6];123)=[.CO6])" office:value-type="float" office:value="0" calcext:value-type="float">
            <text:p>0</text:p>
          </table:table-cell>
          <table:table-cell table:style-name="ce10" table:formula="of:=OR(ROW([.CP6])-1=[.$B$1];MEDIAN(64;[.CP6];123)=[.CP6])" office:value-type="float" office:value="1" calcext:value-type="float">
            <text:p>1</text:p>
          </table:table-cell>
          <table:table-cell table:style-name="ce10" table:formula="of:=OR(ROW([.CQ6])-1=[.$B$1];MEDIAN(64;[.CQ6];123)=[.CQ6])" office:value-type="float" office:value="1" calcext:value-type="float">
            <text:p>1</text:p>
          </table:table-cell>
          <table:table-cell table:style-name="ce10" table:formula="of:=OR(ROW([.CR6])-1=[.$B$1];MEDIAN(64;[.CR6];123)=[.CR6])" office:value-type="float" office:value="1" calcext:value-type="float">
            <text:p>1</text:p>
          </table:table-cell>
          <table:table-cell table:style-name="ce10" table:formula="of:=OR(ROW([.CS6])-1=[.$B$1];MEDIAN(64;[.CS6];123)=[.CS6])" office:value-type="float" office:value="1" calcext:value-type="float">
            <text:p>1</text:p>
          </table:table-cell>
          <table:table-cell table:style-name="ce10" table:formula="of:=OR(ROW([.CT6])-1=[.$B$1];MEDIAN(64;[.CT6];123)=[.CT6])" office:value-type="float" office:value="0" calcext:value-type="float">
            <text:p>0</text:p>
          </table:table-cell>
          <table:table-cell table:style-name="ce10" table:formula="of:=OR(ROW([.CU6])-1=[.$B$1];MEDIAN(64;[.CU6];123)=[.CU6])" office:value-type="float" office:value="0" calcext:value-type="float">
            <text:p>0</text:p>
          </table:table-cell>
          <table:table-cell table:style-name="ce10" table:formula="of:=OR(ROW([.CV6])-1=[.$B$1];MEDIAN(64;[.CV6];123)=[.CV6])" office:value-type="float" office:value="1" calcext:value-type="float">
            <text:p>1</text:p>
          </table:table-cell>
          <table:table-cell table:style-name="ce10" table:formula="of:=OR(ROW([.CW6])-1=[.$B$1];MEDIAN(64;[.CW6];123)=[.CW6])" office:value-type="float" office:value="0" calcext:value-type="float">
            <text:p>0</text:p>
          </table:table-cell>
          <table:table-cell table:style-name="ce10" table:formula="of:=OR(ROW([.CX6])-1=[.$B$1];MEDIAN(64;[.CX6];123)=[.CX6])" office:value-type="float" office:value="0" calcext:value-type="float">
            <text:p>0</text:p>
          </table:table-cell>
          <table:table-cell table:style-name="ce10" table:formula="of:=OR(ROW([.CY6])-1=[.$B$1];MEDIAN(64;[.CY6];123)=[.CY6])" office:value-type="float" office:value="0" calcext:value-type="float">
            <text:p>0</text:p>
          </table:table-cell>
          <table:table-cell table:style-name="ce10" table:formula="of:=OR(ROW([.CZ6])-1=[.$B$1];MEDIAN(64;[.CZ6];123)=[.CZ6])" office:value-type="float" office:value="0" calcext:value-type="float">
            <text:p>0</text:p>
          </table:table-cell>
          <table:table-cell table:style-name="ce10" table:formula="of:=OR(ROW([.DA6])-1=[.$B$1];MEDIAN(64;[.DA6];123)=[.DA6])" office:value-type="float" office:value="1" calcext:value-type="float">
            <text:p>1</text:p>
          </table:table-cell>
          <table:table-cell table:style-name="ce10" table:formula="of:=OR(ROW([.DB6])-1=[.$B$1];MEDIAN(64;[.DB6];123)=[.DB6])" office:value-type="float" office:value="0" calcext:value-type="float">
            <text:p>0</text:p>
          </table:table-cell>
          <table:table-cell table:style-name="ce10" table:formula="of:=OR(ROW([.DC6])-1=[.$B$1];MEDIAN(64;[.DC6];123)=[.DC6])" office:value-type="float" office:value="0" calcext:value-type="float">
            <text:p>0</text:p>
          </table:table-cell>
          <table:table-cell table:style-name="ce10" table:formula="of:=OR(ROW([.DD6])-1=[.$B$1];MEDIAN(64;[.DD6];123)=[.DD6])" office:value-type="float" office:value="0" calcext:value-type="float">
            <text:p>0</text:p>
          </table:table-cell>
          <table:table-cell table:style-name="ce10" table:formula="of:=OR(ROW([.DE6])-1=[.$B$1];MEDIAN(64;[.DE6];123)=[.DE6])" office:value-type="float" office:value="0" calcext:value-type="float">
            <text:p>0</text:p>
          </table:table-cell>
          <table:table-cell table:style-name="ce10" table:formula="of:=OR(ROW([.DF6])-1=[.$B$1];MEDIAN(64;[.DF6];123)=[.DF6])" office:value-type="float" office:value="0" calcext:value-type="float">
            <text:p>0</text:p>
          </table:table-cell>
          <table:table-cell table:style-name="ce10" table:formula="of:=OR(ROW([.DG6])-1=[.$B$1];MEDIAN(64;[.DG6];123)=[.DG6])" office:value-type="float" office:value="0" calcext:value-type="float">
            <text:p>0</text:p>
          </table:table-cell>
          <table:table-cell table:style-name="ce10" table:formula="of:=OR(ROW([.DH6])-1=[.$B$1];MEDIAN(64;[.DH6];123)=[.DH6])" office:value-type="float" office:value="0" calcext:value-type="float">
            <text:p>0</text:p>
          </table:table-cell>
          <table:table-cell table:style-name="ce10" table:formula="of:=OR(ROW([.DI6])-1=[.$B$1];MEDIAN(64;[.DI6];123)=[.DI6])" office:value-type="float" office:value="0" calcext:value-type="float">
            <text:p>0</text:p>
          </table:table-cell>
          <table:table-cell table:style-name="ce10" table:formula="of:=OR(ROW([.DJ6])-1=[.$B$1];MEDIAN(64;[.DJ6];123)=[.DJ6])" office:value-type="float" office:value="0" calcext:value-type="float">
            <text:p>0</text:p>
          </table:table-cell>
          <table:table-cell table:style-name="ce10" table:formula="of:=OR(ROW([.DK6])-1=[.$B$1];MEDIAN(64;[.DK6];123)=[.DK6])" office:value-type="float" office:value="0" calcext:value-type="float">
            <text:p>0</text:p>
          </table:table-cell>
          <table:table-cell table:style-name="ce10" table:formula="of:=OR(ROW([.DL6])-1=[.$B$1];MEDIAN(64;[.DL6];123)=[.DL6])" office:value-type="float" office:value="0" calcext:value-type="float">
            <text:p>0</text:p>
          </table:table-cell>
          <table:table-cell table:style-name="ce10" table:formula="of:=OR(ROW([.DM6])-1=[.$B$1];MEDIAN(64;[.DM6];123)=[.DM6])" office:value-type="float" office:value="0" calcext:value-type="float">
            <text:p>0</text:p>
          </table:table-cell>
          <table:table-cell table:style-name="ce10" table:formula="of:=OR(ROW([.DN6])-1=[.$B$1];MEDIAN(64;[.DN6];123)=[.DN6])" office:value-type="float" office:value="0" calcext:value-type="float">
            <text:p>0</text:p>
          </table:table-cell>
          <table:table-cell table:style-name="ce10" table:formula="of:=OR(ROW([.DO6])-1=[.$B$1];MEDIAN(64;[.DO6];123)=[.DO6])" office:value-type="float" office:value="1" calcext:value-type="float">
            <text:p>1</text:p>
          </table:table-cell>
          <table:table-cell table:style-name="ce10" table:formula="of:=OR(ROW([.DP6])-1=[.$B$1];MEDIAN(64;[.DP6];123)=[.DP6])" office:value-type="float" office:value="0" calcext:value-type="float">
            <text:p>0</text:p>
          </table:table-cell>
          <table:table-cell table:style-name="ce10" table:formula="of:=OR(ROW([.DQ6])-1=[.$B$1];MEDIAN(64;[.DQ6];123)=[.DQ6])" office:value-type="float" office:value="0" calcext:value-type="float">
            <text:p>0</text:p>
          </table:table-cell>
          <table:table-cell table:style-name="ce10" table:formula="of:=OR(ROW([.DR6])-1=[.$B$1];MEDIAN(64;[.DR6];123)=[.DR6])" office:value-type="float" office:value="1" calcext:value-type="float">
            <text:p>1</text:p>
          </table:table-cell>
          <table:table-cell table:style-name="ce10" table:formula="of:=OR(ROW([.DS6])-1=[.$B$1];MEDIAN(64;[.DS6];123)=[.DS6])" office:value-type="float" office:value="0" calcext:value-type="float">
            <text:p>0</text:p>
          </table:table-cell>
          <table:table-cell table:style-name="ce10" table:formula="of:=OR(ROW([.DT6])-1=[.$B$1];MEDIAN(64;[.DT6];123)=[.DT6])" office:value-type="float" office:value="0" calcext:value-type="float">
            <text:p>0</text:p>
          </table:table-cell>
          <table:table-cell table:style-name="ce10" table:formula="of:=OR(ROW([.DU6])-1=[.$B$1];MEDIAN(64;[.DU6];123)=[.DU6])" office:value-type="float" office:value="0" calcext:value-type="float">
            <text:p>0</text:p>
          </table:table-cell>
          <table:table-cell table:style-name="ce10" table:formula="of:=OR(ROW([.DV6])-1=[.$B$1];MEDIAN(64;[.DV6];123)=[.DV6])" office:value-type="float" office:value="0" calcext:value-type="float">
            <text:p>0</text:p>
          </table:table-cell>
          <table:table-cell table:style-name="ce10" table:formula="of:=OR(ROW([.DW6])-1=[.$B$1];MEDIAN(64;[.DW6];123)=[.DW6])" office:value-type="float" office:value="0" calcext:value-type="float">
            <text:p>0</text:p>
          </table:table-cell>
          <table:table-cell table:style-name="ce10" table:formula="of:=OR(ROW([.DX6])-1=[.$B$1];MEDIAN(64;[.DX6];123)=[.DX6])" office:value-type="float" office:value="0" calcext:value-type="float">
            <text:p>0</text:p>
          </table:table-cell>
          <table:table-cell table:style-name="ce10" table:formula="of:=OR(ROW([.DY6])-1=[.$B$1];MEDIAN(64;[.DY6];123)=[.DY6])" office:value-type="float" office:value="0" calcext:value-type="float">
            <text:p>0</text:p>
          </table:table-cell>
          <table:table-cell table:style-name="ce10" table:formula="of:=OR(ROW([.DZ6])-1=[.$B$1];MEDIAN(64;[.DZ6];123)=[.DZ6])" office:value-type="float" office:value="0" calcext:value-type="float">
            <text:p>0</text:p>
          </table:table-cell>
          <table:table-cell table:style-name="ce10" table:formula="of:=OR(ROW([.EA6])-1=[.$B$1];MEDIAN(64;[.EA6];123)=[.EA6])" office:value-type="float" office:value="0" calcext:value-type="float">
            <text:p>0</text:p>
          </table:table-cell>
          <table:table-cell table:style-name="ce10" table:formula="of:=OR(ROW([.EB6])-1=[.$B$1];MEDIAN(64;[.EB6];123)=[.EB6])" office:value-type="float" office:value="0" calcext:value-type="float">
            <text:p>0</text:p>
          </table:table-cell>
          <table:table-cell table:style-name="ce10" table:formula="of:=OR(ROW([.EC6])-1=[.$B$1];MEDIAN(64;[.EC6];123)=[.EC6])" office:value-type="float" office:value="0" calcext:value-type="float">
            <text:p>0</text:p>
          </table:table-cell>
          <table:table-cell table:style-name="ce10" table:formula="of:=OR(ROW([.ED6])-1=[.$B$1];MEDIAN(64;[.ED6];123)=[.ED6])" office:value-type="float" office:value="0" calcext:value-type="float">
            <text:p>0</text:p>
          </table:table-cell>
          <table:table-cell table:style-name="ce10" table:formula="of:=OR(ROW([.EE6])-1=[.$B$1];MEDIAN(64;[.EE6];123)=[.EE6])" office:value-type="float" office:value="0" calcext:value-type="float">
            <text:p>0</text:p>
          </table:table-cell>
          <table:table-cell table:style-name="ce10" table:formula="of:=OR(ROW([.EF6])-1=[.$B$1];MEDIAN(64;[.EF6];123)=[.EF6])" office:value-type="float" office:value="0" calcext:value-type="float">
            <text:p>0</text:p>
          </table:table-cell>
          <table:table-cell table:style-name="ce10" table:formula="of:=OR(ROW([.EG6])-1=[.$B$1];MEDIAN(64;[.EG6];123)=[.EG6])" office:value-type="float" office:value="0" calcext:value-type="float">
            <text:p>0</text:p>
          </table:table-cell>
          <table:table-cell table:style-name="ce10" table:formula="of:=OR(ROW([.EH6])-1=[.$B$1];MEDIAN(64;[.EH6];123)=[.EH6])" office:value-type="float" office:value="0" calcext:value-type="float">
            <text:p>0</text:p>
          </table:table-cell>
          <table:table-cell table:style-name="ce10" table:formula="of:=OR(ROW([.EI6])-1=[.$B$1];MEDIAN(64;[.EI6];123)=[.EI6])" office:value-type="float" office:value="0" calcext:value-type="float">
            <text:p>0</text:p>
          </table:table-cell>
          <table:table-cell table:style-name="ce10" table:formula="of:=OR(ROW([.EJ6])-1=[.$B$1];MEDIAN(64;[.EJ6];123)=[.EJ6])" office:value-type="float" office:value="0" calcext:value-type="float">
            <text:p>0</text:p>
          </table:table-cell>
          <table:table-cell table:style-name="ce10" table:formula="of:=OR(ROW([.EK6])-1=[.$B$1];MEDIAN(64;[.EK6];123)=[.EK6])" office:value-type="float" office:value="0" calcext:value-type="float">
            <text:p>0</text:p>
          </table:table-cell>
          <table:table-cell table:style-name="ce10" table:formula="of:=OR(ROW([.EL6])-1=[.$B$1];MEDIAN(64;[.EL6];123)=[.EL6])" office:value-type="float" office:value="0" calcext:value-type="float">
            <text:p>0</text:p>
          </table:table-cell>
          <table:table-cell table:style-name="ce10" table:formula="of:=OR(ROW([.EM6])-1=[.$B$1];MEDIAN(64;[.EM6];123)=[.EM6])" office:value-type="float" office:value="0" calcext:value-type="float">
            <text:p>0</text:p>
          </table:table-cell>
          <table:table-cell table:style-name="ce10" table:formula="of:=OR(ROW([.EN6])-1=[.$B$1];MEDIAN(64;[.EN6];123)=[.EN6])" office:value-type="float" office:value="0" calcext:value-type="float">
            <text:p>0</text:p>
          </table:table-cell>
          <table:table-cell table:style-name="ce10" table:formula="of:=OR(ROW([.EO6])-1=[.$B$1];MEDIAN(64;[.EO6];123)=[.EO6])" office:value-type="float" office:value="0" calcext:value-type="float">
            <text:p>0</text:p>
          </table:table-cell>
          <table:table-cell table:style-name="ce10" table:formula="of:=OR(ROW([.EP6])-1=[.$B$1];MEDIAN(64;[.EP6];123)=[.EP6])" office:value-type="float" office:value="0" calcext:value-type="float">
            <text:p>0</text:p>
          </table:table-cell>
          <table:table-cell table:style-name="ce10" table:formula="of:=OR(ROW([.EQ6])-1=[.$B$1];MEDIAN(64;[.EQ6];123)=[.EQ6])" office:value-type="float" office:value="0" calcext:value-type="float">
            <text:p>0</text:p>
          </table:table-cell>
          <table:table-cell table:style-name="ce10" table:formula="of:=OR(ROW([.ER6])-1=[.$B$1];MEDIAN(64;[.ER6];123)=[.ER6])" office:value-type="float" office:value="0" calcext:value-type="float">
            <text:p>0</text:p>
          </table:table-cell>
          <table:table-cell table:style-name="ce10" table:formula="of:=OR(ROW([.ES6])-1=[.$B$1];MEDIAN(64;[.ES6];123)=[.ES6])" office:value-type="float" office:value="0" calcext:value-type="float">
            <text:p>0</text:p>
          </table:table-cell>
          <table:table-cell table:style-name="ce10" table:formula="of:=OR(ROW([.ET6])-1=[.$B$1];MEDIAN(64;[.ET6];123)=[.ET6])" office:value-type="float" office:value="0" calcext:value-type="float">
            <text:p>0</text:p>
          </table:table-cell>
          <table:table-cell table:style-name="ce10" table:formula="of:=OR(ROW([.EU6])-1=[.$B$1];MEDIAN(64;[.EU6];123)=[.EU6])" office:value-type="float" office:value="0" calcext:value-type="float">
            <text:p>0</text:p>
          </table:table-cell>
          <table:table-cell table:style-name="ce10" table:formula="of:=OR(ROW([.EV6])-1=[.$B$1];MEDIAN(64;[.EV6];123)=[.EV6])" office:value-type="float" office:value="0" calcext:value-type="float">
            <text:p>0</text:p>
          </table:table-cell>
          <table:table-cell table:style-name="ce10" table:formula="of:=OR(ROW([.EW6])-1=[.$B$1];MEDIAN(64;[.EW6];123)=[.EW6])" office:value-type="float" office:value="0" calcext:value-type="float">
            <text:p>0</text:p>
          </table:table-cell>
          <table:table-cell table:style-name="ce10" table:formula="of:=OR(ROW([.EX6])-1=[.$B$1];MEDIAN(64;[.EX6];123)=[.EX6])" office:value-type="float" office:value="0" calcext:value-type="float">
            <text:p>0</text:p>
          </table:table-cell>
          <table:table-cell table:style-name="ce10" table:formula="of:=OR(ROW([.EY6])-1=[.$B$1];MEDIAN(64;[.EY6];123)=[.EY6])" office:value-type="float" office:value="0" calcext:value-type="float">
            <text:p>0</text:p>
          </table:table-cell>
          <table:table-cell table:style-name="ce10" table:formula="of:=OR(ROW([.EZ6])-1=[.$B$1];MEDIAN(64;[.EZ6];123)=[.EZ6])" office:value-type="float" office:value="0" calcext:value-type="float">
            <text:p>0</text:p>
          </table:table-cell>
          <table:table-cell table:style-name="ce10" table:formula="of:=OR(ROW([.FA6])-1=[.$B$1];MEDIAN(64;[.FA6];123)=[.FA6])" office:value-type="float" office:value="0" calcext:value-type="float">
            <text:p>0</text:p>
          </table:table-cell>
          <table:table-cell table:style-name="ce10" table:formula="of:=OR(ROW([.FB6])-1=[.$B$1];MEDIAN(64;[.FB6];123)=[.FB6])" office:value-type="float" office:value="0" calcext:value-type="float">
            <text:p>0</text:p>
          </table:table-cell>
          <table:table-cell table:style-name="ce10" table:formula="of:=OR(ROW([.FC6])-1=[.$B$1];MEDIAN(64;[.FC6];123)=[.FC6])" office:value-type="float" office:value="0" calcext:value-type="float">
            <text:p>0</text:p>
          </table:table-cell>
          <table:table-cell table:style-name="ce10" table:formula="of:=OR(ROW([.FD6])-1=[.$B$1];MEDIAN(64;[.FD6];123)=[.FD6])" office:value-type="float" office:value="0" calcext:value-type="float">
            <text:p>0</text:p>
          </table:table-cell>
          <table:table-cell table:style-name="ce10" table:formula="of:=OR(ROW([.FE6])-1=[.$B$1];MEDIAN(64;[.FE6];123)=[.FE6])" office:value-type="float" office:value="0" calcext:value-type="float">
            <text:p>0</text:p>
          </table:table-cell>
          <table:table-cell table:style-name="ce10" table:formula="of:=OR(ROW([.FF6])-1=[.$B$1];MEDIAN(64;[.FF6];123)=[.FF6])" office:value-type="float" office:value="0" calcext:value-type="float">
            <text:p>0</text:p>
          </table:table-cell>
          <table:table-cell table:style-name="ce10" table:formula="of:=OR(ROW([.FG6])-1=[.$B$1];MEDIAN(64;[.FG6];123)=[.FG6])" office:value-type="float" office:value="0" calcext:value-type="float">
            <text:p>0</text:p>
          </table:table-cell>
          <table:table-cell table:style-name="ce10" table:formula="of:=OR(ROW([.FH6])-1=[.$B$1];MEDIAN(64;[.FH6];123)=[.FH6])" office:value-type="float" office:value="0" calcext:value-type="float">
            <text:p>0</text:p>
          </table:table-cell>
          <table:table-cell table:style-name="ce10" table:formula="of:=OR(ROW([.FI6])-1=[.$B$1];MEDIAN(64;[.FI6];123)=[.FI6])" office:value-type="float" office:value="0" calcext:value-type="float">
            <text:p>0</text:p>
          </table:table-cell>
          <table:table-cell table:style-name="ce10" table:formula="of:=OR(ROW([.FJ6])-1=[.$B$1];MEDIAN(64;[.FJ6];123)=[.FJ6])" office:value-type="float" office:value="0" calcext:value-type="float">
            <text:p>0</text:p>
          </table:table-cell>
          <table:table-cell table:style-name="ce10" table:formula="of:=OR(ROW([.FK6])-1=[.$B$1];MEDIAN(64;[.FK6];123)=[.FK6])" office:value-type="float" office:value="0" calcext:value-type="float">
            <text:p>0</text:p>
          </table:table-cell>
          <table:table-cell table:style-name="ce10" table:formula="of:=OR(ROW([.FL6])-1=[.$B$1];MEDIAN(64;[.FL6];123)=[.FL6])" office:value-type="float" office:value="0" calcext:value-type="float">
            <text:p>0</text:p>
          </table:table-cell>
          <table:table-cell table:style-name="ce10" table:formula="of:=OR(ROW([.FM6])-1=[.$B$1];MEDIAN(64;[.FM6];123)=[.FM6])" office:value-type="float" office:value="0" calcext:value-type="float">
            <text:p>0</text:p>
          </table:table-cell>
          <table:table-cell table:style-name="ce10" table:formula="of:=OR(ROW([.FN6])-1=[.$B$1];MEDIAN(64;[.FN6];123)=[.FN6])" office:value-type="float" office:value="0" calcext:value-type="float">
            <text:p>0</text:p>
          </table:table-cell>
          <table:table-cell table:style-name="ce10" table:formula="of:=OR(ROW([.FO6])-1=[.$B$1];MEDIAN(64;[.FO6];123)=[.FO6])" office:value-type="float" office:value="0" calcext:value-type="float">
            <text:p>0</text:p>
          </table:table-cell>
          <table:table-cell table:style-name="ce10" table:formula="of:=OR(ROW([.FP6])-1=[.$B$1];MEDIAN(64;[.FP6];123)=[.FP6])" office:value-type="float" office:value="0" calcext:value-type="float">
            <text:p>0</text:p>
          </table:table-cell>
          <table:table-cell table:style-name="ce10" table:formula="of:=OR(ROW([.FQ6])-1=[.$B$1];MEDIAN(64;[.FQ6];123)=[.FQ6])" office:value-type="float" office:value="0" calcext:value-type="float">
            <text:p>0</text:p>
          </table:table-cell>
          <table:table-cell table:style-name="ce10" table:formula="of:=OR(ROW([.FR6])-1=[.$B$1];MEDIAN(64;[.FR6];123)=[.FR6])" office:value-type="float" office:value="0" calcext:value-type="float">
            <text:p>0</text:p>
          </table:table-cell>
          <table:table-cell table:style-name="ce10" table:formula="of:=OR(ROW([.FS6])-1=[.$B$1];MEDIAN(64;[.FS6];123)=[.FS6])" office:value-type="float" office:value="0" calcext:value-type="float">
            <text:p>0</text:p>
          </table:table-cell>
          <table:table-cell table:style-name="ce10" table:formula="of:=OR(ROW([.FT6])-1=[.$B$1];MEDIAN(64;[.FT6];123)=[.FT6])" office:value-type="float" office:value="0" calcext:value-type="float">
            <text:p>0</text:p>
          </table:table-cell>
          <table:table-cell table:style-name="ce10" table:formula="of:=OR(ROW([.FU6])-1=[.$B$1];MEDIAN(64;[.FU6];123)=[.FU6])" office:value-type="float" office:value="0" calcext:value-type="float">
            <text:p>0</text:p>
          </table:table-cell>
          <table:table-cell table:style-name="ce10" table:formula="of:=OR(ROW([.FV6])-1=[.$B$1];MEDIAN(64;[.FV6];123)=[.FV6])" office:value-type="float" office:value="0" calcext:value-type="float">
            <text:p>0</text:p>
          </table:table-cell>
          <table:table-cell table:style-name="ce10" table:formula="of:=OR(ROW([.FW6])-1=[.$B$1];MEDIAN(64;[.FW6];123)=[.FW6])" office:value-type="float" office:value="0" calcext:value-type="float">
            <text:p>0</text:p>
          </table:table-cell>
          <table:table-cell table:style-name="ce10" table:formula="of:=OR(ROW([.FX6])-1=[.$B$1];MEDIAN(64;[.FX6];123)=[.FX6])" office:value-type="float" office:value="0" calcext:value-type="float">
            <text:p>0</text:p>
          </table:table-cell>
          <table:table-cell table:style-name="ce10" table:formula="of:=OR(ROW([.FY6])-1=[.$B$1];MEDIAN(64;[.FY6];123)=[.FY6])" office:value-type="float" office:value="0" calcext:value-type="float">
            <text:p>0</text:p>
          </table:table-cell>
          <table:table-cell table:style-name="ce10" table:formula="of:=OR(ROW([.FZ6])-1=[.$B$1];MEDIAN(64;[.FZ6];123)=[.FZ6])" office:value-type="float" office:value="0" calcext:value-type="float">
            <text:p>0</text:p>
          </table:table-cell>
          <table:table-cell table:style-name="ce10" table:formula="of:=OR(ROW([.GA6])-1=[.$B$1];MEDIAN(64;[.GA6];123)=[.GA6])" office:value-type="float" office:value="0" calcext:value-type="float">
            <text:p>0</text:p>
          </table:table-cell>
          <table:table-cell table:style-name="ce10" table:formula="of:=OR(ROW([.GB6])-1=[.$B$1];MEDIAN(64;[.GB6];123)=[.GB6])" office:value-type="float" office:value="0" calcext:value-type="float">
            <text:p>0</text:p>
          </table:table-cell>
          <table:table-cell table:style-name="ce10" table:formula="of:=OR(ROW([.GC6])-1=[.$B$1];MEDIAN(64;[.GC6];123)=[.GC6])" office:value-type="float" office:value="0" calcext:value-type="float">
            <text:p>0</text:p>
          </table:table-cell>
          <table:table-cell table:style-name="ce10" table:formula="of:=OR(ROW([.GD6])-1=[.$B$1];MEDIAN(64;[.GD6];123)=[.GD6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7])-1=[.$B$1];MEDIAN(64;[.A7];123)=[.A7])" office:value-type="float" office:value="1" calcext:value-type="float">
            <text:p>1</text:p>
          </table:table-cell>
          <table:table-cell table:style-name="ce10" table:formula="of:=OR(ROW([.B7])-1=[.$B$1];MEDIAN(64;[.B7];123)=[.B7])" office:value-type="float" office:value="0" calcext:value-type="float">
            <text:p>0</text:p>
          </table:table-cell>
          <table:table-cell table:style-name="ce10" table:formula="of:=OR(ROW([.C7])-1=[.$B$1];MEDIAN(64;[.C7];123)=[.C7])" office:value-type="float" office:value="0" calcext:value-type="float">
            <text:p>0</text:p>
          </table:table-cell>
          <table:table-cell table:style-name="ce10" table:formula="of:=OR(ROW([.D7])-1=[.$B$1];MEDIAN(64;[.D7];123)=[.D7])" office:value-type="float" office:value="0" calcext:value-type="float">
            <text:p>0</text:p>
          </table:table-cell>
          <table:table-cell table:style-name="ce10" table:formula="of:=OR(ROW([.E7])-1=[.$B$1];MEDIAN(64;[.E7];123)=[.E7])" office:value-type="float" office:value="1" calcext:value-type="float">
            <text:p>1</text:p>
          </table:table-cell>
          <table:table-cell table:style-name="ce10" table:formula="of:=OR(ROW([.F7])-1=[.$B$1];MEDIAN(64;[.F7];123)=[.F7])" office:value-type="float" office:value="1" calcext:value-type="float">
            <text:p>1</text:p>
          </table:table-cell>
          <table:table-cell table:style-name="ce10" table:formula="of:=OR(ROW([.G7])-1=[.$B$1];MEDIAN(64;[.G7];123)=[.G7])" office:value-type="float" office:value="0" calcext:value-type="float">
            <text:p>0</text:p>
          </table:table-cell>
          <table:table-cell table:style-name="ce10" table:formula="of:=OR(ROW([.H7])-1=[.$B$1];MEDIAN(64;[.H7];123)=[.H7])" office:value-type="float" office:value="0" calcext:value-type="float">
            <text:p>0</text:p>
          </table:table-cell>
          <table:table-cell table:style-name="ce10" table:formula="of:=OR(ROW([.I7])-1=[.$B$1];MEDIAN(64;[.I7];123)=[.I7])" office:value-type="float" office:value="0" calcext:value-type="float">
            <text:p>0</text:p>
          </table:table-cell>
          <table:table-cell table:style-name="ce10" table:formula="of:=OR(ROW([.J7])-1=[.$B$1];MEDIAN(64;[.J7];123)=[.J7])" office:value-type="float" office:value="1" calcext:value-type="float">
            <text:p>1</text:p>
          </table:table-cell>
          <table:table-cell table:style-name="ce10" table:formula="of:=OR(ROW([.K7])-1=[.$B$1];MEDIAN(64;[.K7];123)=[.K7])" office:value-type="float" office:value="0" calcext:value-type="float">
            <text:p>0</text:p>
          </table:table-cell>
          <table:table-cell table:style-name="ce10" table:formula="of:=OR(ROW([.L7])-1=[.$B$1];MEDIAN(64;[.L7];123)=[.L7])" office:value-type="float" office:value="0" calcext:value-type="float">
            <text:p>0</text:p>
          </table:table-cell>
          <table:table-cell table:style-name="ce10" table:formula="of:=OR(ROW([.M7])-1=[.$B$1];MEDIAN(64;[.M7];123)=[.M7])" office:value-type="float" office:value="1" calcext:value-type="float">
            <text:p>1</text:p>
          </table:table-cell>
          <table:table-cell table:style-name="ce10" table:formula="of:=OR(ROW([.N7])-1=[.$B$1];MEDIAN(64;[.N7];123)=[.N7])" office:value-type="float" office:value="1" calcext:value-type="float">
            <text:p>1</text:p>
          </table:table-cell>
          <table:table-cell table:style-name="ce10" table:formula="of:=OR(ROW([.O7])-1=[.$B$1];MEDIAN(64;[.O7];123)=[.O7])" office:value-type="float" office:value="0" calcext:value-type="float">
            <text:p>0</text:p>
          </table:table-cell>
          <table:table-cell table:style-name="ce10" table:formula="of:=OR(ROW([.P7])-1=[.$B$1];MEDIAN(64;[.P7];123)=[.P7])" office:value-type="float" office:value="0" calcext:value-type="float">
            <text:p>0</text:p>
          </table:table-cell>
          <table:table-cell table:style-name="ce10" table:formula="of:=OR(ROW([.Q7])-1=[.$B$1];MEDIAN(64;[.Q7];123)=[.Q7])" office:value-type="float" office:value="0" calcext:value-type="float">
            <text:p>0</text:p>
          </table:table-cell>
          <table:table-cell table:style-name="ce10" table:formula="of:=OR(ROW([.R7])-1=[.$B$1];MEDIAN(64;[.R7];123)=[.R7])" office:value-type="float" office:value="0" calcext:value-type="float">
            <text:p>0</text:p>
          </table:table-cell>
          <table:table-cell table:style-name="ce10" table:formula="of:=OR(ROW([.S7])-1=[.$B$1];MEDIAN(64;[.S7];123)=[.S7])" office:value-type="float" office:value="0" calcext:value-type="float">
            <text:p>0</text:p>
          </table:table-cell>
          <table:table-cell table:style-name="ce10" table:formula="of:=OR(ROW([.T7])-1=[.$B$1];MEDIAN(64;[.T7];123)=[.T7])" office:value-type="float" office:value="1" calcext:value-type="float">
            <text:p>1</text:p>
          </table:table-cell>
          <table:table-cell table:style-name="ce10" table:formula="of:=OR(ROW([.U7])-1=[.$B$1];MEDIAN(64;[.U7];123)=[.U7])" office:value-type="float" office:value="0" calcext:value-type="float">
            <text:p>0</text:p>
          </table:table-cell>
          <table:table-cell table:style-name="ce10" table:formula="of:=OR(ROW([.V7])-1=[.$B$1];MEDIAN(64;[.V7];123)=[.V7])" office:value-type="float" office:value="0" calcext:value-type="float">
            <text:p>0</text:p>
          </table:table-cell>
          <table:table-cell table:style-name="ce10" table:formula="of:=OR(ROW([.W7])-1=[.$B$1];MEDIAN(64;[.W7];123)=[.W7])" office:value-type="float" office:value="1" calcext:value-type="float">
            <text:p>1</text:p>
          </table:table-cell>
          <table:table-cell table:style-name="ce10" table:formula="of:=OR(ROW([.X7])-1=[.$B$1];MEDIAN(64;[.X7];123)=[.X7])" office:value-type="float" office:value="0" calcext:value-type="float">
            <text:p>0</text:p>
          </table:table-cell>
          <table:table-cell table:style-name="ce10" table:formula="of:=OR(ROW([.Y7])-1=[.$B$1];MEDIAN(64;[.Y7];123)=[.Y7])" office:value-type="float" office:value="0" calcext:value-type="float">
            <text:p>0</text:p>
          </table:table-cell>
          <table:table-cell table:style-name="ce10" table:formula="of:=OR(ROW([.Z7])-1=[.$B$1];MEDIAN(64;[.Z7];123)=[.Z7])" office:value-type="float" office:value="0" calcext:value-type="float">
            <text:p>0</text:p>
          </table:table-cell>
          <table:table-cell table:style-name="ce10" table:formula="of:=OR(ROW([.AA7])-1=[.$B$1];MEDIAN(64;[.AA7];123)=[.AA7])" office:value-type="float" office:value="0" calcext:value-type="float">
            <text:p>0</text:p>
          </table:table-cell>
          <table:table-cell table:style-name="ce10" table:formula="of:=OR(ROW([.AB7])-1=[.$B$1];MEDIAN(64;[.AB7];123)=[.AB7])" office:value-type="float" office:value="0" calcext:value-type="float">
            <text:p>0</text:p>
          </table:table-cell>
          <table:table-cell table:style-name="ce10" table:formula="of:=OR(ROW([.AC7])-1=[.$B$1];MEDIAN(64;[.AC7];123)=[.AC7])" office:value-type="float" office:value="0" calcext:value-type="float">
            <text:p>0</text:p>
          </table:table-cell>
          <table:table-cell table:style-name="ce10" table:formula="of:=OR(ROW([.AD7])-1=[.$B$1];MEDIAN(64;[.AD7];123)=[.AD7])" office:value-type="float" office:value="1" calcext:value-type="float">
            <text:p>1</text:p>
          </table:table-cell>
          <table:table-cell table:style-name="ce10" table:formula="of:=OR(ROW([.AE7])-1=[.$B$1];MEDIAN(64;[.AE7];123)=[.AE7])" office:value-type="float" office:value="1" calcext:value-type="float">
            <text:p>1</text:p>
          </table:table-cell>
          <table:table-cell table:style-name="ce10" table:formula="of:=OR(ROW([.AF7])-1=[.$B$1];MEDIAN(64;[.AF7];123)=[.AF7])" office:value-type="float" office:value="1" calcext:value-type="float">
            <text:p>1</text:p>
          </table:table-cell>
          <table:table-cell table:style-name="ce10" table:formula="of:=OR(ROW([.AG7])-1=[.$B$1];MEDIAN(64;[.AG7];123)=[.AG7])" office:value-type="float" office:value="1" calcext:value-type="float">
            <text:p>1</text:p>
          </table:table-cell>
          <table:table-cell table:style-name="ce10" table:formula="of:=OR(ROW([.AH7])-1=[.$B$1];MEDIAN(64;[.AH7];123)=[.AH7])" office:value-type="float" office:value="1" calcext:value-type="float">
            <text:p>1</text:p>
          </table:table-cell>
          <table:table-cell table:style-name="ce10" table:formula="of:=OR(ROW([.AI7])-1=[.$B$1];MEDIAN(64;[.AI7];123)=[.AI7])" office:value-type="float" office:value="1" calcext:value-type="float">
            <text:p>1</text:p>
          </table:table-cell>
          <table:table-cell table:style-name="ce10" table:formula="of:=OR(ROW([.AJ7])-1=[.$B$1];MEDIAN(64;[.AJ7];123)=[.AJ7])" office:value-type="float" office:value="0" calcext:value-type="float">
            <text:p>0</text:p>
          </table:table-cell>
          <table:table-cell table:style-name="ce10" table:formula="of:=OR(ROW([.AK7])-1=[.$B$1];MEDIAN(64;[.AK7];123)=[.AK7])" office:value-type="float" office:value="0" calcext:value-type="float">
            <text:p>0</text:p>
          </table:table-cell>
          <table:table-cell table:style-name="ce10" table:formula="of:=OR(ROW([.AL7])-1=[.$B$1];MEDIAN(64;[.AL7];123)=[.AL7])" office:value-type="float" office:value="1" calcext:value-type="float">
            <text:p>1</text:p>
          </table:table-cell>
          <table:table-cell table:style-name="ce10" table:formula="of:=OR(ROW([.AM7])-1=[.$B$1];MEDIAN(64;[.AM7];123)=[.AM7])" office:value-type="float" office:value="0" calcext:value-type="float">
            <text:p>0</text:p>
          </table:table-cell>
          <table:table-cell table:style-name="ce10" table:formula="of:=OR(ROW([.AN7])-1=[.$B$1];MEDIAN(64;[.AN7];123)=[.AN7])" office:value-type="float" office:value="0" calcext:value-type="float">
            <text:p>0</text:p>
          </table:table-cell>
          <table:table-cell table:style-name="ce10" table:formula="of:=OR(ROW([.AO7])-1=[.$B$1];MEDIAN(64;[.AO7];123)=[.AO7])" office:value-type="float" office:value="0" calcext:value-type="float">
            <text:p>0</text:p>
          </table:table-cell>
          <table:table-cell table:style-name="ce10" table:formula="of:=OR(ROW([.AP7])-1=[.$B$1];MEDIAN(64;[.AP7];123)=[.AP7])" office:value-type="float" office:value="0" calcext:value-type="float">
            <text:p>0</text:p>
          </table:table-cell>
          <table:table-cell table:style-name="ce10" table:formula="of:=OR(ROW([.AQ7])-1=[.$B$1];MEDIAN(64;[.AQ7];123)=[.AQ7])" office:value-type="float" office:value="1" calcext:value-type="float">
            <text:p>1</text:p>
          </table:table-cell>
          <table:table-cell table:style-name="ce10" table:formula="of:=OR(ROW([.AR7])-1=[.$B$1];MEDIAN(64;[.AR7];123)=[.AR7])" office:value-type="float" office:value="0" calcext:value-type="float">
            <text:p>0</text:p>
          </table:table-cell>
          <table:table-cell table:style-name="ce10" table:formula="of:=OR(ROW([.AS7])-1=[.$B$1];MEDIAN(64;[.AS7];123)=[.AS7])" office:value-type="float" office:value="0" calcext:value-type="float">
            <text:p>0</text:p>
          </table:table-cell>
          <table:table-cell table:style-name="ce10" table:formula="of:=OR(ROW([.AT7])-1=[.$B$1];MEDIAN(64;[.AT7];123)=[.AT7])" office:value-type="float" office:value="1" calcext:value-type="float">
            <text:p>1</text:p>
          </table:table-cell>
          <table:table-cell table:style-name="ce10" table:formula="of:=OR(ROW([.AU7])-1=[.$B$1];MEDIAN(64;[.AU7];123)=[.AU7])" office:value-type="float" office:value="0" calcext:value-type="float">
            <text:p>0</text:p>
          </table:table-cell>
          <table:table-cell table:style-name="ce10" table:formula="of:=OR(ROW([.AV7])-1=[.$B$1];MEDIAN(64;[.AV7];123)=[.AV7])" office:value-type="float" office:value="0" calcext:value-type="float">
            <text:p>0</text:p>
          </table:table-cell>
          <table:table-cell table:style-name="ce10" table:formula="of:=OR(ROW([.AW7])-1=[.$B$1];MEDIAN(64;[.AW7];123)=[.AW7])" office:value-type="float" office:value="1" calcext:value-type="float">
            <text:p>1</text:p>
          </table:table-cell>
          <table:table-cell table:style-name="ce10" table:formula="of:=OR(ROW([.AX7])-1=[.$B$1];MEDIAN(64;[.AX7];123)=[.AX7])" office:value-type="float" office:value="0" calcext:value-type="float">
            <text:p>0</text:p>
          </table:table-cell>
          <table:table-cell table:style-name="ce10" table:formula="of:=OR(ROW([.AY7])-1=[.$B$1];MEDIAN(64;[.AY7];123)=[.AY7])" office:value-type="float" office:value="0" calcext:value-type="float">
            <text:p>0</text:p>
          </table:table-cell>
          <table:table-cell table:style-name="ce10" table:formula="of:=OR(ROW([.AZ7])-1=[.$B$1];MEDIAN(64;[.AZ7];123)=[.AZ7])" office:value-type="float" office:value="0" calcext:value-type="float">
            <text:p>0</text:p>
          </table:table-cell>
          <table:table-cell table:style-name="ce10" table:formula="of:=OR(ROW([.BA7])-1=[.$B$1];MEDIAN(64;[.BA7];123)=[.BA7])" office:value-type="float" office:value="1" calcext:value-type="float">
            <text:p>1</text:p>
          </table:table-cell>
          <table:table-cell table:style-name="ce10" table:formula="of:=OR(ROW([.BB7])-1=[.$B$1];MEDIAN(64;[.BB7];123)=[.BB7])" office:value-type="float" office:value="1" calcext:value-type="float">
            <text:p>1</text:p>
          </table:table-cell>
          <table:table-cell table:style-name="ce10" table:formula="of:=OR(ROW([.BC7])-1=[.$B$1];MEDIAN(64;[.BC7];123)=[.BC7])" office:value-type="float" office:value="0" calcext:value-type="float">
            <text:p>0</text:p>
          </table:table-cell>
          <table:table-cell table:style-name="ce10" table:formula="of:=OR(ROW([.BD7])-1=[.$B$1];MEDIAN(64;[.BD7];123)=[.BD7])" office:value-type="float" office:value="1" calcext:value-type="float">
            <text:p>1</text:p>
          </table:table-cell>
          <table:table-cell table:style-name="ce10" table:formula="of:=OR(ROW([.BE7])-1=[.$B$1];MEDIAN(64;[.BE7];123)=[.BE7])" office:value-type="float" office:value="0" calcext:value-type="float">
            <text:p>0</text:p>
          </table:table-cell>
          <table:table-cell table:style-name="ce10" table:formula="of:=OR(ROW([.BF7])-1=[.$B$1];MEDIAN(64;[.BF7];123)=[.BF7])" office:value-type="float" office:value="0" calcext:value-type="float">
            <text:p>0</text:p>
          </table:table-cell>
          <table:table-cell table:style-name="ce10" table:formula="of:=OR(ROW([.BG7])-1=[.$B$1];MEDIAN(64;[.BG7];123)=[.BG7])" office:value-type="float" office:value="1" calcext:value-type="float">
            <text:p>1</text:p>
          </table:table-cell>
          <table:table-cell table:style-name="ce10" table:formula="of:=OR(ROW([.BH7])-1=[.$B$1];MEDIAN(64;[.BH7];123)=[.BH7])" office:value-type="float" office:value="1" calcext:value-type="float">
            <text:p>1</text:p>
          </table:table-cell>
          <table:table-cell table:style-name="ce10" table:formula="of:=OR(ROW([.BI7])-1=[.$B$1];MEDIAN(64;[.BI7];123)=[.BI7])" office:value-type="float" office:value="0" calcext:value-type="float">
            <text:p>0</text:p>
          </table:table-cell>
          <table:table-cell table:style-name="ce10" table:formula="of:=OR(ROW([.BJ7])-1=[.$B$1];MEDIAN(64;[.BJ7];123)=[.BJ7])" office:value-type="float" office:value="0" calcext:value-type="float">
            <text:p>0</text:p>
          </table:table-cell>
          <table:table-cell table:style-name="ce10" table:formula="of:=OR(ROW([.BK7])-1=[.$B$1];MEDIAN(64;[.BK7];123)=[.BK7])" office:value-type="float" office:value="0" calcext:value-type="float">
            <text:p>0</text:p>
          </table:table-cell>
          <table:table-cell table:style-name="ce10" table:formula="of:=OR(ROW([.BL7])-1=[.$B$1];MEDIAN(64;[.BL7];123)=[.BL7])" office:value-type="float" office:value="1" calcext:value-type="float">
            <text:p>1</text:p>
          </table:table-cell>
          <table:table-cell table:style-name="ce10" table:formula="of:=OR(ROW([.BM7])-1=[.$B$1];MEDIAN(64;[.BM7];123)=[.BM7])" office:value-type="float" office:value="0" calcext:value-type="float">
            <text:p>0</text:p>
          </table:table-cell>
          <table:table-cell table:style-name="ce10" table:formula="of:=OR(ROW([.BN7])-1=[.$B$1];MEDIAN(64;[.BN7];123)=[.BN7])" office:value-type="float" office:value="0" calcext:value-type="float">
            <text:p>0</text:p>
          </table:table-cell>
          <table:table-cell table:style-name="ce10" table:formula="of:=OR(ROW([.BO7])-1=[.$B$1];MEDIAN(64;[.BO7];123)=[.BO7])" office:value-type="float" office:value="0" calcext:value-type="float">
            <text:p>0</text:p>
          </table:table-cell>
          <table:table-cell table:style-name="ce10" table:formula="of:=OR(ROW([.BP7])-1=[.$B$1];MEDIAN(64;[.BP7];123)=[.BP7])" office:value-type="float" office:value="1" calcext:value-type="float">
            <text:p>1</text:p>
          </table:table-cell>
          <table:table-cell table:style-name="ce10" table:formula="of:=OR(ROW([.BQ7])-1=[.$B$1];MEDIAN(64;[.BQ7];123)=[.BQ7])" office:value-type="float" office:value="0" calcext:value-type="float">
            <text:p>0</text:p>
          </table:table-cell>
          <table:table-cell table:style-name="ce10" table:formula="of:=OR(ROW([.BR7])-1=[.$B$1];MEDIAN(64;[.BR7];123)=[.BR7])" office:value-type="float" office:value="0" calcext:value-type="float">
            <text:p>0</text:p>
          </table:table-cell>
          <table:table-cell table:style-name="ce10" table:formula="of:=OR(ROW([.BS7])-1=[.$B$1];MEDIAN(64;[.BS7];123)=[.BS7])" office:value-type="float" office:value="0" calcext:value-type="float">
            <text:p>0</text:p>
          </table:table-cell>
          <table:table-cell table:style-name="ce10" table:formula="of:=OR(ROW([.BT7])-1=[.$B$1];MEDIAN(64;[.BT7];123)=[.BT7])" office:value-type="float" office:value="1" calcext:value-type="float">
            <text:p>1</text:p>
          </table:table-cell>
          <table:table-cell table:style-name="ce10" table:formula="of:=OR(ROW([.BU7])-1=[.$B$1];MEDIAN(64;[.BU7];123)=[.BU7])" office:value-type="float" office:value="0" calcext:value-type="float">
            <text:p>0</text:p>
          </table:table-cell>
          <table:table-cell table:style-name="ce10" table:formula="of:=OR(ROW([.BV7])-1=[.$B$1];MEDIAN(64;[.BV7];123)=[.BV7])" office:value-type="float" office:value="0" calcext:value-type="float">
            <text:p>0</text:p>
          </table:table-cell>
          <table:table-cell table:style-name="ce10" table:formula="of:=OR(ROW([.BW7])-1=[.$B$1];MEDIAN(64;[.BW7];123)=[.BW7])" office:value-type="float" office:value="0" calcext:value-type="float">
            <text:p>0</text:p>
          </table:table-cell>
          <table:table-cell table:style-name="ce10" table:formula="of:=OR(ROW([.BX7])-1=[.$B$1];MEDIAN(64;[.BX7];123)=[.BX7])" office:value-type="float" office:value="1" calcext:value-type="float">
            <text:p>1</text:p>
          </table:table-cell>
          <table:table-cell table:style-name="ce10" table:formula="of:=OR(ROW([.BY7])-1=[.$B$1];MEDIAN(64;[.BY7];123)=[.BY7])" office:value-type="float" office:value="1" calcext:value-type="float">
            <text:p>1</text:p>
          </table:table-cell>
          <table:table-cell table:style-name="ce10" table:formula="of:=OR(ROW([.BZ7])-1=[.$B$1];MEDIAN(64;[.BZ7];123)=[.BZ7])" office:value-type="float" office:value="1" calcext:value-type="float">
            <text:p>1</text:p>
          </table:table-cell>
          <table:table-cell table:style-name="ce10" table:formula="of:=OR(ROW([.CA7])-1=[.$B$1];MEDIAN(64;[.CA7];123)=[.CA7])" office:value-type="float" office:value="0" calcext:value-type="float">
            <text:p>0</text:p>
          </table:table-cell>
          <table:table-cell table:style-name="ce10" table:formula="of:=OR(ROW([.CB7])-1=[.$B$1];MEDIAN(64;[.CB7];123)=[.CB7])" office:value-type="float" office:value="1" calcext:value-type="float">
            <text:p>1</text:p>
          </table:table-cell>
          <table:table-cell table:style-name="ce10" table:formula="of:=OR(ROW([.CC7])-1=[.$B$1];MEDIAN(64;[.CC7];123)=[.CC7])" office:value-type="float" office:value="0" calcext:value-type="float">
            <text:p>0</text:p>
          </table:table-cell>
          <table:table-cell table:style-name="ce10" table:formula="of:=OR(ROW([.CD7])-1=[.$B$1];MEDIAN(64;[.CD7];123)=[.CD7])" office:value-type="float" office:value="1" calcext:value-type="float">
            <text:p>1</text:p>
          </table:table-cell>
          <table:table-cell table:style-name="ce10" table:formula="of:=OR(ROW([.CE7])-1=[.$B$1];MEDIAN(64;[.CE7];123)=[.CE7])" office:value-type="float" office:value="0" calcext:value-type="float">
            <text:p>0</text:p>
          </table:table-cell>
          <table:table-cell table:style-name="ce10" table:formula="of:=OR(ROW([.CF7])-1=[.$B$1];MEDIAN(64;[.CF7];123)=[.CF7])" office:value-type="float" office:value="0" calcext:value-type="float">
            <text:p>0</text:p>
          </table:table-cell>
          <table:table-cell table:style-name="ce10" table:formula="of:=OR(ROW([.CG7])-1=[.$B$1];MEDIAN(64;[.CG7];123)=[.CG7])" office:value-type="float" office:value="0" calcext:value-type="float">
            <text:p>0</text:p>
          </table:table-cell>
          <table:table-cell table:style-name="ce10" table:formula="of:=OR(ROW([.CH7])-1=[.$B$1];MEDIAN(64;[.CH7];123)=[.CH7])" office:value-type="float" office:value="0" calcext:value-type="float">
            <text:p>0</text:p>
          </table:table-cell>
          <table:table-cell table:style-name="ce10" table:formula="of:=OR(ROW([.CI7])-1=[.$B$1];MEDIAN(64;[.CI7];123)=[.CI7])" office:value-type="float" office:value="0" calcext:value-type="float">
            <text:p>0</text:p>
          </table:table-cell>
          <table:table-cell table:style-name="ce10" table:formula="of:=OR(ROW([.CJ7])-1=[.$B$1];MEDIAN(64;[.CJ7];123)=[.CJ7])" office:value-type="float" office:value="1" calcext:value-type="float">
            <text:p>1</text:p>
          </table:table-cell>
          <table:table-cell table:style-name="ce10" table:formula="of:=OR(ROW([.CK7])-1=[.$B$1];MEDIAN(64;[.CK7];123)=[.CK7])" office:value-type="float" office:value="1" calcext:value-type="float">
            <text:p>1</text:p>
          </table:table-cell>
          <table:table-cell table:style-name="ce10" table:formula="of:=OR(ROW([.CL7])-1=[.$B$1];MEDIAN(64;[.CL7];123)=[.CL7])" office:value-type="float" office:value="0" calcext:value-type="float">
            <text:p>0</text:p>
          </table:table-cell>
          <table:table-cell table:style-name="ce10" table:formula="of:=OR(ROW([.CM7])-1=[.$B$1];MEDIAN(64;[.CM7];123)=[.CM7])" office:value-type="float" office:value="0" calcext:value-type="float">
            <text:p>0</text:p>
          </table:table-cell>
          <table:table-cell table:style-name="ce10" table:formula="of:=OR(ROW([.CN7])-1=[.$B$1];MEDIAN(64;[.CN7];123)=[.CN7])" office:value-type="float" office:value="0" calcext:value-type="float">
            <text:p>0</text:p>
          </table:table-cell>
          <table:table-cell table:style-name="ce10" table:formula="of:=OR(ROW([.CO7])-1=[.$B$1];MEDIAN(64;[.CO7];123)=[.CO7])" office:value-type="float" office:value="0" calcext:value-type="float">
            <text:p>0</text:p>
          </table:table-cell>
          <table:table-cell table:style-name="ce10" table:formula="of:=OR(ROW([.CP7])-1=[.$B$1];MEDIAN(64;[.CP7];123)=[.CP7])" office:value-type="float" office:value="1" calcext:value-type="float">
            <text:p>1</text:p>
          </table:table-cell>
          <table:table-cell table:style-name="ce10" table:formula="of:=OR(ROW([.CQ7])-1=[.$B$1];MEDIAN(64;[.CQ7];123)=[.CQ7])" office:value-type="float" office:value="1" calcext:value-type="float">
            <text:p>1</text:p>
          </table:table-cell>
          <table:table-cell table:style-name="ce10" table:formula="of:=OR(ROW([.CR7])-1=[.$B$1];MEDIAN(64;[.CR7];123)=[.CR7])" office:value-type="float" office:value="0" calcext:value-type="float">
            <text:p>0</text:p>
          </table:table-cell>
          <table:table-cell table:style-name="ce10" table:formula="of:=OR(ROW([.CS7])-1=[.$B$1];MEDIAN(64;[.CS7];123)=[.CS7])" office:value-type="float" office:value="0" calcext:value-type="float">
            <text:p>0</text:p>
          </table:table-cell>
          <table:table-cell table:style-name="ce10" table:formula="of:=OR(ROW([.CT7])-1=[.$B$1];MEDIAN(64;[.CT7];123)=[.CT7])" office:value-type="float" office:value="0" calcext:value-type="float">
            <text:p>0</text:p>
          </table:table-cell>
          <table:table-cell table:style-name="ce10" table:formula="of:=OR(ROW([.CU7])-1=[.$B$1];MEDIAN(64;[.CU7];123)=[.CU7])" office:value-type="float" office:value="0" calcext:value-type="float">
            <text:p>0</text:p>
          </table:table-cell>
          <table:table-cell table:style-name="ce10" table:formula="of:=OR(ROW([.CV7])-1=[.$B$1];MEDIAN(64;[.CV7];123)=[.CV7])" office:value-type="float" office:value="1" calcext:value-type="float">
            <text:p>1</text:p>
          </table:table-cell>
          <table:table-cell table:style-name="ce10" table:formula="of:=OR(ROW([.CW7])-1=[.$B$1];MEDIAN(64;[.CW7];123)=[.CW7])" office:value-type="float" office:value="0" calcext:value-type="float">
            <text:p>0</text:p>
          </table:table-cell>
          <table:table-cell table:style-name="ce10" table:formula="of:=OR(ROW([.CX7])-1=[.$B$1];MEDIAN(64;[.CX7];123)=[.CX7])" office:value-type="float" office:value="0" calcext:value-type="float">
            <text:p>0</text:p>
          </table:table-cell>
          <table:table-cell table:style-name="ce10" table:formula="of:=OR(ROW([.CY7])-1=[.$B$1];MEDIAN(64;[.CY7];123)=[.CY7])" office:value-type="float" office:value="0" calcext:value-type="float">
            <text:p>0</text:p>
          </table:table-cell>
          <table:table-cell table:style-name="ce10" table:formula="of:=OR(ROW([.CZ7])-1=[.$B$1];MEDIAN(64;[.CZ7];123)=[.CZ7])" office:value-type="float" office:value="0" calcext:value-type="float">
            <text:p>0</text:p>
          </table:table-cell>
          <table:table-cell table:style-name="ce10" table:formula="of:=OR(ROW([.DA7])-1=[.$B$1];MEDIAN(64;[.DA7];123)=[.DA7])" office:value-type="float" office:value="1" calcext:value-type="float">
            <text:p>1</text:p>
          </table:table-cell>
          <table:table-cell table:style-name="ce10" table:formula="of:=OR(ROW([.DB7])-1=[.$B$1];MEDIAN(64;[.DB7];123)=[.DB7])" office:value-type="float" office:value="1" calcext:value-type="float">
            <text:p>1</text:p>
          </table:table-cell>
          <table:table-cell table:style-name="ce10" table:formula="of:=OR(ROW([.DC7])-1=[.$B$1];MEDIAN(64;[.DC7];123)=[.DC7])" office:value-type="float" office:value="0" calcext:value-type="float">
            <text:p>0</text:p>
          </table:table-cell>
          <table:table-cell table:style-name="ce10" table:formula="of:=OR(ROW([.DD7])-1=[.$B$1];MEDIAN(64;[.DD7];123)=[.DD7])" office:value-type="float" office:value="0" calcext:value-type="float">
            <text:p>0</text:p>
          </table:table-cell>
          <table:table-cell table:style-name="ce10" table:formula="of:=OR(ROW([.DE7])-1=[.$B$1];MEDIAN(64;[.DE7];123)=[.DE7])" office:value-type="float" office:value="0" calcext:value-type="float">
            <text:p>0</text:p>
          </table:table-cell>
          <table:table-cell table:style-name="ce10" table:formula="of:=OR(ROW([.DF7])-1=[.$B$1];MEDIAN(64;[.DF7];123)=[.DF7])" office:value-type="float" office:value="0" calcext:value-type="float">
            <text:p>0</text:p>
          </table:table-cell>
          <table:table-cell table:style-name="ce10" table:formula="of:=OR(ROW([.DG7])-1=[.$B$1];MEDIAN(64;[.DG7];123)=[.DG7])" office:value-type="float" office:value="0" calcext:value-type="float">
            <text:p>0</text:p>
          </table:table-cell>
          <table:table-cell table:style-name="ce10" table:formula="of:=OR(ROW([.DH7])-1=[.$B$1];MEDIAN(64;[.DH7];123)=[.DH7])" office:value-type="float" office:value="0" calcext:value-type="float">
            <text:p>0</text:p>
          </table:table-cell>
          <table:table-cell table:style-name="ce10" table:formula="of:=OR(ROW([.DI7])-1=[.$B$1];MEDIAN(64;[.DI7];123)=[.DI7])" office:value-type="float" office:value="0" calcext:value-type="float">
            <text:p>0</text:p>
          </table:table-cell>
          <table:table-cell table:style-name="ce10" table:formula="of:=OR(ROW([.DJ7])-1=[.$B$1];MEDIAN(64;[.DJ7];123)=[.DJ7])" office:value-type="float" office:value="0" calcext:value-type="float">
            <text:p>0</text:p>
          </table:table-cell>
          <table:table-cell table:style-name="ce10" table:formula="of:=OR(ROW([.DK7])-1=[.$B$1];MEDIAN(64;[.DK7];123)=[.DK7])" office:value-type="float" office:value="1" calcext:value-type="float">
            <text:p>1</text:p>
          </table:table-cell>
          <table:table-cell table:style-name="ce10" table:formula="of:=OR(ROW([.DL7])-1=[.$B$1];MEDIAN(64;[.DL7];123)=[.DL7])" office:value-type="float" office:value="0" calcext:value-type="float">
            <text:p>0</text:p>
          </table:table-cell>
          <table:table-cell table:style-name="ce10" table:formula="of:=OR(ROW([.DM7])-1=[.$B$1];MEDIAN(64;[.DM7];123)=[.DM7])" office:value-type="float" office:value="0" calcext:value-type="float">
            <text:p>0</text:p>
          </table:table-cell>
          <table:table-cell table:style-name="ce10" table:formula="of:=OR(ROW([.DN7])-1=[.$B$1];MEDIAN(64;[.DN7];123)=[.DN7])" office:value-type="float" office:value="0" calcext:value-type="float">
            <text:p>0</text:p>
          </table:table-cell>
          <table:table-cell table:style-name="ce10" table:formula="of:=OR(ROW([.DO7])-1=[.$B$1];MEDIAN(64;[.DO7];123)=[.DO7])" office:value-type="float" office:value="1" calcext:value-type="float">
            <text:p>1</text:p>
          </table:table-cell>
          <table:table-cell table:style-name="ce10" table:formula="of:=OR(ROW([.DP7])-1=[.$B$1];MEDIAN(64;[.DP7];123)=[.DP7])" office:value-type="float" office:value="1" calcext:value-type="float">
            <text:p>1</text:p>
          </table:table-cell>
          <table:table-cell table:style-name="ce10" table:formula="of:=OR(ROW([.DQ7])-1=[.$B$1];MEDIAN(64;[.DQ7];123)=[.DQ7])" office:value-type="float" office:value="0" calcext:value-type="float">
            <text:p>0</text:p>
          </table:table-cell>
          <table:table-cell table:style-name="ce10" table:formula="of:=OR(ROW([.DR7])-1=[.$B$1];MEDIAN(64;[.DR7];123)=[.DR7])" office:value-type="float" office:value="0" calcext:value-type="float">
            <text:p>0</text:p>
          </table:table-cell>
          <table:table-cell table:style-name="ce10" table:formula="of:=OR(ROW([.DS7])-1=[.$B$1];MEDIAN(64;[.DS7];123)=[.DS7])" office:value-type="float" office:value="1" calcext:value-type="float">
            <text:p>1</text:p>
          </table:table-cell>
          <table:table-cell table:style-name="ce10" table:formula="of:=OR(ROW([.DT7])-1=[.$B$1];MEDIAN(64;[.DT7];123)=[.DT7])" office:value-type="float" office:value="0" calcext:value-type="float">
            <text:p>0</text:p>
          </table:table-cell>
          <table:table-cell table:style-name="ce10" table:formula="of:=OR(ROW([.DU7])-1=[.$B$1];MEDIAN(64;[.DU7];123)=[.DU7])" office:value-type="float" office:value="1" calcext:value-type="float">
            <text:p>1</text:p>
          </table:table-cell>
          <table:table-cell table:style-name="ce10" table:formula="of:=OR(ROW([.DV7])-1=[.$B$1];MEDIAN(64;[.DV7];123)=[.DV7])" office:value-type="float" office:value="0" calcext:value-type="float">
            <text:p>0</text:p>
          </table:table-cell>
          <table:table-cell table:style-name="ce10" table:formula="of:=OR(ROW([.DW7])-1=[.$B$1];MEDIAN(64;[.DW7];123)=[.DW7])" office:value-type="float" office:value="0" calcext:value-type="float">
            <text:p>0</text:p>
          </table:table-cell>
          <table:table-cell table:style-name="ce10" table:formula="of:=OR(ROW([.DX7])-1=[.$B$1];MEDIAN(64;[.DX7];123)=[.DX7])" office:value-type="float" office:value="0" calcext:value-type="float">
            <text:p>0</text:p>
          </table:table-cell>
          <table:table-cell table:style-name="ce10" table:formula="of:=OR(ROW([.DY7])-1=[.$B$1];MEDIAN(64;[.DY7];123)=[.DY7])" office:value-type="float" office:value="0" calcext:value-type="float">
            <text:p>0</text:p>
          </table:table-cell>
          <table:table-cell table:style-name="ce10" table:formula="of:=OR(ROW([.DZ7])-1=[.$B$1];MEDIAN(64;[.DZ7];123)=[.DZ7])" office:value-type="float" office:value="0" calcext:value-type="float">
            <text:p>0</text:p>
          </table:table-cell>
          <table:table-cell table:style-name="ce10" table:formula="of:=OR(ROW([.EA7])-1=[.$B$1];MEDIAN(64;[.EA7];123)=[.EA7])" office:value-type="float" office:value="0" calcext:value-type="float">
            <text:p>0</text:p>
          </table:table-cell>
          <table:table-cell table:style-name="ce10" table:formula="of:=OR(ROW([.EB7])-1=[.$B$1];MEDIAN(64;[.EB7];123)=[.EB7])" office:value-type="float" office:value="0" calcext:value-type="float">
            <text:p>0</text:p>
          </table:table-cell>
          <table:table-cell table:style-name="ce10" table:formula="of:=OR(ROW([.EC7])-1=[.$B$1];MEDIAN(64;[.EC7];123)=[.EC7])" office:value-type="float" office:value="0" calcext:value-type="float">
            <text:p>0</text:p>
          </table:table-cell>
          <table:table-cell table:style-name="ce10" table:formula="of:=OR(ROW([.ED7])-1=[.$B$1];MEDIAN(64;[.ED7];123)=[.ED7])" office:value-type="float" office:value="1" calcext:value-type="float">
            <text:p>1</text:p>
          </table:table-cell>
          <table:table-cell table:style-name="ce10" table:formula="of:=OR(ROW([.EE7])-1=[.$B$1];MEDIAN(64;[.EE7];123)=[.EE7])" office:value-type="float" office:value="0" calcext:value-type="float">
            <text:p>0</text:p>
          </table:table-cell>
          <table:table-cell table:style-name="ce10" table:formula="of:=OR(ROW([.EF7])-1=[.$B$1];MEDIAN(64;[.EF7];123)=[.EF7])" office:value-type="float" office:value="0" calcext:value-type="float">
            <text:p>0</text:p>
          </table:table-cell>
          <table:table-cell table:style-name="ce10" table:formula="of:=OR(ROW([.EG7])-1=[.$B$1];MEDIAN(64;[.EG7];123)=[.EG7])" office:value-type="float" office:value="0" calcext:value-type="float">
            <text:p>0</text:p>
          </table:table-cell>
          <table:table-cell table:style-name="ce10" table:formula="of:=OR(ROW([.EH7])-1=[.$B$1];MEDIAN(64;[.EH7];123)=[.EH7])" office:value-type="float" office:value="0" calcext:value-type="float">
            <text:p>0</text:p>
          </table:table-cell>
          <table:table-cell table:style-name="ce10" table:formula="of:=OR(ROW([.EI7])-1=[.$B$1];MEDIAN(64;[.EI7];123)=[.EI7])" office:value-type="float" office:value="0" calcext:value-type="float">
            <text:p>0</text:p>
          </table:table-cell>
          <table:table-cell table:style-name="ce10" table:formula="of:=OR(ROW([.EJ7])-1=[.$B$1];MEDIAN(64;[.EJ7];123)=[.EJ7])" office:value-type="float" office:value="0" calcext:value-type="float">
            <text:p>0</text:p>
          </table:table-cell>
          <table:table-cell table:style-name="ce10" table:formula="of:=OR(ROW([.EK7])-1=[.$B$1];MEDIAN(64;[.EK7];123)=[.EK7])" office:value-type="float" office:value="0" calcext:value-type="float">
            <text:p>0</text:p>
          </table:table-cell>
          <table:table-cell table:style-name="ce10" table:formula="of:=OR(ROW([.EL7])-1=[.$B$1];MEDIAN(64;[.EL7];123)=[.EL7])" office:value-type="float" office:value="1" calcext:value-type="float">
            <text:p>1</text:p>
          </table:table-cell>
          <table:table-cell table:style-name="ce10" table:formula="of:=OR(ROW([.EM7])-1=[.$B$1];MEDIAN(64;[.EM7];123)=[.EM7])" office:value-type="float" office:value="1" calcext:value-type="float">
            <text:p>1</text:p>
          </table:table-cell>
          <table:table-cell table:style-name="ce10" table:formula="of:=OR(ROW([.EN7])-1=[.$B$1];MEDIAN(64;[.EN7];123)=[.EN7])" office:value-type="float" office:value="0" calcext:value-type="float">
            <text:p>0</text:p>
          </table:table-cell>
          <table:table-cell table:style-name="ce10" table:formula="of:=OR(ROW([.EO7])-1=[.$B$1];MEDIAN(64;[.EO7];123)=[.EO7])" office:value-type="float" office:value="0" calcext:value-type="float">
            <text:p>0</text:p>
          </table:table-cell>
          <table:table-cell table:style-name="ce10" table:formula="of:=OR(ROW([.EP7])-1=[.$B$1];MEDIAN(64;[.EP7];123)=[.EP7])" office:value-type="float" office:value="1" calcext:value-type="float">
            <text:p>1</text:p>
          </table:table-cell>
          <table:table-cell table:style-name="ce10" table:formula="of:=OR(ROW([.EQ7])-1=[.$B$1];MEDIAN(64;[.EQ7];123)=[.EQ7])" office:value-type="float" office:value="0" calcext:value-type="float">
            <text:p>0</text:p>
          </table:table-cell>
          <table:table-cell table:style-name="ce10" table:formula="of:=OR(ROW([.ER7])-1=[.$B$1];MEDIAN(64;[.ER7];123)=[.ER7])" office:value-type="float" office:value="0" calcext:value-type="float">
            <text:p>0</text:p>
          </table:table-cell>
          <table:table-cell table:style-name="ce10" table:formula="of:=OR(ROW([.ES7])-1=[.$B$1];MEDIAN(64;[.ES7];123)=[.ES7])" office:value-type="float" office:value="0" calcext:value-type="float">
            <text:p>0</text:p>
          </table:table-cell>
          <table:table-cell table:style-name="ce10" table:formula="of:=OR(ROW([.ET7])-1=[.$B$1];MEDIAN(64;[.ET7];123)=[.ET7])" office:value-type="float" office:value="0" calcext:value-type="float">
            <text:p>0</text:p>
          </table:table-cell>
          <table:table-cell table:style-name="ce10" table:formula="of:=OR(ROW([.EU7])-1=[.$B$1];MEDIAN(64;[.EU7];123)=[.EU7])" office:value-type="float" office:value="0" calcext:value-type="float">
            <text:p>0</text:p>
          </table:table-cell>
          <table:table-cell table:style-name="ce10" table:formula="of:=OR(ROW([.EV7])-1=[.$B$1];MEDIAN(64;[.EV7];123)=[.EV7])" office:value-type="float" office:value="1" calcext:value-type="float">
            <text:p>1</text:p>
          </table:table-cell>
          <table:table-cell table:style-name="ce10" table:formula="of:=OR(ROW([.EW7])-1=[.$B$1];MEDIAN(64;[.EW7];123)=[.EW7])" office:value-type="float" office:value="0" calcext:value-type="float">
            <text:p>0</text:p>
          </table:table-cell>
          <table:table-cell table:style-name="ce10" table:formula="of:=OR(ROW([.EX7])-1=[.$B$1];MEDIAN(64;[.EX7];123)=[.EX7])" office:value-type="float" office:value="0" calcext:value-type="float">
            <text:p>0</text:p>
          </table:table-cell>
          <table:table-cell table:style-name="ce10" table:formula="of:=OR(ROW([.EY7])-1=[.$B$1];MEDIAN(64;[.EY7];123)=[.EY7])" office:value-type="float" office:value="0" calcext:value-type="float">
            <text:p>0</text:p>
          </table:table-cell>
          <table:table-cell table:style-name="ce10" table:formula="of:=OR(ROW([.EZ7])-1=[.$B$1];MEDIAN(64;[.EZ7];123)=[.EZ7])" office:value-type="float" office:value="0" calcext:value-type="float">
            <text:p>0</text:p>
          </table:table-cell>
          <table:table-cell table:style-name="ce10" table:formula="of:=OR(ROW([.FA7])-1=[.$B$1];MEDIAN(64;[.FA7];123)=[.FA7])" office:value-type="float" office:value="0" calcext:value-type="float">
            <text:p>0</text:p>
          </table:table-cell>
          <table:table-cell table:style-name="ce10" table:formula="of:=OR(ROW([.FB7])-1=[.$B$1];MEDIAN(64;[.FB7];123)=[.FB7])" office:value-type="float" office:value="0" calcext:value-type="float">
            <text:p>0</text:p>
          </table:table-cell>
          <table:table-cell table:style-name="ce10" table:formula="of:=OR(ROW([.FC7])-1=[.$B$1];MEDIAN(64;[.FC7];123)=[.FC7])" office:value-type="float" office:value="0" calcext:value-type="float">
            <text:p>0</text:p>
          </table:table-cell>
          <table:table-cell table:style-name="ce10" table:formula="of:=OR(ROW([.FD7])-1=[.$B$1];MEDIAN(64;[.FD7];123)=[.FD7])" office:value-type="float" office:value="0" calcext:value-type="float">
            <text:p>0</text:p>
          </table:table-cell>
          <table:table-cell table:style-name="ce10" table:formula="of:=OR(ROW([.FE7])-1=[.$B$1];MEDIAN(64;[.FE7];123)=[.FE7])" office:value-type="float" office:value="0" calcext:value-type="float">
            <text:p>0</text:p>
          </table:table-cell>
          <table:table-cell table:style-name="ce10" table:formula="of:=OR(ROW([.FF7])-1=[.$B$1];MEDIAN(64;[.FF7];123)=[.FF7])" office:value-type="float" office:value="0" calcext:value-type="float">
            <text:p>0</text:p>
          </table:table-cell>
          <table:table-cell table:style-name="ce10" table:formula="of:=OR(ROW([.FG7])-1=[.$B$1];MEDIAN(64;[.FG7];123)=[.FG7])" office:value-type="float" office:value="0" calcext:value-type="float">
            <text:p>0</text:p>
          </table:table-cell>
          <table:table-cell table:style-name="ce10" table:formula="of:=OR(ROW([.FH7])-1=[.$B$1];MEDIAN(64;[.FH7];123)=[.FH7])" office:value-type="float" office:value="0" calcext:value-type="float">
            <text:p>0</text:p>
          </table:table-cell>
          <table:table-cell table:style-name="ce10" table:formula="of:=OR(ROW([.FI7])-1=[.$B$1];MEDIAN(64;[.FI7];123)=[.FI7])" office:value-type="float" office:value="0" calcext:value-type="float">
            <text:p>0</text:p>
          </table:table-cell>
          <table:table-cell table:style-name="ce10" table:formula="of:=OR(ROW([.FJ7])-1=[.$B$1];MEDIAN(64;[.FJ7];123)=[.FJ7])" office:value-type="float" office:value="0" calcext:value-type="float">
            <text:p>0</text:p>
          </table:table-cell>
          <table:table-cell table:style-name="ce10" table:formula="of:=OR(ROW([.FK7])-1=[.$B$1];MEDIAN(64;[.FK7];123)=[.FK7])" office:value-type="float" office:value="0" calcext:value-type="float">
            <text:p>0</text:p>
          </table:table-cell>
          <table:table-cell table:style-name="ce10" table:formula="of:=OR(ROW([.FL7])-1=[.$B$1];MEDIAN(64;[.FL7];123)=[.FL7])" office:value-type="float" office:value="0" calcext:value-type="float">
            <text:p>0</text:p>
          </table:table-cell>
          <table:table-cell table:style-name="ce10" table:formula="of:=OR(ROW([.FM7])-1=[.$B$1];MEDIAN(64;[.FM7];123)=[.FM7])" office:value-type="float" office:value="1" calcext:value-type="float">
            <text:p>1</text:p>
          </table:table-cell>
          <table:table-cell table:style-name="ce10" table:formula="of:=OR(ROW([.FN7])-1=[.$B$1];MEDIAN(64;[.FN7];123)=[.FN7])" office:value-type="float" office:value="0" calcext:value-type="float">
            <text:p>0</text:p>
          </table:table-cell>
          <table:table-cell table:style-name="ce10" table:formula="of:=OR(ROW([.FO7])-1=[.$B$1];MEDIAN(64;[.FO7];123)=[.FO7])" office:value-type="float" office:value="0" calcext:value-type="float">
            <text:p>0</text:p>
          </table:table-cell>
          <table:table-cell table:style-name="ce10" table:formula="of:=OR(ROW([.FP7])-1=[.$B$1];MEDIAN(64;[.FP7];123)=[.FP7])" office:value-type="float" office:value="0" calcext:value-type="float">
            <text:p>0</text:p>
          </table:table-cell>
          <table:table-cell table:style-name="ce10" table:formula="of:=OR(ROW([.FQ7])-1=[.$B$1];MEDIAN(64;[.FQ7];123)=[.FQ7])" office:value-type="float" office:value="0" calcext:value-type="float">
            <text:p>0</text:p>
          </table:table-cell>
          <table:table-cell table:style-name="ce10" table:formula="of:=OR(ROW([.FR7])-1=[.$B$1];MEDIAN(64;[.FR7];123)=[.FR7])" office:value-type="float" office:value="0" calcext:value-type="float">
            <text:p>0</text:p>
          </table:table-cell>
          <table:table-cell table:style-name="ce10" table:formula="of:=OR(ROW([.FS7])-1=[.$B$1];MEDIAN(64;[.FS7];123)=[.FS7])" office:value-type="float" office:value="0" calcext:value-type="float">
            <text:p>0</text:p>
          </table:table-cell>
          <table:table-cell table:style-name="ce10" table:formula="of:=OR(ROW([.FT7])-1=[.$B$1];MEDIAN(64;[.FT7];123)=[.FT7])" office:value-type="float" office:value="0" calcext:value-type="float">
            <text:p>0</text:p>
          </table:table-cell>
          <table:table-cell table:style-name="ce10" table:formula="of:=OR(ROW([.FU7])-1=[.$B$1];MEDIAN(64;[.FU7];123)=[.FU7])" office:value-type="float" office:value="0" calcext:value-type="float">
            <text:p>0</text:p>
          </table:table-cell>
          <table:table-cell table:style-name="ce10" table:formula="of:=OR(ROW([.FV7])-1=[.$B$1];MEDIAN(64;[.FV7];123)=[.FV7])" office:value-type="float" office:value="0" calcext:value-type="float">
            <text:p>0</text:p>
          </table:table-cell>
          <table:table-cell table:style-name="ce10" table:formula="of:=OR(ROW([.FW7])-1=[.$B$1];MEDIAN(64;[.FW7];123)=[.FW7])" office:value-type="float" office:value="0" calcext:value-type="float">
            <text:p>0</text:p>
          </table:table-cell>
          <table:table-cell table:style-name="ce10" table:formula="of:=OR(ROW([.FX7])-1=[.$B$1];MEDIAN(64;[.FX7];123)=[.FX7])" office:value-type="float" office:value="0" calcext:value-type="float">
            <text:p>0</text:p>
          </table:table-cell>
          <table:table-cell table:style-name="ce10" table:formula="of:=OR(ROW([.FY7])-1=[.$B$1];MEDIAN(64;[.FY7];123)=[.FY7])" office:value-type="float" office:value="0" calcext:value-type="float">
            <text:p>0</text:p>
          </table:table-cell>
          <table:table-cell table:style-name="ce10" table:formula="of:=OR(ROW([.FZ7])-1=[.$B$1];MEDIAN(64;[.FZ7];123)=[.FZ7])" office:value-type="float" office:value="0" calcext:value-type="float">
            <text:p>0</text:p>
          </table:table-cell>
          <table:table-cell table:style-name="ce10" table:formula="of:=OR(ROW([.GA7])-1=[.$B$1];MEDIAN(64;[.GA7];123)=[.GA7])" office:value-type="float" office:value="0" calcext:value-type="float">
            <text:p>0</text:p>
          </table:table-cell>
          <table:table-cell table:style-name="ce10" table:formula="of:=OR(ROW([.GB7])-1=[.$B$1];MEDIAN(64;[.GB7];123)=[.GB7])" office:value-type="float" office:value="0" calcext:value-type="float">
            <text:p>0</text:p>
          </table:table-cell>
          <table:table-cell table:style-name="ce10" table:formula="of:=OR(ROW([.GC7])-1=[.$B$1];MEDIAN(64;[.GC7];123)=[.GC7])" office:value-type="float" office:value="0" calcext:value-type="float">
            <text:p>0</text:p>
          </table:table-cell>
          <table:table-cell table:style-name="ce10" table:formula="of:=OR(ROW([.GD7])-1=[.$B$1];MEDIAN(64;[.GD7];123)=[.GD7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8])-1=[.$B$1];MEDIAN(64;[.A8];123)=[.A8])" office:value-type="float" office:value="1" calcext:value-type="float">
            <text:p>1</text:p>
          </table:table-cell>
          <table:table-cell table:style-name="ce10" table:formula="of:=OR(ROW([.B8])-1=[.$B$1];MEDIAN(64;[.B8];123)=[.B8])" office:value-type="float" office:value="0" calcext:value-type="float">
            <text:p>0</text:p>
          </table:table-cell>
          <table:table-cell table:style-name="ce10" table:formula="of:=OR(ROW([.C8])-1=[.$B$1];MEDIAN(64;[.C8];123)=[.C8])" office:value-type="float" office:value="0" calcext:value-type="float">
            <text:p>0</text:p>
          </table:table-cell>
          <table:table-cell table:style-name="ce10" table:formula="of:=OR(ROW([.D8])-1=[.$B$1];MEDIAN(64;[.D8];123)=[.D8])" office:value-type="float" office:value="0" calcext:value-type="float">
            <text:p>0</text:p>
          </table:table-cell>
          <table:table-cell table:style-name="ce10" table:formula="of:=OR(ROW([.E8])-1=[.$B$1];MEDIAN(64;[.E8];123)=[.E8])" office:value-type="float" office:value="1" calcext:value-type="float">
            <text:p>1</text:p>
          </table:table-cell>
          <table:table-cell table:style-name="ce10" table:formula="of:=OR(ROW([.F8])-1=[.$B$1];MEDIAN(64;[.F8];123)=[.F8])" office:value-type="float" office:value="1" calcext:value-type="float">
            <text:p>1</text:p>
          </table:table-cell>
          <table:table-cell table:style-name="ce10" table:formula="of:=OR(ROW([.G8])-1=[.$B$1];MEDIAN(64;[.G8];123)=[.G8])" office:value-type="float" office:value="0" calcext:value-type="float">
            <text:p>0</text:p>
          </table:table-cell>
          <table:table-cell table:style-name="ce10" table:formula="of:=OR(ROW([.H8])-1=[.$B$1];MEDIAN(64;[.H8];123)=[.H8])" office:value-type="float" office:value="0" calcext:value-type="float">
            <text:p>0</text:p>
          </table:table-cell>
          <table:table-cell table:style-name="ce10" table:formula="of:=OR(ROW([.I8])-1=[.$B$1];MEDIAN(64;[.I8];123)=[.I8])" office:value-type="float" office:value="0" calcext:value-type="float">
            <text:p>0</text:p>
          </table:table-cell>
          <table:table-cell table:style-name="ce10" table:formula="of:=OR(ROW([.J8])-1=[.$B$1];MEDIAN(64;[.J8];123)=[.J8])" office:value-type="float" office:value="1" calcext:value-type="float">
            <text:p>1</text:p>
          </table:table-cell>
          <table:table-cell table:style-name="ce10" table:formula="of:=OR(ROW([.K8])-1=[.$B$1];MEDIAN(64;[.K8];123)=[.K8])" office:value-type="float" office:value="0" calcext:value-type="float">
            <text:p>0</text:p>
          </table:table-cell>
          <table:table-cell table:style-name="ce10" table:formula="of:=OR(ROW([.L8])-1=[.$B$1];MEDIAN(64;[.L8];123)=[.L8])" office:value-type="float" office:value="0" calcext:value-type="float">
            <text:p>0</text:p>
          </table:table-cell>
          <table:table-cell table:style-name="ce10" table:formula="of:=OR(ROW([.M8])-1=[.$B$1];MEDIAN(64;[.M8];123)=[.M8])" office:value-type="float" office:value="1" calcext:value-type="float">
            <text:p>1</text:p>
          </table:table-cell>
          <table:table-cell table:style-name="ce10" table:formula="of:=OR(ROW([.N8])-1=[.$B$1];MEDIAN(64;[.N8];123)=[.N8])" office:value-type="float" office:value="1" calcext:value-type="float">
            <text:p>1</text:p>
          </table:table-cell>
          <table:table-cell table:style-name="ce10" table:formula="of:=OR(ROW([.O8])-1=[.$B$1];MEDIAN(64;[.O8];123)=[.O8])" office:value-type="float" office:value="0" calcext:value-type="float">
            <text:p>0</text:p>
          </table:table-cell>
          <table:table-cell table:style-name="ce10" table:formula="of:=OR(ROW([.P8])-1=[.$B$1];MEDIAN(64;[.P8];123)=[.P8])" office:value-type="float" office:value="0" calcext:value-type="float">
            <text:p>0</text:p>
          </table:table-cell>
          <table:table-cell table:style-name="ce10" table:formula="of:=OR(ROW([.Q8])-1=[.$B$1];MEDIAN(64;[.Q8];123)=[.Q8])" office:value-type="float" office:value="0" calcext:value-type="float">
            <text:p>0</text:p>
          </table:table-cell>
          <table:table-cell table:style-name="ce10" table:formula="of:=OR(ROW([.R8])-1=[.$B$1];MEDIAN(64;[.R8];123)=[.R8])" office:value-type="float" office:value="0" calcext:value-type="float">
            <text:p>0</text:p>
          </table:table-cell>
          <table:table-cell table:style-name="ce10" table:formula="of:=OR(ROW([.S8])-1=[.$B$1];MEDIAN(64;[.S8];123)=[.S8])" office:value-type="float" office:value="0" calcext:value-type="float">
            <text:p>0</text:p>
          </table:table-cell>
          <table:table-cell table:style-name="ce10" table:formula="of:=OR(ROW([.T8])-1=[.$B$1];MEDIAN(64;[.T8];123)=[.T8])" office:value-type="float" office:value="1" calcext:value-type="float">
            <text:p>1</text:p>
          </table:table-cell>
          <table:table-cell table:style-name="ce10" table:formula="of:=OR(ROW([.U8])-1=[.$B$1];MEDIAN(64;[.U8];123)=[.U8])" office:value-type="float" office:value="0" calcext:value-type="float">
            <text:p>0</text:p>
          </table:table-cell>
          <table:table-cell table:style-name="ce10" table:formula="of:=OR(ROW([.V8])-1=[.$B$1];MEDIAN(64;[.V8];123)=[.V8])" office:value-type="float" office:value="0" calcext:value-type="float">
            <text:p>0</text:p>
          </table:table-cell>
          <table:table-cell table:style-name="ce10" table:formula="of:=OR(ROW([.W8])-1=[.$B$1];MEDIAN(64;[.W8];123)=[.W8])" office:value-type="float" office:value="1" calcext:value-type="float">
            <text:p>1</text:p>
          </table:table-cell>
          <table:table-cell table:style-name="ce10" table:formula="of:=OR(ROW([.X8])-1=[.$B$1];MEDIAN(64;[.X8];123)=[.X8])" office:value-type="float" office:value="0" calcext:value-type="float">
            <text:p>0</text:p>
          </table:table-cell>
          <table:table-cell table:style-name="ce10" table:formula="of:=OR(ROW([.Y8])-1=[.$B$1];MEDIAN(64;[.Y8];123)=[.Y8])" office:value-type="float" office:value="0" calcext:value-type="float">
            <text:p>0</text:p>
          </table:table-cell>
          <table:table-cell table:style-name="ce10" table:formula="of:=OR(ROW([.Z8])-1=[.$B$1];MEDIAN(64;[.Z8];123)=[.Z8])" office:value-type="float" office:value="0" calcext:value-type="float">
            <text:p>0</text:p>
          </table:table-cell>
          <table:table-cell table:style-name="ce10" table:formula="of:=OR(ROW([.AA8])-1=[.$B$1];MEDIAN(64;[.AA8];123)=[.AA8])" office:value-type="float" office:value="0" calcext:value-type="float">
            <text:p>0</text:p>
          </table:table-cell>
          <table:table-cell table:style-name="ce10" table:formula="of:=OR(ROW([.AB8])-1=[.$B$1];MEDIAN(64;[.AB8];123)=[.AB8])" office:value-type="float" office:value="0" calcext:value-type="float">
            <text:p>0</text:p>
          </table:table-cell>
          <table:table-cell table:style-name="ce10" table:formula="of:=OR(ROW([.AC8])-1=[.$B$1];MEDIAN(64;[.AC8];123)=[.AC8])" office:value-type="float" office:value="0" calcext:value-type="float">
            <text:p>0</text:p>
          </table:table-cell>
          <table:table-cell table:style-name="ce10" table:formula="of:=OR(ROW([.AD8])-1=[.$B$1];MEDIAN(64;[.AD8];123)=[.AD8])" office:value-type="float" office:value="1" calcext:value-type="float">
            <text:p>1</text:p>
          </table:table-cell>
          <table:table-cell table:style-name="ce10" table:formula="of:=OR(ROW([.AE8])-1=[.$B$1];MEDIAN(64;[.AE8];123)=[.AE8])" office:value-type="float" office:value="1" calcext:value-type="float">
            <text:p>1</text:p>
          </table:table-cell>
          <table:table-cell table:style-name="ce10" table:formula="of:=OR(ROW([.AF8])-1=[.$B$1];MEDIAN(64;[.AF8];123)=[.AF8])" office:value-type="float" office:value="1" calcext:value-type="float">
            <text:p>1</text:p>
          </table:table-cell>
          <table:table-cell table:style-name="ce10" table:formula="of:=OR(ROW([.AG8])-1=[.$B$1];MEDIAN(64;[.AG8];123)=[.AG8])" office:value-type="float" office:value="1" calcext:value-type="float">
            <text:p>1</text:p>
          </table:table-cell>
          <table:table-cell table:style-name="ce10" table:formula="of:=OR(ROW([.AH8])-1=[.$B$1];MEDIAN(64;[.AH8];123)=[.AH8])" office:value-type="float" office:value="1" calcext:value-type="float">
            <text:p>1</text:p>
          </table:table-cell>
          <table:table-cell table:style-name="ce10" table:formula="of:=OR(ROW([.AI8])-1=[.$B$1];MEDIAN(64;[.AI8];123)=[.AI8])" office:value-type="float" office:value="0" calcext:value-type="float">
            <text:p>0</text:p>
          </table:table-cell>
          <table:table-cell table:style-name="ce10" table:formula="of:=OR(ROW([.AJ8])-1=[.$B$1];MEDIAN(64;[.AJ8];123)=[.AJ8])" office:value-type="float" office:value="0" calcext:value-type="float">
            <text:p>0</text:p>
          </table:table-cell>
          <table:table-cell table:style-name="ce10" table:formula="of:=OR(ROW([.AK8])-1=[.$B$1];MEDIAN(64;[.AK8];123)=[.AK8])" office:value-type="float" office:value="1" calcext:value-type="float">
            <text:p>1</text:p>
          </table:table-cell>
          <table:table-cell table:style-name="ce10" table:formula="of:=OR(ROW([.AL8])-1=[.$B$1];MEDIAN(64;[.AL8];123)=[.AL8])" office:value-type="float" office:value="0" calcext:value-type="float">
            <text:p>0</text:p>
          </table:table-cell>
          <table:table-cell table:style-name="ce10" table:formula="of:=OR(ROW([.AM8])-1=[.$B$1];MEDIAN(64;[.AM8];123)=[.AM8])" office:value-type="float" office:value="0" calcext:value-type="float">
            <text:p>0</text:p>
          </table:table-cell>
          <table:table-cell table:style-name="ce10" table:formula="of:=OR(ROW([.AN8])-1=[.$B$1];MEDIAN(64;[.AN8];123)=[.AN8])" office:value-type="float" office:value="0" calcext:value-type="float">
            <text:p>0</text:p>
          </table:table-cell>
          <table:table-cell table:style-name="ce10" table:formula="of:=OR(ROW([.AO8])-1=[.$B$1];MEDIAN(64;[.AO8];123)=[.AO8])" office:value-type="float" office:value="0" calcext:value-type="float">
            <text:p>0</text:p>
          </table:table-cell>
          <table:table-cell table:style-name="ce10" table:formula="of:=OR(ROW([.AP8])-1=[.$B$1];MEDIAN(64;[.AP8];123)=[.AP8])" office:value-type="float" office:value="0" calcext:value-type="float">
            <text:p>0</text:p>
          </table:table-cell>
          <table:table-cell table:style-name="ce10" table:formula="of:=OR(ROW([.AQ8])-1=[.$B$1];MEDIAN(64;[.AQ8];123)=[.AQ8])" office:value-type="float" office:value="0" calcext:value-type="float">
            <text:p>0</text:p>
          </table:table-cell>
          <table:table-cell table:style-name="ce10" table:formula="of:=OR(ROW([.AR8])-1=[.$B$1];MEDIAN(64;[.AR8];123)=[.AR8])" office:value-type="float" office:value="0" calcext:value-type="float">
            <text:p>0</text:p>
          </table:table-cell>
          <table:table-cell table:style-name="ce10" table:formula="of:=OR(ROW([.AS8])-1=[.$B$1];MEDIAN(64;[.AS8];123)=[.AS8])" office:value-type="float" office:value="1" calcext:value-type="float">
            <text:p>1</text:p>
          </table:table-cell>
          <table:table-cell table:style-name="ce10" table:formula="of:=OR(ROW([.AT8])-1=[.$B$1];MEDIAN(64;[.AT8];123)=[.AT8])" office:value-type="float" office:value="1" calcext:value-type="float">
            <text:p>1</text:p>
          </table:table-cell>
          <table:table-cell table:style-name="ce10" table:formula="of:=OR(ROW([.AU8])-1=[.$B$1];MEDIAN(64;[.AU8];123)=[.AU8])" office:value-type="float" office:value="0" calcext:value-type="float">
            <text:p>0</text:p>
          </table:table-cell>
          <table:table-cell table:style-name="ce10" table:formula="of:=OR(ROW([.AV8])-1=[.$B$1];MEDIAN(64;[.AV8];123)=[.AV8])" office:value-type="float" office:value="0" calcext:value-type="float">
            <text:p>0</text:p>
          </table:table-cell>
          <table:table-cell table:style-name="ce10" table:formula="of:=OR(ROW([.AW8])-1=[.$B$1];MEDIAN(64;[.AW8];123)=[.AW8])" office:value-type="float" office:value="0" calcext:value-type="float">
            <text:p>0</text:p>
          </table:table-cell>
          <table:table-cell table:style-name="ce10" table:formula="of:=OR(ROW([.AX8])-1=[.$B$1];MEDIAN(64;[.AX8];123)=[.AX8])" office:value-type="float" office:value="0" calcext:value-type="float">
            <text:p>0</text:p>
          </table:table-cell>
          <table:table-cell table:style-name="ce10" table:formula="of:=OR(ROW([.AY8])-1=[.$B$1];MEDIAN(64;[.AY8];123)=[.AY8])" office:value-type="float" office:value="0" calcext:value-type="float">
            <text:p>0</text:p>
          </table:table-cell>
          <table:table-cell table:style-name="ce10" table:formula="of:=OR(ROW([.AZ8])-1=[.$B$1];MEDIAN(64;[.AZ8];123)=[.AZ8])" office:value-type="float" office:value="1" calcext:value-type="float">
            <text:p>1</text:p>
          </table:table-cell>
          <table:table-cell table:style-name="ce10" table:formula="of:=OR(ROW([.BA8])-1=[.$B$1];MEDIAN(64;[.BA8];123)=[.BA8])" office:value-type="float" office:value="1" calcext:value-type="float">
            <text:p>1</text:p>
          </table:table-cell>
          <table:table-cell table:style-name="ce10" table:formula="of:=OR(ROW([.BB8])-1=[.$B$1];MEDIAN(64;[.BB8];123)=[.BB8])" office:value-type="float" office:value="0" calcext:value-type="float">
            <text:p>0</text:p>
          </table:table-cell>
          <table:table-cell table:style-name="ce10" table:formula="of:=OR(ROW([.BC8])-1=[.$B$1];MEDIAN(64;[.BC8];123)=[.BC8])" office:value-type="float" office:value="0" calcext:value-type="float">
            <text:p>0</text:p>
          </table:table-cell>
          <table:table-cell table:style-name="ce10" table:formula="of:=OR(ROW([.BD8])-1=[.$B$1];MEDIAN(64;[.BD8];123)=[.BD8])" office:value-type="float" office:value="0" calcext:value-type="float">
            <text:p>0</text:p>
          </table:table-cell>
          <table:table-cell table:style-name="ce10" table:formula="of:=OR(ROW([.BE8])-1=[.$B$1];MEDIAN(64;[.BE8];123)=[.BE8])" office:value-type="float" office:value="0" calcext:value-type="float">
            <text:p>0</text:p>
          </table:table-cell>
          <table:table-cell table:style-name="ce10" table:formula="of:=OR(ROW([.BF8])-1=[.$B$1];MEDIAN(64;[.BF8];123)=[.BF8])" office:value-type="float" office:value="0" calcext:value-type="float">
            <text:p>0</text:p>
          </table:table-cell>
          <table:table-cell table:style-name="ce10" table:formula="of:=OR(ROW([.BG8])-1=[.$B$1];MEDIAN(64;[.BG8];123)=[.BG8])" office:value-type="float" office:value="0" calcext:value-type="float">
            <text:p>0</text:p>
          </table:table-cell>
          <table:table-cell table:style-name="ce10" table:formula="of:=OR(ROW([.BH8])-1=[.$B$1];MEDIAN(64;[.BH8];123)=[.BH8])" office:value-type="float" office:value="1" calcext:value-type="float">
            <text:p>1</text:p>
          </table:table-cell>
          <table:table-cell table:style-name="ce10" table:formula="of:=OR(ROW([.BI8])-1=[.$B$1];MEDIAN(64;[.BI8];123)=[.BI8])" office:value-type="float" office:value="0" calcext:value-type="float">
            <text:p>0</text:p>
          </table:table-cell>
          <table:table-cell table:style-name="ce10" table:formula="of:=OR(ROW([.BJ8])-1=[.$B$1];MEDIAN(64;[.BJ8];123)=[.BJ8])" office:value-type="float" office:value="0" calcext:value-type="float">
            <text:p>0</text:p>
          </table:table-cell>
          <table:table-cell table:style-name="ce10" table:formula="of:=OR(ROW([.BK8])-1=[.$B$1];MEDIAN(64;[.BK8];123)=[.BK8])" office:value-type="float" office:value="0" calcext:value-type="float">
            <text:p>0</text:p>
          </table:table-cell>
          <table:table-cell table:style-name="ce10" table:formula="of:=OR(ROW([.BL8])-1=[.$B$1];MEDIAN(64;[.BL8];123)=[.BL8])" office:value-type="float" office:value="1" calcext:value-type="float">
            <text:p>1</text:p>
          </table:table-cell>
          <table:table-cell table:style-name="ce10" table:formula="of:=OR(ROW([.BM8])-1=[.$B$1];MEDIAN(64;[.BM8];123)=[.BM8])" office:value-type="float" office:value="0" calcext:value-type="float">
            <text:p>0</text:p>
          </table:table-cell>
          <table:table-cell table:style-name="ce10" table:formula="of:=OR(ROW([.BN8])-1=[.$B$1];MEDIAN(64;[.BN8];123)=[.BN8])" office:value-type="float" office:value="0" calcext:value-type="float">
            <text:p>0</text:p>
          </table:table-cell>
          <table:table-cell table:style-name="ce10" table:formula="of:=OR(ROW([.BO8])-1=[.$B$1];MEDIAN(64;[.BO8];123)=[.BO8])" office:value-type="float" office:value="0" calcext:value-type="float">
            <text:p>0</text:p>
          </table:table-cell>
          <table:table-cell table:style-name="ce10" table:formula="of:=OR(ROW([.BP8])-1=[.$B$1];MEDIAN(64;[.BP8];123)=[.BP8])" office:value-type="float" office:value="1" calcext:value-type="float">
            <text:p>1</text:p>
          </table:table-cell>
          <table:table-cell table:style-name="ce10" table:formula="of:=OR(ROW([.BQ8])-1=[.$B$1];MEDIAN(64;[.BQ8];123)=[.BQ8])" office:value-type="float" office:value="0" calcext:value-type="float">
            <text:p>0</text:p>
          </table:table-cell>
          <table:table-cell table:style-name="ce10" table:formula="of:=OR(ROW([.BR8])-1=[.$B$1];MEDIAN(64;[.BR8];123)=[.BR8])" office:value-type="float" office:value="1" calcext:value-type="float">
            <text:p>1</text:p>
          </table:table-cell>
          <table:table-cell table:style-name="ce10" table:formula="of:=OR(ROW([.BS8])-1=[.$B$1];MEDIAN(64;[.BS8];123)=[.BS8])" office:value-type="float" office:value="0" calcext:value-type="float">
            <text:p>0</text:p>
          </table:table-cell>
          <table:table-cell table:style-name="ce10" table:formula="of:=OR(ROW([.BT8])-1=[.$B$1];MEDIAN(64;[.BT8];123)=[.BT8])" office:value-type="float" office:value="0" calcext:value-type="float">
            <text:p>0</text:p>
          </table:table-cell>
          <table:table-cell table:style-name="ce10" table:formula="of:=OR(ROW([.BU8])-1=[.$B$1];MEDIAN(64;[.BU8];123)=[.BU8])" office:value-type="float" office:value="0" calcext:value-type="float">
            <text:p>0</text:p>
          </table:table-cell>
          <table:table-cell table:style-name="ce10" table:formula="of:=OR(ROW([.BV8])-1=[.$B$1];MEDIAN(64;[.BV8];123)=[.BV8])" office:value-type="float" office:value="1" calcext:value-type="float">
            <text:p>1</text:p>
          </table:table-cell>
          <table:table-cell table:style-name="ce10" table:formula="of:=OR(ROW([.BW8])-1=[.$B$1];MEDIAN(64;[.BW8];123)=[.BW8])" office:value-type="float" office:value="0" calcext:value-type="float">
            <text:p>0</text:p>
          </table:table-cell>
          <table:table-cell table:style-name="ce10" table:formula="of:=OR(ROW([.BX8])-1=[.$B$1];MEDIAN(64;[.BX8];123)=[.BX8])" office:value-type="float" office:value="1" calcext:value-type="float">
            <text:p>1</text:p>
          </table:table-cell>
          <table:table-cell table:style-name="ce10" table:formula="of:=OR(ROW([.BY8])-1=[.$B$1];MEDIAN(64;[.BY8];123)=[.BY8])" office:value-type="float" office:value="0" calcext:value-type="float">
            <text:p>0</text:p>
          </table:table-cell>
          <table:table-cell table:style-name="ce10" table:formula="of:=OR(ROW([.BZ8])-1=[.$B$1];MEDIAN(64;[.BZ8];123)=[.BZ8])" office:value-type="float" office:value="1" calcext:value-type="float">
            <text:p>1</text:p>
          </table:table-cell>
          <table:table-cell table:style-name="ce10" table:formula="of:=OR(ROW([.CA8])-1=[.$B$1];MEDIAN(64;[.CA8];123)=[.CA8])" office:value-type="float" office:value="0" calcext:value-type="float">
            <text:p>0</text:p>
          </table:table-cell>
          <table:table-cell table:style-name="ce10" table:formula="of:=OR(ROW([.CB8])-1=[.$B$1];MEDIAN(64;[.CB8];123)=[.CB8])" office:value-type="float" office:value="0" calcext:value-type="float">
            <text:p>0</text:p>
          </table:table-cell>
          <table:table-cell table:style-name="ce10" table:formula="of:=OR(ROW([.CC8])-1=[.$B$1];MEDIAN(64;[.CC8];123)=[.CC8])" office:value-type="float" office:value="0" calcext:value-type="float">
            <text:p>0</text:p>
          </table:table-cell>
          <table:table-cell table:style-name="ce10" table:formula="of:=OR(ROW([.CD8])-1=[.$B$1];MEDIAN(64;[.CD8];123)=[.CD8])" office:value-type="float" office:value="0" calcext:value-type="float">
            <text:p>0</text:p>
          </table:table-cell>
          <table:table-cell table:style-name="ce10" table:formula="of:=OR(ROW([.CE8])-1=[.$B$1];MEDIAN(64;[.CE8];123)=[.CE8])" office:value-type="float" office:value="0" calcext:value-type="float">
            <text:p>0</text:p>
          </table:table-cell>
          <table:table-cell table:style-name="ce10" table:formula="of:=OR(ROW([.CF8])-1=[.$B$1];MEDIAN(64;[.CF8];123)=[.CF8])" office:value-type="float" office:value="0" calcext:value-type="float">
            <text:p>0</text:p>
          </table:table-cell>
          <table:table-cell table:style-name="ce10" table:formula="of:=OR(ROW([.CG8])-1=[.$B$1];MEDIAN(64;[.CG8];123)=[.CG8])" office:value-type="float" office:value="0" calcext:value-type="float">
            <text:p>0</text:p>
          </table:table-cell>
          <table:table-cell table:style-name="ce10" table:formula="of:=OR(ROW([.CH8])-1=[.$B$1];MEDIAN(64;[.CH8];123)=[.CH8])" office:value-type="float" office:value="1" calcext:value-type="float">
            <text:p>1</text:p>
          </table:table-cell>
          <table:table-cell table:style-name="ce10" table:formula="of:=OR(ROW([.CI8])-1=[.$B$1];MEDIAN(64;[.CI8];123)=[.CI8])" office:value-type="float" office:value="0" calcext:value-type="float">
            <text:p>0</text:p>
          </table:table-cell>
          <table:table-cell table:style-name="ce10" table:formula="of:=OR(ROW([.CJ8])-1=[.$B$1];MEDIAN(64;[.CJ8];123)=[.CJ8])" office:value-type="float" office:value="1" calcext:value-type="float">
            <text:p>1</text:p>
          </table:table-cell>
          <table:table-cell table:style-name="ce10" table:formula="of:=OR(ROW([.CK8])-1=[.$B$1];MEDIAN(64;[.CK8];123)=[.CK8])" office:value-type="float" office:value="1" calcext:value-type="float">
            <text:p>1</text:p>
          </table:table-cell>
          <table:table-cell table:style-name="ce10" table:formula="of:=OR(ROW([.CL8])-1=[.$B$1];MEDIAN(64;[.CL8];123)=[.CL8])" office:value-type="float" office:value="0" calcext:value-type="float">
            <text:p>0</text:p>
          </table:table-cell>
          <table:table-cell table:style-name="ce10" table:formula="of:=OR(ROW([.CM8])-1=[.$B$1];MEDIAN(64;[.CM8];123)=[.CM8])" office:value-type="float" office:value="0" calcext:value-type="float">
            <text:p>0</text:p>
          </table:table-cell>
          <table:table-cell table:style-name="ce10" table:formula="of:=OR(ROW([.CN8])-1=[.$B$1];MEDIAN(64;[.CN8];123)=[.CN8])" office:value-type="float" office:value="0" calcext:value-type="float">
            <text:p>0</text:p>
          </table:table-cell>
          <table:table-cell table:style-name="ce10" table:formula="of:=OR(ROW([.CO8])-1=[.$B$1];MEDIAN(64;[.CO8];123)=[.CO8])" office:value-type="float" office:value="0" calcext:value-type="float">
            <text:p>0</text:p>
          </table:table-cell>
          <table:table-cell table:style-name="ce10" table:formula="of:=OR(ROW([.CP8])-1=[.$B$1];MEDIAN(64;[.CP8];123)=[.CP8])" office:value-type="float" office:value="1" calcext:value-type="float">
            <text:p>1</text:p>
          </table:table-cell>
          <table:table-cell table:style-name="ce10" table:formula="of:=OR(ROW([.CQ8])-1=[.$B$1];MEDIAN(64;[.CQ8];123)=[.CQ8])" office:value-type="float" office:value="0" calcext:value-type="float">
            <text:p>0</text:p>
          </table:table-cell>
          <table:table-cell table:style-name="ce10" table:formula="of:=OR(ROW([.CR8])-1=[.$B$1];MEDIAN(64;[.CR8];123)=[.CR8])" office:value-type="float" office:value="1" calcext:value-type="float">
            <text:p>1</text:p>
          </table:table-cell>
          <table:table-cell table:style-name="ce10" table:formula="of:=OR(ROW([.CS8])-1=[.$B$1];MEDIAN(64;[.CS8];123)=[.CS8])" office:value-type="float" office:value="1" calcext:value-type="float">
            <text:p>1</text:p>
          </table:table-cell>
          <table:table-cell table:style-name="ce10" table:formula="of:=OR(ROW([.CT8])-1=[.$B$1];MEDIAN(64;[.CT8];123)=[.CT8])" office:value-type="float" office:value="0" calcext:value-type="float">
            <text:p>0</text:p>
          </table:table-cell>
          <table:table-cell table:style-name="ce10" table:formula="of:=OR(ROW([.CU8])-1=[.$B$1];MEDIAN(64;[.CU8];123)=[.CU8])" office:value-type="float" office:value="0" calcext:value-type="float">
            <text:p>0</text:p>
          </table:table-cell>
          <table:table-cell table:style-name="ce10" table:formula="of:=OR(ROW([.CV8])-1=[.$B$1];MEDIAN(64;[.CV8];123)=[.CV8])" office:value-type="float" office:value="1" calcext:value-type="float">
            <text:p>1</text:p>
          </table:table-cell>
          <table:table-cell table:style-name="ce10" table:formula="of:=OR(ROW([.CW8])-1=[.$B$1];MEDIAN(64;[.CW8];123)=[.CW8])" office:value-type="float" office:value="0" calcext:value-type="float">
            <text:p>0</text:p>
          </table:table-cell>
          <table:table-cell table:style-name="ce10" table:formula="of:=OR(ROW([.CX8])-1=[.$B$1];MEDIAN(64;[.CX8];123)=[.CX8])" office:value-type="float" office:value="0" calcext:value-type="float">
            <text:p>0</text:p>
          </table:table-cell>
          <table:table-cell table:style-name="ce10" table:formula="of:=OR(ROW([.CY8])-1=[.$B$1];MEDIAN(64;[.CY8];123)=[.CY8])" office:value-type="float" office:value="0" calcext:value-type="float">
            <text:p>0</text:p>
          </table:table-cell>
          <table:table-cell table:style-name="ce10" table:formula="of:=OR(ROW([.CZ8])-1=[.$B$1];MEDIAN(64;[.CZ8];123)=[.CZ8])" office:value-type="float" office:value="1" calcext:value-type="float">
            <text:p>1</text:p>
          </table:table-cell>
          <table:table-cell table:style-name="ce10" table:formula="of:=OR(ROW([.DA8])-1=[.$B$1];MEDIAN(64;[.DA8];123)=[.DA8])" office:value-type="float" office:value="0" calcext:value-type="float">
            <text:p>0</text:p>
          </table:table-cell>
          <table:table-cell table:style-name="ce10" table:formula="of:=OR(ROW([.DB8])-1=[.$B$1];MEDIAN(64;[.DB8];123)=[.DB8])" office:value-type="float" office:value="0" calcext:value-type="float">
            <text:p>0</text:p>
          </table:table-cell>
          <table:table-cell table:style-name="ce10" table:formula="of:=OR(ROW([.DC8])-1=[.$B$1];MEDIAN(64;[.DC8];123)=[.DC8])" office:value-type="float" office:value="0" calcext:value-type="float">
            <text:p>0</text:p>
          </table:table-cell>
          <table:table-cell table:style-name="ce10" table:formula="of:=OR(ROW([.DD8])-1=[.$B$1];MEDIAN(64;[.DD8];123)=[.DD8])" office:value-type="float" office:value="0" calcext:value-type="float">
            <text:p>0</text:p>
          </table:table-cell>
          <table:table-cell table:style-name="ce10" table:formula="of:=OR(ROW([.DE8])-1=[.$B$1];MEDIAN(64;[.DE8];123)=[.DE8])" office:value-type="float" office:value="0" calcext:value-type="float">
            <text:p>0</text:p>
          </table:table-cell>
          <table:table-cell table:style-name="ce10" table:formula="of:=OR(ROW([.DF8])-1=[.$B$1];MEDIAN(64;[.DF8];123)=[.DF8])" office:value-type="float" office:value="0" calcext:value-type="float">
            <text:p>0</text:p>
          </table:table-cell>
          <table:table-cell table:style-name="ce10" table:formula="of:=OR(ROW([.DG8])-1=[.$B$1];MEDIAN(64;[.DG8];123)=[.DG8])" office:value-type="float" office:value="0" calcext:value-type="float">
            <text:p>0</text:p>
          </table:table-cell>
          <table:table-cell table:style-name="ce10" table:formula="of:=OR(ROW([.DH8])-1=[.$B$1];MEDIAN(64;[.DH8];123)=[.DH8])" office:value-type="float" office:value="1" calcext:value-type="float">
            <text:p>1</text:p>
          </table:table-cell>
          <table:table-cell table:style-name="ce10" table:formula="of:=OR(ROW([.DI8])-1=[.$B$1];MEDIAN(64;[.DI8];123)=[.DI8])" office:value-type="float" office:value="1" calcext:value-type="float">
            <text:p>1</text:p>
          </table:table-cell>
          <table:table-cell table:style-name="ce10" table:formula="of:=OR(ROW([.DJ8])-1=[.$B$1];MEDIAN(64;[.DJ8];123)=[.DJ8])" office:value-type="float" office:value="0" calcext:value-type="float">
            <text:p>0</text:p>
          </table:table-cell>
          <table:table-cell table:style-name="ce10" table:formula="of:=OR(ROW([.DK8])-1=[.$B$1];MEDIAN(64;[.DK8];123)=[.DK8])" office:value-type="float" office:value="1" calcext:value-type="float">
            <text:p>1</text:p>
          </table:table-cell>
          <table:table-cell table:style-name="ce10" table:formula="of:=OR(ROW([.DL8])-1=[.$B$1];MEDIAN(64;[.DL8];123)=[.DL8])" office:value-type="float" office:value="0" calcext:value-type="float">
            <text:p>0</text:p>
          </table:table-cell>
          <table:table-cell table:style-name="ce10" table:formula="of:=OR(ROW([.DM8])-1=[.$B$1];MEDIAN(64;[.DM8];123)=[.DM8])" office:value-type="float" office:value="0" calcext:value-type="float">
            <text:p>0</text:p>
          </table:table-cell>
          <table:table-cell table:style-name="ce10" table:formula="of:=OR(ROW([.DN8])-1=[.$B$1];MEDIAN(64;[.DN8];123)=[.DN8])" office:value-type="float" office:value="0" calcext:value-type="float">
            <text:p>0</text:p>
          </table:table-cell>
          <table:table-cell table:style-name="ce10" table:formula="of:=OR(ROW([.DO8])-1=[.$B$1];MEDIAN(64;[.DO8];123)=[.DO8])" office:value-type="float" office:value="1" calcext:value-type="float">
            <text:p>1</text:p>
          </table:table-cell>
          <table:table-cell table:style-name="ce10" table:formula="of:=OR(ROW([.DP8])-1=[.$B$1];MEDIAN(64;[.DP8];123)=[.DP8])" office:value-type="float" office:value="1" calcext:value-type="float">
            <text:p>1</text:p>
          </table:table-cell>
          <table:table-cell table:style-name="ce10" table:formula="of:=OR(ROW([.DQ8])-1=[.$B$1];MEDIAN(64;[.DQ8];123)=[.DQ8])" office:value-type="float" office:value="0" calcext:value-type="float">
            <text:p>0</text:p>
          </table:table-cell>
          <table:table-cell table:style-name="ce10" table:formula="of:=OR(ROW([.DR8])-1=[.$B$1];MEDIAN(64;[.DR8];123)=[.DR8])" office:value-type="float" office:value="1" calcext:value-type="float">
            <text:p>1</text:p>
          </table:table-cell>
          <table:table-cell table:style-name="ce10" table:formula="of:=OR(ROW([.DS8])-1=[.$B$1];MEDIAN(64;[.DS8];123)=[.DS8])" office:value-type="float" office:value="0" calcext:value-type="float">
            <text:p>0</text:p>
          </table:table-cell>
          <table:table-cell table:style-name="ce10" table:formula="of:=OR(ROW([.DT8])-1=[.$B$1];MEDIAN(64;[.DT8];123)=[.DT8])" office:value-type="float" office:value="0" calcext:value-type="float">
            <text:p>0</text:p>
          </table:table-cell>
          <table:table-cell table:style-name="ce10" table:formula="of:=OR(ROW([.DU8])-1=[.$B$1];MEDIAN(64;[.DU8];123)=[.DU8])" office:value-type="float" office:value="1" calcext:value-type="float">
            <text:p>1</text:p>
          </table:table-cell>
          <table:table-cell table:style-name="ce10" table:formula="of:=OR(ROW([.DV8])-1=[.$B$1];MEDIAN(64;[.DV8];123)=[.DV8])" office:value-type="float" office:value="0" calcext:value-type="float">
            <text:p>0</text:p>
          </table:table-cell>
          <table:table-cell table:style-name="ce10" table:formula="of:=OR(ROW([.DW8])-1=[.$B$1];MEDIAN(64;[.DW8];123)=[.DW8])" office:value-type="float" office:value="0" calcext:value-type="float">
            <text:p>0</text:p>
          </table:table-cell>
          <table:table-cell table:style-name="ce10" table:formula="of:=OR(ROW([.DX8])-1=[.$B$1];MEDIAN(64;[.DX8];123)=[.DX8])" office:value-type="float" office:value="0" calcext:value-type="float">
            <text:p>0</text:p>
          </table:table-cell>
          <table:table-cell table:style-name="ce10" table:formula="of:=OR(ROW([.DY8])-1=[.$B$1];MEDIAN(64;[.DY8];123)=[.DY8])" office:value-type="float" office:value="0" calcext:value-type="float">
            <text:p>0</text:p>
          </table:table-cell>
          <table:table-cell table:style-name="ce10" table:formula="of:=OR(ROW([.DZ8])-1=[.$B$1];MEDIAN(64;[.DZ8];123)=[.DZ8])" office:value-type="float" office:value="1" calcext:value-type="float">
            <text:p>1</text:p>
          </table:table-cell>
          <table:table-cell table:style-name="ce10" table:formula="of:=OR(ROW([.EA8])-1=[.$B$1];MEDIAN(64;[.EA8];123)=[.EA8])" office:value-type="float" office:value="1" calcext:value-type="float">
            <text:p>1</text:p>
          </table:table-cell>
          <table:table-cell table:style-name="ce10" table:formula="of:=OR(ROW([.EB8])-1=[.$B$1];MEDIAN(64;[.EB8];123)=[.EB8])" office:value-type="float" office:value="0" calcext:value-type="float">
            <text:p>0</text:p>
          </table:table-cell>
          <table:table-cell table:style-name="ce10" table:formula="of:=OR(ROW([.EC8])-1=[.$B$1];MEDIAN(64;[.EC8];123)=[.EC8])" office:value-type="float" office:value="0" calcext:value-type="float">
            <text:p>0</text:p>
          </table:table-cell>
          <table:table-cell table:style-name="ce10" table:formula="of:=OR(ROW([.ED8])-1=[.$B$1];MEDIAN(64;[.ED8];123)=[.ED8])" office:value-type="float" office:value="1" calcext:value-type="float">
            <text:p>1</text:p>
          </table:table-cell>
          <table:table-cell table:style-name="ce10" table:formula="of:=OR(ROW([.EE8])-1=[.$B$1];MEDIAN(64;[.EE8];123)=[.EE8])" office:value-type="float" office:value="1" calcext:value-type="float">
            <text:p>1</text:p>
          </table:table-cell>
          <table:table-cell table:style-name="ce10" table:formula="of:=OR(ROW([.EF8])-1=[.$B$1];MEDIAN(64;[.EF8];123)=[.EF8])" office:value-type="float" office:value="0" calcext:value-type="float">
            <text:p>0</text:p>
          </table:table-cell>
          <table:table-cell table:style-name="ce10" table:formula="of:=OR(ROW([.EG8])-1=[.$B$1];MEDIAN(64;[.EG8];123)=[.EG8])" office:value-type="float" office:value="0" calcext:value-type="float">
            <text:p>0</text:p>
          </table:table-cell>
          <table:table-cell table:style-name="ce10" table:formula="of:=OR(ROW([.EH8])-1=[.$B$1];MEDIAN(64;[.EH8];123)=[.EH8])" office:value-type="float" office:value="0" calcext:value-type="float">
            <text:p>0</text:p>
          </table:table-cell>
          <table:table-cell table:style-name="ce10" table:formula="of:=OR(ROW([.EI8])-1=[.$B$1];MEDIAN(64;[.EI8];123)=[.EI8])" office:value-type="float" office:value="0" calcext:value-type="float">
            <text:p>0</text:p>
          </table:table-cell>
          <table:table-cell table:style-name="ce10" table:formula="of:=OR(ROW([.EJ8])-1=[.$B$1];MEDIAN(64;[.EJ8];123)=[.EJ8])" office:value-type="float" office:value="0" calcext:value-type="float">
            <text:p>0</text:p>
          </table:table-cell>
          <table:table-cell table:style-name="ce10" table:formula="of:=OR(ROW([.EK8])-1=[.$B$1];MEDIAN(64;[.EK8];123)=[.EK8])" office:value-type="float" office:value="0" calcext:value-type="float">
            <text:p>0</text:p>
          </table:table-cell>
          <table:table-cell table:style-name="ce10" table:formula="of:=OR(ROW([.EL8])-1=[.$B$1];MEDIAN(64;[.EL8];123)=[.EL8])" office:value-type="float" office:value="0" calcext:value-type="float">
            <text:p>0</text:p>
          </table:table-cell>
          <table:table-cell table:style-name="ce10" table:formula="of:=OR(ROW([.EM8])-1=[.$B$1];MEDIAN(64;[.EM8];123)=[.EM8])" office:value-type="float" office:value="1" calcext:value-type="float">
            <text:p>1</text:p>
          </table:table-cell>
          <table:table-cell table:style-name="ce10" table:formula="of:=OR(ROW([.EN8])-1=[.$B$1];MEDIAN(64;[.EN8];123)=[.EN8])" office:value-type="float" office:value="0" calcext:value-type="float">
            <text:p>0</text:p>
          </table:table-cell>
          <table:table-cell table:style-name="ce10" table:formula="of:=OR(ROW([.EO8])-1=[.$B$1];MEDIAN(64;[.EO8];123)=[.EO8])" office:value-type="float" office:value="0" calcext:value-type="float">
            <text:p>0</text:p>
          </table:table-cell>
          <table:table-cell table:style-name="ce10" table:formula="of:=OR(ROW([.EP8])-1=[.$B$1];MEDIAN(64;[.EP8];123)=[.EP8])" office:value-type="float" office:value="1" calcext:value-type="float">
            <text:p>1</text:p>
          </table:table-cell>
          <table:table-cell table:style-name="ce10" table:formula="of:=OR(ROW([.EQ8])-1=[.$B$1];MEDIAN(64;[.EQ8];123)=[.EQ8])" office:value-type="float" office:value="0" calcext:value-type="float">
            <text:p>0</text:p>
          </table:table-cell>
          <table:table-cell table:style-name="ce10" table:formula="of:=OR(ROW([.ER8])-1=[.$B$1];MEDIAN(64;[.ER8];123)=[.ER8])" office:value-type="float" office:value="0" calcext:value-type="float">
            <text:p>0</text:p>
          </table:table-cell>
          <table:table-cell table:style-name="ce10" table:formula="of:=OR(ROW([.ES8])-1=[.$B$1];MEDIAN(64;[.ES8];123)=[.ES8])" office:value-type="float" office:value="0" calcext:value-type="float">
            <text:p>0</text:p>
          </table:table-cell>
          <table:table-cell table:style-name="ce10" table:formula="of:=OR(ROW([.ET8])-1=[.$B$1];MEDIAN(64;[.ET8];123)=[.ET8])" office:value-type="float" office:value="0" calcext:value-type="float">
            <text:p>0</text:p>
          </table:table-cell>
          <table:table-cell table:style-name="ce10" table:formula="of:=OR(ROW([.EU8])-1=[.$B$1];MEDIAN(64;[.EU8];123)=[.EU8])" office:value-type="float" office:value="0" calcext:value-type="float">
            <text:p>0</text:p>
          </table:table-cell>
          <table:table-cell table:style-name="ce10" table:formula="of:=OR(ROW([.EV8])-1=[.$B$1];MEDIAN(64;[.EV8];123)=[.EV8])" office:value-type="float" office:value="1" calcext:value-type="float">
            <text:p>1</text:p>
          </table:table-cell>
          <table:table-cell table:style-name="ce10" table:formula="of:=OR(ROW([.EW8])-1=[.$B$1];MEDIAN(64;[.EW8];123)=[.EW8])" office:value-type="float" office:value="0" calcext:value-type="float">
            <text:p>0</text:p>
          </table:table-cell>
          <table:table-cell table:style-name="ce10" table:formula="of:=OR(ROW([.EX8])-1=[.$B$1];MEDIAN(64;[.EX8];123)=[.EX8])" office:value-type="float" office:value="0" calcext:value-type="float">
            <text:p>0</text:p>
          </table:table-cell>
          <table:table-cell table:style-name="ce10" table:formula="of:=OR(ROW([.EY8])-1=[.$B$1];MEDIAN(64;[.EY8];123)=[.EY8])" office:value-type="float" office:value="0" calcext:value-type="float">
            <text:p>0</text:p>
          </table:table-cell>
          <table:table-cell table:style-name="ce10" table:formula="of:=OR(ROW([.EZ8])-1=[.$B$1];MEDIAN(64;[.EZ8];123)=[.EZ8])" office:value-type="float" office:value="0" calcext:value-type="float">
            <text:p>0</text:p>
          </table:table-cell>
          <table:table-cell table:style-name="ce10" table:formula="of:=OR(ROW([.FA8])-1=[.$B$1];MEDIAN(64;[.FA8];123)=[.FA8])" office:value-type="float" office:value="0" calcext:value-type="float">
            <text:p>0</text:p>
          </table:table-cell>
          <table:table-cell table:style-name="ce10" table:formula="of:=OR(ROW([.FB8])-1=[.$B$1];MEDIAN(64;[.FB8];123)=[.FB8])" office:value-type="float" office:value="0" calcext:value-type="float">
            <text:p>0</text:p>
          </table:table-cell>
          <table:table-cell table:style-name="ce10" table:formula="of:=OR(ROW([.FC8])-1=[.$B$1];MEDIAN(64;[.FC8];123)=[.FC8])" office:value-type="float" office:value="0" calcext:value-type="float">
            <text:p>0</text:p>
          </table:table-cell>
          <table:table-cell table:style-name="ce10" table:formula="of:=OR(ROW([.FD8])-1=[.$B$1];MEDIAN(64;[.FD8];123)=[.FD8])" office:value-type="float" office:value="0" calcext:value-type="float">
            <text:p>0</text:p>
          </table:table-cell>
          <table:table-cell table:style-name="ce10" table:formula="of:=OR(ROW([.FE8])-1=[.$B$1];MEDIAN(64;[.FE8];123)=[.FE8])" office:value-type="float" office:value="1" calcext:value-type="float">
            <text:p>1</text:p>
          </table:table-cell>
          <table:table-cell table:style-name="ce10" table:formula="of:=OR(ROW([.FF8])-1=[.$B$1];MEDIAN(64;[.FF8];123)=[.FF8])" office:value-type="float" office:value="0" calcext:value-type="float">
            <text:p>0</text:p>
          </table:table-cell>
          <table:table-cell table:style-name="ce10" table:formula="of:=OR(ROW([.FG8])-1=[.$B$1];MEDIAN(64;[.FG8];123)=[.FG8])" office:value-type="float" office:value="0" calcext:value-type="float">
            <text:p>0</text:p>
          </table:table-cell>
          <table:table-cell table:style-name="ce10" table:formula="of:=OR(ROW([.FH8])-1=[.$B$1];MEDIAN(64;[.FH8];123)=[.FH8])" office:value-type="float" office:value="0" calcext:value-type="float">
            <text:p>0</text:p>
          </table:table-cell>
          <table:table-cell table:style-name="ce10" table:formula="of:=OR(ROW([.FI8])-1=[.$B$1];MEDIAN(64;[.FI8];123)=[.FI8])" office:value-type="float" office:value="0" calcext:value-type="float">
            <text:p>0</text:p>
          </table:table-cell>
          <table:table-cell table:style-name="ce10" table:formula="of:=OR(ROW([.FJ8])-1=[.$B$1];MEDIAN(64;[.FJ8];123)=[.FJ8])" office:value-type="float" office:value="0" calcext:value-type="float">
            <text:p>0</text:p>
          </table:table-cell>
          <table:table-cell table:style-name="ce10" table:formula="of:=OR(ROW([.FK8])-1=[.$B$1];MEDIAN(64;[.FK8];123)=[.FK8])" office:value-type="float" office:value="0" calcext:value-type="float">
            <text:p>0</text:p>
          </table:table-cell>
          <table:table-cell table:style-name="ce10" table:formula="of:=OR(ROW([.FL8])-1=[.$B$1];MEDIAN(64;[.FL8];123)=[.FL8])" office:value-type="float" office:value="0" calcext:value-type="float">
            <text:p>0</text:p>
          </table:table-cell>
          <table:table-cell table:style-name="ce10" table:formula="of:=OR(ROW([.FM8])-1=[.$B$1];MEDIAN(64;[.FM8];123)=[.FM8])" office:value-type="float" office:value="1" calcext:value-type="float">
            <text:p>1</text:p>
          </table:table-cell>
          <table:table-cell table:style-name="ce10" table:formula="of:=OR(ROW([.FN8])-1=[.$B$1];MEDIAN(64;[.FN8];123)=[.FN8])" office:value-type="float" office:value="1" calcext:value-type="float">
            <text:p>1</text:p>
          </table:table-cell>
          <table:table-cell table:style-name="ce10" table:formula="of:=OR(ROW([.FO8])-1=[.$B$1];MEDIAN(64;[.FO8];123)=[.FO8])" office:value-type="float" office:value="0" calcext:value-type="float">
            <text:p>0</text:p>
          </table:table-cell>
          <table:table-cell table:style-name="ce10" table:formula="of:=OR(ROW([.FP8])-1=[.$B$1];MEDIAN(64;[.FP8];123)=[.FP8])" office:value-type="float" office:value="0" calcext:value-type="float">
            <text:p>0</text:p>
          </table:table-cell>
          <table:table-cell table:style-name="ce10" table:formula="of:=OR(ROW([.FQ8])-1=[.$B$1];MEDIAN(64;[.FQ8];123)=[.FQ8])" office:value-type="float" office:value="0" calcext:value-type="float">
            <text:p>0</text:p>
          </table:table-cell>
          <table:table-cell table:style-name="ce10" table:formula="of:=OR(ROW([.FR8])-1=[.$B$1];MEDIAN(64;[.FR8];123)=[.FR8])" office:value-type="float" office:value="0" calcext:value-type="float">
            <text:p>0</text:p>
          </table:table-cell>
          <table:table-cell table:style-name="ce10" table:formula="of:=OR(ROW([.FS8])-1=[.$B$1];MEDIAN(64;[.FS8];123)=[.FS8])" office:value-type="float" office:value="0" calcext:value-type="float">
            <text:p>0</text:p>
          </table:table-cell>
          <table:table-cell table:style-name="ce10" table:formula="of:=OR(ROW([.FT8])-1=[.$B$1];MEDIAN(64;[.FT8];123)=[.FT8])" office:value-type="float" office:value="0" calcext:value-type="float">
            <text:p>0</text:p>
          </table:table-cell>
          <table:table-cell table:style-name="ce10" table:formula="of:=OR(ROW([.FU8])-1=[.$B$1];MEDIAN(64;[.FU8];123)=[.FU8])" office:value-type="float" office:value="0" calcext:value-type="float">
            <text:p>0</text:p>
          </table:table-cell>
          <table:table-cell table:style-name="ce10" table:formula="of:=OR(ROW([.FV8])-1=[.$B$1];MEDIAN(64;[.FV8];123)=[.FV8])" office:value-type="float" office:value="0" calcext:value-type="float">
            <text:p>0</text:p>
          </table:table-cell>
          <table:table-cell table:style-name="ce10" table:formula="of:=OR(ROW([.FW8])-1=[.$B$1];MEDIAN(64;[.FW8];123)=[.FW8])" office:value-type="float" office:value="0" calcext:value-type="float">
            <text:p>0</text:p>
          </table:table-cell>
          <table:table-cell table:style-name="ce10" table:formula="of:=OR(ROW([.FX8])-1=[.$B$1];MEDIAN(64;[.FX8];123)=[.FX8])" office:value-type="float" office:value="0" calcext:value-type="float">
            <text:p>0</text:p>
          </table:table-cell>
          <table:table-cell table:style-name="ce10" table:formula="of:=OR(ROW([.FY8])-1=[.$B$1];MEDIAN(64;[.FY8];123)=[.FY8])" office:value-type="float" office:value="0" calcext:value-type="float">
            <text:p>0</text:p>
          </table:table-cell>
          <table:table-cell table:style-name="ce10" table:formula="of:=OR(ROW([.FZ8])-1=[.$B$1];MEDIAN(64;[.FZ8];123)=[.FZ8])" office:value-type="float" office:value="1" calcext:value-type="float">
            <text:p>1</text:p>
          </table:table-cell>
          <table:table-cell table:style-name="ce10" table:formula="of:=OR(ROW([.GA8])-1=[.$B$1];MEDIAN(64;[.GA8];123)=[.GA8])" office:value-type="float" office:value="0" calcext:value-type="float">
            <text:p>0</text:p>
          </table:table-cell>
          <table:table-cell table:style-name="ce10" table:formula="of:=OR(ROW([.GB8])-1=[.$B$1];MEDIAN(64;[.GB8];123)=[.GB8])" office:value-type="float" office:value="0" calcext:value-type="float">
            <text:p>0</text:p>
          </table:table-cell>
          <table:table-cell table:style-name="ce10" table:formula="of:=OR(ROW([.GC8])-1=[.$B$1];MEDIAN(64;[.GC8];123)=[.GC8])" office:value-type="float" office:value="0" calcext:value-type="float">
            <text:p>0</text:p>
          </table:table-cell>
          <table:table-cell table:style-name="ce10" table:formula="of:=OR(ROW([.GD8])-1=[.$B$1];MEDIAN(64;[.GD8];123)=[.GD8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9])-1=[.$B$1];MEDIAN(64;[.A9];123)=[.A9])" office:value-type="float" office:value="1" calcext:value-type="float">
            <text:p>1</text:p>
          </table:table-cell>
          <table:table-cell table:style-name="ce10" table:formula="of:=OR(ROW([.B9])-1=[.$B$1];MEDIAN(64;[.B9];123)=[.B9])" office:value-type="float" office:value="0" calcext:value-type="float">
            <text:p>0</text:p>
          </table:table-cell>
          <table:table-cell table:style-name="ce10" table:formula="of:=OR(ROW([.C9])-1=[.$B$1];MEDIAN(64;[.C9];123)=[.C9])" office:value-type="float" office:value="1" calcext:value-type="float">
            <text:p>1</text:p>
          </table:table-cell>
          <table:table-cell table:style-name="ce10" table:formula="of:=OR(ROW([.D9])-1=[.$B$1];MEDIAN(64;[.D9];123)=[.D9])" office:value-type="float" office:value="0" calcext:value-type="float">
            <text:p>0</text:p>
          </table:table-cell>
          <table:table-cell table:style-name="ce10" table:formula="of:=OR(ROW([.E9])-1=[.$B$1];MEDIAN(64;[.E9];123)=[.E9])" office:value-type="float" office:value="1" calcext:value-type="float">
            <text:p>1</text:p>
          </table:table-cell>
          <table:table-cell table:style-name="ce10" table:formula="of:=OR(ROW([.F9])-1=[.$B$1];MEDIAN(64;[.F9];123)=[.F9])" office:value-type="float" office:value="0" calcext:value-type="float">
            <text:p>0</text:p>
          </table:table-cell>
          <table:table-cell table:style-name="ce10" table:formula="of:=OR(ROW([.G9])-1=[.$B$1];MEDIAN(64;[.G9];123)=[.G9])" office:value-type="float" office:value="1" calcext:value-type="float">
            <text:p>1</text:p>
          </table:table-cell>
          <table:table-cell table:style-name="ce10" table:formula="of:=OR(ROW([.H9])-1=[.$B$1];MEDIAN(64;[.H9];123)=[.H9])" office:value-type="float" office:value="0" calcext:value-type="float">
            <text:p>0</text:p>
          </table:table-cell>
          <table:table-cell table:style-name="ce10" table:formula="of:=OR(ROW([.I9])-1=[.$B$1];MEDIAN(64;[.I9];123)=[.I9])" office:value-type="float" office:value="0" calcext:value-type="float">
            <text:p>0</text:p>
          </table:table-cell>
          <table:table-cell table:style-name="ce10" table:formula="of:=OR(ROW([.J9])-1=[.$B$1];MEDIAN(64;[.J9];123)=[.J9])" office:value-type="float" office:value="0" calcext:value-type="float">
            <text:p>0</text:p>
          </table:table-cell>
          <table:table-cell table:style-name="ce10" table:formula="of:=OR(ROW([.K9])-1=[.$B$1];MEDIAN(64;[.K9];123)=[.K9])" office:value-type="float" office:value="1" calcext:value-type="float">
            <text:p>1</text:p>
          </table:table-cell>
          <table:table-cell table:style-name="ce10" table:formula="of:=OR(ROW([.L9])-1=[.$B$1];MEDIAN(64;[.L9];123)=[.L9])" office:value-type="float" office:value="0" calcext:value-type="float">
            <text:p>0</text:p>
          </table:table-cell>
          <table:table-cell table:style-name="ce10" table:formula="of:=OR(ROW([.M9])-1=[.$B$1];MEDIAN(64;[.M9];123)=[.M9])" office:value-type="float" office:value="1" calcext:value-type="float">
            <text:p>1</text:p>
          </table:table-cell>
          <table:table-cell table:style-name="ce10" table:formula="of:=OR(ROW([.N9])-1=[.$B$1];MEDIAN(64;[.N9];123)=[.N9])" office:value-type="float" office:value="0" calcext:value-type="float">
            <text:p>0</text:p>
          </table:table-cell>
          <table:table-cell table:style-name="ce10" table:formula="of:=OR(ROW([.O9])-1=[.$B$1];MEDIAN(64;[.O9];123)=[.O9])" office:value-type="float" office:value="1" calcext:value-type="float">
            <text:p>1</text:p>
          </table:table-cell>
          <table:table-cell table:style-name="ce10" table:formula="of:=OR(ROW([.P9])-1=[.$B$1];MEDIAN(64;[.P9];123)=[.P9])" office:value-type="float" office:value="0" calcext:value-type="float">
            <text:p>0</text:p>
          </table:table-cell>
          <table:table-cell table:style-name="ce10" table:formula="of:=OR(ROW([.Q9])-1=[.$B$1];MEDIAN(64;[.Q9];123)=[.Q9])" office:value-type="float" office:value="0" calcext:value-type="float">
            <text:p>0</text:p>
          </table:table-cell>
          <table:table-cell table:style-name="ce10" table:formula="of:=OR(ROW([.R9])-1=[.$B$1];MEDIAN(64;[.R9];123)=[.R9])" office:value-type="float" office:value="0" calcext:value-type="float">
            <text:p>0</text:p>
          </table:table-cell>
          <table:table-cell table:style-name="ce10" table:formula="of:=OR(ROW([.S9])-1=[.$B$1];MEDIAN(64;[.S9];123)=[.S9])" office:value-type="float" office:value="0" calcext:value-type="float">
            <text:p>0</text:p>
          </table:table-cell>
          <table:table-cell table:style-name="ce10" table:formula="of:=OR(ROW([.T9])-1=[.$B$1];MEDIAN(64;[.T9];123)=[.T9])" office:value-type="float" office:value="0" calcext:value-type="float">
            <text:p>0</text:p>
          </table:table-cell>
          <table:table-cell table:style-name="ce10" table:formula="of:=OR(ROW([.U9])-1=[.$B$1];MEDIAN(64;[.U9];123)=[.U9])" office:value-type="float" office:value="1" calcext:value-type="float">
            <text:p>1</text:p>
          </table:table-cell>
          <table:table-cell table:style-name="ce10" table:formula="of:=OR(ROW([.V9])-1=[.$B$1];MEDIAN(64;[.V9];123)=[.V9])" office:value-type="float" office:value="0" calcext:value-type="float">
            <text:p>0</text:p>
          </table:table-cell>
          <table:table-cell table:style-name="ce10" table:formula="of:=OR(ROW([.W9])-1=[.$B$1];MEDIAN(64;[.W9];123)=[.W9])" office:value-type="float" office:value="0" calcext:value-type="float">
            <text:p>0</text:p>
          </table:table-cell>
          <table:table-cell table:style-name="ce10" table:formula="of:=OR(ROW([.X9])-1=[.$B$1];MEDIAN(64;[.X9];123)=[.X9])" office:value-type="float" office:value="0" calcext:value-type="float">
            <text:p>0</text:p>
          </table:table-cell>
          <table:table-cell table:style-name="ce10" table:formula="of:=OR(ROW([.Y9])-1=[.$B$1];MEDIAN(64;[.Y9];123)=[.Y9])" office:value-type="float" office:value="0" calcext:value-type="float">
            <text:p>0</text:p>
          </table:table-cell>
          <table:table-cell table:style-name="ce10" table:formula="of:=OR(ROW([.Z9])-1=[.$B$1];MEDIAN(64;[.Z9];123)=[.Z9])" office:value-type="float" office:value="0" calcext:value-type="float">
            <text:p>0</text:p>
          </table:table-cell>
          <table:table-cell table:style-name="ce10" table:formula="of:=OR(ROW([.AA9])-1=[.$B$1];MEDIAN(64;[.AA9];123)=[.AA9])" office:value-type="float" office:value="1" calcext:value-type="float">
            <text:p>1</text:p>
          </table:table-cell>
          <table:table-cell table:style-name="ce10" table:formula="of:=OR(ROW([.AB9])-1=[.$B$1];MEDIAN(64;[.AB9];123)=[.AB9])" office:value-type="float" office:value="0" calcext:value-type="float">
            <text:p>0</text:p>
          </table:table-cell>
          <table:table-cell table:style-name="ce10" table:formula="of:=OR(ROW([.AC9])-1=[.$B$1];MEDIAN(64;[.AC9];123)=[.AC9])" office:value-type="float" office:value="0" calcext:value-type="float">
            <text:p>0</text:p>
          </table:table-cell>
          <table:table-cell table:style-name="ce10" table:formula="of:=OR(ROW([.AD9])-1=[.$B$1];MEDIAN(64;[.AD9];123)=[.AD9])" office:value-type="float" office:value="1" calcext:value-type="float">
            <text:p>1</text:p>
          </table:table-cell>
          <table:table-cell table:style-name="ce10" table:formula="of:=OR(ROW([.AE9])-1=[.$B$1];MEDIAN(64;[.AE9];123)=[.AE9])" office:value-type="float" office:value="0" calcext:value-type="float">
            <text:p>0</text:p>
          </table:table-cell>
          <table:table-cell table:style-name="ce10" table:formula="of:=OR(ROW([.AF9])-1=[.$B$1];MEDIAN(64;[.AF9];123)=[.AF9])" office:value-type="float" office:value="1" calcext:value-type="float">
            <text:p>1</text:p>
          </table:table-cell>
          <table:table-cell table:style-name="ce10" table:formula="of:=OR(ROW([.AG9])-1=[.$B$1];MEDIAN(64;[.AG9];123)=[.AG9])" office:value-type="float" office:value="1" calcext:value-type="float">
            <text:p>1</text:p>
          </table:table-cell>
          <table:table-cell table:style-name="ce10" table:formula="of:=OR(ROW([.AH9])-1=[.$B$1];MEDIAN(64;[.AH9];123)=[.AH9])" office:value-type="float" office:value="1" calcext:value-type="float">
            <text:p>1</text:p>
          </table:table-cell>
          <table:table-cell table:style-name="ce10" table:formula="of:=OR(ROW([.AI9])-1=[.$B$1];MEDIAN(64;[.AI9];123)=[.AI9])" office:value-type="float" office:value="1" calcext:value-type="float">
            <text:p>1</text:p>
          </table:table-cell>
          <table:table-cell table:style-name="ce10" table:formula="of:=OR(ROW([.AJ9])-1=[.$B$1];MEDIAN(64;[.AJ9];123)=[.AJ9])" office:value-type="float" office:value="0" calcext:value-type="float">
            <text:p>0</text:p>
          </table:table-cell>
          <table:table-cell table:style-name="ce10" table:formula="of:=OR(ROW([.AK9])-1=[.$B$1];MEDIAN(64;[.AK9];123)=[.AK9])" office:value-type="float" office:value="1" calcext:value-type="float">
            <text:p>1</text:p>
          </table:table-cell>
          <table:table-cell table:style-name="ce10" table:formula="of:=OR(ROW([.AL9])-1=[.$B$1];MEDIAN(64;[.AL9];123)=[.AL9])" office:value-type="float" office:value="0" calcext:value-type="float">
            <text:p>0</text:p>
          </table:table-cell>
          <table:table-cell table:style-name="ce10" table:formula="of:=OR(ROW([.AM9])-1=[.$B$1];MEDIAN(64;[.AM9];123)=[.AM9])" office:value-type="float" office:value="1" calcext:value-type="float">
            <text:p>1</text:p>
          </table:table-cell>
          <table:table-cell table:style-name="ce10" table:formula="of:=OR(ROW([.AN9])-1=[.$B$1];MEDIAN(64;[.AN9];123)=[.AN9])" office:value-type="float" office:value="0" calcext:value-type="float">
            <text:p>0</text:p>
          </table:table-cell>
          <table:table-cell table:style-name="ce10" table:formula="of:=OR(ROW([.AO9])-1=[.$B$1];MEDIAN(64;[.AO9];123)=[.AO9])" office:value-type="float" office:value="0" calcext:value-type="float">
            <text:p>0</text:p>
          </table:table-cell>
          <table:table-cell table:style-name="ce10" table:formula="of:=OR(ROW([.AP9])-1=[.$B$1];MEDIAN(64;[.AP9];123)=[.AP9])" office:value-type="float" office:value="0" calcext:value-type="float">
            <text:p>0</text:p>
          </table:table-cell>
          <table:table-cell table:style-name="ce10" table:formula="of:=OR(ROW([.AQ9])-1=[.$B$1];MEDIAN(64;[.AQ9];123)=[.AQ9])" office:value-type="float" office:value="0" calcext:value-type="float">
            <text:p>0</text:p>
          </table:table-cell>
          <table:table-cell table:style-name="ce10" table:formula="of:=OR(ROW([.AR9])-1=[.$B$1];MEDIAN(64;[.AR9];123)=[.AR9])" office:value-type="float" office:value="0" calcext:value-type="float">
            <text:p>0</text:p>
          </table:table-cell>
          <table:table-cell table:style-name="ce10" table:formula="of:=OR(ROW([.AS9])-1=[.$B$1];MEDIAN(64;[.AS9];123)=[.AS9])" office:value-type="float" office:value="0" calcext:value-type="float">
            <text:p>0</text:p>
          </table:table-cell>
          <table:table-cell table:style-name="ce10" table:formula="of:=OR(ROW([.AT9])-1=[.$B$1];MEDIAN(64;[.AT9];123)=[.AT9])" office:value-type="float" office:value="1" calcext:value-type="float">
            <text:p>1</text:p>
          </table:table-cell>
          <table:table-cell table:style-name="ce10" table:formula="of:=OR(ROW([.AU9])-1=[.$B$1];MEDIAN(64;[.AU9];123)=[.AU9])" office:value-type="float" office:value="1" calcext:value-type="float">
            <text:p>1</text:p>
          </table:table-cell>
          <table:table-cell table:style-name="ce10" table:formula="of:=OR(ROW([.AV9])-1=[.$B$1];MEDIAN(64;[.AV9];123)=[.AV9])" office:value-type="float" office:value="0" calcext:value-type="float">
            <text:p>0</text:p>
          </table:table-cell>
          <table:table-cell table:style-name="ce10" table:formula="of:=OR(ROW([.AW9])-1=[.$B$1];MEDIAN(64;[.AW9];123)=[.AW9])" office:value-type="float" office:value="0" calcext:value-type="float">
            <text:p>0</text:p>
          </table:table-cell>
          <table:table-cell table:style-name="ce10" table:formula="of:=OR(ROW([.AX9])-1=[.$B$1];MEDIAN(64;[.AX9];123)=[.AX9])" office:value-type="float" office:value="1" calcext:value-type="float">
            <text:p>1</text:p>
          </table:table-cell>
          <table:table-cell table:style-name="ce10" table:formula="of:=OR(ROW([.AY9])-1=[.$B$1];MEDIAN(64;[.AY9];123)=[.AY9])" office:value-type="float" office:value="0" calcext:value-type="float">
            <text:p>0</text:p>
          </table:table-cell>
          <table:table-cell table:style-name="ce10" table:formula="of:=OR(ROW([.AZ9])-1=[.$B$1];MEDIAN(64;[.AZ9];123)=[.AZ9])" office:value-type="float" office:value="1" calcext:value-type="float">
            <text:p>1</text:p>
          </table:table-cell>
          <table:table-cell table:style-name="ce10" table:formula="of:=OR(ROW([.BA9])-1=[.$B$1];MEDIAN(64;[.BA9];123)=[.BA9])" office:value-type="float" office:value="1" calcext:value-type="float">
            <text:p>1</text:p>
          </table:table-cell>
          <table:table-cell table:style-name="ce10" table:formula="of:=OR(ROW([.BB9])-1=[.$B$1];MEDIAN(64;[.BB9];123)=[.BB9])" office:value-type="float" office:value="0" calcext:value-type="float">
            <text:p>0</text:p>
          </table:table-cell>
          <table:table-cell table:style-name="ce10" table:formula="of:=OR(ROW([.BC9])-1=[.$B$1];MEDIAN(64;[.BC9];123)=[.BC9])" office:value-type="float" office:value="0" calcext:value-type="float">
            <text:p>0</text:p>
          </table:table-cell>
          <table:table-cell table:style-name="ce10" table:formula="of:=OR(ROW([.BD9])-1=[.$B$1];MEDIAN(64;[.BD9];123)=[.BD9])" office:value-type="float" office:value="1" calcext:value-type="float">
            <text:p>1</text:p>
          </table:table-cell>
          <table:table-cell table:style-name="ce10" table:formula="of:=OR(ROW([.BE9])-1=[.$B$1];MEDIAN(64;[.BE9];123)=[.BE9])" office:value-type="float" office:value="0" calcext:value-type="float">
            <text:p>0</text:p>
          </table:table-cell>
          <table:table-cell table:style-name="ce10" table:formula="of:=OR(ROW([.BF9])-1=[.$B$1];MEDIAN(64;[.BF9];123)=[.BF9])" office:value-type="float" office:value="1" calcext:value-type="float">
            <text:p>1</text:p>
          </table:table-cell>
          <table:table-cell table:style-name="ce10" table:formula="of:=OR(ROW([.BG9])-1=[.$B$1];MEDIAN(64;[.BG9];123)=[.BG9])" office:value-type="float" office:value="0" calcext:value-type="float">
            <text:p>0</text:p>
          </table:table-cell>
          <table:table-cell table:style-name="ce10" table:formula="of:=OR(ROW([.BH9])-1=[.$B$1];MEDIAN(64;[.BH9];123)=[.BH9])" office:value-type="float" office:value="1" calcext:value-type="float">
            <text:p>1</text:p>
          </table:table-cell>
          <table:table-cell table:style-name="ce10" table:formula="of:=OR(ROW([.BI9])-1=[.$B$1];MEDIAN(64;[.BI9];123)=[.BI9])" office:value-type="float" office:value="0" calcext:value-type="float">
            <text:p>0</text:p>
          </table:table-cell>
          <table:table-cell table:style-name="ce10" table:formula="of:=OR(ROW([.BJ9])-1=[.$B$1];MEDIAN(64;[.BJ9];123)=[.BJ9])" office:value-type="float" office:value="1" calcext:value-type="float">
            <text:p>1</text:p>
          </table:table-cell>
          <table:table-cell table:style-name="ce10" table:formula="of:=OR(ROW([.BK9])-1=[.$B$1];MEDIAN(64;[.BK9];123)=[.BK9])" office:value-type="float" office:value="0" calcext:value-type="float">
            <text:p>0</text:p>
          </table:table-cell>
          <table:table-cell table:style-name="ce10" table:formula="of:=OR(ROW([.BL9])-1=[.$B$1];MEDIAN(64;[.BL9];123)=[.BL9])" office:value-type="float" office:value="1" calcext:value-type="float">
            <text:p>1</text:p>
          </table:table-cell>
          <table:table-cell table:style-name="ce10" table:formula="of:=OR(ROW([.BM9])-1=[.$B$1];MEDIAN(64;[.BM9];123)=[.BM9])" office:value-type="float" office:value="1" calcext:value-type="float">
            <text:p>1</text:p>
          </table:table-cell>
          <table:table-cell table:style-name="ce10" table:formula="of:=OR(ROW([.BN9])-1=[.$B$1];MEDIAN(64;[.BN9];123)=[.BN9])" office:value-type="float" office:value="0" calcext:value-type="float">
            <text:p>0</text:p>
          </table:table-cell>
          <table:table-cell table:style-name="ce10" table:formula="of:=OR(ROW([.BO9])-1=[.$B$1];MEDIAN(64;[.BO9];123)=[.BO9])" office:value-type="float" office:value="1" calcext:value-type="float">
            <text:p>1</text:p>
          </table:table-cell>
          <table:table-cell table:style-name="ce10" table:formula="of:=OR(ROW([.BP9])-1=[.$B$1];MEDIAN(64;[.BP9];123)=[.BP9])" office:value-type="float" office:value="1" calcext:value-type="float">
            <text:p>1</text:p>
          </table:table-cell>
          <table:table-cell table:style-name="ce10" table:formula="of:=OR(ROW([.BQ9])-1=[.$B$1];MEDIAN(64;[.BQ9];123)=[.BQ9])" office:value-type="float" office:value="0" calcext:value-type="float">
            <text:p>0</text:p>
          </table:table-cell>
          <table:table-cell table:style-name="ce10" table:formula="of:=OR(ROW([.BR9])-1=[.$B$1];MEDIAN(64;[.BR9];123)=[.BR9])" office:value-type="float" office:value="1" calcext:value-type="float">
            <text:p>1</text:p>
          </table:table-cell>
          <table:table-cell table:style-name="ce10" table:formula="of:=OR(ROW([.BS9])-1=[.$B$1];MEDIAN(64;[.BS9];123)=[.BS9])" office:value-type="float" office:value="0" calcext:value-type="float">
            <text:p>0</text:p>
          </table:table-cell>
          <table:table-cell table:style-name="ce10" table:formula="of:=OR(ROW([.BT9])-1=[.$B$1];MEDIAN(64;[.BT9];123)=[.BT9])" office:value-type="float" office:value="0" calcext:value-type="float">
            <text:p>0</text:p>
          </table:table-cell>
          <table:table-cell table:style-name="ce10" table:formula="of:=OR(ROW([.BU9])-1=[.$B$1];MEDIAN(64;[.BU9];123)=[.BU9])" office:value-type="float" office:value="0" calcext:value-type="float">
            <text:p>0</text:p>
          </table:table-cell>
          <table:table-cell table:style-name="ce10" table:formula="of:=OR(ROW([.BV9])-1=[.$B$1];MEDIAN(64;[.BV9];123)=[.BV9])" office:value-type="float" office:value="1" calcext:value-type="float">
            <text:p>1</text:p>
          </table:table-cell>
          <table:table-cell table:style-name="ce10" table:formula="of:=OR(ROW([.BW9])-1=[.$B$1];MEDIAN(64;[.BW9];123)=[.BW9])" office:value-type="float" office:value="0" calcext:value-type="float">
            <text:p>0</text:p>
          </table:table-cell>
          <table:table-cell table:style-name="ce10" table:formula="of:=OR(ROW([.BX9])-1=[.$B$1];MEDIAN(64;[.BX9];123)=[.BX9])" office:value-type="float" office:value="1" calcext:value-type="float">
            <text:p>1</text:p>
          </table:table-cell>
          <table:table-cell table:style-name="ce10" table:formula="of:=OR(ROW([.BY9])-1=[.$B$1];MEDIAN(64;[.BY9];123)=[.BY9])" office:value-type="float" office:value="0" calcext:value-type="float">
            <text:p>0</text:p>
          </table:table-cell>
          <table:table-cell table:style-name="ce10" table:formula="of:=OR(ROW([.BZ9])-1=[.$B$1];MEDIAN(64;[.BZ9];123)=[.BZ9])" office:value-type="float" office:value="1" calcext:value-type="float">
            <text:p>1</text:p>
          </table:table-cell>
          <table:table-cell table:style-name="ce10" table:formula="of:=OR(ROW([.CA9])-1=[.$B$1];MEDIAN(64;[.CA9];123)=[.CA9])" office:value-type="float" office:value="0" calcext:value-type="float">
            <text:p>0</text:p>
          </table:table-cell>
          <table:table-cell table:style-name="ce10" table:formula="of:=OR(ROW([.CB9])-1=[.$B$1];MEDIAN(64;[.CB9];123)=[.CB9])" office:value-type="float" office:value="1" calcext:value-type="float">
            <text:p>1</text:p>
          </table:table-cell>
          <table:table-cell table:style-name="ce10" table:formula="of:=OR(ROW([.CC9])-1=[.$B$1];MEDIAN(64;[.CC9];123)=[.CC9])" office:value-type="float" office:value="0" calcext:value-type="float">
            <text:p>0</text:p>
          </table:table-cell>
          <table:table-cell table:style-name="ce10" table:formula="of:=OR(ROW([.CD9])-1=[.$B$1];MEDIAN(64;[.CD9];123)=[.CD9])" office:value-type="float" office:value="0" calcext:value-type="float">
            <text:p>0</text:p>
          </table:table-cell>
          <table:table-cell table:style-name="ce10" table:formula="of:=OR(ROW([.CE9])-1=[.$B$1];MEDIAN(64;[.CE9];123)=[.CE9])" office:value-type="float" office:value="1" calcext:value-type="float">
            <text:p>1</text:p>
          </table:table-cell>
          <table:table-cell table:style-name="ce10" table:formula="of:=OR(ROW([.CF9])-1=[.$B$1];MEDIAN(64;[.CF9];123)=[.CF9])" office:value-type="float" office:value="0" calcext:value-type="float">
            <text:p>0</text:p>
          </table:table-cell>
          <table:table-cell table:style-name="ce10" table:formula="of:=OR(ROW([.CG9])-1=[.$B$1];MEDIAN(64;[.CG9];123)=[.CG9])" office:value-type="float" office:value="0" calcext:value-type="float">
            <text:p>0</text:p>
          </table:table-cell>
          <table:table-cell table:style-name="ce10" table:formula="of:=OR(ROW([.CH9])-1=[.$B$1];MEDIAN(64;[.CH9];123)=[.CH9])" office:value-type="float" office:value="0" calcext:value-type="float">
            <text:p>0</text:p>
          </table:table-cell>
          <table:table-cell table:style-name="ce10" table:formula="of:=OR(ROW([.CI9])-1=[.$B$1];MEDIAN(64;[.CI9];123)=[.CI9])" office:value-type="float" office:value="0" calcext:value-type="float">
            <text:p>0</text:p>
          </table:table-cell>
          <table:table-cell table:style-name="ce10" table:formula="of:=OR(ROW([.CJ9])-1=[.$B$1];MEDIAN(64;[.CJ9];123)=[.CJ9])" office:value-type="float" office:value="0" calcext:value-type="float">
            <text:p>0</text:p>
          </table:table-cell>
          <table:table-cell table:style-name="ce10" table:formula="of:=OR(ROW([.CK9])-1=[.$B$1];MEDIAN(64;[.CK9];123)=[.CK9])" office:value-type="float" office:value="0" calcext:value-type="float">
            <text:p>0</text:p>
          </table:table-cell>
          <table:table-cell table:style-name="ce10" table:formula="of:=OR(ROW([.CL9])-1=[.$B$1];MEDIAN(64;[.CL9];123)=[.CL9])" office:value-type="float" office:value="0" calcext:value-type="float">
            <text:p>0</text:p>
          </table:table-cell>
          <table:table-cell table:style-name="ce10" table:formula="of:=OR(ROW([.CM9])-1=[.$B$1];MEDIAN(64;[.CM9];123)=[.CM9])" office:value-type="float" office:value="0" calcext:value-type="float">
            <text:p>0</text:p>
          </table:table-cell>
          <table:table-cell table:style-name="ce10" table:formula="of:=OR(ROW([.CN9])-1=[.$B$1];MEDIAN(64;[.CN9];123)=[.CN9])" office:value-type="float" office:value="0" calcext:value-type="float">
            <text:p>0</text:p>
          </table:table-cell>
          <table:table-cell table:style-name="ce10" table:formula="of:=OR(ROW([.CO9])-1=[.$B$1];MEDIAN(64;[.CO9];123)=[.CO9])" office:value-type="float" office:value="0" calcext:value-type="float">
            <text:p>0</text:p>
          </table:table-cell>
          <table:table-cell table:style-name="ce10" table:formula="of:=OR(ROW([.CP9])-1=[.$B$1];MEDIAN(64;[.CP9];123)=[.CP9])" office:value-type="float" office:value="0" calcext:value-type="float">
            <text:p>0</text:p>
          </table:table-cell>
          <table:table-cell table:style-name="ce10" table:formula="of:=OR(ROW([.CQ9])-1=[.$B$1];MEDIAN(64;[.CQ9];123)=[.CQ9])" office:value-type="float" office:value="1" calcext:value-type="float">
            <text:p>1</text:p>
          </table:table-cell>
          <table:table-cell table:style-name="ce10" table:formula="of:=OR(ROW([.CR9])-1=[.$B$1];MEDIAN(64;[.CR9];123)=[.CR9])" office:value-type="float" office:value="1" calcext:value-type="float">
            <text:p>1</text:p>
          </table:table-cell>
          <table:table-cell table:style-name="ce10" table:formula="of:=OR(ROW([.CS9])-1=[.$B$1];MEDIAN(64;[.CS9];123)=[.CS9])" office:value-type="float" office:value="1" calcext:value-type="float">
            <text:p>1</text:p>
          </table:table-cell>
          <table:table-cell table:style-name="ce10" table:formula="of:=OR(ROW([.CT9])-1=[.$B$1];MEDIAN(64;[.CT9];123)=[.CT9])" office:value-type="float" office:value="0" calcext:value-type="float">
            <text:p>0</text:p>
          </table:table-cell>
          <table:table-cell table:style-name="ce10" table:formula="of:=OR(ROW([.CU9])-1=[.$B$1];MEDIAN(64;[.CU9];123)=[.CU9])" office:value-type="float" office:value="0" calcext:value-type="float">
            <text:p>0</text:p>
          </table:table-cell>
          <table:table-cell table:style-name="ce10" table:formula="of:=OR(ROW([.CV9])-1=[.$B$1];MEDIAN(64;[.CV9];123)=[.CV9])" office:value-type="float" office:value="1" calcext:value-type="float">
            <text:p>1</text:p>
          </table:table-cell>
          <table:table-cell table:style-name="ce10" table:formula="of:=OR(ROW([.CW9])-1=[.$B$1];MEDIAN(64;[.CW9];123)=[.CW9])" office:value-type="float" office:value="0" calcext:value-type="float">
            <text:p>0</text:p>
          </table:table-cell>
          <table:table-cell table:style-name="ce10" table:formula="of:=OR(ROW([.CX9])-1=[.$B$1];MEDIAN(64;[.CX9];123)=[.CX9])" office:value-type="float" office:value="0" calcext:value-type="float">
            <text:p>0</text:p>
          </table:table-cell>
          <table:table-cell table:style-name="ce10" table:formula="of:=OR(ROW([.CY9])-1=[.$B$1];MEDIAN(64;[.CY9];123)=[.CY9])" office:value-type="float" office:value="0" calcext:value-type="float">
            <text:p>0</text:p>
          </table:table-cell>
          <table:table-cell table:style-name="ce10" table:formula="of:=OR(ROW([.CZ9])-1=[.$B$1];MEDIAN(64;[.CZ9];123)=[.CZ9])" office:value-type="float" office:value="0" calcext:value-type="float">
            <text:p>0</text:p>
          </table:table-cell>
          <table:table-cell table:style-name="ce10" table:formula="of:=OR(ROW([.DA9])-1=[.$B$1];MEDIAN(64;[.DA9];123)=[.DA9])" office:value-type="float" office:value="1" calcext:value-type="float">
            <text:p>1</text:p>
          </table:table-cell>
          <table:table-cell table:style-name="ce10" table:formula="of:=OR(ROW([.DB9])-1=[.$B$1];MEDIAN(64;[.DB9];123)=[.DB9])" office:value-type="float" office:value="0" calcext:value-type="float">
            <text:p>0</text:p>
          </table:table-cell>
          <table:table-cell table:style-name="ce10" table:formula="of:=OR(ROW([.DC9])-1=[.$B$1];MEDIAN(64;[.DC9];123)=[.DC9])" office:value-type="float" office:value="0" calcext:value-type="float">
            <text:p>0</text:p>
          </table:table-cell>
          <table:table-cell table:style-name="ce10" table:formula="of:=OR(ROW([.DD9])-1=[.$B$1];MEDIAN(64;[.DD9];123)=[.DD9])" office:value-type="float" office:value="0" calcext:value-type="float">
            <text:p>0</text:p>
          </table:table-cell>
          <table:table-cell table:style-name="ce10" table:formula="of:=OR(ROW([.DE9])-1=[.$B$1];MEDIAN(64;[.DE9];123)=[.DE9])" office:value-type="float" office:value="0" calcext:value-type="float">
            <text:p>0</text:p>
          </table:table-cell>
          <table:table-cell table:style-name="ce10" table:formula="of:=OR(ROW([.DF9])-1=[.$B$1];MEDIAN(64;[.DF9];123)=[.DF9])" office:value-type="float" office:value="0" calcext:value-type="float">
            <text:p>0</text:p>
          </table:table-cell>
          <table:table-cell table:style-name="ce10" table:formula="of:=OR(ROW([.DG9])-1=[.$B$1];MEDIAN(64;[.DG9];123)=[.DG9])" office:value-type="float" office:value="0" calcext:value-type="float">
            <text:p>0</text:p>
          </table:table-cell>
          <table:table-cell table:style-name="ce10" table:formula="of:=OR(ROW([.DH9])-1=[.$B$1];MEDIAN(64;[.DH9];123)=[.DH9])" office:value-type="float" office:value="1" calcext:value-type="float">
            <text:p>1</text:p>
          </table:table-cell>
          <table:table-cell table:style-name="ce10" table:formula="of:=OR(ROW([.DI9])-1=[.$B$1];MEDIAN(64;[.DI9];123)=[.DI9])" office:value-type="float" office:value="0" calcext:value-type="float">
            <text:p>0</text:p>
          </table:table-cell>
          <table:table-cell table:style-name="ce10" table:formula="of:=OR(ROW([.DJ9])-1=[.$B$1];MEDIAN(64;[.DJ9];123)=[.DJ9])" office:value-type="float" office:value="0" calcext:value-type="float">
            <text:p>0</text:p>
          </table:table-cell>
          <table:table-cell table:style-name="ce10" table:formula="of:=OR(ROW([.DK9])-1=[.$B$1];MEDIAN(64;[.DK9];123)=[.DK9])" office:value-type="float" office:value="0" calcext:value-type="float">
            <text:p>0</text:p>
          </table:table-cell>
          <table:table-cell table:style-name="ce10" table:formula="of:=OR(ROW([.DL9])-1=[.$B$1];MEDIAN(64;[.DL9];123)=[.DL9])" office:value-type="float" office:value="1" calcext:value-type="float">
            <text:p>1</text:p>
          </table:table-cell>
          <table:table-cell table:style-name="ce10" table:formula="of:=OR(ROW([.DM9])-1=[.$B$1];MEDIAN(64;[.DM9];123)=[.DM9])" office:value-type="float" office:value="0" calcext:value-type="float">
            <text:p>0</text:p>
          </table:table-cell>
          <table:table-cell table:style-name="ce10" table:formula="of:=OR(ROW([.DN9])-1=[.$B$1];MEDIAN(64;[.DN9];123)=[.DN9])" office:value-type="float" office:value="0" calcext:value-type="float">
            <text:p>0</text:p>
          </table:table-cell>
          <table:table-cell table:style-name="ce10" table:formula="of:=OR(ROW([.DO9])-1=[.$B$1];MEDIAN(64;[.DO9];123)=[.DO9])" office:value-type="float" office:value="1" calcext:value-type="float">
            <text:p>1</text:p>
          </table:table-cell>
          <table:table-cell table:style-name="ce10" table:formula="of:=OR(ROW([.DP9])-1=[.$B$1];MEDIAN(64;[.DP9];123)=[.DP9])" office:value-type="float" office:value="1" calcext:value-type="float">
            <text:p>1</text:p>
          </table:table-cell>
          <table:table-cell table:style-name="ce10" table:formula="of:=OR(ROW([.DQ9])-1=[.$B$1];MEDIAN(64;[.DQ9];123)=[.DQ9])" office:value-type="float" office:value="1" calcext:value-type="float">
            <text:p>1</text:p>
          </table:table-cell>
          <table:table-cell table:style-name="ce10" table:formula="of:=OR(ROW([.DR9])-1=[.$B$1];MEDIAN(64;[.DR9];123)=[.DR9])" office:value-type="float" office:value="1" calcext:value-type="float">
            <text:p>1</text:p>
          </table:table-cell>
          <table:table-cell table:style-name="ce10" table:formula="of:=OR(ROW([.DS9])-1=[.$B$1];MEDIAN(64;[.DS9];123)=[.DS9])" office:value-type="float" office:value="0" calcext:value-type="float">
            <text:p>0</text:p>
          </table:table-cell>
          <table:table-cell table:style-name="ce10" table:formula="of:=OR(ROW([.DT9])-1=[.$B$1];MEDIAN(64;[.DT9];123)=[.DT9])" office:value-type="float" office:value="0" calcext:value-type="float">
            <text:p>0</text:p>
          </table:table-cell>
          <table:table-cell table:style-name="ce10" table:formula="of:=OR(ROW([.DU9])-1=[.$B$1];MEDIAN(64;[.DU9];123)=[.DU9])" office:value-type="float" office:value="0" calcext:value-type="float">
            <text:p>0</text:p>
          </table:table-cell>
          <table:table-cell table:style-name="ce10" table:formula="of:=OR(ROW([.DV9])-1=[.$B$1];MEDIAN(64;[.DV9];123)=[.DV9])" office:value-type="float" office:value="0" calcext:value-type="float">
            <text:p>0</text:p>
          </table:table-cell>
          <table:table-cell table:style-name="ce10" table:formula="of:=OR(ROW([.DW9])-1=[.$B$1];MEDIAN(64;[.DW9];123)=[.DW9])" office:value-type="float" office:value="0" calcext:value-type="float">
            <text:p>0</text:p>
          </table:table-cell>
          <table:table-cell table:style-name="ce10" table:formula="of:=OR(ROW([.DX9])-1=[.$B$1];MEDIAN(64;[.DX9];123)=[.DX9])" office:value-type="float" office:value="0" calcext:value-type="float">
            <text:p>0</text:p>
          </table:table-cell>
          <table:table-cell table:style-name="ce10" table:formula="of:=OR(ROW([.DY9])-1=[.$B$1];MEDIAN(64;[.DY9];123)=[.DY9])" office:value-type="float" office:value="0" calcext:value-type="float">
            <text:p>0</text:p>
          </table:table-cell>
          <table:table-cell table:style-name="ce10" table:formula="of:=OR(ROW([.DZ9])-1=[.$B$1];MEDIAN(64;[.DZ9];123)=[.DZ9])" office:value-type="float" office:value="0" calcext:value-type="float">
            <text:p>0</text:p>
          </table:table-cell>
          <table:table-cell table:style-name="ce10" table:formula="of:=OR(ROW([.EA9])-1=[.$B$1];MEDIAN(64;[.EA9];123)=[.EA9])" office:value-type="float" office:value="0" calcext:value-type="float">
            <text:p>0</text:p>
          </table:table-cell>
          <table:table-cell table:style-name="ce10" table:formula="of:=OR(ROW([.EB9])-1=[.$B$1];MEDIAN(64;[.EB9];123)=[.EB9])" office:value-type="float" office:value="0" calcext:value-type="float">
            <text:p>0</text:p>
          </table:table-cell>
          <table:table-cell table:style-name="ce10" table:formula="of:=OR(ROW([.EC9])-1=[.$B$1];MEDIAN(64;[.EC9];123)=[.EC9])" office:value-type="float" office:value="0" calcext:value-type="float">
            <text:p>0</text:p>
          </table:table-cell>
          <table:table-cell table:style-name="ce10" table:formula="of:=OR(ROW([.ED9])-1=[.$B$1];MEDIAN(64;[.ED9];123)=[.ED9])" office:value-type="float" office:value="0" calcext:value-type="float">
            <text:p>0</text:p>
          </table:table-cell>
          <table:table-cell table:style-name="ce10" table:formula="of:=OR(ROW([.EE9])-1=[.$B$1];MEDIAN(64;[.EE9];123)=[.EE9])" office:value-type="float" office:value="0" calcext:value-type="float">
            <text:p>0</text:p>
          </table:table-cell>
          <table:table-cell table:style-name="ce10" table:formula="of:=OR(ROW([.EF9])-1=[.$B$1];MEDIAN(64;[.EF9];123)=[.EF9])" office:value-type="float" office:value="0" calcext:value-type="float">
            <text:p>0</text:p>
          </table:table-cell>
          <table:table-cell table:style-name="ce10" table:formula="of:=OR(ROW([.EG9])-1=[.$B$1];MEDIAN(64;[.EG9];123)=[.EG9])" office:value-type="float" office:value="0" calcext:value-type="float">
            <text:p>0</text:p>
          </table:table-cell>
          <table:table-cell table:style-name="ce10" table:formula="of:=OR(ROW([.EH9])-1=[.$B$1];MEDIAN(64;[.EH9];123)=[.EH9])" office:value-type="float" office:value="0" calcext:value-type="float">
            <text:p>0</text:p>
          </table:table-cell>
          <table:table-cell table:style-name="ce10" table:formula="of:=OR(ROW([.EI9])-1=[.$B$1];MEDIAN(64;[.EI9];123)=[.EI9])" office:value-type="float" office:value="0" calcext:value-type="float">
            <text:p>0</text:p>
          </table:table-cell>
          <table:table-cell table:style-name="ce10" table:formula="of:=OR(ROW([.EJ9])-1=[.$B$1];MEDIAN(64;[.EJ9];123)=[.EJ9])" office:value-type="float" office:value="0" calcext:value-type="float">
            <text:p>0</text:p>
          </table:table-cell>
          <table:table-cell table:style-name="ce10" table:formula="of:=OR(ROW([.EK9])-1=[.$B$1];MEDIAN(64;[.EK9];123)=[.EK9])" office:value-type="float" office:value="0" calcext:value-type="float">
            <text:p>0</text:p>
          </table:table-cell>
          <table:table-cell table:style-name="ce10" table:formula="of:=OR(ROW([.EL9])-1=[.$B$1];MEDIAN(64;[.EL9];123)=[.EL9])" office:value-type="float" office:value="0" calcext:value-type="float">
            <text:p>0</text:p>
          </table:table-cell>
          <table:table-cell table:style-name="ce10" table:formula="of:=OR(ROW([.EM9])-1=[.$B$1];MEDIAN(64;[.EM9];123)=[.EM9])" office:value-type="float" office:value="0" calcext:value-type="float">
            <text:p>0</text:p>
          </table:table-cell>
          <table:table-cell table:style-name="ce10" table:formula="of:=OR(ROW([.EN9])-1=[.$B$1];MEDIAN(64;[.EN9];123)=[.EN9])" office:value-type="float" office:value="0" calcext:value-type="float">
            <text:p>0</text:p>
          </table:table-cell>
          <table:table-cell table:style-name="ce10" table:formula="of:=OR(ROW([.EO9])-1=[.$B$1];MEDIAN(64;[.EO9];123)=[.EO9])" office:value-type="float" office:value="0" calcext:value-type="float">
            <text:p>0</text:p>
          </table:table-cell>
          <table:table-cell table:style-name="ce10" table:formula="of:=OR(ROW([.EP9])-1=[.$B$1];MEDIAN(64;[.EP9];123)=[.EP9])" office:value-type="float" office:value="0" calcext:value-type="float">
            <text:p>0</text:p>
          </table:table-cell>
          <table:table-cell table:style-name="ce10" table:formula="of:=OR(ROW([.EQ9])-1=[.$B$1];MEDIAN(64;[.EQ9];123)=[.EQ9])" office:value-type="float" office:value="0" calcext:value-type="float">
            <text:p>0</text:p>
          </table:table-cell>
          <table:table-cell table:style-name="ce10" table:formula="of:=OR(ROW([.ER9])-1=[.$B$1];MEDIAN(64;[.ER9];123)=[.ER9])" office:value-type="float" office:value="0" calcext:value-type="float">
            <text:p>0</text:p>
          </table:table-cell>
          <table:table-cell table:style-name="ce10" table:formula="of:=OR(ROW([.ES9])-1=[.$B$1];MEDIAN(64;[.ES9];123)=[.ES9])" office:value-type="float" office:value="0" calcext:value-type="float">
            <text:p>0</text:p>
          </table:table-cell>
          <table:table-cell table:style-name="ce10" table:formula="of:=OR(ROW([.ET9])-1=[.$B$1];MEDIAN(64;[.ET9];123)=[.ET9])" office:value-type="float" office:value="0" calcext:value-type="float">
            <text:p>0</text:p>
          </table:table-cell>
          <table:table-cell table:style-name="ce10" table:formula="of:=OR(ROW([.EU9])-1=[.$B$1];MEDIAN(64;[.EU9];123)=[.EU9])" office:value-type="float" office:value="0" calcext:value-type="float">
            <text:p>0</text:p>
          </table:table-cell>
          <table:table-cell table:style-name="ce10" table:formula="of:=OR(ROW([.EV9])-1=[.$B$1];MEDIAN(64;[.EV9];123)=[.EV9])" office:value-type="float" office:value="0" calcext:value-type="float">
            <text:p>0</text:p>
          </table:table-cell>
          <table:table-cell table:style-name="ce10" table:formula="of:=OR(ROW([.EW9])-1=[.$B$1];MEDIAN(64;[.EW9];123)=[.EW9])" office:value-type="float" office:value="0" calcext:value-type="float">
            <text:p>0</text:p>
          </table:table-cell>
          <table:table-cell table:style-name="ce10" table:formula="of:=OR(ROW([.EX9])-1=[.$B$1];MEDIAN(64;[.EX9];123)=[.EX9])" office:value-type="float" office:value="0" calcext:value-type="float">
            <text:p>0</text:p>
          </table:table-cell>
          <table:table-cell table:style-name="ce10" table:formula="of:=OR(ROW([.EY9])-1=[.$B$1];MEDIAN(64;[.EY9];123)=[.EY9])" office:value-type="float" office:value="0" calcext:value-type="float">
            <text:p>0</text:p>
          </table:table-cell>
          <table:table-cell table:style-name="ce10" table:formula="of:=OR(ROW([.EZ9])-1=[.$B$1];MEDIAN(64;[.EZ9];123)=[.EZ9])" office:value-type="float" office:value="0" calcext:value-type="float">
            <text:p>0</text:p>
          </table:table-cell>
          <table:table-cell table:style-name="ce10" table:formula="of:=OR(ROW([.FA9])-1=[.$B$1];MEDIAN(64;[.FA9];123)=[.FA9])" office:value-type="float" office:value="0" calcext:value-type="float">
            <text:p>0</text:p>
          </table:table-cell>
          <table:table-cell table:style-name="ce10" table:formula="of:=OR(ROW([.FB9])-1=[.$B$1];MEDIAN(64;[.FB9];123)=[.FB9])" office:value-type="float" office:value="0" calcext:value-type="float">
            <text:p>0</text:p>
          </table:table-cell>
          <table:table-cell table:style-name="ce10" table:formula="of:=OR(ROW([.FC9])-1=[.$B$1];MEDIAN(64;[.FC9];123)=[.FC9])" office:value-type="float" office:value="0" calcext:value-type="float">
            <text:p>0</text:p>
          </table:table-cell>
          <table:table-cell table:style-name="ce10" table:formula="of:=OR(ROW([.FD9])-1=[.$B$1];MEDIAN(64;[.FD9];123)=[.FD9])" office:value-type="float" office:value="0" calcext:value-type="float">
            <text:p>0</text:p>
          </table:table-cell>
          <table:table-cell table:style-name="ce10" table:formula="of:=OR(ROW([.FE9])-1=[.$B$1];MEDIAN(64;[.FE9];123)=[.FE9])" office:value-type="float" office:value="0" calcext:value-type="float">
            <text:p>0</text:p>
          </table:table-cell>
          <table:table-cell table:style-name="ce10" table:formula="of:=OR(ROW([.FF9])-1=[.$B$1];MEDIAN(64;[.FF9];123)=[.FF9])" office:value-type="float" office:value="0" calcext:value-type="float">
            <text:p>0</text:p>
          </table:table-cell>
          <table:table-cell table:style-name="ce10" table:formula="of:=OR(ROW([.FG9])-1=[.$B$1];MEDIAN(64;[.FG9];123)=[.FG9])" office:value-type="float" office:value="0" calcext:value-type="float">
            <text:p>0</text:p>
          </table:table-cell>
          <table:table-cell table:style-name="ce10" table:formula="of:=OR(ROW([.FH9])-1=[.$B$1];MEDIAN(64;[.FH9];123)=[.FH9])" office:value-type="float" office:value="0" calcext:value-type="float">
            <text:p>0</text:p>
          </table:table-cell>
          <table:table-cell table:style-name="ce10" table:formula="of:=OR(ROW([.FI9])-1=[.$B$1];MEDIAN(64;[.FI9];123)=[.FI9])" office:value-type="float" office:value="0" calcext:value-type="float">
            <text:p>0</text:p>
          </table:table-cell>
          <table:table-cell table:style-name="ce10" table:formula="of:=OR(ROW([.FJ9])-1=[.$B$1];MEDIAN(64;[.FJ9];123)=[.FJ9])" office:value-type="float" office:value="0" calcext:value-type="float">
            <text:p>0</text:p>
          </table:table-cell>
          <table:table-cell table:style-name="ce10" table:formula="of:=OR(ROW([.FK9])-1=[.$B$1];MEDIAN(64;[.FK9];123)=[.FK9])" office:value-type="float" office:value="0" calcext:value-type="float">
            <text:p>0</text:p>
          </table:table-cell>
          <table:table-cell table:style-name="ce10" table:formula="of:=OR(ROW([.FL9])-1=[.$B$1];MEDIAN(64;[.FL9];123)=[.FL9])" office:value-type="float" office:value="0" calcext:value-type="float">
            <text:p>0</text:p>
          </table:table-cell>
          <table:table-cell table:style-name="ce10" table:formula="of:=OR(ROW([.FM9])-1=[.$B$1];MEDIAN(64;[.FM9];123)=[.FM9])" office:value-type="float" office:value="0" calcext:value-type="float">
            <text:p>0</text:p>
          </table:table-cell>
          <table:table-cell table:style-name="ce10" table:formula="of:=OR(ROW([.FN9])-1=[.$B$1];MEDIAN(64;[.FN9];123)=[.FN9])" office:value-type="float" office:value="0" calcext:value-type="float">
            <text:p>0</text:p>
          </table:table-cell>
          <table:table-cell table:style-name="ce10" table:formula="of:=OR(ROW([.FO9])-1=[.$B$1];MEDIAN(64;[.FO9];123)=[.FO9])" office:value-type="float" office:value="0" calcext:value-type="float">
            <text:p>0</text:p>
          </table:table-cell>
          <table:table-cell table:style-name="ce10" table:formula="of:=OR(ROW([.FP9])-1=[.$B$1];MEDIAN(64;[.FP9];123)=[.FP9])" office:value-type="float" office:value="0" calcext:value-type="float">
            <text:p>0</text:p>
          </table:table-cell>
          <table:table-cell table:style-name="ce10" table:formula="of:=OR(ROW([.FQ9])-1=[.$B$1];MEDIAN(64;[.FQ9];123)=[.FQ9])" office:value-type="float" office:value="0" calcext:value-type="float">
            <text:p>0</text:p>
          </table:table-cell>
          <table:table-cell table:style-name="ce10" table:formula="of:=OR(ROW([.FR9])-1=[.$B$1];MEDIAN(64;[.FR9];123)=[.FR9])" office:value-type="float" office:value="0" calcext:value-type="float">
            <text:p>0</text:p>
          </table:table-cell>
          <table:table-cell table:style-name="ce10" table:formula="of:=OR(ROW([.FS9])-1=[.$B$1];MEDIAN(64;[.FS9];123)=[.FS9])" office:value-type="float" office:value="0" calcext:value-type="float">
            <text:p>0</text:p>
          </table:table-cell>
          <table:table-cell table:style-name="ce10" table:formula="of:=OR(ROW([.FT9])-1=[.$B$1];MEDIAN(64;[.FT9];123)=[.FT9])" office:value-type="float" office:value="0" calcext:value-type="float">
            <text:p>0</text:p>
          </table:table-cell>
          <table:table-cell table:style-name="ce10" table:formula="of:=OR(ROW([.FU9])-1=[.$B$1];MEDIAN(64;[.FU9];123)=[.FU9])" office:value-type="float" office:value="0" calcext:value-type="float">
            <text:p>0</text:p>
          </table:table-cell>
          <table:table-cell table:style-name="ce10" table:formula="of:=OR(ROW([.FV9])-1=[.$B$1];MEDIAN(64;[.FV9];123)=[.FV9])" office:value-type="float" office:value="0" calcext:value-type="float">
            <text:p>0</text:p>
          </table:table-cell>
          <table:table-cell table:style-name="ce10" table:formula="of:=OR(ROW([.FW9])-1=[.$B$1];MEDIAN(64;[.FW9];123)=[.FW9])" office:value-type="float" office:value="0" calcext:value-type="float">
            <text:p>0</text:p>
          </table:table-cell>
          <table:table-cell table:style-name="ce10" table:formula="of:=OR(ROW([.FX9])-1=[.$B$1];MEDIAN(64;[.FX9];123)=[.FX9])" office:value-type="float" office:value="0" calcext:value-type="float">
            <text:p>0</text:p>
          </table:table-cell>
          <table:table-cell table:style-name="ce10" table:formula="of:=OR(ROW([.FY9])-1=[.$B$1];MEDIAN(64;[.FY9];123)=[.FY9])" office:value-type="float" office:value="0" calcext:value-type="float">
            <text:p>0</text:p>
          </table:table-cell>
          <table:table-cell table:style-name="ce10" table:formula="of:=OR(ROW([.FZ9])-1=[.$B$1];MEDIAN(64;[.FZ9];123)=[.FZ9])" office:value-type="float" office:value="0" calcext:value-type="float">
            <text:p>0</text:p>
          </table:table-cell>
          <table:table-cell table:style-name="ce10" table:formula="of:=OR(ROW([.GA9])-1=[.$B$1];MEDIAN(64;[.GA9];123)=[.GA9])" office:value-type="float" office:value="0" calcext:value-type="float">
            <text:p>0</text:p>
          </table:table-cell>
          <table:table-cell table:style-name="ce10" table:formula="of:=OR(ROW([.GB9])-1=[.$B$1];MEDIAN(64;[.GB9];123)=[.GB9])" office:value-type="float" office:value="0" calcext:value-type="float">
            <text:p>0</text:p>
          </table:table-cell>
          <table:table-cell table:style-name="ce10" table:formula="of:=OR(ROW([.GC9])-1=[.$B$1];MEDIAN(64;[.GC9];123)=[.GC9])" office:value-type="float" office:value="0" calcext:value-type="float">
            <text:p>0</text:p>
          </table:table-cell>
          <table:table-cell table:style-name="ce10" table:formula="of:=OR(ROW([.GD9])-1=[.$B$1];MEDIAN(64;[.GD9];123)=[.GD9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10])-1=[.$B$1];MEDIAN(64;[.A10];123)=[.A10])" office:value-type="float" office:value="1" calcext:value-type="float">
            <text:p>1</text:p>
          </table:table-cell>
          <table:table-cell table:style-name="ce10" table:formula="of:=OR(ROW([.B10])-1=[.$B$1];MEDIAN(64;[.B10];123)=[.B10])" office:value-type="float" office:value="1" calcext:value-type="float">
            <text:p>1</text:p>
          </table:table-cell>
          <table:table-cell table:style-name="ce10" table:formula="of:=OR(ROW([.C10])-1=[.$B$1];MEDIAN(64;[.C10];123)=[.C10])" office:value-type="float" office:value="1" calcext:value-type="float">
            <text:p>1</text:p>
          </table:table-cell>
          <table:table-cell table:style-name="ce10" table:formula="of:=OR(ROW([.D10])-1=[.$B$1];MEDIAN(64;[.D10];123)=[.D10])" office:value-type="float" office:value="0" calcext:value-type="float">
            <text:p>0</text:p>
          </table:table-cell>
          <table:table-cell table:style-name="ce10" table:formula="of:=OR(ROW([.E10])-1=[.$B$1];MEDIAN(64;[.E10];123)=[.E10])" office:value-type="float" office:value="1" calcext:value-type="float">
            <text:p>1</text:p>
          </table:table-cell>
          <table:table-cell table:style-name="ce10" table:formula="of:=OR(ROW([.F10])-1=[.$B$1];MEDIAN(64;[.F10];123)=[.F10])" office:value-type="float" office:value="0" calcext:value-type="float">
            <text:p>0</text:p>
          </table:table-cell>
          <table:table-cell table:style-name="ce10" table:formula="of:=OR(ROW([.G10])-1=[.$B$1];MEDIAN(64;[.G10];123)=[.G10])" office:value-type="float" office:value="0" calcext:value-type="float">
            <text:p>0</text:p>
          </table:table-cell>
          <table:table-cell table:style-name="ce10" table:formula="of:=OR(ROW([.H10])-1=[.$B$1];MEDIAN(64;[.H10];123)=[.H10])" office:value-type="float" office:value="0" calcext:value-type="float">
            <text:p>0</text:p>
          </table:table-cell>
          <table:table-cell table:style-name="ce10" table:formula="of:=OR(ROW([.I10])-1=[.$B$1];MEDIAN(64;[.I10];123)=[.I10])" office:value-type="float" office:value="0" calcext:value-type="float">
            <text:p>0</text:p>
          </table:table-cell>
          <table:table-cell table:style-name="ce10" table:formula="of:=OR(ROW([.J10])-1=[.$B$1];MEDIAN(64;[.J10];123)=[.J10])" office:value-type="float" office:value="0" calcext:value-type="float">
            <text:p>0</text:p>
          </table:table-cell>
          <table:table-cell table:style-name="ce10" table:formula="of:=OR(ROW([.K10])-1=[.$B$1];MEDIAN(64;[.K10];123)=[.K10])" office:value-type="float" office:value="1" calcext:value-type="float">
            <text:p>1</text:p>
          </table:table-cell>
          <table:table-cell table:style-name="ce10" table:formula="of:=OR(ROW([.L10])-1=[.$B$1];MEDIAN(64;[.L10];123)=[.L10])" office:value-type="float" office:value="0" calcext:value-type="float">
            <text:p>0</text:p>
          </table:table-cell>
          <table:table-cell table:style-name="ce10" table:formula="of:=OR(ROW([.M10])-1=[.$B$1];MEDIAN(64;[.M10];123)=[.M10])" office:value-type="float" office:value="1" calcext:value-type="float">
            <text:p>1</text:p>
          </table:table-cell>
          <table:table-cell table:style-name="ce10" table:formula="of:=OR(ROW([.N10])-1=[.$B$1];MEDIAN(64;[.N10];123)=[.N10])" office:value-type="float" office:value="0" calcext:value-type="float">
            <text:p>0</text:p>
          </table:table-cell>
          <table:table-cell table:style-name="ce10" table:formula="of:=OR(ROW([.O10])-1=[.$B$1];MEDIAN(64;[.O10];123)=[.O10])" office:value-type="float" office:value="1" calcext:value-type="float">
            <text:p>1</text:p>
          </table:table-cell>
          <table:table-cell table:style-name="ce10" table:formula="of:=OR(ROW([.P10])-1=[.$B$1];MEDIAN(64;[.P10];123)=[.P10])" office:value-type="float" office:value="1" calcext:value-type="float">
            <text:p>1</text:p>
          </table:table-cell>
          <table:table-cell table:style-name="ce10" table:formula="of:=OR(ROW([.Q10])-1=[.$B$1];MEDIAN(64;[.Q10];123)=[.Q10])" office:value-type="float" office:value="1" calcext:value-type="float">
            <text:p>1</text:p>
          </table:table-cell>
          <table:table-cell table:style-name="ce10" table:formula="of:=OR(ROW([.R10])-1=[.$B$1];MEDIAN(64;[.R10];123)=[.R10])" office:value-type="float" office:value="0" calcext:value-type="float">
            <text:p>0</text:p>
          </table:table-cell>
          <table:table-cell table:style-name="ce10" table:formula="of:=OR(ROW([.S10])-1=[.$B$1];MEDIAN(64;[.S10];123)=[.S10])" office:value-type="float" office:value="0" calcext:value-type="float">
            <text:p>0</text:p>
          </table:table-cell>
          <table:table-cell table:style-name="ce10" table:formula="of:=OR(ROW([.T10])-1=[.$B$1];MEDIAN(64;[.T10];123)=[.T10])" office:value-type="float" office:value="0" calcext:value-type="float">
            <text:p>0</text:p>
          </table:table-cell>
          <table:table-cell table:style-name="ce10" table:formula="of:=OR(ROW([.U10])-1=[.$B$1];MEDIAN(64;[.U10];123)=[.U10])" office:value-type="float" office:value="0" calcext:value-type="float">
            <text:p>0</text:p>
          </table:table-cell>
          <table:table-cell table:style-name="ce10" table:formula="of:=OR(ROW([.V10])-1=[.$B$1];MEDIAN(64;[.V10];123)=[.V10])" office:value-type="float" office:value="0" calcext:value-type="float">
            <text:p>0</text:p>
          </table:table-cell>
          <table:table-cell table:style-name="ce10" table:formula="of:=OR(ROW([.W10])-1=[.$B$1];MEDIAN(64;[.W10];123)=[.W10])" office:value-type="float" office:value="0" calcext:value-type="float">
            <text:p>0</text:p>
          </table:table-cell>
          <table:table-cell table:style-name="ce10" table:formula="of:=OR(ROW([.X10])-1=[.$B$1];MEDIAN(64;[.X10];123)=[.X10])" office:value-type="float" office:value="0" calcext:value-type="float">
            <text:p>0</text:p>
          </table:table-cell>
          <table:table-cell table:style-name="ce10" table:formula="of:=OR(ROW([.Y10])-1=[.$B$1];MEDIAN(64;[.Y10];123)=[.Y10])" office:value-type="float" office:value="0" calcext:value-type="float">
            <text:p>0</text:p>
          </table:table-cell>
          <table:table-cell table:style-name="ce10" table:formula="of:=OR(ROW([.Z10])-1=[.$B$1];MEDIAN(64;[.Z10];123)=[.Z10])" office:value-type="float" office:value="0" calcext:value-type="float">
            <text:p>0</text:p>
          </table:table-cell>
          <table:table-cell table:style-name="ce10" table:formula="of:=OR(ROW([.AA10])-1=[.$B$1];MEDIAN(64;[.AA10];123)=[.AA10])" office:value-type="float" office:value="0" calcext:value-type="float">
            <text:p>0</text:p>
          </table:table-cell>
          <table:table-cell table:style-name="ce10" table:formula="of:=OR(ROW([.AB10])-1=[.$B$1];MEDIAN(64;[.AB10];123)=[.AB10])" office:value-type="float" office:value="1" calcext:value-type="float">
            <text:p>1</text:p>
          </table:table-cell>
          <table:table-cell table:style-name="ce10" table:formula="of:=OR(ROW([.AC10])-1=[.$B$1];MEDIAN(64;[.AC10];123)=[.AC10])" office:value-type="float" office:value="0" calcext:value-type="float">
            <text:p>0</text:p>
          </table:table-cell>
          <table:table-cell table:style-name="ce10" table:formula="of:=OR(ROW([.AD10])-1=[.$B$1];MEDIAN(64;[.AD10];123)=[.AD10])" office:value-type="float" office:value="1" calcext:value-type="float">
            <text:p>1</text:p>
          </table:table-cell>
          <table:table-cell table:style-name="ce10" table:formula="of:=OR(ROW([.AE10])-1=[.$B$1];MEDIAN(64;[.AE10];123)=[.AE10])" office:value-type="float" office:value="1" calcext:value-type="float">
            <text:p>1</text:p>
          </table:table-cell>
          <table:table-cell table:style-name="ce10" table:formula="of:=OR(ROW([.AF10])-1=[.$B$1];MEDIAN(64;[.AF10];123)=[.AF10])" office:value-type="float" office:value="1" calcext:value-type="float">
            <text:p>1</text:p>
          </table:table-cell>
          <table:table-cell table:style-name="ce10" table:formula="of:=OR(ROW([.AG10])-1=[.$B$1];MEDIAN(64;[.AG10];123)=[.AG10])" office:value-type="float" office:value="1" calcext:value-type="float">
            <text:p>1</text:p>
          </table:table-cell>
          <table:table-cell table:style-name="ce10" table:formula="of:=OR(ROW([.AH10])-1=[.$B$1];MEDIAN(64;[.AH10];123)=[.AH10])" office:value-type="float" office:value="1" calcext:value-type="float">
            <text:p>1</text:p>
          </table:table-cell>
          <table:table-cell table:style-name="ce10" table:formula="of:=OR(ROW([.AI10])-1=[.$B$1];MEDIAN(64;[.AI10];123)=[.AI10])" office:value-type="float" office:value="0" calcext:value-type="float">
            <text:p>0</text:p>
          </table:table-cell>
          <table:table-cell table:style-name="ce10" table:formula="of:=OR(ROW([.AJ10])-1=[.$B$1];MEDIAN(64;[.AJ10];123)=[.AJ10])" office:value-type="float" office:value="1" calcext:value-type="float">
            <text:p>1</text:p>
          </table:table-cell>
          <table:table-cell table:style-name="ce10" table:formula="of:=OR(ROW([.AK10])-1=[.$B$1];MEDIAN(64;[.AK10];123)=[.AK10])" office:value-type="float" office:value="1" calcext:value-type="float">
            <text:p>1</text:p>
          </table:table-cell>
          <table:table-cell table:style-name="ce10" table:formula="of:=OR(ROW([.AL10])-1=[.$B$1];MEDIAN(64;[.AL10];123)=[.AL10])" office:value-type="float" office:value="0" calcext:value-type="float">
            <text:p>0</text:p>
          </table:table-cell>
          <table:table-cell table:style-name="ce10" table:formula="of:=OR(ROW([.AM10])-1=[.$B$1];MEDIAN(64;[.AM10];123)=[.AM10])" office:value-type="float" office:value="0" calcext:value-type="float">
            <text:p>0</text:p>
          </table:table-cell>
          <table:table-cell table:style-name="ce10" table:formula="of:=OR(ROW([.AN10])-1=[.$B$1];MEDIAN(64;[.AN10];123)=[.AN10])" office:value-type="float" office:value="0" calcext:value-type="float">
            <text:p>0</text:p>
          </table:table-cell>
          <table:table-cell table:style-name="ce10" table:formula="of:=OR(ROW([.AO10])-1=[.$B$1];MEDIAN(64;[.AO10];123)=[.AO10])" office:value-type="float" office:value="0" calcext:value-type="float">
            <text:p>0</text:p>
          </table:table-cell>
          <table:table-cell table:style-name="ce10" table:formula="of:=OR(ROW([.AP10])-1=[.$B$1];MEDIAN(64;[.AP10];123)=[.AP10])" office:value-type="float" office:value="0" calcext:value-type="float">
            <text:p>0</text:p>
          </table:table-cell>
          <table:table-cell table:style-name="ce10" table:formula="of:=OR(ROW([.AQ10])-1=[.$B$1];MEDIAN(64;[.AQ10];123)=[.AQ10])" office:value-type="float" office:value="1" calcext:value-type="float">
            <text:p>1</text:p>
          </table:table-cell>
          <table:table-cell table:style-name="ce10" table:formula="of:=OR(ROW([.AR10])-1=[.$B$1];MEDIAN(64;[.AR10];123)=[.AR10])" office:value-type="float" office:value="1" calcext:value-type="float">
            <text:p>1</text:p>
          </table:table-cell>
          <table:table-cell table:style-name="ce10" table:formula="of:=OR(ROW([.AS10])-1=[.$B$1];MEDIAN(64;[.AS10];123)=[.AS10])" office:value-type="float" office:value="0" calcext:value-type="float">
            <text:p>0</text:p>
          </table:table-cell>
          <table:table-cell table:style-name="ce10" table:formula="of:=OR(ROW([.AT10])-1=[.$B$1];MEDIAN(64;[.AT10];123)=[.AT10])" office:value-type="float" office:value="1" calcext:value-type="float">
            <text:p>1</text:p>
          </table:table-cell>
          <table:table-cell table:style-name="ce10" table:formula="of:=OR(ROW([.AU10])-1=[.$B$1];MEDIAN(64;[.AU10];123)=[.AU10])" office:value-type="float" office:value="0" calcext:value-type="float">
            <text:p>0</text:p>
          </table:table-cell>
          <table:table-cell table:style-name="ce10" table:formula="of:=OR(ROW([.AV10])-1=[.$B$1];MEDIAN(64;[.AV10];123)=[.AV10])" office:value-type="float" office:value="0" calcext:value-type="float">
            <text:p>0</text:p>
          </table:table-cell>
          <table:table-cell table:style-name="ce10" table:formula="of:=OR(ROW([.AW10])-1=[.$B$1];MEDIAN(64;[.AW10];123)=[.AW10])" office:value-type="float" office:value="0" calcext:value-type="float">
            <text:p>0</text:p>
          </table:table-cell>
          <table:table-cell table:style-name="ce10" table:formula="of:=OR(ROW([.AX10])-1=[.$B$1];MEDIAN(64;[.AX10];123)=[.AX10])" office:value-type="float" office:value="0" calcext:value-type="float">
            <text:p>0</text:p>
          </table:table-cell>
          <table:table-cell table:style-name="ce10" table:formula="of:=OR(ROW([.AY10])-1=[.$B$1];MEDIAN(64;[.AY10];123)=[.AY10])" office:value-type="float" office:value="0" calcext:value-type="float">
            <text:p>0</text:p>
          </table:table-cell>
          <table:table-cell table:style-name="ce10" table:formula="of:=OR(ROW([.AZ10])-1=[.$B$1];MEDIAN(64;[.AZ10];123)=[.AZ10])" office:value-type="float" office:value="0" calcext:value-type="float">
            <text:p>0</text:p>
          </table:table-cell>
          <table:table-cell table:style-name="ce10" table:formula="of:=OR(ROW([.BA10])-1=[.$B$1];MEDIAN(64;[.BA10];123)=[.BA10])" office:value-type="float" office:value="1" calcext:value-type="float">
            <text:p>1</text:p>
          </table:table-cell>
          <table:table-cell table:style-name="ce10" table:formula="of:=OR(ROW([.BB10])-1=[.$B$1];MEDIAN(64;[.BB10];123)=[.BB10])" office:value-type="float" office:value="0" calcext:value-type="float">
            <text:p>0</text:p>
          </table:table-cell>
          <table:table-cell table:style-name="ce10" table:formula="of:=OR(ROW([.BC10])-1=[.$B$1];MEDIAN(64;[.BC10];123)=[.BC10])" office:value-type="float" office:value="1" calcext:value-type="float">
            <text:p>1</text:p>
          </table:table-cell>
          <table:table-cell table:style-name="ce10" table:formula="of:=OR(ROW([.BD10])-1=[.$B$1];MEDIAN(64;[.BD10];123)=[.BD10])" office:value-type="float" office:value="0" calcext:value-type="float">
            <text:p>0</text:p>
          </table:table-cell>
          <table:table-cell table:style-name="ce10" table:formula="of:=OR(ROW([.BE10])-1=[.$B$1];MEDIAN(64;[.BE10];123)=[.BE10])" office:value-type="float" office:value="0" calcext:value-type="float">
            <text:p>0</text:p>
          </table:table-cell>
          <table:table-cell table:style-name="ce10" table:formula="of:=OR(ROW([.BF10])-1=[.$B$1];MEDIAN(64;[.BF10];123)=[.BF10])" office:value-type="float" office:value="0" calcext:value-type="float">
            <text:p>0</text:p>
          </table:table-cell>
          <table:table-cell table:style-name="ce10" table:formula="of:=OR(ROW([.BG10])-1=[.$B$1];MEDIAN(64;[.BG10];123)=[.BG10])" office:value-type="float" office:value="0" calcext:value-type="float">
            <text:p>0</text:p>
          </table:table-cell>
          <table:table-cell table:style-name="ce10" table:formula="of:=OR(ROW([.BH10])-1=[.$B$1];MEDIAN(64;[.BH10];123)=[.BH10])" office:value-type="float" office:value="1" calcext:value-type="float">
            <text:p>1</text:p>
          </table:table-cell>
          <table:table-cell table:style-name="ce10" table:formula="of:=OR(ROW([.BI10])-1=[.$B$1];MEDIAN(64;[.BI10];123)=[.BI10])" office:value-type="float" office:value="0" calcext:value-type="float">
            <text:p>0</text:p>
          </table:table-cell>
          <table:table-cell table:style-name="ce10" table:formula="of:=OR(ROW([.BJ10])-1=[.$B$1];MEDIAN(64;[.BJ10];123)=[.BJ10])" office:value-type="float" office:value="0" calcext:value-type="float">
            <text:p>0</text:p>
          </table:table-cell>
          <table:table-cell table:style-name="ce10" table:formula="of:=OR(ROW([.BK10])-1=[.$B$1];MEDIAN(64;[.BK10];123)=[.BK10])" office:value-type="float" office:value="1" calcext:value-type="float">
            <text:p>1</text:p>
          </table:table-cell>
          <table:table-cell table:style-name="ce10" table:formula="of:=OR(ROW([.BL10])-1=[.$B$1];MEDIAN(64;[.BL10];123)=[.BL10])" office:value-type="float" office:value="1" calcext:value-type="float">
            <text:p>1</text:p>
          </table:table-cell>
          <table:table-cell table:style-name="ce10" table:formula="of:=OR(ROW([.BM10])-1=[.$B$1];MEDIAN(64;[.BM10];123)=[.BM10])" office:value-type="float" office:value="1" calcext:value-type="float">
            <text:p>1</text:p>
          </table:table-cell>
          <table:table-cell table:style-name="ce10" table:formula="of:=OR(ROW([.BN10])-1=[.$B$1];MEDIAN(64;[.BN10];123)=[.BN10])" office:value-type="float" office:value="0" calcext:value-type="float">
            <text:p>0</text:p>
          </table:table-cell>
          <table:table-cell table:style-name="ce10" table:formula="of:=OR(ROW([.BO10])-1=[.$B$1];MEDIAN(64;[.BO10];123)=[.BO10])" office:value-type="float" office:value="1" calcext:value-type="float">
            <text:p>1</text:p>
          </table:table-cell>
          <table:table-cell table:style-name="ce10" table:formula="of:=OR(ROW([.BP10])-1=[.$B$1];MEDIAN(64;[.BP10];123)=[.BP10])" office:value-type="float" office:value="1" calcext:value-type="float">
            <text:p>1</text:p>
          </table:table-cell>
          <table:table-cell table:style-name="ce10" table:formula="of:=OR(ROW([.BQ10])-1=[.$B$1];MEDIAN(64;[.BQ10];123)=[.BQ10])" office:value-type="float" office:value="0" calcext:value-type="float">
            <text:p>0</text:p>
          </table:table-cell>
          <table:table-cell table:style-name="ce10" table:formula="of:=OR(ROW([.BR10])-1=[.$B$1];MEDIAN(64;[.BR10];123)=[.BR10])" office:value-type="float" office:value="0" calcext:value-type="float">
            <text:p>0</text:p>
          </table:table-cell>
          <table:table-cell table:style-name="ce10" table:formula="of:=OR(ROW([.BS10])-1=[.$B$1];MEDIAN(64;[.BS10];123)=[.BS10])" office:value-type="float" office:value="0" calcext:value-type="float">
            <text:p>0</text:p>
          </table:table-cell>
          <table:table-cell table:style-name="ce10" table:formula="of:=OR(ROW([.BT10])-1=[.$B$1];MEDIAN(64;[.BT10];123)=[.BT10])" office:value-type="float" office:value="0" calcext:value-type="float">
            <text:p>0</text:p>
          </table:table-cell>
          <table:table-cell table:style-name="ce10" table:formula="of:=OR(ROW([.BU10])-1=[.$B$1];MEDIAN(64;[.BU10];123)=[.BU10])" office:value-type="float" office:value="0" calcext:value-type="float">
            <text:p>0</text:p>
          </table:table-cell>
          <table:table-cell table:style-name="ce10" table:formula="of:=OR(ROW([.BV10])-1=[.$B$1];MEDIAN(64;[.BV10];123)=[.BV10])" office:value-type="float" office:value="0" calcext:value-type="float">
            <text:p>0</text:p>
          </table:table-cell>
          <table:table-cell table:style-name="ce10" table:formula="of:=OR(ROW([.BW10])-1=[.$B$1];MEDIAN(64;[.BW10];123)=[.BW10])" office:value-type="float" office:value="1" calcext:value-type="float">
            <text:p>1</text:p>
          </table:table-cell>
          <table:table-cell table:style-name="ce10" table:formula="of:=OR(ROW([.BX10])-1=[.$B$1];MEDIAN(64;[.BX10];123)=[.BX10])" office:value-type="float" office:value="1" calcext:value-type="float">
            <text:p>1</text:p>
          </table:table-cell>
          <table:table-cell table:style-name="ce10" table:formula="of:=OR(ROW([.BY10])-1=[.$B$1];MEDIAN(64;[.BY10];123)=[.BY10])" office:value-type="float" office:value="0" calcext:value-type="float">
            <text:p>0</text:p>
          </table:table-cell>
          <table:table-cell table:style-name="ce10" table:formula="of:=OR(ROW([.BZ10])-1=[.$B$1];MEDIAN(64;[.BZ10];123)=[.BZ10])" office:value-type="float" office:value="1" calcext:value-type="float">
            <text:p>1</text:p>
          </table:table-cell>
          <table:table-cell table:style-name="ce10" table:formula="of:=OR(ROW([.CA10])-1=[.$B$1];MEDIAN(64;[.CA10];123)=[.CA10])" office:value-type="float" office:value="1" calcext:value-type="float">
            <text:p>1</text:p>
          </table:table-cell>
          <table:table-cell table:style-name="ce10" table:formula="of:=OR(ROW([.CB10])-1=[.$B$1];MEDIAN(64;[.CB10];123)=[.CB10])" office:value-type="float" office:value="1" calcext:value-type="float">
            <text:p>1</text:p>
          </table:table-cell>
          <table:table-cell table:style-name="ce10" table:formula="of:=OR(ROW([.CC10])-1=[.$B$1];MEDIAN(64;[.CC10];123)=[.CC10])" office:value-type="float" office:value="0" calcext:value-type="float">
            <text:p>0</text:p>
          </table:table-cell>
          <table:table-cell table:style-name="ce10" table:formula="of:=OR(ROW([.CD10])-1=[.$B$1];MEDIAN(64;[.CD10];123)=[.CD10])" office:value-type="float" office:value="0" calcext:value-type="float">
            <text:p>0</text:p>
          </table:table-cell>
          <table:table-cell table:style-name="ce10" table:formula="of:=OR(ROW([.CE10])-1=[.$B$1];MEDIAN(64;[.CE10];123)=[.CE10])" office:value-type="float" office:value="0" calcext:value-type="float">
            <text:p>0</text:p>
          </table:table-cell>
          <table:table-cell table:style-name="ce10" table:formula="of:=OR(ROW([.CF10])-1=[.$B$1];MEDIAN(64;[.CF10];123)=[.CF10])" office:value-type="float" office:value="0" calcext:value-type="float">
            <text:p>0</text:p>
          </table:table-cell>
          <table:table-cell table:style-name="ce10" table:formula="of:=OR(ROW([.CG10])-1=[.$B$1];MEDIAN(64;[.CG10];123)=[.CG10])" office:value-type="float" office:value="0" calcext:value-type="float">
            <text:p>0</text:p>
          </table:table-cell>
          <table:table-cell table:style-name="ce10" table:formula="of:=OR(ROW([.CH10])-1=[.$B$1];MEDIAN(64;[.CH10];123)=[.CH10])" office:value-type="float" office:value="0" calcext:value-type="float">
            <text:p>0</text:p>
          </table:table-cell>
          <table:table-cell table:style-name="ce10" table:formula="of:=OR(ROW([.CI10])-1=[.$B$1];MEDIAN(64;[.CI10];123)=[.CI10])" office:value-type="float" office:value="0" calcext:value-type="float">
            <text:p>0</text:p>
          </table:table-cell>
          <table:table-cell table:style-name="ce10" table:formula="of:=OR(ROW([.CJ10])-1=[.$B$1];MEDIAN(64;[.CJ10];123)=[.CJ10])" office:value-type="float" office:value="1" calcext:value-type="float">
            <text:p>1</text:p>
          </table:table-cell>
          <table:table-cell table:style-name="ce10" table:formula="of:=OR(ROW([.CK10])-1=[.$B$1];MEDIAN(64;[.CK10];123)=[.CK10])" office:value-type="float" office:value="0" calcext:value-type="float">
            <text:p>0</text:p>
          </table:table-cell>
          <table:table-cell table:style-name="ce10" table:formula="of:=OR(ROW([.CL10])-1=[.$B$1];MEDIAN(64;[.CL10];123)=[.CL10])" office:value-type="float" office:value="1" calcext:value-type="float">
            <text:p>1</text:p>
          </table:table-cell>
          <table:table-cell table:style-name="ce10" table:formula="of:=OR(ROW([.CM10])-1=[.$B$1];MEDIAN(64;[.CM10];123)=[.CM10])" office:value-type="float" office:value="0" calcext:value-type="float">
            <text:p>0</text:p>
          </table:table-cell>
          <table:table-cell table:style-name="ce10" table:formula="of:=OR(ROW([.CN10])-1=[.$B$1];MEDIAN(64;[.CN10];123)=[.CN10])" office:value-type="float" office:value="0" calcext:value-type="float">
            <text:p>0</text:p>
          </table:table-cell>
          <table:table-cell table:style-name="ce10" table:formula="of:=OR(ROW([.CO10])-1=[.$B$1];MEDIAN(64;[.CO10];123)=[.CO10])" office:value-type="float" office:value="0" calcext:value-type="float">
            <text:p>0</text:p>
          </table:table-cell>
          <table:table-cell table:style-name="ce10" table:formula="of:=OR(ROW([.CP10])-1=[.$B$1];MEDIAN(64;[.CP10];123)=[.CP10])" office:value-type="float" office:value="1" calcext:value-type="float">
            <text:p>1</text:p>
          </table:table-cell>
          <table:table-cell table:style-name="ce10" table:formula="of:=OR(ROW([.CQ10])-1=[.$B$1];MEDIAN(64;[.CQ10];123)=[.CQ10])" office:value-type="float" office:value="0" calcext:value-type="float">
            <text:p>0</text:p>
          </table:table-cell>
          <table:table-cell table:style-name="ce10" table:formula="of:=OR(ROW([.CR10])-1=[.$B$1];MEDIAN(64;[.CR10];123)=[.CR10])" office:value-type="float" office:value="0" calcext:value-type="float">
            <text:p>0</text:p>
          </table:table-cell>
          <table:table-cell table:style-name="ce10" table:formula="of:=OR(ROW([.CS10])-1=[.$B$1];MEDIAN(64;[.CS10];123)=[.CS10])" office:value-type="float" office:value="1" calcext:value-type="float">
            <text:p>1</text:p>
          </table:table-cell>
          <table:table-cell table:style-name="ce10" table:formula="of:=OR(ROW([.CT10])-1=[.$B$1];MEDIAN(64;[.CT10];123)=[.CT10])" office:value-type="float" office:value="0" calcext:value-type="float">
            <text:p>0</text:p>
          </table:table-cell>
          <table:table-cell table:style-name="ce10" table:formula="of:=OR(ROW([.CU10])-1=[.$B$1];MEDIAN(64;[.CU10];123)=[.CU10])" office:value-type="float" office:value="0" calcext:value-type="float">
            <text:p>0</text:p>
          </table:table-cell>
          <table:table-cell table:style-name="ce10" table:formula="of:=OR(ROW([.CV10])-1=[.$B$1];MEDIAN(64;[.CV10];123)=[.CV10])" office:value-type="float" office:value="1" calcext:value-type="float">
            <text:p>1</text:p>
          </table:table-cell>
          <table:table-cell table:style-name="ce10" table:formula="of:=OR(ROW([.CW10])-1=[.$B$1];MEDIAN(64;[.CW10];123)=[.CW10])" office:value-type="float" office:value="0" calcext:value-type="float">
            <text:p>0</text:p>
          </table:table-cell>
          <table:table-cell table:style-name="ce10" table:formula="of:=OR(ROW([.CX10])-1=[.$B$1];MEDIAN(64;[.CX10];123)=[.CX10])" office:value-type="float" office:value="0" calcext:value-type="float">
            <text:p>0</text:p>
          </table:table-cell>
          <table:table-cell table:style-name="ce10" table:formula="of:=OR(ROW([.CY10])-1=[.$B$1];MEDIAN(64;[.CY10];123)=[.CY10])" office:value-type="float" office:value="0" calcext:value-type="float">
            <text:p>0</text:p>
          </table:table-cell>
          <table:table-cell table:style-name="ce10" table:formula="of:=OR(ROW([.CZ10])-1=[.$B$1];MEDIAN(64;[.CZ10];123)=[.CZ10])" office:value-type="float" office:value="0" calcext:value-type="float">
            <text:p>0</text:p>
          </table:table-cell>
          <table:table-cell table:style-name="ce10" table:formula="of:=OR(ROW([.DA10])-1=[.$B$1];MEDIAN(64;[.DA10];123)=[.DA10])" office:value-type="float" office:value="1" calcext:value-type="float">
            <text:p>1</text:p>
          </table:table-cell>
          <table:table-cell table:style-name="ce10" table:formula="of:=OR(ROW([.DB10])-1=[.$B$1];MEDIAN(64;[.DB10];123)=[.DB10])" office:value-type="float" office:value="0" calcext:value-type="float">
            <text:p>0</text:p>
          </table:table-cell>
          <table:table-cell table:style-name="ce10" table:formula="of:=OR(ROW([.DC10])-1=[.$B$1];MEDIAN(64;[.DC10];123)=[.DC10])" office:value-type="float" office:value="0" calcext:value-type="float">
            <text:p>0</text:p>
          </table:table-cell>
          <table:table-cell table:style-name="ce10" table:formula="of:=OR(ROW([.DD10])-1=[.$B$1];MEDIAN(64;[.DD10];123)=[.DD10])" office:value-type="float" office:value="0" calcext:value-type="float">
            <text:p>0</text:p>
          </table:table-cell>
          <table:table-cell table:style-name="ce10" table:formula="of:=OR(ROW([.DE10])-1=[.$B$1];MEDIAN(64;[.DE10];123)=[.DE10])" office:value-type="float" office:value="0" calcext:value-type="float">
            <text:p>0</text:p>
          </table:table-cell>
          <table:table-cell table:style-name="ce10" table:formula="of:=OR(ROW([.DF10])-1=[.$B$1];MEDIAN(64;[.DF10];123)=[.DF10])" office:value-type="float" office:value="0" calcext:value-type="float">
            <text:p>0</text:p>
          </table:table-cell>
          <table:table-cell table:style-name="ce10" table:formula="of:=OR(ROW([.DG10])-1=[.$B$1];MEDIAN(64;[.DG10];123)=[.DG10])" office:value-type="float" office:value="0" calcext:value-type="float">
            <text:p>0</text:p>
          </table:table-cell>
          <table:table-cell table:style-name="ce10" table:formula="of:=OR(ROW([.DH10])-1=[.$B$1];MEDIAN(64;[.DH10];123)=[.DH10])" office:value-type="float" office:value="0" calcext:value-type="float">
            <text:p>0</text:p>
          </table:table-cell>
          <table:table-cell table:style-name="ce10" table:formula="of:=OR(ROW([.DI10])-1=[.$B$1];MEDIAN(64;[.DI10];123)=[.DI10])" office:value-type="float" office:value="0" calcext:value-type="float">
            <text:p>0</text:p>
          </table:table-cell>
          <table:table-cell table:style-name="ce10" table:formula="of:=OR(ROW([.DJ10])-1=[.$B$1];MEDIAN(64;[.DJ10];123)=[.DJ10])" office:value-type="float" office:value="0" calcext:value-type="float">
            <text:p>0</text:p>
          </table:table-cell>
          <table:table-cell table:style-name="ce10" table:formula="of:=OR(ROW([.DK10])-1=[.$B$1];MEDIAN(64;[.DK10];123)=[.DK10])" office:value-type="float" office:value="1" calcext:value-type="float">
            <text:p>1</text:p>
          </table:table-cell>
          <table:table-cell table:style-name="ce10" table:formula="of:=OR(ROW([.DL10])-1=[.$B$1];MEDIAN(64;[.DL10];123)=[.DL10])" office:value-type="float" office:value="0" calcext:value-type="float">
            <text:p>0</text:p>
          </table:table-cell>
          <table:table-cell table:style-name="ce10" table:formula="of:=OR(ROW([.DM10])-1=[.$B$1];MEDIAN(64;[.DM10];123)=[.DM10])" office:value-type="float" office:value="0" calcext:value-type="float">
            <text:p>0</text:p>
          </table:table-cell>
          <table:table-cell table:style-name="ce10" table:formula="of:=OR(ROW([.DN10])-1=[.$B$1];MEDIAN(64;[.DN10];123)=[.DN10])" office:value-type="float" office:value="0" calcext:value-type="float">
            <text:p>0</text:p>
          </table:table-cell>
          <table:table-cell table:style-name="ce10" table:formula="of:=OR(ROW([.DO10])-1=[.$B$1];MEDIAN(64;[.DO10];123)=[.DO10])" office:value-type="float" office:value="1" calcext:value-type="float">
            <text:p>1</text:p>
          </table:table-cell>
          <table:table-cell table:style-name="ce10" table:formula="of:=OR(ROW([.DP10])-1=[.$B$1];MEDIAN(64;[.DP10];123)=[.DP10])" office:value-type="float" office:value="1" calcext:value-type="float">
            <text:p>1</text:p>
          </table:table-cell>
          <table:table-cell table:style-name="ce10" table:formula="of:=OR(ROW([.DQ10])-1=[.$B$1];MEDIAN(64;[.DQ10];123)=[.DQ10])" office:value-type="float" office:value="0" calcext:value-type="float">
            <text:p>0</text:p>
          </table:table-cell>
          <table:table-cell table:style-name="ce10" table:formula="of:=OR(ROW([.DR10])-1=[.$B$1];MEDIAN(64;[.DR10];123)=[.DR10])" office:value-type="float" office:value="1" calcext:value-type="float">
            <text:p>1</text:p>
          </table:table-cell>
          <table:table-cell table:style-name="ce10" table:formula="of:=OR(ROW([.DS10])-1=[.$B$1];MEDIAN(64;[.DS10];123)=[.DS10])" office:value-type="float" office:value="0" calcext:value-type="float">
            <text:p>0</text:p>
          </table:table-cell>
          <table:table-cell table:style-name="ce10" table:formula="of:=OR(ROW([.DT10])-1=[.$B$1];MEDIAN(64;[.DT10];123)=[.DT10])" office:value-type="float" office:value="1" calcext:value-type="float">
            <text:p>1</text:p>
          </table:table-cell>
          <table:table-cell table:style-name="ce10" table:formula="of:=OR(ROW([.DU10])-1=[.$B$1];MEDIAN(64;[.DU10];123)=[.DU10])" office:value-type="float" office:value="1" calcext:value-type="float">
            <text:p>1</text:p>
          </table:table-cell>
          <table:table-cell table:style-name="ce10" table:formula="of:=OR(ROW([.DV10])-1=[.$B$1];MEDIAN(64;[.DV10];123)=[.DV10])" office:value-type="float" office:value="0" calcext:value-type="float">
            <text:p>0</text:p>
          </table:table-cell>
          <table:table-cell table:style-name="ce10" table:formula="of:=OR(ROW([.DW10])-1=[.$B$1];MEDIAN(64;[.DW10];123)=[.DW10])" office:value-type="float" office:value="0" calcext:value-type="float">
            <text:p>0</text:p>
          </table:table-cell>
          <table:table-cell table:style-name="ce10" table:formula="of:=OR(ROW([.DX10])-1=[.$B$1];MEDIAN(64;[.DX10];123)=[.DX10])" office:value-type="float" office:value="0" calcext:value-type="float">
            <text:p>0</text:p>
          </table:table-cell>
          <table:table-cell table:style-name="ce10" table:formula="of:=OR(ROW([.DY10])-1=[.$B$1];MEDIAN(64;[.DY10];123)=[.DY10])" office:value-type="float" office:value="0" calcext:value-type="float">
            <text:p>0</text:p>
          </table:table-cell>
          <table:table-cell table:style-name="ce10" table:formula="of:=OR(ROW([.DZ10])-1=[.$B$1];MEDIAN(64;[.DZ10];123)=[.DZ10])" office:value-type="float" office:value="0" calcext:value-type="float">
            <text:p>0</text:p>
          </table:table-cell>
          <table:table-cell table:style-name="ce10" table:formula="of:=OR(ROW([.EA10])-1=[.$B$1];MEDIAN(64;[.EA10];123)=[.EA10])" office:value-type="float" office:value="0" calcext:value-type="float">
            <text:p>0</text:p>
          </table:table-cell>
          <table:table-cell table:style-name="ce10" table:formula="of:=OR(ROW([.EB10])-1=[.$B$1];MEDIAN(64;[.EB10];123)=[.EB10])" office:value-type="float" office:value="0" calcext:value-type="float">
            <text:p>0</text:p>
          </table:table-cell>
          <table:table-cell table:style-name="ce10" table:formula="of:=OR(ROW([.EC10])-1=[.$B$1];MEDIAN(64;[.EC10];123)=[.EC10])" office:value-type="float" office:value="0" calcext:value-type="float">
            <text:p>0</text:p>
          </table:table-cell>
          <table:table-cell table:style-name="ce10" table:formula="of:=OR(ROW([.ED10])-1=[.$B$1];MEDIAN(64;[.ED10];123)=[.ED10])" office:value-type="float" office:value="1" calcext:value-type="float">
            <text:p>1</text:p>
          </table:table-cell>
          <table:table-cell table:style-name="ce10" table:formula="of:=OR(ROW([.EE10])-1=[.$B$1];MEDIAN(64;[.EE10];123)=[.EE10])" office:value-type="float" office:value="1" calcext:value-type="float">
            <text:p>1</text:p>
          </table:table-cell>
          <table:table-cell table:style-name="ce10" table:formula="of:=OR(ROW([.EF10])-1=[.$B$1];MEDIAN(64;[.EF10];123)=[.EF10])" office:value-type="float" office:value="0" calcext:value-type="float">
            <text:p>0</text:p>
          </table:table-cell>
          <table:table-cell table:style-name="ce10" table:formula="of:=OR(ROW([.EG10])-1=[.$B$1];MEDIAN(64;[.EG10];123)=[.EG10])" office:value-type="float" office:value="0" calcext:value-type="float">
            <text:p>0</text:p>
          </table:table-cell>
          <table:table-cell table:style-name="ce10" table:formula="of:=OR(ROW([.EH10])-1=[.$B$1];MEDIAN(64;[.EH10];123)=[.EH10])" office:value-type="float" office:value="0" calcext:value-type="float">
            <text:p>0</text:p>
          </table:table-cell>
          <table:table-cell table:style-name="ce10" table:formula="of:=OR(ROW([.EI10])-1=[.$B$1];MEDIAN(64;[.EI10];123)=[.EI10])" office:value-type="float" office:value="0" calcext:value-type="float">
            <text:p>0</text:p>
          </table:table-cell>
          <table:table-cell table:style-name="ce10" table:formula="of:=OR(ROW([.EJ10])-1=[.$B$1];MEDIAN(64;[.EJ10];123)=[.EJ10])" office:value-type="float" office:value="0" calcext:value-type="float">
            <text:p>0</text:p>
          </table:table-cell>
          <table:table-cell table:style-name="ce10" table:formula="of:=OR(ROW([.EK10])-1=[.$B$1];MEDIAN(64;[.EK10];123)=[.EK10])" office:value-type="float" office:value="0" calcext:value-type="float">
            <text:p>0</text:p>
          </table:table-cell>
          <table:table-cell table:style-name="ce10" table:formula="of:=OR(ROW([.EL10])-1=[.$B$1];MEDIAN(64;[.EL10];123)=[.EL10])" office:value-type="float" office:value="1" calcext:value-type="float">
            <text:p>1</text:p>
          </table:table-cell>
          <table:table-cell table:style-name="ce10" table:formula="of:=OR(ROW([.EM10])-1=[.$B$1];MEDIAN(64;[.EM10];123)=[.EM10])" office:value-type="float" office:value="1" calcext:value-type="float">
            <text:p>1</text:p>
          </table:table-cell>
          <table:table-cell table:style-name="ce10" table:formula="of:=OR(ROW([.EN10])-1=[.$B$1];MEDIAN(64;[.EN10];123)=[.EN10])" office:value-type="float" office:value="0" calcext:value-type="float">
            <text:p>0</text:p>
          </table:table-cell>
          <table:table-cell table:style-name="ce10" table:formula="of:=OR(ROW([.EO10])-1=[.$B$1];MEDIAN(64;[.EO10];123)=[.EO10])" office:value-type="float" office:value="0" calcext:value-type="float">
            <text:p>0</text:p>
          </table:table-cell>
          <table:table-cell table:style-name="ce10" table:formula="of:=OR(ROW([.EP10])-1=[.$B$1];MEDIAN(64;[.EP10];123)=[.EP10])" office:value-type="float" office:value="1" calcext:value-type="float">
            <text:p>1</text:p>
          </table:table-cell>
          <table:table-cell table:style-name="ce10" table:formula="of:=OR(ROW([.EQ10])-1=[.$B$1];MEDIAN(64;[.EQ10];123)=[.EQ10])" office:value-type="float" office:value="0" calcext:value-type="float">
            <text:p>0</text:p>
          </table:table-cell>
          <table:table-cell table:style-name="ce10" table:formula="of:=OR(ROW([.ER10])-1=[.$B$1];MEDIAN(64;[.ER10];123)=[.ER10])" office:value-type="float" office:value="0" calcext:value-type="float">
            <text:p>0</text:p>
          </table:table-cell>
          <table:table-cell table:style-name="ce10" table:formula="of:=OR(ROW([.ES10])-1=[.$B$1];MEDIAN(64;[.ES10];123)=[.ES10])" office:value-type="float" office:value="0" calcext:value-type="float">
            <text:p>0</text:p>
          </table:table-cell>
          <table:table-cell table:style-name="ce10" table:formula="of:=OR(ROW([.ET10])-1=[.$B$1];MEDIAN(64;[.ET10];123)=[.ET10])" office:value-type="float" office:value="0" calcext:value-type="float">
            <text:p>0</text:p>
          </table:table-cell>
          <table:table-cell table:style-name="ce10" table:formula="of:=OR(ROW([.EU10])-1=[.$B$1];MEDIAN(64;[.EU10];123)=[.EU10])" office:value-type="float" office:value="0" calcext:value-type="float">
            <text:p>0</text:p>
          </table:table-cell>
          <table:table-cell table:style-name="ce10" table:formula="of:=OR(ROW([.EV10])-1=[.$B$1];MEDIAN(64;[.EV10];123)=[.EV10])" office:value-type="float" office:value="1" calcext:value-type="float">
            <text:p>1</text:p>
          </table:table-cell>
          <table:table-cell table:style-name="ce10" table:formula="of:=OR(ROW([.EW10])-1=[.$B$1];MEDIAN(64;[.EW10];123)=[.EW10])" office:value-type="float" office:value="0" calcext:value-type="float">
            <text:p>0</text:p>
          </table:table-cell>
          <table:table-cell table:style-name="ce10" table:formula="of:=OR(ROW([.EX10])-1=[.$B$1];MEDIAN(64;[.EX10];123)=[.EX10])" office:value-type="float" office:value="0" calcext:value-type="float">
            <text:p>0</text:p>
          </table:table-cell>
          <table:table-cell table:style-name="ce10" table:formula="of:=OR(ROW([.EY10])-1=[.$B$1];MEDIAN(64;[.EY10];123)=[.EY10])" office:value-type="float" office:value="0" calcext:value-type="float">
            <text:p>0</text:p>
          </table:table-cell>
          <table:table-cell table:style-name="ce10" table:formula="of:=OR(ROW([.EZ10])-1=[.$B$1];MEDIAN(64;[.EZ10];123)=[.EZ10])" office:value-type="float" office:value="0" calcext:value-type="float">
            <text:p>0</text:p>
          </table:table-cell>
          <table:table-cell table:style-name="ce10" table:formula="of:=OR(ROW([.FA10])-1=[.$B$1];MEDIAN(64;[.FA10];123)=[.FA10])" office:value-type="float" office:value="0" calcext:value-type="float">
            <text:p>0</text:p>
          </table:table-cell>
          <table:table-cell table:style-name="ce10" table:formula="of:=OR(ROW([.FB10])-1=[.$B$1];MEDIAN(64;[.FB10];123)=[.FB10])" office:value-type="float" office:value="0" calcext:value-type="float">
            <text:p>0</text:p>
          </table:table-cell>
          <table:table-cell table:style-name="ce10" table:formula="of:=OR(ROW([.FC10])-1=[.$B$1];MEDIAN(64;[.FC10];123)=[.FC10])" office:value-type="float" office:value="0" calcext:value-type="float">
            <text:p>0</text:p>
          </table:table-cell>
          <table:table-cell table:style-name="ce10" table:formula="of:=OR(ROW([.FD10])-1=[.$B$1];MEDIAN(64;[.FD10];123)=[.FD10])" office:value-type="float" office:value="0" calcext:value-type="float">
            <text:p>0</text:p>
          </table:table-cell>
          <table:table-cell table:style-name="ce10" table:formula="of:=OR(ROW([.FE10])-1=[.$B$1];MEDIAN(64;[.FE10];123)=[.FE10])" office:value-type="float" office:value="0" calcext:value-type="float">
            <text:p>0</text:p>
          </table:table-cell>
          <table:table-cell table:style-name="ce10" table:formula="of:=OR(ROW([.FF10])-1=[.$B$1];MEDIAN(64;[.FF10];123)=[.FF10])" office:value-type="float" office:value="0" calcext:value-type="float">
            <text:p>0</text:p>
          </table:table-cell>
          <table:table-cell table:style-name="ce10" table:formula="of:=OR(ROW([.FG10])-1=[.$B$1];MEDIAN(64;[.FG10];123)=[.FG10])" office:value-type="float" office:value="0" calcext:value-type="float">
            <text:p>0</text:p>
          </table:table-cell>
          <table:table-cell table:style-name="ce10" table:formula="of:=OR(ROW([.FH10])-1=[.$B$1];MEDIAN(64;[.FH10];123)=[.FH10])" office:value-type="float" office:value="0" calcext:value-type="float">
            <text:p>0</text:p>
          </table:table-cell>
          <table:table-cell table:style-name="ce10" table:formula="of:=OR(ROW([.FI10])-1=[.$B$1];MEDIAN(64;[.FI10];123)=[.FI10])" office:value-type="float" office:value="0" calcext:value-type="float">
            <text:p>0</text:p>
          </table:table-cell>
          <table:table-cell table:style-name="ce10" table:formula="of:=OR(ROW([.FJ10])-1=[.$B$1];MEDIAN(64;[.FJ10];123)=[.FJ10])" office:value-type="float" office:value="0" calcext:value-type="float">
            <text:p>0</text:p>
          </table:table-cell>
          <table:table-cell table:style-name="ce10" table:formula="of:=OR(ROW([.FK10])-1=[.$B$1];MEDIAN(64;[.FK10];123)=[.FK10])" office:value-type="float" office:value="0" calcext:value-type="float">
            <text:p>0</text:p>
          </table:table-cell>
          <table:table-cell table:style-name="ce10" table:formula="of:=OR(ROW([.FL10])-1=[.$B$1];MEDIAN(64;[.FL10];123)=[.FL10])" office:value-type="float" office:value="0" calcext:value-type="float">
            <text:p>0</text:p>
          </table:table-cell>
          <table:table-cell table:style-name="ce10" table:formula="of:=OR(ROW([.FM10])-1=[.$B$1];MEDIAN(64;[.FM10];123)=[.FM10])" office:value-type="float" office:value="0" calcext:value-type="float">
            <text:p>0</text:p>
          </table:table-cell>
          <table:table-cell table:style-name="ce10" table:formula="of:=OR(ROW([.FN10])-1=[.$B$1];MEDIAN(64;[.FN10];123)=[.FN10])" office:value-type="float" office:value="0" calcext:value-type="float">
            <text:p>0</text:p>
          </table:table-cell>
          <table:table-cell table:style-name="ce10" table:formula="of:=OR(ROW([.FO10])-1=[.$B$1];MEDIAN(64;[.FO10];123)=[.FO10])" office:value-type="float" office:value="0" calcext:value-type="float">
            <text:p>0</text:p>
          </table:table-cell>
          <table:table-cell table:style-name="ce10" table:formula="of:=OR(ROW([.FP10])-1=[.$B$1];MEDIAN(64;[.FP10];123)=[.FP10])" office:value-type="float" office:value="0" calcext:value-type="float">
            <text:p>0</text:p>
          </table:table-cell>
          <table:table-cell table:style-name="ce10" table:formula="of:=OR(ROW([.FQ10])-1=[.$B$1];MEDIAN(64;[.FQ10];123)=[.FQ10])" office:value-type="float" office:value="0" calcext:value-type="float">
            <text:p>0</text:p>
          </table:table-cell>
          <table:table-cell table:style-name="ce10" table:formula="of:=OR(ROW([.FR10])-1=[.$B$1];MEDIAN(64;[.FR10];123)=[.FR10])" office:value-type="float" office:value="0" calcext:value-type="float">
            <text:p>0</text:p>
          </table:table-cell>
          <table:table-cell table:style-name="ce10" table:formula="of:=OR(ROW([.FS10])-1=[.$B$1];MEDIAN(64;[.FS10];123)=[.FS10])" office:value-type="float" office:value="0" calcext:value-type="float">
            <text:p>0</text:p>
          </table:table-cell>
          <table:table-cell table:style-name="ce10" table:formula="of:=OR(ROW([.FT10])-1=[.$B$1];MEDIAN(64;[.FT10];123)=[.FT10])" office:value-type="float" office:value="0" calcext:value-type="float">
            <text:p>0</text:p>
          </table:table-cell>
          <table:table-cell table:style-name="ce10" table:formula="of:=OR(ROW([.FU10])-1=[.$B$1];MEDIAN(64;[.FU10];123)=[.FU10])" office:value-type="float" office:value="0" calcext:value-type="float">
            <text:p>0</text:p>
          </table:table-cell>
          <table:table-cell table:style-name="ce10" table:formula="of:=OR(ROW([.FV10])-1=[.$B$1];MEDIAN(64;[.FV10];123)=[.FV10])" office:value-type="float" office:value="0" calcext:value-type="float">
            <text:p>0</text:p>
          </table:table-cell>
          <table:table-cell table:style-name="ce10" table:formula="of:=OR(ROW([.FW10])-1=[.$B$1];MEDIAN(64;[.FW10];123)=[.FW10])" office:value-type="float" office:value="0" calcext:value-type="float">
            <text:p>0</text:p>
          </table:table-cell>
          <table:table-cell table:style-name="ce10" table:formula="of:=OR(ROW([.FX10])-1=[.$B$1];MEDIAN(64;[.FX10];123)=[.FX10])" office:value-type="float" office:value="0" calcext:value-type="float">
            <text:p>0</text:p>
          </table:table-cell>
          <table:table-cell table:style-name="ce10" table:formula="of:=OR(ROW([.FY10])-1=[.$B$1];MEDIAN(64;[.FY10];123)=[.FY10])" office:value-type="float" office:value="0" calcext:value-type="float">
            <text:p>0</text:p>
          </table:table-cell>
          <table:table-cell table:style-name="ce10" table:formula="of:=OR(ROW([.FZ10])-1=[.$B$1];MEDIAN(64;[.FZ10];123)=[.FZ10])" office:value-type="float" office:value="0" calcext:value-type="float">
            <text:p>0</text:p>
          </table:table-cell>
          <table:table-cell table:style-name="ce10" table:formula="of:=OR(ROW([.GA10])-1=[.$B$1];MEDIAN(64;[.GA10];123)=[.GA10])" office:value-type="float" office:value="0" calcext:value-type="float">
            <text:p>0</text:p>
          </table:table-cell>
          <table:table-cell table:style-name="ce10" table:formula="of:=OR(ROW([.GB10])-1=[.$B$1];MEDIAN(64;[.GB10];123)=[.GB10])" office:value-type="float" office:value="0" calcext:value-type="float">
            <text:p>0</text:p>
          </table:table-cell>
          <table:table-cell table:style-name="ce10" table:formula="of:=OR(ROW([.GC10])-1=[.$B$1];MEDIAN(64;[.GC10];123)=[.GC10])" office:value-type="float" office:value="0" calcext:value-type="float">
            <text:p>0</text:p>
          </table:table-cell>
          <table:table-cell table:style-name="ce10" table:formula="of:=OR(ROW([.GD10])-1=[.$B$1];MEDIAN(64;[.GD10];123)=[.GD10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10" table:formula="of:=OR(ROW([.A11])-1=[.$B$1];MEDIAN(64;[.A11];123)=[.A11])" office:value-type="float" office:value="1" calcext:value-type="float">
            <text:p>1</text:p>
          </table:table-cell>
          <table:table-cell table:style-name="ce10" table:formula="of:=OR(ROW([.B11])-1=[.$B$1];MEDIAN(64;[.B11];123)=[.B11])" office:value-type="float" office:value="1" calcext:value-type="float">
            <text:p>1</text:p>
          </table:table-cell>
          <table:table-cell table:style-name="ce10" table:formula="of:=OR(ROW([.C11])-1=[.$B$1];MEDIAN(64;[.C11];123)=[.C11])" office:value-type="float" office:value="1" calcext:value-type="float">
            <text:p>1</text:p>
          </table:table-cell>
          <table:table-cell table:style-name="ce10" table:formula="of:=OR(ROW([.D11])-1=[.$B$1];MEDIAN(64;[.D11];123)=[.D11])" office:value-type="float" office:value="1" calcext:value-type="float">
            <text:p>1</text:p>
          </table:table-cell>
          <table:table-cell table:style-name="ce10" table:formula="of:=OR(ROW([.E11])-1=[.$B$1];MEDIAN(64;[.E11];123)=[.E11])" office:value-type="float" office:value="1" calcext:value-type="float">
            <text:p>1</text:p>
          </table:table-cell>
          <table:table-cell table:style-name="ce10" table:formula="of:=OR(ROW([.F11])-1=[.$B$1];MEDIAN(64;[.F11];123)=[.F11])" office:value-type="float" office:value="1" calcext:value-type="float">
            <text:p>1</text:p>
          </table:table-cell>
          <table:table-cell table:style-name="ce10" table:formula="of:=OR(ROW([.G11])-1=[.$B$1];MEDIAN(64;[.G11];123)=[.G11])" office:value-type="float" office:value="1" calcext:value-type="float">
            <text:p>1</text:p>
          </table:table-cell>
          <table:table-cell table:style-name="ce10" table:formula="of:=OR(ROW([.H11])-1=[.$B$1];MEDIAN(64;[.H11];123)=[.H11])" office:value-type="float" office:value="1" calcext:value-type="float">
            <text:p>1</text:p>
          </table:table-cell>
          <table:table-cell table:style-name="ce10" table:formula="of:=OR(ROW([.I11])-1=[.$B$1];MEDIAN(64;[.I11];123)=[.I11])" office:value-type="float" office:value="1" calcext:value-type="float">
            <text:p>1</text:p>
          </table:table-cell>
          <table:table-cell table:style-name="ce10" table:formula="of:=OR(ROW([.J11])-1=[.$B$1];MEDIAN(64;[.J11];123)=[.J11])" office:value-type="float" office:value="1" calcext:value-type="float">
            <text:p>1</text:p>
          </table:table-cell>
          <table:table-cell table:style-name="ce10" table:formula="of:=OR(ROW([.K11])-1=[.$B$1];MEDIAN(64;[.K11];123)=[.K11])" office:value-type="float" office:value="1" calcext:value-type="float">
            <text:p>1</text:p>
          </table:table-cell>
          <table:table-cell table:style-name="ce10" table:formula="of:=OR(ROW([.L11])-1=[.$B$1];MEDIAN(64;[.L11];123)=[.L11])" office:value-type="float" office:value="1" calcext:value-type="float">
            <text:p>1</text:p>
          </table:table-cell>
          <table:table-cell table:style-name="ce10" table:formula="of:=OR(ROW([.M11])-1=[.$B$1];MEDIAN(64;[.M11];123)=[.M11])" office:value-type="float" office:value="1" calcext:value-type="float">
            <text:p>1</text:p>
          </table:table-cell>
          <table:table-cell table:style-name="ce10" table:formula="of:=OR(ROW([.N11])-1=[.$B$1];MEDIAN(64;[.N11];123)=[.N11])" office:value-type="float" office:value="1" calcext:value-type="float">
            <text:p>1</text:p>
          </table:table-cell>
          <table:table-cell table:style-name="ce10" table:formula="of:=OR(ROW([.O11])-1=[.$B$1];MEDIAN(64;[.O11];123)=[.O11])" office:value-type="float" office:value="1" calcext:value-type="float">
            <text:p>1</text:p>
          </table:table-cell>
          <table:table-cell table:style-name="ce10" table:formula="of:=OR(ROW([.P11])-1=[.$B$1];MEDIAN(64;[.P11];123)=[.P11])" office:value-type="float" office:value="1" calcext:value-type="float">
            <text:p>1</text:p>
          </table:table-cell>
          <table:table-cell table:style-name="ce10" table:formula="of:=OR(ROW([.Q11])-1=[.$B$1];MEDIAN(64;[.Q11];123)=[.Q11])" office:value-type="float" office:value="1" calcext:value-type="float">
            <text:p>1</text:p>
          </table:table-cell>
          <table:table-cell table:style-name="ce10" table:formula="of:=OR(ROW([.R11])-1=[.$B$1];MEDIAN(64;[.R11];123)=[.R11])" office:value-type="float" office:value="1" calcext:value-type="float">
            <text:p>1</text:p>
          </table:table-cell>
          <table:table-cell table:style-name="ce10" table:formula="of:=OR(ROW([.S11])-1=[.$B$1];MEDIAN(64;[.S11];123)=[.S11])" office:value-type="float" office:value="1" calcext:value-type="float">
            <text:p>1</text:p>
          </table:table-cell>
          <table:table-cell table:style-name="ce10" table:formula="of:=OR(ROW([.T11])-1=[.$B$1];MEDIAN(64;[.T11];123)=[.T11])" office:value-type="float" office:value="1" calcext:value-type="float">
            <text:p>1</text:p>
          </table:table-cell>
          <table:table-cell table:style-name="ce10" table:formula="of:=OR(ROW([.U11])-1=[.$B$1];MEDIAN(64;[.U11];123)=[.U11])" office:value-type="float" office:value="1" calcext:value-type="float">
            <text:p>1</text:p>
          </table:table-cell>
          <table:table-cell table:style-name="ce10" table:formula="of:=OR(ROW([.V11])-1=[.$B$1];MEDIAN(64;[.V11];123)=[.V11])" office:value-type="float" office:value="1" calcext:value-type="float">
            <text:p>1</text:p>
          </table:table-cell>
          <table:table-cell table:style-name="ce10" table:formula="of:=OR(ROW([.W11])-1=[.$B$1];MEDIAN(64;[.W11];123)=[.W11])" office:value-type="float" office:value="1" calcext:value-type="float">
            <text:p>1</text:p>
          </table:table-cell>
          <table:table-cell table:style-name="ce10" table:formula="of:=OR(ROW([.X11])-1=[.$B$1];MEDIAN(64;[.X11];123)=[.X11])" office:value-type="float" office:value="1" calcext:value-type="float">
            <text:p>1</text:p>
          </table:table-cell>
          <table:table-cell table:style-name="ce10" table:formula="of:=OR(ROW([.Y11])-1=[.$B$1];MEDIAN(64;[.Y11];123)=[.Y11])" office:value-type="float" office:value="1" calcext:value-type="float">
            <text:p>1</text:p>
          </table:table-cell>
          <table:table-cell table:style-name="ce10" table:formula="of:=OR(ROW([.Z11])-1=[.$B$1];MEDIAN(64;[.Z11];123)=[.Z11])" office:value-type="float" office:value="1" calcext:value-type="float">
            <text:p>1</text:p>
          </table:table-cell>
          <table:table-cell table:style-name="ce10" table:formula="of:=OR(ROW([.AA11])-1=[.$B$1];MEDIAN(64;[.AA11];123)=[.AA11])" office:value-type="float" office:value="1" calcext:value-type="float">
            <text:p>1</text:p>
          </table:table-cell>
          <table:table-cell table:style-name="ce10" table:formula="of:=OR(ROW([.AB11])-1=[.$B$1];MEDIAN(64;[.AB11];123)=[.AB11])" office:value-type="float" office:value="1" calcext:value-type="float">
            <text:p>1</text:p>
          </table:table-cell>
          <table:table-cell table:style-name="ce10" table:formula="of:=OR(ROW([.AC11])-1=[.$B$1];MEDIAN(64;[.AC11];123)=[.AC11])" office:value-type="float" office:value="1" calcext:value-type="float">
            <text:p>1</text:p>
          </table:table-cell>
          <table:table-cell table:style-name="ce10" table:formula="of:=OR(ROW([.AD11])-1=[.$B$1];MEDIAN(64;[.AD11];123)=[.AD11])" office:value-type="float" office:value="1" calcext:value-type="float">
            <text:p>1</text:p>
          </table:table-cell>
          <table:table-cell table:style-name="ce10" table:formula="of:=OR(ROW([.AE11])-1=[.$B$1];MEDIAN(64;[.AE11];123)=[.AE11])" office:value-type="float" office:value="1" calcext:value-type="float">
            <text:p>1</text:p>
          </table:table-cell>
          <table:table-cell table:style-name="ce10" table:formula="of:=OR(ROW([.AF11])-1=[.$B$1];MEDIAN(64;[.AF11];123)=[.AF11])" office:value-type="float" office:value="1" calcext:value-type="float">
            <text:p>1</text:p>
          </table:table-cell>
          <table:table-cell table:style-name="ce10" table:formula="of:=OR(ROW([.AG11])-1=[.$B$1];MEDIAN(64;[.AG11];123)=[.AG11])" office:value-type="float" office:value="1" calcext:value-type="float">
            <text:p>1</text:p>
          </table:table-cell>
          <table:table-cell table:style-name="ce10" table:formula="of:=OR(ROW([.AH11])-1=[.$B$1];MEDIAN(64;[.AH11];123)=[.AH11])" office:value-type="float" office:value="1" calcext:value-type="float">
            <text:p>1</text:p>
          </table:table-cell>
          <table:table-cell table:style-name="ce10" table:formula="of:=OR(ROW([.AI11])-1=[.$B$1];MEDIAN(64;[.AI11];123)=[.AI11])" office:value-type="float" office:value="1" calcext:value-type="float">
            <text:p>1</text:p>
          </table:table-cell>
          <table:table-cell table:style-name="ce10" table:formula="of:=OR(ROW([.AJ11])-1=[.$B$1];MEDIAN(64;[.AJ11];123)=[.AJ11])" office:value-type="float" office:value="1" calcext:value-type="float">
            <text:p>1</text:p>
          </table:table-cell>
          <table:table-cell table:style-name="ce10" table:formula="of:=OR(ROW([.AK11])-1=[.$B$1];MEDIAN(64;[.AK11];123)=[.AK11])" office:value-type="float" office:value="1" calcext:value-type="float">
            <text:p>1</text:p>
          </table:table-cell>
          <table:table-cell table:style-name="ce10" table:formula="of:=OR(ROW([.AL11])-1=[.$B$1];MEDIAN(64;[.AL11];123)=[.AL11])" office:value-type="float" office:value="1" calcext:value-type="float">
            <text:p>1</text:p>
          </table:table-cell>
          <table:table-cell table:style-name="ce10" table:formula="of:=OR(ROW([.AM11])-1=[.$B$1];MEDIAN(64;[.AM11];123)=[.AM11])" office:value-type="float" office:value="1" calcext:value-type="float">
            <text:p>1</text:p>
          </table:table-cell>
          <table:table-cell table:style-name="ce10" table:formula="of:=OR(ROW([.AN11])-1=[.$B$1];MEDIAN(64;[.AN11];123)=[.AN11])" office:value-type="float" office:value="1" calcext:value-type="float">
            <text:p>1</text:p>
          </table:table-cell>
          <table:table-cell table:style-name="ce10" table:formula="of:=OR(ROW([.AO11])-1=[.$B$1];MEDIAN(64;[.AO11];123)=[.AO11])" office:value-type="float" office:value="1" calcext:value-type="float">
            <text:p>1</text:p>
          </table:table-cell>
          <table:table-cell table:style-name="ce10" table:formula="of:=OR(ROW([.AP11])-1=[.$B$1];MEDIAN(64;[.AP11];123)=[.AP11])" office:value-type="float" office:value="1" calcext:value-type="float">
            <text:p>1</text:p>
          </table:table-cell>
          <table:table-cell table:style-name="ce10" table:formula="of:=OR(ROW([.AQ11])-1=[.$B$1];MEDIAN(64;[.AQ11];123)=[.AQ11])" office:value-type="float" office:value="1" calcext:value-type="float">
            <text:p>1</text:p>
          </table:table-cell>
          <table:table-cell table:style-name="ce10" table:formula="of:=OR(ROW([.AR11])-1=[.$B$1];MEDIAN(64;[.AR11];123)=[.AR11])" office:value-type="float" office:value="1" calcext:value-type="float">
            <text:p>1</text:p>
          </table:table-cell>
          <table:table-cell table:style-name="ce10" table:formula="of:=OR(ROW([.AS11])-1=[.$B$1];MEDIAN(64;[.AS11];123)=[.AS11])" office:value-type="float" office:value="1" calcext:value-type="float">
            <text:p>1</text:p>
          </table:table-cell>
          <table:table-cell table:style-name="ce10" table:formula="of:=OR(ROW([.AT11])-1=[.$B$1];MEDIAN(64;[.AT11];123)=[.AT11])" office:value-type="float" office:value="1" calcext:value-type="float">
            <text:p>1</text:p>
          </table:table-cell>
          <table:table-cell table:style-name="ce10" table:formula="of:=OR(ROW([.AU11])-1=[.$B$1];MEDIAN(64;[.AU11];123)=[.AU11])" office:value-type="float" office:value="1" calcext:value-type="float">
            <text:p>1</text:p>
          </table:table-cell>
          <table:table-cell table:style-name="ce10" table:formula="of:=OR(ROW([.AV11])-1=[.$B$1];MEDIAN(64;[.AV11];123)=[.AV11])" office:value-type="float" office:value="1" calcext:value-type="float">
            <text:p>1</text:p>
          </table:table-cell>
          <table:table-cell table:style-name="ce10" table:formula="of:=OR(ROW([.AW11])-1=[.$B$1];MEDIAN(64;[.AW11];123)=[.AW11])" office:value-type="float" office:value="1" calcext:value-type="float">
            <text:p>1</text:p>
          </table:table-cell>
          <table:table-cell table:style-name="ce10" table:formula="of:=OR(ROW([.AX11])-1=[.$B$1];MEDIAN(64;[.AX11];123)=[.AX11])" office:value-type="float" office:value="1" calcext:value-type="float">
            <text:p>1</text:p>
          </table:table-cell>
          <table:table-cell table:style-name="ce10" table:formula="of:=OR(ROW([.AY11])-1=[.$B$1];MEDIAN(64;[.AY11];123)=[.AY11])" office:value-type="float" office:value="1" calcext:value-type="float">
            <text:p>1</text:p>
          </table:table-cell>
          <table:table-cell table:style-name="ce10" table:formula="of:=OR(ROW([.AZ11])-1=[.$B$1];MEDIAN(64;[.AZ11];123)=[.AZ11])" office:value-type="float" office:value="1" calcext:value-type="float">
            <text:p>1</text:p>
          </table:table-cell>
          <table:table-cell table:style-name="ce10" table:formula="of:=OR(ROW([.BA11])-1=[.$B$1];MEDIAN(64;[.BA11];123)=[.BA11])" office:value-type="float" office:value="1" calcext:value-type="float">
            <text:p>1</text:p>
          </table:table-cell>
          <table:table-cell table:style-name="ce10" table:formula="of:=OR(ROW([.BB11])-1=[.$B$1];MEDIAN(64;[.BB11];123)=[.BB11])" office:value-type="float" office:value="1" calcext:value-type="float">
            <text:p>1</text:p>
          </table:table-cell>
          <table:table-cell table:style-name="ce10" table:formula="of:=OR(ROW([.BC11])-1=[.$B$1];MEDIAN(64;[.BC11];123)=[.BC11])" office:value-type="float" office:value="1" calcext:value-type="float">
            <text:p>1</text:p>
          </table:table-cell>
          <table:table-cell table:style-name="ce10" table:formula="of:=OR(ROW([.BD11])-1=[.$B$1];MEDIAN(64;[.BD11];123)=[.BD11])" office:value-type="float" office:value="1" calcext:value-type="float">
            <text:p>1</text:p>
          </table:table-cell>
          <table:table-cell table:style-name="ce10" table:formula="of:=OR(ROW([.BE11])-1=[.$B$1];MEDIAN(64;[.BE11];123)=[.BE11])" office:value-type="float" office:value="1" calcext:value-type="float">
            <text:p>1</text:p>
          </table:table-cell>
          <table:table-cell table:style-name="ce10" table:formula="of:=OR(ROW([.BF11])-1=[.$B$1];MEDIAN(64;[.BF11];123)=[.BF11])" office:value-type="float" office:value="1" calcext:value-type="float">
            <text:p>1</text:p>
          </table:table-cell>
          <table:table-cell table:style-name="ce10" table:formula="of:=OR(ROW([.BG11])-1=[.$B$1];MEDIAN(64;[.BG11];123)=[.BG11])" office:value-type="float" office:value="1" calcext:value-type="float">
            <text:p>1</text:p>
          </table:table-cell>
          <table:table-cell table:style-name="ce10" table:formula="of:=OR(ROW([.BH11])-1=[.$B$1];MEDIAN(64;[.BH11];123)=[.BH11])" office:value-type="float" office:value="1" calcext:value-type="float">
            <text:p>1</text:p>
          </table:table-cell>
          <table:table-cell table:style-name="ce10" table:formula="of:=OR(ROW([.BI11])-1=[.$B$1];MEDIAN(64;[.BI11];123)=[.BI11])" office:value-type="float" office:value="1" calcext:value-type="float">
            <text:p>1</text:p>
          </table:table-cell>
          <table:table-cell table:style-name="ce10" table:formula="of:=OR(ROW([.BJ11])-1=[.$B$1];MEDIAN(64;[.BJ11];123)=[.BJ11])" office:value-type="float" office:value="1" calcext:value-type="float">
            <text:p>1</text:p>
          </table:table-cell>
          <table:table-cell table:style-name="ce10" table:formula="of:=OR(ROW([.BK11])-1=[.$B$1];MEDIAN(64;[.BK11];123)=[.BK11])" office:value-type="float" office:value="1" calcext:value-type="float">
            <text:p>1</text:p>
          </table:table-cell>
          <table:table-cell table:style-name="ce10" table:formula="of:=OR(ROW([.BL11])-1=[.$B$1];MEDIAN(64;[.BL11];123)=[.BL11])" office:value-type="float" office:value="1" calcext:value-type="float">
            <text:p>1</text:p>
          </table:table-cell>
          <table:table-cell table:style-name="ce10" table:formula="of:=OR(ROW([.BM11])-1=[.$B$1];MEDIAN(64;[.BM11];123)=[.BM11])" office:value-type="float" office:value="1" calcext:value-type="float">
            <text:p>1</text:p>
          </table:table-cell>
          <table:table-cell table:style-name="ce10" table:formula="of:=OR(ROW([.BN11])-1=[.$B$1];MEDIAN(64;[.BN11];123)=[.BN11])" office:value-type="float" office:value="1" calcext:value-type="float">
            <text:p>1</text:p>
          </table:table-cell>
          <table:table-cell table:style-name="ce10" table:formula="of:=OR(ROW([.BO11])-1=[.$B$1];MEDIAN(64;[.BO11];123)=[.BO11])" office:value-type="float" office:value="1" calcext:value-type="float">
            <text:p>1</text:p>
          </table:table-cell>
          <table:table-cell table:style-name="ce10" table:formula="of:=OR(ROW([.BP11])-1=[.$B$1];MEDIAN(64;[.BP11];123)=[.BP11])" office:value-type="float" office:value="1" calcext:value-type="float">
            <text:p>1</text:p>
          </table:table-cell>
          <table:table-cell table:style-name="ce10" table:formula="of:=OR(ROW([.BQ11])-1=[.$B$1];MEDIAN(64;[.BQ11];123)=[.BQ11])" office:value-type="float" office:value="1" calcext:value-type="float">
            <text:p>1</text:p>
          </table:table-cell>
          <table:table-cell table:style-name="ce10" table:formula="of:=OR(ROW([.BR11])-1=[.$B$1];MEDIAN(64;[.BR11];123)=[.BR11])" office:value-type="float" office:value="1" calcext:value-type="float">
            <text:p>1</text:p>
          </table:table-cell>
          <table:table-cell table:style-name="ce10" table:formula="of:=OR(ROW([.BS11])-1=[.$B$1];MEDIAN(64;[.BS11];123)=[.BS11])" office:value-type="float" office:value="1" calcext:value-type="float">
            <text:p>1</text:p>
          </table:table-cell>
          <table:table-cell table:style-name="ce10" table:formula="of:=OR(ROW([.BT11])-1=[.$B$1];MEDIAN(64;[.BT11];123)=[.BT11])" office:value-type="float" office:value="1" calcext:value-type="float">
            <text:p>1</text:p>
          </table:table-cell>
          <table:table-cell table:style-name="ce10" table:formula="of:=OR(ROW([.BU11])-1=[.$B$1];MEDIAN(64;[.BU11];123)=[.BU11])" office:value-type="float" office:value="1" calcext:value-type="float">
            <text:p>1</text:p>
          </table:table-cell>
          <table:table-cell table:style-name="ce10" table:formula="of:=OR(ROW([.BV11])-1=[.$B$1];MEDIAN(64;[.BV11];123)=[.BV11])" office:value-type="float" office:value="1" calcext:value-type="float">
            <text:p>1</text:p>
          </table:table-cell>
          <table:table-cell table:style-name="ce10" table:formula="of:=OR(ROW([.BW11])-1=[.$B$1];MEDIAN(64;[.BW11];123)=[.BW11])" office:value-type="float" office:value="1" calcext:value-type="float">
            <text:p>1</text:p>
          </table:table-cell>
          <table:table-cell table:style-name="ce10" table:formula="of:=OR(ROW([.BX11])-1=[.$B$1];MEDIAN(64;[.BX11];123)=[.BX11])" office:value-type="float" office:value="1" calcext:value-type="float">
            <text:p>1</text:p>
          </table:table-cell>
          <table:table-cell table:style-name="ce10" table:formula="of:=OR(ROW([.BY11])-1=[.$B$1];MEDIAN(64;[.BY11];123)=[.BY11])" office:value-type="float" office:value="1" calcext:value-type="float">
            <text:p>1</text:p>
          </table:table-cell>
          <table:table-cell table:style-name="ce10" table:formula="of:=OR(ROW([.BZ11])-1=[.$B$1];MEDIAN(64;[.BZ11];123)=[.BZ11])" office:value-type="float" office:value="1" calcext:value-type="float">
            <text:p>1</text:p>
          </table:table-cell>
          <table:table-cell table:style-name="ce10" table:formula="of:=OR(ROW([.CA11])-1=[.$B$1];MEDIAN(64;[.CA11];123)=[.CA11])" office:value-type="float" office:value="1" calcext:value-type="float">
            <text:p>1</text:p>
          </table:table-cell>
          <table:table-cell table:style-name="ce10" table:formula="of:=OR(ROW([.CB11])-1=[.$B$1];MEDIAN(64;[.CB11];123)=[.CB11])" office:value-type="float" office:value="1" calcext:value-type="float">
            <text:p>1</text:p>
          </table:table-cell>
          <table:table-cell table:style-name="ce10" table:formula="of:=OR(ROW([.CC11])-1=[.$B$1];MEDIAN(64;[.CC11];123)=[.CC11])" office:value-type="float" office:value="1" calcext:value-type="float">
            <text:p>1</text:p>
          </table:table-cell>
          <table:table-cell table:style-name="ce10" table:formula="of:=OR(ROW([.CD11])-1=[.$B$1];MEDIAN(64;[.CD11];123)=[.CD11])" office:value-type="float" office:value="1" calcext:value-type="float">
            <text:p>1</text:p>
          </table:table-cell>
          <table:table-cell table:style-name="ce10" table:formula="of:=OR(ROW([.CE11])-1=[.$B$1];MEDIAN(64;[.CE11];123)=[.CE11])" office:value-type="float" office:value="1" calcext:value-type="float">
            <text:p>1</text:p>
          </table:table-cell>
          <table:table-cell table:style-name="ce10" table:formula="of:=OR(ROW([.CF11])-1=[.$B$1];MEDIAN(64;[.CF11];123)=[.CF11])" office:value-type="float" office:value="1" calcext:value-type="float">
            <text:p>1</text:p>
          </table:table-cell>
          <table:table-cell table:style-name="ce10" table:formula="of:=OR(ROW([.CG11])-1=[.$B$1];MEDIAN(64;[.CG11];123)=[.CG11])" office:value-type="float" office:value="1" calcext:value-type="float">
            <text:p>1</text:p>
          </table:table-cell>
          <table:table-cell table:style-name="ce10" table:formula="of:=OR(ROW([.CH11])-1=[.$B$1];MEDIAN(64;[.CH11];123)=[.CH11])" office:value-type="float" office:value="1" calcext:value-type="float">
            <text:p>1</text:p>
          </table:table-cell>
          <table:table-cell table:style-name="ce10" table:formula="of:=OR(ROW([.CI11])-1=[.$B$1];MEDIAN(64;[.CI11];123)=[.CI11])" office:value-type="float" office:value="1" calcext:value-type="float">
            <text:p>1</text:p>
          </table:table-cell>
          <table:table-cell table:style-name="ce10" table:formula="of:=OR(ROW([.CJ11])-1=[.$B$1];MEDIAN(64;[.CJ11];123)=[.CJ11])" office:value-type="float" office:value="1" calcext:value-type="float">
            <text:p>1</text:p>
          </table:table-cell>
          <table:table-cell table:style-name="ce10" table:formula="of:=OR(ROW([.CK11])-1=[.$B$1];MEDIAN(64;[.CK11];123)=[.CK11])" office:value-type="float" office:value="1" calcext:value-type="float">
            <text:p>1</text:p>
          </table:table-cell>
          <table:table-cell table:style-name="ce10" table:formula="of:=OR(ROW([.CL11])-1=[.$B$1];MEDIAN(64;[.CL11];123)=[.CL11])" office:value-type="float" office:value="1" calcext:value-type="float">
            <text:p>1</text:p>
          </table:table-cell>
          <table:table-cell table:style-name="ce10" table:formula="of:=OR(ROW([.CM11])-1=[.$B$1];MEDIAN(64;[.CM11];123)=[.CM11])" office:value-type="float" office:value="1" calcext:value-type="float">
            <text:p>1</text:p>
          </table:table-cell>
          <table:table-cell table:style-name="ce10" table:formula="of:=OR(ROW([.CN11])-1=[.$B$1];MEDIAN(64;[.CN11];123)=[.CN11])" office:value-type="float" office:value="1" calcext:value-type="float">
            <text:p>1</text:p>
          </table:table-cell>
          <table:table-cell table:style-name="ce10" table:formula="of:=OR(ROW([.CO11])-1=[.$B$1];MEDIAN(64;[.CO11];123)=[.CO11])" office:value-type="float" office:value="1" calcext:value-type="float">
            <text:p>1</text:p>
          </table:table-cell>
          <table:table-cell table:style-name="ce10" table:formula="of:=OR(ROW([.CP11])-1=[.$B$1];MEDIAN(64;[.CP11];123)=[.CP11])" office:value-type="float" office:value="1" calcext:value-type="float">
            <text:p>1</text:p>
          </table:table-cell>
          <table:table-cell table:style-name="ce10" table:formula="of:=OR(ROW([.CQ11])-1=[.$B$1];MEDIAN(64;[.CQ11];123)=[.CQ11])" office:value-type="float" office:value="1" calcext:value-type="float">
            <text:p>1</text:p>
          </table:table-cell>
          <table:table-cell table:style-name="ce10" table:formula="of:=OR(ROW([.CR11])-1=[.$B$1];MEDIAN(64;[.CR11];123)=[.CR11])" office:value-type="float" office:value="1" calcext:value-type="float">
            <text:p>1</text:p>
          </table:table-cell>
          <table:table-cell table:style-name="ce10" table:formula="of:=OR(ROW([.CS11])-1=[.$B$1];MEDIAN(64;[.CS11];123)=[.CS11])" office:value-type="float" office:value="1" calcext:value-type="float">
            <text:p>1</text:p>
          </table:table-cell>
          <table:table-cell table:style-name="ce10" table:formula="of:=OR(ROW([.CT11])-1=[.$B$1];MEDIAN(64;[.CT11];123)=[.CT11])" office:value-type="float" office:value="1" calcext:value-type="float">
            <text:p>1</text:p>
          </table:table-cell>
          <table:table-cell table:style-name="ce10" table:formula="of:=OR(ROW([.CU11])-1=[.$B$1];MEDIAN(64;[.CU11];123)=[.CU11])" office:value-type="float" office:value="1" calcext:value-type="float">
            <text:p>1</text:p>
          </table:table-cell>
          <table:table-cell table:style-name="ce10" table:formula="of:=OR(ROW([.CV11])-1=[.$B$1];MEDIAN(64;[.CV11];123)=[.CV11])" office:value-type="float" office:value="1" calcext:value-type="float">
            <text:p>1</text:p>
          </table:table-cell>
          <table:table-cell table:style-name="ce10" table:formula="of:=OR(ROW([.CW11])-1=[.$B$1];MEDIAN(64;[.CW11];123)=[.CW11])" office:value-type="float" office:value="1" calcext:value-type="float">
            <text:p>1</text:p>
          </table:table-cell>
          <table:table-cell table:style-name="ce10" table:formula="of:=OR(ROW([.CX11])-1=[.$B$1];MEDIAN(64;[.CX11];123)=[.CX11])" office:value-type="float" office:value="1" calcext:value-type="float">
            <text:p>1</text:p>
          </table:table-cell>
          <table:table-cell table:style-name="ce10" table:formula="of:=OR(ROW([.CY11])-1=[.$B$1];MEDIAN(64;[.CY11];123)=[.CY11])" office:value-type="float" office:value="1" calcext:value-type="float">
            <text:p>1</text:p>
          </table:table-cell>
          <table:table-cell table:style-name="ce10" table:formula="of:=OR(ROW([.CZ11])-1=[.$B$1];MEDIAN(64;[.CZ11];123)=[.CZ11])" office:value-type="float" office:value="1" calcext:value-type="float">
            <text:p>1</text:p>
          </table:table-cell>
          <table:table-cell table:style-name="ce10" table:formula="of:=OR(ROW([.DA11])-1=[.$B$1];MEDIAN(64;[.DA11];123)=[.DA11])" office:value-type="float" office:value="1" calcext:value-type="float">
            <text:p>1</text:p>
          </table:table-cell>
          <table:table-cell table:style-name="ce10" table:formula="of:=OR(ROW([.DB11])-1=[.$B$1];MEDIAN(64;[.DB11];123)=[.DB11])" office:value-type="float" office:value="1" calcext:value-type="float">
            <text:p>1</text:p>
          </table:table-cell>
          <table:table-cell table:style-name="ce10" table:formula="of:=OR(ROW([.DC11])-1=[.$B$1];MEDIAN(64;[.DC11];123)=[.DC11])" office:value-type="float" office:value="1" calcext:value-type="float">
            <text:p>1</text:p>
          </table:table-cell>
          <table:table-cell table:style-name="ce10" table:formula="of:=OR(ROW([.DD11])-1=[.$B$1];MEDIAN(64;[.DD11];123)=[.DD11])" office:value-type="float" office:value="1" calcext:value-type="float">
            <text:p>1</text:p>
          </table:table-cell>
          <table:table-cell table:style-name="ce10" table:formula="of:=OR(ROW([.DE11])-1=[.$B$1];MEDIAN(64;[.DE11];123)=[.DE11])" office:value-type="float" office:value="1" calcext:value-type="float">
            <text:p>1</text:p>
          </table:table-cell>
          <table:table-cell table:style-name="ce10" table:formula="of:=OR(ROW([.DF11])-1=[.$B$1];MEDIAN(64;[.DF11];123)=[.DF11])" office:value-type="float" office:value="1" calcext:value-type="float">
            <text:p>1</text:p>
          </table:table-cell>
          <table:table-cell table:style-name="ce10" table:formula="of:=OR(ROW([.DG11])-1=[.$B$1];MEDIAN(64;[.DG11];123)=[.DG11])" office:value-type="float" office:value="1" calcext:value-type="float">
            <text:p>1</text:p>
          </table:table-cell>
          <table:table-cell table:style-name="ce10" table:formula="of:=OR(ROW([.DH11])-1=[.$B$1];MEDIAN(64;[.DH11];123)=[.DH11])" office:value-type="float" office:value="1" calcext:value-type="float">
            <text:p>1</text:p>
          </table:table-cell>
          <table:table-cell table:style-name="ce10" table:formula="of:=OR(ROW([.DI11])-1=[.$B$1];MEDIAN(64;[.DI11];123)=[.DI11])" office:value-type="float" office:value="1" calcext:value-type="float">
            <text:p>1</text:p>
          </table:table-cell>
          <table:table-cell table:style-name="ce10" table:formula="of:=OR(ROW([.DJ11])-1=[.$B$1];MEDIAN(64;[.DJ11];123)=[.DJ11])" office:value-type="float" office:value="1" calcext:value-type="float">
            <text:p>1</text:p>
          </table:table-cell>
          <table:table-cell table:style-name="ce10" table:formula="of:=OR(ROW([.DK11])-1=[.$B$1];MEDIAN(64;[.DK11];123)=[.DK11])" office:value-type="float" office:value="1" calcext:value-type="float">
            <text:p>1</text:p>
          </table:table-cell>
          <table:table-cell table:style-name="ce10" table:formula="of:=OR(ROW([.DL11])-1=[.$B$1];MEDIAN(64;[.DL11];123)=[.DL11])" office:value-type="float" office:value="1" calcext:value-type="float">
            <text:p>1</text:p>
          </table:table-cell>
          <table:table-cell table:style-name="ce10" table:formula="of:=OR(ROW([.DM11])-1=[.$B$1];MEDIAN(64;[.DM11];123)=[.DM11])" office:value-type="float" office:value="1" calcext:value-type="float">
            <text:p>1</text:p>
          </table:table-cell>
          <table:table-cell table:style-name="ce10" table:formula="of:=OR(ROW([.DN11])-1=[.$B$1];MEDIAN(64;[.DN11];123)=[.DN11])" office:value-type="float" office:value="1" calcext:value-type="float">
            <text:p>1</text:p>
          </table:table-cell>
          <table:table-cell table:style-name="ce10" table:formula="of:=OR(ROW([.DO11])-1=[.$B$1];MEDIAN(64;[.DO11];123)=[.DO11])" office:value-type="float" office:value="1" calcext:value-type="float">
            <text:p>1</text:p>
          </table:table-cell>
          <table:table-cell table:style-name="ce10" table:formula="of:=OR(ROW([.DP11])-1=[.$B$1];MEDIAN(64;[.DP11];123)=[.DP11])" office:value-type="float" office:value="1" calcext:value-type="float">
            <text:p>1</text:p>
          </table:table-cell>
          <table:table-cell table:style-name="ce10" table:formula="of:=OR(ROW([.DQ11])-1=[.$B$1];MEDIAN(64;[.DQ11];123)=[.DQ11])" office:value-type="float" office:value="1" calcext:value-type="float">
            <text:p>1</text:p>
          </table:table-cell>
          <table:table-cell table:style-name="ce10" table:formula="of:=OR(ROW([.DR11])-1=[.$B$1];MEDIAN(64;[.DR11];123)=[.DR11])" office:value-type="float" office:value="1" calcext:value-type="float">
            <text:p>1</text:p>
          </table:table-cell>
          <table:table-cell table:style-name="ce10" table:formula="of:=OR(ROW([.DS11])-1=[.$B$1];MEDIAN(64;[.DS11];123)=[.DS11])" office:value-type="float" office:value="1" calcext:value-type="float">
            <text:p>1</text:p>
          </table:table-cell>
          <table:table-cell table:style-name="ce10" table:formula="of:=OR(ROW([.DT11])-1=[.$B$1];MEDIAN(64;[.DT11];123)=[.DT11])" office:value-type="float" office:value="1" calcext:value-type="float">
            <text:p>1</text:p>
          </table:table-cell>
          <table:table-cell table:style-name="ce10" table:formula="of:=OR(ROW([.DU11])-1=[.$B$1];MEDIAN(64;[.DU11];123)=[.DU11])" office:value-type="float" office:value="1" calcext:value-type="float">
            <text:p>1</text:p>
          </table:table-cell>
          <table:table-cell table:style-name="ce10" table:formula="of:=OR(ROW([.DV11])-1=[.$B$1];MEDIAN(64;[.DV11];123)=[.DV11])" office:value-type="float" office:value="1" calcext:value-type="float">
            <text:p>1</text:p>
          </table:table-cell>
          <table:table-cell table:style-name="ce10" table:formula="of:=OR(ROW([.DW11])-1=[.$B$1];MEDIAN(64;[.DW11];123)=[.DW11])" office:value-type="float" office:value="1" calcext:value-type="float">
            <text:p>1</text:p>
          </table:table-cell>
          <table:table-cell table:style-name="ce10" table:formula="of:=OR(ROW([.DX11])-1=[.$B$1];MEDIAN(64;[.DX11];123)=[.DX11])" office:value-type="float" office:value="1" calcext:value-type="float">
            <text:p>1</text:p>
          </table:table-cell>
          <table:table-cell table:style-name="ce10" table:formula="of:=OR(ROW([.DY11])-1=[.$B$1];MEDIAN(64;[.DY11];123)=[.DY11])" office:value-type="float" office:value="1" calcext:value-type="float">
            <text:p>1</text:p>
          </table:table-cell>
          <table:table-cell table:style-name="ce10" table:formula="of:=OR(ROW([.DZ11])-1=[.$B$1];MEDIAN(64;[.DZ11];123)=[.DZ11])" office:value-type="float" office:value="1" calcext:value-type="float">
            <text:p>1</text:p>
          </table:table-cell>
          <table:table-cell table:style-name="ce10" table:formula="of:=OR(ROW([.EA11])-1=[.$B$1];MEDIAN(64;[.EA11];123)=[.EA11])" office:value-type="float" office:value="1" calcext:value-type="float">
            <text:p>1</text:p>
          </table:table-cell>
          <table:table-cell table:style-name="ce10" table:formula="of:=OR(ROW([.EB11])-1=[.$B$1];MEDIAN(64;[.EB11];123)=[.EB11])" office:value-type="float" office:value="1" calcext:value-type="float">
            <text:p>1</text:p>
          </table:table-cell>
          <table:table-cell table:style-name="ce10" table:formula="of:=OR(ROW([.EC11])-1=[.$B$1];MEDIAN(64;[.EC11];123)=[.EC11])" office:value-type="float" office:value="1" calcext:value-type="float">
            <text:p>1</text:p>
          </table:table-cell>
          <table:table-cell table:style-name="ce10" table:formula="of:=OR(ROW([.ED11])-1=[.$B$1];MEDIAN(64;[.ED11];123)=[.ED11])" office:value-type="float" office:value="1" calcext:value-type="float">
            <text:p>1</text:p>
          </table:table-cell>
          <table:table-cell table:style-name="ce10" table:formula="of:=OR(ROW([.EE11])-1=[.$B$1];MEDIAN(64;[.EE11];123)=[.EE11])" office:value-type="float" office:value="1" calcext:value-type="float">
            <text:p>1</text:p>
          </table:table-cell>
          <table:table-cell table:style-name="ce10" table:formula="of:=OR(ROW([.EF11])-1=[.$B$1];MEDIAN(64;[.EF11];123)=[.EF11])" office:value-type="float" office:value="1" calcext:value-type="float">
            <text:p>1</text:p>
          </table:table-cell>
          <table:table-cell table:style-name="ce10" table:formula="of:=OR(ROW([.EG11])-1=[.$B$1];MEDIAN(64;[.EG11];123)=[.EG11])" office:value-type="float" office:value="1" calcext:value-type="float">
            <text:p>1</text:p>
          </table:table-cell>
          <table:table-cell table:style-name="ce10" table:formula="of:=OR(ROW([.EH11])-1=[.$B$1];MEDIAN(64;[.EH11];123)=[.EH11])" office:value-type="float" office:value="1" calcext:value-type="float">
            <text:p>1</text:p>
          </table:table-cell>
          <table:table-cell table:style-name="ce10" table:formula="of:=OR(ROW([.EI11])-1=[.$B$1];MEDIAN(64;[.EI11];123)=[.EI11])" office:value-type="float" office:value="1" calcext:value-type="float">
            <text:p>1</text:p>
          </table:table-cell>
          <table:table-cell table:style-name="ce10" table:formula="of:=OR(ROW([.EJ11])-1=[.$B$1];MEDIAN(64;[.EJ11];123)=[.EJ11])" office:value-type="float" office:value="1" calcext:value-type="float">
            <text:p>1</text:p>
          </table:table-cell>
          <table:table-cell table:style-name="ce10" table:formula="of:=OR(ROW([.EK11])-1=[.$B$1];MEDIAN(64;[.EK11];123)=[.EK11])" office:value-type="float" office:value="1" calcext:value-type="float">
            <text:p>1</text:p>
          </table:table-cell>
          <table:table-cell table:style-name="ce10" table:formula="of:=OR(ROW([.EL11])-1=[.$B$1];MEDIAN(64;[.EL11];123)=[.EL11])" office:value-type="float" office:value="1" calcext:value-type="float">
            <text:p>1</text:p>
          </table:table-cell>
          <table:table-cell table:style-name="ce10" table:formula="of:=OR(ROW([.EM11])-1=[.$B$1];MEDIAN(64;[.EM11];123)=[.EM11])" office:value-type="float" office:value="1" calcext:value-type="float">
            <text:p>1</text:p>
          </table:table-cell>
          <table:table-cell table:style-name="ce10" table:formula="of:=OR(ROW([.EN11])-1=[.$B$1];MEDIAN(64;[.EN11];123)=[.EN11])" office:value-type="float" office:value="1" calcext:value-type="float">
            <text:p>1</text:p>
          </table:table-cell>
          <table:table-cell table:style-name="ce10" table:formula="of:=OR(ROW([.EO11])-1=[.$B$1];MEDIAN(64;[.EO11];123)=[.EO11])" office:value-type="float" office:value="1" calcext:value-type="float">
            <text:p>1</text:p>
          </table:table-cell>
          <table:table-cell table:style-name="ce10" table:formula="of:=OR(ROW([.EP11])-1=[.$B$1];MEDIAN(64;[.EP11];123)=[.EP11])" office:value-type="float" office:value="1" calcext:value-type="float">
            <text:p>1</text:p>
          </table:table-cell>
          <table:table-cell table:style-name="ce10" table:formula="of:=OR(ROW([.EQ11])-1=[.$B$1];MEDIAN(64;[.EQ11];123)=[.EQ11])" office:value-type="float" office:value="1" calcext:value-type="float">
            <text:p>1</text:p>
          </table:table-cell>
          <table:table-cell table:style-name="ce10" table:formula="of:=OR(ROW([.ER11])-1=[.$B$1];MEDIAN(64;[.ER11];123)=[.ER11])" office:value-type="float" office:value="1" calcext:value-type="float">
            <text:p>1</text:p>
          </table:table-cell>
          <table:table-cell table:style-name="ce10" table:formula="of:=OR(ROW([.ES11])-1=[.$B$1];MEDIAN(64;[.ES11];123)=[.ES11])" office:value-type="float" office:value="1" calcext:value-type="float">
            <text:p>1</text:p>
          </table:table-cell>
          <table:table-cell table:style-name="ce10" table:formula="of:=OR(ROW([.ET11])-1=[.$B$1];MEDIAN(64;[.ET11];123)=[.ET11])" office:value-type="float" office:value="1" calcext:value-type="float">
            <text:p>1</text:p>
          </table:table-cell>
          <table:table-cell table:style-name="ce10" table:formula="of:=OR(ROW([.EU11])-1=[.$B$1];MEDIAN(64;[.EU11];123)=[.EU11])" office:value-type="float" office:value="1" calcext:value-type="float">
            <text:p>1</text:p>
          </table:table-cell>
          <table:table-cell table:style-name="ce10" table:formula="of:=OR(ROW([.EV11])-1=[.$B$1];MEDIAN(64;[.EV11];123)=[.EV11])" office:value-type="float" office:value="1" calcext:value-type="float">
            <text:p>1</text:p>
          </table:table-cell>
          <table:table-cell table:style-name="ce10" table:formula="of:=OR(ROW([.EW11])-1=[.$B$1];MEDIAN(64;[.EW11];123)=[.EW11])" office:value-type="float" office:value="1" calcext:value-type="float">
            <text:p>1</text:p>
          </table:table-cell>
          <table:table-cell table:style-name="ce10" table:formula="of:=OR(ROW([.EX11])-1=[.$B$1];MEDIAN(64;[.EX11];123)=[.EX11])" office:value-type="float" office:value="1" calcext:value-type="float">
            <text:p>1</text:p>
          </table:table-cell>
          <table:table-cell table:style-name="ce10" table:formula="of:=OR(ROW([.EY11])-1=[.$B$1];MEDIAN(64;[.EY11];123)=[.EY11])" office:value-type="float" office:value="1" calcext:value-type="float">
            <text:p>1</text:p>
          </table:table-cell>
          <table:table-cell table:style-name="ce10" table:formula="of:=OR(ROW([.EZ11])-1=[.$B$1];MEDIAN(64;[.EZ11];123)=[.EZ11])" office:value-type="float" office:value="1" calcext:value-type="float">
            <text:p>1</text:p>
          </table:table-cell>
          <table:table-cell table:style-name="ce10" table:formula="of:=OR(ROW([.FA11])-1=[.$B$1];MEDIAN(64;[.FA11];123)=[.FA11])" office:value-type="float" office:value="1" calcext:value-type="float">
            <text:p>1</text:p>
          </table:table-cell>
          <table:table-cell table:style-name="ce10" table:formula="of:=OR(ROW([.FB11])-1=[.$B$1];MEDIAN(64;[.FB11];123)=[.FB11])" office:value-type="float" office:value="1" calcext:value-type="float">
            <text:p>1</text:p>
          </table:table-cell>
          <table:table-cell table:style-name="ce10" table:formula="of:=OR(ROW([.FC11])-1=[.$B$1];MEDIAN(64;[.FC11];123)=[.FC11])" office:value-type="float" office:value="1" calcext:value-type="float">
            <text:p>1</text:p>
          </table:table-cell>
          <table:table-cell table:style-name="ce10" table:formula="of:=OR(ROW([.FD11])-1=[.$B$1];MEDIAN(64;[.FD11];123)=[.FD11])" office:value-type="float" office:value="1" calcext:value-type="float">
            <text:p>1</text:p>
          </table:table-cell>
          <table:table-cell table:style-name="ce10" table:formula="of:=OR(ROW([.FE11])-1=[.$B$1];MEDIAN(64;[.FE11];123)=[.FE11])" office:value-type="float" office:value="1" calcext:value-type="float">
            <text:p>1</text:p>
          </table:table-cell>
          <table:table-cell table:style-name="ce10" table:formula="of:=OR(ROW([.FF11])-1=[.$B$1];MEDIAN(64;[.FF11];123)=[.FF11])" office:value-type="float" office:value="1" calcext:value-type="float">
            <text:p>1</text:p>
          </table:table-cell>
          <table:table-cell table:style-name="ce10" table:formula="of:=OR(ROW([.FG11])-1=[.$B$1];MEDIAN(64;[.FG11];123)=[.FG11])" office:value-type="float" office:value="1" calcext:value-type="float">
            <text:p>1</text:p>
          </table:table-cell>
          <table:table-cell table:style-name="ce10" table:formula="of:=OR(ROW([.FH11])-1=[.$B$1];MEDIAN(64;[.FH11];123)=[.FH11])" office:value-type="float" office:value="1" calcext:value-type="float">
            <text:p>1</text:p>
          </table:table-cell>
          <table:table-cell table:style-name="ce10" table:formula="of:=OR(ROW([.FI11])-1=[.$B$1];MEDIAN(64;[.FI11];123)=[.FI11])" office:value-type="float" office:value="1" calcext:value-type="float">
            <text:p>1</text:p>
          </table:table-cell>
          <table:table-cell table:style-name="ce10" table:formula="of:=OR(ROW([.FJ11])-1=[.$B$1];MEDIAN(64;[.FJ11];123)=[.FJ11])" office:value-type="float" office:value="1" calcext:value-type="float">
            <text:p>1</text:p>
          </table:table-cell>
          <table:table-cell table:style-name="ce10" table:formula="of:=OR(ROW([.FK11])-1=[.$B$1];MEDIAN(64;[.FK11];123)=[.FK11])" office:value-type="float" office:value="1" calcext:value-type="float">
            <text:p>1</text:p>
          </table:table-cell>
          <table:table-cell table:style-name="ce10" table:formula="of:=OR(ROW([.FL11])-1=[.$B$1];MEDIAN(64;[.FL11];123)=[.FL11])" office:value-type="float" office:value="1" calcext:value-type="float">
            <text:p>1</text:p>
          </table:table-cell>
          <table:table-cell table:style-name="ce10" table:formula="of:=OR(ROW([.FM11])-1=[.$B$1];MEDIAN(64;[.FM11];123)=[.FM11])" office:value-type="float" office:value="1" calcext:value-type="float">
            <text:p>1</text:p>
          </table:table-cell>
          <table:table-cell table:style-name="ce10" table:formula="of:=OR(ROW([.FN11])-1=[.$B$1];MEDIAN(64;[.FN11];123)=[.FN11])" office:value-type="float" office:value="1" calcext:value-type="float">
            <text:p>1</text:p>
          </table:table-cell>
          <table:table-cell table:style-name="ce10" table:formula="of:=OR(ROW([.FO11])-1=[.$B$1];MEDIAN(64;[.FO11];123)=[.FO11])" office:value-type="float" office:value="1" calcext:value-type="float">
            <text:p>1</text:p>
          </table:table-cell>
          <table:table-cell table:style-name="ce10" table:formula="of:=OR(ROW([.FP11])-1=[.$B$1];MEDIAN(64;[.FP11];123)=[.FP11])" office:value-type="float" office:value="1" calcext:value-type="float">
            <text:p>1</text:p>
          </table:table-cell>
          <table:table-cell table:style-name="ce10" table:formula="of:=OR(ROW([.FQ11])-1=[.$B$1];MEDIAN(64;[.FQ11];123)=[.FQ11])" office:value-type="float" office:value="1" calcext:value-type="float">
            <text:p>1</text:p>
          </table:table-cell>
          <table:table-cell table:style-name="ce10" table:formula="of:=OR(ROW([.FR11])-1=[.$B$1];MEDIAN(64;[.FR11];123)=[.FR11])" office:value-type="float" office:value="1" calcext:value-type="float">
            <text:p>1</text:p>
          </table:table-cell>
          <table:table-cell table:style-name="ce10" table:formula="of:=OR(ROW([.FS11])-1=[.$B$1];MEDIAN(64;[.FS11];123)=[.FS11])" office:value-type="float" office:value="1" calcext:value-type="float">
            <text:p>1</text:p>
          </table:table-cell>
          <table:table-cell table:style-name="ce10" table:formula="of:=OR(ROW([.FT11])-1=[.$B$1];MEDIAN(64;[.FT11];123)=[.FT11])" office:value-type="float" office:value="1" calcext:value-type="float">
            <text:p>1</text:p>
          </table:table-cell>
          <table:table-cell table:style-name="ce10" table:formula="of:=OR(ROW([.FU11])-1=[.$B$1];MEDIAN(64;[.FU11];123)=[.FU11])" office:value-type="float" office:value="1" calcext:value-type="float">
            <text:p>1</text:p>
          </table:table-cell>
          <table:table-cell table:style-name="ce10" table:formula="of:=OR(ROW([.FV11])-1=[.$B$1];MEDIAN(64;[.FV11];123)=[.FV11])" office:value-type="float" office:value="1" calcext:value-type="float">
            <text:p>1</text:p>
          </table:table-cell>
          <table:table-cell table:style-name="ce10" table:formula="of:=OR(ROW([.FW11])-1=[.$B$1];MEDIAN(64;[.FW11];123)=[.FW11])" office:value-type="float" office:value="1" calcext:value-type="float">
            <text:p>1</text:p>
          </table:table-cell>
          <table:table-cell table:style-name="ce10" table:formula="of:=OR(ROW([.FX11])-1=[.$B$1];MEDIAN(64;[.FX11];123)=[.FX11])" office:value-type="float" office:value="1" calcext:value-type="float">
            <text:p>1</text:p>
          </table:table-cell>
          <table:table-cell table:style-name="ce10" table:formula="of:=OR(ROW([.FY11])-1=[.$B$1];MEDIAN(64;[.FY11];123)=[.FY11])" office:value-type="float" office:value="1" calcext:value-type="float">
            <text:p>1</text:p>
          </table:table-cell>
          <table:table-cell table:style-name="ce10" table:formula="of:=OR(ROW([.FZ11])-1=[.$B$1];MEDIAN(64;[.FZ11];123)=[.FZ11])" office:value-type="float" office:value="1" calcext:value-type="float">
            <text:p>1</text:p>
          </table:table-cell>
          <table:table-cell table:style-name="ce10" table:formula="of:=OR(ROW([.GA11])-1=[.$B$1];MEDIAN(64;[.GA11];123)=[.GA11])" office:value-type="float" office:value="1" calcext:value-type="float">
            <text:p>1</text:p>
          </table:table-cell>
          <table:table-cell table:style-name="ce10" table:formula="of:=OR(ROW([.GB11])-1=[.$B$1];MEDIAN(64;[.GB11];123)=[.GB11])" office:value-type="float" office:value="1" calcext:value-type="float">
            <text:p>1</text:p>
          </table:table-cell>
          <table:table-cell table:style-name="ce10" table:formula="of:=OR(ROW([.GC11])-1=[.$B$1];MEDIAN(64;[.GC11];123)=[.GC11])" office:value-type="float" office:value="1" calcext:value-type="float">
            <text:p>1</text:p>
          </table:table-cell>
          <table:table-cell table:style-name="ce10" table:formula="of:=OR(ROW([.GD11])-1=[.$B$1];MEDIAN(64;[.GD11];123)=[.GD11])" office:value-type="float" office:value="1" calcext:value-type="float">
            <text:p>1</text:p>
          </table:table-cell>
          <table:table-cell table:number-columns-repeated="838"/>
        </table:table-row>
        <table:table-row table:style-name="ro1">
          <table:table-cell table:number-columns-repeated="1024"/>
        </table:table-row>
        <table:table-row table:style-name="ro1">
          <table:table-cell table:style-name="ce11" table:formula="of:=AND([.A13:.A22])" office:value-type="float" office:value="1" calcext:value-type="float">
            <text:p>1</text:p>
          </table:table-cell>
          <table:table-cell table:style-name="ce11" table:formula="of:=AND([.B13:.B22])" office:value-type="float" office:value="0" calcext:value-type="float">
            <text:p>0</text:p>
          </table:table-cell>
          <table:table-cell table:style-name="ce11" table:formula="of:=AND([.C13:.C22])" office:value-type="float" office:value="0" calcext:value-type="float">
            <text:p>0</text:p>
          </table:table-cell>
          <table:table-cell table:style-name="ce11" table:formula="of:=AND([.D13:.D22])" office:value-type="float" office:value="0" calcext:value-type="float">
            <text:p>0</text:p>
          </table:table-cell>
          <table:table-cell table:style-name="ce11" table:formula="of:=AND([.E13:.E22])" office:value-type="float" office:value="1" calcext:value-type="float">
            <text:p>1</text:p>
          </table:table-cell>
          <table:table-cell table:style-name="ce11" table:formula="of:=AND([.F13:.F22])" office:value-type="float" office:value="0" calcext:value-type="float">
            <text:p>0</text:p>
          </table:table-cell>
          <table:table-cell table:style-name="ce11" table:formula="of:=AND([.G13:.G22])" office:value-type="float" office:value="0" calcext:value-type="float">
            <text:p>0</text:p>
          </table:table-cell>
          <table:table-cell table:style-name="ce11" table:formula="of:=AND([.H13:.H22])" office:value-type="float" office:value="0" calcext:value-type="float">
            <text:p>0</text:p>
          </table:table-cell>
          <table:table-cell table:style-name="ce11" table:formula="of:=AND([.I13:.I22])" office:value-type="float" office:value="0" calcext:value-type="float">
            <text:p>0</text:p>
          </table:table-cell>
          <table:table-cell table:style-name="ce11" table:formula="of:=AND([.J13:.J22])" office:value-type="float" office:value="0" calcext:value-type="float">
            <text:p>0</text:p>
          </table:table-cell>
          <table:table-cell table:style-name="ce11" table:formula="of:=AND([.K13:.K22])" office:value-type="float" office:value="0" calcext:value-type="float">
            <text:p>0</text:p>
          </table:table-cell>
          <table:table-cell table:style-name="ce11" table:formula="of:=AND([.L13:.L22])" office:value-type="float" office:value="0" calcext:value-type="float">
            <text:p>0</text:p>
          </table:table-cell>
          <table:table-cell table:style-name="ce11" table:formula="of:=AND([.M13:.M22])" office:value-type="float" office:value="1" calcext:value-type="float">
            <text:p>1</text:p>
          </table:table-cell>
          <table:table-cell table:style-name="ce11" table:formula="of:=AND([.N13:.N22])" office:value-type="float" office:value="0" calcext:value-type="float">
            <text:p>0</text:p>
          </table:table-cell>
          <table:table-cell table:style-name="ce11" table:formula="of:=AND([.O13:.O22])" office:value-type="float" office:value="0" calcext:value-type="float">
            <text:p>0</text:p>
          </table:table-cell>
          <table:table-cell table:style-name="ce11" table:formula="of:=AND([.P13:.P22])" office:value-type="float" office:value="0" calcext:value-type="float">
            <text:p>0</text:p>
          </table:table-cell>
          <table:table-cell table:style-name="ce11" table:formula="of:=AND([.Q13:.Q22])" office:value-type="float" office:value="0" calcext:value-type="float">
            <text:p>0</text:p>
          </table:table-cell>
          <table:table-cell table:style-name="ce11" table:formula="of:=AND([.R13:.R22])" office:value-type="float" office:value="0" calcext:value-type="float">
            <text:p>0</text:p>
          </table:table-cell>
          <table:table-cell table:style-name="ce11" table:formula="of:=AND([.S13:.S22])" office:value-type="float" office:value="0" calcext:value-type="float">
            <text:p>0</text:p>
          </table:table-cell>
          <table:table-cell table:style-name="ce11" table:formula="of:=AND([.T13:.T22])" office:value-type="float" office:value="0" calcext:value-type="float">
            <text:p>0</text:p>
          </table:table-cell>
          <table:table-cell table:style-name="ce11" table:formula="of:=AND([.U13:.U22])" office:value-type="float" office:value="0" calcext:value-type="float">
            <text:p>0</text:p>
          </table:table-cell>
          <table:table-cell table:style-name="ce11" table:formula="of:=AND([.V13:.V22])" office:value-type="float" office:value="0" calcext:value-type="float">
            <text:p>0</text:p>
          </table:table-cell>
          <table:table-cell table:style-name="ce11" table:formula="of:=AND([.W13:.W22])" office:value-type="float" office:value="0" calcext:value-type="float">
            <text:p>0</text:p>
          </table:table-cell>
          <table:table-cell table:style-name="ce11" table:formula="of:=AND([.X13:.X22])" office:value-type="float" office:value="0" calcext:value-type="float">
            <text:p>0</text:p>
          </table:table-cell>
          <table:table-cell table:style-name="ce11" table:formula="of:=AND([.Y13:.Y22])" office:value-type="float" office:value="0" calcext:value-type="float">
            <text:p>0</text:p>
          </table:table-cell>
          <table:table-cell table:style-name="ce11" table:formula="of:=AND([.Z13:.Z22])" office:value-type="float" office:value="0" calcext:value-type="float">
            <text:p>0</text:p>
          </table:table-cell>
          <table:table-cell table:style-name="ce11" table:formula="of:=AND([.AA13:.AA22])" office:value-type="float" office:value="0" calcext:value-type="float">
            <text:p>0</text:p>
          </table:table-cell>
          <table:table-cell table:style-name="ce11" table:formula="of:=AND([.AB13:.AB22])" office:value-type="float" office:value="0" calcext:value-type="float">
            <text:p>0</text:p>
          </table:table-cell>
          <table:table-cell table:style-name="ce11" table:formula="of:=AND([.AC13:.AC22])" office:value-type="float" office:value="0" calcext:value-type="float">
            <text:p>0</text:p>
          </table:table-cell>
          <table:table-cell table:style-name="ce11" table:formula="of:=AND([.AD13:.AD22])" office:value-type="float" office:value="1" calcext:value-type="float">
            <text:p>1</text:p>
          </table:table-cell>
          <table:table-cell table:style-name="ce11" table:formula="of:=AND([.AE13:.AE22])" office:value-type="float" office:value="0" calcext:value-type="float">
            <text:p>0</text:p>
          </table:table-cell>
          <table:table-cell table:style-name="ce11" table:formula="of:=AND([.AF13:.AF22])" office:value-type="float" office:value="0" calcext:value-type="float">
            <text:p>0</text:p>
          </table:table-cell>
          <table:table-cell table:style-name="ce11" table:formula="of:=AND([.AG13:.AG22])" office:value-type="float" office:value="0" calcext:value-type="float">
            <text:p>0</text:p>
          </table:table-cell>
          <table:table-cell table:style-name="ce11" table:formula="of:=AND([.AH13:.AH22])" office:value-type="float" office:value="0" calcext:value-type="float">
            <text:p>0</text:p>
          </table:table-cell>
          <table:table-cell table:style-name="ce11" table:formula="of:=AND([.AI13:.AI22])" office:value-type="float" office:value="0" calcext:value-type="float">
            <text:p>0</text:p>
          </table:table-cell>
          <table:table-cell table:style-name="ce11" table:formula="of:=AND([.AJ13:.AJ22])" office:value-type="float" office:value="0" calcext:value-type="float">
            <text:p>0</text:p>
          </table:table-cell>
          <table:table-cell table:style-name="ce11" table:formula="of:=AND([.AK13:.AK22])" office:value-type="float" office:value="0" calcext:value-type="float">
            <text:p>0</text:p>
          </table:table-cell>
          <table:table-cell table:style-name="ce11" table:formula="of:=AND([.AL13:.AL22])" office:value-type="float" office:value="0" calcext:value-type="float">
            <text:p>0</text:p>
          </table:table-cell>
          <table:table-cell table:style-name="ce11" table:formula="of:=AND([.AM13:.AM22])" office:value-type="float" office:value="0" calcext:value-type="float">
            <text:p>0</text:p>
          </table:table-cell>
          <table:table-cell table:style-name="ce11" table:formula="of:=AND([.AN13:.AN22])" office:value-type="float" office:value="0" calcext:value-type="float">
            <text:p>0</text:p>
          </table:table-cell>
          <table:table-cell table:style-name="ce11" table:formula="of:=AND([.AO13:.AO22])" office:value-type="float" office:value="0" calcext:value-type="float">
            <text:p>0</text:p>
          </table:table-cell>
          <table:table-cell table:style-name="ce11" table:formula="of:=AND([.AP13:.AP22])" office:value-type="float" office:value="0" calcext:value-type="float">
            <text:p>0</text:p>
          </table:table-cell>
          <table:table-cell table:style-name="ce11" table:formula="of:=AND([.AQ13:.AQ22])" office:value-type="float" office:value="0" calcext:value-type="float">
            <text:p>0</text:p>
          </table:table-cell>
          <table:table-cell table:style-name="ce11" table:formula="of:=AND([.AR13:.AR22])" office:value-type="float" office:value="0" calcext:value-type="float">
            <text:p>0</text:p>
          </table:table-cell>
          <table:table-cell table:style-name="ce11" table:formula="of:=AND([.AS13:.AS22])" office:value-type="float" office:value="0" calcext:value-type="float">
            <text:p>0</text:p>
          </table:table-cell>
          <table:table-cell table:style-name="ce11" table:formula="of:=AND([.AT13:.AT22])" office:value-type="float" office:value="1" calcext:value-type="float">
            <text:p>1</text:p>
          </table:table-cell>
          <table:table-cell table:style-name="ce11" table:formula="of:=AND([.AU13:.AU22])" office:value-type="float" office:value="0" calcext:value-type="float">
            <text:p>0</text:p>
          </table:table-cell>
          <table:table-cell table:style-name="ce11" table:formula="of:=AND([.AV13:.AV22])" office:value-type="float" office:value="0" calcext:value-type="float">
            <text:p>0</text:p>
          </table:table-cell>
          <table:table-cell table:style-name="ce11" table:formula="of:=AND([.AW13:.AW22])" office:value-type="float" office:value="0" calcext:value-type="float">
            <text:p>0</text:p>
          </table:table-cell>
          <table:table-cell table:style-name="ce11" table:formula="of:=AND([.AX13:.AX22])" office:value-type="float" office:value="0" calcext:value-type="float">
            <text:p>0</text:p>
          </table:table-cell>
          <table:table-cell table:style-name="ce11" table:formula="of:=AND([.AY13:.AY22])" office:value-type="float" office:value="0" calcext:value-type="float">
            <text:p>0</text:p>
          </table:table-cell>
          <table:table-cell table:style-name="ce11" table:formula="of:=AND([.AZ13:.AZ22])" office:value-type="float" office:value="0" calcext:value-type="float">
            <text:p>0</text:p>
          </table:table-cell>
          <table:table-cell table:style-name="ce11" table:formula="of:=AND([.BA13:.BA22])" office:value-type="float" office:value="1" calcext:value-type="float">
            <text:p>1</text:p>
          </table:table-cell>
          <table:table-cell table:style-name="ce11" table:formula="of:=AND([.BB13:.BB22])" office:value-type="float" office:value="0" calcext:value-type="float">
            <text:p>0</text:p>
          </table:table-cell>
          <table:table-cell table:style-name="ce11" table:formula="of:=AND([.BC13:.BC22])" office:value-type="float" office:value="0" calcext:value-type="float">
            <text:p>0</text:p>
          </table:table-cell>
          <table:table-cell table:style-name="ce11" table:formula="of:=AND([.BD13:.BD22])" office:value-type="float" office:value="0" calcext:value-type="float">
            <text:p>0</text:p>
          </table:table-cell>
          <table:table-cell table:style-name="ce11" table:formula="of:=AND([.BE13:.BE22])" office:value-type="float" office:value="0" calcext:value-type="float">
            <text:p>0</text:p>
          </table:table-cell>
          <table:table-cell table:style-name="ce11" table:formula="of:=AND([.BF13:.BF22])" office:value-type="float" office:value="0" calcext:value-type="float">
            <text:p>0</text:p>
          </table:table-cell>
          <table:table-cell table:style-name="ce11" table:formula="of:=AND([.BG13:.BG22])" office:value-type="float" office:value="0" calcext:value-type="float">
            <text:p>0</text:p>
          </table:table-cell>
          <table:table-cell table:style-name="ce11" table:formula="of:=AND([.BH13:.BH22])" office:value-type="float" office:value="1" calcext:value-type="float">
            <text:p>1</text:p>
          </table:table-cell>
          <table:table-cell table:style-name="ce11" table:formula="of:=AND([.BI13:.BI22])" office:value-type="float" office:value="0" calcext:value-type="float">
            <text:p>0</text:p>
          </table:table-cell>
          <table:table-cell table:style-name="ce11" table:formula="of:=AND([.BJ13:.BJ22])" office:value-type="float" office:value="0" calcext:value-type="float">
            <text:p>0</text:p>
          </table:table-cell>
          <table:table-cell table:style-name="ce11" table:formula="of:=AND([.BK13:.BK22])" office:value-type="float" office:value="0" calcext:value-type="float">
            <text:p>0</text:p>
          </table:table-cell>
          <table:table-cell table:style-name="ce11" table:formula="of:=AND([.BL13:.BL22])" office:value-type="float" office:value="0" calcext:value-type="float">
            <text:p>0</text:p>
          </table:table-cell>
          <table:table-cell table:style-name="ce11" table:formula="of:=AND([.BM13:.BM22])" office:value-type="float" office:value="0" calcext:value-type="float">
            <text:p>0</text:p>
          </table:table-cell>
          <table:table-cell table:style-name="ce11" table:formula="of:=AND([.BN13:.BN22])" office:value-type="float" office:value="0" calcext:value-type="float">
            <text:p>0</text:p>
          </table:table-cell>
          <table:table-cell table:style-name="ce11" table:formula="of:=AND([.BO13:.BO22])" office:value-type="float" office:value="0" calcext:value-type="float">
            <text:p>0</text:p>
          </table:table-cell>
          <table:table-cell table:style-name="ce11" table:formula="of:=AND([.BP13:.BP22])" office:value-type="float" office:value="1" calcext:value-type="float">
            <text:p>1</text:p>
          </table:table-cell>
          <table:table-cell table:style-name="ce11" table:formula="of:=AND([.BQ13:.BQ22])" office:value-type="float" office:value="0" calcext:value-type="float">
            <text:p>0</text:p>
          </table:table-cell>
          <table:table-cell table:style-name="ce11" table:formula="of:=AND([.BR13:.BR22])" office:value-type="float" office:value="0" calcext:value-type="float">
            <text:p>0</text:p>
          </table:table-cell>
          <table:table-cell table:style-name="ce11" table:formula="of:=AND([.BS13:.BS22])" office:value-type="float" office:value="0" calcext:value-type="float">
            <text:p>0</text:p>
          </table:table-cell>
          <table:table-cell table:style-name="ce11" table:formula="of:=AND([.BT13:.BT22])" office:value-type="float" office:value="0" calcext:value-type="float">
            <text:p>0</text:p>
          </table:table-cell>
          <table:table-cell table:style-name="ce11" table:formula="of:=AND([.BU13:.BU22])" office:value-type="float" office:value="0" calcext:value-type="float">
            <text:p>0</text:p>
          </table:table-cell>
          <table:table-cell table:style-name="ce11" table:formula="of:=AND([.BV13:.BV22])" office:value-type="float" office:value="0" calcext:value-type="float">
            <text:p>0</text:p>
          </table:table-cell>
          <table:table-cell table:style-name="ce11" table:formula="of:=AND([.BW13:.BW22])" office:value-type="float" office:value="0" calcext:value-type="float">
            <text:p>0</text:p>
          </table:table-cell>
          <table:table-cell table:style-name="ce11" table:formula="of:=AND([.BX13:.BX22])" office:value-type="float" office:value="1" calcext:value-type="float">
            <text:p>1</text:p>
          </table:table-cell>
          <table:table-cell table:style-name="ce11" table:formula="of:=AND([.BY13:.BY22])" office:value-type="float" office:value="0" calcext:value-type="float">
            <text:p>0</text:p>
          </table:table-cell>
          <table:table-cell table:style-name="ce11" table:formula="of:=AND([.BZ13:.BZ22])" office:value-type="float" office:value="1" calcext:value-type="float">
            <text:p>1</text:p>
          </table:table-cell>
          <table:table-cell table:style-name="ce11" table:formula="of:=AND([.CA13:.CA22])" office:value-type="float" office:value="0" calcext:value-type="float">
            <text:p>0</text:p>
          </table:table-cell>
          <table:table-cell table:style-name="ce11" table:formula="of:=AND([.CB13:.CB22])" office:value-type="float" office:value="0" calcext:value-type="float">
            <text:p>0</text:p>
          </table:table-cell>
          <table:table-cell table:style-name="ce11" table:formula="of:=AND([.CC13:.CC22])" office:value-type="float" office:value="0" calcext:value-type="float">
            <text:p>0</text:p>
          </table:table-cell>
          <table:table-cell table:style-name="ce11" table:formula="of:=AND([.CD13:.CD22])" office:value-type="float" office:value="0" calcext:value-type="float">
            <text:p>0</text:p>
          </table:table-cell>
          <table:table-cell table:style-name="ce11" table:formula="of:=AND([.CE13:.CE22])" office:value-type="float" office:value="0" calcext:value-type="float">
            <text:p>0</text:p>
          </table:table-cell>
          <table:table-cell table:style-name="ce11" table:formula="of:=AND([.CF13:.CF22])" office:value-type="float" office:value="0" calcext:value-type="float">
            <text:p>0</text:p>
          </table:table-cell>
          <table:table-cell table:style-name="ce11" table:formula="of:=AND([.CG13:.CG22])" office:value-type="float" office:value="0" calcext:value-type="float">
            <text:p>0</text:p>
          </table:table-cell>
          <table:table-cell table:style-name="ce11" table:formula="of:=AND([.CH13:.CH22])" office:value-type="float" office:value="0" calcext:value-type="float">
            <text:p>0</text:p>
          </table:table-cell>
          <table:table-cell table:style-name="ce11" table:formula="of:=AND([.CI13:.CI22])" office:value-type="float" office:value="0" calcext:value-type="float">
            <text:p>0</text:p>
          </table:table-cell>
          <table:table-cell table:style-name="ce11" table:formula="of:=AND([.CJ13:.CJ22])" office:value-type="float" office:value="0" calcext:value-type="float">
            <text:p>0</text:p>
          </table:table-cell>
          <table:table-cell table:style-name="ce11" table:formula="of:=AND([.CK13:.CK22])" office:value-type="float" office:value="0" calcext:value-type="float">
            <text:p>0</text:p>
          </table:table-cell>
          <table:table-cell table:style-name="ce11" table:formula="of:=AND([.CL13:.CL22])" office:value-type="float" office:value="0" calcext:value-type="float">
            <text:p>0</text:p>
          </table:table-cell>
          <table:table-cell table:style-name="ce11" table:formula="of:=AND([.CM13:.CM22])" office:value-type="float" office:value="0" calcext:value-type="float">
            <text:p>0</text:p>
          </table:table-cell>
          <table:table-cell table:style-name="ce11" table:formula="of:=AND([.CN13:.CN22])" office:value-type="float" office:value="0" calcext:value-type="float">
            <text:p>0</text:p>
          </table:table-cell>
          <table:table-cell table:style-name="ce11" table:formula="of:=AND([.CO13:.CO22])" office:value-type="float" office:value="0" calcext:value-type="float">
            <text:p>0</text:p>
          </table:table-cell>
          <table:table-cell table:style-name="ce11" table:formula="of:=AND([.CP13:.CP22])" office:value-type="float" office:value="0" calcext:value-type="float">
            <text:p>0</text:p>
          </table:table-cell>
          <table:table-cell table:style-name="ce11" table:formula="of:=AND([.CQ13:.CQ22])" office:value-type="float" office:value="0" calcext:value-type="float">
            <text:p>0</text:p>
          </table:table-cell>
          <table:table-cell table:style-name="ce11" table:formula="of:=AND([.CR13:.CR22])" office:value-type="float" office:value="0" calcext:value-type="float">
            <text:p>0</text:p>
          </table:table-cell>
          <table:table-cell table:style-name="ce11" table:formula="of:=AND([.CS13:.CS22])" office:value-type="float" office:value="0" calcext:value-type="float">
            <text:p>0</text:p>
          </table:table-cell>
          <table:table-cell table:style-name="ce11" table:formula="of:=AND([.CT13:.CT22])" office:value-type="float" office:value="0" calcext:value-type="float">
            <text:p>0</text:p>
          </table:table-cell>
          <table:table-cell table:style-name="ce11" table:formula="of:=AND([.CU13:.CU22])" office:value-type="float" office:value="0" calcext:value-type="float">
            <text:p>0</text:p>
          </table:table-cell>
          <table:table-cell table:style-name="ce11" table:formula="of:=AND([.CV13:.CV22])" office:value-type="float" office:value="0" calcext:value-type="float">
            <text:p>0</text:p>
          </table:table-cell>
          <table:table-cell table:style-name="ce11" table:formula="of:=AND([.CW13:.CW22])" office:value-type="float" office:value="0" calcext:value-type="float">
            <text:p>0</text:p>
          </table:table-cell>
          <table:table-cell table:style-name="ce11" table:formula="of:=AND([.CX13:.CX22])" office:value-type="float" office:value="0" calcext:value-type="float">
            <text:p>0</text:p>
          </table:table-cell>
          <table:table-cell table:style-name="ce11" table:formula="of:=AND([.CY13:.CY22])" office:value-type="float" office:value="0" calcext:value-type="float">
            <text:p>0</text:p>
          </table:table-cell>
          <table:table-cell table:style-name="ce11" table:formula="of:=AND([.CZ13:.CZ22])" office:value-type="float" office:value="0" calcext:value-type="float">
            <text:p>0</text:p>
          </table:table-cell>
          <table:table-cell table:style-name="ce11" table:formula="of:=AND([.DA13:.DA22])" office:value-type="float" office:value="0" calcext:value-type="float">
            <text:p>0</text:p>
          </table:table-cell>
          <table:table-cell table:style-name="ce11" table:formula="of:=AND([.DB13:.DB22])" office:value-type="float" office:value="0" calcext:value-type="float">
            <text:p>0</text:p>
          </table:table-cell>
          <table:table-cell table:style-name="ce11" table:formula="of:=AND([.DC13:.DC22])" office:value-type="float" office:value="0" calcext:value-type="float">
            <text:p>0</text:p>
          </table:table-cell>
          <table:table-cell table:style-name="ce11" table:formula="of:=AND([.DD13:.DD22])" office:value-type="float" office:value="0" calcext:value-type="float">
            <text:p>0</text:p>
          </table:table-cell>
          <table:table-cell table:style-name="ce11" table:formula="of:=AND([.DE13:.DE22])" office:value-type="float" office:value="0" calcext:value-type="float">
            <text:p>0</text:p>
          </table:table-cell>
          <table:table-cell table:style-name="ce11" table:formula="of:=AND([.DF13:.DF22])" office:value-type="float" office:value="0" calcext:value-type="float">
            <text:p>0</text:p>
          </table:table-cell>
          <table:table-cell table:style-name="ce11" table:formula="of:=AND([.DG13:.DG22])" office:value-type="float" office:value="0" calcext:value-type="float">
            <text:p>0</text:p>
          </table:table-cell>
          <table:table-cell table:style-name="ce11" table:formula="of:=AND([.DH13:.DH22])" office:value-type="float" office:value="0" calcext:value-type="float">
            <text:p>0</text:p>
          </table:table-cell>
          <table:table-cell table:style-name="ce11" table:formula="of:=AND([.DI13:.DI22])" office:value-type="float" office:value="0" calcext:value-type="float">
            <text:p>0</text:p>
          </table:table-cell>
          <table:table-cell table:style-name="ce11" table:formula="of:=AND([.DJ13:.DJ22])" office:value-type="float" office:value="0" calcext:value-type="float">
            <text:p>0</text:p>
          </table:table-cell>
          <table:table-cell table:style-name="ce11" table:formula="of:=AND([.DK13:.DK22])" office:value-type="float" office:value="0" calcext:value-type="float">
            <text:p>0</text:p>
          </table:table-cell>
          <table:table-cell table:style-name="ce11" table:formula="of:=AND([.DL13:.DL22])" office:value-type="float" office:value="0" calcext:value-type="float">
            <text:p>0</text:p>
          </table:table-cell>
          <table:table-cell table:style-name="ce11" table:formula="of:=AND([.DM13:.DM22])" office:value-type="float" office:value="0" calcext:value-type="float">
            <text:p>0</text:p>
          </table:table-cell>
          <table:table-cell table:style-name="ce11" table:formula="of:=AND([.DN13:.DN22])" office:value-type="float" office:value="0" calcext:value-type="float">
            <text:p>0</text:p>
          </table:table-cell>
          <table:table-cell table:style-name="ce11" table:formula="of:=AND([.DO13:.DO22])" office:value-type="float" office:value="0" calcext:value-type="float">
            <text:p>0</text:p>
          </table:table-cell>
          <table:table-cell table:style-name="ce11" table:formula="of:=AND([.DP13:.DP22])" office:value-type="float" office:value="0" calcext:value-type="float">
            <text:p>0</text:p>
          </table:table-cell>
          <table:table-cell table:style-name="ce11" table:formula="of:=AND([.DQ13:.DQ22])" office:value-type="float" office:value="0" calcext:value-type="float">
            <text:p>0</text:p>
          </table:table-cell>
          <table:table-cell table:style-name="ce11" table:formula="of:=AND([.DR13:.DR22])" office:value-type="float" office:value="0" calcext:value-type="float">
            <text:p>0</text:p>
          </table:table-cell>
          <table:table-cell table:style-name="ce11" table:formula="of:=AND([.DS13:.DS22])" office:value-type="float" office:value="0" calcext:value-type="float">
            <text:p>0</text:p>
          </table:table-cell>
          <table:table-cell table:style-name="ce11" table:formula="of:=AND([.DT13:.DT22])" office:value-type="float" office:value="0" calcext:value-type="float">
            <text:p>0</text:p>
          </table:table-cell>
          <table:table-cell table:style-name="ce11" table:formula="of:=AND([.DU13:.DU22])" office:value-type="float" office:value="0" calcext:value-type="float">
            <text:p>0</text:p>
          </table:table-cell>
          <table:table-cell table:style-name="ce11" table:formula="of:=AND([.DV13:.DV22])" office:value-type="float" office:value="0" calcext:value-type="float">
            <text:p>0</text:p>
          </table:table-cell>
          <table:table-cell table:style-name="ce11" table:formula="of:=AND([.DW13:.DW22])" office:value-type="float" office:value="0" calcext:value-type="float">
            <text:p>0</text:p>
          </table:table-cell>
          <table:table-cell table:style-name="ce11" table:formula="of:=AND([.DX13:.DX22])" office:value-type="float" office:value="0" calcext:value-type="float">
            <text:p>0</text:p>
          </table:table-cell>
          <table:table-cell table:style-name="ce11" table:formula="of:=AND([.DY13:.DY22])" office:value-type="float" office:value="0" calcext:value-type="float">
            <text:p>0</text:p>
          </table:table-cell>
          <table:table-cell table:style-name="ce11" table:formula="of:=AND([.DZ13:.DZ22])" office:value-type="float" office:value="0" calcext:value-type="float">
            <text:p>0</text:p>
          </table:table-cell>
          <table:table-cell table:style-name="ce11" table:formula="of:=AND([.EA13:.EA22])" office:value-type="float" office:value="0" calcext:value-type="float">
            <text:p>0</text:p>
          </table:table-cell>
          <table:table-cell table:style-name="ce11" table:formula="of:=AND([.EB13:.EB22])" office:value-type="float" office:value="0" calcext:value-type="float">
            <text:p>0</text:p>
          </table:table-cell>
          <table:table-cell table:style-name="ce11" table:formula="of:=AND([.EC13:.EC22])" office:value-type="float" office:value="0" calcext:value-type="float">
            <text:p>0</text:p>
          </table:table-cell>
          <table:table-cell table:style-name="ce11" table:formula="of:=AND([.ED13:.ED22])" office:value-type="float" office:value="0" calcext:value-type="float">
            <text:p>0</text:p>
          </table:table-cell>
          <table:table-cell table:style-name="ce11" table:formula="of:=AND([.EE13:.EE22])" office:value-type="float" office:value="0" calcext:value-type="float">
            <text:p>0</text:p>
          </table:table-cell>
          <table:table-cell table:style-name="ce11" table:formula="of:=AND([.EF13:.EF22])" office:value-type="float" office:value="0" calcext:value-type="float">
            <text:p>0</text:p>
          </table:table-cell>
          <table:table-cell table:style-name="ce11" table:formula="of:=AND([.EG13:.EG22])" office:value-type="float" office:value="0" calcext:value-type="float">
            <text:p>0</text:p>
          </table:table-cell>
          <table:table-cell table:style-name="ce11" table:formula="of:=AND([.EH13:.EH22])" office:value-type="float" office:value="0" calcext:value-type="float">
            <text:p>0</text:p>
          </table:table-cell>
          <table:table-cell table:style-name="ce11" table:formula="of:=AND([.EI13:.EI22])" office:value-type="float" office:value="0" calcext:value-type="float">
            <text:p>0</text:p>
          </table:table-cell>
          <table:table-cell table:style-name="ce11" table:formula="of:=AND([.EJ13:.EJ22])" office:value-type="float" office:value="0" calcext:value-type="float">
            <text:p>0</text:p>
          </table:table-cell>
          <table:table-cell table:style-name="ce11" table:formula="of:=AND([.EK13:.EK22])" office:value-type="float" office:value="0" calcext:value-type="float">
            <text:p>0</text:p>
          </table:table-cell>
          <table:table-cell table:style-name="ce11" table:formula="of:=AND([.EL13:.EL22])" office:value-type="float" office:value="0" calcext:value-type="float">
            <text:p>0</text:p>
          </table:table-cell>
          <table:table-cell table:style-name="ce11" table:formula="of:=AND([.EM13:.EM22])" office:value-type="float" office:value="0" calcext:value-type="float">
            <text:p>0</text:p>
          </table:table-cell>
          <table:table-cell table:style-name="ce11" table:formula="of:=AND([.EN13:.EN22])" office:value-type="float" office:value="0" calcext:value-type="float">
            <text:p>0</text:p>
          </table:table-cell>
          <table:table-cell table:style-name="ce11" table:formula="of:=AND([.EO13:.EO22])" office:value-type="float" office:value="0" calcext:value-type="float">
            <text:p>0</text:p>
          </table:table-cell>
          <table:table-cell table:style-name="ce11" table:formula="of:=AND([.EP13:.EP22])" office:value-type="float" office:value="0" calcext:value-type="float">
            <text:p>0</text:p>
          </table:table-cell>
          <table:table-cell table:style-name="ce11" table:formula="of:=AND([.EQ13:.EQ22])" office:value-type="float" office:value="0" calcext:value-type="float">
            <text:p>0</text:p>
          </table:table-cell>
          <table:table-cell table:style-name="ce11" table:formula="of:=AND([.ER13:.ER22])" office:value-type="float" office:value="0" calcext:value-type="float">
            <text:p>0</text:p>
          </table:table-cell>
          <table:table-cell table:style-name="ce11" table:formula="of:=AND([.ES13:.ES22])" office:value-type="float" office:value="0" calcext:value-type="float">
            <text:p>0</text:p>
          </table:table-cell>
          <table:table-cell table:style-name="ce11" table:formula="of:=AND([.ET13:.ET22])" office:value-type="float" office:value="0" calcext:value-type="float">
            <text:p>0</text:p>
          </table:table-cell>
          <table:table-cell table:style-name="ce11" table:formula="of:=AND([.EU13:.EU22])" office:value-type="float" office:value="0" calcext:value-type="float">
            <text:p>0</text:p>
          </table:table-cell>
          <table:table-cell table:style-name="ce11" table:formula="of:=AND([.EV13:.EV22])" office:value-type="float" office:value="0" calcext:value-type="float">
            <text:p>0</text:p>
          </table:table-cell>
          <table:table-cell table:style-name="ce11" table:formula="of:=AND([.EW13:.EW22])" office:value-type="float" office:value="0" calcext:value-type="float">
            <text:p>0</text:p>
          </table:table-cell>
          <table:table-cell table:style-name="ce11" table:formula="of:=AND([.EX13:.EX22])" office:value-type="float" office:value="0" calcext:value-type="float">
            <text:p>0</text:p>
          </table:table-cell>
          <table:table-cell table:style-name="ce11" table:formula="of:=AND([.EY13:.EY22])" office:value-type="float" office:value="0" calcext:value-type="float">
            <text:p>0</text:p>
          </table:table-cell>
          <table:table-cell table:style-name="ce11" table:formula="of:=AND([.EZ13:.EZ22])" office:value-type="float" office:value="0" calcext:value-type="float">
            <text:p>0</text:p>
          </table:table-cell>
          <table:table-cell table:style-name="ce11" table:formula="of:=AND([.FA13:.FA22])" office:value-type="float" office:value="0" calcext:value-type="float">
            <text:p>0</text:p>
          </table:table-cell>
          <table:table-cell table:style-name="ce11" table:formula="of:=AND([.FB13:.FB22])" office:value-type="float" office:value="0" calcext:value-type="float">
            <text:p>0</text:p>
          </table:table-cell>
          <table:table-cell table:style-name="ce11" table:formula="of:=AND([.FC13:.FC22])" office:value-type="float" office:value="0" calcext:value-type="float">
            <text:p>0</text:p>
          </table:table-cell>
          <table:table-cell table:style-name="ce11" table:formula="of:=AND([.FD13:.FD22])" office:value-type="float" office:value="0" calcext:value-type="float">
            <text:p>0</text:p>
          </table:table-cell>
          <table:table-cell table:style-name="ce11" table:formula="of:=AND([.FE13:.FE22])" office:value-type="float" office:value="0" calcext:value-type="float">
            <text:p>0</text:p>
          </table:table-cell>
          <table:table-cell table:style-name="ce11" table:formula="of:=AND([.FF13:.FF22])" office:value-type="float" office:value="0" calcext:value-type="float">
            <text:p>0</text:p>
          </table:table-cell>
          <table:table-cell table:style-name="ce11" table:formula="of:=AND([.FG13:.FG22])" office:value-type="float" office:value="0" calcext:value-type="float">
            <text:p>0</text:p>
          </table:table-cell>
          <table:table-cell table:style-name="ce11" table:formula="of:=AND([.FH13:.FH22])" office:value-type="float" office:value="0" calcext:value-type="float">
            <text:p>0</text:p>
          </table:table-cell>
          <table:table-cell table:style-name="ce11" table:formula="of:=AND([.FI13:.FI22])" office:value-type="float" office:value="0" calcext:value-type="float">
            <text:p>0</text:p>
          </table:table-cell>
          <table:table-cell table:style-name="ce11" table:formula="of:=AND([.FJ13:.FJ22])" office:value-type="float" office:value="0" calcext:value-type="float">
            <text:p>0</text:p>
          </table:table-cell>
          <table:table-cell table:style-name="ce11" table:formula="of:=AND([.FK13:.FK22])" office:value-type="float" office:value="0" calcext:value-type="float">
            <text:p>0</text:p>
          </table:table-cell>
          <table:table-cell table:style-name="ce11" table:formula="of:=AND([.FL13:.FL22])" office:value-type="float" office:value="0" calcext:value-type="float">
            <text:p>0</text:p>
          </table:table-cell>
          <table:table-cell table:style-name="ce11" table:formula="of:=AND([.FM13:.FM22])" office:value-type="float" office:value="0" calcext:value-type="float">
            <text:p>0</text:p>
          </table:table-cell>
          <table:table-cell table:style-name="ce11" table:formula="of:=AND([.FN13:.FN22])" office:value-type="float" office:value="0" calcext:value-type="float">
            <text:p>0</text:p>
          </table:table-cell>
          <table:table-cell table:style-name="ce11" table:formula="of:=AND([.FO13:.FO22])" office:value-type="float" office:value="0" calcext:value-type="float">
            <text:p>0</text:p>
          </table:table-cell>
          <table:table-cell table:style-name="ce11" table:formula="of:=AND([.FP13:.FP22])" office:value-type="float" office:value="0" calcext:value-type="float">
            <text:p>0</text:p>
          </table:table-cell>
          <table:table-cell table:style-name="ce11" table:formula="of:=AND([.FQ13:.FQ22])" office:value-type="float" office:value="0" calcext:value-type="float">
            <text:p>0</text:p>
          </table:table-cell>
          <table:table-cell table:style-name="ce11" table:formula="of:=AND([.FR13:.FR22])" office:value-type="float" office:value="0" calcext:value-type="float">
            <text:p>0</text:p>
          </table:table-cell>
          <table:table-cell table:style-name="ce11" table:formula="of:=AND([.FS13:.FS22])" office:value-type="float" office:value="0" calcext:value-type="float">
            <text:p>0</text:p>
          </table:table-cell>
          <table:table-cell table:style-name="ce11" table:formula="of:=AND([.FT13:.FT22])" office:value-type="float" office:value="0" calcext:value-type="float">
            <text:p>0</text:p>
          </table:table-cell>
          <table:table-cell table:style-name="ce11" table:formula="of:=AND([.FU13:.FU22])" office:value-type="float" office:value="0" calcext:value-type="float">
            <text:p>0</text:p>
          </table:table-cell>
          <table:table-cell table:style-name="ce11" table:formula="of:=AND([.FV13:.FV22])" office:value-type="float" office:value="0" calcext:value-type="float">
            <text:p>0</text:p>
          </table:table-cell>
          <table:table-cell table:style-name="ce11" table:formula="of:=AND([.FW13:.FW22])" office:value-type="float" office:value="0" calcext:value-type="float">
            <text:p>0</text:p>
          </table:table-cell>
          <table:table-cell table:style-name="ce11" table:formula="of:=AND([.FX13:.FX22])" office:value-type="float" office:value="0" calcext:value-type="float">
            <text:p>0</text:p>
          </table:table-cell>
          <table:table-cell table:style-name="ce11" table:formula="of:=AND([.FY13:.FY22])" office:value-type="float" office:value="0" calcext:value-type="float">
            <text:p>0</text:p>
          </table:table-cell>
          <table:table-cell table:style-name="ce11" table:formula="of:=AND([.FZ13:.FZ22])" office:value-type="float" office:value="0" calcext:value-type="float">
            <text:p>0</text:p>
          </table:table-cell>
          <table:table-cell table:style-name="ce11" table:formula="of:=AND([.GA13:.GA22])" office:value-type="float" office:value="0" calcext:value-type="float">
            <text:p>0</text:p>
          </table:table-cell>
          <table:table-cell table:style-name="ce11" table:formula="of:=AND([.GB13:.GB22])" office:value-type="float" office:value="0" calcext:value-type="float">
            <text:p>0</text:p>
          </table:table-cell>
          <table:table-cell table:style-name="ce11" table:formula="of:=AND([.GC13:.GC22])" office:value-type="float" office:value="0" calcext:value-type="float">
            <text:p>0</text:p>
          </table:table-cell>
          <table:table-cell table:style-name="ce12" table:formula="of:=AND([.GD13:.GD22])" office:value-type="float" office:value="0" calcext:value-type="float">
            <text:p>0</text:p>
          </table:table-cell>
          <table:table-cell table:number-columns-repeated="838"/>
        </table:table-row>
        <table:table-row table:style-name="ro1">
          <table:table-cell table:style-name="ce8" table:formula="of:=IF([.A24];DEC2HEX(BITXOR(HEX2DEC(INDIRECT(ADDRESS([.$B$1];COLUMN();1;1;&quot;ciphertext&quot;)));32));&quot;&quot;)" office:value-type="string" office:string-value="66" calcext:value-type="string">
            <text:p>66</text:p>
          </table:table-cell>
          <table:table-cell table:style-name="ce8" table:formula="of:=IF([.B24];DEC2HEX(BITXOR(HEX2DEC(INDIRECT(ADDRESS([.$B$1];COLUMN();1;1;&quot;ciphertext&quot;)));32));&quot;&quot;)">
            <text:p/>
          </table:table-cell>
          <table:table-cell table:style-name="ce8" table:formula="of:=IF([.C24];DEC2HEX(BITXOR(HEX2DEC(INDIRECT(ADDRESS([.$B$1];COLUMN();1;1;&quot;ciphertext&quot;)));32));&quot;&quot;)">
            <text:p/>
          </table:table-cell>
          <table:table-cell table:style-name="ce8" table:formula="of:=IF([.D24];DEC2HEX(BITXOR(HEX2DEC(INDIRECT(ADDRESS([.$B$1];COLUMN();1;1;&quot;ciphertext&quot;)));32));&quot;&quot;)">
            <text:p/>
          </table:table-cell>
          <table:table-cell table:style-name="ce8" table:formula="of:=IF([.E24];DEC2HEX(BITXOR(HEX2DEC(INDIRECT(ADDRESS([.$B$1];COLUMN();1;1;&quot;ciphertext&quot;)));32));&quot;&quot;)" office:value-type="string" office:string-value="C9" calcext:value-type="string">
            <text:p>C9</text:p>
          </table:table-cell>
          <table:table-cell table:style-name="ce8" table:formula="of:=IF([.F24];DEC2HEX(BITXOR(HEX2DEC(INDIRECT(ADDRESS([.$B$1];COLUMN();1;1;&quot;ciphertext&quot;)));32));&quot;&quot;)">
            <text:p/>
          </table:table-cell>
          <table:table-cell table:style-name="ce8" table:formula="of:=IF([.G24];DEC2HEX(BITXOR(HEX2DEC(INDIRECT(ADDRESS([.$B$1];COLUMN();1;1;&quot;ciphertext&quot;)));32));&quot;&quot;)">
            <text:p/>
          </table:table-cell>
          <table:table-cell table:style-name="ce8" table:formula="of:=IF([.H24];DEC2HEX(BITXOR(HEX2DEC(INDIRECT(ADDRESS([.$B$1];COLUMN();1;1;&quot;ciphertext&quot;)));32));&quot;&quot;)">
            <text:p/>
          </table:table-cell>
          <table:table-cell table:style-name="ce8" table:formula="of:=IF([.I24];DEC2HEX(BITXOR(HEX2DEC(INDIRECT(ADDRESS([.$B$1];COLUMN();1;1;&quot;ciphertext&quot;)));32));&quot;&quot;)">
            <text:p/>
          </table:table-cell>
          <table:table-cell table:style-name="ce8" table:formula="of:=IF([.J24];DEC2HEX(BITXOR(HEX2DEC(INDIRECT(ADDRESS([.$B$1];COLUMN();1;1;&quot;ciphertext&quot;)));32));&quot;&quot;)">
            <text:p/>
          </table:table-cell>
          <table:table-cell table:style-name="ce8" table:formula="of:=IF([.K24];DEC2HEX(BITXOR(HEX2DEC(INDIRECT(ADDRESS([.$B$1];COLUMN();1;1;&quot;ciphertext&quot;)));32));&quot;&quot;)">
            <text:p/>
          </table:table-cell>
          <table:table-cell table:style-name="ce8" table:formula="of:=IF([.L24];DEC2HEX(BITXOR(HEX2DEC(INDIRECT(ADDRESS([.$B$1];COLUMN();1;1;&quot;ciphertext&quot;)));32));&quot;&quot;)">
            <text:p/>
          </table:table-cell>
          <table:table-cell table:style-name="ce8" table:formula="of:=IF([.M24];DEC2HEX(BITXOR(HEX2DEC(INDIRECT(ADDRESS([.$B$1];COLUMN();1;1;&quot;ciphertext&quot;)));32));&quot;&quot;)" office:value-type="string" office:string-value="CD" calcext:value-type="string">
            <text:p>CD</text:p>
          </table:table-cell>
          <table:table-cell table:style-name="ce8" table:formula="of:=IF([.N24];DEC2HEX(BITXOR(HEX2DEC(INDIRECT(ADDRESS([.$B$1];COLUMN();1;1;&quot;ciphertext&quot;)));32));&quot;&quot;)">
            <text:p/>
          </table:table-cell>
          <table:table-cell table:style-name="ce8" table:formula="of:=IF([.O24];DEC2HEX(BITXOR(HEX2DEC(INDIRECT(ADDRESS([.$B$1];COLUMN();1;1;&quot;ciphertext&quot;)));32));&quot;&quot;)">
            <text:p/>
          </table:table-cell>
          <table:table-cell table:style-name="ce8" table:formula="of:=IF([.P24];DEC2HEX(BITXOR(HEX2DEC(INDIRECT(ADDRESS([.$B$1];COLUMN();1;1;&quot;ciphertext&quot;)));32));&quot;&quot;)">
            <text:p/>
          </table:table-cell>
          <table:table-cell table:style-name="ce8" table:formula="of:=IF([.Q24];DEC2HEX(BITXOR(HEX2DEC(INDIRECT(ADDRESS([.$B$1];COLUMN();1;1;&quot;ciphertext&quot;)));32));&quot;&quot;)">
            <text:p/>
          </table:table-cell>
          <table:table-cell table:style-name="ce8" table:formula="of:=IF([.R24];DEC2HEX(BITXOR(HEX2DEC(INDIRECT(ADDRESS([.$B$1];COLUMN();1;1;&quot;ciphertext&quot;)));32));&quot;&quot;)">
            <text:p/>
          </table:table-cell>
          <table:table-cell table:style-name="ce8" table:formula="of:=IF([.S24];DEC2HEX(BITXOR(HEX2DEC(INDIRECT(ADDRESS([.$B$1];COLUMN();1;1;&quot;ciphertext&quot;)));32));&quot;&quot;)">
            <text:p/>
          </table:table-cell>
          <table:table-cell table:style-name="ce8" table:formula="of:=IF([.T24];DEC2HEX(BITXOR(HEX2DEC(INDIRECT(ADDRESS([.$B$1];COLUMN();1;1;&quot;ciphertext&quot;)));32));&quot;&quot;)">
            <text:p/>
          </table:table-cell>
          <table:table-cell table:style-name="ce8" table:formula="of:=IF([.U24];DEC2HEX(BITXOR(HEX2DEC(INDIRECT(ADDRESS([.$B$1];COLUMN();1;1;&quot;ciphertext&quot;)));32));&quot;&quot;)">
            <text:p/>
          </table:table-cell>
          <table:table-cell table:style-name="ce8" table:formula="of:=IF([.V24];DEC2HEX(BITXOR(HEX2DEC(INDIRECT(ADDRESS([.$B$1];COLUMN();1;1;&quot;ciphertext&quot;)));32));&quot;&quot;)">
            <text:p/>
          </table:table-cell>
          <table:table-cell table:style-name="ce8" table:formula="of:=IF([.W24];DEC2HEX(BITXOR(HEX2DEC(INDIRECT(ADDRESS([.$B$1];COLUMN();1;1;&quot;ciphertext&quot;)));32));&quot;&quot;)">
            <text:p/>
          </table:table-cell>
          <table:table-cell table:style-name="ce8" table:formula="of:=IF([.X24];DEC2HEX(BITXOR(HEX2DEC(INDIRECT(ADDRESS([.$B$1];COLUMN();1;1;&quot;ciphertext&quot;)));32));&quot;&quot;)">
            <text:p/>
          </table:table-cell>
          <table:table-cell table:style-name="ce8" table:formula="of:=IF([.Y24];DEC2HEX(BITXOR(HEX2DEC(INDIRECT(ADDRESS([.$B$1];COLUMN();1;1;&quot;ciphertext&quot;)));32));&quot;&quot;)">
            <text:p/>
          </table:table-cell>
          <table:table-cell table:style-name="ce8" table:formula="of:=IF([.Z24];DEC2HEX(BITXOR(HEX2DEC(INDIRECT(ADDRESS([.$B$1];COLUMN();1;1;&quot;ciphertext&quot;)));32));&quot;&quot;)">
            <text:p/>
          </table:table-cell>
          <table:table-cell table:style-name="ce8" table:formula="of:=IF([.AA24];DEC2HEX(BITXOR(HEX2DEC(INDIRECT(ADDRESS([.$B$1];COLUMN();1;1;&quot;ciphertext&quot;)));32));&quot;&quot;)">
            <text:p/>
          </table:table-cell>
          <table:table-cell table:style-name="ce8" table:formula="of:=IF([.AB24];DEC2HEX(BITXOR(HEX2DEC(INDIRECT(ADDRESS([.$B$1];COLUMN();1;1;&quot;ciphertext&quot;)));32));&quot;&quot;)">
            <text:p/>
          </table:table-cell>
          <table:table-cell table:style-name="ce8" table:formula="of:=IF([.AC24];DEC2HEX(BITXOR(HEX2DEC(INDIRECT(ADDRESS([.$B$1];COLUMN();1;1;&quot;ciphertext&quot;)));32));&quot;&quot;)">
            <text:p/>
          </table:table-cell>
          <table:table-cell table:style-name="ce8" table:formula="of:=IF([.AD24];DEC2HEX(BITXOR(HEX2DEC(INDIRECT(ADDRESS([.$B$1];COLUMN();1;1;&quot;ciphertext&quot;)));32));&quot;&quot;)" office:value-type="string" office:string-value="29" calcext:value-type="string">
            <text:p>29</text:p>
          </table:table-cell>
          <table:table-cell table:style-name="ce8" table:formula="of:=IF([.AE24];DEC2HEX(BITXOR(HEX2DEC(INDIRECT(ADDRESS([.$B$1];COLUMN();1;1;&quot;ciphertext&quot;)));32));&quot;&quot;)">
            <text:p/>
          </table:table-cell>
          <table:table-cell table:style-name="ce8" table:formula="of:=IF([.AF24];DEC2HEX(BITXOR(HEX2DEC(INDIRECT(ADDRESS([.$B$1];COLUMN();1;1;&quot;ciphertext&quot;)));32));&quot;&quot;)">
            <text:p/>
          </table:table-cell>
          <table:table-cell table:style-name="ce8" table:formula="of:=IF([.AG24];DEC2HEX(BITXOR(HEX2DEC(INDIRECT(ADDRESS([.$B$1];COLUMN();1;1;&quot;ciphertext&quot;)));32));&quot;&quot;)">
            <text:p/>
          </table:table-cell>
          <table:table-cell table:style-name="ce8" table:formula="of:=IF([.AH24];DEC2HEX(BITXOR(HEX2DEC(INDIRECT(ADDRESS([.$B$1];COLUMN();1;1;&quot;ciphertext&quot;)));32));&quot;&quot;)">
            <text:p/>
          </table:table-cell>
          <table:table-cell table:style-name="ce8" table:formula="of:=IF([.AI24];DEC2HEX(BITXOR(HEX2DEC(INDIRECT(ADDRESS([.$B$1];COLUMN();1;1;&quot;ciphertext&quot;)));32));&quot;&quot;)">
            <text:p/>
          </table:table-cell>
          <table:table-cell table:style-name="ce8" table:formula="of:=IF([.AJ24];DEC2HEX(BITXOR(HEX2DEC(INDIRECT(ADDRESS([.$B$1];COLUMN();1;1;&quot;ciphertext&quot;)));32));&quot;&quot;)">
            <text:p/>
          </table:table-cell>
          <table:table-cell table:style-name="ce8" table:formula="of:=IF([.AK24];DEC2HEX(BITXOR(HEX2DEC(INDIRECT(ADDRESS([.$B$1];COLUMN();1;1;&quot;ciphertext&quot;)));32));&quot;&quot;)">
            <text:p/>
          </table:table-cell>
          <table:table-cell table:style-name="ce8" table:formula="of:=IF([.AL24];DEC2HEX(BITXOR(HEX2DEC(INDIRECT(ADDRESS([.$B$1];COLUMN();1;1;&quot;ciphertext&quot;)));32));&quot;&quot;)">
            <text:p/>
          </table:table-cell>
          <table:table-cell table:style-name="ce8" table:formula="of:=IF([.AM24];DEC2HEX(BITXOR(HEX2DEC(INDIRECT(ADDRESS([.$B$1];COLUMN();1;1;&quot;ciphertext&quot;)));32));&quot;&quot;)">
            <text:p/>
          </table:table-cell>
          <table:table-cell table:style-name="ce8" table:formula="of:=IF([.AN24];DEC2HEX(BITXOR(HEX2DEC(INDIRECT(ADDRESS([.$B$1];COLUMN();1;1;&quot;ciphertext&quot;)));32));&quot;&quot;)">
            <text:p/>
          </table:table-cell>
          <table:table-cell table:style-name="ce8" table:formula="of:=IF([.AO24];DEC2HEX(BITXOR(HEX2DEC(INDIRECT(ADDRESS([.$B$1];COLUMN();1;1;&quot;ciphertext&quot;)));32));&quot;&quot;)">
            <text:p/>
          </table:table-cell>
          <table:table-cell table:style-name="ce8" table:formula="of:=IF([.AP24];DEC2HEX(BITXOR(HEX2DEC(INDIRECT(ADDRESS([.$B$1];COLUMN();1;1;&quot;ciphertext&quot;)));32));&quot;&quot;)">
            <text:p/>
          </table:table-cell>
          <table:table-cell table:style-name="ce8" table:formula="of:=IF([.AQ24];DEC2HEX(BITXOR(HEX2DEC(INDIRECT(ADDRESS([.$B$1];COLUMN();1;1;&quot;ciphertext&quot;)));32));&quot;&quot;)">
            <text:p/>
          </table:table-cell>
          <table:table-cell table:style-name="ce8" table:formula="of:=IF([.AR24];DEC2HEX(BITXOR(HEX2DEC(INDIRECT(ADDRESS([.$B$1];COLUMN();1;1;&quot;ciphertext&quot;)));32));&quot;&quot;)">
            <text:p/>
          </table:table-cell>
          <table:table-cell table:style-name="ce8" table:formula="of:=IF([.AS24];DEC2HEX(BITXOR(HEX2DEC(INDIRECT(ADDRESS([.$B$1];COLUMN();1;1;&quot;ciphertext&quot;)));32));&quot;&quot;)">
            <text:p/>
          </table:table-cell>
          <table:table-cell table:style-name="ce8" table:formula="of:=IF([.AT24];DEC2HEX(BITXOR(HEX2DEC(INDIRECT(ADDRESS([.$B$1];COLUMN();1;1;&quot;ciphertext&quot;)));32));&quot;&quot;)" office:value-type="string" office:string-value="80" calcext:value-type="string">
            <text:p>80</text:p>
          </table:table-cell>
          <table:table-cell table:style-name="ce8" table:formula="of:=IF([.AU24];DEC2HEX(BITXOR(HEX2DEC(INDIRECT(ADDRESS([.$B$1];COLUMN();1;1;&quot;ciphertext&quot;)));32));&quot;&quot;)">
            <text:p/>
          </table:table-cell>
          <table:table-cell table:style-name="ce8" table:formula="of:=IF([.AV24];DEC2HEX(BITXOR(HEX2DEC(INDIRECT(ADDRESS([.$B$1];COLUMN();1;1;&quot;ciphertext&quot;)));32));&quot;&quot;)">
            <text:p/>
          </table:table-cell>
          <table:table-cell table:style-name="ce8" table:formula="of:=IF([.AW24];DEC2HEX(BITXOR(HEX2DEC(INDIRECT(ADDRESS([.$B$1];COLUMN();1;1;&quot;ciphertext&quot;)));32));&quot;&quot;)">
            <text:p/>
          </table:table-cell>
          <table:table-cell table:style-name="ce8" table:formula="of:=IF([.AX24];DEC2HEX(BITXOR(HEX2DEC(INDIRECT(ADDRESS([.$B$1];COLUMN();1;1;&quot;ciphertext&quot;)));32));&quot;&quot;)">
            <text:p/>
          </table:table-cell>
          <table:table-cell table:style-name="ce8" table:formula="of:=IF([.AY24];DEC2HEX(BITXOR(HEX2DEC(INDIRECT(ADDRESS([.$B$1];COLUMN();1;1;&quot;ciphertext&quot;)));32));&quot;&quot;)">
            <text:p/>
          </table:table-cell>
          <table:table-cell table:style-name="ce8" table:formula="of:=IF([.AZ24];DEC2HEX(BITXOR(HEX2DEC(INDIRECT(ADDRESS([.$B$1];COLUMN();1;1;&quot;ciphertext&quot;)));32));&quot;&quot;)">
            <text:p/>
          </table:table-cell>
          <table:table-cell table:style-name="ce8" table:formula="of:=IF([.BA24];DEC2HEX(BITXOR(HEX2DEC(INDIRECT(ADDRESS([.$B$1];COLUMN();1;1;&quot;ciphertext&quot;)));32));&quot;&quot;)" office:value-type="string" office:string-value="12" calcext:value-type="string">
            <text:p>12</text:p>
          </table:table-cell>
          <table:table-cell table:style-name="ce8" table:formula="of:=IF([.BB24];DEC2HEX(BITXOR(HEX2DEC(INDIRECT(ADDRESS([.$B$1];COLUMN();1;1;&quot;ciphertext&quot;)));32));&quot;&quot;)">
            <text:p/>
          </table:table-cell>
          <table:table-cell table:style-name="ce8" table:formula="of:=IF([.BC24];DEC2HEX(BITXOR(HEX2DEC(INDIRECT(ADDRESS([.$B$1];COLUMN();1;1;&quot;ciphertext&quot;)));32));&quot;&quot;)">
            <text:p/>
          </table:table-cell>
          <table:table-cell table:style-name="ce8" table:formula="of:=IF([.BD24];DEC2HEX(BITXOR(HEX2DEC(INDIRECT(ADDRESS([.$B$1];COLUMN();1;1;&quot;ciphertext&quot;)));32));&quot;&quot;)">
            <text:p/>
          </table:table-cell>
          <table:table-cell table:style-name="ce8" table:formula="of:=IF([.BE24];DEC2HEX(BITXOR(HEX2DEC(INDIRECT(ADDRESS([.$B$1];COLUMN();1;1;&quot;ciphertext&quot;)));32));&quot;&quot;)">
            <text:p/>
          </table:table-cell>
          <table:table-cell table:style-name="ce8" table:formula="of:=IF([.BF24];DEC2HEX(BITXOR(HEX2DEC(INDIRECT(ADDRESS([.$B$1];COLUMN();1;1;&quot;ciphertext&quot;)));32));&quot;&quot;)">
            <text:p/>
          </table:table-cell>
          <table:table-cell table:style-name="ce8" table:formula="of:=IF([.BG24];DEC2HEX(BITXOR(HEX2DEC(INDIRECT(ADDRESS([.$B$1];COLUMN();1;1;&quot;ciphertext&quot;)));32));&quot;&quot;)">
            <text:p/>
          </table:table-cell>
          <table:table-cell table:style-name="ce8" table:formula="of:=IF([.BH24];DEC2HEX(BITXOR(HEX2DEC(INDIRECT(ADDRESS([.$B$1];COLUMN();1;1;&quot;ciphertext&quot;)));32));&quot;&quot;)" office:value-type="string" office:string-value="D0" calcext:value-type="string">
            <text:p>D0</text:p>
          </table:table-cell>
          <table:table-cell table:style-name="ce8" table:formula="of:=IF([.BI24];DEC2HEX(BITXOR(HEX2DEC(INDIRECT(ADDRESS([.$B$1];COLUMN();1;1;&quot;ciphertext&quot;)));32));&quot;&quot;)">
            <text:p/>
          </table:table-cell>
          <table:table-cell table:style-name="ce8" table:formula="of:=IF([.BJ24];DEC2HEX(BITXOR(HEX2DEC(INDIRECT(ADDRESS([.$B$1];COLUMN();1;1;&quot;ciphertext&quot;)));32));&quot;&quot;)">
            <text:p/>
          </table:table-cell>
          <table:table-cell table:style-name="ce8" table:formula="of:=IF([.BK24];DEC2HEX(BITXOR(HEX2DEC(INDIRECT(ADDRESS([.$B$1];COLUMN();1;1;&quot;ciphertext&quot;)));32));&quot;&quot;)">
            <text:p/>
          </table:table-cell>
          <table:table-cell table:style-name="ce8" table:formula="of:=IF([.BL24];DEC2HEX(BITXOR(HEX2DEC(INDIRECT(ADDRESS([.$B$1];COLUMN();1;1;&quot;ciphertext&quot;)));32));&quot;&quot;)">
            <text:p/>
          </table:table-cell>
          <table:table-cell table:style-name="ce8" table:formula="of:=IF([.BM24];DEC2HEX(BITXOR(HEX2DEC(INDIRECT(ADDRESS([.$B$1];COLUMN();1;1;&quot;ciphertext&quot;)));32));&quot;&quot;)">
            <text:p/>
          </table:table-cell>
          <table:table-cell table:style-name="ce8" table:formula="of:=IF([.BN24];DEC2HEX(BITXOR(HEX2DEC(INDIRECT(ADDRESS([.$B$1];COLUMN();1;1;&quot;ciphertext&quot;)));32));&quot;&quot;)">
            <text:p/>
          </table:table-cell>
          <table:table-cell table:style-name="ce8" table:formula="of:=IF([.BO24];DEC2HEX(BITXOR(HEX2DEC(INDIRECT(ADDRESS([.$B$1];COLUMN();1;1;&quot;ciphertext&quot;)));32));&quot;&quot;)">
            <text:p/>
          </table:table-cell>
          <table:table-cell table:style-name="ce8" table:formula="of:=IF([.BP24];DEC2HEX(BITXOR(HEX2DEC(INDIRECT(ADDRESS([.$B$1];COLUMN();1;1;&quot;ciphertext&quot;)));32));&quot;&quot;)" office:value-type="string" office:string-value="FC" calcext:value-type="string">
            <text:p>FC</text:p>
          </table:table-cell>
          <table:table-cell table:style-name="ce8" table:formula="of:=IF([.BQ24];DEC2HEX(BITXOR(HEX2DEC(INDIRECT(ADDRESS([.$B$1];COLUMN();1;1;&quot;ciphertext&quot;)));32));&quot;&quot;)">
            <text:p/>
          </table:table-cell>
          <table:table-cell table:style-name="ce8" table:formula="of:=IF([.BR24];DEC2HEX(BITXOR(HEX2DEC(INDIRECT(ADDRESS([.$B$1];COLUMN();1;1;&quot;ciphertext&quot;)));32));&quot;&quot;)">
            <text:p/>
          </table:table-cell>
          <table:table-cell table:style-name="ce8" table:formula="of:=IF([.BS24];DEC2HEX(BITXOR(HEX2DEC(INDIRECT(ADDRESS([.$B$1];COLUMN();1;1;&quot;ciphertext&quot;)));32));&quot;&quot;)">
            <text:p/>
          </table:table-cell>
          <table:table-cell table:style-name="ce8" table:formula="of:=IF([.BT24];DEC2HEX(BITXOR(HEX2DEC(INDIRECT(ADDRESS([.$B$1];COLUMN();1;1;&quot;ciphertext&quot;)));32));&quot;&quot;)">
            <text:p/>
          </table:table-cell>
          <table:table-cell table:style-name="ce8" table:formula="of:=IF([.BU24];DEC2HEX(BITXOR(HEX2DEC(INDIRECT(ADDRESS([.$B$1];COLUMN();1;1;&quot;ciphertext&quot;)));32));&quot;&quot;)">
            <text:p/>
          </table:table-cell>
          <table:table-cell table:style-name="ce8" table:formula="of:=IF([.BV24];DEC2HEX(BITXOR(HEX2DEC(INDIRECT(ADDRESS([.$B$1];COLUMN();1;1;&quot;ciphertext&quot;)));32));&quot;&quot;)">
            <text:p/>
          </table:table-cell>
          <table:table-cell table:style-name="ce8" table:formula="of:=IF([.BW24];DEC2HEX(BITXOR(HEX2DEC(INDIRECT(ADDRESS([.$B$1];COLUMN();1;1;&quot;ciphertext&quot;)));32));&quot;&quot;)">
            <text:p/>
          </table:table-cell>
          <table:table-cell table:style-name="ce8" table:formula="of:=IF([.BX24];DEC2HEX(BITXOR(HEX2DEC(INDIRECT(ADDRESS([.$B$1];COLUMN();1;1;&quot;ciphertext&quot;)));32));&quot;&quot;)" office:value-type="string" office:string-value="8B" calcext:value-type="string">
            <text:p>8B</text:p>
          </table:table-cell>
          <table:table-cell table:style-name="ce8" table:formula="of:=IF([.BY24];DEC2HEX(BITXOR(HEX2DEC(INDIRECT(ADDRESS([.$B$1];COLUMN();1;1;&quot;ciphertext&quot;)));32));&quot;&quot;)">
            <text:p/>
          </table:table-cell>
          <table:table-cell table:style-name="ce8" table:formula="of:=IF([.BZ24];DEC2HEX(BITXOR(HEX2DEC(INDIRECT(ADDRESS([.$B$1];COLUMN();1;1;&quot;ciphertext&quot;)));32));&quot;&quot;)" office:value-type="string" office:string-value="BF" calcext:value-type="string">
            <text:p>BF</text:p>
          </table:table-cell>
          <table:table-cell table:style-name="ce8" table:formula="of:=IF([.CA24];DEC2HEX(BITXOR(HEX2DEC(INDIRECT(ADDRESS([.$B$1];COLUMN();1;1;&quot;ciphertext&quot;)));32));&quot;&quot;)">
            <text:p/>
          </table:table-cell>
          <table:table-cell table:style-name="ce8" table:formula="of:=IF([.CB24];DEC2HEX(BITXOR(HEX2DEC(INDIRECT(ADDRESS([.$B$1];COLUMN();1;1;&quot;ciphertext&quot;)));32));&quot;&quot;)">
            <text:p/>
          </table:table-cell>
          <table:table-cell table:style-name="ce8" table:formula="of:=IF([.CC24];DEC2HEX(BITXOR(HEX2DEC(INDIRECT(ADDRESS([.$B$1];COLUMN();1;1;&quot;ciphertext&quot;)));32));&quot;&quot;)">
            <text:p/>
          </table:table-cell>
          <table:table-cell table:style-name="ce8" table:formula="of:=IF([.CD24];DEC2HEX(BITXOR(HEX2DEC(INDIRECT(ADDRESS([.$B$1];COLUMN();1;1;&quot;ciphertext&quot;)));32));&quot;&quot;)">
            <text:p/>
          </table:table-cell>
          <table:table-cell table:style-name="ce8" table:formula="of:=IF([.CE24];DEC2HEX(BITXOR(HEX2DEC(INDIRECT(ADDRESS([.$B$1];COLUMN();1;1;&quot;ciphertext&quot;)));32));&quot;&quot;)">
            <text:p/>
          </table:table-cell>
          <table:table-cell table:style-name="ce8" table:formula="of:=IF([.CF24];DEC2HEX(BITXOR(HEX2DEC(INDIRECT(ADDRESS([.$B$1];COLUMN();1;1;&quot;ciphertext&quot;)));32));&quot;&quot;)">
            <text:p/>
          </table:table-cell>
          <table:table-cell table:style-name="ce8" table:formula="of:=IF([.CG24];DEC2HEX(BITXOR(HEX2DEC(INDIRECT(ADDRESS([.$B$1];COLUMN();1;1;&quot;ciphertext&quot;)));32));&quot;&quot;)">
            <text:p/>
          </table:table-cell>
          <table:table-cell table:style-name="ce8" table:formula="of:=IF([.CH24];DEC2HEX(BITXOR(HEX2DEC(INDIRECT(ADDRESS([.$B$1];COLUMN();1;1;&quot;ciphertext&quot;)));32));&quot;&quot;)">
            <text:p/>
          </table:table-cell>
          <table:table-cell table:style-name="ce8" table:formula="of:=IF([.CI24];DEC2HEX(BITXOR(HEX2DEC(INDIRECT(ADDRESS([.$B$1];COLUMN();1;1;&quot;ciphertext&quot;)));32));&quot;&quot;)">
            <text:p/>
          </table:table-cell>
          <table:table-cell table:style-name="ce8" table:formula="of:=IF([.CJ24];DEC2HEX(BITXOR(HEX2DEC(INDIRECT(ADDRESS([.$B$1];COLUMN();1;1;&quot;ciphertext&quot;)));32));&quot;&quot;)">
            <text:p/>
          </table:table-cell>
          <table:table-cell table:style-name="ce8" table:formula="of:=IF([.CK24];DEC2HEX(BITXOR(HEX2DEC(INDIRECT(ADDRESS([.$B$1];COLUMN();1;1;&quot;ciphertext&quot;)));32));&quot;&quot;)">
            <text:p/>
          </table:table-cell>
          <table:table-cell table:style-name="ce8" table:formula="of:=IF([.CL24];DEC2HEX(BITXOR(HEX2DEC(INDIRECT(ADDRESS([.$B$1];COLUMN();1;1;&quot;ciphertext&quot;)));32));&quot;&quot;)">
            <text:p/>
          </table:table-cell>
          <table:table-cell table:style-name="ce8" table:formula="of:=IF([.CM24];DEC2HEX(BITXOR(HEX2DEC(INDIRECT(ADDRESS([.$B$1];COLUMN();1;1;&quot;ciphertext&quot;)));32));&quot;&quot;)">
            <text:p/>
          </table:table-cell>
          <table:table-cell table:style-name="ce8" table:formula="of:=IF([.CN24];DEC2HEX(BITXOR(HEX2DEC(INDIRECT(ADDRESS([.$B$1];COLUMN();1;1;&quot;ciphertext&quot;)));32));&quot;&quot;)">
            <text:p/>
          </table:table-cell>
          <table:table-cell table:style-name="ce8" table:formula="of:=IF([.CO24];DEC2HEX(BITXOR(HEX2DEC(INDIRECT(ADDRESS([.$B$1];COLUMN();1;1;&quot;ciphertext&quot;)));32));&quot;&quot;)">
            <text:p/>
          </table:table-cell>
          <table:table-cell table:style-name="ce8" table:formula="of:=IF([.CP24];DEC2HEX(BITXOR(HEX2DEC(INDIRECT(ADDRESS([.$B$1];COLUMN();1;1;&quot;ciphertext&quot;)));32));&quot;&quot;)">
            <text:p/>
          </table:table-cell>
          <table:table-cell table:style-name="ce8" table:formula="of:=IF([.CQ24];DEC2HEX(BITXOR(HEX2DEC(INDIRECT(ADDRESS([.$B$1];COLUMN();1;1;&quot;ciphertext&quot;)));32));&quot;&quot;)">
            <text:p/>
          </table:table-cell>
          <table:table-cell table:style-name="ce8" table:formula="of:=IF([.CR24];DEC2HEX(BITXOR(HEX2DEC(INDIRECT(ADDRESS([.$B$1];COLUMN();1;1;&quot;ciphertext&quot;)));32));&quot;&quot;)">
            <text:p/>
          </table:table-cell>
          <table:table-cell table:style-name="ce8" table:formula="of:=IF([.CS24];DEC2HEX(BITXOR(HEX2DEC(INDIRECT(ADDRESS([.$B$1];COLUMN();1;1;&quot;ciphertext&quot;)));32));&quot;&quot;)">
            <text:p/>
          </table:table-cell>
          <table:table-cell table:style-name="ce8" table:formula="of:=IF([.CT24];DEC2HEX(BITXOR(HEX2DEC(INDIRECT(ADDRESS([.$B$1];COLUMN();1;1;&quot;ciphertext&quot;)));32));&quot;&quot;)">
            <text:p/>
          </table:table-cell>
          <table:table-cell table:style-name="ce8" table:formula="of:=IF([.CU24];DEC2HEX(BITXOR(HEX2DEC(INDIRECT(ADDRESS([.$B$1];COLUMN();1;1;&quot;ciphertext&quot;)));32));&quot;&quot;)">
            <text:p/>
          </table:table-cell>
          <table:table-cell table:style-name="ce8" table:formula="of:=IF([.CV24];DEC2HEX(BITXOR(HEX2DEC(INDIRECT(ADDRESS([.$B$1];COLUMN();1;1;&quot;ciphertext&quot;)));32));&quot;&quot;)">
            <text:p/>
          </table:table-cell>
          <table:table-cell table:style-name="ce8" table:formula="of:=IF([.CW24];DEC2HEX(BITXOR(HEX2DEC(INDIRECT(ADDRESS([.$B$1];COLUMN();1;1;&quot;ciphertext&quot;)));32));&quot;&quot;)">
            <text:p/>
          </table:table-cell>
          <table:table-cell table:style-name="ce8" table:formula="of:=IF([.CX24];DEC2HEX(BITXOR(HEX2DEC(INDIRECT(ADDRESS([.$B$1];COLUMN();1;1;&quot;ciphertext&quot;)));32));&quot;&quot;)">
            <text:p/>
          </table:table-cell>
          <table:table-cell table:style-name="ce8" table:formula="of:=IF([.CY24];DEC2HEX(BITXOR(HEX2DEC(INDIRECT(ADDRESS([.$B$1];COLUMN();1;1;&quot;ciphertext&quot;)));32));&quot;&quot;)">
            <text:p/>
          </table:table-cell>
          <table:table-cell table:style-name="ce8" table:formula="of:=IF([.CZ24];DEC2HEX(BITXOR(HEX2DEC(INDIRECT(ADDRESS([.$B$1];COLUMN();1;1;&quot;ciphertext&quot;)));32));&quot;&quot;)">
            <text:p/>
          </table:table-cell>
          <table:table-cell table:style-name="ce8" table:formula="of:=IF([.DA24];DEC2HEX(BITXOR(HEX2DEC(INDIRECT(ADDRESS([.$B$1];COLUMN();1;1;&quot;ciphertext&quot;)));32));&quot;&quot;)">
            <text:p/>
          </table:table-cell>
          <table:table-cell table:style-name="ce8" table:formula="of:=IF([.DB24];DEC2HEX(BITXOR(HEX2DEC(INDIRECT(ADDRESS([.$B$1];COLUMN();1;1;&quot;ciphertext&quot;)));32));&quot;&quot;)">
            <text:p/>
          </table:table-cell>
          <table:table-cell table:style-name="ce8" table:formula="of:=IF([.DC24];DEC2HEX(BITXOR(HEX2DEC(INDIRECT(ADDRESS([.$B$1];COLUMN();1;1;&quot;ciphertext&quot;)));32));&quot;&quot;)">
            <text:p/>
          </table:table-cell>
          <table:table-cell table:style-name="ce8" table:formula="of:=IF([.DD24];DEC2HEX(BITXOR(HEX2DEC(INDIRECT(ADDRESS([.$B$1];COLUMN();1;1;&quot;ciphertext&quot;)));32));&quot;&quot;)">
            <text:p/>
          </table:table-cell>
          <table:table-cell table:style-name="ce8" table:formula="of:=IF([.DE24];DEC2HEX(BITXOR(HEX2DEC(INDIRECT(ADDRESS([.$B$1];COLUMN();1;1;&quot;ciphertext&quot;)));32));&quot;&quot;)">
            <text:p/>
          </table:table-cell>
          <table:table-cell table:style-name="ce8" table:formula="of:=IF([.DF24];DEC2HEX(BITXOR(HEX2DEC(INDIRECT(ADDRESS([.$B$1];COLUMN();1;1;&quot;ciphertext&quot;)));32));&quot;&quot;)">
            <text:p/>
          </table:table-cell>
          <table:table-cell table:style-name="ce8" table:formula="of:=IF([.DG24];DEC2HEX(BITXOR(HEX2DEC(INDIRECT(ADDRESS([.$B$1];COLUMN();1;1;&quot;ciphertext&quot;)));32));&quot;&quot;)">
            <text:p/>
          </table:table-cell>
          <table:table-cell table:style-name="ce8" table:formula="of:=IF([.DH24];DEC2HEX(BITXOR(HEX2DEC(INDIRECT(ADDRESS([.$B$1];COLUMN();1;1;&quot;ciphertext&quot;)));32));&quot;&quot;)">
            <text:p/>
          </table:table-cell>
          <table:table-cell table:style-name="ce8" table:formula="of:=IF([.DI24];DEC2HEX(BITXOR(HEX2DEC(INDIRECT(ADDRESS([.$B$1];COLUMN();1;1;&quot;ciphertext&quot;)));32));&quot;&quot;)">
            <text:p/>
          </table:table-cell>
          <table:table-cell table:style-name="ce8" table:formula="of:=IF([.DJ24];DEC2HEX(BITXOR(HEX2DEC(INDIRECT(ADDRESS([.$B$1];COLUMN();1;1;&quot;ciphertext&quot;)));32));&quot;&quot;)">
            <text:p/>
          </table:table-cell>
          <table:table-cell table:style-name="ce8" table:formula="of:=IF([.DK24];DEC2HEX(BITXOR(HEX2DEC(INDIRECT(ADDRESS([.$B$1];COLUMN();1;1;&quot;ciphertext&quot;)));32));&quot;&quot;)">
            <text:p/>
          </table:table-cell>
          <table:table-cell table:style-name="ce8" table:formula="of:=IF([.DL24];DEC2HEX(BITXOR(HEX2DEC(INDIRECT(ADDRESS([.$B$1];COLUMN();1;1;&quot;ciphertext&quot;)));32));&quot;&quot;)">
            <text:p/>
          </table:table-cell>
          <table:table-cell table:style-name="ce8" table:formula="of:=IF([.DM24];DEC2HEX(BITXOR(HEX2DEC(INDIRECT(ADDRESS([.$B$1];COLUMN();1;1;&quot;ciphertext&quot;)));32));&quot;&quot;)">
            <text:p/>
          </table:table-cell>
          <table:table-cell table:style-name="ce8" table:formula="of:=IF([.DN24];DEC2HEX(BITXOR(HEX2DEC(INDIRECT(ADDRESS([.$B$1];COLUMN();1;1;&quot;ciphertext&quot;)));32));&quot;&quot;)">
            <text:p/>
          </table:table-cell>
          <table:table-cell table:style-name="ce8" table:formula="of:=IF([.DO24];DEC2HEX(BITXOR(HEX2DEC(INDIRECT(ADDRESS([.$B$1];COLUMN();1;1;&quot;ciphertext&quot;)));32));&quot;&quot;)">
            <text:p/>
          </table:table-cell>
          <table:table-cell table:style-name="ce8" table:formula="of:=IF([.DP24];DEC2HEX(BITXOR(HEX2DEC(INDIRECT(ADDRESS([.$B$1];COLUMN();1;1;&quot;ciphertext&quot;)));32));&quot;&quot;)">
            <text:p/>
          </table:table-cell>
          <table:table-cell table:style-name="ce8" table:formula="of:=IF([.DQ24];DEC2HEX(BITXOR(HEX2DEC(INDIRECT(ADDRESS([.$B$1];COLUMN();1;1;&quot;ciphertext&quot;)));32));&quot;&quot;)">
            <text:p/>
          </table:table-cell>
          <table:table-cell table:style-name="ce8" table:formula="of:=IF([.DR24];DEC2HEX(BITXOR(HEX2DEC(INDIRECT(ADDRESS([.$B$1];COLUMN();1;1;&quot;ciphertext&quot;)));32));&quot;&quot;)">
            <text:p/>
          </table:table-cell>
          <table:table-cell table:style-name="ce8" table:formula="of:=IF([.DS24];DEC2HEX(BITXOR(HEX2DEC(INDIRECT(ADDRESS([.$B$1];COLUMN();1;1;&quot;ciphertext&quot;)));32));&quot;&quot;)">
            <text:p/>
          </table:table-cell>
          <table:table-cell table:style-name="ce8" table:formula="of:=IF([.DT24];DEC2HEX(BITXOR(HEX2DEC(INDIRECT(ADDRESS([.$B$1];COLUMN();1;1;&quot;ciphertext&quot;)));32));&quot;&quot;)">
            <text:p/>
          </table:table-cell>
          <table:table-cell table:style-name="ce8" table:formula="of:=IF([.DU24];DEC2HEX(BITXOR(HEX2DEC(INDIRECT(ADDRESS([.$B$1];COLUMN();1;1;&quot;ciphertext&quot;)));32));&quot;&quot;)">
            <text:p/>
          </table:table-cell>
          <table:table-cell table:style-name="ce8" table:formula="of:=IF([.DV24];DEC2HEX(BITXOR(HEX2DEC(INDIRECT(ADDRESS([.$B$1];COLUMN();1;1;&quot;ciphertext&quot;)));32));&quot;&quot;)">
            <text:p/>
          </table:table-cell>
          <table:table-cell table:style-name="ce8" table:formula="of:=IF([.DW24];DEC2HEX(BITXOR(HEX2DEC(INDIRECT(ADDRESS([.$B$1];COLUMN();1;1;&quot;ciphertext&quot;)));32));&quot;&quot;)">
            <text:p/>
          </table:table-cell>
          <table:table-cell table:style-name="ce8" table:formula="of:=IF([.DX24];DEC2HEX(BITXOR(HEX2DEC(INDIRECT(ADDRESS([.$B$1];COLUMN();1;1;&quot;ciphertext&quot;)));32));&quot;&quot;)">
            <text:p/>
          </table:table-cell>
          <table:table-cell table:style-name="ce8" table:formula="of:=IF([.DY24];DEC2HEX(BITXOR(HEX2DEC(INDIRECT(ADDRESS([.$B$1];COLUMN();1;1;&quot;ciphertext&quot;)));32));&quot;&quot;)">
            <text:p/>
          </table:table-cell>
          <table:table-cell table:style-name="ce8" table:formula="of:=IF([.DZ24];DEC2HEX(BITXOR(HEX2DEC(INDIRECT(ADDRESS([.$B$1];COLUMN();1;1;&quot;ciphertext&quot;)));32));&quot;&quot;)">
            <text:p/>
          </table:table-cell>
          <table:table-cell table:style-name="ce8" table:formula="of:=IF([.EA24];DEC2HEX(BITXOR(HEX2DEC(INDIRECT(ADDRESS([.$B$1];COLUMN();1;1;&quot;ciphertext&quot;)));32));&quot;&quot;)">
            <text:p/>
          </table:table-cell>
          <table:table-cell table:style-name="ce8" table:formula="of:=IF([.EB24];DEC2HEX(BITXOR(HEX2DEC(INDIRECT(ADDRESS([.$B$1];COLUMN();1;1;&quot;ciphertext&quot;)));32));&quot;&quot;)">
            <text:p/>
          </table:table-cell>
          <table:table-cell table:style-name="ce8" table:formula="of:=IF([.EC24];DEC2HEX(BITXOR(HEX2DEC(INDIRECT(ADDRESS([.$B$1];COLUMN();1;1;&quot;ciphertext&quot;)));32));&quot;&quot;)">
            <text:p/>
          </table:table-cell>
          <table:table-cell table:style-name="ce8" table:formula="of:=IF([.ED24];DEC2HEX(BITXOR(HEX2DEC(INDIRECT(ADDRESS([.$B$1];COLUMN();1;1;&quot;ciphertext&quot;)));32));&quot;&quot;)">
            <text:p/>
          </table:table-cell>
          <table:table-cell table:style-name="ce8" table:formula="of:=IF([.EE24];DEC2HEX(BITXOR(HEX2DEC(INDIRECT(ADDRESS([.$B$1];COLUMN();1;1;&quot;ciphertext&quot;)));32));&quot;&quot;)">
            <text:p/>
          </table:table-cell>
          <table:table-cell table:style-name="ce8" table:formula="of:=IF([.EF24];DEC2HEX(BITXOR(HEX2DEC(INDIRECT(ADDRESS([.$B$1];COLUMN();1;1;&quot;ciphertext&quot;)));32));&quot;&quot;)">
            <text:p/>
          </table:table-cell>
          <table:table-cell table:style-name="ce8" table:formula="of:=IF([.EG24];DEC2HEX(BITXOR(HEX2DEC(INDIRECT(ADDRESS([.$B$1];COLUMN();1;1;&quot;ciphertext&quot;)));32));&quot;&quot;)">
            <text:p/>
          </table:table-cell>
          <table:table-cell table:style-name="ce8" table:formula="of:=IF([.EH24];DEC2HEX(BITXOR(HEX2DEC(INDIRECT(ADDRESS([.$B$1];COLUMN();1;1;&quot;ciphertext&quot;)));32));&quot;&quot;)">
            <text:p/>
          </table:table-cell>
          <table:table-cell table:style-name="ce8" table:formula="of:=IF([.EI24];DEC2HEX(BITXOR(HEX2DEC(INDIRECT(ADDRESS([.$B$1];COLUMN();1;1;&quot;ciphertext&quot;)));32));&quot;&quot;)">
            <text:p/>
          </table:table-cell>
          <table:table-cell table:style-name="ce8" table:formula="of:=IF([.EJ24];DEC2HEX(BITXOR(HEX2DEC(INDIRECT(ADDRESS([.$B$1];COLUMN();1;1;&quot;ciphertext&quot;)));32));&quot;&quot;)">
            <text:p/>
          </table:table-cell>
          <table:table-cell table:style-name="ce8" table:formula="of:=IF([.EK24];DEC2HEX(BITXOR(HEX2DEC(INDIRECT(ADDRESS([.$B$1];COLUMN();1;1;&quot;ciphertext&quot;)));32));&quot;&quot;)">
            <text:p/>
          </table:table-cell>
          <table:table-cell table:style-name="ce8" table:formula="of:=IF([.EL24];DEC2HEX(BITXOR(HEX2DEC(INDIRECT(ADDRESS([.$B$1];COLUMN();1;1;&quot;ciphertext&quot;)));32));&quot;&quot;)">
            <text:p/>
          </table:table-cell>
          <table:table-cell table:style-name="ce8" table:formula="of:=IF([.EM24];DEC2HEX(BITXOR(HEX2DEC(INDIRECT(ADDRESS([.$B$1];COLUMN();1;1;&quot;ciphertext&quot;)));32));&quot;&quot;)">
            <text:p/>
          </table:table-cell>
          <table:table-cell table:style-name="ce8" table:formula="of:=IF([.EN24];DEC2HEX(BITXOR(HEX2DEC(INDIRECT(ADDRESS([.$B$1];COLUMN();1;1;&quot;ciphertext&quot;)));32));&quot;&quot;)">
            <text:p/>
          </table:table-cell>
          <table:table-cell table:style-name="ce8" table:formula="of:=IF([.EO24];DEC2HEX(BITXOR(HEX2DEC(INDIRECT(ADDRESS([.$B$1];COLUMN();1;1;&quot;ciphertext&quot;)));32));&quot;&quot;)">
            <text:p/>
          </table:table-cell>
          <table:table-cell table:style-name="ce8" table:formula="of:=IF([.EP24];DEC2HEX(BITXOR(HEX2DEC(INDIRECT(ADDRESS([.$B$1];COLUMN();1;1;&quot;ciphertext&quot;)));32));&quot;&quot;)">
            <text:p/>
          </table:table-cell>
          <table:table-cell table:style-name="ce8" table:formula="of:=IF([.EQ24];DEC2HEX(BITXOR(HEX2DEC(INDIRECT(ADDRESS([.$B$1];COLUMN();1;1;&quot;ciphertext&quot;)));32));&quot;&quot;)">
            <text:p/>
          </table:table-cell>
          <table:table-cell table:style-name="ce8" table:formula="of:=IF([.ER24];DEC2HEX(BITXOR(HEX2DEC(INDIRECT(ADDRESS([.$B$1];COLUMN();1;1;&quot;ciphertext&quot;)));32));&quot;&quot;)">
            <text:p/>
          </table:table-cell>
          <table:table-cell table:style-name="ce8" table:formula="of:=IF([.ES24];DEC2HEX(BITXOR(HEX2DEC(INDIRECT(ADDRESS([.$B$1];COLUMN();1;1;&quot;ciphertext&quot;)));32));&quot;&quot;)">
            <text:p/>
          </table:table-cell>
          <table:table-cell table:style-name="ce8" table:formula="of:=IF([.ET24];DEC2HEX(BITXOR(HEX2DEC(INDIRECT(ADDRESS([.$B$1];COLUMN();1;1;&quot;ciphertext&quot;)));32));&quot;&quot;)">
            <text:p/>
          </table:table-cell>
          <table:table-cell table:style-name="ce8" table:formula="of:=IF([.EU24];DEC2HEX(BITXOR(HEX2DEC(INDIRECT(ADDRESS([.$B$1];COLUMN();1;1;&quot;ciphertext&quot;)));32));&quot;&quot;)">
            <text:p/>
          </table:table-cell>
          <table:table-cell table:style-name="ce8" table:formula="of:=IF([.EV24];DEC2HEX(BITXOR(HEX2DEC(INDIRECT(ADDRESS([.$B$1];COLUMN();1;1;&quot;ciphertext&quot;)));32));&quot;&quot;)">
            <text:p/>
          </table:table-cell>
          <table:table-cell table:style-name="ce8" table:formula="of:=IF([.EW24];DEC2HEX(BITXOR(HEX2DEC(INDIRECT(ADDRESS([.$B$1];COLUMN();1;1;&quot;ciphertext&quot;)));32));&quot;&quot;)">
            <text:p/>
          </table:table-cell>
          <table:table-cell table:style-name="ce8" table:formula="of:=IF([.EX24];DEC2HEX(BITXOR(HEX2DEC(INDIRECT(ADDRESS([.$B$1];COLUMN();1;1;&quot;ciphertext&quot;)));32));&quot;&quot;)">
            <text:p/>
          </table:table-cell>
          <table:table-cell table:style-name="ce8" table:formula="of:=IF([.EY24];DEC2HEX(BITXOR(HEX2DEC(INDIRECT(ADDRESS([.$B$1];COLUMN();1;1;&quot;ciphertext&quot;)));32));&quot;&quot;)">
            <text:p/>
          </table:table-cell>
          <table:table-cell table:style-name="ce8" table:formula="of:=IF([.EZ24];DEC2HEX(BITXOR(HEX2DEC(INDIRECT(ADDRESS([.$B$1];COLUMN();1;1;&quot;ciphertext&quot;)));32));&quot;&quot;)">
            <text:p/>
          </table:table-cell>
          <table:table-cell table:style-name="ce8" table:formula="of:=IF([.FA24];DEC2HEX(BITXOR(HEX2DEC(INDIRECT(ADDRESS([.$B$1];COLUMN();1;1;&quot;ciphertext&quot;)));32));&quot;&quot;)">
            <text:p/>
          </table:table-cell>
          <table:table-cell table:style-name="ce8" table:formula="of:=IF([.FB24];DEC2HEX(BITXOR(HEX2DEC(INDIRECT(ADDRESS([.$B$1];COLUMN();1;1;&quot;ciphertext&quot;)));32));&quot;&quot;)">
            <text:p/>
          </table:table-cell>
          <table:table-cell table:style-name="ce8" table:formula="of:=IF([.FC24];DEC2HEX(BITXOR(HEX2DEC(INDIRECT(ADDRESS([.$B$1];COLUMN();1;1;&quot;ciphertext&quot;)));32));&quot;&quot;)">
            <text:p/>
          </table:table-cell>
          <table:table-cell table:style-name="ce8" table:formula="of:=IF([.FD24];DEC2HEX(BITXOR(HEX2DEC(INDIRECT(ADDRESS([.$B$1];COLUMN();1;1;&quot;ciphertext&quot;)));32));&quot;&quot;)">
            <text:p/>
          </table:table-cell>
          <table:table-cell table:style-name="ce8" table:formula="of:=IF([.FE24];DEC2HEX(BITXOR(HEX2DEC(INDIRECT(ADDRESS([.$B$1];COLUMN();1;1;&quot;ciphertext&quot;)));32));&quot;&quot;)">
            <text:p/>
          </table:table-cell>
          <table:table-cell table:style-name="ce8" table:formula="of:=IF([.FF24];DEC2HEX(BITXOR(HEX2DEC(INDIRECT(ADDRESS([.$B$1];COLUMN();1;1;&quot;ciphertext&quot;)));32));&quot;&quot;)">
            <text:p/>
          </table:table-cell>
          <table:table-cell table:style-name="ce8" table:formula="of:=IF([.FG24];DEC2HEX(BITXOR(HEX2DEC(INDIRECT(ADDRESS([.$B$1];COLUMN();1;1;&quot;ciphertext&quot;)));32));&quot;&quot;)">
            <text:p/>
          </table:table-cell>
          <table:table-cell table:style-name="ce8" table:formula="of:=IF([.FH24];DEC2HEX(BITXOR(HEX2DEC(INDIRECT(ADDRESS([.$B$1];COLUMN();1;1;&quot;ciphertext&quot;)));32));&quot;&quot;)">
            <text:p/>
          </table:table-cell>
          <table:table-cell table:style-name="ce8" table:formula="of:=IF([.FI24];DEC2HEX(BITXOR(HEX2DEC(INDIRECT(ADDRESS([.$B$1];COLUMN();1;1;&quot;ciphertext&quot;)));32));&quot;&quot;)">
            <text:p/>
          </table:table-cell>
          <table:table-cell table:style-name="ce8" table:formula="of:=IF([.FJ24];DEC2HEX(BITXOR(HEX2DEC(INDIRECT(ADDRESS([.$B$1];COLUMN();1;1;&quot;ciphertext&quot;)));32));&quot;&quot;)">
            <text:p/>
          </table:table-cell>
          <table:table-cell table:style-name="ce8" table:formula="of:=IF([.FK24];DEC2HEX(BITXOR(HEX2DEC(INDIRECT(ADDRESS([.$B$1];COLUMN();1;1;&quot;ciphertext&quot;)));32));&quot;&quot;)">
            <text:p/>
          </table:table-cell>
          <table:table-cell table:style-name="ce8" table:formula="of:=IF([.FL24];DEC2HEX(BITXOR(HEX2DEC(INDIRECT(ADDRESS([.$B$1];COLUMN();1;1;&quot;ciphertext&quot;)));32));&quot;&quot;)">
            <text:p/>
          </table:table-cell>
          <table:table-cell table:style-name="ce8" table:formula="of:=IF([.FM24];DEC2HEX(BITXOR(HEX2DEC(INDIRECT(ADDRESS([.$B$1];COLUMN();1;1;&quot;ciphertext&quot;)));32));&quot;&quot;)">
            <text:p/>
          </table:table-cell>
          <table:table-cell table:style-name="ce8" table:formula="of:=IF([.FN24];DEC2HEX(BITXOR(HEX2DEC(INDIRECT(ADDRESS([.$B$1];COLUMN();1;1;&quot;ciphertext&quot;)));32));&quot;&quot;)">
            <text:p/>
          </table:table-cell>
          <table:table-cell table:style-name="ce8" table:formula="of:=IF([.FO24];DEC2HEX(BITXOR(HEX2DEC(INDIRECT(ADDRESS([.$B$1];COLUMN();1;1;&quot;ciphertext&quot;)));32));&quot;&quot;)">
            <text:p/>
          </table:table-cell>
          <table:table-cell table:style-name="ce8" table:formula="of:=IF([.FP24];DEC2HEX(BITXOR(HEX2DEC(INDIRECT(ADDRESS([.$B$1];COLUMN();1;1;&quot;ciphertext&quot;)));32));&quot;&quot;)">
            <text:p/>
          </table:table-cell>
          <table:table-cell table:style-name="ce8" table:formula="of:=IF([.FQ24];DEC2HEX(BITXOR(HEX2DEC(INDIRECT(ADDRESS([.$B$1];COLUMN();1;1;&quot;ciphertext&quot;)));32));&quot;&quot;)">
            <text:p/>
          </table:table-cell>
          <table:table-cell table:style-name="ce8" table:formula="of:=IF([.FR24];DEC2HEX(BITXOR(HEX2DEC(INDIRECT(ADDRESS([.$B$1];COLUMN();1;1;&quot;ciphertext&quot;)));32));&quot;&quot;)">
            <text:p/>
          </table:table-cell>
          <table:table-cell table:style-name="ce8" table:formula="of:=IF([.FS24];DEC2HEX(BITXOR(HEX2DEC(INDIRECT(ADDRESS([.$B$1];COLUMN();1;1;&quot;ciphertext&quot;)));32));&quot;&quot;)">
            <text:p/>
          </table:table-cell>
          <table:table-cell table:style-name="ce8" table:formula="of:=IF([.FT24];DEC2HEX(BITXOR(HEX2DEC(INDIRECT(ADDRESS([.$B$1];COLUMN();1;1;&quot;ciphertext&quot;)));32));&quot;&quot;)">
            <text:p/>
          </table:table-cell>
          <table:table-cell table:style-name="ce8" table:formula="of:=IF([.FU24];DEC2HEX(BITXOR(HEX2DEC(INDIRECT(ADDRESS([.$B$1];COLUMN();1;1;&quot;ciphertext&quot;)));32));&quot;&quot;)">
            <text:p/>
          </table:table-cell>
          <table:table-cell table:style-name="ce8" table:formula="of:=IF([.FV24];DEC2HEX(BITXOR(HEX2DEC(INDIRECT(ADDRESS([.$B$1];COLUMN();1;1;&quot;ciphertext&quot;)));32));&quot;&quot;)">
            <text:p/>
          </table:table-cell>
          <table:table-cell table:style-name="ce8" table:formula="of:=IF([.FW24];DEC2HEX(BITXOR(HEX2DEC(INDIRECT(ADDRESS([.$B$1];COLUMN();1;1;&quot;ciphertext&quot;)));32));&quot;&quot;)">
            <text:p/>
          </table:table-cell>
          <table:table-cell table:style-name="ce8" table:formula="of:=IF([.FX24];DEC2HEX(BITXOR(HEX2DEC(INDIRECT(ADDRESS([.$B$1];COLUMN();1;1;&quot;ciphertext&quot;)));32));&quot;&quot;)">
            <text:p/>
          </table:table-cell>
          <table:table-cell table:style-name="ce8" table:formula="of:=IF([.FY24];DEC2HEX(BITXOR(HEX2DEC(INDIRECT(ADDRESS([.$B$1];COLUMN();1;1;&quot;ciphertext&quot;)));32));&quot;&quot;)">
            <text:p/>
          </table:table-cell>
          <table:table-cell table:style-name="ce8" table:formula="of:=IF([.FZ24];DEC2HEX(BITXOR(HEX2DEC(INDIRECT(ADDRESS([.$B$1];COLUMN();1;1;&quot;ciphertext&quot;)));32));&quot;&quot;)">
            <text:p/>
          </table:table-cell>
          <table:table-cell table:style-name="ce8" table:formula="of:=IF([.GA24];DEC2HEX(BITXOR(HEX2DEC(INDIRECT(ADDRESS([.$B$1];COLUMN();1;1;&quot;ciphertext&quot;)));32));&quot;&quot;)">
            <text:p/>
          </table:table-cell>
          <table:table-cell table:style-name="ce8" table:formula="of:=IF([.GB24];DEC2HEX(BITXOR(HEX2DEC(INDIRECT(ADDRESS([.$B$1];COLUMN();1;1;&quot;ciphertext&quot;)));32));&quot;&quot;)">
            <text:p/>
          </table:table-cell>
          <table:table-cell table:style-name="ce8" table:formula="of:=IF([.GC24];DEC2HEX(BITXOR(HEX2DEC(INDIRECT(ADDRESS([.$B$1];COLUMN();1;1;&quot;ciphertext&quot;)));32));&quot;&quot;)">
            <text:p/>
          </table:table-cell>
          <table:table-cell table:style-name="ce8" table:formula="of:=IF([.GD24];DEC2HEX(BITXOR(HEX2DEC(INDIRECT(ADDRESS([.$B$1];COLUMN();1;1;&quot;ciphertext&quot;)));32));&quot;&quot;)">
            <text:p/>
          </table:table-cell>
          <table:table-cell table:number-columns-repeated="83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" table:formula="of:=JOINTEXT([.A31:.A40])">
            <text:p/>
          </table:table-cell>
          <table:table-cell table:style-name="ce1" table:formula="of:=JOINTEXT([.B31:.B40])">
            <text:p/>
          </table:table-cell>
          <table:table-cell table:style-name="ce1" table:formula="of:=JOINTEXT([.C31:.C40])">
            <text:p/>
          </table:table-cell>
          <table:table-cell table:style-name="ce1" table:formula="of:=JOINTEXT([.D31:.D40])">
            <text:p/>
          </table:table-cell>
          <table:table-cell table:style-name="ce1" table:formula="of:=JOINTEXT([.E31:.E40])">
            <text:p/>
          </table:table-cell>
          <table:table-cell table:style-name="ce1" table:formula="of:=JOINTEXT([.F31:.F40])">
            <text:p/>
          </table:table-cell>
          <table:table-cell table:style-name="ce1" table:formula="of:=JOINTEXT([.G31:.G40])">
            <text:p/>
          </table:table-cell>
          <table:table-cell table:style-name="ce1" table:formula="of:=JOINTEXT([.H31:.H40])">
            <text:p/>
          </table:table-cell>
          <table:table-cell table:style-name="ce1" table:formula="of:=JOINTEXT([.I31:.I40])">
            <text:p/>
          </table:table-cell>
          <table:table-cell table:style-name="ce1" table:formula="of:=JOINTEXT([.J31:.J40])">
            <text:p/>
          </table:table-cell>
          <table:table-cell table:style-name="ce1" table:formula="of:=JOINTEXT([.K31:.K40])">
            <text:p/>
          </table:table-cell>
          <table:table-cell table:style-name="ce1" table:formula="of:=JOINTEXT([.L31:.L40])">
            <text:p/>
          </table:table-cell>
          <table:table-cell table:style-name="ce1" table:formula="of:=JOINTEXT([.M31:.M40])">
            <text:p/>
          </table:table-cell>
          <table:table-cell table:style-name="ce1" table:formula="of:=JOINTEXT([.N31:.N40])">
            <text:p/>
          </table:table-cell>
          <table:table-cell table:style-name="ce1" table:formula="of:=JOINTEXT([.O31:.O40])">
            <text:p/>
          </table:table-cell>
          <table:table-cell table:style-name="ce1" table:formula="of:=JOINTEXT([.P31:.P40])">
            <text:p/>
          </table:table-cell>
          <table:table-cell table:style-name="ce1" table:formula="of:=JOINTEXT([.Q31:.Q40])">
            <text:p/>
          </table:table-cell>
          <table:table-cell table:style-name="ce1" table:formula="of:=JOINTEXT([.R31:.R40])">
            <text:p/>
          </table:table-cell>
          <table:table-cell table:style-name="ce1" table:formula="of:=JOINTEXT([.S31:.S40])">
            <text:p/>
          </table:table-cell>
          <table:table-cell table:style-name="ce1" table:formula="of:=JOINTEXT([.T31:.T40])">
            <text:p/>
          </table:table-cell>
          <table:table-cell table:style-name="ce1" table:formula="of:=JOINTEXT([.U31:.U40])">
            <text:p/>
          </table:table-cell>
          <table:table-cell table:style-name="ce1" table:formula="of:=JOINTEXT([.V31:.V40])">
            <text:p/>
          </table:table-cell>
          <table:table-cell table:style-name="ce1" table:formula="of:=JOINTEXT([.W31:.W40])">
            <text:p/>
          </table:table-cell>
          <table:table-cell table:style-name="ce1" table:formula="of:=JOINTEXT([.X31:.X40])">
            <text:p/>
          </table:table-cell>
          <table:table-cell table:style-name="ce1" table:formula="of:=JOINTEXT([.Y31:.Y40])">
            <text:p/>
          </table:table-cell>
          <table:table-cell table:style-name="ce1" table:formula="of:=JOINTEXT([.Z31:.Z40])">
            <text:p/>
          </table:table-cell>
          <table:table-cell table:style-name="ce1" table:formula="of:=JOINTEXT([.AA31:.AA40])">
            <text:p/>
          </table:table-cell>
          <table:table-cell table:style-name="ce1" table:formula="of:=JOINTEXT([.AB31:.AB40])">
            <text:p/>
          </table:table-cell>
          <table:table-cell table:style-name="ce1" table:formula="of:=JOINTEXT([.AC31:.AC40])">
            <text:p/>
          </table:table-cell>
          <table:table-cell table:style-name="ce1" table:formula="of:=JOINTEXT([.AD31:.AD40])">
            <text:p/>
          </table:table-cell>
          <table:table-cell table:style-name="ce1" table:formula="of:=JOINTEXT([.AE31:.AE40])">
            <text:p/>
          </table:table-cell>
          <table:table-cell table:style-name="ce1" table:formula="of:=JOINTEXT([.AF31:.AF40])">
            <text:p/>
          </table:table-cell>
          <table:table-cell table:style-name="ce1" table:formula="of:=JOINTEXT([.AG31:.AG40])">
            <text:p/>
          </table:table-cell>
          <table:table-cell table:style-name="ce1" table:formula="of:=JOINTEXT([.AH31:.AH40])">
            <text:p/>
          </table:table-cell>
          <table:table-cell table:style-name="ce1" table:formula="of:=JOINTEXT([.AI31:.AI40])">
            <text:p/>
          </table:table-cell>
          <table:table-cell table:style-name="ce1" table:formula="of:=JOINTEXT([.AJ31:.AJ40])">
            <text:p/>
          </table:table-cell>
          <table:table-cell table:style-name="ce1" table:formula="of:=JOINTEXT([.AK31:.AK40])">
            <text:p/>
          </table:table-cell>
          <table:table-cell table:style-name="ce1" table:formula="of:=JOINTEXT([.AL31:.AL40])">
            <text:p/>
          </table:table-cell>
          <table:table-cell table:style-name="ce1" table:formula="of:=JOINTEXT([.AM31:.AM40])">
            <text:p/>
          </table:table-cell>
          <table:table-cell table:style-name="ce1" table:formula="of:=JOINTEXT([.AN31:.AN40])">
            <text:p/>
          </table:table-cell>
          <table:table-cell table:style-name="ce1" table:formula="of:=JOINTEXT([.AO31:.AO40])">
            <text:p/>
          </table:table-cell>
          <table:table-cell table:style-name="ce1" table:formula="of:=JOINTEXT([.AP31:.AP40])">
            <text:p/>
          </table:table-cell>
          <table:table-cell table:style-name="ce1" table:formula="of:=JOINTEXT([.AQ31:.AQ40])">
            <text:p/>
          </table:table-cell>
          <table:table-cell table:style-name="ce1" table:formula="of:=JOINTEXT([.AR31:.AR40])">
            <text:p/>
          </table:table-cell>
          <table:table-cell table:style-name="ce1" table:formula="of:=JOINTEXT([.AS31:.AS40])">
            <text:p/>
          </table:table-cell>
          <table:table-cell table:style-name="ce1" table:formula="of:=JOINTEXT([.AT31:.AT40])">
            <text:p/>
          </table:table-cell>
          <table:table-cell table:style-name="ce1" table:formula="of:=JOINTEXT([.AU31:.AU40])">
            <text:p/>
          </table:table-cell>
          <table:table-cell table:style-name="ce1" table:formula="of:=JOINTEXT([.AV31:.AV40])">
            <text:p/>
          </table:table-cell>
          <table:table-cell table:style-name="ce1" table:formula="of:=JOINTEXT([.AW31:.AW40])">
            <text:p/>
          </table:table-cell>
          <table:table-cell table:style-name="ce1" table:formula="of:=JOINTEXT([.AX31:.AX40])">
            <text:p/>
          </table:table-cell>
          <table:table-cell table:style-name="ce1" table:formula="of:=JOINTEXT([.AY31:.AY40])">
            <text:p/>
          </table:table-cell>
          <table:table-cell table:style-name="ce1" table:formula="of:=JOINTEXT([.AZ31:.AZ40])">
            <text:p/>
          </table:table-cell>
          <table:table-cell table:style-name="ce1" table:formula="of:=JOINTEXT([.BA31:.BA40])">
            <text:p/>
          </table:table-cell>
          <table:table-cell table:style-name="ce1" table:formula="of:=JOINTEXT([.BB31:.BB40])">
            <text:p/>
          </table:table-cell>
          <table:table-cell table:style-name="ce1" table:formula="of:=JOINTEXT([.BC31:.BC40])">
            <text:p/>
          </table:table-cell>
          <table:table-cell table:style-name="ce1" table:formula="of:=JOINTEXT([.BD31:.BD40])">
            <text:p/>
          </table:table-cell>
          <table:table-cell table:style-name="ce1" table:formula="of:=JOINTEXT([.BE31:.BE40])">
            <text:p/>
          </table:table-cell>
          <table:table-cell table:style-name="ce1" table:formula="of:=JOINTEXT([.BF31:.BF40])">
            <text:p/>
          </table:table-cell>
          <table:table-cell table:style-name="ce1" table:formula="of:=JOINTEXT([.BG31:.BG40])">
            <text:p/>
          </table:table-cell>
          <table:table-cell table:style-name="ce1" table:formula="of:=JOINTEXT([.BH31:.BH40])">
            <text:p/>
          </table:table-cell>
          <table:table-cell table:style-name="ce1" table:formula="of:=JOINTEXT([.BI31:.BI40])">
            <text:p/>
          </table:table-cell>
          <table:table-cell table:style-name="ce1" table:formula="of:=JOINTEXT([.BJ31:.BJ40])">
            <text:p/>
          </table:table-cell>
          <table:table-cell table:style-name="ce1" table:formula="of:=JOINTEXT([.BK31:.BK40])">
            <text:p/>
          </table:table-cell>
          <table:table-cell table:style-name="ce1" table:formula="of:=JOINTEXT([.BL31:.BL40])">
            <text:p/>
          </table:table-cell>
          <table:table-cell table:style-name="ce1" table:formula="of:=JOINTEXT([.BM31:.BM40])">
            <text:p/>
          </table:table-cell>
          <table:table-cell table:style-name="ce1" table:formula="of:=JOINTEXT([.BN31:.BN40])">
            <text:p/>
          </table:table-cell>
          <table:table-cell table:style-name="ce1" table:formula="of:=JOINTEXT([.BO31:.BO40])">
            <text:p/>
          </table:table-cell>
          <table:table-cell table:style-name="ce1" table:formula="of:=JOINTEXT([.BP31:.BP40])">
            <text:p/>
          </table:table-cell>
          <table:table-cell table:style-name="ce1" table:formula="of:=JOINTEXT([.BQ31:.BQ40])">
            <text:p/>
          </table:table-cell>
          <table:table-cell table:style-name="ce1" table:formula="of:=JOINTEXT([.BR31:.BR40])">
            <text:p/>
          </table:table-cell>
          <table:table-cell table:style-name="ce1" table:formula="of:=JOINTEXT([.BS31:.BS40])">
            <text:p/>
          </table:table-cell>
          <table:table-cell table:style-name="ce1" table:formula="of:=JOINTEXT([.BT31:.BT40])">
            <text:p/>
          </table:table-cell>
          <table:table-cell table:style-name="ce1" table:formula="of:=JOINTEXT([.BU31:.BU40])">
            <text:p/>
          </table:table-cell>
          <table:table-cell table:style-name="ce1" table:formula="of:=JOINTEXT([.BV31:.BV40])">
            <text:p/>
          </table:table-cell>
          <table:table-cell table:style-name="ce1" table:formula="of:=JOINTEXT([.BW31:.BW40])">
            <text:p/>
          </table:table-cell>
          <table:table-cell table:style-name="ce1" table:formula="of:=JOINTEXT([.BX31:.BX40])">
            <text:p/>
          </table:table-cell>
          <table:table-cell table:style-name="ce1" table:formula="of:=JOINTEXT([.BY31:.BY40])">
            <text:p/>
          </table:table-cell>
          <table:table-cell table:style-name="ce1" table:formula="of:=JOINTEXT([.BZ31:.BZ40])">
            <text:p/>
          </table:table-cell>
          <table:table-cell table:style-name="ce1" table:formula="of:=JOINTEXT([.CA31:.CA40])">
            <text:p/>
          </table:table-cell>
          <table:table-cell table:style-name="ce1" table:formula="of:=JOINTEXT([.CB31:.CB40])">
            <text:p/>
          </table:table-cell>
          <table:table-cell table:style-name="ce1" table:formula="of:=JOINTEXT([.CC31:.CC40])">
            <text:p/>
          </table:table-cell>
          <table:table-cell table:style-name="ce1" table:formula="of:=JOINTEXT([.CD31:.CD40])">
            <text:p/>
          </table:table-cell>
          <table:table-cell table:style-name="ce1" table:formula="of:=JOINTEXT([.CE31:.CE40])">
            <text:p/>
          </table:table-cell>
          <table:table-cell table:style-name="ce1" table:formula="of:=JOINTEXT([.CF31:.CF40])">
            <text:p/>
          </table:table-cell>
          <table:table-cell table:style-name="ce1" table:formula="of:=JOINTEXT([.CG31:.CG40])">
            <text:p/>
          </table:table-cell>
          <table:table-cell table:style-name="ce1" table:formula="of:=JOINTEXT([.CH31:.CH40])">
            <text:p/>
          </table:table-cell>
          <table:table-cell table:style-name="ce1" table:formula="of:=JOINTEXT([.CI31:.CI40])">
            <text:p/>
          </table:table-cell>
          <table:table-cell table:style-name="ce1" table:formula="of:=JOINTEXT([.CJ31:.CJ40])">
            <text:p/>
          </table:table-cell>
          <table:table-cell table:style-name="ce1" table:formula="of:=JOINTEXT([.CK31:.CK40])">
            <text:p/>
          </table:table-cell>
          <table:table-cell table:style-name="ce1" table:formula="of:=JOINTEXT([.CL31:.CL40])">
            <text:p/>
          </table:table-cell>
          <table:table-cell table:style-name="ce1" table:formula="of:=JOINTEXT([.CM31:.CM40])">
            <text:p/>
          </table:table-cell>
          <table:table-cell table:style-name="ce1" table:formula="of:=JOINTEXT([.CN31:.CN40])">
            <text:p/>
          </table:table-cell>
          <table:table-cell table:style-name="ce1" table:formula="of:=JOINTEXT([.CO31:.CO40])">
            <text:p/>
          </table:table-cell>
          <table:table-cell table:style-name="ce1" table:formula="of:=JOINTEXT([.CP31:.CP40])">
            <text:p/>
          </table:table-cell>
          <table:table-cell table:style-name="ce1" table:formula="of:=JOINTEXT([.CQ31:.CQ40])">
            <text:p/>
          </table:table-cell>
          <table:table-cell table:style-name="ce1" table:formula="of:=JOINTEXT([.CR31:.CR40])">
            <text:p/>
          </table:table-cell>
          <table:table-cell table:style-name="ce1" table:formula="of:=JOINTEXT([.CS31:.CS40])">
            <text:p/>
          </table:table-cell>
          <table:table-cell table:style-name="ce1" table:formula="of:=JOINTEXT([.CT31:.CT40])">
            <text:p/>
          </table:table-cell>
          <table:table-cell table:style-name="ce1" table:formula="of:=JOINTEXT([.CU31:.CU40])">
            <text:p/>
          </table:table-cell>
          <table:table-cell table:style-name="ce1" table:formula="of:=JOINTEXT([.CV31:.CV40])">
            <text:p/>
          </table:table-cell>
          <table:table-cell table:style-name="ce1" table:formula="of:=JOINTEXT([.CW31:.CW40])">
            <text:p/>
          </table:table-cell>
          <table:table-cell table:style-name="ce1" table:formula="of:=JOINTEXT([.CX31:.CX40])">
            <text:p/>
          </table:table-cell>
          <table:table-cell table:style-name="ce1" table:formula="of:=JOINTEXT([.CY31:.CY40])">
            <text:p/>
          </table:table-cell>
          <table:table-cell table:style-name="ce1" table:formula="of:=JOINTEXT([.CZ31:.CZ40])">
            <text:p/>
          </table:table-cell>
          <table:table-cell table:style-name="ce1" table:formula="of:=JOINTEXT([.DA31:.DA40])">
            <text:p/>
          </table:table-cell>
          <table:table-cell table:style-name="ce1" table:formula="of:=JOINTEXT([.DB31:.DB40])">
            <text:p/>
          </table:table-cell>
          <table:table-cell table:style-name="ce1" table:formula="of:=JOINTEXT([.DC31:.DC40])">
            <text:p/>
          </table:table-cell>
          <table:table-cell table:style-name="ce1" table:formula="of:=JOINTEXT([.DD31:.DD40])">
            <text:p/>
          </table:table-cell>
          <table:table-cell table:style-name="ce1" table:formula="of:=JOINTEXT([.DE31:.DE40])">
            <text:p/>
          </table:table-cell>
          <table:table-cell table:style-name="ce1" table:formula="of:=JOINTEXT([.DF31:.DF40])">
            <text:p/>
          </table:table-cell>
          <table:table-cell table:style-name="ce1" table:formula="of:=JOINTEXT([.DG31:.DG40])">
            <text:p/>
          </table:table-cell>
          <table:table-cell table:style-name="ce1" table:formula="of:=JOINTEXT([.DH31:.DH40])">
            <text:p/>
          </table:table-cell>
          <table:table-cell table:style-name="ce1" table:formula="of:=JOINTEXT([.DI31:.DI40])">
            <text:p/>
          </table:table-cell>
          <table:table-cell table:style-name="ce1" table:formula="of:=JOINTEXT([.DJ31:.DJ40])">
            <text:p/>
          </table:table-cell>
          <table:table-cell table:style-name="ce1" table:formula="of:=JOINTEXT([.DK31:.DK40])">
            <text:p/>
          </table:table-cell>
          <table:table-cell table:style-name="ce1" table:formula="of:=JOINTEXT([.DL31:.DL40])">
            <text:p/>
          </table:table-cell>
          <table:table-cell table:style-name="ce1" table:formula="of:=JOINTEXT([.DM31:.DM40])">
            <text:p/>
          </table:table-cell>
          <table:table-cell table:style-name="ce1" table:formula="of:=JOINTEXT([.DN31:.DN40])">
            <text:p/>
          </table:table-cell>
          <table:table-cell table:style-name="ce1" table:formula="of:=JOINTEXT([.DO31:.DO40])">
            <text:p/>
          </table:table-cell>
          <table:table-cell table:style-name="ce1" table:formula="of:=JOINTEXT([.DP31:.DP40])">
            <text:p/>
          </table:table-cell>
          <table:table-cell table:style-name="ce1" table:formula="of:=JOINTEXT([.DQ31:.DQ40])">
            <text:p/>
          </table:table-cell>
          <table:table-cell table:style-name="ce1" table:formula="of:=JOINTEXT([.DR31:.DR40])">
            <text:p/>
          </table:table-cell>
          <table:table-cell table:style-name="ce1" table:formula="of:=JOINTEXT([.DS31:.DS40])">
            <text:p/>
          </table:table-cell>
          <table:table-cell table:style-name="ce1" table:formula="of:=JOINTEXT([.DT31:.DT40])">
            <text:p/>
          </table:table-cell>
          <table:table-cell table:style-name="ce1" table:formula="of:=JOINTEXT([.DU31:.DU40])">
            <text:p/>
          </table:table-cell>
          <table:table-cell table:style-name="ce1" table:formula="of:=JOINTEXT([.DV31:.DV40])">
            <text:p/>
          </table:table-cell>
          <table:table-cell table:style-name="ce1" table:formula="of:=JOINTEXT([.DW31:.DW40])">
            <text:p/>
          </table:table-cell>
          <table:table-cell table:style-name="ce1" table:formula="of:=JOINTEXT([.DX31:.DX40])">
            <text:p/>
          </table:table-cell>
          <table:table-cell table:style-name="ce1" table:formula="of:=JOINTEXT([.DY31:.DY40])">
            <text:p/>
          </table:table-cell>
          <table:table-cell table:style-name="ce1" table:formula="of:=JOINTEXT([.DZ31:.DZ40])">
            <text:p/>
          </table:table-cell>
          <table:table-cell table:style-name="ce1" table:formula="of:=JOINTEXT([.EA31:.EA40])">
            <text:p/>
          </table:table-cell>
          <table:table-cell table:style-name="ce1" table:formula="of:=JOINTEXT([.EB31:.EB40])">
            <text:p/>
          </table:table-cell>
          <table:table-cell table:style-name="ce1" table:formula="of:=JOINTEXT([.EC31:.EC40])">
            <text:p/>
          </table:table-cell>
          <table:table-cell table:style-name="ce1" table:formula="of:=JOINTEXT([.ED31:.ED40])">
            <text:p/>
          </table:table-cell>
          <table:table-cell table:style-name="ce1" table:formula="of:=JOINTEXT([.EE31:.EE40])">
            <text:p/>
          </table:table-cell>
          <table:table-cell table:style-name="ce1" table:formula="of:=JOINTEXT([.EF31:.EF40])">
            <text:p/>
          </table:table-cell>
          <table:table-cell table:style-name="ce1" table:formula="of:=JOINTEXT([.EG31:.EG40])">
            <text:p/>
          </table:table-cell>
          <table:table-cell table:style-name="ce1" table:formula="of:=JOINTEXT([.EH31:.EH40])">
            <text:p/>
          </table:table-cell>
          <table:table-cell table:style-name="ce1" table:formula="of:=JOINTEXT([.EI31:.EI40])">
            <text:p/>
          </table:table-cell>
          <table:table-cell table:style-name="ce1" table:formula="of:=JOINTEXT([.EJ31:.EJ40])">
            <text:p/>
          </table:table-cell>
          <table:table-cell table:style-name="ce1" table:formula="of:=JOINTEXT([.EK31:.EK40])">
            <text:p/>
          </table:table-cell>
          <table:table-cell table:style-name="ce1" table:formula="of:=JOINTEXT([.EL31:.EL40])">
            <text:p/>
          </table:table-cell>
          <table:table-cell table:style-name="ce1" table:formula="of:=JOINTEXT([.EM31:.EM40])">
            <text:p/>
          </table:table-cell>
          <table:table-cell table:style-name="ce1" table:formula="of:=JOINTEXT([.EN31:.EN40])">
            <text:p/>
          </table:table-cell>
          <table:table-cell table:style-name="ce1" table:formula="of:=JOINTEXT([.EO31:.EO40])">
            <text:p/>
          </table:table-cell>
          <table:table-cell table:style-name="ce1" table:formula="of:=JOINTEXT([.EP31:.EP40])">
            <text:p/>
          </table:table-cell>
          <table:table-cell table:style-name="ce1" table:formula="of:=JOINTEXT([.EQ31:.EQ40])">
            <text:p/>
          </table:table-cell>
          <table:table-cell table:style-name="ce1" table:formula="of:=JOINTEXT([.ER31:.ER40])">
            <text:p/>
          </table:table-cell>
          <table:table-cell table:style-name="ce1" table:formula="of:=JOINTEXT([.ES31:.ES40])">
            <text:p/>
          </table:table-cell>
          <table:table-cell table:style-name="ce1" table:formula="of:=JOINTEXT([.ET31:.ET40])">
            <text:p/>
          </table:table-cell>
          <table:table-cell table:style-name="ce1" table:formula="of:=JOINTEXT([.EU31:.EU40])">
            <text:p/>
          </table:table-cell>
          <table:table-cell table:style-name="ce1" table:formula="of:=JOINTEXT([.EV31:.EV40])">
            <text:p/>
          </table:table-cell>
          <table:table-cell table:style-name="ce1" table:formula="of:=JOINTEXT([.EW31:.EW40])">
            <text:p/>
          </table:table-cell>
          <table:table-cell table:style-name="ce1" table:formula="of:=JOINTEXT([.EX31:.EX40])">
            <text:p/>
          </table:table-cell>
          <table:table-cell table:style-name="ce1" table:formula="of:=JOINTEXT([.EY31:.EY40])">
            <text:p/>
          </table:table-cell>
          <table:table-cell table:style-name="ce1" table:formula="of:=JOINTEXT([.EZ31:.EZ40])">
            <text:p/>
          </table:table-cell>
          <table:table-cell table:style-name="ce1" table:formula="of:=JOINTEXT([.FA31:.FA40])">
            <text:p/>
          </table:table-cell>
          <table:table-cell table:style-name="ce1" table:formula="of:=JOINTEXT([.FB31:.FB40])">
            <text:p/>
          </table:table-cell>
          <table:table-cell table:style-name="ce1" table:formula="of:=JOINTEXT([.FC31:.FC40])">
            <text:p/>
          </table:table-cell>
          <table:table-cell table:style-name="ce1" table:formula="of:=JOINTEXT([.FD31:.FD40])">
            <text:p/>
          </table:table-cell>
          <table:table-cell table:style-name="ce1" table:formula="of:=JOINTEXT([.FE31:.FE40])">
            <text:p/>
          </table:table-cell>
          <table:table-cell table:style-name="ce1" table:formula="of:=JOINTEXT([.FF31:.FF40])">
            <text:p/>
          </table:table-cell>
          <table:table-cell table:style-name="ce1" table:formula="of:=JOINTEXT([.FG31:.FG40])">
            <text:p/>
          </table:table-cell>
          <table:table-cell table:style-name="ce1" table:formula="of:=JOINTEXT([.FH31:.FH40])">
            <text:p/>
          </table:table-cell>
          <table:table-cell table:style-name="ce1" table:formula="of:=JOINTEXT([.FI31:.FI40])">
            <text:p/>
          </table:table-cell>
          <table:table-cell table:style-name="ce1" table:formula="of:=JOINTEXT([.FJ31:.FJ40])">
            <text:p/>
          </table:table-cell>
          <table:table-cell table:style-name="ce1" table:formula="of:=JOINTEXT([.FK31:.FK40])">
            <text:p/>
          </table:table-cell>
          <table:table-cell table:style-name="ce1" table:formula="of:=JOINTEXT([.FL31:.FL40])">
            <text:p/>
          </table:table-cell>
          <table:table-cell table:style-name="ce1" table:formula="of:=JOINTEXT([.FM31:.FM40])">
            <text:p/>
          </table:table-cell>
          <table:table-cell table:style-name="ce1" table:formula="of:=JOINTEXT([.FN31:.FN40])">
            <text:p/>
          </table:table-cell>
          <table:table-cell table:style-name="ce1" table:formula="of:=JOINTEXT([.FO31:.FO40])">
            <text:p/>
          </table:table-cell>
          <table:table-cell table:style-name="ce1" table:formula="of:=JOINTEXT([.FP31:.FP40])">
            <text:p/>
          </table:table-cell>
          <table:table-cell table:style-name="ce1" table:formula="of:=JOINTEXT([.FQ31:.FQ40])">
            <text:p/>
          </table:table-cell>
          <table:table-cell table:style-name="ce1" table:formula="of:=JOINTEXT([.FR31:.FR40])">
            <text:p/>
          </table:table-cell>
          <table:table-cell table:style-name="ce1" table:formula="of:=JOINTEXT([.FS31:.FS40])">
            <text:p/>
          </table:table-cell>
          <table:table-cell table:style-name="ce1" table:formula="of:=JOINTEXT([.FT31:.FT40])">
            <text:p/>
          </table:table-cell>
          <table:table-cell table:style-name="ce1" table:formula="of:=JOINTEXT([.FU31:.FU40])">
            <text:p/>
          </table:table-cell>
          <table:table-cell table:style-name="ce1" table:formula="of:=JOINTEXT([.FV31:.FV40])">
            <text:p/>
          </table:table-cell>
          <table:table-cell table:style-name="ce1" table:formula="of:=JOINTEXT([.FW31:.FW40])">
            <text:p/>
          </table:table-cell>
          <table:table-cell table:style-name="ce1" table:formula="of:=JOINTEXT([.FX31:.FX40])">
            <text:p/>
          </table:table-cell>
          <table:table-cell table:style-name="ce1" table:formula="of:=JOINTEXT([.FY31:.FY40])">
            <text:p/>
          </table:table-cell>
          <table:table-cell table:style-name="ce1" table:formula="of:=JOINTEXT([.FZ31:.FZ40])">
            <text:p/>
          </table:table-cell>
          <table:table-cell table:style-name="ce1" table:formula="of:=JOINTEXT([.GA31:.GA40])">
            <text:p/>
          </table:table-cell>
          <table:table-cell table:style-name="ce1" table:formula="of:=JOINTEXT([.GB31:.GB40])">
            <text:p/>
          </table:table-cell>
          <table:table-cell table:style-name="ce1" table:formula="of:=JOINTEXT([.GC31:.GC40])">
            <text:p/>
          </table:table-cell>
          <table:table-cell table:style-name="ce1" table:formula="of:=JOINTEXT([.GD31:.GD40])">
            <text:p/>
          </table:table-cell>
          <table:table-cell table:number-columns-repeated="838"/>
        </table:table-row>
        <table:table-row table:style-name="ro2" table:number-rows-repeated="10">
          <table:table-cell table:number-columns-repeated="102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dzie spacja'.A2:'gdzie spacja'.GD11 'gdzie spacja'.A24:'gdzie spacja'.GD24 'gdzie spacja'.A13:'gdzie spacja'.GD22">
            <calcext:condition calcext:apply-style-name="ConditionalStyle_11" calcext:value="between(64,123)" calcext:base-cell-address="'gdzie spacja'.A2"/>
          </calcext:conditional-format>
          <calcext:conditional-format calcext:target-range-address="'gdzie spacja'.A14:'gdzie spacja'.GD22 'gdzie spacja'.A24:'gdzie spacja'.GD24">
            <calcext:condition calcext:apply-style-name="ConditionalStyle_10" calcext:value="between(64,123)" calcext:base-cell-address="'gdzie spacja'.A14"/>
          </calcext:conditional-format>
          <calcext:conditional-format calcext:target-range-address="'gdzie spacja'.GD24:'gdzie spacja'.GD24">
            <calcext:condition calcext:apply-style-name="ConditionalStyle_9" calcext:value="between(64,123)" calcext:base-cell-address="'gdzie spacja'.GD24"/>
          </calcext:conditional-format>
          <calcext:conditional-format calcext:target-range-address="'gdzie spacja'.GD24:'gdzie spacja'.GD24">
            <calcext:condition calcext:apply-style-name="ConditionalStyle_8" calcext:value="between(64,123)" calcext:base-cell-address="'gdzie spacja'.GD24"/>
          </calcext:conditional-format>
          <calcext:conditional-format calcext:target-range-address="'gdzie spacja'.A24:'gdzie spacja'.GD24">
            <calcext:condition calcext:apply-style-name="ConditionalStyle_7" calcext:value="=1" calcext:base-cell-address="'gdzie spacja'.A24"/>
          </calcext:conditional-format>
        </calcext:conditional-formats>
      </table:table>
      <table:named-expressions/>
      <table:database-ranges>
        <table:database-range table:name="Tabela2" table:target-range-address="xor.B1:xor.E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loext:text> </loext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loext:text> </loext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loext:text> </loext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9bbb59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ciphertext" style:display-name="PageStyle_ciphert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or" style:display-name="PageStyle_x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szyfrowanie" style:display-name="PageStyle_rozszyfrowa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dzie_20_spacja" style:display-name="PageStyle_gdzie sp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esiobędzki Wiktor (Grupa PZU)</meta:initial-creator>
    <meta:creation-date>2015-02-12T21:06:32</meta:creation-date>
    <dc:date>2015-02-23T21:00:14.458000000</dc:date>
    <meta:generator>LibreOffice/4.4.0.3$Windows_x86 LibreOffice_project/de093506bcdc5fafd9023ee680b8c60e3e0645d7</meta:generator>
    <meta:editing-duration>PT9M1S</meta:editing-duration>
    <meta:editing-cycles>1</meta:editing-cycles>
    <meta:document-statistic meta:table-count="4" meta:cell-count="7522" meta:object-count="0"/>
    <meta:user-defined meta:name="AppVersion">14.0300</meta:user-defined>
    <meta:user-defined meta:name="Company">PZU 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Arkusz1.xml><?xml version="1.0" encoding="utf-8"?>
<!DOCTYPE module  PUBLIC '-//OpenOffice.org//DTD OfficeDocument 1.0//EN'  'module.dtd'>
<script:module xmlns:script="http://openoffice.org/2000/script" script:name="Arkusz1" script:language="StarBasic" script:moduleType="document">Rem Attribute VBA_ModuleType=VBADocumentModule
Option VBASupport 1
</script:module>
</file>

<file path=Basic/VBAProject/Arkusz3.xml><?xml version="1.0" encoding="utf-8"?>
<!DOCTYPE module  PUBLIC '-//OpenOffice.org//DTD OfficeDocument 1.0//EN'  'module.dtd'>
<script:module xmlns:script="http://openoffice.org/2000/script" script:name="Arkusz3" script:language="StarBasic" script:moduleType="document">Rem Attribute VBA_ModuleType=VBADocumentModule
Option VBASupport 1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Public Function BITXOR(x As Long, y As Long)
    BITXOR = x Xor y
End Function

Public Function JoinText(cells As Variant, Optional delim_str As String) As String
    If cells.Columns.Count &lt; cells.Rows.Count Then
       JoinText = Join(WorksheetFunction.Transpose(cells), delim_str)
    Else
       JoinText = Join(WorksheetFunction.Transpose(WorksheetFunction.Transpose(cells)), delim_str)
    End If
End Function
</script:module>
</file>

<file path=Basic/VBAProject/Ten_skoroszyt.xml><?xml version="1.0" encoding="utf-8"?>
<!DOCTYPE module  PUBLIC '-//OpenOffice.org//DTD OfficeDocument 1.0//EN'  'module.dtd'>
<script:module xmlns:script="http://openoffice.org/2000/script" script:name="Ten_skoroszyt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Arkusz1"/>
  <library:element library:name="Arkusz3"/>
  <library:element library:name="Module1"/>
  <library:element library:name="Ten_skoroszy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